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1" svg:font-family="'Times New Roman'" style:font-family-generic="swiss"/>
    <style:font-face style:name="MS Mincho" svg:font-family="'MS Mincho', 'ＭＳ 明朝'" style:font-family-generic="modern" style:font-pitch="fixed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354in"/>
    </style:style>
    <style:style style:name="co2" style:family="table-column">
      <style:table-column-properties fo:break-before="auto" style:column-width="1.0783in"/>
    </style:style>
    <style:style style:name="co3" style:family="table-column">
      <style:table-column-properties fo:break-before="auto" style:column-width="2.7193in"/>
    </style:style>
    <style:style style:name="co4" style:family="table-column">
      <style:table-column-properties fo:break-before="auto" style:column-width="1.6374in"/>
    </style:style>
    <style:style style:name="co5" style:family="table-column">
      <style:table-column-properties fo:break-before="auto" style:column-width="1.8437in"/>
    </style:style>
    <style:style style:name="co6" style:family="table-column">
      <style:table-column-properties fo:break-before="auto" style:column-width="2.4311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7646in"/>
    </style:style>
    <style:style style:name="co9" style:family="table-column">
      <style:table-column-properties fo:break-before="auto" style:column-width="5.2555in"/>
    </style:style>
    <style:style style:name="co10" style:family="table-column">
      <style:table-column-properties fo:break-before="auto" style:column-width="2.1839in"/>
    </style:style>
    <style:style style:name="co11" style:family="table-column">
      <style:table-column-properties fo:break-before="auto" style:column-width="1.9354in"/>
    </style:style>
    <style:style style:name="co12" style:family="table-column">
      <style:table-column-properties fo:break-before="auto" style:column-width="0.4146in"/>
    </style:style>
    <style:style style:name="co13" style:family="table-column">
      <style:table-column-properties fo:break-before="auto" style:column-width="1.1075in"/>
    </style:style>
    <style:style style:name="co14" style:family="table-column">
      <style:table-column-properties fo:break-before="auto" style:column-width="1.0453in"/>
    </style:style>
    <style:style style:name="co15" style:family="table-column">
      <style:table-column-properties fo:break-before="auto" style:column-width="1.1138in"/>
    </style:style>
    <style:style style:name="co16" style:family="table-column">
      <style:table-column-properties fo:break-before="auto" style:column-width="0.852in"/>
    </style:style>
    <style:style style:name="co17" style:family="table-column">
      <style:table-column-properties fo:break-before="auto" style:column-width="1.1862in"/>
    </style:style>
    <style:style style:name="co18" style:family="table-column">
      <style:table-column-properties fo:break-before="auto" style:column-width="1.1701in"/>
    </style:style>
    <style:style style:name="co19" style:family="table-column">
      <style:table-column-properties fo:break-before="auto" style:column-width="1.1547in"/>
    </style:style>
    <style:style style:name="co20" style:family="table-column">
      <style:table-column-properties fo:break-before="auto" style:column-width="1.248in"/>
    </style:style>
    <style:style style:name="co21" style:family="table-column">
      <style:table-column-properties fo:break-before="auto" style:column-width="2.1736in"/>
    </style:style>
    <style:style style:name="co22" style:family="table-column">
      <style:table-column-properties fo:break-before="auto" style:column-width="0.3728in"/>
    </style:style>
    <style:style style:name="co23" style:family="table-column">
      <style:table-column-properties fo:break-before="auto" style:column-width="0.9634in"/>
    </style:style>
    <style:style style:name="co24" style:family="table-column">
      <style:table-column-properties fo:break-before="auto" style:column-width="0.6244in"/>
    </style:style>
    <style:style style:name="co25" style:family="table-column">
      <style:table-column-properties fo:break-before="auto" style:column-width="0.4583in"/>
    </style:style>
    <style:style style:name="co26" style:family="table-column">
      <style:table-column-properties fo:break-before="auto" style:column-width="0.4909in"/>
    </style:style>
    <style:style style:name="ro1" style:family="table-row">
      <style:table-row-properties style:row-height="0.4008in" fo:break-before="auto" style:use-optimal-row-height="true"/>
    </style:style>
    <style:style style:name="ro2" style:family="table-row">
      <style:table-row-properties style:row-height="0.2339in" fo:break-before="auto" style:use-optimal-row-height="true"/>
    </style:style>
    <style:style style:name="ro3" style:family="table-row">
      <style:table-row-properties style:row-height="0.6008in" fo:break-before="auto" style:use-optimal-row-height="true"/>
    </style:style>
    <style:style style:name="ro4" style:family="table-row">
      <style:table-row-properties style:row-height="0.2382in" fo:break-before="auto" style:use-optimal-row-height="true"/>
    </style:style>
    <style:style style:name="ro5" style:family="table-row">
      <style:table-row-properties style:row-height="0.4673in" fo:break-before="auto" style:use-optimal-row-height="true"/>
    </style:style>
    <style:style style:name="ro6" style:family="table-row">
      <style:table-row-properties style:row-height="0.3173in" fo:break-before="auto" style:use-optimal-row-height="true"/>
    </style:style>
    <style:style style:name="ro7" style:family="table-row">
      <style:table-row-properties style:row-height="0.2484in" fo:break-before="auto" style:use-optimal-row-height="true"/>
    </style:style>
    <style:style style:name="ro8" style:family="table-row">
      <style:table-row-properties style:row-height="0.2555in" fo:break-before="auto" style:use-optimal-row-height="true"/>
    </style:style>
    <style:style style:name="ro9" style:family="table-row">
      <style:table-row-properties style:row-height="0.2728in" fo:break-before="auto" style:use-optimal-row-height="true"/>
    </style:style>
    <style:style style:name="ro10" style:family="table-row">
      <style:table-row-properties style:row-height="0.8701in" fo:break-before="auto" style:use-optimal-row-height="true"/>
    </style:style>
    <style:style style:name="ro11" style:family="table-row">
      <style:table-row-properties style:row-height="0.2839in" fo:break-before="auto" style:use-optimal-row-height="true"/>
    </style:style>
    <style:style style:name="ro12" style:family="table-row">
      <style:table-row-properties style:row-height="0.848in" fo:break-before="auto" style:use-optimal-row-height="false"/>
    </style:style>
    <style:style style:name="ro13" style:family="table-row">
      <style:table-row-properties style:row-height="0.7457in" fo:break-before="auto" style:use-optimal-row-height="true"/>
    </style:style>
    <style:style style:name="ro14" style:family="table-row">
      <style:table-row-properties style:row-height="0.9118in" fo:break-before="auto" style:use-optimal-row-height="true"/>
    </style:style>
    <style:style style:name="ro15" style:family="table-row">
      <style:table-row-properties style:row-height="0.1783in" fo:break-before="auto" style:use-optimal-row-height="false"/>
    </style:style>
    <style:style style:name="ta1" style:family="table" style:master-page-name="Cover_20_Page">
      <style:table-properties table:display="true" style:writing-mode="lr-tb"/>
    </style:style>
    <style:style style:name="ta2" style:family="table" style:master-page-name="Content_20_Page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padding="0.0417in" style:vertical-align="middle"/>
      <style:text-properties fo:font-size="20pt" style:font-size-asian="20pt" style:font-size-complex="20pt"/>
    </style:style>
    <style:style style:name="ce10" style:family="table-cell" style:parent-style-name="Default" style:data-style-name="N117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 style:data-style-name="N118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>
      <style:table-cell-properties fo:padding="0.0417in"/>
    </style:style>
    <style:style style:name="ce13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font-size="8pt" fo:font-style="italic" style:font-size-asian="8pt" style:font-style-asian="italic" style:font-size-complex="8pt" style:font-style-complex="italic"/>
    </style:style>
    <style:style style:name="ce15" style:family="table-cell" style:parent-style-name="Default">
      <style:table-cell-properties fo:padding="0.0417in"/>
      <style:text-properties style:font-name="Arial" fo:font-size="9pt" style:font-size-asian="9pt" style:font-size-complex="9pt"/>
    </style:style>
    <style:style style:name="ce16" style:family="table-cell" style:parent-style-name="Default">
      <style:text-properties style:font-name="Arial" fo:font-size="9pt" style:font-size-asian="9pt" style:font-size-complex="9pt"/>
    </style:style>
    <style:style style:name="ce17" style:family="table-cell" style:parent-style-name="Default" style:data-style-name="N76">
      <style:table-cell-properties style:text-align-source="fix" style:repeat-content="false" fo:padding="0.0417in" style:vertical-align="middle"/>
      <style:paragraph-properties fo:text-align="start" fo:margin-left="0in"/>
      <style:text-properties fo:font-size="9pt" fo:font-style="italic" style:font-size-asian="9pt" style:font-style-asian="italic" style:font-size-complex="9pt" style:font-style-complex="italic"/>
    </style:style>
    <style:style style:name="ce18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19" style:family="table-cell" style:parent-style-name="Default">
      <style:table-cell-properties fo:padding="0.0417in" style:vertical-align="middle"/>
      <style:text-properties style:font-name="Arial" fo:font-size="9pt" style:font-size-asian="9pt" style:font-size-complex="9pt"/>
    </style:style>
    <style:style style:name="ce2" style:family="table-cell" style:parent-style-name="Default">
      <style:table-cell-properties fo:padding="0.0417in" style:vertical-align="middle"/>
    </style:style>
    <style:style style:name="ce20" style:family="table-cell" style:parent-style-name="Default">
      <style:table-cell-properties fo:padding="0.0417in" style:vertical-align="middle"/>
      <style:text-properties fo:font-size="9pt" style:font-size-asian="9pt" style:font-size-complex="9pt"/>
    </style:style>
    <style:style style:name="ce21" style:family="table-cell" style:parent-style-name="Document_20_Title">
      <style:text-properties style:font-name="Arial" fo:font-size="9pt" style:font-size-asian="9pt" style:font-size-complex="9pt"/>
    </style:style>
    <style:style style:name="ce22" style:family="table-cell" style:parent-style-name="Project_20_Title">
      <style:table-cell-properties style:text-align-source="fix" style:repeat-content="false"/>
      <style:paragraph-properties fo:text-align="end" fo:margin-left="0in"/>
      <style:text-properties fo:color="#000000"/>
    </style:style>
    <style:style style:name="ce3" style:family="table-cell" style:parent-style-name="Document_20_Title">
      <style:table-cell-properties style:text-align-source="fix" style:repeat-content="false"/>
      <style:paragraph-properties fo:text-align="start" fo:margin-left="0in"/>
      <style:text-properties fo:color="#333366"/>
    </style:style>
    <style:style style:name="ce4" style:family="table-cell" style:parent-style-name="Default"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6" style:family="table-cell" style:parent-style-name="Default">
      <style:text-properties fo:font-style="normal" style:font-style-asian="normal" style:font-style-complex="normal"/>
    </style:style>
    <style:style style:name="ce7" style:family="table-cell" style:parent-style-name="Default">
      <style:text-properties fo:color="#000000" style:text-outline="false" style:text-line-through-style="none" style:font-name="Arial" fo:language="en" fo:country="US" fo:text-shadow="none" style:text-underline-style="none" style:text-underline-mode="continuous" style:text-overline-mode="continuous" style:text-line-through-mode="continuous" style:font-name-asian="Arial Unicode MS" style:font-size-asian="6.80000019073486pt" style:language-asian="zxx" style:country-asian="none" style:font-name-complex="Arial" style:font-size-complex="5.09999990463257pt" style:language-complex="en" style:country-complex="US" style:text-emphasize="none" style:font-relief="none"/>
    </style:style>
    <style:style style:name="ce8" style:family="table-cell" style:parent-style-name="Result2">
      <style:table-cell-properties fo:padding="0.0417in" style:vertical-align="middle"/>
    </style:style>
    <style:style style:name="ce9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Heading">
      <style:text-properties fo:color="#333366" fo:font-style="normal" style:font-style-asian="normal" style:font-style-complex="normal"/>
    </style:style>
    <style:style style:name="ce24" style:family="table-cell" style:parent-style-name="Table_20_Heading">
      <style:table-cell-properties fo:background-color="#333366" style:text-align-source="fix" style:repeat-content="false"/>
      <style:paragraph-properties fo:text-align="start" fo:margin-left="0in"/>
      <style:text-properties fo:color="#ffffff" fo:font-size="10pt" style:font-size-asian="10pt" style:font-size-complex="10pt"/>
    </style:style>
    <style:style style:name="ce25" style:family="table-cell" style:parent-style-name="Default" style:data-style-name="N118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6" style:family="table-cell" style:parent-style-name="Default">
      <style:table-cell-properties fo:border="0.0008in solid #000000" fo:padding="0.0417in"/>
    </style:style>
    <style:style style:name="ce27" style:family="table-cell" style:parent-style-name="Default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border="0.0008in solid #000000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29" style:family="table-cell" style:parent-style-name="Default" style:data-style-name="N117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30" style:family="table-cell" style:parent-style-name="Default">
      <style:table-cell-properties fo:padding="0.0417in"/>
      <style:text-properties fo:font-size="10pt" style:font-size-asian="10pt" style:font-size-complex="10pt"/>
    </style:style>
    <style:style style:name="ce31" style:family="table-cell" style:parent-style-name="Default">
      <style:text-properties fo:font-size="10pt" style:font-size-asian="10pt" style:font-size-complex="10pt"/>
    </style:style>
    <style:style style:name="ce40" style:family="table-cell" style:parent-style-name="Default">
      <style:table-cell-properties fo:padding="0.028in"/>
      <style:text-properties fo:font-size="14pt" fo:font-weight="bold" style:font-size-asian="14pt" style:font-weight-asian="bold" style:font-size-complex="14pt" style:font-weight-complex="bold"/>
    </style:style>
    <style:style style:name="ce41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ccccff" style:text-align-source="value-type" style:repeat-content="false" fo:border="0.0008in solid #000000" fo:padding="0.028in"/>
      <style:paragraph-properties fo:margin-left="0in"/>
    </style:style>
    <style:style style:name="ce43" style:family="table-cell" style:parent-style-name="Default">
      <style:table-cell-properties fo:padding="0.028in"/>
    </style:style>
    <style:style style:name="ce44" style:family="table-cell" style:parent-style-name="Default">
      <style:table-cell-properties fo:border="0.0008in solid #000000"/>
    </style:style>
    <style:style style:name="ce45" style:family="table-cell" style:parent-style-name="Default">
      <style:table-cell-properties fo:background-color="transparent" fo:border="0.0008in solid #000000"/>
    </style:style>
    <style:style style:name="ce46" style:family="table-cell" style:parent-style-name="Default">
      <style:table-cell-properties fo:background-color="transparent" fo:border="0.0008in solid #000000" style:vertical-align="top"/>
      <style:text-properties fo:font-style="normal" style:font-style-asian="normal" style:font-style-complex="normal"/>
      <style:map style:condition="cell-content()=0" style:apply-style-name="Untitled1" style:base-cell-address="Tong_Hop_Ngay_Nghi_2018.G10"/>
    </style:style>
    <style:style style:name="ce47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border="0.0008in solid #000000"/>
      <style:paragraph-properties fo:text-align="start" fo:margin-left="0in"/>
    </style:style>
    <style:style style:name="ce49" style:family="table-cell" style:parent-style-name="Default">
      <style:table-cell-properties style:text-align-source="fix" style:repeat-content="false" fo:background-color="transparent" fo:border="0.0008in solid #000000"/>
      <style:paragraph-properties fo:text-align="start" fo:margin-left="0in"/>
    </style:style>
    <style:style style:name="ce50" style:family="table-cell" style:parent-style-name="Default" style:data-style-name="N37">
      <style:table-cell-properties style:text-align-source="fix" style:repeat-content="false" fo:border="0.0008in solid #000000"/>
      <style:paragraph-properties fo:text-align="start" fo:margin-left="0in"/>
    </style:style>
    <style:style style:name="ce51" style:family="table-cell" style:parent-style-name="Default" style:data-style-name="N37">
      <style:table-cell-properties style:text-align-source="fix" style:repeat-content="false" fo:background-color="transparent" fo:border="0.0008in solid #000000"/>
      <style:paragraph-properties fo:text-align="start" fo:margin-left="0in"/>
    </style:style>
    <style:style style:name="ce52" style:family="table-cell" style:parent-style-name="Default">
      <style:table-cell-properties style:text-align-source="fix" style:repeat-content="false" fo:background-color="transparent" fo:border="0.0008in solid #000000"/>
      <style:paragraph-properties fo:text-align="start" fo:margin-left="0in"/>
      <style:text-properties fo:language="en" fo:country="US" style:language-asian="en" style:country-asian="US" style:font-size-complex="6.80000019073486pt" style:language-complex="en" style:country-complex="US"/>
    </style:style>
    <style:style style:name="ce53" style:family="table-cell" style:parent-style-name="Default">
      <style:table-cell-properties fo:padding="0.028in"/>
      <style:text-properties fo:font-size="9pt" style:font-size-asian="9pt" style:font-size-complex="9pt"/>
    </style:style>
    <style:style style:name="ce54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55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9pt" fo:language="en" fo:country="US" style:font-name-asian="Arial" style:font-size-asian="9pt" style:language-asian="en" style:country-asian="US" style:font-style-asian="normal" style:font-weight-asian="normal" style:font-name-complex="Arial" style:font-size-complex="9pt" style:language-complex="ar" style:country-complex="SA" style:font-style-complex="normal" style:font-weight-complex="normal"/>
      <style:map style:condition="cell-content()&gt;0" style:apply-style-name="Absent" style:base-cell-address="Tong_Hop_Ngay_Nghi_2018.C2"/>
    </style:style>
    <style:style style:name="ce56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9pt" fo:language="en" fo:country="US" style:font-name-asian="Arial" style:font-size-asian="9pt" style:language-asian="en" style:country-asian="US" style:font-style-asian="normal" style:font-weight-asian="normal" style:font-name-complex="Arial" style:font-size-complex="9pt" style:language-complex="ar" style:country-complex="SA" style:font-style-complex="normal" style:font-weight-complex="normal"/>
      <style:map style:condition="cell-content()&gt;0" style:apply-style-name="Absent" style:base-cell-address="Tong_Hop_Ngay_Nghi_2018.C2"/>
    </style:style>
    <style:style style:name="ce57" style:family="table-cell" style:parent-style-name="Default">
      <style:text-properties fo:font-size="9pt" style:font-size-asian="9pt" style:font-size-complex="9pt"/>
    </style:style>
    <style:style style:name="ce58" style:family="table-cell" style:parent-style-name="Default">
      <style:table-cell-properties fo:padding="0.028in"/>
      <style:text-properties fo:font-style="normal" style:font-style-asian="normal" style:font-style-complex="normal"/>
    </style:style>
    <style:style style:name="ce59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60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fo:color="#222222" style:font-name="Arial" fo:font-size="13pt" fo:language="en" fo:country="US" style:font-name-asian="MS Mincho" style:font-size-asian="13pt" style:language-asian="ja" style:country-asian="JP" style:font-style-asian="normal" style:font-weight-asian="normal" style:font-name-complex="Arial" style:font-size-complex="7.34999990463257pt" style:language-complex="ar" style:country-complex="SA" style:font-style-complex="normal" style:font-weight-complex="normal"/>
      <style:map style:condition="cell-content()&gt;0" style:apply-style-name="Absent" style:base-cell-address="Tong_Hop_Ngay_Nghi_2018.C2"/>
    </style:style>
    <style:style style:name="ce61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fo:color="#222222" style:font-name="Arial" fo:font-size="13pt" fo:language="en" fo:country="US" style:font-name-asian="MS Mincho" style:font-size-asian="13pt" style:language-asian="ja" style:country-asian="JP" style:font-style-asian="normal" style:font-weight-asian="normal" style:font-name-complex="Arial" style:font-size-complex="7.34999990463257pt" style:language-complex="ar" style:country-complex="SA" style:font-style-complex="normal" style:font-weight-complex="normal"/>
      <style:map style:condition="cell-content()&gt;0" style:apply-style-name="Absent" style:base-cell-address="Tong_Hop_Ngay_Nghi_2018.C2"/>
    </style:style>
    <style:style style:name="ce62" style:family="table-cell" style:parent-style-name="Default">
      <style:table-cell-properties style:text-align-source="fix" style:repeat-content="false" fo:padding="0.028in"/>
      <style:paragraph-properties fo:text-align="center" fo:margin-left="0in"/>
    </style:style>
    <style:style style:name="ce63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64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6" style:family="table-cell" style:parent-style-name="Default">
      <style:table-cell-properties fo:wrap-option="wrap" fo:border="0.0008in solid #000000"/>
    </style:style>
    <style:style style:name="ce67" style:family="table-cell" style:parent-style-name="Default">
      <style:table-cell-properties fo:background-color="transparent" fo:wrap-option="wrap" fo:border="0.0008in solid #000000"/>
    </style:style>
    <style:style style:name="ce68" style:family="table-cell" style:parent-style-name="Default" style:data-style-name="N60">
      <style:table-cell-properties fo:wrap-option="wrap" fo:border="0.0008in solid #000000"/>
    </style:style>
    <style:style style:name="ce69" style:family="table-cell" style:parent-style-name="Default">
      <style:table-cell-properties fo:background-color="transparent"/>
    </style:style>
    <style:style style:name="ce70" style:family="table-cell" style:parent-style-name="Default">
      <style:table-cell-properties fo:background-color="#ccccff" fo:border="0.0008in solid #000000" fo:padding="0.028in"/>
      <style:text-properties fo:font-weight="bold" style:font-weight-asian="bold" style:font-weight-complex="bold"/>
    </style:style>
    <style:style style:name="ce71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end" fo:margin-left="0in"/>
    </style:style>
    <style:style style:name="ce72" style:family="table-cell" style:parent-style-name="Default">
      <style:table-cell-properties fo:background-color="transparent" fo:border="0.0008in solid #000000" fo:padding="0.028in"/>
      <style:text-properties fo:font-weight="bold" style:font-weight-asian="bold" style:font-weight-complex="bold"/>
    </style:style>
    <style:style style:name="ce73" style:family="table-cell" style:parent-style-name="Default">
      <style:table-cell-properties fo:border="0.0008in solid #000000" fo:padding="0.028in"/>
    </style:style>
    <style:style style:name="ce74" style:family="table-cell" style:parent-style-name="Default">
      <style:table-cell-properties fo:background-color="#ff9999" fo:border="0.0008in solid #000000"/>
    </style:style>
    <style:style style:name="ce75" style:family="table-cell" style:parent-style-name="Default">
      <style:table-cell-properties fo:background-color="#ffcc00" fo:border="0.0008in solid #000000"/>
    </style:style>
    <style:style style:name="ce76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77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8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9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80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81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82" style:family="table-cell" style:parent-style-name="Default">
      <style:map style:condition="cell-content()=&quot;Sun&quot;" style:apply-style-name="Không_20_tên4" style:base-cell-address="'Cover Page'.AH1"/>
    </style:style>
    <style:style style:name="ce8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6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7" style:family="table-cell" style:parent-style-name="Default">
      <style:table-cell-properties fo:padding="0.028in"/>
      <style:text-properties fo:font-weight="bold" style:font-weight-asian="bold" style:font-weight-complex="bold"/>
    </style:style>
    <style:style style:name="ce88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89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0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1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92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93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94" style:family="table-cell" style:parent-style-name="Default">
      <style:map style:condition="cell-content()=&quot;Sun&quot;" style:apply-style-name="Không_20_tên4" style:base-cell-address="'Cover Page'.AH1"/>
    </style:style>
    <style:style style:name="ce9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8" style:family="table-cell" style:parent-style-name="Default" style:data-style-name="N0">
      <style:table-cell-properties fo:background-color="#ffff66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99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0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101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2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3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04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05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06" style:family="table-cell" style:parent-style-name="Default">
      <style:map style:condition="cell-content()=&quot;Sun&quot;" style:apply-style-name="Không_20_tên4" style:base-cell-address="'Cover Page'.AH1"/>
    </style:style>
    <style:style style:name="ce10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0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1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112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3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4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15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16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17" style:family="table-cell" style:parent-style-name="Default">
      <style:map style:condition="cell-content()=&quot;Sun&quot;" style:apply-style-name="Không_20_tên4" style:base-cell-address="'Cover Page'.AH1"/>
    </style:style>
    <style:style style:name="ce11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1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2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123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4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5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26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27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28" style:family="table-cell" style:parent-style-name="Default">
      <style:map style:condition="cell-content()=&quot;Sun&quot;" style:apply-style-name="Không_20_tên4" style:base-cell-address="'Cover Page'.AH1"/>
    </style:style>
    <style:style style:name="ce12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2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3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134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5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6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37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38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39" style:family="table-cell" style:parent-style-name="Default">
      <style:map style:condition="cell-content()=&quot;Sun&quot;" style:apply-style-name="Không_20_tên4" style:base-cell-address="'Cover Page'.AH1"/>
    </style:style>
    <style:style style:name="ce14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3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4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145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6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7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48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49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50" style:family="table-cell" style:parent-style-name="Default">
      <style:map style:condition="cell-content()=&quot;Sun&quot;" style:apply-style-name="Không_20_tên4" style:base-cell-address="'Cover Page'.AH1"/>
    </style:style>
    <style:style style:name="ce15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4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5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156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7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8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59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60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61" style:family="table-cell" style:parent-style-name="Default">
      <style:map style:condition="cell-content()=&quot;Sun&quot;" style:apply-style-name="Không_20_tên4" style:base-cell-address="'Cover Page'.AH1"/>
    </style:style>
    <style:style style:name="ce16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5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6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167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8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9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70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71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72" style:family="table-cell" style:parent-style-name="Default">
      <style:map style:condition="cell-content()=&quot;Sun&quot;" style:apply-style-name="Không_20_tên4" style:base-cell-address="'Cover Page'.AH1"/>
    </style:style>
    <style:style style:name="ce17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6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7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178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9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80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81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82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83" style:family="table-cell" style:parent-style-name="Default">
      <style:map style:condition="cell-content()=&quot;Sun&quot;" style:apply-style-name="Không_20_tên4" style:base-cell-address="'Cover Page'.AH1"/>
    </style:style>
    <style:style style:name="ce18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8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8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87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88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189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90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91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92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93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94" style:family="table-cell" style:parent-style-name="Default">
      <style:map style:condition="cell-content()=&quot;Sun&quot;" style:apply-style-name="Không_20_tên4" style:base-cell-address="'Cover Page'.AH1"/>
    </style:style>
    <style:style style:name="ce19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9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9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98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99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200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01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02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203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204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205" style:family="table-cell" style:parent-style-name="Default">
      <style:map style:condition="cell-content()=&quot;Sun&quot;" style:apply-style-name="Không_20_tên4" style:base-cell-address="'Cover Page'.AH1"/>
    </style:style>
    <style:style style:name="ce20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0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0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09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84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&quot;1&quot;;&quot;2&quot;;&quot;3&quot;;&quot;4&quot;;&quot;5&quot;;&quot;6&quot;;&quot;7&quot;;&quot;8&quot;;&quot;9&quot;;&quot;10&quot;;&quot;11&quot;;&quot;12&quot;)" table:allow-empty-cell="true" table:display-list="unsorted" table:base-cell-address="'Cover Page'.N2"/>
      </table:content-validations>
      <table:table table:name="Cover Pag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>
            <text:p>NUS Technology</text:p>
          </table:table-cell>
          <table:table-cell table:style-name="ce2" table:number-columns-repeated="1021"/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/>
          <table:table-cell table:style-name="ce14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 table:number-columns-repeated="1021"/>
          <table:table-cell table:number-columns-repeated="2"/>
        </table:table-row>
        <table:table-row table:style-name="ro2" table:number-rows-repeated="2">
          <table:table-cell table:style-name="ce2" table:number-columns-repeated="1022"/>
          <table:table-cell table:number-columns-repeated="2"/>
        </table:table-row>
        <table:table-row table:style-name="ro2">
          <table:table-cell table:style-name="ce2"/>
          <table:table-cell table:style-name="ce8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 table:number-columns-repeated="2"/>
          <table:table-cell/>
          <table:table-cell table:style-name="ce2" table:number-columns-repeated="1019"/>
          <table:table-cell table:number-columns-repeated="2"/>
        </table:table-row>
        <table:table-row table:style-name="ro3">
          <table:table-cell table:style-name="ce3" office:value-type="string">
            <text:p>Timekeeping Information 2018</text:p>
          </table:table-cell>
          <table:table-cell table:style-name="ce2" table:number-columns-repeated="1021"/>
          <table:table-cell table:number-columns-repeated="2"/>
        </table:table-row>
        <table:table-row table:style-name="ro4">
          <table:table-cell table:style-name="ce4" office:value-type="string">
            <text:p>Created by:</text:p>
          </table:table-cell>
          <table:table-cell table:style-name="ce9" office:value-type="string">
            <text:p>Thuyen Tran-Thanh-Nha</text:p>
          </table:table-cell>
          <table:table-cell table:style-name="ce6"/>
          <table:table-cell table:style-name="ce19" table:number-columns-repeated="1019"/>
          <table:table-cell table:style-name="ce16" table:number-columns-repeated="2"/>
        </table:table-row>
        <table:table-row table:style-name="ro2">
          <table:table-cell table:style-name="ce5" office:value-type="string">
            <text:p>Effective date:</text:p>
          </table:table-cell>
          <table:table-cell table:style-name="ce10" office:value-type="string">
            <text:p>N/A</text:p>
          </table:table-cell>
          <table:table-cell table:style-name="ce6"/>
          <table:table-cell table:style-name="ce19" table:number-columns-repeated="2"/>
          <table:table-cell table:style-name="ce16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4" office:value-type="string">
            <text:p>Version:</text:p>
          </table:table-cell>
          <table:table-cell table:style-name="ce11" office:value-type="float" office:value="0.1">
            <text:p>0.1</text:p>
          </table:table-cell>
          <table:table-cell table:style-name="ce6"/>
          <table:table-cell table:style-name="ce19" table:number-columns-repeated="2"/>
          <table:table-cell table:style-name="ce21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6"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/>
          <table:table-cell table:style-name="ce12"/>
          <table:table-cell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2"/>
          <table:table-cell/>
          <table:table-cell table:style-name="ce2" table:number-columns-repeated="1016"/>
          <table:table-cell table:number-columns-repeated="2"/>
        </table:table-row>
        <table:table-row table:style-name="ro2" table:number-rows-repeated="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5">
          <table:table-cell table:style-name="ce2"/>
          <table:table-cell table:style-name="ce12" table:number-columns-repeated="2"/>
          <table:table-cell table:style-name="ce2"/>
          <table:table-cell/>
          <table:table-cell table:style-name="ce22" office:value-type="string">
            <text:p>Office Admin</text:p>
          </table:table-cell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number-columns-repeated="2"/>
          <table:table-cell table:style-name="ce15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number-columns-repeated="2"/>
          <table:table-cell table:style-name="ce16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number-columns-repeated="2"/>
          <table:table-cell table:style-name="ce12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7" office:value-type="string">
            <text:p>This document contains confidential and proprietary information which may not disclosed without prior written consent from NUS Software Technology Corporation.</text:p>
          </table:table-cell>
          <table:table-cell/>
          <table:table-cell table:style-name="ce17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3"/>
          <table:table-cell table:style-name="ce18"/>
          <table:table-cell table:style-name="ce2" table:number-columns-repeated="1019"/>
          <table:table-cell table:number-columns-repeated="2"/>
        </table:table-row>
        <table:table-row table:style-name="ro2" table:number-rows-repeated="5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5496">
          <table:table-cell table:style-name="ce2" table:number-columns-repeated="1022"/>
          <table:table-cell table:number-columns-repeated="2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ocument Control" table:style-name="ta2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1018" table:default-cell-style-name="Default"/>
        <table:table-row table:style-name="ro2">
          <table:table-cell table:style-name="ce12" table:number-columns-repeated="3"/>
          <table:table-cell table:style-name="ce12" office:value-type="string">
            <text:p>/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23" office:value-type="string">
            <text:p>Document Control</text:p>
          </table:table-cell>
          <table:table-cell table:style-name="ce12" table:number-columns-repeated="1017"/>
          <table:table-cell table:number-columns-repeated="4"/>
        </table:table-row>
        <table:table-row table:style-name="ro2">
          <table:table-cell table:style-name="ce24" office:value-type="string">
            <text:p>Version</text:p>
          </table:table-cell>
          <table:table-cell table:style-name="ce24" office:value-type="string">
            <text:p>Change description</text:p>
          </table:table-cell>
          <table:table-cell table:style-name="ce24" office:value-type="string">
            <text:p>Changed by</text:p>
          </table:table-cell>
          <table:table-cell table:style-name="ce24" office:value-type="string">
            <text:p>Date</text:p>
          </table:table-cell>
          <table:table-cell table:style-name="ce30" table:number-columns-repeated="1014"/>
          <table:table-cell table:style-name="ce31" table:number-columns-repeated="4"/>
        </table:table-row>
        <table:table-row table:style-name="ro7">
          <table:table-cell table:style-name="ce25" office:value-type="float" office:value="0.1">
            <text:p>0.1</text:p>
          </table:table-cell>
          <table:table-cell table:style-name="ce27" office:value-type="string">
            <text:p>Initiate and add content</text:p>
          </table:table-cell>
          <table:table-cell table:style-name="ce28" office:value-type="string">
            <text:p>Thuyen Tran-Thanh-Nha</text:p>
          </table:table-cell>
          <table:table-cell table:style-name="ce29" office:value-type="date" office:date-value="2018-01-02">
            <text:p>January 02, 2018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25" office:value-type="float" office:value="0.2">
            <text:p>0.2</text:p>
          </table:table-cell>
          <table:table-cell table:style-name="ce27" office:value-type="string">
            <text:p>Remove HuyDNN</text:p>
          </table:table-cell>
          <table:table-cell table:style-name="ce28" office:value-type="string">
            <text:p>Thuyen Tran-Thanh-Nha</text:p>
          </table:table-cell>
          <table:table-cell table:style-name="ce29" office:value-type="date" office:date-value="2018-01-03">
            <text:p>January 03, 2018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26" office:value-type="float" office:value="0.3">
            <text:p>0.3</text:p>
          </table:table-cell>
          <table:table-cell table:style-name="ce26" office:value-type="string">
            <text:p>Remove ThuyCNTA</text:p>
          </table:table-cell>
          <table:table-cell table:style-name="ce28" office:value-type="string">
            <text:p>Thuyen Tran-Thanh-Nha</text:p>
          </table:table-cell>
          <table:table-cell table:style-name="ce29" office:value-type="date" office:date-value="2018-01-05">
            <text:p>January 05, 2018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26" office:value-type="float" office:value="0.3">
            <text:p>0.3</text:p>
          </table:table-cell>
          <table:table-cell table:style-name="ce26" office:value-type="string">
            <text:p>Add NhuVNQ</text:p>
          </table:table-cell>
          <table:table-cell table:style-name="ce28" office:value-type="string">
            <text:p>Thuyen Tran-Thanh-Nha</text:p>
          </table:table-cell>
          <table:table-cell table:style-name="ce29" office:value-type="date" office:date-value="2018-01-16">
            <text:p>January 16, 2018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26" office:value-type="float" office:value="0.3">
            <text:p>0.3</text:p>
          </table:table-cell>
          <table:table-cell table:style-name="ce26" office:value-type="string">
            <text:p>Add ThuyNTX</text:p>
          </table:table-cell>
          <table:table-cell table:style-name="ce28" office:value-type="string">
            <text:p>Thuyen Tran-Thanh-Nha</text:p>
          </table:table-cell>
          <table:table-cell table:style-name="ce29" office:value-type="date" office:date-value="2018-01-22">
            <text:p>January 22, 2018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26" office:value-type="float" office:value="0.3">
            <text:p>0.3</text:p>
          </table:table-cell>
          <table:table-cell table:style-name="ce26" office:value-type="string">
            <text:p>Add BinhVT</text:p>
          </table:table-cell>
          <table:table-cell table:style-name="ce28" office:value-type="string">
            <text:p>Thuyen Tran-Thanh-Nha</text:p>
          </table:table-cell>
          <table:table-cell table:style-name="ce29" office:value-type="date" office:date-value="2018-02-05">
            <text:p>February 05, 2018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26" office:value-type="float" office:value="0.3">
            <text:p>0.3</text:p>
          </table:table-cell>
          <table:table-cell table:style-name="ce26" office:value-type="string">
            <text:p>Add HienVT</text:p>
          </table:table-cell>
          <table:table-cell table:style-name="ce28" office:value-type="string">
            <text:p>Thuyen Tran-Thanh-Nha</text:p>
          </table:table-cell>
          <table:table-cell table:style-name="ce29" office:value-type="date" office:date-value="2018-02-05">
            <text:p>February 05, 2018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26" office:value-type="float" office:value="0.3">
            <text:p>0.3</text:p>
          </table:table-cell>
          <table:table-cell table:style-name="ce26" office:value-type="string">
            <text:p>Add TaiPA</text:p>
          </table:table-cell>
          <table:table-cell table:style-name="ce28" office:value-type="string">
            <text:p>Thuyen Tran-Thanh-Nha</text:p>
          </table:table-cell>
          <table:table-cell table:style-name="ce29" office:value-type="date" office:date-value="2018-02-05">
            <text:p>February 05, 2018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26" office:value-type="float" office:value="0.3">
            <text:p>0.3</text:p>
          </table:table-cell>
          <table:table-cell table:style-name="ce26" office:value-type="string">
            <text:p>Add QuynhNNT</text:p>
          </table:table-cell>
          <table:table-cell table:style-name="ce28" office:value-type="string">
            <text:p>Thuyen Tran-Thanh-Nha</text:p>
          </table:table-cell>
          <table:table-cell table:style-name="ce29" office:value-type="date" office:date-value="2018-02-05">
            <text:p>February 05, 2018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26" office:value-type="float" office:value="0.3">
            <text:p>0.3</text:p>
          </table:table-cell>
          <table:table-cell table:style-name="ce26" office:value-type="string">
            <text:p>Add PhuTV</text:p>
          </table:table-cell>
          <table:table-cell table:style-name="ce28" office:value-type="string">
            <text:p>Thuyen Tran-Thanh-Nha</text:p>
          </table:table-cell>
          <table:table-cell table:style-name="ce29" office:value-type="date" office:date-value="2018-02-07">
            <text:p>February 07, 2018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26" office:value-type="float" office:value="0.4">
            <text:p>0.4</text:p>
          </table:table-cell>
          <table:table-cell table:style-name="ce26" office:value-type="string">
            <text:p>Remove KienPT</text:p>
          </table:table-cell>
          <table:table-cell table:style-name="ce28" office:value-type="string">
            <text:p>Thuyen Tran-Thanh-Nha</text:p>
          </table:table-cell>
          <table:table-cell table:style-name="ce29" office:value-type="date" office:date-value="2018-02-28">
            <text:p>February 28, 2018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26" office:value-type="float" office:value="0.5">
            <text:p>0.5</text:p>
          </table:table-cell>
          <table:table-cell table:style-name="ce26" office:value-type="string">
            <text:p>Remove LongDD</text:p>
          </table:table-cell>
          <table:table-cell table:style-name="ce28" office:value-type="string">
            <text:p>Thuyen Tran-Thanh-Nha</text:p>
          </table:table-cell>
          <table:table-cell table:style-name="ce29" office:value-type="date" office:date-value="2018-03-13">
            <text:p>March 13, 2018</text:p>
          </table:table-cell>
          <table:table-cell table:style-name="ce12" table:number-columns-repeated="1014"/>
          <table:table-cell table:number-columns-repeated="4"/>
        </table:table-row>
        <table:table-row table:style-name="ro8">
          <table:table-cell table:style-name="ce26" office:value-type="float" office:value="0.6">
            <text:p>0.6</text:p>
          </table:table-cell>
          <table:table-cell table:style-name="ce26" office:value-type="string">
            <text:p>Remove BinhVT</text:p>
          </table:table-cell>
          <table:table-cell table:style-name="ce28" office:value-type="string">
            <text:p>Thuyen Tran-Thanh-Nha</text:p>
          </table:table-cell>
          <table:table-cell table:style-name="ce29" office:value-type="date" office:date-value="2018-03-13">
            <text:p>March 13, 2018</text:p>
          </table:table-cell>
          <table:table-cell table:style-name="ce12" table:number-columns-repeated="1014"/>
          <table:table-cell table:number-columns-repeated="4"/>
        </table:table-row>
        <table:table-row table:style-name="ro2" table:number-rows-repeated="65467">
          <table:table-cell table:style-name="ce12" table:number-columns-repeated="1018"/>
          <table:table-cell table:number-columns-repeated="4"/>
        </table:table-row>
        <table:table-row table:style-name="ro2" table:number-rows-repeated="983092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Tong_Hop_Ngay_Nghi_2018" table:style-name="ta3" table:print="false"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ce57"/>
        <table:table-column table:style-name="co18" table:default-cell-style-name="ce6"/>
        <table:table-column table:style-name="co19" table:default-cell-style-name="Default"/>
        <table:table-column table:style-name="co7" table:number-columns-repeated="2" table:default-cell-style-name="Default"/>
        <table:table-column table:style-name="co20" table:default-cell-style-name="ce65"/>
        <table:table-column table:style-name="co20" table:default-cell-style-name="Default"/>
        <table:table-column table:style-name="co21" table:default-cell-style-name="Default"/>
        <table:table-column table:style-name="co7" table:number-columns-repeated="1009" table:default-cell-style-name="Default"/>
        <table:table-row table:style-name="ro9">
          <table:table-cell table:style-name="ce40" office:value-type="string">
            <text:p>Tổng hợp ngày nghỉ 2018</text:p>
          </table:table-cell>
          <table:table-cell table:style-name="ce43" table:number-columns-repeated="6"/>
          <table:table-cell table:style-name="ce53"/>
          <table:table-cell table:style-name="ce58"/>
          <table:table-cell table:style-name="ce43" table:number-columns-repeated="3"/>
          <table:table-cell table:style-name="ce62"/>
          <table:table-cell table:style-name="ce43" table:number-columns-repeated="2"/>
          <table:table-cell table:number-columns-repeated="1009"/>
        </table:table-row>
        <table:table-row table:style-name="ro9" table:number-rows-repeated="4">
          <table:table-cell table:style-name="ce40"/>
          <table:table-cell table:style-name="ce43" table:number-columns-repeated="6"/>
          <table:table-cell table:style-name="ce53"/>
          <table:table-cell table:style-name="ce58"/>
          <table:table-cell table:style-name="ce43" table:number-columns-repeated="3"/>
          <table:table-cell table:style-name="ce62"/>
          <table:table-cell table:style-name="ce43" table:number-columns-repeated="2"/>
          <table:table-cell table:number-columns-repeated="1009"/>
        </table:table-row>
        <table:table-row table:style-name="ro10">
          <table:table-cell table:style-name="ce41" office:value-type="string">
            <text:p>No.</text:p>
          </table:table-cell>
          <table:table-cell table:style-name="ce41" office:value-type="string">
            <text:p>Name</text:p>
          </table:table-cell>
          <table:table-cell table:style-name="ce47" office:value-type="string">
            <text:p>Remaining Leave Days From 2017</text:p>
          </table:table-cell>
          <table:table-cell table:style-name="ce47" office:value-type="string">
            <office:annotation draw:style-name="gr1" draw:text-style-name="P1" svg:width="3.4126in" svg:height="1.3232in" svg:x="4.2114in" svg:y="0.4673in" draw:caption-point-x="-0.7689in" draw:caption-point-y="0.8965in">
              <dc:creator>ThuyLTT</dc:creator>
              <dc:date>2014-01-06T00:00:00</dc:date>
              <text:p text:style-name="P1"><text:span text:style-name="T1">- Ngày phép (dương) còn lại từ năm ngoái sẽ chuyển thành phép năm nay</text:span></text:p>
              <text:p text:style-name="P1"><text:span text:style-name="T2">Note</text:span><text:span text:style-name="T1">: sau ngày </text:span><text:span text:style-name="T2">31/3</text:span><text:span text:style-name="T1">, những ngày phép này sẽ hết giá trị</text:span></text:p>
              <text:p text:style-name="P1"><text:span text:style-name="T1"/></text:p>
              <text:p text:style-name="P1"><text:span text:style-name="T1">- Ai có ngày phép (âm) từ năm ngoái sẽ bị trừ vào lương tháng 13 &amp; reset ngày phép chuyển từ năm ngoái về 0</text:span></text:p>
            </office:annotation>
            <text:p>Remaining Leave Days From 2017 MOVE TO 2018</text:p>
          </table:table-cell>
          <table:table-cell table:style-name="ce47" office:value-type="string">
            <office:annotation draw:style-name="gr2" draw:text-style-name="P1" svg:width="1.1413in" svg:height="0.5457in" svg:x="4.724in" svg:y="0.6957in" draw:caption-point-x="-0.2402in" draw:caption-point-y="0.6681in">
              <dc:creator>ThuyLTT</dc:creator>
              <dc:date>2014-01-04T00:00:00</dc:date>
              <text:p text:style-name="P1"><text:span text:style-name="T1">Ngày bắt đầu làm việc trong năm nay</text:span></text:p>
            </office:annotation>
            <text:p>Start Working Date 2018</text:p>
          </table:table-cell>
          <table:table-cell table:style-name="ce47" office:value-type="string">
            <text:p>Working To</text:p>
          </table:table-cell>
          <table:table-cell table:style-name="ce47" office:value-type="string">
            <office:annotation draw:style-name="gr3" draw:text-style-name="P1" svg:width="1.1413in" svg:height="0.7012in" svg:x="6.7047in" svg:y="0.6957in" draw:caption-point-x="-0.2622in" draw:caption-point-y="0.6681in">
              <dc:creator>ThuyLTT</dc:creator>
              <dc:date>2014-01-04T00:00:00</dc:date>
              <text:p text:style-name="P1"><text:span text:style-name="T1">Tổng ngày phép trong năm nay tính đến thời điểm hiện tại</text:span></text:p>
            </office:annotation>
            <text:p>Total of Leave Days In 2018</text:p>
          </table:table-cell>
          <table:table-cell table:style-name="ce54" office:value-type="string">
            <office:annotation draw:style-name="gr2" draw:text-style-name="P1" svg:width="1.1413in" svg:height="0.5457in" svg:x="7.8642in" svg:y="0.6957in" draw:caption-point-x="-0.2402in" draw:caption-point-y="0.6681in">
              <dc:creator>Thuy</dc:creator>
              <dc:date>2014-04-08T00:00:00</dc:date>
              <text:p text:style-name="P1"><text:span text:style-name="T1">Tổng ngày nghỉ từ đầu năm cho đến 31/3</text:span></text:p>
            </office:annotation>
            <text:p>Total of Absent Until Mar 31</text:p>
          </table:table-cell>
          <table:table-cell table:style-name="ce59" office:value-type="string">
            <office:annotation draw:style-name="gr4" draw:text-style-name="P1" svg:width="1.1413in" svg:height="0.3902in" svg:x="9.0303in" svg:y="0.6957in" draw:caption-point-x="-0.2402in" draw:caption-point-y="0.6681in">
              <dc:creator>ThuyLTT</dc:creator>
              <dc:date>2014-01-04T00:00:00</dc:date>
              <text:p text:style-name="P1"><text:span text:style-name="T1">Tổng ngày nghỉ trong năm</text:span></text:p>
            </office:annotation>
            <text:p>Total of Absent</text:p>
          </table:table-cell>
          <table:table-cell table:style-name="ce47" office:value-type="string">
            <text:p>Remaining Leave Days</text:p>
          </table:table-cell>
          <table:table-cell table:style-name="ce47" office:value-type="string">
            <text:p>Extended Leave Days</text:p>
          </table:table-cell>
          <table:table-cell table:style-name="ce47" office:value-type="string">
            <text:p>Leave Days Already Subtracted From Salary</text:p>
          </table:table-cell>
          <table:table-cell table:style-name="ce47" office:value-type="string">
            <text:p>Leave Days Seniority (over 3 years)</text:p>
          </table:table-cell>
          <table:table-cell table:style-name="ce47" office:value-type="string">
            <office:annotation office:display="true" draw:style-name="gr5" draw:text-style-name="P1" svg:width="1.9224in" svg:height="1.4787in" svg:x="15.6535in" svg:y="1.0677in" draw:caption-point-x="-1.4484in" draw:caption-point-y="0.2957in">
              <dc:creator>ThuyLTT</dc:creator>
              <dc:date>2014-01-06T00:00:00</dc:date>
              <text:p text:style-name="P2"><text:span text:style-name="T1">Ngày phép còn lại trong năm</text:span></text:p>
              <text:p text:style-name="P2"><text:span text:style-name="T1"/></text:p>
              <text:p text:style-name="P2"><text:span text:style-name="T1">Khi kết thúc năm:</text:span></text:p>
              <text:p text:style-name="P2"><text:span text:style-name="T1">- Số ngày phép còn lại (dương) sẽ được chuyển sang năm sau</text:span></text:p>
              <text:p text:style-name="P2"><text:span text:style-name="T1"/></text:p>
              <text:p text:style-name="P2"><text:span text:style-name="T1">- Số ngày phép còn lại (âm) sẽ bị trừ vào lương tháng 13 </text:span></text:p>
            </office:annotation>
            <text:p>Final Remaining Leave Days</text:p>
          </table:table-cell>
          <table:table-cell table:style-name="ce41" office:value-type="string">
            <text:p>Notes</text:p>
          </table:table-cell>
          <table:table-cell table:number-columns-repeated="1009"/>
        </table:table-row>
        <table:table-row table:style-name="ro11">
          <table:table-cell table:style-name="ce42" office:value-type="float" office:value="1">
            <text:p>1</text:p>
          </table:table-cell>
          <table:table-cell table:style-name="ce44" office:value-type="string">
            <text:p>BinhNT</text:p>
          </table:table-cell>
          <table:table-cell table:style-name="ce48" office:value-type="float" office:value="-8.5">
            <text:p>-8.5</text:p>
          </table:table-cell>
          <table:table-cell table:style-name="ce48" table:formula="of:=IF([.C7]&lt;0;0;[.C7])" office:value-type="float" office:value="0">
            <text:p>0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7]);DATE(YEAR([.E7]);12;31);NOW())" office:value-type="date" office:date-value="2018-04-03T14:09:06.51">
            <text:p>04/03/18</text:p>
          </table:table-cell>
          <table:table-cell table:style-name="ce52" table:formula="of:= IF(MONTH([.F7])=MONTH([.E7]) ; IF(NETWORKDAYS([.E7];[.E7]) &lt; NETWORKDAYS(DATE(YEAR([.E7]);MONTH([.E7]);1);EOMONTH([.E7];0)) / 2 ; 0 ; 1)  ;  IF( NETWORKDAYS([.E7];EOMONTH([.E7];0)) &lt; NETWORKDAYS(DATE(YEAR([.E7]);MONTH([.E7]);1);EOMONTH([.E7];0))/2  ; 0  ; 1) + IF(MONTH([.F7]) &gt; MONTH([.E7]) ; MONTH([.F7])-MONTH([.E7])-1 ; 0) + IF(NETWORKDAYS(DATE(YEAR([.F7]);MONTH([.F7]);1);[.F7]) &lt;  NETWORKDAYS(DATE(YEAR([.F7]);MONTH([.F7]);1);EOMONTH([.F7];0)) / 2 ; 0 ; 1))" office:value-type="float" office:value="3">
            <text:p>3</text:p>
          </table:table-cell>
          <table:table-cell table:style-name="ce55" table:formula="of:=SUMPRODUCT([Thong_Tin_Ngay_Nghi_201801.$B$3:.$B$60]=[.$B7];[Thong_Tin_Ngay_Nghi_201801.$C$3:.$C$60]) +  SUMPRODUCT([Thong_Tin_Ngay_Nghi_201802.$B$3:.$B$64]=[.$B7];[Thong_Tin_Ngay_Nghi_201802.$C$3:.$C$64]) + SUMPRODUCT([Thong_Tin_Ngay_Nghi_201803.$B$3:.$B$58]=[.$B7];[Thong_Tin_Ngay_Nghi_201803.$C$3:.$C$58])" office:value-type="float" office:value="4">
            <text:p>4</text:p>
          </table:table-cell>
          <table:table-cell table:style-name="ce60" table:formula="of:=SUMPRODUCT([Thong_Tin_Ngay_Nghi_201801.$B$3:.$B$61]=[.$B7];[Thong_Tin_Ngay_Nghi_201801.$C$3:.$C$61])+SUMPRODUCT([Thong_Tin_Ngay_Nghi_201802.$B$3:.$B$65]=[.$B7];[Thong_Tin_Ngay_Nghi_201802.$C$3:.$C$65])+SUMPRODUCT([Thong_Tin_Ngay_Nghi_201803.$B$3:.$B$59]=[.$B7];[Thong_Tin_Ngay_Nghi_201803.$C$3:.$C$59])+SUMPRODUCT([Thong_Tin_Ngay_Nghi_201804.$B$3:.$B$57]=[.$B7];[Thong_Tin_Ngay_Nghi_201804.$C$3:.$C$57])+SUMPRODUCT([Thong_Tin_Ngay_Nghi_201805.$B$3:.$B$55]=[.$B7];[Thong_Tin_Ngay_Nghi_201805.$C$3:.$C$55])+SUMPRODUCT([Thong_Tin_Ngay_Nghi_201806.$B$3:.$B$59]=[.$B7];[Thong_Tin_Ngay_Nghi_201806.$C$3:.$C$59])+SUMPRODUCT([Thong_Tin_Ngay_Nghi_201807.$B$3:.$B$60]=[.$B7];[Thong_Tin_Ngay_Nghi_201807.$C$3:.$C$60])+SUMPRODUCT([Thong_Tin_Ngay_Nghi_201808.$B$3:.$B$61]=[.$B7];[Thong_Tin_Ngay_Nghi_201808.$C$3:.$C$61])+SUMPRODUCT([Thong_Tin_Ngay_Nghi_201809.$B$3:.$B$58]=[.$B7];[Thong_Tin_Ngay_Nghi_201809.$C$3:.$C$58])+SUMPRODUCT([Thong_Tin_Ngay_Nghi_201810.$B$3:.$B$57]=[.$B7];[Thong_Tin_Ngay_Nghi_201810.$C$3:.$C$57])+SUMPRODUCT([Thong_Tin_Ngay_Nghi_201811.$B$3:.$B$59]=[.$B7];[Thong_Tin_Ngay_Nghi_201811.$C$3:.$C$59])+ SUMPRODUCT([Thong_Tin_Ngay_Nghi_201812.$B$3:.$B$60]=[.$B7];[Thong_Tin_Ngay_Nghi_201812.$C$3:.$C$60])" office:value-type="float" office:value="4">
            <text:p>4</text:p>
          </table:table-cell>
          <table:table-cell table:style-name="ce48" table:formula="of:=IF(DATE(YEAR([.F7]);MONTH([.F7]);DAY([.F7]))&lt;=DATE(YEAR([.F7]);3;31); [.D7]-[.H7] + [.G7]; IF([.H7]-[.D7]&lt;0;[.H7] + [.G7] -[.I7];[.G7]+[.D7]-[.I7]))" office:value-type="float" office:value="-1">
            <text:p>-1</text:p>
          </table:table-cell>
          <table:table-cell table:number-columns-repeated="2" table:style-name="ce48"/>
          <table:table-cell table:style-name="ce63" office:value-type="float" office:value="1">
            <text:p>1</text:p>
          </table:table-cell>
          <table:table-cell table:style-name="ce48" table:formula="of:=[.J7]+[.L7] +[.K7]+[.M7]" office:value-type="float" office:value="0">
            <text:p>0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2">
            <text:p>2</text:p>
          </table:table-cell>
          <table:table-cell table:style-name="ce44" office:value-type="string">
            <text:p>ChienTX</text:p>
          </table:table-cell>
          <table:table-cell table:style-name="ce48" office:value-type="float" office:value="0">
            <text:p>0</text:p>
          </table:table-cell>
          <table:table-cell table:style-name="ce48" table:formula="of:=IF([.C8]&lt;0;0;[.C8])" office:value-type="float" office:value="0">
            <text:p>0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8]);DATE(YEAR([.E8]);12;31);NOW())" office:value-type="date" office:date-value="2018-04-03T14:09:06.51">
            <text:p>04/03/18</text:p>
          </table:table-cell>
          <table:table-cell table:style-name="ce52" table:formula="of:= IF(MONTH([.F8])=MONTH([.E8]) ; IF(NETWORKDAYS([.E8];[.E8]) &lt; NETWORKDAYS(DATE(YEAR([.E8]);MONTH([.E8]);1);EOMONTH([.E8];0)) / 2 ; 0 ; 1)  ;  IF( NETWORKDAYS([.E8];EOMONTH([.E8];0)) &lt; NETWORKDAYS(DATE(YEAR([.E8]);MONTH([.E8]);1);EOMONTH([.E8];0))/2  ; 0  ; 1) + IF(MONTH([.F8]) &gt; MONTH([.E8]) ; MONTH([.F8])-MONTH([.E8])-1 ; 0) + IF(NETWORKDAYS(DATE(YEAR([.F8]);MONTH([.F8]);1);[.F8]) &lt;  NETWORKDAYS(DATE(YEAR([.F8]);MONTH([.F8]);1);EOMONTH([.F8];0)) / 2 ; 0 ; 1))" office:value-type="float" office:value="3">
            <text:p>3</text:p>
          </table:table-cell>
          <table:table-cell table:style-name="ce56" table:formula="of:=SUMPRODUCT([Thong_Tin_Ngay_Nghi_201801.$B$3:.$B$60]=[.$B8];[Thong_Tin_Ngay_Nghi_201801.$C$3:.$C$60]) +  SUMPRODUCT([Thong_Tin_Ngay_Nghi_201802.$B$3:.$B$64]=[.$B8];[Thong_Tin_Ngay_Nghi_201802.$C$3:.$C$64]) + SUMPRODUCT([Thong_Tin_Ngay_Nghi_201803.$B$3:.$B$58]=[.$B8];[Thong_Tin_Ngay_Nghi_201803.$C$3:.$C$58])" office:value-type="float" office:value="3">
            <text:p>3</text:p>
          </table:table-cell>
          <table:table-cell table:style-name="ce61" table:formula="of:=SUMPRODUCT([Thong_Tin_Ngay_Nghi_201801.$B$3:.$B$61]=[.$B8];[Thong_Tin_Ngay_Nghi_201801.$C$3:.$C$61])+SUMPRODUCT([Thong_Tin_Ngay_Nghi_201802.$B$3:.$B$65]=[.$B8];[Thong_Tin_Ngay_Nghi_201802.$C$3:.$C$65])+SUMPRODUCT([Thong_Tin_Ngay_Nghi_201803.$B$3:.$B$59]=[.$B8];[Thong_Tin_Ngay_Nghi_201803.$C$3:.$C$59])+SUMPRODUCT([Thong_Tin_Ngay_Nghi_201804.$B$3:.$B$57]=[.$B8];[Thong_Tin_Ngay_Nghi_201804.$C$3:.$C$57])+SUMPRODUCT([Thong_Tin_Ngay_Nghi_201805.$B$3:.$B$55]=[.$B8];[Thong_Tin_Ngay_Nghi_201805.$C$3:.$C$55])+SUMPRODUCT([Thong_Tin_Ngay_Nghi_201806.$B$3:.$B$59]=[.$B8];[Thong_Tin_Ngay_Nghi_201806.$C$3:.$C$59])+SUMPRODUCT([Thong_Tin_Ngay_Nghi_201807.$B$3:.$B$60]=[.$B8];[Thong_Tin_Ngay_Nghi_201807.$C$3:.$C$60])+SUMPRODUCT([Thong_Tin_Ngay_Nghi_201808.$B$3:.$B$61]=[.$B8];[Thong_Tin_Ngay_Nghi_201808.$C$3:.$C$61])+SUMPRODUCT([Thong_Tin_Ngay_Nghi_201809.$B$3:.$B$58]=[.$B8];[Thong_Tin_Ngay_Nghi_201809.$C$3:.$C$58])+SUMPRODUCT([Thong_Tin_Ngay_Nghi_201810.$B$3:.$B$57]=[.$B8];[Thong_Tin_Ngay_Nghi_201810.$C$3:.$C$57])+SUMPRODUCT([Thong_Tin_Ngay_Nghi_201811.$B$3:.$B$59]=[.$B8];[Thong_Tin_Ngay_Nghi_201811.$C$3:.$C$59])+ SUMPRODUCT([Thong_Tin_Ngay_Nghi_201812.$B$3:.$B$60]=[.$B8];[Thong_Tin_Ngay_Nghi_201812.$C$3:.$C$60])" office:value-type="float" office:value="3">
            <text:p>3</text:p>
          </table:table-cell>
          <table:table-cell table:style-name="ce48" table:formula="of:=IF(DATE(YEAR([.F8]);MONTH([.F8]);DAY([.F8]))&lt;=DATE(YEAR([.F8]);3;31); [.D8]-[.H8] + [.G8]; IF([.H8]-[.D8]&lt;0;[.H8] + [.G8] -[.I8];[.G8]+[.D8]-[.I8]))" office:value-type="float" office:value="0">
            <text:p>0</text:p>
          </table:table-cell>
          <table:table-cell table:number-columns-repeated="2" table:style-name="ce48"/>
          <table:table-cell table:style-name="ce63"/>
          <table:table-cell table:style-name="ce48" table:formula="of:=[.J8]+[.L8] +[.K8]+[.M8]" office:value-type="float" office:value="0">
            <text:p>0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3">
            <text:p>3</text:p>
          </table:table-cell>
          <table:table-cell table:style-name="ce44" office:value-type="string">
            <text:p>CuongNH</text:p>
          </table:table-cell>
          <table:table-cell table:style-name="ce48" office:value-type="float" office:value="-1.5">
            <text:p>-1.5</text:p>
          </table:table-cell>
          <table:table-cell table:style-name="ce48" table:formula="of:=IF([.C9]&lt;0;0;[.C9])" office:value-type="float" office:value="0">
            <text:p>0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9]);DATE(YEAR([.E9]);12;31);NOW())" office:value-type="date" office:date-value="2018-04-03T14:09:06.51">
            <text:p>04/03/18</text:p>
          </table:table-cell>
          <table:table-cell table:style-name="ce52" table:formula="of:= IF(MONTH([.F9])=MONTH([.E9]) ; IF(NETWORKDAYS([.E9];[.E9]) &lt; NETWORKDAYS(DATE(YEAR([.E9]);MONTH([.E9]);1);EOMONTH([.E9];0)) / 2 ; 0 ; 1)  ;  IF( NETWORKDAYS([.E9];EOMONTH([.E9];0)) &lt; NETWORKDAYS(DATE(YEAR([.E9]);MONTH([.E9]);1);EOMONTH([.E9];0))/2  ; 0  ; 1) + IF(MONTH([.F9]) &gt; MONTH([.E9]) ; MONTH([.F9])-MONTH([.E9])-1 ; 0) + IF(NETWORKDAYS(DATE(YEAR([.F9]);MONTH([.F9]);1);[.F9]) &lt;  NETWORKDAYS(DATE(YEAR([.F9]);MONTH([.F9]);1);EOMONTH([.F9];0)) / 2 ; 0 ; 1))" office:value-type="float" office:value="3">
            <text:p>3</text:p>
          </table:table-cell>
          <table:table-cell table:style-name="ce56" table:formula="of:=SUMPRODUCT([Thong_Tin_Ngay_Nghi_201801.$B$3:.$B$60]=[.$B9];[Thong_Tin_Ngay_Nghi_201801.$C$3:.$C$60]) +  SUMPRODUCT([Thong_Tin_Ngay_Nghi_201802.$B$3:.$B$64]=[.$B9];[Thong_Tin_Ngay_Nghi_201802.$C$3:.$C$64]) + SUMPRODUCT([Thong_Tin_Ngay_Nghi_201803.$B$3:.$B$58]=[.$B9];[Thong_Tin_Ngay_Nghi_201803.$C$3:.$C$58])" office:value-type="float" office:value="3">
            <text:p>3</text:p>
          </table:table-cell>
          <table:table-cell table:style-name="ce61" table:formula="of:=SUMPRODUCT([Thong_Tin_Ngay_Nghi_201801.$B$3:.$B$61]=[.$B9];[Thong_Tin_Ngay_Nghi_201801.$C$3:.$C$61])+SUMPRODUCT([Thong_Tin_Ngay_Nghi_201802.$B$3:.$B$65]=[.$B9];[Thong_Tin_Ngay_Nghi_201802.$C$3:.$C$65])+SUMPRODUCT([Thong_Tin_Ngay_Nghi_201803.$B$3:.$B$59]=[.$B9];[Thong_Tin_Ngay_Nghi_201803.$C$3:.$C$59])+SUMPRODUCT([Thong_Tin_Ngay_Nghi_201804.$B$3:.$B$57]=[.$B9];[Thong_Tin_Ngay_Nghi_201804.$C$3:.$C$57])+SUMPRODUCT([Thong_Tin_Ngay_Nghi_201805.$B$3:.$B$55]=[.$B9];[Thong_Tin_Ngay_Nghi_201805.$C$3:.$C$55])+SUMPRODUCT([Thong_Tin_Ngay_Nghi_201806.$B$3:.$B$59]=[.$B9];[Thong_Tin_Ngay_Nghi_201806.$C$3:.$C$59])+SUMPRODUCT([Thong_Tin_Ngay_Nghi_201807.$B$3:.$B$60]=[.$B9];[Thong_Tin_Ngay_Nghi_201807.$C$3:.$C$60])+SUMPRODUCT([Thong_Tin_Ngay_Nghi_201808.$B$3:.$B$61]=[.$B9];[Thong_Tin_Ngay_Nghi_201808.$C$3:.$C$61])+SUMPRODUCT([Thong_Tin_Ngay_Nghi_201809.$B$3:.$B$58]=[.$B9];[Thong_Tin_Ngay_Nghi_201809.$C$3:.$C$58])+SUMPRODUCT([Thong_Tin_Ngay_Nghi_201810.$B$3:.$B$57]=[.$B9];[Thong_Tin_Ngay_Nghi_201810.$C$3:.$C$57])+SUMPRODUCT([Thong_Tin_Ngay_Nghi_201811.$B$3:.$B$59]=[.$B9];[Thong_Tin_Ngay_Nghi_201811.$C$3:.$C$59])+ SUMPRODUCT([Thong_Tin_Ngay_Nghi_201812.$B$3:.$B$60]=[.$B9];[Thong_Tin_Ngay_Nghi_201812.$C$3:.$C$60])" office:value-type="float" office:value="3">
            <text:p>3</text:p>
          </table:table-cell>
          <table:table-cell table:style-name="ce48" table:formula="of:=IF(DATE(YEAR([.F9]);MONTH([.F9]);DAY([.F9]))&lt;=DATE(YEAR([.F9]);3;31); [.D9]-[.H9] + [.G9]; IF([.H9]-[.D9]&lt;0;[.H9] + [.G9] -[.I9];[.G9]+[.D9]-[.I9]))" office:value-type="float" office:value="0">
            <text:p>0</text:p>
          </table:table-cell>
          <table:table-cell table:number-columns-repeated="2" table:style-name="ce48"/>
          <table:table-cell table:style-name="ce63"/>
          <table:table-cell table:style-name="ce48" table:formula="of:=[.J9]+[.L9] +[.K9]+[.M9]" office:value-type="float" office:value="0">
            <text:p>0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4">
            <text:p>4</text:p>
          </table:table-cell>
          <table:table-cell table:style-name="ce44" office:value-type="string">
            <text:p>CuongNM</text:p>
          </table:table-cell>
          <table:table-cell table:style-name="ce48" office:value-type="float" office:value="-8">
            <text:p>-8</text:p>
          </table:table-cell>
          <table:table-cell table:style-name="ce48" table:formula="of:=IF([.C10]&lt;0;0;[.C10])" office:value-type="float" office:value="0">
            <text:p>0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10]);DATE(YEAR([.E10]);12;31);NOW())" office:value-type="date" office:date-value="2018-04-03T14:09:06.51">
            <text:p>04/03/18</text:p>
          </table:table-cell>
          <table:table-cell table:style-name="ce52" table:formula="of:= IF(MONTH([.F10])=MONTH([.E10]) ; IF(NETWORKDAYS([.E10];[.E10]) &lt; NETWORKDAYS(DATE(YEAR([.E10]);MONTH([.E10]);1);EOMONTH([.E10];0)) / 2 ; 0 ; 1)  ;  IF( NETWORKDAYS([.E10];EOMONTH([.E10];0)) &lt; NETWORKDAYS(DATE(YEAR([.E10]);MONTH([.E10]);1);EOMONTH([.E10];0))/2  ; 0  ; 1) + IF(MONTH([.F10]) &gt; MONTH([.E10]) ; MONTH([.F10])-MONTH([.E10])-1 ; 0) + IF(NETWORKDAYS(DATE(YEAR([.F10]);MONTH([.F10]);1);[.F10]) &lt;  NETWORKDAYS(DATE(YEAR([.F10]);MONTH([.F10]);1);EOMONTH([.F10];0)) / 2 ; 0 ; 1))" office:value-type="float" office:value="3">
            <text:p>3</text:p>
          </table:table-cell>
          <table:table-cell table:style-name="ce56" table:formula="of:=SUMPRODUCT([Thong_Tin_Ngay_Nghi_201801.$B$3:.$B$60]=[.$B10];[Thong_Tin_Ngay_Nghi_201801.$C$3:.$C$60]) +  SUMPRODUCT([Thong_Tin_Ngay_Nghi_201802.$B$3:.$B$64]=[.$B10];[Thong_Tin_Ngay_Nghi_201802.$C$3:.$C$64]) + SUMPRODUCT([Thong_Tin_Ngay_Nghi_201803.$B$3:.$B$58]=[.$B10];[Thong_Tin_Ngay_Nghi_201803.$C$3:.$C$58])" office:value-type="float" office:value="3">
            <text:p>3</text:p>
          </table:table-cell>
          <table:table-cell table:style-name="ce61" table:formula="of:=SUMPRODUCT([Thong_Tin_Ngay_Nghi_201801.$B$3:.$B$61]=[.$B10];[Thong_Tin_Ngay_Nghi_201801.$C$3:.$C$61])+SUMPRODUCT([Thong_Tin_Ngay_Nghi_201802.$B$3:.$B$65]=[.$B10];[Thong_Tin_Ngay_Nghi_201802.$C$3:.$C$65])+SUMPRODUCT([Thong_Tin_Ngay_Nghi_201803.$B$3:.$B$59]=[.$B10];[Thong_Tin_Ngay_Nghi_201803.$C$3:.$C$59])+SUMPRODUCT([Thong_Tin_Ngay_Nghi_201804.$B$3:.$B$57]=[.$B10];[Thong_Tin_Ngay_Nghi_201804.$C$3:.$C$57])+SUMPRODUCT([Thong_Tin_Ngay_Nghi_201805.$B$3:.$B$55]=[.$B10];[Thong_Tin_Ngay_Nghi_201805.$C$3:.$C$55])+SUMPRODUCT([Thong_Tin_Ngay_Nghi_201806.$B$3:.$B$59]=[.$B10];[Thong_Tin_Ngay_Nghi_201806.$C$3:.$C$59])+SUMPRODUCT([Thong_Tin_Ngay_Nghi_201807.$B$3:.$B$60]=[.$B10];[Thong_Tin_Ngay_Nghi_201807.$C$3:.$C$60])+SUMPRODUCT([Thong_Tin_Ngay_Nghi_201808.$B$3:.$B$61]=[.$B10];[Thong_Tin_Ngay_Nghi_201808.$C$3:.$C$61])+SUMPRODUCT([Thong_Tin_Ngay_Nghi_201809.$B$3:.$B$58]=[.$B10];[Thong_Tin_Ngay_Nghi_201809.$C$3:.$C$58])+SUMPRODUCT([Thong_Tin_Ngay_Nghi_201810.$B$3:.$B$57]=[.$B10];[Thong_Tin_Ngay_Nghi_201810.$C$3:.$C$57])+SUMPRODUCT([Thong_Tin_Ngay_Nghi_201811.$B$3:.$B$59]=[.$B10];[Thong_Tin_Ngay_Nghi_201811.$C$3:.$C$59])+ SUMPRODUCT([Thong_Tin_Ngay_Nghi_201812.$B$3:.$B$60]=[.$B10];[Thong_Tin_Ngay_Nghi_201812.$C$3:.$C$60])" office:value-type="float" office:value="3">
            <text:p>3</text:p>
          </table:table-cell>
          <table:table-cell table:style-name="ce48" table:formula="of:=IF(DATE(YEAR([.F10]);MONTH([.F10]);DAY([.F10]))&lt;=DATE(YEAR([.F10]);3;31); [.D10]-[.H10] + [.G10]; IF([.H10]-[.D10]&lt;0;[.H10] + [.G10] -[.I10];[.G10]+[.D10]-[.I10]))" office:value-type="float" office:value="0">
            <text:p>0</text:p>
          </table:table-cell>
          <table:table-cell table:number-columns-repeated="2" table:style-name="ce48"/>
          <table:table-cell table:style-name="ce63"/>
          <table:table-cell table:style-name="ce48" table:formula="of:=[.J10]+[.L10] +[.K10]+[.M10]" office:value-type="float" office:value="0">
            <text:p>0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5">
            <text:p>5</text:p>
          </table:table-cell>
          <table:table-cell table:style-name="ce44" office:value-type="string">
            <text:p>DuongDN</text:p>
          </table:table-cell>
          <table:table-cell table:style-name="ce48" office:value-type="float" office:value="5">
            <text:p>5</text:p>
          </table:table-cell>
          <table:table-cell table:style-name="ce48" table:formula="of:=IF([.C11]&lt;0;0;[.C11])" office:value-type="float" office:value="5">
            <text:p>5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11]);DATE(YEAR([.E11]);12;31);NOW())" office:value-type="date" office:date-value="2018-04-03T14:09:06.51">
            <text:p>04/03/18</text:p>
          </table:table-cell>
          <table:table-cell table:style-name="ce52" table:formula="of:= IF(MONTH([.F11])=MONTH([.E11]) ; IF(NETWORKDAYS([.E11];[.E11]) &lt; NETWORKDAYS(DATE(YEAR([.E11]);MONTH([.E11]);1);EOMONTH([.E11];0)) / 2 ; 0 ; 1)  ;  IF( NETWORKDAYS([.E11];EOMONTH([.E11];0)) &lt; NETWORKDAYS(DATE(YEAR([.E11]);MONTH([.E11]);1);EOMONTH([.E11];0))/2  ; 0  ; 1) + IF(MONTH([.F11]) &gt; MONTH([.E11]) ; MONTH([.F11])-MONTH([.E11])-1 ; 0) + IF(NETWORKDAYS(DATE(YEAR([.F11]);MONTH([.F11]);1);[.F11]) &lt;  NETWORKDAYS(DATE(YEAR([.F11]);MONTH([.F11]);1);EOMONTH([.F11];0)) / 2 ; 0 ; 1))" office:value-type="float" office:value="3">
            <text:p>3</text:p>
          </table:table-cell>
          <table:table-cell table:style-name="ce56" table:formula="of:=SUMPRODUCT([Thong_Tin_Ngay_Nghi_201801.$B$3:.$B$60]=[.$B11];[Thong_Tin_Ngay_Nghi_201801.$C$3:.$C$60]) +  SUMPRODUCT([Thong_Tin_Ngay_Nghi_201802.$B$3:.$B$64]=[.$B11];[Thong_Tin_Ngay_Nghi_201802.$C$3:.$C$64]) + SUMPRODUCT([Thong_Tin_Ngay_Nghi_201803.$B$3:.$B$58]=[.$B11];[Thong_Tin_Ngay_Nghi_201803.$C$3:.$C$58])" office:value-type="float" office:value="9.5">
            <text:p>9.5</text:p>
          </table:table-cell>
          <table:table-cell table:style-name="ce61" table:formula="of:=SUMPRODUCT([Thong_Tin_Ngay_Nghi_201801.$B$3:.$B$61]=[.$B11];[Thong_Tin_Ngay_Nghi_201801.$C$3:.$C$61])+SUMPRODUCT([Thong_Tin_Ngay_Nghi_201802.$B$3:.$B$65]=[.$B11];[Thong_Tin_Ngay_Nghi_201802.$C$3:.$C$65])+SUMPRODUCT([Thong_Tin_Ngay_Nghi_201803.$B$3:.$B$59]=[.$B11];[Thong_Tin_Ngay_Nghi_201803.$C$3:.$C$59])+SUMPRODUCT([Thong_Tin_Ngay_Nghi_201804.$B$3:.$B$57]=[.$B11];[Thong_Tin_Ngay_Nghi_201804.$C$3:.$C$57])+SUMPRODUCT([Thong_Tin_Ngay_Nghi_201805.$B$3:.$B$55]=[.$B11];[Thong_Tin_Ngay_Nghi_201805.$C$3:.$C$55])+SUMPRODUCT([Thong_Tin_Ngay_Nghi_201806.$B$3:.$B$59]=[.$B11];[Thong_Tin_Ngay_Nghi_201806.$C$3:.$C$59])+SUMPRODUCT([Thong_Tin_Ngay_Nghi_201807.$B$3:.$B$60]=[.$B11];[Thong_Tin_Ngay_Nghi_201807.$C$3:.$C$60])+SUMPRODUCT([Thong_Tin_Ngay_Nghi_201808.$B$3:.$B$61]=[.$B11];[Thong_Tin_Ngay_Nghi_201808.$C$3:.$C$61])+SUMPRODUCT([Thong_Tin_Ngay_Nghi_201809.$B$3:.$B$58]=[.$B11];[Thong_Tin_Ngay_Nghi_201809.$C$3:.$C$58])+SUMPRODUCT([Thong_Tin_Ngay_Nghi_201810.$B$3:.$B$57]=[.$B11];[Thong_Tin_Ngay_Nghi_201810.$C$3:.$C$57])+SUMPRODUCT([Thong_Tin_Ngay_Nghi_201811.$B$3:.$B$59]=[.$B11];[Thong_Tin_Ngay_Nghi_201811.$C$3:.$C$59])+ SUMPRODUCT([Thong_Tin_Ngay_Nghi_201812.$B$3:.$B$60]=[.$B11];[Thong_Tin_Ngay_Nghi_201812.$C$3:.$C$60])" office:value-type="float" office:value="9.5">
            <text:p>9.5</text:p>
          </table:table-cell>
          <table:table-cell table:style-name="ce48" table:formula="of:=IF(DATE(YEAR([.F11]);MONTH([.F11]);DAY([.F11]))&lt;=DATE(YEAR([.F11]);3;31); [.D11]-[.H11] + [.G11]; IF([.H11]-[.D11]&lt;0;[.H11] + [.G11] -[.I11];[.G11]+[.D11]-[.I11]))" office:value-type="float" office:value="-1.5">
            <text:p>-1.5</text:p>
          </table:table-cell>
          <table:table-cell table:number-columns-repeated="2" table:style-name="ce48"/>
          <table:table-cell table:style-name="ce63" office:value-type="float" office:value="1">
            <text:p>1</text:p>
          </table:table-cell>
          <table:table-cell table:style-name="ce48" table:formula="of:=[.J11]+[.L11] +[.K11]+[.M11]" office:value-type="float" office:value="-0.5">
            <text:p>-0.5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6">
            <text:p>6</text:p>
          </table:table-cell>
          <table:table-cell table:style-name="ce44" office:value-type="string">
            <text:p>DuyNM</text:p>
          </table:table-cell>
          <table:table-cell table:style-name="ce48" office:value-type="float" office:value="-3">
            <text:p>-3</text:p>
          </table:table-cell>
          <table:table-cell table:style-name="ce48" table:formula="of:=IF([.C12]&lt;0;0;[.C12])" office:value-type="float" office:value="0">
            <text:p>0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12]);DATE(YEAR([.E12]);12;31);NOW())" office:value-type="date" office:date-value="2018-04-03T14:09:06.51">
            <text:p>04/03/18</text:p>
          </table:table-cell>
          <table:table-cell table:style-name="ce52" table:formula="of:= IF(MONTH([.F12])=MONTH([.E12]) ; IF(NETWORKDAYS([.E12];[.E12]) &lt; NETWORKDAYS(DATE(YEAR([.E12]);MONTH([.E12]);1);EOMONTH([.E12];0)) / 2 ; 0 ; 1)  ;  IF( NETWORKDAYS([.E12];EOMONTH([.E12];0)) &lt; NETWORKDAYS(DATE(YEAR([.E12]);MONTH([.E12]);1);EOMONTH([.E12];0))/2  ; 0  ; 1) + IF(MONTH([.F12]) &gt; MONTH([.E12]) ; MONTH([.F12])-MONTH([.E12])-1 ; 0) + IF(NETWORKDAYS(DATE(YEAR([.F12]);MONTH([.F12]);1);[.F12]) &lt;  NETWORKDAYS(DATE(YEAR([.F12]);MONTH([.F12]);1);EOMONTH([.F12];0)) / 2 ; 0 ; 1))" office:value-type="float" office:value="3">
            <text:p>3</text:p>
          </table:table-cell>
          <table:table-cell table:style-name="ce56" table:formula="of:=SUMPRODUCT([Thong_Tin_Ngay_Nghi_201801.$B$3:.$B$60]=[.$B12];[Thong_Tin_Ngay_Nghi_201801.$C$3:.$C$60]) +  SUMPRODUCT([Thong_Tin_Ngay_Nghi_201802.$B$3:.$B$64]=[.$B12];[Thong_Tin_Ngay_Nghi_201802.$C$3:.$C$64]) + SUMPRODUCT([Thong_Tin_Ngay_Nghi_201803.$B$3:.$B$58]=[.$B12];[Thong_Tin_Ngay_Nghi_201803.$C$3:.$C$58])" office:value-type="float" office:value="3">
            <text:p>3</text:p>
          </table:table-cell>
          <table:table-cell table:style-name="ce61" table:formula="of:=SUMPRODUCT([Thong_Tin_Ngay_Nghi_201801.$B$3:.$B$61]=[.$B12];[Thong_Tin_Ngay_Nghi_201801.$C$3:.$C$61])+SUMPRODUCT([Thong_Tin_Ngay_Nghi_201802.$B$3:.$B$65]=[.$B12];[Thong_Tin_Ngay_Nghi_201802.$C$3:.$C$65])+SUMPRODUCT([Thong_Tin_Ngay_Nghi_201803.$B$3:.$B$59]=[.$B12];[Thong_Tin_Ngay_Nghi_201803.$C$3:.$C$59])+SUMPRODUCT([Thong_Tin_Ngay_Nghi_201804.$B$3:.$B$57]=[.$B12];[Thong_Tin_Ngay_Nghi_201804.$C$3:.$C$57])+SUMPRODUCT([Thong_Tin_Ngay_Nghi_201805.$B$3:.$B$55]=[.$B12];[Thong_Tin_Ngay_Nghi_201805.$C$3:.$C$55])+SUMPRODUCT([Thong_Tin_Ngay_Nghi_201806.$B$3:.$B$59]=[.$B12];[Thong_Tin_Ngay_Nghi_201806.$C$3:.$C$59])+SUMPRODUCT([Thong_Tin_Ngay_Nghi_201807.$B$3:.$B$60]=[.$B12];[Thong_Tin_Ngay_Nghi_201807.$C$3:.$C$60])+SUMPRODUCT([Thong_Tin_Ngay_Nghi_201808.$B$3:.$B$61]=[.$B12];[Thong_Tin_Ngay_Nghi_201808.$C$3:.$C$61])+SUMPRODUCT([Thong_Tin_Ngay_Nghi_201809.$B$3:.$B$58]=[.$B12];[Thong_Tin_Ngay_Nghi_201809.$C$3:.$C$58])+SUMPRODUCT([Thong_Tin_Ngay_Nghi_201810.$B$3:.$B$57]=[.$B12];[Thong_Tin_Ngay_Nghi_201810.$C$3:.$C$57])+SUMPRODUCT([Thong_Tin_Ngay_Nghi_201811.$B$3:.$B$59]=[.$B12];[Thong_Tin_Ngay_Nghi_201811.$C$3:.$C$59])+ SUMPRODUCT([Thong_Tin_Ngay_Nghi_201812.$B$3:.$B$60]=[.$B12];[Thong_Tin_Ngay_Nghi_201812.$C$3:.$C$60])" office:value-type="float" office:value="3">
            <text:p>3</text:p>
          </table:table-cell>
          <table:table-cell table:style-name="ce48" table:formula="of:=IF(DATE(YEAR([.F12]);MONTH([.F12]);DAY([.F12]))&lt;=DATE(YEAR([.F12]);3;31); [.D12]-[.H12] + [.G12]; IF([.H12]-[.D12]&lt;0;[.H12] + [.G12] -[.I12];[.G12]+[.D12]-[.I12]))" office:value-type="float" office:value="0">
            <text:p>0</text:p>
          </table:table-cell>
          <table:table-cell table:number-columns-repeated="2" table:style-name="ce48"/>
          <table:table-cell table:style-name="ce63"/>
          <table:table-cell table:style-name="ce48" table:formula="of:=[.J12]+[.L12] +[.K12]+[.M12]" office:value-type="float" office:value="0">
            <text:p>0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7">
            <text:p>7</text:p>
          </table:table-cell>
          <table:table-cell table:style-name="ce45" office:value-type="string">
            <text:p>DuyenLT</text:p>
          </table:table-cell>
          <table:table-cell table:style-name="ce49" office:value-type="float" office:value="-2">
            <text:p>-2</text:p>
          </table:table-cell>
          <table:table-cell table:style-name="ce48" table:formula="of:=IF([.C13]&lt;0;0;[.C13])" office:value-type="float" office:value="0">
            <text:p>0</text:p>
          </table:table-cell>
          <table:table-cell table:style-name="ce50" office:value-type="date" office:date-value="2018-01-01">
            <text:p>01/01/18</text:p>
          </table:table-cell>
          <table:table-cell table:style-name="ce51" table:formula="of:=IF(YEAR(NOW())&gt;YEAR([.E13]);DATE(YEAR([.E13]);12;31);NOW())" office:value-type="date" office:date-value="2018-04-03T14:09:06.52">
            <text:p>04/03/18</text:p>
          </table:table-cell>
          <table:table-cell table:style-name="ce52" table:formula="of:= IF(MONTH([.F13])=MONTH([.E13]) ; IF(NETWORKDAYS([.E13];[.E13]) &lt; NETWORKDAYS(DATE(YEAR([.E13]);MONTH([.E13]);1);EOMONTH([.E13];0)) / 2 ; 0 ; 1)  ;  IF( NETWORKDAYS([.E13];EOMONTH([.E13];0)) &lt; NETWORKDAYS(DATE(YEAR([.E13]);MONTH([.E13]);1);EOMONTH([.E13];0))/2  ; 0  ; 1) + IF(MONTH([.F13]) &gt; MONTH([.E13]) ; MONTH([.F13])-MONTH([.E13])-1 ; 0) + IF(NETWORKDAYS(DATE(YEAR([.F13]);MONTH([.F13]);1);[.F13]) &lt;  NETWORKDAYS(DATE(YEAR([.F13]);MONTH([.F13]);1);EOMONTH([.F13];0)) / 2 ; 0 ; 1))" office:value-type="float" office:value="3">
            <text:p>3</text:p>
          </table:table-cell>
          <table:table-cell table:style-name="ce56" table:formula="of:=SUMPRODUCT([Thong_Tin_Ngay_Nghi_201801.$B$3:.$B$60]=[.$B13];[Thong_Tin_Ngay_Nghi_201801.$C$3:.$C$60]) +  SUMPRODUCT([Thong_Tin_Ngay_Nghi_201802.$B$3:.$B$64]=[.$B13];[Thong_Tin_Ngay_Nghi_201802.$C$3:.$C$64]) + SUMPRODUCT([Thong_Tin_Ngay_Nghi_201803.$B$3:.$B$58]=[.$B13];[Thong_Tin_Ngay_Nghi_201803.$C$3:.$C$58])" office:value-type="float" office:value="6">
            <text:p>6</text:p>
          </table:table-cell>
          <table:table-cell table:style-name="ce61" table:formula="of:=SUMPRODUCT([Thong_Tin_Ngay_Nghi_201801.$B$3:.$B$61]=[.$B13];[Thong_Tin_Ngay_Nghi_201801.$C$3:.$C$61])+SUMPRODUCT([Thong_Tin_Ngay_Nghi_201802.$B$3:.$B$65]=[.$B13];[Thong_Tin_Ngay_Nghi_201802.$C$3:.$C$65])+SUMPRODUCT([Thong_Tin_Ngay_Nghi_201803.$B$3:.$B$59]=[.$B13];[Thong_Tin_Ngay_Nghi_201803.$C$3:.$C$59])+SUMPRODUCT([Thong_Tin_Ngay_Nghi_201804.$B$3:.$B$57]=[.$B13];[Thong_Tin_Ngay_Nghi_201804.$C$3:.$C$57])+SUMPRODUCT([Thong_Tin_Ngay_Nghi_201805.$B$3:.$B$55]=[.$B13];[Thong_Tin_Ngay_Nghi_201805.$C$3:.$C$55])+SUMPRODUCT([Thong_Tin_Ngay_Nghi_201806.$B$3:.$B$59]=[.$B13];[Thong_Tin_Ngay_Nghi_201806.$C$3:.$C$59])+SUMPRODUCT([Thong_Tin_Ngay_Nghi_201807.$B$3:.$B$60]=[.$B13];[Thong_Tin_Ngay_Nghi_201807.$C$3:.$C$60])+SUMPRODUCT([Thong_Tin_Ngay_Nghi_201808.$B$3:.$B$61]=[.$B13];[Thong_Tin_Ngay_Nghi_201808.$C$3:.$C$61])+SUMPRODUCT([Thong_Tin_Ngay_Nghi_201809.$B$3:.$B$58]=[.$B13];[Thong_Tin_Ngay_Nghi_201809.$C$3:.$C$58])+SUMPRODUCT([Thong_Tin_Ngay_Nghi_201810.$B$3:.$B$57]=[.$B13];[Thong_Tin_Ngay_Nghi_201810.$C$3:.$C$57])+SUMPRODUCT([Thong_Tin_Ngay_Nghi_201811.$B$3:.$B$59]=[.$B13];[Thong_Tin_Ngay_Nghi_201811.$C$3:.$C$59])+ SUMPRODUCT([Thong_Tin_Ngay_Nghi_201812.$B$3:.$B$60]=[.$B13];[Thong_Tin_Ngay_Nghi_201812.$C$3:.$C$60])" office:value-type="float" office:value="6">
            <text:p>6</text:p>
          </table:table-cell>
          <table:table-cell table:style-name="ce48" table:formula="of:=IF(DATE(YEAR([.F13]);MONTH([.F13]);DAY([.F13]))&lt;=DATE(YEAR([.F13]);3;31); [.D13]-[.H13] + [.G13]; IF([.H13]-[.D13]&lt;0;[.H13] + [.G13] -[.I13];[.G13]+[.D13]-[.I13]))" office:value-type="float" office:value="-3">
            <text:p>-3</text:p>
          </table:table-cell>
          <table:table-cell table:number-columns-repeated="2" table:style-name="ce49"/>
          <table:table-cell table:style-name="ce64"/>
          <table:table-cell table:style-name="ce48" table:formula="of:=[.J13]+[.L13] +[.K13]+[.M13]" office:value-type="float" office:value="-3">
            <text:p>-3</text:p>
          </table:table-cell>
          <table:table-cell table:style-name="ce67"/>
          <table:table-cell table:style-name="ce69" table:number-columns-repeated="1009"/>
        </table:table-row>
        <table:table-row table:style-name="ro11">
          <table:table-cell table:style-name="ce42" office:value-type="float" office:value="8">
            <text:p>8</text:p>
          </table:table-cell>
          <table:table-cell table:style-name="ce44" office:value-type="string">
            <text:p>GiauNV</text:p>
          </table:table-cell>
          <table:table-cell table:style-name="ce48" office:value-type="float" office:value="-1.5">
            <text:p>-1.5</text:p>
          </table:table-cell>
          <table:table-cell table:style-name="ce48" table:formula="of:=IF([.C14]&lt;0;0;[.C14])" office:value-type="float" office:value="0">
            <text:p>0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14]);DATE(YEAR([.E14]);12;31);NOW())" office:value-type="date" office:date-value="2018-04-03T14:09:06.52">
            <text:p>04/03/18</text:p>
          </table:table-cell>
          <table:table-cell table:style-name="ce52" table:formula="of:= IF(MONTH([.F14])=MONTH([.E14]) ; IF(NETWORKDAYS([.E14];[.E14]) &lt; NETWORKDAYS(DATE(YEAR([.E14]);MONTH([.E14]);1);EOMONTH([.E14];0)) / 2 ; 0 ; 1)  ;  IF( NETWORKDAYS([.E14];EOMONTH([.E14];0)) &lt; NETWORKDAYS(DATE(YEAR([.E14]);MONTH([.E14]);1);EOMONTH([.E14];0))/2  ; 0  ; 1) + IF(MONTH([.F14]) &gt; MONTH([.E14]) ; MONTH([.F14])-MONTH([.E14])-1 ; 0) + IF(NETWORKDAYS(DATE(YEAR([.F14]);MONTH([.F14]);1);[.F14]) &lt;  NETWORKDAYS(DATE(YEAR([.F14]);MONTH([.F14]);1);EOMONTH([.F14];0)) / 2 ; 0 ; 1))" office:value-type="float" office:value="3">
            <text:p>3</text:p>
          </table:table-cell>
          <table:table-cell table:style-name="ce56" table:formula="of:=SUMPRODUCT([Thong_Tin_Ngay_Nghi_201801.$B$3:.$B$60]=[.$B14];[Thong_Tin_Ngay_Nghi_201801.$C$3:.$C$60]) +  SUMPRODUCT([Thong_Tin_Ngay_Nghi_201802.$B$3:.$B$64]=[.$B14];[Thong_Tin_Ngay_Nghi_201802.$C$3:.$C$64]) + SUMPRODUCT([Thong_Tin_Ngay_Nghi_201803.$B$3:.$B$58]=[.$B14];[Thong_Tin_Ngay_Nghi_201803.$C$3:.$C$58])" office:value-type="float" office:value="5">
            <text:p>5</text:p>
          </table:table-cell>
          <table:table-cell table:style-name="ce61" table:formula="of:=SUMPRODUCT([Thong_Tin_Ngay_Nghi_201801.$B$3:.$B$61]=[.$B14];[Thong_Tin_Ngay_Nghi_201801.$C$3:.$C$61])+SUMPRODUCT([Thong_Tin_Ngay_Nghi_201802.$B$3:.$B$65]=[.$B14];[Thong_Tin_Ngay_Nghi_201802.$C$3:.$C$65])+SUMPRODUCT([Thong_Tin_Ngay_Nghi_201803.$B$3:.$B$59]=[.$B14];[Thong_Tin_Ngay_Nghi_201803.$C$3:.$C$59])+SUMPRODUCT([Thong_Tin_Ngay_Nghi_201804.$B$3:.$B$57]=[.$B14];[Thong_Tin_Ngay_Nghi_201804.$C$3:.$C$57])+SUMPRODUCT([Thong_Tin_Ngay_Nghi_201805.$B$3:.$B$55]=[.$B14];[Thong_Tin_Ngay_Nghi_201805.$C$3:.$C$55])+SUMPRODUCT([Thong_Tin_Ngay_Nghi_201806.$B$3:.$B$59]=[.$B14];[Thong_Tin_Ngay_Nghi_201806.$C$3:.$C$59])+SUMPRODUCT([Thong_Tin_Ngay_Nghi_201807.$B$3:.$B$60]=[.$B14];[Thong_Tin_Ngay_Nghi_201807.$C$3:.$C$60])+SUMPRODUCT([Thong_Tin_Ngay_Nghi_201808.$B$3:.$B$61]=[.$B14];[Thong_Tin_Ngay_Nghi_201808.$C$3:.$C$61])+SUMPRODUCT([Thong_Tin_Ngay_Nghi_201809.$B$3:.$B$58]=[.$B14];[Thong_Tin_Ngay_Nghi_201809.$C$3:.$C$58])+SUMPRODUCT([Thong_Tin_Ngay_Nghi_201810.$B$3:.$B$57]=[.$B14];[Thong_Tin_Ngay_Nghi_201810.$C$3:.$C$57])+SUMPRODUCT([Thong_Tin_Ngay_Nghi_201811.$B$3:.$B$59]=[.$B14];[Thong_Tin_Ngay_Nghi_201811.$C$3:.$C$59])+ SUMPRODUCT([Thong_Tin_Ngay_Nghi_201812.$B$3:.$B$60]=[.$B14];[Thong_Tin_Ngay_Nghi_201812.$C$3:.$C$60])" office:value-type="float" office:value="5">
            <text:p>5</text:p>
          </table:table-cell>
          <table:table-cell table:style-name="ce48" table:formula="of:=IF(DATE(YEAR([.F14]);MONTH([.F14]);DAY([.F14]))&lt;=DATE(YEAR([.F14]);3;31); [.D14]-[.H14] + [.G14]; IF([.H14]-[.D14]&lt;0;[.H14] + [.G14] -[.I14];[.G14]+[.D14]-[.I14]))" office:value-type="float" office:value="-2">
            <text:p>-2</text:p>
          </table:table-cell>
          <table:table-cell table:number-columns-repeated="2" table:style-name="ce48"/>
          <table:table-cell table:style-name="ce63"/>
          <table:table-cell table:style-name="ce48" table:formula="of:=[.J14]+[.L14] +[.K14]+[.M14]" office:value-type="float" office:value="-2">
            <text:p>-2</text:p>
          </table:table-cell>
          <table:table-cell table:style-name="ce66"/>
          <table:table-cell table:number-columns-repeated="1009"/>
        </table:table-row>
        <table:table-row table:style-name="ro12">
          <table:table-cell table:style-name="ce42" office:value-type="float" office:value="9">
            <text:p>9</text:p>
          </table:table-cell>
          <table:table-cell table:style-name="ce45" office:value-type="string">
            <text:p>HaTH</text:p>
          </table:table-cell>
          <table:table-cell table:style-name="ce49" office:value-type="float" office:value="0.5">
            <text:p>0.5</text:p>
          </table:table-cell>
          <table:table-cell table:style-name="ce48" table:formula="of:=IF([.C15]&lt;0;0;[.C15])" office:value-type="float" office:value="0.5">
            <text:p>0.5</text:p>
          </table:table-cell>
          <table:table-cell table:style-name="ce50" office:value-type="date" office:date-value="2018-01-01">
            <text:p>01/01/18</text:p>
          </table:table-cell>
          <table:table-cell table:style-name="ce51" table:formula="of:=IF(YEAR(NOW())&gt;YEAR([.E15]);DATE(YEAR([.E15]);12;31);NOW())" office:value-type="date" office:date-value="2018-04-03T14:09:06.52">
            <text:p>04/03/18</text:p>
          </table:table-cell>
          <table:table-cell table:style-name="ce52" table:formula="of:= IF(MONTH([.F15])=MONTH([.E15]) ; IF(NETWORKDAYS([.E15];[.E15]) &lt; NETWORKDAYS(DATE(YEAR([.E15]);MONTH([.E15]);1);EOMONTH([.E15];0)) / 2 ; 0 ; 1)  ;  IF( NETWORKDAYS([.E15];EOMONTH([.E15];0)) &lt; NETWORKDAYS(DATE(YEAR([.E15]);MONTH([.E15]);1);EOMONTH([.E15];0))/2  ; 0  ; 1) + IF(MONTH([.F15]) &gt; MONTH([.E15]) ; MONTH([.F15])-MONTH([.E15])-1 ; 0) + IF(NETWORKDAYS(DATE(YEAR([.F15]);MONTH([.F15]);1);[.F15]) &lt;  NETWORKDAYS(DATE(YEAR([.F15]);MONTH([.F15]);1);EOMONTH([.F15];0)) / 2 ; 0 ; 1))" office:value-type="float" office:value="3">
            <text:p>3</text:p>
          </table:table-cell>
          <table:table-cell table:style-name="ce56" table:formula="of:=SUMPRODUCT([Thong_Tin_Ngay_Nghi_201801.$B$3:.$B$60]=[.$B15];[Thong_Tin_Ngay_Nghi_201801.$C$3:.$C$60]) +  SUMPRODUCT([Thong_Tin_Ngay_Nghi_201802.$B$3:.$B$64]=[.$B15];[Thong_Tin_Ngay_Nghi_201802.$C$3:.$C$64]) + SUMPRODUCT([Thong_Tin_Ngay_Nghi_201803.$B$3:.$B$58]=[.$B15];[Thong_Tin_Ngay_Nghi_201803.$C$3:.$C$58])" office:value-type="float" office:value="7">
            <text:p>7</text:p>
          </table:table-cell>
          <table:table-cell table:style-name="ce61" table:formula="of:=SUMPRODUCT([Thong_Tin_Ngay_Nghi_201801.$B$3:.$B$61]=[.$B15];[Thong_Tin_Ngay_Nghi_201801.$C$3:.$C$61])+SUMPRODUCT([Thong_Tin_Ngay_Nghi_201802.$B$3:.$B$65]=[.$B15];[Thong_Tin_Ngay_Nghi_201802.$C$3:.$C$65])+SUMPRODUCT([Thong_Tin_Ngay_Nghi_201803.$B$3:.$B$59]=[.$B15];[Thong_Tin_Ngay_Nghi_201803.$C$3:.$C$59])+SUMPRODUCT([Thong_Tin_Ngay_Nghi_201804.$B$3:.$B$57]=[.$B15];[Thong_Tin_Ngay_Nghi_201804.$C$3:.$C$57])+SUMPRODUCT([Thong_Tin_Ngay_Nghi_201805.$B$3:.$B$55]=[.$B15];[Thong_Tin_Ngay_Nghi_201805.$C$3:.$C$55])+SUMPRODUCT([Thong_Tin_Ngay_Nghi_201806.$B$3:.$B$59]=[.$B15];[Thong_Tin_Ngay_Nghi_201806.$C$3:.$C$59])+SUMPRODUCT([Thong_Tin_Ngay_Nghi_201807.$B$3:.$B$60]=[.$B15];[Thong_Tin_Ngay_Nghi_201807.$C$3:.$C$60])+SUMPRODUCT([Thong_Tin_Ngay_Nghi_201808.$B$3:.$B$61]=[.$B15];[Thong_Tin_Ngay_Nghi_201808.$C$3:.$C$61])+SUMPRODUCT([Thong_Tin_Ngay_Nghi_201809.$B$3:.$B$58]=[.$B15];[Thong_Tin_Ngay_Nghi_201809.$C$3:.$C$58])+SUMPRODUCT([Thong_Tin_Ngay_Nghi_201810.$B$3:.$B$57]=[.$B15];[Thong_Tin_Ngay_Nghi_201810.$C$3:.$C$57])+SUMPRODUCT([Thong_Tin_Ngay_Nghi_201811.$B$3:.$B$59]=[.$B15];[Thong_Tin_Ngay_Nghi_201811.$C$3:.$C$59])+ SUMPRODUCT([Thong_Tin_Ngay_Nghi_201812.$B$3:.$B$60]=[.$B15];[Thong_Tin_Ngay_Nghi_201812.$C$3:.$C$60])" office:value-type="float" office:value="7">
            <text:p>7</text:p>
          </table:table-cell>
          <table:table-cell table:style-name="ce48" table:formula="of:=IF(DATE(YEAR([.F15]);MONTH([.F15]);DAY([.F15]))&lt;=DATE(YEAR([.F15]);3;31); [.D15]-[.H15] + [.G15]; IF([.H15]-[.D15]&lt;0;[.H15] + [.G15] -[.I15];[.G15]+[.D15]-[.I15]))" office:value-type="float" office:value="-3.5">
            <text:p>-3.5</text:p>
          </table:table-cell>
          <table:table-cell table:number-columns-repeated="2" table:style-name="ce49"/>
          <table:table-cell table:style-name="ce64" office:value-type="float" office:value="1">
            <text:p>1</text:p>
          </table:table-cell>
          <table:table-cell table:style-name="ce48" table:formula="of:=[.J15]+[.L15] +[.K15]+[.M15]" office:value-type="float" office:value="-2.5">
            <text:p>-2.5</text:p>
          </table:table-cell>
          <table:table-cell table:style-name="ce66"/>
          <table:table-cell table:style-name="ce69" table:number-columns-repeated="1009"/>
        </table:table-row>
        <table:table-row table:style-name="ro11">
          <table:table-cell table:style-name="ce42" office:value-type="float" office:value="10">
            <text:p>10</text:p>
          </table:table-cell>
          <table:table-cell table:style-name="ce44" office:value-type="string">
            <text:p>HaTT</text:p>
          </table:table-cell>
          <table:table-cell table:style-name="ce48" office:value-type="float" office:value="6.5">
            <text:p>6.5</text:p>
          </table:table-cell>
          <table:table-cell table:style-name="ce48" table:formula="of:=IF([.C16]&lt;0;0;[.C16])" office:value-type="float" office:value="6.5">
            <text:p>6.5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16]);DATE(YEAR([.E16]);12;31);NOW())" office:value-type="date" office:date-value="2018-04-03T14:09:06.52">
            <text:p>04/03/18</text:p>
          </table:table-cell>
          <table:table-cell table:style-name="ce52" table:formula="of:= IF(MONTH([.F16])=MONTH([.E16]) ; IF(NETWORKDAYS([.E16];[.E16]) &lt; NETWORKDAYS(DATE(YEAR([.E16]);MONTH([.E16]);1);EOMONTH([.E16];0)) / 2 ; 0 ; 1)  ;  IF( NETWORKDAYS([.E16];EOMONTH([.E16];0)) &lt; NETWORKDAYS(DATE(YEAR([.E16]);MONTH([.E16]);1);EOMONTH([.E16];0))/2  ; 0  ; 1) + IF(MONTH([.F16]) &gt; MONTH([.E16]) ; MONTH([.F16])-MONTH([.E16])-1 ; 0) + IF(NETWORKDAYS(DATE(YEAR([.F16]);MONTH([.F16]);1);[.F16]) &lt;  NETWORKDAYS(DATE(YEAR([.F16]);MONTH([.F16]);1);EOMONTH([.F16];0)) / 2 ; 0 ; 1))" office:value-type="float" office:value="3">
            <text:p>3</text:p>
          </table:table-cell>
          <table:table-cell table:style-name="ce56" table:formula="of:=SUMPRODUCT([Thong_Tin_Ngay_Nghi_201801.$B$3:.$B$60]=[.$B16];[Thong_Tin_Ngay_Nghi_201801.$C$3:.$C$60]) +  SUMPRODUCT([Thong_Tin_Ngay_Nghi_201802.$B$3:.$B$64]=[.$B16];[Thong_Tin_Ngay_Nghi_201802.$C$3:.$C$64]) + SUMPRODUCT([Thong_Tin_Ngay_Nghi_201803.$B$3:.$B$58]=[.$B16];[Thong_Tin_Ngay_Nghi_201803.$C$3:.$C$58])" office:value-type="float" office:value="6.5">
            <text:p>6.5</text:p>
          </table:table-cell>
          <table:table-cell table:style-name="ce61" table:formula="of:=SUMPRODUCT([Thong_Tin_Ngay_Nghi_201801.$B$3:.$B$61]=[.$B16];[Thong_Tin_Ngay_Nghi_201801.$C$3:.$C$61])+SUMPRODUCT([Thong_Tin_Ngay_Nghi_201802.$B$3:.$B$65]=[.$B16];[Thong_Tin_Ngay_Nghi_201802.$C$3:.$C$65])+SUMPRODUCT([Thong_Tin_Ngay_Nghi_201803.$B$3:.$B$59]=[.$B16];[Thong_Tin_Ngay_Nghi_201803.$C$3:.$C$59])+SUMPRODUCT([Thong_Tin_Ngay_Nghi_201804.$B$3:.$B$57]=[.$B16];[Thong_Tin_Ngay_Nghi_201804.$C$3:.$C$57])+SUMPRODUCT([Thong_Tin_Ngay_Nghi_201805.$B$3:.$B$55]=[.$B16];[Thong_Tin_Ngay_Nghi_201805.$C$3:.$C$55])+SUMPRODUCT([Thong_Tin_Ngay_Nghi_201806.$B$3:.$B$59]=[.$B16];[Thong_Tin_Ngay_Nghi_201806.$C$3:.$C$59])+SUMPRODUCT([Thong_Tin_Ngay_Nghi_201807.$B$3:.$B$60]=[.$B16];[Thong_Tin_Ngay_Nghi_201807.$C$3:.$C$60])+SUMPRODUCT([Thong_Tin_Ngay_Nghi_201808.$B$3:.$B$61]=[.$B16];[Thong_Tin_Ngay_Nghi_201808.$C$3:.$C$61])+SUMPRODUCT([Thong_Tin_Ngay_Nghi_201809.$B$3:.$B$58]=[.$B16];[Thong_Tin_Ngay_Nghi_201809.$C$3:.$C$58])+SUMPRODUCT([Thong_Tin_Ngay_Nghi_201810.$B$3:.$B$57]=[.$B16];[Thong_Tin_Ngay_Nghi_201810.$C$3:.$C$57])+SUMPRODUCT([Thong_Tin_Ngay_Nghi_201811.$B$3:.$B$59]=[.$B16];[Thong_Tin_Ngay_Nghi_201811.$C$3:.$C$59])+ SUMPRODUCT([Thong_Tin_Ngay_Nghi_201812.$B$3:.$B$60]=[.$B16];[Thong_Tin_Ngay_Nghi_201812.$C$3:.$C$60])" office:value-type="float" office:value="6.5">
            <text:p>6.5</text:p>
          </table:table-cell>
          <table:table-cell table:style-name="ce48" table:formula="of:=IF(DATE(YEAR([.F16]);MONTH([.F16]);DAY([.F16]))&lt;=DATE(YEAR([.F16]);3;31); [.D16]-[.H16] + [.G16]; IF([.H16]-[.D16]&lt;0;[.H16] + [.G16] -[.I16];[.G16]+[.D16]-[.I16]))" office:value-type="float" office:value="3">
            <text:p>3</text:p>
          </table:table-cell>
          <table:table-cell table:number-columns-repeated="2" table:style-name="ce48"/>
          <table:table-cell table:style-name="ce63"/>
          <table:table-cell table:style-name="ce48" table:formula="of:=[.J16]+[.L16] +[.K16]+[.M16]" office:value-type="float" office:value="3">
            <text:p>3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11">
            <text:p>11</text:p>
          </table:table-cell>
          <table:table-cell table:style-name="ce44" office:value-type="string">
            <text:p>HaiNM</text:p>
          </table:table-cell>
          <table:table-cell table:style-name="ce48" office:value-type="float" office:value="1">
            <text:p>1</text:p>
          </table:table-cell>
          <table:table-cell table:style-name="ce48" table:formula="of:=IF([.C17]&lt;0;0;[.C17])" office:value-type="float" office:value="1">
            <text:p>1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17]);DATE(YEAR([.E17]);12;31);NOW())" office:value-type="date" office:date-value="2018-04-03T14:09:06.52">
            <text:p>04/03/18</text:p>
          </table:table-cell>
          <table:table-cell table:style-name="ce52" table:formula="of:= IF(MONTH([.F17])=MONTH([.E17]) ; IF(NETWORKDAYS([.E17];[.E17]) &lt; NETWORKDAYS(DATE(YEAR([.E17]);MONTH([.E17]);1);EOMONTH([.E17];0)) / 2 ; 0 ; 1)  ;  IF( NETWORKDAYS([.E17];EOMONTH([.E17];0)) &lt; NETWORKDAYS(DATE(YEAR([.E17]);MONTH([.E17]);1);EOMONTH([.E17];0))/2  ; 0  ; 1) + IF(MONTH([.F17]) &gt; MONTH([.E17]) ; MONTH([.F17])-MONTH([.E17])-1 ; 0) + IF(NETWORKDAYS(DATE(YEAR([.F17]);MONTH([.F17]);1);[.F17]) &lt;  NETWORKDAYS(DATE(YEAR([.F17]);MONTH([.F17]);1);EOMONTH([.F17];0)) / 2 ; 0 ; 1))" office:value-type="float" office:value="3">
            <text:p>3</text:p>
          </table:table-cell>
          <table:table-cell table:style-name="ce56" table:formula="of:=SUMPRODUCT([Thong_Tin_Ngay_Nghi_201801.$B$3:.$B$60]=[.$B17];[Thong_Tin_Ngay_Nghi_201801.$C$3:.$C$60]) +  SUMPRODUCT([Thong_Tin_Ngay_Nghi_201802.$B$3:.$B$64]=[.$B17];[Thong_Tin_Ngay_Nghi_201802.$C$3:.$C$64]) + SUMPRODUCT([Thong_Tin_Ngay_Nghi_201803.$B$3:.$B$58]=[.$B17];[Thong_Tin_Ngay_Nghi_201803.$C$3:.$C$58])" office:value-type="float" office:value="7">
            <text:p>7</text:p>
          </table:table-cell>
          <table:table-cell table:style-name="ce61" table:formula="of:=SUMPRODUCT([Thong_Tin_Ngay_Nghi_201801.$B$3:.$B$61]=[.$B17];[Thong_Tin_Ngay_Nghi_201801.$C$3:.$C$61])+SUMPRODUCT([Thong_Tin_Ngay_Nghi_201802.$B$3:.$B$65]=[.$B17];[Thong_Tin_Ngay_Nghi_201802.$C$3:.$C$65])+SUMPRODUCT([Thong_Tin_Ngay_Nghi_201803.$B$3:.$B$59]=[.$B17];[Thong_Tin_Ngay_Nghi_201803.$C$3:.$C$59])+SUMPRODUCT([Thong_Tin_Ngay_Nghi_201804.$B$3:.$B$57]=[.$B17];[Thong_Tin_Ngay_Nghi_201804.$C$3:.$C$57])+SUMPRODUCT([Thong_Tin_Ngay_Nghi_201805.$B$3:.$B$55]=[.$B17];[Thong_Tin_Ngay_Nghi_201805.$C$3:.$C$55])+SUMPRODUCT([Thong_Tin_Ngay_Nghi_201806.$B$3:.$B$59]=[.$B17];[Thong_Tin_Ngay_Nghi_201806.$C$3:.$C$59])+SUMPRODUCT([Thong_Tin_Ngay_Nghi_201807.$B$3:.$B$60]=[.$B17];[Thong_Tin_Ngay_Nghi_201807.$C$3:.$C$60])+SUMPRODUCT([Thong_Tin_Ngay_Nghi_201808.$B$3:.$B$61]=[.$B17];[Thong_Tin_Ngay_Nghi_201808.$C$3:.$C$61])+SUMPRODUCT([Thong_Tin_Ngay_Nghi_201809.$B$3:.$B$58]=[.$B17];[Thong_Tin_Ngay_Nghi_201809.$C$3:.$C$58])+SUMPRODUCT([Thong_Tin_Ngay_Nghi_201810.$B$3:.$B$57]=[.$B17];[Thong_Tin_Ngay_Nghi_201810.$C$3:.$C$57])+SUMPRODUCT([Thong_Tin_Ngay_Nghi_201811.$B$3:.$B$59]=[.$B17];[Thong_Tin_Ngay_Nghi_201811.$C$3:.$C$59])+ SUMPRODUCT([Thong_Tin_Ngay_Nghi_201812.$B$3:.$B$60]=[.$B17];[Thong_Tin_Ngay_Nghi_201812.$C$3:.$C$60])" office:value-type="float" office:value="7">
            <text:p>7</text:p>
          </table:table-cell>
          <table:table-cell table:style-name="ce48" table:formula="of:=IF(DATE(YEAR([.F17]);MONTH([.F17]);DAY([.F17]))&lt;=DATE(YEAR([.F17]);3;31); [.D17]-[.H17] + [.G17]; IF([.H17]-[.D17]&lt;0;[.H17] + [.G17] -[.I17];[.G17]+[.D17]-[.I17]))" office:value-type="float" office:value="-3">
            <text:p>-3</text:p>
          </table:table-cell>
          <table:table-cell table:number-columns-repeated="2" table:style-name="ce48"/>
          <table:table-cell table:style-name="ce63"/>
          <table:table-cell table:style-name="ce48" table:formula="of:=[.J17]+[.L17] +[.K17]+[.M17]" office:value-type="float" office:value="-3">
            <text:p>-3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12">
            <text:p>12</text:p>
          </table:table-cell>
          <table:table-cell table:style-name="ce44" office:value-type="string">
            <text:p>HangDTT</text:p>
          </table:table-cell>
          <table:table-cell table:style-name="ce48" office:value-type="float" office:value="3.5">
            <text:p>3.5</text:p>
          </table:table-cell>
          <table:table-cell table:style-name="ce48" table:formula="of:=IF([.C18]&lt;0;0;[.C18])" office:value-type="float" office:value="3.5">
            <text:p>3.5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18]);DATE(YEAR([.E18]);12;31);NOW())" office:value-type="date" office:date-value="2018-04-03T14:09:06.52">
            <text:p>04/03/18</text:p>
          </table:table-cell>
          <table:table-cell table:style-name="ce52" table:formula="of:= IF(MONTH([.F18])=MONTH([.E18]) ; IF(NETWORKDAYS([.E18];[.E18]) &lt; NETWORKDAYS(DATE(YEAR([.E18]);MONTH([.E18]);1);EOMONTH([.E18];0)) / 2 ; 0 ; 1)  ;  IF( NETWORKDAYS([.E18];EOMONTH([.E18];0)) &lt; NETWORKDAYS(DATE(YEAR([.E18]);MONTH([.E18]);1);EOMONTH([.E18];0))/2  ; 0  ; 1) + IF(MONTH([.F18]) &gt; MONTH([.E18]) ; MONTH([.F18])-MONTH([.E18])-1 ; 0) + IF(NETWORKDAYS(DATE(YEAR([.F18]);MONTH([.F18]);1);[.F18]) &lt;  NETWORKDAYS(DATE(YEAR([.F18]);MONTH([.F18]);1);EOMONTH([.F18];0)) / 2 ; 0 ; 1))" office:value-type="float" office:value="3">
            <text:p>3</text:p>
          </table:table-cell>
          <table:table-cell table:style-name="ce56" table:formula="of:=SUMPRODUCT([Thong_Tin_Ngay_Nghi_201801.$B$3:.$B$60]=[.$B18];[Thong_Tin_Ngay_Nghi_201801.$C$3:.$C$60]) +  SUMPRODUCT([Thong_Tin_Ngay_Nghi_201802.$B$3:.$B$64]=[.$B18];[Thong_Tin_Ngay_Nghi_201802.$C$3:.$C$64]) + SUMPRODUCT([Thong_Tin_Ngay_Nghi_201803.$B$3:.$B$58]=[.$B18];[Thong_Tin_Ngay_Nghi_201803.$C$3:.$C$58])" office:value-type="float" office:value="4.5">
            <text:p>4.5</text:p>
          </table:table-cell>
          <table:table-cell table:style-name="ce61" table:formula="of:=SUMPRODUCT([Thong_Tin_Ngay_Nghi_201801.$B$3:.$B$61]=[.$B18];[Thong_Tin_Ngay_Nghi_201801.$C$3:.$C$61])+SUMPRODUCT([Thong_Tin_Ngay_Nghi_201802.$B$3:.$B$65]=[.$B18];[Thong_Tin_Ngay_Nghi_201802.$C$3:.$C$65])+SUMPRODUCT([Thong_Tin_Ngay_Nghi_201803.$B$3:.$B$59]=[.$B18];[Thong_Tin_Ngay_Nghi_201803.$C$3:.$C$59])+SUMPRODUCT([Thong_Tin_Ngay_Nghi_201804.$B$3:.$B$57]=[.$B18];[Thong_Tin_Ngay_Nghi_201804.$C$3:.$C$57])+SUMPRODUCT([Thong_Tin_Ngay_Nghi_201805.$B$3:.$B$55]=[.$B18];[Thong_Tin_Ngay_Nghi_201805.$C$3:.$C$55])+SUMPRODUCT([Thong_Tin_Ngay_Nghi_201806.$B$3:.$B$59]=[.$B18];[Thong_Tin_Ngay_Nghi_201806.$C$3:.$C$59])+SUMPRODUCT([Thong_Tin_Ngay_Nghi_201807.$B$3:.$B$60]=[.$B18];[Thong_Tin_Ngay_Nghi_201807.$C$3:.$C$60])+SUMPRODUCT([Thong_Tin_Ngay_Nghi_201808.$B$3:.$B$61]=[.$B18];[Thong_Tin_Ngay_Nghi_201808.$C$3:.$C$61])+SUMPRODUCT([Thong_Tin_Ngay_Nghi_201809.$B$3:.$B$58]=[.$B18];[Thong_Tin_Ngay_Nghi_201809.$C$3:.$C$58])+SUMPRODUCT([Thong_Tin_Ngay_Nghi_201810.$B$3:.$B$57]=[.$B18];[Thong_Tin_Ngay_Nghi_201810.$C$3:.$C$57])+SUMPRODUCT([Thong_Tin_Ngay_Nghi_201811.$B$3:.$B$59]=[.$B18];[Thong_Tin_Ngay_Nghi_201811.$C$3:.$C$59])+ SUMPRODUCT([Thong_Tin_Ngay_Nghi_201812.$B$3:.$B$60]=[.$B18];[Thong_Tin_Ngay_Nghi_201812.$C$3:.$C$60])" office:value-type="float" office:value="4.5">
            <text:p>4.5</text:p>
          </table:table-cell>
          <table:table-cell table:style-name="ce48" table:formula="of:=IF(DATE(YEAR([.F18]);MONTH([.F18]);DAY([.F18]))&lt;=DATE(YEAR([.F18]);3;31); [.D18]-[.H18] + [.G18]; IF([.H18]-[.D18]&lt;0;[.H18] + [.G18] -[.I18];[.G18]+[.D18]-[.I18]))" office:value-type="float" office:value="2">
            <text:p>2</text:p>
          </table:table-cell>
          <table:table-cell table:number-columns-repeated="2" table:style-name="ce48"/>
          <table:table-cell table:style-name="ce63"/>
          <table:table-cell table:style-name="ce48" table:formula="of:=[.J18]+[.L18] +[.K18]+[.M18]" office:value-type="float" office:value="2">
            <text:p>2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13">
            <text:p>13</text:p>
          </table:table-cell>
          <table:table-cell table:style-name="ce44" office:value-type="string">
            <text:p>HienNV</text:p>
          </table:table-cell>
          <table:table-cell table:style-name="ce48" office:value-type="float" office:value="-49.5">
            <text:p>-49.5</text:p>
          </table:table-cell>
          <table:table-cell table:style-name="ce48" table:formula="of:=IF([.C19]&lt;0;0;[.C19])" office:value-type="float" office:value="0">
            <text:p>0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19]);DATE(YEAR([.E19]);12;31);NOW())" office:value-type="date" office:date-value="2018-04-03T14:09:06.52">
            <text:p>04/03/18</text:p>
          </table:table-cell>
          <table:table-cell table:style-name="ce52" table:formula="of:= IF(MONTH([.F19])=MONTH([.E19]) ; IF(NETWORKDAYS([.E19];[.E19]) &lt; NETWORKDAYS(DATE(YEAR([.E19]);MONTH([.E19]);1);EOMONTH([.E19];0)) / 2 ; 0 ; 1)  ;  IF( NETWORKDAYS([.E19];EOMONTH([.E19];0)) &lt; NETWORKDAYS(DATE(YEAR([.E19]);MONTH([.E19]);1);EOMONTH([.E19];0))/2  ; 0  ; 1) + IF(MONTH([.F19]) &gt; MONTH([.E19]) ; MONTH([.F19])-MONTH([.E19])-1 ; 0) + IF(NETWORKDAYS(DATE(YEAR([.F19]);MONTH([.F19]);1);[.F19]) &lt;  NETWORKDAYS(DATE(YEAR([.F19]);MONTH([.F19]);1);EOMONTH([.F19];0)) / 2 ; 0 ; 1))" office:value-type="float" office:value="3">
            <text:p>3</text:p>
          </table:table-cell>
          <table:table-cell table:style-name="ce56" table:formula="of:=SUMPRODUCT([Thong_Tin_Ngay_Nghi_201801.$B$3:.$B$60]=[.$B19];[Thong_Tin_Ngay_Nghi_201801.$C$3:.$C$60]) +  SUMPRODUCT([Thong_Tin_Ngay_Nghi_201802.$B$3:.$B$64]=[.$B19];[Thong_Tin_Ngay_Nghi_201802.$C$3:.$C$64]) + SUMPRODUCT([Thong_Tin_Ngay_Nghi_201803.$B$3:.$B$58]=[.$B19];[Thong_Tin_Ngay_Nghi_201803.$C$3:.$C$58])" office:value-type="float" office:value="21">
            <text:p>21</text:p>
          </table:table-cell>
          <table:table-cell table:style-name="ce61" table:formula="of:=SUMPRODUCT([Thong_Tin_Ngay_Nghi_201801.$B$3:.$B$61]=[.$B19];[Thong_Tin_Ngay_Nghi_201801.$C$3:.$C$61])+SUMPRODUCT([Thong_Tin_Ngay_Nghi_201802.$B$3:.$B$65]=[.$B19];[Thong_Tin_Ngay_Nghi_201802.$C$3:.$C$65])+SUMPRODUCT([Thong_Tin_Ngay_Nghi_201803.$B$3:.$B$59]=[.$B19];[Thong_Tin_Ngay_Nghi_201803.$C$3:.$C$59])+SUMPRODUCT([Thong_Tin_Ngay_Nghi_201804.$B$3:.$B$57]=[.$B19];[Thong_Tin_Ngay_Nghi_201804.$C$3:.$C$57])+SUMPRODUCT([Thong_Tin_Ngay_Nghi_201805.$B$3:.$B$55]=[.$B19];[Thong_Tin_Ngay_Nghi_201805.$C$3:.$C$55])+SUMPRODUCT([Thong_Tin_Ngay_Nghi_201806.$B$3:.$B$59]=[.$B19];[Thong_Tin_Ngay_Nghi_201806.$C$3:.$C$59])+SUMPRODUCT([Thong_Tin_Ngay_Nghi_201807.$B$3:.$B$60]=[.$B19];[Thong_Tin_Ngay_Nghi_201807.$C$3:.$C$60])+SUMPRODUCT([Thong_Tin_Ngay_Nghi_201808.$B$3:.$B$61]=[.$B19];[Thong_Tin_Ngay_Nghi_201808.$C$3:.$C$61])+SUMPRODUCT([Thong_Tin_Ngay_Nghi_201809.$B$3:.$B$58]=[.$B19];[Thong_Tin_Ngay_Nghi_201809.$C$3:.$C$58])+SUMPRODUCT([Thong_Tin_Ngay_Nghi_201810.$B$3:.$B$57]=[.$B19];[Thong_Tin_Ngay_Nghi_201810.$C$3:.$C$57])+SUMPRODUCT([Thong_Tin_Ngay_Nghi_201811.$B$3:.$B$59]=[.$B19];[Thong_Tin_Ngay_Nghi_201811.$C$3:.$C$59])+ SUMPRODUCT([Thong_Tin_Ngay_Nghi_201812.$B$3:.$B$60]=[.$B19];[Thong_Tin_Ngay_Nghi_201812.$C$3:.$C$60])" office:value-type="float" office:value="21">
            <text:p>21</text:p>
          </table:table-cell>
          <table:table-cell table:style-name="ce48" table:formula="of:=IF(DATE(YEAR([.F19]);MONTH([.F19]);DAY([.F19]))&lt;=DATE(YEAR([.F19]);3;31); [.D19]-[.H19] + [.G19]; IF([.H19]-[.D19]&lt;0;[.H19] + [.G19] -[.I19];[.G19]+[.D19]-[.I19]))" office:value-type="float" office:value="-18">
            <text:p>-18</text:p>
          </table:table-cell>
          <table:table-cell table:number-columns-repeated="2" table:style-name="ce48"/>
          <table:table-cell table:style-name="ce63" office:value-type="float" office:value="1">
            <text:p>1</text:p>
          </table:table-cell>
          <table:table-cell table:style-name="ce48" table:formula="of:=[.J19]+[.L19] +[.K19]+[.M19]" office:value-type="float" office:value="-17">
            <text:p>-17</text:p>
          </table:table-cell>
          <table:table-cell table:style-name="ce66"/>
          <table:table-cell table:number-columns-repeated="1009"/>
        </table:table-row>
        <table:table-row table:style-name="ro13">
          <table:table-cell table:style-name="ce42" office:value-type="float" office:value="14">
            <text:p>14</text:p>
          </table:table-cell>
          <table:table-cell table:style-name="ce44" office:value-type="string">
            <text:p>HienVT</text:p>
          </table:table-cell>
          <table:table-cell table:style-name="ce48"/>
          <table:table-cell table:style-name="ce48"/>
          <table:table-cell table:style-name="ce50" office:value-type="date" office:date-value="2018-02-05">
            <text:p>02/05/18</text:p>
          </table:table-cell>
          <table:table-cell table:style-name="ce50" table:formula="of:=IF(YEAR(NOW())&gt;YEAR([.E20]);DATE(YEAR([.E20]);12;31);NOW())" office:value-type="date" office:date-value="2018-04-03T14:09:06.52">
            <text:p>04/03/18</text:p>
          </table:table-cell>
          <table:table-cell table:style-name="ce52" table:formula="of:= IF(MONTH([.F20])=MONTH([.E20]) ; IF(NETWORKDAYS([.E20];[.E20]) &lt; NETWORKDAYS(DATE(YEAR([.E20]);MONTH([.E20]);1);EOMONTH([.E20];0)) / 2 ; 0 ; 1)  ;  IF( NETWORKDAYS([.E20];EOMONTH([.E20];0)) &lt; NETWORKDAYS(DATE(YEAR([.E20]);MONTH([.E20]);1);EOMONTH([.E20];0))/2  ; 0  ; 1) + IF(MONTH([.F20]) &gt; MONTH([.E20]) ; MONTH([.F20])-MONTH([.E20])-1 ; 0) + IF(NETWORKDAYS(DATE(YEAR([.F20]);MONTH([.F20]);1);[.F20]) &lt;  NETWORKDAYS(DATE(YEAR([.F20]);MONTH([.F20]);1);EOMONTH([.F20];0)) / 2 ; 0 ; 1))" office:value-type="float" office:value="2">
            <text:p>2</text:p>
          </table:table-cell>
          <table:table-cell table:style-name="ce56" table:formula="of:=SUMPRODUCT([Thong_Tin_Ngay_Nghi_201801.$B$3:.$B$60]=[.$B20];[Thong_Tin_Ngay_Nghi_201801.$C$3:.$C$60]) +  SUMPRODUCT([Thong_Tin_Ngay_Nghi_201802.$B$3:.$B$64]=[.$B20];[Thong_Tin_Ngay_Nghi_201802.$C$3:.$C$64]) + SUMPRODUCT([Thong_Tin_Ngay_Nghi_201803.$B$3:.$B$58]=[.$B20];[Thong_Tin_Ngay_Nghi_201803.$C$3:.$C$58])" office:value-type="float" office:value="2">
            <text:p>2</text:p>
          </table:table-cell>
          <table:table-cell table:style-name="ce61" table:formula="of:=SUMPRODUCT([Thong_Tin_Ngay_Nghi_201801.$B$3:.$B$61]=[.$B20];[Thong_Tin_Ngay_Nghi_201801.$C$3:.$C$61])+SUMPRODUCT([Thong_Tin_Ngay_Nghi_201802.$B$3:.$B$65]=[.$B20];[Thong_Tin_Ngay_Nghi_201802.$C$3:.$C$65])+SUMPRODUCT([Thong_Tin_Ngay_Nghi_201803.$B$3:.$B$59]=[.$B20];[Thong_Tin_Ngay_Nghi_201803.$C$3:.$C$59])+SUMPRODUCT([Thong_Tin_Ngay_Nghi_201804.$B$3:.$B$57]=[.$B20];[Thong_Tin_Ngay_Nghi_201804.$C$3:.$C$57])+SUMPRODUCT([Thong_Tin_Ngay_Nghi_201805.$B$3:.$B$55]=[.$B20];[Thong_Tin_Ngay_Nghi_201805.$C$3:.$C$55])+SUMPRODUCT([Thong_Tin_Ngay_Nghi_201806.$B$3:.$B$59]=[.$B20];[Thong_Tin_Ngay_Nghi_201806.$C$3:.$C$59])+SUMPRODUCT([Thong_Tin_Ngay_Nghi_201807.$B$3:.$B$60]=[.$B20];[Thong_Tin_Ngay_Nghi_201807.$C$3:.$C$60])+SUMPRODUCT([Thong_Tin_Ngay_Nghi_201808.$B$3:.$B$61]=[.$B20];[Thong_Tin_Ngay_Nghi_201808.$C$3:.$C$61])+SUMPRODUCT([Thong_Tin_Ngay_Nghi_201809.$B$3:.$B$58]=[.$B20];[Thong_Tin_Ngay_Nghi_201809.$C$3:.$C$58])+SUMPRODUCT([Thong_Tin_Ngay_Nghi_201810.$B$3:.$B$57]=[.$B20];[Thong_Tin_Ngay_Nghi_201810.$C$3:.$C$57])+SUMPRODUCT([Thong_Tin_Ngay_Nghi_201811.$B$3:.$B$59]=[.$B20];[Thong_Tin_Ngay_Nghi_201811.$C$3:.$C$59])+ SUMPRODUCT([Thong_Tin_Ngay_Nghi_201812.$B$3:.$B$60]=[.$B20];[Thong_Tin_Ngay_Nghi_201812.$C$3:.$C$60])" office:value-type="float" office:value="2">
            <text:p>2</text:p>
          </table:table-cell>
          <table:table-cell table:style-name="ce48" table:formula="of:=IF(DATE(YEAR([.F20]);MONTH([.F20]);DAY([.F20]))&lt;=DATE(YEAR([.F20]);3;31); [.D20]-[.H20] + [.G20]; IF([.H20]-[.D20]&lt;0;[.H20] + [.G20] -[.I20];[.G20]+[.D20]-[.I20]))" office:value-type="float" office:value="0">
            <text:p>0</text:p>
          </table:table-cell>
          <table:table-cell table:number-columns-repeated="2" table:style-name="ce48"/>
          <table:table-cell table:style-name="ce63" office:value-type="float" office:value="2">
            <text:p>2</text:p>
          </table:table-cell>
          <table:table-cell table:style-name="ce48" table:formula="of:=[.J20]+[.L20] +[.K20]+[.M20]" office:value-type="float" office:value="2">
            <text:p>2</text:p>
          </table:table-cell>
          <table:table-cell table:style-name="ce66" office:value-type="string">
            <text:p>Những ngày nghỉ này đã trừ vào lương → sẽ ko trừ vào phép nữa: </text:p>
            <text:p>- Tháng 3: 2 ngày</text:p>
          </table:table-cell>
          <table:table-cell table:number-columns-repeated="1009"/>
        </table:table-row>
        <table:table-row table:style-name="ro11">
          <table:table-cell table:style-name="ce42" office:value-type="float" office:value="15">
            <text:p>15</text:p>
          </table:table-cell>
          <table:table-cell table:style-name="ce44" office:value-type="string">
            <text:p>HiepNH</text:p>
          </table:table-cell>
          <table:table-cell table:style-name="ce48" office:value-type="float" office:value="4">
            <text:p>4</text:p>
          </table:table-cell>
          <table:table-cell table:style-name="ce48" table:formula="of:=IF([.C21]&lt;0;0;[.C21])" office:value-type="float" office:value="4">
            <text:p>4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21]);DATE(YEAR([.E21]);12;31);NOW())" office:value-type="date" office:date-value="2018-04-03T14:09:06.52">
            <text:p>04/03/18</text:p>
          </table:table-cell>
          <table:table-cell table:style-name="ce52" table:formula="of:= IF(MONTH([.F21])=MONTH([.E21]) ; IF(NETWORKDAYS([.E21];[.E21]) &lt; NETWORKDAYS(DATE(YEAR([.E21]);MONTH([.E21]);1);EOMONTH([.E21];0)) / 2 ; 0 ; 1)  ;  IF( NETWORKDAYS([.E21];EOMONTH([.E21];0)) &lt; NETWORKDAYS(DATE(YEAR([.E21]);MONTH([.E21]);1);EOMONTH([.E21];0))/2  ; 0  ; 1) + IF(MONTH([.F21]) &gt; MONTH([.E21]) ; MONTH([.F21])-MONTH([.E21])-1 ; 0) + IF(NETWORKDAYS(DATE(YEAR([.F21]);MONTH([.F21]);1);[.F21]) &lt;  NETWORKDAYS(DATE(YEAR([.F21]);MONTH([.F21]);1);EOMONTH([.F21];0)) / 2 ; 0 ; 1))" office:value-type="float" office:value="3">
            <text:p>3</text:p>
          </table:table-cell>
          <table:table-cell table:style-name="ce56" table:formula="of:=SUMPRODUCT([Thong_Tin_Ngay_Nghi_201801.$B$3:.$B$60]=[.$B21];[Thong_Tin_Ngay_Nghi_201801.$C$3:.$C$60]) +  SUMPRODUCT([Thong_Tin_Ngay_Nghi_201802.$B$3:.$B$64]=[.$B21];[Thong_Tin_Ngay_Nghi_201802.$C$3:.$C$64]) + SUMPRODUCT([Thong_Tin_Ngay_Nghi_201803.$B$3:.$B$58]=[.$B21];[Thong_Tin_Ngay_Nghi_201803.$C$3:.$C$58])" office:value-type="float" office:value="6.5">
            <text:p>6.5</text:p>
          </table:table-cell>
          <table:table-cell table:style-name="ce61" table:formula="of:=SUMPRODUCT([Thong_Tin_Ngay_Nghi_201801.$B$3:.$B$61]=[.$B21];[Thong_Tin_Ngay_Nghi_201801.$C$3:.$C$61])+SUMPRODUCT([Thong_Tin_Ngay_Nghi_201802.$B$3:.$B$65]=[.$B21];[Thong_Tin_Ngay_Nghi_201802.$C$3:.$C$65])+SUMPRODUCT([Thong_Tin_Ngay_Nghi_201803.$B$3:.$B$59]=[.$B21];[Thong_Tin_Ngay_Nghi_201803.$C$3:.$C$59])+SUMPRODUCT([Thong_Tin_Ngay_Nghi_201804.$B$3:.$B$57]=[.$B21];[Thong_Tin_Ngay_Nghi_201804.$C$3:.$C$57])+SUMPRODUCT([Thong_Tin_Ngay_Nghi_201805.$B$3:.$B$55]=[.$B21];[Thong_Tin_Ngay_Nghi_201805.$C$3:.$C$55])+SUMPRODUCT([Thong_Tin_Ngay_Nghi_201806.$B$3:.$B$59]=[.$B21];[Thong_Tin_Ngay_Nghi_201806.$C$3:.$C$59])+SUMPRODUCT([Thong_Tin_Ngay_Nghi_201807.$B$3:.$B$60]=[.$B21];[Thong_Tin_Ngay_Nghi_201807.$C$3:.$C$60])+SUMPRODUCT([Thong_Tin_Ngay_Nghi_201808.$B$3:.$B$61]=[.$B21];[Thong_Tin_Ngay_Nghi_201808.$C$3:.$C$61])+SUMPRODUCT([Thong_Tin_Ngay_Nghi_201809.$B$3:.$B$58]=[.$B21];[Thong_Tin_Ngay_Nghi_201809.$C$3:.$C$58])+SUMPRODUCT([Thong_Tin_Ngay_Nghi_201810.$B$3:.$B$57]=[.$B21];[Thong_Tin_Ngay_Nghi_201810.$C$3:.$C$57])+SUMPRODUCT([Thong_Tin_Ngay_Nghi_201811.$B$3:.$B$59]=[.$B21];[Thong_Tin_Ngay_Nghi_201811.$C$3:.$C$59])+ SUMPRODUCT([Thong_Tin_Ngay_Nghi_201812.$B$3:.$B$60]=[.$B21];[Thong_Tin_Ngay_Nghi_201812.$C$3:.$C$60])" office:value-type="float" office:value="6.5">
            <text:p>6.5</text:p>
          </table:table-cell>
          <table:table-cell table:style-name="ce48" table:formula="of:=IF(DATE(YEAR([.F21]);MONTH([.F21]);DAY([.F21]))&lt;=DATE(YEAR([.F21]);3;31); [.D21]-[.H21] + [.G21]; IF([.H21]-[.D21]&lt;0;[.H21] + [.G21] -[.I21];[.G21]+[.D21]-[.I21]))" office:value-type="float" office:value="0.5">
            <text:p>0.5</text:p>
          </table:table-cell>
          <table:table-cell table:number-columns-repeated="2" table:style-name="ce48"/>
          <table:table-cell table:style-name="ce63" office:value-type="float" office:value="1">
            <text:p>1</text:p>
          </table:table-cell>
          <table:table-cell table:style-name="ce48" table:formula="of:=[.J21]+[.L21] +[.K21]+[.M21]" office:value-type="float" office:value="1.5">
            <text:p>1.5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16">
            <text:p>16</text:p>
          </table:table-cell>
          <table:table-cell table:style-name="ce44" office:value-type="string">
            <text:p>HieuNKT</text:p>
          </table:table-cell>
          <table:table-cell office:value-type="float" office:value="4.5">
            <text:p>4.5</text:p>
          </table:table-cell>
          <table:table-cell table:style-name="ce48" table:formula="of:=IF([.C22]&lt;0;0;[.C22])" office:value-type="float" office:value="4.5">
            <text:p>4.5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22]);DATE(YEAR([.E22]);12;31);NOW())" office:value-type="date" office:date-value="2018-04-03T14:09:06.52">
            <text:p>04/03/18</text:p>
          </table:table-cell>
          <table:table-cell table:style-name="ce52" table:formula="of:= IF(MONTH([.F22])=MONTH([.E22]) ; IF(NETWORKDAYS([.E22];[.E22]) &lt; NETWORKDAYS(DATE(YEAR([.E22]);MONTH([.E22]);1);EOMONTH([.E22];0)) / 2 ; 0 ; 1)  ;  IF( NETWORKDAYS([.E22];EOMONTH([.E22];0)) &lt; NETWORKDAYS(DATE(YEAR([.E22]);MONTH([.E22]);1);EOMONTH([.E22];0))/2  ; 0  ; 1) + IF(MONTH([.F22]) &gt; MONTH([.E22]) ; MONTH([.F22])-MONTH([.E22])-1 ; 0) + IF(NETWORKDAYS(DATE(YEAR([.F22]);MONTH([.F22]);1);[.F22]) &lt;  NETWORKDAYS(DATE(YEAR([.F22]);MONTH([.F22]);1);EOMONTH([.F22];0)) / 2 ; 0 ; 1))" office:value-type="float" office:value="3">
            <text:p>3</text:p>
          </table:table-cell>
          <table:table-cell table:style-name="ce56" table:formula="of:=SUMPRODUCT([Thong_Tin_Ngay_Nghi_201801.$B$3:.$B$60]=[.$B22];[Thong_Tin_Ngay_Nghi_201801.$C$3:.$C$60]) +  SUMPRODUCT([Thong_Tin_Ngay_Nghi_201802.$B$3:.$B$64]=[.$B22];[Thong_Tin_Ngay_Nghi_201802.$C$3:.$C$64]) + SUMPRODUCT([Thong_Tin_Ngay_Nghi_201803.$B$3:.$B$58]=[.$B22];[Thong_Tin_Ngay_Nghi_201803.$C$3:.$C$58])" office:value-type="float" office:value="4">
            <text:p>4</text:p>
          </table:table-cell>
          <table:table-cell table:style-name="ce61" table:formula="of:=SUMPRODUCT([Thong_Tin_Ngay_Nghi_201801.$B$3:.$B$61]=[.$B22];[Thong_Tin_Ngay_Nghi_201801.$C$3:.$C$61])+SUMPRODUCT([Thong_Tin_Ngay_Nghi_201802.$B$3:.$B$65]=[.$B22];[Thong_Tin_Ngay_Nghi_201802.$C$3:.$C$65])+SUMPRODUCT([Thong_Tin_Ngay_Nghi_201803.$B$3:.$B$59]=[.$B22];[Thong_Tin_Ngay_Nghi_201803.$C$3:.$C$59])+SUMPRODUCT([Thong_Tin_Ngay_Nghi_201804.$B$3:.$B$57]=[.$B22];[Thong_Tin_Ngay_Nghi_201804.$C$3:.$C$57])+SUMPRODUCT([Thong_Tin_Ngay_Nghi_201805.$B$3:.$B$55]=[.$B22];[Thong_Tin_Ngay_Nghi_201805.$C$3:.$C$55])+SUMPRODUCT([Thong_Tin_Ngay_Nghi_201806.$B$3:.$B$59]=[.$B22];[Thong_Tin_Ngay_Nghi_201806.$C$3:.$C$59])+SUMPRODUCT([Thong_Tin_Ngay_Nghi_201807.$B$3:.$B$60]=[.$B22];[Thong_Tin_Ngay_Nghi_201807.$C$3:.$C$60])+SUMPRODUCT([Thong_Tin_Ngay_Nghi_201808.$B$3:.$B$61]=[.$B22];[Thong_Tin_Ngay_Nghi_201808.$C$3:.$C$61])+SUMPRODUCT([Thong_Tin_Ngay_Nghi_201809.$B$3:.$B$58]=[.$B22];[Thong_Tin_Ngay_Nghi_201809.$C$3:.$C$58])+SUMPRODUCT([Thong_Tin_Ngay_Nghi_201810.$B$3:.$B$57]=[.$B22];[Thong_Tin_Ngay_Nghi_201810.$C$3:.$C$57])+SUMPRODUCT([Thong_Tin_Ngay_Nghi_201811.$B$3:.$B$59]=[.$B22];[Thong_Tin_Ngay_Nghi_201811.$C$3:.$C$59])+ SUMPRODUCT([Thong_Tin_Ngay_Nghi_201812.$B$3:.$B$60]=[.$B22];[Thong_Tin_Ngay_Nghi_201812.$C$3:.$C$60])" office:value-type="float" office:value="4">
            <text:p>4</text:p>
          </table:table-cell>
          <table:table-cell table:style-name="ce48" table:formula="of:=IF(DATE(YEAR([.F22]);MONTH([.F22]);DAY([.F22]))&lt;=DATE(YEAR([.F22]);3;31); [.D22]-[.H22] + [.G22]; IF([.H22]-[.D22]&lt;0;[.H22] + [.G22] -[.I22];[.G22]+[.D22]-[.I22]))" office:value-type="float" office:value="3">
            <text:p>3</text:p>
          </table:table-cell>
          <table:table-cell table:number-columns-repeated="2" table:style-name="ce48"/>
          <table:table-cell table:style-name="ce63"/>
          <table:table-cell table:style-name="ce48" table:formula="of:=[.J22]+[.L22] +[.K22]+[.M22]" office:value-type="float" office:value="3">
            <text:p>3</text:p>
          </table:table-cell>
          <table:table-cell table:style-name="ce68"/>
          <table:table-cell table:number-columns-repeated="1009"/>
        </table:table-row>
        <table:table-row table:style-name="ro11">
          <table:table-cell table:style-name="ce42" office:value-type="float" office:value="17">
            <text:p>17</text:p>
          </table:table-cell>
          <table:table-cell table:style-name="ce44" office:value-type="string">
            <text:p>HungLV</text:p>
          </table:table-cell>
          <table:table-cell table:style-name="ce48" office:value-type="float" office:value="3.5">
            <text:p>3.5</text:p>
          </table:table-cell>
          <table:table-cell table:style-name="ce48" table:formula="of:=IF([.C23]&lt;0;0;[.C23])" office:value-type="float" office:value="3.5">
            <text:p>3.5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23]);DATE(YEAR([.E23]);12;31);NOW())" office:value-type="date" office:date-value="2018-04-03T14:09:06.52">
            <text:p>04/03/18</text:p>
          </table:table-cell>
          <table:table-cell table:style-name="ce52" table:formula="of:= IF(MONTH([.F23])=MONTH([.E23]) ; IF(NETWORKDAYS([.E23];[.E23]) &lt; NETWORKDAYS(DATE(YEAR([.E23]);MONTH([.E23]);1);EOMONTH([.E23];0)) / 2 ; 0 ; 1)  ;  IF( NETWORKDAYS([.E23];EOMONTH([.E23];0)) &lt; NETWORKDAYS(DATE(YEAR([.E23]);MONTH([.E23]);1);EOMONTH([.E23];0))/2  ; 0  ; 1) + IF(MONTH([.F23]) &gt; MONTH([.E23]) ; MONTH([.F23])-MONTH([.E23])-1 ; 0) + IF(NETWORKDAYS(DATE(YEAR([.F23]);MONTH([.F23]);1);[.F23]) &lt;  NETWORKDAYS(DATE(YEAR([.F23]);MONTH([.F23]);1);EOMONTH([.F23];0)) / 2 ; 0 ; 1))" office:value-type="float" office:value="3">
            <text:p>3</text:p>
          </table:table-cell>
          <table:table-cell table:style-name="ce56" table:formula="of:=SUMPRODUCT([Thong_Tin_Ngay_Nghi_201801.$B$3:.$B$60]=[.$B23];[Thong_Tin_Ngay_Nghi_201801.$C$3:.$C$60]) +  SUMPRODUCT([Thong_Tin_Ngay_Nghi_201802.$B$3:.$B$64]=[.$B23];[Thong_Tin_Ngay_Nghi_201802.$C$3:.$C$64]) + SUMPRODUCT([Thong_Tin_Ngay_Nghi_201803.$B$3:.$B$58]=[.$B23];[Thong_Tin_Ngay_Nghi_201803.$C$3:.$C$58])" office:value-type="float" office:value="2.5">
            <text:p>2.5</text:p>
          </table:table-cell>
          <table:table-cell table:style-name="ce61" table:formula="of:=SUMPRODUCT([Thong_Tin_Ngay_Nghi_201801.$B$3:.$B$61]=[.$B23];[Thong_Tin_Ngay_Nghi_201801.$C$3:.$C$61])+SUMPRODUCT([Thong_Tin_Ngay_Nghi_201802.$B$3:.$B$65]=[.$B23];[Thong_Tin_Ngay_Nghi_201802.$C$3:.$C$65])+SUMPRODUCT([Thong_Tin_Ngay_Nghi_201803.$B$3:.$B$59]=[.$B23];[Thong_Tin_Ngay_Nghi_201803.$C$3:.$C$59])+SUMPRODUCT([Thong_Tin_Ngay_Nghi_201804.$B$3:.$B$57]=[.$B23];[Thong_Tin_Ngay_Nghi_201804.$C$3:.$C$57])+SUMPRODUCT([Thong_Tin_Ngay_Nghi_201805.$B$3:.$B$55]=[.$B23];[Thong_Tin_Ngay_Nghi_201805.$C$3:.$C$55])+SUMPRODUCT([Thong_Tin_Ngay_Nghi_201806.$B$3:.$B$59]=[.$B23];[Thong_Tin_Ngay_Nghi_201806.$C$3:.$C$59])+SUMPRODUCT([Thong_Tin_Ngay_Nghi_201807.$B$3:.$B$60]=[.$B23];[Thong_Tin_Ngay_Nghi_201807.$C$3:.$C$60])+SUMPRODUCT([Thong_Tin_Ngay_Nghi_201808.$B$3:.$B$61]=[.$B23];[Thong_Tin_Ngay_Nghi_201808.$C$3:.$C$61])+SUMPRODUCT([Thong_Tin_Ngay_Nghi_201809.$B$3:.$B$58]=[.$B23];[Thong_Tin_Ngay_Nghi_201809.$C$3:.$C$58])+SUMPRODUCT([Thong_Tin_Ngay_Nghi_201810.$B$3:.$B$57]=[.$B23];[Thong_Tin_Ngay_Nghi_201810.$C$3:.$C$57])+SUMPRODUCT([Thong_Tin_Ngay_Nghi_201811.$B$3:.$B$59]=[.$B23];[Thong_Tin_Ngay_Nghi_201811.$C$3:.$C$59])+ SUMPRODUCT([Thong_Tin_Ngay_Nghi_201812.$B$3:.$B$60]=[.$B23];[Thong_Tin_Ngay_Nghi_201812.$C$3:.$C$60])" office:value-type="float" office:value="2.5">
            <text:p>2.5</text:p>
          </table:table-cell>
          <table:table-cell table:style-name="ce48" table:formula="of:=IF(DATE(YEAR([.F23]);MONTH([.F23]);DAY([.F23]))&lt;=DATE(YEAR([.F23]);3;31); [.D23]-[.H23] + [.G23]; IF([.H23]-[.D23]&lt;0;[.H23] + [.G23] -[.I23];[.G23]+[.D23]-[.I23]))" office:value-type="float" office:value="3">
            <text:p>3</text:p>
          </table:table-cell>
          <table:table-cell table:number-columns-repeated="2" table:style-name="ce48"/>
          <table:table-cell table:style-name="ce63"/>
          <table:table-cell table:style-name="ce48" table:formula="of:=[.J23]+[.L23] +[.K23]+[.M23]" office:value-type="float" office:value="3">
            <text:p>3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18">
            <text:p>18</text:p>
          </table:table-cell>
          <table:table-cell table:style-name="ce44" office:value-type="string">
            <text:p>HungNC</text:p>
          </table:table-cell>
          <table:table-cell table:style-name="ce48" office:value-type="float" office:value="6">
            <text:p>6</text:p>
          </table:table-cell>
          <table:table-cell table:style-name="ce48" table:formula="of:=IF([.C24]&lt;0;0;[.C24])" office:value-type="float" office:value="6">
            <text:p>6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24]);DATE(YEAR([.E24]);12;31);NOW())" office:value-type="date" office:date-value="2018-04-03T14:09:06.53">
            <text:p>04/03/18</text:p>
          </table:table-cell>
          <table:table-cell table:style-name="ce52" table:formula="of:= IF(MONTH([.F24])=MONTH([.E24]) ; IF(NETWORKDAYS([.E24];[.E24]) &lt; NETWORKDAYS(DATE(YEAR([.E24]);MONTH([.E24]);1);EOMONTH([.E24];0)) / 2 ; 0 ; 1)  ;  IF( NETWORKDAYS([.E24];EOMONTH([.E24];0)) &lt; NETWORKDAYS(DATE(YEAR([.E24]);MONTH([.E24]);1);EOMONTH([.E24];0))/2  ; 0  ; 1) + IF(MONTH([.F24]) &gt; MONTH([.E24]) ; MONTH([.F24])-MONTH([.E24])-1 ; 0) + IF(NETWORKDAYS(DATE(YEAR([.F24]);MONTH([.F24]);1);[.F24]) &lt;  NETWORKDAYS(DATE(YEAR([.F24]);MONTH([.F24]);1);EOMONTH([.F24];0)) / 2 ; 0 ; 1))" office:value-type="float" office:value="3">
            <text:p>3</text:p>
          </table:table-cell>
          <table:table-cell table:style-name="ce56" table:formula="of:=SUMPRODUCT([Thong_Tin_Ngay_Nghi_201801.$B$3:.$B$60]=[.$B24];[Thong_Tin_Ngay_Nghi_201801.$C$3:.$C$60]) +  SUMPRODUCT([Thong_Tin_Ngay_Nghi_201802.$B$3:.$B$64]=[.$B24];[Thong_Tin_Ngay_Nghi_201802.$C$3:.$C$64]) + SUMPRODUCT([Thong_Tin_Ngay_Nghi_201803.$B$3:.$B$58]=[.$B24];[Thong_Tin_Ngay_Nghi_201803.$C$3:.$C$58])" office:value-type="float" office:value="4">
            <text:p>4</text:p>
          </table:table-cell>
          <table:table-cell table:style-name="ce61" table:formula="of:=SUMPRODUCT([Thong_Tin_Ngay_Nghi_201801.$B$3:.$B$61]=[.$B24];[Thong_Tin_Ngay_Nghi_201801.$C$3:.$C$61])+SUMPRODUCT([Thong_Tin_Ngay_Nghi_201802.$B$3:.$B$65]=[.$B24];[Thong_Tin_Ngay_Nghi_201802.$C$3:.$C$65])+SUMPRODUCT([Thong_Tin_Ngay_Nghi_201803.$B$3:.$B$59]=[.$B24];[Thong_Tin_Ngay_Nghi_201803.$C$3:.$C$59])+SUMPRODUCT([Thong_Tin_Ngay_Nghi_201804.$B$3:.$B$57]=[.$B24];[Thong_Tin_Ngay_Nghi_201804.$C$3:.$C$57])+SUMPRODUCT([Thong_Tin_Ngay_Nghi_201805.$B$3:.$B$55]=[.$B24];[Thong_Tin_Ngay_Nghi_201805.$C$3:.$C$55])+SUMPRODUCT([Thong_Tin_Ngay_Nghi_201806.$B$3:.$B$59]=[.$B24];[Thong_Tin_Ngay_Nghi_201806.$C$3:.$C$59])+SUMPRODUCT([Thong_Tin_Ngay_Nghi_201807.$B$3:.$B$60]=[.$B24];[Thong_Tin_Ngay_Nghi_201807.$C$3:.$C$60])+SUMPRODUCT([Thong_Tin_Ngay_Nghi_201808.$B$3:.$B$61]=[.$B24];[Thong_Tin_Ngay_Nghi_201808.$C$3:.$C$61])+SUMPRODUCT([Thong_Tin_Ngay_Nghi_201809.$B$3:.$B$58]=[.$B24];[Thong_Tin_Ngay_Nghi_201809.$C$3:.$C$58])+SUMPRODUCT([Thong_Tin_Ngay_Nghi_201810.$B$3:.$B$57]=[.$B24];[Thong_Tin_Ngay_Nghi_201810.$C$3:.$C$57])+SUMPRODUCT([Thong_Tin_Ngay_Nghi_201811.$B$3:.$B$59]=[.$B24];[Thong_Tin_Ngay_Nghi_201811.$C$3:.$C$59])+ SUMPRODUCT([Thong_Tin_Ngay_Nghi_201812.$B$3:.$B$60]=[.$B24];[Thong_Tin_Ngay_Nghi_201812.$C$3:.$C$60])" office:value-type="float" office:value="4">
            <text:p>4</text:p>
          </table:table-cell>
          <table:table-cell table:style-name="ce48" table:formula="of:=IF(DATE(YEAR([.F24]);MONTH([.F24]);DAY([.F24]))&lt;=DATE(YEAR([.F24]);3;31); [.D24]-[.H24] + [.G24]; IF([.H24]-[.D24]&lt;0;[.H24] + [.G24] -[.I24];[.G24]+[.D24]-[.I24]))" office:value-type="float" office:value="3">
            <text:p>3</text:p>
          </table:table-cell>
          <table:table-cell table:number-columns-repeated="2" table:style-name="ce48"/>
          <table:table-cell table:style-name="ce63"/>
          <table:table-cell table:style-name="ce48" table:formula="of:=[.J24]+[.L24] +[.K24]+[.M24]" office:value-type="float" office:value="3">
            <text:p>3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19">
            <text:p>19</text:p>
          </table:table-cell>
          <table:table-cell table:style-name="ce44" office:value-type="string">
            <text:p>HungPN</text:p>
          </table:table-cell>
          <table:table-cell table:style-name="ce48" office:value-type="float" office:value="-0.5">
            <text:p>-0.5</text:p>
          </table:table-cell>
          <table:table-cell table:style-name="ce48" table:formula="of:=IF([.C25]&lt;0;0;[.C25])" office:value-type="float" office:value="0">
            <text:p>0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25]);DATE(YEAR([.E25]);12;31);NOW())" office:value-type="date" office:date-value="2018-04-03T14:09:06.53">
            <text:p>04/03/18</text:p>
          </table:table-cell>
          <table:table-cell table:style-name="ce52" table:formula="of:= IF(MONTH([.F25])=MONTH([.E25]) ; IF(NETWORKDAYS([.E25];[.E25]) &lt; NETWORKDAYS(DATE(YEAR([.E25]);MONTH([.E25]);1);EOMONTH([.E25];0)) / 2 ; 0 ; 1)  ;  IF( NETWORKDAYS([.E25];EOMONTH([.E25];0)) &lt; NETWORKDAYS(DATE(YEAR([.E25]);MONTH([.E25]);1);EOMONTH([.E25];0))/2  ; 0  ; 1) + IF(MONTH([.F25]) &gt; MONTH([.E25]) ; MONTH([.F25])-MONTH([.E25])-1 ; 0) + IF(NETWORKDAYS(DATE(YEAR([.F25]);MONTH([.F25]);1);[.F25]) &lt;  NETWORKDAYS(DATE(YEAR([.F25]);MONTH([.F25]);1);EOMONTH([.F25];0)) / 2 ; 0 ; 1))" office:value-type="float" office:value="3">
            <text:p>3</text:p>
          </table:table-cell>
          <table:table-cell table:style-name="ce56" table:formula="of:=SUMPRODUCT([Thong_Tin_Ngay_Nghi_201801.$B$3:.$B$60]=[.$B25];[Thong_Tin_Ngay_Nghi_201801.$C$3:.$C$60]) +  SUMPRODUCT([Thong_Tin_Ngay_Nghi_201802.$B$3:.$B$64]=[.$B25];[Thong_Tin_Ngay_Nghi_201802.$C$3:.$C$64]) + SUMPRODUCT([Thong_Tin_Ngay_Nghi_201803.$B$3:.$B$58]=[.$B25];[Thong_Tin_Ngay_Nghi_201803.$C$3:.$C$58])" office:value-type="float" office:value="12.5">
            <text:p>12.5</text:p>
          </table:table-cell>
          <table:table-cell table:style-name="ce61" table:formula="of:=SUMPRODUCT([Thong_Tin_Ngay_Nghi_201801.$B$3:.$B$61]=[.$B25];[Thong_Tin_Ngay_Nghi_201801.$C$3:.$C$61])+SUMPRODUCT([Thong_Tin_Ngay_Nghi_201802.$B$3:.$B$65]=[.$B25];[Thong_Tin_Ngay_Nghi_201802.$C$3:.$C$65])+SUMPRODUCT([Thong_Tin_Ngay_Nghi_201803.$B$3:.$B$59]=[.$B25];[Thong_Tin_Ngay_Nghi_201803.$C$3:.$C$59])+SUMPRODUCT([Thong_Tin_Ngay_Nghi_201804.$B$3:.$B$57]=[.$B25];[Thong_Tin_Ngay_Nghi_201804.$C$3:.$C$57])+SUMPRODUCT([Thong_Tin_Ngay_Nghi_201805.$B$3:.$B$55]=[.$B25];[Thong_Tin_Ngay_Nghi_201805.$C$3:.$C$55])+SUMPRODUCT([Thong_Tin_Ngay_Nghi_201806.$B$3:.$B$59]=[.$B25];[Thong_Tin_Ngay_Nghi_201806.$C$3:.$C$59])+SUMPRODUCT([Thong_Tin_Ngay_Nghi_201807.$B$3:.$B$60]=[.$B25];[Thong_Tin_Ngay_Nghi_201807.$C$3:.$C$60])+SUMPRODUCT([Thong_Tin_Ngay_Nghi_201808.$B$3:.$B$61]=[.$B25];[Thong_Tin_Ngay_Nghi_201808.$C$3:.$C$61])+SUMPRODUCT([Thong_Tin_Ngay_Nghi_201809.$B$3:.$B$58]=[.$B25];[Thong_Tin_Ngay_Nghi_201809.$C$3:.$C$58])+SUMPRODUCT([Thong_Tin_Ngay_Nghi_201810.$B$3:.$B$57]=[.$B25];[Thong_Tin_Ngay_Nghi_201810.$C$3:.$C$57])+SUMPRODUCT([Thong_Tin_Ngay_Nghi_201811.$B$3:.$B$59]=[.$B25];[Thong_Tin_Ngay_Nghi_201811.$C$3:.$C$59])+ SUMPRODUCT([Thong_Tin_Ngay_Nghi_201812.$B$3:.$B$60]=[.$B25];[Thong_Tin_Ngay_Nghi_201812.$C$3:.$C$60])" office:value-type="float" office:value="12.5">
            <text:p>12.5</text:p>
          </table:table-cell>
          <table:table-cell table:style-name="ce48" table:formula="of:=IF(DATE(YEAR([.F25]);MONTH([.F25]);DAY([.F25]))&lt;=DATE(YEAR([.F25]);3;31); [.D25]-[.H25] + [.G25]; IF([.H25]-[.D25]&lt;0;[.H25] + [.G25] -[.I25];[.G25]+[.D25]-[.I25]))" office:value-type="float" office:value="-9.5">
            <text:p>-9.5</text:p>
          </table:table-cell>
          <table:table-cell table:number-columns-repeated="2" table:style-name="ce48"/>
          <table:table-cell table:style-name="ce63"/>
          <table:table-cell table:style-name="ce48" table:formula="of:=[.J25]+[.L25] +[.K25]+[.M25]" office:value-type="float" office:value="-9.5">
            <text:p>-9.5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20">
            <text:p>20</text:p>
          </table:table-cell>
          <table:table-cell table:style-name="ce44" office:value-type="string">
            <text:p>HuyDH</text:p>
          </table:table-cell>
          <table:table-cell table:style-name="ce48" office:value-type="float" office:value="-2.5">
            <text:p>-2.5</text:p>
          </table:table-cell>
          <table:table-cell table:style-name="ce48" table:formula="of:=IF([.C26]&lt;0;0;[.C26])" office:value-type="float" office:value="0">
            <text:p>0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26]);DATE(YEAR([.E26]);12;31);NOW())" office:value-type="date" office:date-value="2018-04-03T14:09:06.53">
            <text:p>04/03/18</text:p>
          </table:table-cell>
          <table:table-cell table:style-name="ce52" table:formula="of:= IF(MONTH([.F26])=MONTH([.E26]) ; IF(NETWORKDAYS([.E26];[.E26]) &lt; NETWORKDAYS(DATE(YEAR([.E26]);MONTH([.E26]);1);EOMONTH([.E26];0)) / 2 ; 0 ; 1)  ;  IF( NETWORKDAYS([.E26];EOMONTH([.E26];0)) &lt; NETWORKDAYS(DATE(YEAR([.E26]);MONTH([.E26]);1);EOMONTH([.E26];0))/2  ; 0  ; 1) + IF(MONTH([.F26]) &gt; MONTH([.E26]) ; MONTH([.F26])-MONTH([.E26])-1 ; 0) + IF(NETWORKDAYS(DATE(YEAR([.F26]);MONTH([.F26]);1);[.F26]) &lt;  NETWORKDAYS(DATE(YEAR([.F26]);MONTH([.F26]);1);EOMONTH([.F26];0)) / 2 ; 0 ; 1))" office:value-type="float" office:value="3">
            <text:p>3</text:p>
          </table:table-cell>
          <table:table-cell table:style-name="ce56" table:formula="of:=SUMPRODUCT([Thong_Tin_Ngay_Nghi_201801.$B$3:.$B$60]=[.$B26];[Thong_Tin_Ngay_Nghi_201801.$C$3:.$C$60]) +  SUMPRODUCT([Thong_Tin_Ngay_Nghi_201802.$B$3:.$B$64]=[.$B26];[Thong_Tin_Ngay_Nghi_201802.$C$3:.$C$64]) + SUMPRODUCT([Thong_Tin_Ngay_Nghi_201803.$B$3:.$B$58]=[.$B26];[Thong_Tin_Ngay_Nghi_201803.$C$3:.$C$58])" office:value-type="float" office:value="12.5">
            <text:p>12.5</text:p>
          </table:table-cell>
          <table:table-cell table:style-name="ce61" table:formula="of:=SUMPRODUCT([Thong_Tin_Ngay_Nghi_201801.$B$3:.$B$61]=[.$B26];[Thong_Tin_Ngay_Nghi_201801.$C$3:.$C$61])+SUMPRODUCT([Thong_Tin_Ngay_Nghi_201802.$B$3:.$B$65]=[.$B26];[Thong_Tin_Ngay_Nghi_201802.$C$3:.$C$65])+SUMPRODUCT([Thong_Tin_Ngay_Nghi_201803.$B$3:.$B$59]=[.$B26];[Thong_Tin_Ngay_Nghi_201803.$C$3:.$C$59])+SUMPRODUCT([Thong_Tin_Ngay_Nghi_201804.$B$3:.$B$57]=[.$B26];[Thong_Tin_Ngay_Nghi_201804.$C$3:.$C$57])+SUMPRODUCT([Thong_Tin_Ngay_Nghi_201805.$B$3:.$B$55]=[.$B26];[Thong_Tin_Ngay_Nghi_201805.$C$3:.$C$55])+SUMPRODUCT([Thong_Tin_Ngay_Nghi_201806.$B$3:.$B$59]=[.$B26];[Thong_Tin_Ngay_Nghi_201806.$C$3:.$C$59])+SUMPRODUCT([Thong_Tin_Ngay_Nghi_201807.$B$3:.$B$60]=[.$B26];[Thong_Tin_Ngay_Nghi_201807.$C$3:.$C$60])+SUMPRODUCT([Thong_Tin_Ngay_Nghi_201808.$B$3:.$B$61]=[.$B26];[Thong_Tin_Ngay_Nghi_201808.$C$3:.$C$61])+SUMPRODUCT([Thong_Tin_Ngay_Nghi_201809.$B$3:.$B$58]=[.$B26];[Thong_Tin_Ngay_Nghi_201809.$C$3:.$C$58])+SUMPRODUCT([Thong_Tin_Ngay_Nghi_201810.$B$3:.$B$57]=[.$B26];[Thong_Tin_Ngay_Nghi_201810.$C$3:.$C$57])+SUMPRODUCT([Thong_Tin_Ngay_Nghi_201811.$B$3:.$B$59]=[.$B26];[Thong_Tin_Ngay_Nghi_201811.$C$3:.$C$59])+ SUMPRODUCT([Thong_Tin_Ngay_Nghi_201812.$B$3:.$B$60]=[.$B26];[Thong_Tin_Ngay_Nghi_201812.$C$3:.$C$60])" office:value-type="float" office:value="12.5">
            <text:p>12.5</text:p>
          </table:table-cell>
          <table:table-cell table:style-name="ce48" table:formula="of:=IF(DATE(YEAR([.F26]);MONTH([.F26]);DAY([.F26]))&lt;=DATE(YEAR([.F26]);3;31); [.D26]-[.H26] + [.G26]; IF([.H26]-[.D26]&lt;0;[.H26] + [.G26] -[.I26];[.G26]+[.D26]-[.I26]))" office:value-type="float" office:value="-9.5">
            <text:p>-9.5</text:p>
          </table:table-cell>
          <table:table-cell table:number-columns-repeated="2" table:style-name="ce48"/>
          <table:table-cell table:style-name="ce63"/>
          <table:table-cell table:style-name="ce48" table:formula="of:=[.J26]+[.L26] +[.K26]+[.M26]" office:value-type="float" office:value="-9.5">
            <text:p>-9.5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21">
            <text:p>21</text:p>
          </table:table-cell>
          <table:table-cell table:style-name="ce44" office:value-type="string">
            <text:p>HuyNG</text:p>
          </table:table-cell>
          <table:table-cell table:style-name="ce48" office:value-type="float" office:value="-0.5">
            <text:p>-0.5</text:p>
          </table:table-cell>
          <table:table-cell table:style-name="ce48" table:formula="of:=IF([.C27]&lt;0;0;[.C27])" office:value-type="float" office:value="0">
            <text:p>0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27]);DATE(YEAR([.E27]);12;31);NOW())" office:value-type="date" office:date-value="2018-04-03T14:09:06.53">
            <text:p>04/03/18</text:p>
          </table:table-cell>
          <table:table-cell table:style-name="ce52" table:formula="of:= IF(MONTH([.F27])=MONTH([.E27]) ; IF(NETWORKDAYS([.E27];[.E27]) &lt; NETWORKDAYS(DATE(YEAR([.E27]);MONTH([.E27]);1);EOMONTH([.E27];0)) / 2 ; 0 ; 1)  ;  IF( NETWORKDAYS([.E27];EOMONTH([.E27];0)) &lt; NETWORKDAYS(DATE(YEAR([.E27]);MONTH([.E27]);1);EOMONTH([.E27];0))/2  ; 0  ; 1) + IF(MONTH([.F27]) &gt; MONTH([.E27]) ; MONTH([.F27])-MONTH([.E27])-1 ; 0) + IF(NETWORKDAYS(DATE(YEAR([.F27]);MONTH([.F27]);1);[.F27]) &lt;  NETWORKDAYS(DATE(YEAR([.F27]);MONTH([.F27]);1);EOMONTH([.F27];0)) / 2 ; 0 ; 1))" office:value-type="float" office:value="3">
            <text:p>3</text:p>
          </table:table-cell>
          <table:table-cell table:style-name="ce56" table:formula="of:=SUMPRODUCT([Thong_Tin_Ngay_Nghi_201801.$B$3:.$B$60]=[.$B27];[Thong_Tin_Ngay_Nghi_201801.$C$3:.$C$60]) +  SUMPRODUCT([Thong_Tin_Ngay_Nghi_201802.$B$3:.$B$64]=[.$B27];[Thong_Tin_Ngay_Nghi_201802.$C$3:.$C$64]) + SUMPRODUCT([Thong_Tin_Ngay_Nghi_201803.$B$3:.$B$58]=[.$B27];[Thong_Tin_Ngay_Nghi_201803.$C$3:.$C$58])" office:value-type="float" office:value="2">
            <text:p>2</text:p>
          </table:table-cell>
          <table:table-cell table:style-name="ce61" table:formula="of:=SUMPRODUCT([Thong_Tin_Ngay_Nghi_201801.$B$3:.$B$61]=[.$B27];[Thong_Tin_Ngay_Nghi_201801.$C$3:.$C$61])+SUMPRODUCT([Thong_Tin_Ngay_Nghi_201802.$B$3:.$B$65]=[.$B27];[Thong_Tin_Ngay_Nghi_201802.$C$3:.$C$65])+SUMPRODUCT([Thong_Tin_Ngay_Nghi_201803.$B$3:.$B$59]=[.$B27];[Thong_Tin_Ngay_Nghi_201803.$C$3:.$C$59])+SUMPRODUCT([Thong_Tin_Ngay_Nghi_201804.$B$3:.$B$57]=[.$B27];[Thong_Tin_Ngay_Nghi_201804.$C$3:.$C$57])+SUMPRODUCT([Thong_Tin_Ngay_Nghi_201805.$B$3:.$B$55]=[.$B27];[Thong_Tin_Ngay_Nghi_201805.$C$3:.$C$55])+SUMPRODUCT([Thong_Tin_Ngay_Nghi_201806.$B$3:.$B$59]=[.$B27];[Thong_Tin_Ngay_Nghi_201806.$C$3:.$C$59])+SUMPRODUCT([Thong_Tin_Ngay_Nghi_201807.$B$3:.$B$60]=[.$B27];[Thong_Tin_Ngay_Nghi_201807.$C$3:.$C$60])+SUMPRODUCT([Thong_Tin_Ngay_Nghi_201808.$B$3:.$B$61]=[.$B27];[Thong_Tin_Ngay_Nghi_201808.$C$3:.$C$61])+SUMPRODUCT([Thong_Tin_Ngay_Nghi_201809.$B$3:.$B$58]=[.$B27];[Thong_Tin_Ngay_Nghi_201809.$C$3:.$C$58])+SUMPRODUCT([Thong_Tin_Ngay_Nghi_201810.$B$3:.$B$57]=[.$B27];[Thong_Tin_Ngay_Nghi_201810.$C$3:.$C$57])+SUMPRODUCT([Thong_Tin_Ngay_Nghi_201811.$B$3:.$B$59]=[.$B27];[Thong_Tin_Ngay_Nghi_201811.$C$3:.$C$59])+ SUMPRODUCT([Thong_Tin_Ngay_Nghi_201812.$B$3:.$B$60]=[.$B27];[Thong_Tin_Ngay_Nghi_201812.$C$3:.$C$60])" office:value-type="float" office:value="2">
            <text:p>2</text:p>
          </table:table-cell>
          <table:table-cell table:style-name="ce48" table:formula="of:=IF(DATE(YEAR([.F27]);MONTH([.F27]);DAY([.F27]))&lt;=DATE(YEAR([.F27]);3;31); [.D27]-[.H27] + [.G27]; IF([.H27]-[.D27]&lt;0;[.H27] + [.G27] -[.I27];[.G27]+[.D27]-[.I27]))" office:value-type="float" office:value="1">
            <text:p>1</text:p>
          </table:table-cell>
          <table:table-cell table:number-columns-repeated="2" table:style-name="ce48"/>
          <table:table-cell table:style-name="ce63"/>
          <table:table-cell table:style-name="ce48" table:formula="of:=[.J27]+[.L27] +[.K27]+[.M27]" office:value-type="float" office:value="1">
            <text:p>1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22">
            <text:p>22</text:p>
          </table:table-cell>
          <table:table-cell table:style-name="ce44" office:value-type="string">
            <text:p>KhaiLV</text:p>
          </table:table-cell>
          <table:table-cell table:style-name="ce48" office:value-type="float" office:value="6">
            <text:p>6</text:p>
          </table:table-cell>
          <table:table-cell table:style-name="ce48" table:formula="of:=IF([.C28]&lt;0;0;[.C28])" office:value-type="float" office:value="6">
            <text:p>6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28]);DATE(YEAR([.E28]);12;31);NOW())" office:value-type="date" office:date-value="2018-04-03T14:09:06.53">
            <text:p>04/03/18</text:p>
          </table:table-cell>
          <table:table-cell table:style-name="ce52" table:formula="of:= IF(MONTH([.F28])=MONTH([.E28]) ; IF(NETWORKDAYS([.E28];[.E28]) &lt; NETWORKDAYS(DATE(YEAR([.E28]);MONTH([.E28]);1);EOMONTH([.E28];0)) / 2 ; 0 ; 1)  ;  IF( NETWORKDAYS([.E28];EOMONTH([.E28];0)) &lt; NETWORKDAYS(DATE(YEAR([.E28]);MONTH([.E28]);1);EOMONTH([.E28];0))/2  ; 0  ; 1) + IF(MONTH([.F28]) &gt; MONTH([.E28]) ; MONTH([.F28])-MONTH([.E28])-1 ; 0) + IF(NETWORKDAYS(DATE(YEAR([.F28]);MONTH([.F28]);1);[.F28]) &lt;  NETWORKDAYS(DATE(YEAR([.F28]);MONTH([.F28]);1);EOMONTH([.F28];0)) / 2 ; 0 ; 1))" office:value-type="float" office:value="3">
            <text:p>3</text:p>
          </table:table-cell>
          <table:table-cell table:style-name="ce56" table:formula="of:=SUMPRODUCT([Thong_Tin_Ngay_Nghi_201801.$B$3:.$B$60]=[.$B28];[Thong_Tin_Ngay_Nghi_201801.$C$3:.$C$60]) +  SUMPRODUCT([Thong_Tin_Ngay_Nghi_201802.$B$3:.$B$64]=[.$B28];[Thong_Tin_Ngay_Nghi_201802.$C$3:.$C$64]) + SUMPRODUCT([Thong_Tin_Ngay_Nghi_201803.$B$3:.$B$58]=[.$B28];[Thong_Tin_Ngay_Nghi_201803.$C$3:.$C$58])" office:value-type="float" office:value="7.5">
            <text:p>7.5</text:p>
          </table:table-cell>
          <table:table-cell table:style-name="ce61" table:formula="of:=SUMPRODUCT([Thong_Tin_Ngay_Nghi_201801.$B$3:.$B$61]=[.$B28];[Thong_Tin_Ngay_Nghi_201801.$C$3:.$C$61])+SUMPRODUCT([Thong_Tin_Ngay_Nghi_201802.$B$3:.$B$65]=[.$B28];[Thong_Tin_Ngay_Nghi_201802.$C$3:.$C$65])+SUMPRODUCT([Thong_Tin_Ngay_Nghi_201803.$B$3:.$B$59]=[.$B28];[Thong_Tin_Ngay_Nghi_201803.$C$3:.$C$59])+SUMPRODUCT([Thong_Tin_Ngay_Nghi_201804.$B$3:.$B$57]=[.$B28];[Thong_Tin_Ngay_Nghi_201804.$C$3:.$C$57])+SUMPRODUCT([Thong_Tin_Ngay_Nghi_201805.$B$3:.$B$55]=[.$B28];[Thong_Tin_Ngay_Nghi_201805.$C$3:.$C$55])+SUMPRODUCT([Thong_Tin_Ngay_Nghi_201806.$B$3:.$B$59]=[.$B28];[Thong_Tin_Ngay_Nghi_201806.$C$3:.$C$59])+SUMPRODUCT([Thong_Tin_Ngay_Nghi_201807.$B$3:.$B$60]=[.$B28];[Thong_Tin_Ngay_Nghi_201807.$C$3:.$C$60])+SUMPRODUCT([Thong_Tin_Ngay_Nghi_201808.$B$3:.$B$61]=[.$B28];[Thong_Tin_Ngay_Nghi_201808.$C$3:.$C$61])+SUMPRODUCT([Thong_Tin_Ngay_Nghi_201809.$B$3:.$B$58]=[.$B28];[Thong_Tin_Ngay_Nghi_201809.$C$3:.$C$58])+SUMPRODUCT([Thong_Tin_Ngay_Nghi_201810.$B$3:.$B$57]=[.$B28];[Thong_Tin_Ngay_Nghi_201810.$C$3:.$C$57])+SUMPRODUCT([Thong_Tin_Ngay_Nghi_201811.$B$3:.$B$59]=[.$B28];[Thong_Tin_Ngay_Nghi_201811.$C$3:.$C$59])+ SUMPRODUCT([Thong_Tin_Ngay_Nghi_201812.$B$3:.$B$60]=[.$B28];[Thong_Tin_Ngay_Nghi_201812.$C$3:.$C$60])" office:value-type="float" office:value="7.5">
            <text:p>7.5</text:p>
          </table:table-cell>
          <table:table-cell table:style-name="ce48" table:formula="of:=IF(DATE(YEAR([.F28]);MONTH([.F28]);DAY([.F28]))&lt;=DATE(YEAR([.F28]);3;31); [.D28]-[.H28] + [.G28]; IF([.H28]-[.D28]&lt;0;[.H28] + [.G28] -[.I28];[.G28]+[.D28]-[.I28]))" office:value-type="float" office:value="1.5">
            <text:p>1.5</text:p>
          </table:table-cell>
          <table:table-cell table:number-columns-repeated="2" table:style-name="ce48"/>
          <table:table-cell table:style-name="ce63"/>
          <table:table-cell table:style-name="ce48" table:formula="of:=[.J28]+[.L28] +[.K28]+[.M28]" office:value-type="float" office:value="1.5">
            <text:p>1.5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23">
            <text:p>23</text:p>
          </table:table-cell>
          <table:table-cell table:style-name="ce44" office:value-type="string">
            <text:p>KhangNHH</text:p>
          </table:table-cell>
          <table:table-cell table:style-name="ce48" office:value-type="float" office:value="11">
            <text:p>11</text:p>
          </table:table-cell>
          <table:table-cell table:style-name="ce48" table:formula="of:=IF([.C29]&lt;0;0;[.C29])" office:value-type="float" office:value="11">
            <text:p>11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29]);DATE(YEAR([.E29]);12;31);NOW())" office:value-type="date" office:date-value="2018-04-03T14:09:06.53">
            <text:p>04/03/18</text:p>
          </table:table-cell>
          <table:table-cell table:style-name="ce52" table:formula="of:= IF(MONTH([.F29])=MONTH([.E29]) ; IF(NETWORKDAYS([.E29];[.E29]) &lt; NETWORKDAYS(DATE(YEAR([.E29]);MONTH([.E29]);1);EOMONTH([.E29];0)) / 2 ; 0 ; 1)  ;  IF( NETWORKDAYS([.E29];EOMONTH([.E29];0)) &lt; NETWORKDAYS(DATE(YEAR([.E29]);MONTH([.E29]);1);EOMONTH([.E29];0))/2  ; 0  ; 1) + IF(MONTH([.F29]) &gt; MONTH([.E29]) ; MONTH([.F29])-MONTH([.E29])-1 ; 0) + IF(NETWORKDAYS(DATE(YEAR([.F29]);MONTH([.F29]);1);[.F29]) &lt;  NETWORKDAYS(DATE(YEAR([.F29]);MONTH([.F29]);1);EOMONTH([.F29];0)) / 2 ; 0 ; 1))" office:value-type="float" office:value="3">
            <text:p>3</text:p>
          </table:table-cell>
          <table:table-cell table:style-name="ce56" table:formula="of:=SUMPRODUCT([Thong_Tin_Ngay_Nghi_201801.$B$3:.$B$60]=[.$B29];[Thong_Tin_Ngay_Nghi_201801.$C$3:.$C$60]) +  SUMPRODUCT([Thong_Tin_Ngay_Nghi_201802.$B$3:.$B$64]=[.$B29];[Thong_Tin_Ngay_Nghi_201802.$C$3:.$C$64]) + SUMPRODUCT([Thong_Tin_Ngay_Nghi_201803.$B$3:.$B$58]=[.$B29];[Thong_Tin_Ngay_Nghi_201803.$C$3:.$C$58])" office:value-type="float" office:value="3.5">
            <text:p>3.5</text:p>
          </table:table-cell>
          <table:table-cell table:style-name="ce61" table:formula="of:=SUMPRODUCT([Thong_Tin_Ngay_Nghi_201801.$B$3:.$B$61]=[.$B29];[Thong_Tin_Ngay_Nghi_201801.$C$3:.$C$61])+SUMPRODUCT([Thong_Tin_Ngay_Nghi_201802.$B$3:.$B$65]=[.$B29];[Thong_Tin_Ngay_Nghi_201802.$C$3:.$C$65])+SUMPRODUCT([Thong_Tin_Ngay_Nghi_201803.$B$3:.$B$59]=[.$B29];[Thong_Tin_Ngay_Nghi_201803.$C$3:.$C$59])+SUMPRODUCT([Thong_Tin_Ngay_Nghi_201804.$B$3:.$B$57]=[.$B29];[Thong_Tin_Ngay_Nghi_201804.$C$3:.$C$57])+SUMPRODUCT([Thong_Tin_Ngay_Nghi_201805.$B$3:.$B$55]=[.$B29];[Thong_Tin_Ngay_Nghi_201805.$C$3:.$C$55])+SUMPRODUCT([Thong_Tin_Ngay_Nghi_201806.$B$3:.$B$59]=[.$B29];[Thong_Tin_Ngay_Nghi_201806.$C$3:.$C$59])+SUMPRODUCT([Thong_Tin_Ngay_Nghi_201807.$B$3:.$B$60]=[.$B29];[Thong_Tin_Ngay_Nghi_201807.$C$3:.$C$60])+SUMPRODUCT([Thong_Tin_Ngay_Nghi_201808.$B$3:.$B$61]=[.$B29];[Thong_Tin_Ngay_Nghi_201808.$C$3:.$C$61])+SUMPRODUCT([Thong_Tin_Ngay_Nghi_201809.$B$3:.$B$58]=[.$B29];[Thong_Tin_Ngay_Nghi_201809.$C$3:.$C$58])+SUMPRODUCT([Thong_Tin_Ngay_Nghi_201810.$B$3:.$B$57]=[.$B29];[Thong_Tin_Ngay_Nghi_201810.$C$3:.$C$57])+SUMPRODUCT([Thong_Tin_Ngay_Nghi_201811.$B$3:.$B$59]=[.$B29];[Thong_Tin_Ngay_Nghi_201811.$C$3:.$C$59])+ SUMPRODUCT([Thong_Tin_Ngay_Nghi_201812.$B$3:.$B$60]=[.$B29];[Thong_Tin_Ngay_Nghi_201812.$C$3:.$C$60])" office:value-type="float" office:value="3.5">
            <text:p>3.5</text:p>
          </table:table-cell>
          <table:table-cell table:style-name="ce48" table:formula="of:=IF(DATE(YEAR([.F29]);MONTH([.F29]);DAY([.F29]))&lt;=DATE(YEAR([.F29]);3;31); [.D29]-[.H29] + [.G29]; IF([.H29]-[.D29]&lt;0;[.H29] + [.G29] -[.I29];[.G29]+[.D29]-[.I29]))" office:value-type="float" office:value="3">
            <text:p>3</text:p>
          </table:table-cell>
          <table:table-cell table:number-columns-repeated="2" table:style-name="ce48"/>
          <table:table-cell table:style-name="ce63"/>
          <table:table-cell table:style-name="ce48" table:formula="of:=[.J29]+[.L29] +[.K29]+[.M29]" office:value-type="float" office:value="3">
            <text:p>3</text:p>
          </table:table-cell>
          <table:table-cell table:style-name="ce66"/>
          <table:table-cell table:number-columns-repeated="1009"/>
        </table:table-row>
        <table:table-row table:style-name="ro14">
          <table:table-cell table:style-name="ce42" office:value-type="float" office:value="24">
            <text:p>24</text:p>
          </table:table-cell>
          <table:table-cell table:style-name="ce44" office:value-type="string">
            <text:p>KietNVT</text:p>
          </table:table-cell>
          <table:table-cell table:style-name="ce48" office:value-type="float" office:value="-3">
            <text:p>-3</text:p>
          </table:table-cell>
          <table:table-cell table:style-name="ce48" table:formula="of:=IF([.C30]&lt;0;0;[.C30])" office:value-type="float" office:value="0">
            <text:p>0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30]);DATE(YEAR([.E30]);12;31);NOW())" office:value-type="date" office:date-value="2018-04-03T14:09:06.68">
            <text:p>04/03/18</text:p>
          </table:table-cell>
          <table:table-cell table:style-name="ce52" table:formula="of:= IF(MONTH([.F30])=MONTH([.E30]) ; IF(NETWORKDAYS([.E30];[.E30]) &lt; NETWORKDAYS(DATE(YEAR([.E30]);MONTH([.E30]);1);EOMONTH([.E30];0)) / 2 ; 0 ; 1)  ;  IF( NETWORKDAYS([.E30];EOMONTH([.E30];0)) &lt; NETWORKDAYS(DATE(YEAR([.E30]);MONTH([.E30]);1);EOMONTH([.E30];0))/2  ; 0  ; 1) + IF(MONTH([.F30]) &gt; MONTH([.E30]) ; MONTH([.F30])-MONTH([.E30])-1 ; 0) + IF(NETWORKDAYS(DATE(YEAR([.F30]);MONTH([.F30]);1);[.F30]) &lt;  NETWORKDAYS(DATE(YEAR([.F30]);MONTH([.F30]);1);EOMONTH([.F30];0)) / 2 ; 0 ; 1))" office:value-type="float" office:value="3">
            <text:p>3</text:p>
          </table:table-cell>
          <table:table-cell table:style-name="ce56" table:formula="of:=SUMPRODUCT([Thong_Tin_Ngay_Nghi_201801.$B$3:.$B$60]=[.$B30];[Thong_Tin_Ngay_Nghi_201801.$C$3:.$C$60]) +  SUMPRODUCT([Thong_Tin_Ngay_Nghi_201802.$B$3:.$B$64]=[.$B30];[Thong_Tin_Ngay_Nghi_201802.$C$3:.$C$64]) + SUMPRODUCT([Thong_Tin_Ngay_Nghi_201803.$B$3:.$B$58]=[.$B30];[Thong_Tin_Ngay_Nghi_201803.$C$3:.$C$58])" office:value-type="float" office:value="8">
            <text:p>8</text:p>
          </table:table-cell>
          <table:table-cell table:style-name="ce61" table:formula="of:=SUMPRODUCT([Thong_Tin_Ngay_Nghi_201801.$B$3:.$B$61]=[.$B30];[Thong_Tin_Ngay_Nghi_201801.$C$3:.$C$61])+SUMPRODUCT([Thong_Tin_Ngay_Nghi_201802.$B$3:.$B$65]=[.$B30];[Thong_Tin_Ngay_Nghi_201802.$C$3:.$C$65])+SUMPRODUCT([Thong_Tin_Ngay_Nghi_201803.$B$3:.$B$59]=[.$B30];[Thong_Tin_Ngay_Nghi_201803.$C$3:.$C$59])+SUMPRODUCT([Thong_Tin_Ngay_Nghi_201804.$B$3:.$B$57]=[.$B30];[Thong_Tin_Ngay_Nghi_201804.$C$3:.$C$57])+SUMPRODUCT([Thong_Tin_Ngay_Nghi_201805.$B$3:.$B$55]=[.$B30];[Thong_Tin_Ngay_Nghi_201805.$C$3:.$C$55])+SUMPRODUCT([Thong_Tin_Ngay_Nghi_201806.$B$3:.$B$59]=[.$B30];[Thong_Tin_Ngay_Nghi_201806.$C$3:.$C$59])+SUMPRODUCT([Thong_Tin_Ngay_Nghi_201807.$B$3:.$B$60]=[.$B30];[Thong_Tin_Ngay_Nghi_201807.$C$3:.$C$60])+SUMPRODUCT([Thong_Tin_Ngay_Nghi_201808.$B$3:.$B$61]=[.$B30];[Thong_Tin_Ngay_Nghi_201808.$C$3:.$C$61])+SUMPRODUCT([Thong_Tin_Ngay_Nghi_201809.$B$3:.$B$58]=[.$B30];[Thong_Tin_Ngay_Nghi_201809.$C$3:.$C$58])+SUMPRODUCT([Thong_Tin_Ngay_Nghi_201810.$B$3:.$B$57]=[.$B30];[Thong_Tin_Ngay_Nghi_201810.$C$3:.$C$57])+SUMPRODUCT([Thong_Tin_Ngay_Nghi_201811.$B$3:.$B$59]=[.$B30];[Thong_Tin_Ngay_Nghi_201811.$C$3:.$C$59])+ SUMPRODUCT([Thong_Tin_Ngay_Nghi_201812.$B$3:.$B$60]=[.$B30];[Thong_Tin_Ngay_Nghi_201812.$C$3:.$C$60])" office:value-type="float" office:value="8">
            <text:p>8</text:p>
          </table:table-cell>
          <table:table-cell table:style-name="ce48" table:formula="of:=IF(DATE(YEAR([.F30]);MONTH([.F30]);DAY([.F30]))&lt;=DATE(YEAR([.F30]);3;31); [.D30]-[.H30] + [.G30]; IF([.H30]-[.D30]&lt;0;[.H30] + [.G30] -[.I30];[.G30]+[.D30]-[.I30]))" office:value-type="float" office:value="-5">
            <text:p>-5</text:p>
          </table:table-cell>
          <table:table-cell table:style-name="ce48"/>
          <table:table-cell table:style-name="ce48" table:formula="of:=1+1" office:value-type="float" office:value="2">
            <text:p>2</text:p>
          </table:table-cell>
          <table:table-cell table:style-name="ce63"/>
          <table:table-cell table:style-name="ce48" table:formula="of:=[.J30]+[.L30] +[.K30]+[.M30]" office:value-type="float" office:value="-3">
            <text:p>-3</text:p>
          </table:table-cell>
          <table:table-cell table:style-name="ce66" office:value-type="string">
            <text:p>Những ngày nghỉ này đã trừ vào lương → sẽ ko trừ vào phép nữa: </text:p>
            <text:p>- Tháng 2: 1 ngày</text:p>
            <text:p>- Tháng 3: 1 ngày</text:p>
          </table:table-cell>
          <table:table-cell table:number-columns-repeated="1009"/>
        </table:table-row>
        <table:table-row table:style-name="ro11">
          <table:table-cell table:style-name="ce42" office:value-type="float" office:value="25">
            <text:p>25</text:p>
          </table:table-cell>
          <table:table-cell table:style-name="ce44" office:value-type="string">
            <text:p>LinhBT</text:p>
          </table:table-cell>
          <table:table-cell table:style-name="ce48" office:value-type="float" office:value="2">
            <text:p>2</text:p>
          </table:table-cell>
          <table:table-cell table:style-name="ce48" table:formula="of:=IF([.C31]&lt;0;0;[.C31])" office:value-type="float" office:value="2">
            <text:p>2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31]);DATE(YEAR([.E31]);12;31);NOW())" office:value-type="date" office:date-value="2018-04-03T14:09:06.68">
            <text:p>04/03/18</text:p>
          </table:table-cell>
          <table:table-cell table:style-name="ce52" table:formula="of:= IF(MONTH([.F31])=MONTH([.E31]) ; IF(NETWORKDAYS([.E31];[.E31]) &lt; NETWORKDAYS(DATE(YEAR([.E31]);MONTH([.E31]);1);EOMONTH([.E31];0)) / 2 ; 0 ; 1)  ;  IF( NETWORKDAYS([.E31];EOMONTH([.E31];0)) &lt; NETWORKDAYS(DATE(YEAR([.E31]);MONTH([.E31]);1);EOMONTH([.E31];0))/2  ; 0  ; 1) + IF(MONTH([.F31]) &gt; MONTH([.E31]) ; MONTH([.F31])-MONTH([.E31])-1 ; 0) + IF(NETWORKDAYS(DATE(YEAR([.F31]);MONTH([.F31]);1);[.F31]) &lt;  NETWORKDAYS(DATE(YEAR([.F31]);MONTH([.F31]);1);EOMONTH([.F31];0)) / 2 ; 0 ; 1))" office:value-type="float" office:value="3">
            <text:p>3</text:p>
          </table:table-cell>
          <table:table-cell table:style-name="ce56" table:formula="of:=SUMPRODUCT([Thong_Tin_Ngay_Nghi_201801.$B$3:.$B$60]=[.$B31];[Thong_Tin_Ngay_Nghi_201801.$C$3:.$C$60]) +  SUMPRODUCT([Thong_Tin_Ngay_Nghi_201802.$B$3:.$B$64]=[.$B31];[Thong_Tin_Ngay_Nghi_201802.$C$3:.$C$64]) + SUMPRODUCT([Thong_Tin_Ngay_Nghi_201803.$B$3:.$B$58]=[.$B31];[Thong_Tin_Ngay_Nghi_201803.$C$3:.$C$58])" office:value-type="float" office:value="4">
            <text:p>4</text:p>
          </table:table-cell>
          <table:table-cell table:style-name="ce61" table:formula="of:=SUMPRODUCT([Thong_Tin_Ngay_Nghi_201801.$B$3:.$B$61]=[.$B31];[Thong_Tin_Ngay_Nghi_201801.$C$3:.$C$61])+SUMPRODUCT([Thong_Tin_Ngay_Nghi_201802.$B$3:.$B$65]=[.$B31];[Thong_Tin_Ngay_Nghi_201802.$C$3:.$C$65])+SUMPRODUCT([Thong_Tin_Ngay_Nghi_201803.$B$3:.$B$59]=[.$B31];[Thong_Tin_Ngay_Nghi_201803.$C$3:.$C$59])+SUMPRODUCT([Thong_Tin_Ngay_Nghi_201804.$B$3:.$B$57]=[.$B31];[Thong_Tin_Ngay_Nghi_201804.$C$3:.$C$57])+SUMPRODUCT([Thong_Tin_Ngay_Nghi_201805.$B$3:.$B$55]=[.$B31];[Thong_Tin_Ngay_Nghi_201805.$C$3:.$C$55])+SUMPRODUCT([Thong_Tin_Ngay_Nghi_201806.$B$3:.$B$59]=[.$B31];[Thong_Tin_Ngay_Nghi_201806.$C$3:.$C$59])+SUMPRODUCT([Thong_Tin_Ngay_Nghi_201807.$B$3:.$B$60]=[.$B31];[Thong_Tin_Ngay_Nghi_201807.$C$3:.$C$60])+SUMPRODUCT([Thong_Tin_Ngay_Nghi_201808.$B$3:.$B$61]=[.$B31];[Thong_Tin_Ngay_Nghi_201808.$C$3:.$C$61])+SUMPRODUCT([Thong_Tin_Ngay_Nghi_201809.$B$3:.$B$58]=[.$B31];[Thong_Tin_Ngay_Nghi_201809.$C$3:.$C$58])+SUMPRODUCT([Thong_Tin_Ngay_Nghi_201810.$B$3:.$B$57]=[.$B31];[Thong_Tin_Ngay_Nghi_201810.$C$3:.$C$57])+SUMPRODUCT([Thong_Tin_Ngay_Nghi_201811.$B$3:.$B$59]=[.$B31];[Thong_Tin_Ngay_Nghi_201811.$C$3:.$C$59])+ SUMPRODUCT([Thong_Tin_Ngay_Nghi_201812.$B$3:.$B$60]=[.$B31];[Thong_Tin_Ngay_Nghi_201812.$C$3:.$C$60])" office:value-type="float" office:value="4">
            <text:p>4</text:p>
          </table:table-cell>
          <table:table-cell table:style-name="ce48" table:formula="of:=IF(DATE(YEAR([.F31]);MONTH([.F31]);DAY([.F31]))&lt;=DATE(YEAR([.F31]);3;31); [.D31]-[.H31] + [.G31]; IF([.H31]-[.D31]&lt;0;[.H31] + [.G31] -[.I31];[.G31]+[.D31]-[.I31]))" office:value-type="float" office:value="1">
            <text:p>1</text:p>
          </table:table-cell>
          <table:table-cell table:number-columns-repeated="2" table:style-name="ce48"/>
          <table:table-cell table:style-name="ce63"/>
          <table:table-cell table:style-name="ce48" table:formula="of:=[.J31]+[.L31] +[.K31]+[.M31]" office:value-type="float" office:value="1">
            <text:p>1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26">
            <text:p>26</text:p>
          </table:table-cell>
          <table:table-cell table:style-name="ce44" office:value-type="string">
            <text:p>MaiLT</text:p>
          </table:table-cell>
          <table:table-cell table:style-name="ce48" office:value-type="float" office:value="1.5">
            <text:p>1.5</text:p>
          </table:table-cell>
          <table:table-cell table:style-name="ce48" table:formula="of:=IF([.C32]&lt;0;0;[.C32])" office:value-type="float" office:value="1.5">
            <text:p>1.5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32]);DATE(YEAR([.E32]);12;31);NOW())" office:value-type="date" office:date-value="2018-04-03T14:09:06.69">
            <text:p>04/03/18</text:p>
          </table:table-cell>
          <table:table-cell table:style-name="ce52" table:formula="of:= IF(MONTH([.F32])=MONTH([.E32]) ; IF(NETWORKDAYS([.E32];[.E32]) &lt; NETWORKDAYS(DATE(YEAR([.E32]);MONTH([.E32]);1);EOMONTH([.E32];0)) / 2 ; 0 ; 1)  ;  IF( NETWORKDAYS([.E32];EOMONTH([.E32];0)) &lt; NETWORKDAYS(DATE(YEAR([.E32]);MONTH([.E32]);1);EOMONTH([.E32];0))/2  ; 0  ; 1) + IF(MONTH([.F32]) &gt; MONTH([.E32]) ; MONTH([.F32])-MONTH([.E32])-1 ; 0) + IF(NETWORKDAYS(DATE(YEAR([.F32]);MONTH([.F32]);1);[.F32]) &lt;  NETWORKDAYS(DATE(YEAR([.F32]);MONTH([.F32]);1);EOMONTH([.F32];0)) / 2 ; 0 ; 1))" office:value-type="float" office:value="3">
            <text:p>3</text:p>
          </table:table-cell>
          <table:table-cell table:style-name="ce56" table:formula="of:=SUMPRODUCT([Thong_Tin_Ngay_Nghi_201801.$B$3:.$B$60]=[.$B32];[Thong_Tin_Ngay_Nghi_201801.$C$3:.$C$60]) +  SUMPRODUCT([Thong_Tin_Ngay_Nghi_201802.$B$3:.$B$64]=[.$B32];[Thong_Tin_Ngay_Nghi_201802.$C$3:.$C$64]) + SUMPRODUCT([Thong_Tin_Ngay_Nghi_201803.$B$3:.$B$58]=[.$B32];[Thong_Tin_Ngay_Nghi_201803.$C$3:.$C$58])" office:value-type="float" office:value="1.5">
            <text:p>1.5</text:p>
          </table:table-cell>
          <table:table-cell table:style-name="ce61" table:formula="of:=SUMPRODUCT([Thong_Tin_Ngay_Nghi_201801.$B$3:.$B$61]=[.$B32];[Thong_Tin_Ngay_Nghi_201801.$C$3:.$C$61])+SUMPRODUCT([Thong_Tin_Ngay_Nghi_201802.$B$3:.$B$65]=[.$B32];[Thong_Tin_Ngay_Nghi_201802.$C$3:.$C$65])+SUMPRODUCT([Thong_Tin_Ngay_Nghi_201803.$B$3:.$B$59]=[.$B32];[Thong_Tin_Ngay_Nghi_201803.$C$3:.$C$59])+SUMPRODUCT([Thong_Tin_Ngay_Nghi_201804.$B$3:.$B$57]=[.$B32];[Thong_Tin_Ngay_Nghi_201804.$C$3:.$C$57])+SUMPRODUCT([Thong_Tin_Ngay_Nghi_201805.$B$3:.$B$55]=[.$B32];[Thong_Tin_Ngay_Nghi_201805.$C$3:.$C$55])+SUMPRODUCT([Thong_Tin_Ngay_Nghi_201806.$B$3:.$B$59]=[.$B32];[Thong_Tin_Ngay_Nghi_201806.$C$3:.$C$59])+SUMPRODUCT([Thong_Tin_Ngay_Nghi_201807.$B$3:.$B$60]=[.$B32];[Thong_Tin_Ngay_Nghi_201807.$C$3:.$C$60])+SUMPRODUCT([Thong_Tin_Ngay_Nghi_201808.$B$3:.$B$61]=[.$B32];[Thong_Tin_Ngay_Nghi_201808.$C$3:.$C$61])+SUMPRODUCT([Thong_Tin_Ngay_Nghi_201809.$B$3:.$B$58]=[.$B32];[Thong_Tin_Ngay_Nghi_201809.$C$3:.$C$58])+SUMPRODUCT([Thong_Tin_Ngay_Nghi_201810.$B$3:.$B$57]=[.$B32];[Thong_Tin_Ngay_Nghi_201810.$C$3:.$C$57])+SUMPRODUCT([Thong_Tin_Ngay_Nghi_201811.$B$3:.$B$59]=[.$B32];[Thong_Tin_Ngay_Nghi_201811.$C$3:.$C$59])+ SUMPRODUCT([Thong_Tin_Ngay_Nghi_201812.$B$3:.$B$60]=[.$B32];[Thong_Tin_Ngay_Nghi_201812.$C$3:.$C$60])" office:value-type="float" office:value="1.5">
            <text:p>1.5</text:p>
          </table:table-cell>
          <table:table-cell table:style-name="ce48" table:formula="of:=IF(DATE(YEAR([.F32]);MONTH([.F32]);DAY([.F32]))&lt;=DATE(YEAR([.F32]);3;31); [.D32]-[.H32] + [.G32]; IF([.H32]-[.D32]&lt;0;[.H32] + [.G32] -[.I32];[.G32]+[.D32]-[.I32]))" office:value-type="float" office:value="3">
            <text:p>3</text:p>
          </table:table-cell>
          <table:table-cell table:number-columns-repeated="2" table:style-name="ce48"/>
          <table:table-cell table:style-name="ce63"/>
          <table:table-cell table:style-name="ce48" table:formula="of:=[.J32]+[.L32] +[.K32]+[.M32]" office:value-type="float" office:value="3">
            <text:p>3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27">
            <text:p>27</text:p>
          </table:table-cell>
          <table:table-cell table:style-name="ce44" office:value-type="string">
            <text:p>MaiNTT</text:p>
          </table:table-cell>
          <table:table-cell table:style-name="ce48" office:value-type="float" office:value="4.5">
            <text:p>4.5</text:p>
          </table:table-cell>
          <table:table-cell table:style-name="ce48" table:formula="of:=IF([.C33]&lt;0;0;[.C33])" office:value-type="float" office:value="4.5">
            <text:p>4.5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33]);DATE(YEAR([.E33]);12;31);NOW())" office:value-type="date" office:date-value="2018-04-03T14:09:06.69">
            <text:p>04/03/18</text:p>
          </table:table-cell>
          <table:table-cell table:style-name="ce52" table:formula="of:= IF(MONTH([.F33])=MONTH([.E33]) ; IF(NETWORKDAYS([.E33];[.E33]) &lt; NETWORKDAYS(DATE(YEAR([.E33]);MONTH([.E33]);1);EOMONTH([.E33];0)) / 2 ; 0 ; 1)  ;  IF( NETWORKDAYS([.E33];EOMONTH([.E33];0)) &lt; NETWORKDAYS(DATE(YEAR([.E33]);MONTH([.E33]);1);EOMONTH([.E33];0))/2  ; 0  ; 1) + IF(MONTH([.F33]) &gt; MONTH([.E33]) ; MONTH([.F33])-MONTH([.E33])-1 ; 0) + IF(NETWORKDAYS(DATE(YEAR([.F33]);MONTH([.F33]);1);[.F33]) &lt;  NETWORKDAYS(DATE(YEAR([.F33]);MONTH([.F33]);1);EOMONTH([.F33];0)) / 2 ; 0 ; 1))" office:value-type="float" office:value="3">
            <text:p>3</text:p>
          </table:table-cell>
          <table:table-cell table:style-name="ce56" table:formula="of:=SUMPRODUCT([Thong_Tin_Ngay_Nghi_201801.$B$3:.$B$60]=[.$B33];[Thong_Tin_Ngay_Nghi_201801.$C$3:.$C$60]) +  SUMPRODUCT([Thong_Tin_Ngay_Nghi_201802.$B$3:.$B$64]=[.$B33];[Thong_Tin_Ngay_Nghi_201802.$C$3:.$C$64]) + SUMPRODUCT([Thong_Tin_Ngay_Nghi_201803.$B$3:.$B$58]=[.$B33];[Thong_Tin_Ngay_Nghi_201803.$C$3:.$C$58])" office:value-type="float" office:value="0">
            <text:p>0</text:p>
          </table:table-cell>
          <table:table-cell table:style-name="ce61" table:formula="of:=SUMPRODUCT([Thong_Tin_Ngay_Nghi_201801.$B$3:.$B$61]=[.$B33];[Thong_Tin_Ngay_Nghi_201801.$C$3:.$C$61])+SUMPRODUCT([Thong_Tin_Ngay_Nghi_201802.$B$3:.$B$65]=[.$B33];[Thong_Tin_Ngay_Nghi_201802.$C$3:.$C$65])+SUMPRODUCT([Thong_Tin_Ngay_Nghi_201803.$B$3:.$B$59]=[.$B33];[Thong_Tin_Ngay_Nghi_201803.$C$3:.$C$59])+SUMPRODUCT([Thong_Tin_Ngay_Nghi_201804.$B$3:.$B$57]=[.$B33];[Thong_Tin_Ngay_Nghi_201804.$C$3:.$C$57])+SUMPRODUCT([Thong_Tin_Ngay_Nghi_201805.$B$3:.$B$55]=[.$B33];[Thong_Tin_Ngay_Nghi_201805.$C$3:.$C$55])+SUMPRODUCT([Thong_Tin_Ngay_Nghi_201806.$B$3:.$B$59]=[.$B33];[Thong_Tin_Ngay_Nghi_201806.$C$3:.$C$59])+SUMPRODUCT([Thong_Tin_Ngay_Nghi_201807.$B$3:.$B$60]=[.$B33];[Thong_Tin_Ngay_Nghi_201807.$C$3:.$C$60])+SUMPRODUCT([Thong_Tin_Ngay_Nghi_201808.$B$3:.$B$61]=[.$B33];[Thong_Tin_Ngay_Nghi_201808.$C$3:.$C$61])+SUMPRODUCT([Thong_Tin_Ngay_Nghi_201809.$B$3:.$B$58]=[.$B33];[Thong_Tin_Ngay_Nghi_201809.$C$3:.$C$58])+SUMPRODUCT([Thong_Tin_Ngay_Nghi_201810.$B$3:.$B$57]=[.$B33];[Thong_Tin_Ngay_Nghi_201810.$C$3:.$C$57])+SUMPRODUCT([Thong_Tin_Ngay_Nghi_201811.$B$3:.$B$59]=[.$B33];[Thong_Tin_Ngay_Nghi_201811.$C$3:.$C$59])+ SUMPRODUCT([Thong_Tin_Ngay_Nghi_201812.$B$3:.$B$60]=[.$B33];[Thong_Tin_Ngay_Nghi_201812.$C$3:.$C$60])" office:value-type="float" office:value="0">
            <text:p>0</text:p>
          </table:table-cell>
          <table:table-cell table:style-name="ce48" table:formula="of:=IF(DATE(YEAR([.F33]);MONTH([.F33]);DAY([.F33]))&lt;=DATE(YEAR([.F33]);3;31); [.D33]-[.H33] + [.G33]; IF([.H33]-[.D33]&lt;0;[.H33] + [.G33] -[.I33];[.G33]+[.D33]-[.I33]))" office:value-type="float" office:value="3">
            <text:p>3</text:p>
          </table:table-cell>
          <table:table-cell table:number-columns-repeated="2" table:style-name="ce48"/>
          <table:table-cell table:style-name="ce63"/>
          <table:table-cell table:style-name="ce48" table:formula="of:=[.J33]+[.L33] +[.K33]+[.M33]" office:value-type="float" office:value="3">
            <text:p>3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28">
            <text:p>28</text:p>
          </table:table-cell>
          <table:table-cell table:style-name="ce44" office:value-type="string">
            <text:p>ManhNB</text:p>
          </table:table-cell>
          <table:table-cell table:style-name="ce48" office:value-type="float" office:value="1">
            <text:p>1</text:p>
          </table:table-cell>
          <table:table-cell table:style-name="ce48" table:formula="of:=IF([.C34]&lt;0;0;[.C34])" office:value-type="float" office:value="1">
            <text:p>1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34]);DATE(YEAR([.E34]);12;31);NOW())" office:value-type="date" office:date-value="2018-04-03T14:09:06.69">
            <text:p>04/03/18</text:p>
          </table:table-cell>
          <table:table-cell table:style-name="ce52" table:formula="of:= IF(MONTH([.F34])=MONTH([.E34]) ; IF(NETWORKDAYS([.E34];[.E34]) &lt; NETWORKDAYS(DATE(YEAR([.E34]);MONTH([.E34]);1);EOMONTH([.E34];0)) / 2 ; 0 ; 1)  ;  IF( NETWORKDAYS([.E34];EOMONTH([.E34];0)) &lt; NETWORKDAYS(DATE(YEAR([.E34]);MONTH([.E34]);1);EOMONTH([.E34];0))/2  ; 0  ; 1) + IF(MONTH([.F34]) &gt; MONTH([.E34]) ; MONTH([.F34])-MONTH([.E34])-1 ; 0) + IF(NETWORKDAYS(DATE(YEAR([.F34]);MONTH([.F34]);1);[.F34]) &lt;  NETWORKDAYS(DATE(YEAR([.F34]);MONTH([.F34]);1);EOMONTH([.F34];0)) / 2 ; 0 ; 1))" office:value-type="float" office:value="3">
            <text:p>3</text:p>
          </table:table-cell>
          <table:table-cell table:style-name="ce56" table:formula="of:=SUMPRODUCT([Thong_Tin_Ngay_Nghi_201801.$B$3:.$B$60]=[.$B34];[Thong_Tin_Ngay_Nghi_201801.$C$3:.$C$60]) +  SUMPRODUCT([Thong_Tin_Ngay_Nghi_201802.$B$3:.$B$64]=[.$B34];[Thong_Tin_Ngay_Nghi_201802.$C$3:.$C$64]) + SUMPRODUCT([Thong_Tin_Ngay_Nghi_201803.$B$3:.$B$58]=[.$B34];[Thong_Tin_Ngay_Nghi_201803.$C$3:.$C$58])" office:value-type="float" office:value="7.5">
            <text:p>7.5</text:p>
          </table:table-cell>
          <table:table-cell table:style-name="ce61" table:formula="of:=SUMPRODUCT([Thong_Tin_Ngay_Nghi_201801.$B$3:.$B$61]=[.$B34];[Thong_Tin_Ngay_Nghi_201801.$C$3:.$C$61])+SUMPRODUCT([Thong_Tin_Ngay_Nghi_201802.$B$3:.$B$65]=[.$B34];[Thong_Tin_Ngay_Nghi_201802.$C$3:.$C$65])+SUMPRODUCT([Thong_Tin_Ngay_Nghi_201803.$B$3:.$B$59]=[.$B34];[Thong_Tin_Ngay_Nghi_201803.$C$3:.$C$59])+SUMPRODUCT([Thong_Tin_Ngay_Nghi_201804.$B$3:.$B$57]=[.$B34];[Thong_Tin_Ngay_Nghi_201804.$C$3:.$C$57])+SUMPRODUCT([Thong_Tin_Ngay_Nghi_201805.$B$3:.$B$55]=[.$B34];[Thong_Tin_Ngay_Nghi_201805.$C$3:.$C$55])+SUMPRODUCT([Thong_Tin_Ngay_Nghi_201806.$B$3:.$B$59]=[.$B34];[Thong_Tin_Ngay_Nghi_201806.$C$3:.$C$59])+SUMPRODUCT([Thong_Tin_Ngay_Nghi_201807.$B$3:.$B$60]=[.$B34];[Thong_Tin_Ngay_Nghi_201807.$C$3:.$C$60])+SUMPRODUCT([Thong_Tin_Ngay_Nghi_201808.$B$3:.$B$61]=[.$B34];[Thong_Tin_Ngay_Nghi_201808.$C$3:.$C$61])+SUMPRODUCT([Thong_Tin_Ngay_Nghi_201809.$B$3:.$B$58]=[.$B34];[Thong_Tin_Ngay_Nghi_201809.$C$3:.$C$58])+SUMPRODUCT([Thong_Tin_Ngay_Nghi_201810.$B$3:.$B$57]=[.$B34];[Thong_Tin_Ngay_Nghi_201810.$C$3:.$C$57])+SUMPRODUCT([Thong_Tin_Ngay_Nghi_201811.$B$3:.$B$59]=[.$B34];[Thong_Tin_Ngay_Nghi_201811.$C$3:.$C$59])+ SUMPRODUCT([Thong_Tin_Ngay_Nghi_201812.$B$3:.$B$60]=[.$B34];[Thong_Tin_Ngay_Nghi_201812.$C$3:.$C$60])" office:value-type="float" office:value="7.5">
            <text:p>7.5</text:p>
          </table:table-cell>
          <table:table-cell table:style-name="ce48" table:formula="of:=IF(DATE(YEAR([.F34]);MONTH([.F34]);DAY([.F34]))&lt;=DATE(YEAR([.F34]);3;31); [.D34]-[.H34] + [.G34]; IF([.H34]-[.D34]&lt;0;[.H34] + [.G34] -[.I34];[.G34]+[.D34]-[.I34]))" office:value-type="float" office:value="-3.5">
            <text:p>-3.5</text:p>
          </table:table-cell>
          <table:table-cell table:number-columns-repeated="2" table:style-name="ce48"/>
          <table:table-cell table:style-name="ce63"/>
          <table:table-cell table:style-name="ce48" table:formula="of:=[.J34]+[.L34] +[.K34]+[.M34]" office:value-type="float" office:value="-3.5">
            <text:p>-3.5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29">
            <text:p>29</text:p>
          </table:table-cell>
          <table:table-cell table:style-name="ce44" office:value-type="string">
            <text:p>NamTH</text:p>
          </table:table-cell>
          <table:table-cell table:style-name="ce48" office:value-type="float" office:value="2.5">
            <text:p>2.5</text:p>
          </table:table-cell>
          <table:table-cell table:style-name="ce48" table:formula="of:=IF([.C35]&lt;0;0;[.C35])" office:value-type="float" office:value="2.5">
            <text:p>2.5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35]);DATE(YEAR([.E35]);12;31);NOW())" office:value-type="date" office:date-value="2018-04-03T14:09:06.69">
            <text:p>04/03/18</text:p>
          </table:table-cell>
          <table:table-cell table:style-name="ce52" table:formula="of:= IF(MONTH([.F35])=MONTH([.E35]) ; IF(NETWORKDAYS([.E35];[.E35]) &lt; NETWORKDAYS(DATE(YEAR([.E35]);MONTH([.E35]);1);EOMONTH([.E35];0)) / 2 ; 0 ; 1)  ;  IF( NETWORKDAYS([.E35];EOMONTH([.E35];0)) &lt; NETWORKDAYS(DATE(YEAR([.E35]);MONTH([.E35]);1);EOMONTH([.E35];0))/2  ; 0  ; 1) + IF(MONTH([.F35]) &gt; MONTH([.E35]) ; MONTH([.F35])-MONTH([.E35])-1 ; 0) + IF(NETWORKDAYS(DATE(YEAR([.F35]);MONTH([.F35]);1);[.F35]) &lt;  NETWORKDAYS(DATE(YEAR([.F35]);MONTH([.F35]);1);EOMONTH([.F35];0)) / 2 ; 0 ; 1))" office:value-type="float" office:value="3">
            <text:p>3</text:p>
          </table:table-cell>
          <table:table-cell table:style-name="ce56" table:formula="of:=SUMPRODUCT([Thong_Tin_Ngay_Nghi_201801.$B$3:.$B$60]=[.$B35];[Thong_Tin_Ngay_Nghi_201801.$C$3:.$C$60]) +  SUMPRODUCT([Thong_Tin_Ngay_Nghi_201802.$B$3:.$B$64]=[.$B35];[Thong_Tin_Ngay_Nghi_201802.$C$3:.$C$64]) + SUMPRODUCT([Thong_Tin_Ngay_Nghi_201803.$B$3:.$B$58]=[.$B35];[Thong_Tin_Ngay_Nghi_201803.$C$3:.$C$58])" office:value-type="float" office:value="2.5">
            <text:p>2.5</text:p>
          </table:table-cell>
          <table:table-cell table:style-name="ce61" table:formula="of:=SUMPRODUCT([Thong_Tin_Ngay_Nghi_201801.$B$3:.$B$61]=[.$B35];[Thong_Tin_Ngay_Nghi_201801.$C$3:.$C$61])+SUMPRODUCT([Thong_Tin_Ngay_Nghi_201802.$B$3:.$B$65]=[.$B35];[Thong_Tin_Ngay_Nghi_201802.$C$3:.$C$65])+SUMPRODUCT([Thong_Tin_Ngay_Nghi_201803.$B$3:.$B$59]=[.$B35];[Thong_Tin_Ngay_Nghi_201803.$C$3:.$C$59])+SUMPRODUCT([Thong_Tin_Ngay_Nghi_201804.$B$3:.$B$57]=[.$B35];[Thong_Tin_Ngay_Nghi_201804.$C$3:.$C$57])+SUMPRODUCT([Thong_Tin_Ngay_Nghi_201805.$B$3:.$B$55]=[.$B35];[Thong_Tin_Ngay_Nghi_201805.$C$3:.$C$55])+SUMPRODUCT([Thong_Tin_Ngay_Nghi_201806.$B$3:.$B$59]=[.$B35];[Thong_Tin_Ngay_Nghi_201806.$C$3:.$C$59])+SUMPRODUCT([Thong_Tin_Ngay_Nghi_201807.$B$3:.$B$60]=[.$B35];[Thong_Tin_Ngay_Nghi_201807.$C$3:.$C$60])+SUMPRODUCT([Thong_Tin_Ngay_Nghi_201808.$B$3:.$B$61]=[.$B35];[Thong_Tin_Ngay_Nghi_201808.$C$3:.$C$61])+SUMPRODUCT([Thong_Tin_Ngay_Nghi_201809.$B$3:.$B$58]=[.$B35];[Thong_Tin_Ngay_Nghi_201809.$C$3:.$C$58])+SUMPRODUCT([Thong_Tin_Ngay_Nghi_201810.$B$3:.$B$57]=[.$B35];[Thong_Tin_Ngay_Nghi_201810.$C$3:.$C$57])+SUMPRODUCT([Thong_Tin_Ngay_Nghi_201811.$B$3:.$B$59]=[.$B35];[Thong_Tin_Ngay_Nghi_201811.$C$3:.$C$59])+ SUMPRODUCT([Thong_Tin_Ngay_Nghi_201812.$B$3:.$B$60]=[.$B35];[Thong_Tin_Ngay_Nghi_201812.$C$3:.$C$60])" office:value-type="float" office:value="2.5">
            <text:p>2.5</text:p>
          </table:table-cell>
          <table:table-cell table:style-name="ce48" table:formula="of:=IF(DATE(YEAR([.F35]);MONTH([.F35]);DAY([.F35]))&lt;=DATE(YEAR([.F35]);3;31); [.D35]-[.H35] + [.G35]; IF([.H35]-[.D35]&lt;0;[.H35] + [.G35] -[.I35];[.G35]+[.D35]-[.I35]))" office:value-type="float" office:value="3">
            <text:p>3</text:p>
          </table:table-cell>
          <table:table-cell table:number-columns-repeated="2" table:style-name="ce48"/>
          <table:table-cell table:style-name="ce63"/>
          <table:table-cell table:style-name="ce48" table:formula="of:=[.J35]+[.L35] +[.K35]+[.M35]" office:value-type="float" office:value="3">
            <text:p>3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30">
            <text:p>30</text:p>
          </table:table-cell>
          <table:table-cell table:style-name="ce44" office:value-type="string">
            <text:p>NamTV</text:p>
          </table:table-cell>
          <table:table-cell table:style-name="ce48" office:value-type="float" office:value="6.5">
            <text:p>6.5</text:p>
          </table:table-cell>
          <table:table-cell table:style-name="ce48" table:formula="of:=IF([.C36]&lt;0;0;[.C36])" office:value-type="float" office:value="6.5">
            <text:p>6.5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36]);DATE(YEAR([.E36]);12;31);NOW())" office:value-type="date" office:date-value="2018-04-03T14:09:06.69">
            <text:p>04/03/18</text:p>
          </table:table-cell>
          <table:table-cell table:style-name="ce52" table:formula="of:= IF(MONTH([.F36])=MONTH([.E36]) ; IF(NETWORKDAYS([.E36];[.E36]) &lt; NETWORKDAYS(DATE(YEAR([.E36]);MONTH([.E36]);1);EOMONTH([.E36];0)) / 2 ; 0 ; 1)  ;  IF( NETWORKDAYS([.E36];EOMONTH([.E36];0)) &lt; NETWORKDAYS(DATE(YEAR([.E36]);MONTH([.E36]);1);EOMONTH([.E36];0))/2  ; 0  ; 1) + IF(MONTH([.F36]) &gt; MONTH([.E36]) ; MONTH([.F36])-MONTH([.E36])-1 ; 0) + IF(NETWORKDAYS(DATE(YEAR([.F36]);MONTH([.F36]);1);[.F36]) &lt;  NETWORKDAYS(DATE(YEAR([.F36]);MONTH([.F36]);1);EOMONTH([.F36];0)) / 2 ; 0 ; 1))" office:value-type="float" office:value="3">
            <text:p>3</text:p>
          </table:table-cell>
          <table:table-cell table:style-name="ce56" table:formula="of:=SUMPRODUCT([Thong_Tin_Ngay_Nghi_201801.$B$3:.$B$60]=[.$B36];[Thong_Tin_Ngay_Nghi_201801.$C$3:.$C$60]) +  SUMPRODUCT([Thong_Tin_Ngay_Nghi_201802.$B$3:.$B$64]=[.$B36];[Thong_Tin_Ngay_Nghi_201802.$C$3:.$C$64]) + SUMPRODUCT([Thong_Tin_Ngay_Nghi_201803.$B$3:.$B$58]=[.$B36];[Thong_Tin_Ngay_Nghi_201803.$C$3:.$C$58])" office:value-type="float" office:value="5">
            <text:p>5</text:p>
          </table:table-cell>
          <table:table-cell table:style-name="ce61" table:formula="of:=SUMPRODUCT([Thong_Tin_Ngay_Nghi_201801.$B$3:.$B$61]=[.$B36];[Thong_Tin_Ngay_Nghi_201801.$C$3:.$C$61])+SUMPRODUCT([Thong_Tin_Ngay_Nghi_201802.$B$3:.$B$65]=[.$B36];[Thong_Tin_Ngay_Nghi_201802.$C$3:.$C$65])+SUMPRODUCT([Thong_Tin_Ngay_Nghi_201803.$B$3:.$B$59]=[.$B36];[Thong_Tin_Ngay_Nghi_201803.$C$3:.$C$59])+SUMPRODUCT([Thong_Tin_Ngay_Nghi_201804.$B$3:.$B$57]=[.$B36];[Thong_Tin_Ngay_Nghi_201804.$C$3:.$C$57])+SUMPRODUCT([Thong_Tin_Ngay_Nghi_201805.$B$3:.$B$55]=[.$B36];[Thong_Tin_Ngay_Nghi_201805.$C$3:.$C$55])+SUMPRODUCT([Thong_Tin_Ngay_Nghi_201806.$B$3:.$B$59]=[.$B36];[Thong_Tin_Ngay_Nghi_201806.$C$3:.$C$59])+SUMPRODUCT([Thong_Tin_Ngay_Nghi_201807.$B$3:.$B$60]=[.$B36];[Thong_Tin_Ngay_Nghi_201807.$C$3:.$C$60])+SUMPRODUCT([Thong_Tin_Ngay_Nghi_201808.$B$3:.$B$61]=[.$B36];[Thong_Tin_Ngay_Nghi_201808.$C$3:.$C$61])+SUMPRODUCT([Thong_Tin_Ngay_Nghi_201809.$B$3:.$B$58]=[.$B36];[Thong_Tin_Ngay_Nghi_201809.$C$3:.$C$58])+SUMPRODUCT([Thong_Tin_Ngay_Nghi_201810.$B$3:.$B$57]=[.$B36];[Thong_Tin_Ngay_Nghi_201810.$C$3:.$C$57])+SUMPRODUCT([Thong_Tin_Ngay_Nghi_201811.$B$3:.$B$59]=[.$B36];[Thong_Tin_Ngay_Nghi_201811.$C$3:.$C$59])+ SUMPRODUCT([Thong_Tin_Ngay_Nghi_201812.$B$3:.$B$60]=[.$B36];[Thong_Tin_Ngay_Nghi_201812.$C$3:.$C$60])" office:value-type="float" office:value="5">
            <text:p>5</text:p>
          </table:table-cell>
          <table:table-cell table:style-name="ce48" table:formula="of:=IF(DATE(YEAR([.F36]);MONTH([.F36]);DAY([.F36]))&lt;=DATE(YEAR([.F36]);3;31); [.D36]-[.H36] + [.G36]; IF([.H36]-[.D36]&lt;0;[.H36] + [.G36] -[.I36];[.G36]+[.D36]-[.I36]))" office:value-type="float" office:value="3">
            <text:p>3</text:p>
          </table:table-cell>
          <table:table-cell table:number-columns-repeated="2" table:style-name="ce48"/>
          <table:table-cell table:style-name="ce63" office:value-type="float" office:value="1">
            <text:p>1</text:p>
          </table:table-cell>
          <table:table-cell table:style-name="ce48" table:formula="of:=[.J36]+[.L36] +[.K36]+[.M36]" office:value-type="float" office:value="4">
            <text:p>4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31">
            <text:p>31</text:p>
          </table:table-cell>
          <table:table-cell table:style-name="ce44" office:value-type="string">
            <text:p>NhanHTH</text:p>
          </table:table-cell>
          <table:table-cell table:style-name="ce48" office:value-type="float" office:value="8.5">
            <text:p>8.5</text:p>
          </table:table-cell>
          <table:table-cell table:style-name="ce48" table:formula="of:=IF([.C37]&lt;0;0;[.C37])" office:value-type="float" office:value="8.5">
            <text:p>8.5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37]);DATE(YEAR([.E37]);12;31);NOW())" office:value-type="date" office:date-value="2018-04-03T14:09:06.69">
            <text:p>04/03/18</text:p>
          </table:table-cell>
          <table:table-cell table:style-name="ce52" table:formula="of:= IF(MONTH([.F37])=MONTH([.E37]) ; IF(NETWORKDAYS([.E37];[.E37]) &lt; NETWORKDAYS(DATE(YEAR([.E37]);MONTH([.E37]);1);EOMONTH([.E37];0)) / 2 ; 0 ; 1)  ;  IF( NETWORKDAYS([.E37];EOMONTH([.E37];0)) &lt; NETWORKDAYS(DATE(YEAR([.E37]);MONTH([.E37]);1);EOMONTH([.E37];0))/2  ; 0  ; 1) + IF(MONTH([.F37]) &gt; MONTH([.E37]) ; MONTH([.F37])-MONTH([.E37])-1 ; 0) + IF(NETWORKDAYS(DATE(YEAR([.F37]);MONTH([.F37]);1);[.F37]) &lt;  NETWORKDAYS(DATE(YEAR([.F37]);MONTH([.F37]);1);EOMONTH([.F37];0)) / 2 ; 0 ; 1))" office:value-type="float" office:value="3">
            <text:p>3</text:p>
          </table:table-cell>
          <table:table-cell table:style-name="ce56" table:formula="of:=SUMPRODUCT([Thong_Tin_Ngay_Nghi_201801.$B$3:.$B$60]=[.$B37];[Thong_Tin_Ngay_Nghi_201801.$C$3:.$C$60]) +  SUMPRODUCT([Thong_Tin_Ngay_Nghi_201802.$B$3:.$B$64]=[.$B37];[Thong_Tin_Ngay_Nghi_201802.$C$3:.$C$64]) + SUMPRODUCT([Thong_Tin_Ngay_Nghi_201803.$B$3:.$B$58]=[.$B37];[Thong_Tin_Ngay_Nghi_201803.$C$3:.$C$58])" office:value-type="float" office:value="6">
            <text:p>6</text:p>
          </table:table-cell>
          <table:table-cell table:style-name="ce61" table:formula="of:=SUMPRODUCT([Thong_Tin_Ngay_Nghi_201801.$B$3:.$B$61]=[.$B37];[Thong_Tin_Ngay_Nghi_201801.$C$3:.$C$61])+SUMPRODUCT([Thong_Tin_Ngay_Nghi_201802.$B$3:.$B$65]=[.$B37];[Thong_Tin_Ngay_Nghi_201802.$C$3:.$C$65])+SUMPRODUCT([Thong_Tin_Ngay_Nghi_201803.$B$3:.$B$59]=[.$B37];[Thong_Tin_Ngay_Nghi_201803.$C$3:.$C$59])+SUMPRODUCT([Thong_Tin_Ngay_Nghi_201804.$B$3:.$B$57]=[.$B37];[Thong_Tin_Ngay_Nghi_201804.$C$3:.$C$57])+SUMPRODUCT([Thong_Tin_Ngay_Nghi_201805.$B$3:.$B$55]=[.$B37];[Thong_Tin_Ngay_Nghi_201805.$C$3:.$C$55])+SUMPRODUCT([Thong_Tin_Ngay_Nghi_201806.$B$3:.$B$59]=[.$B37];[Thong_Tin_Ngay_Nghi_201806.$C$3:.$C$59])+SUMPRODUCT([Thong_Tin_Ngay_Nghi_201807.$B$3:.$B$60]=[.$B37];[Thong_Tin_Ngay_Nghi_201807.$C$3:.$C$60])+SUMPRODUCT([Thong_Tin_Ngay_Nghi_201808.$B$3:.$B$61]=[.$B37];[Thong_Tin_Ngay_Nghi_201808.$C$3:.$C$61])+SUMPRODUCT([Thong_Tin_Ngay_Nghi_201809.$B$3:.$B$58]=[.$B37];[Thong_Tin_Ngay_Nghi_201809.$C$3:.$C$58])+SUMPRODUCT([Thong_Tin_Ngay_Nghi_201810.$B$3:.$B$57]=[.$B37];[Thong_Tin_Ngay_Nghi_201810.$C$3:.$C$57])+SUMPRODUCT([Thong_Tin_Ngay_Nghi_201811.$B$3:.$B$59]=[.$B37];[Thong_Tin_Ngay_Nghi_201811.$C$3:.$C$59])+ SUMPRODUCT([Thong_Tin_Ngay_Nghi_201812.$B$3:.$B$60]=[.$B37];[Thong_Tin_Ngay_Nghi_201812.$C$3:.$C$60])" office:value-type="float" office:value="6">
            <text:p>6</text:p>
          </table:table-cell>
          <table:table-cell table:style-name="ce48" table:formula="of:=IF(DATE(YEAR([.F37]);MONTH([.F37]);DAY([.F37]))&lt;=DATE(YEAR([.F37]);3;31); [.D37]-[.H37] + [.G37]; IF([.H37]-[.D37]&lt;0;[.H37] + [.G37] -[.I37];[.G37]+[.D37]-[.I37]))" office:value-type="float" office:value="3">
            <text:p>3</text:p>
          </table:table-cell>
          <table:table-cell table:number-columns-repeated="2" table:style-name="ce48"/>
          <table:table-cell table:style-name="ce63"/>
          <table:table-cell table:style-name="ce48" table:formula="of:=[.J37]+[.L37] +[.K37]+[.M37]" office:value-type="float" office:value="3">
            <text:p>3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32">
            <text:p>32</text:p>
          </table:table-cell>
          <table:table-cell table:style-name="ce44" office:value-type="string">
            <text:p>NhanNM</text:p>
          </table:table-cell>
          <table:table-cell table:style-name="ce48" office:value-type="float" office:value="8">
            <text:p>8</text:p>
          </table:table-cell>
          <table:table-cell table:style-name="ce48" table:formula="of:=IF([.C38]&lt;0;0;[.C38])" office:value-type="float" office:value="8">
            <text:p>8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38]);DATE(YEAR([.E38]);12;31);NOW())" office:value-type="date" office:date-value="2018-04-03T14:09:06.69">
            <text:p>04/03/18</text:p>
          </table:table-cell>
          <table:table-cell table:style-name="ce52" table:formula="of:= IF(MONTH([.F38])=MONTH([.E38]) ; IF(NETWORKDAYS([.E38];[.E38]) &lt; NETWORKDAYS(DATE(YEAR([.E38]);MONTH([.E38]);1);EOMONTH([.E38];0)) / 2 ; 0 ; 1)  ;  IF( NETWORKDAYS([.E38];EOMONTH([.E38];0)) &lt; NETWORKDAYS(DATE(YEAR([.E38]);MONTH([.E38]);1);EOMONTH([.E38];0))/2  ; 0  ; 1) + IF(MONTH([.F38]) &gt; MONTH([.E38]) ; MONTH([.F38])-MONTH([.E38])-1 ; 0) + IF(NETWORKDAYS(DATE(YEAR([.F38]);MONTH([.F38]);1);[.F38]) &lt;  NETWORKDAYS(DATE(YEAR([.F38]);MONTH([.F38]);1);EOMONTH([.F38];0)) / 2 ; 0 ; 1))" office:value-type="float" office:value="3">
            <text:p>3</text:p>
          </table:table-cell>
          <table:table-cell table:style-name="ce56" table:formula="of:=SUMPRODUCT([Thong_Tin_Ngay_Nghi_201801.$B$3:.$B$60]=[.$B38];[Thong_Tin_Ngay_Nghi_201801.$C$3:.$C$60]) +  SUMPRODUCT([Thong_Tin_Ngay_Nghi_201802.$B$3:.$B$64]=[.$B38];[Thong_Tin_Ngay_Nghi_201802.$C$3:.$C$64]) + SUMPRODUCT([Thong_Tin_Ngay_Nghi_201803.$B$3:.$B$58]=[.$B38];[Thong_Tin_Ngay_Nghi_201803.$C$3:.$C$58])" office:value-type="float" office:value="8">
            <text:p>8</text:p>
          </table:table-cell>
          <table:table-cell table:style-name="ce61" table:formula="of:=SUMPRODUCT([Thong_Tin_Ngay_Nghi_201801.$B$3:.$B$61]=[.$B38];[Thong_Tin_Ngay_Nghi_201801.$C$3:.$C$61])+SUMPRODUCT([Thong_Tin_Ngay_Nghi_201802.$B$3:.$B$65]=[.$B38];[Thong_Tin_Ngay_Nghi_201802.$C$3:.$C$65])+SUMPRODUCT([Thong_Tin_Ngay_Nghi_201803.$B$3:.$B$59]=[.$B38];[Thong_Tin_Ngay_Nghi_201803.$C$3:.$C$59])+SUMPRODUCT([Thong_Tin_Ngay_Nghi_201804.$B$3:.$B$57]=[.$B38];[Thong_Tin_Ngay_Nghi_201804.$C$3:.$C$57])+SUMPRODUCT([Thong_Tin_Ngay_Nghi_201805.$B$3:.$B$55]=[.$B38];[Thong_Tin_Ngay_Nghi_201805.$C$3:.$C$55])+SUMPRODUCT([Thong_Tin_Ngay_Nghi_201806.$B$3:.$B$59]=[.$B38];[Thong_Tin_Ngay_Nghi_201806.$C$3:.$C$59])+SUMPRODUCT([Thong_Tin_Ngay_Nghi_201807.$B$3:.$B$60]=[.$B38];[Thong_Tin_Ngay_Nghi_201807.$C$3:.$C$60])+SUMPRODUCT([Thong_Tin_Ngay_Nghi_201808.$B$3:.$B$61]=[.$B38];[Thong_Tin_Ngay_Nghi_201808.$C$3:.$C$61])+SUMPRODUCT([Thong_Tin_Ngay_Nghi_201809.$B$3:.$B$58]=[.$B38];[Thong_Tin_Ngay_Nghi_201809.$C$3:.$C$58])+SUMPRODUCT([Thong_Tin_Ngay_Nghi_201810.$B$3:.$B$57]=[.$B38];[Thong_Tin_Ngay_Nghi_201810.$C$3:.$C$57])+SUMPRODUCT([Thong_Tin_Ngay_Nghi_201811.$B$3:.$B$59]=[.$B38];[Thong_Tin_Ngay_Nghi_201811.$C$3:.$C$59])+ SUMPRODUCT([Thong_Tin_Ngay_Nghi_201812.$B$3:.$B$60]=[.$B38];[Thong_Tin_Ngay_Nghi_201812.$C$3:.$C$60])" office:value-type="float" office:value="10">
            <text:p>10</text:p>
          </table:table-cell>
          <table:table-cell table:style-name="ce48" table:formula="of:=IF(DATE(YEAR([.F38]);MONTH([.F38]);DAY([.F38]))&lt;=DATE(YEAR([.F38]);3;31); [.D38]-[.H38] + [.G38]; IF([.H38]-[.D38]&lt;0;[.H38] + [.G38] -[.I38];[.G38]+[.D38]-[.I38]))" office:value-type="float" office:value="1">
            <text:p>1</text:p>
          </table:table-cell>
          <table:table-cell table:number-columns-repeated="2" table:style-name="ce48"/>
          <table:table-cell table:style-name="ce63" office:value-type="float" office:value="1">
            <text:p>1</text:p>
          </table:table-cell>
          <table:table-cell table:style-name="ce48" table:formula="of:=[.J38]+[.L38] +[.K38]+[.M38]" office:value-type="float" office:value="2">
            <text:p>2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33">
            <text:p>33</text:p>
          </table:table-cell>
          <table:table-cell table:style-name="ce44" office:value-type="string">
            <text:p>NhungHTH</text:p>
          </table:table-cell>
          <table:table-cell table:style-name="ce48" office:value-type="float" office:value="0.5">
            <text:p>0.5</text:p>
          </table:table-cell>
          <table:table-cell table:style-name="ce48" table:formula="of:=IF([.C39]&lt;0;0;[.C39])" office:value-type="float" office:value="0.5">
            <text:p>0.5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39]);DATE(YEAR([.E39]);12;31);NOW())" office:value-type="date" office:date-value="2018-04-03T14:09:06.69">
            <text:p>04/03/18</text:p>
          </table:table-cell>
          <table:table-cell table:style-name="ce52" table:formula="of:= IF(MONTH([.F39])=MONTH([.E39]) ; IF(NETWORKDAYS([.E39];[.E39]) &lt; NETWORKDAYS(DATE(YEAR([.E39]);MONTH([.E39]);1);EOMONTH([.E39];0)) / 2 ; 0 ; 1)  ;  IF( NETWORKDAYS([.E39];EOMONTH([.E39];0)) &lt; NETWORKDAYS(DATE(YEAR([.E39]);MONTH([.E39]);1);EOMONTH([.E39];0))/2  ; 0  ; 1) + IF(MONTH([.F39]) &gt; MONTH([.E39]) ; MONTH([.F39])-MONTH([.E39])-1 ; 0) + IF(NETWORKDAYS(DATE(YEAR([.F39]);MONTH([.F39]);1);[.F39]) &lt;  NETWORKDAYS(DATE(YEAR([.F39]);MONTH([.F39]);1);EOMONTH([.F39];0)) / 2 ; 0 ; 1))" office:value-type="float" office:value="3">
            <text:p>3</text:p>
          </table:table-cell>
          <table:table-cell table:style-name="ce56" table:formula="of:=SUMPRODUCT([Thong_Tin_Ngay_Nghi_201801.$B$3:.$B$60]=[.$B39];[Thong_Tin_Ngay_Nghi_201801.$C$3:.$C$60]) +  SUMPRODUCT([Thong_Tin_Ngay_Nghi_201802.$B$3:.$B$64]=[.$B39];[Thong_Tin_Ngay_Nghi_201802.$C$3:.$C$64]) + SUMPRODUCT([Thong_Tin_Ngay_Nghi_201803.$B$3:.$B$58]=[.$B39];[Thong_Tin_Ngay_Nghi_201803.$C$3:.$C$58])" office:value-type="float" office:value="4">
            <text:p>4</text:p>
          </table:table-cell>
          <table:table-cell table:style-name="ce61" table:formula="of:=SUMPRODUCT([Thong_Tin_Ngay_Nghi_201801.$B$3:.$B$61]=[.$B39];[Thong_Tin_Ngay_Nghi_201801.$C$3:.$C$61])+SUMPRODUCT([Thong_Tin_Ngay_Nghi_201802.$B$3:.$B$65]=[.$B39];[Thong_Tin_Ngay_Nghi_201802.$C$3:.$C$65])+SUMPRODUCT([Thong_Tin_Ngay_Nghi_201803.$B$3:.$B$59]=[.$B39];[Thong_Tin_Ngay_Nghi_201803.$C$3:.$C$59])+SUMPRODUCT([Thong_Tin_Ngay_Nghi_201804.$B$3:.$B$57]=[.$B39];[Thong_Tin_Ngay_Nghi_201804.$C$3:.$C$57])+SUMPRODUCT([Thong_Tin_Ngay_Nghi_201805.$B$3:.$B$55]=[.$B39];[Thong_Tin_Ngay_Nghi_201805.$C$3:.$C$55])+SUMPRODUCT([Thong_Tin_Ngay_Nghi_201806.$B$3:.$B$59]=[.$B39];[Thong_Tin_Ngay_Nghi_201806.$C$3:.$C$59])+SUMPRODUCT([Thong_Tin_Ngay_Nghi_201807.$B$3:.$B$60]=[.$B39];[Thong_Tin_Ngay_Nghi_201807.$C$3:.$C$60])+SUMPRODUCT([Thong_Tin_Ngay_Nghi_201808.$B$3:.$B$61]=[.$B39];[Thong_Tin_Ngay_Nghi_201808.$C$3:.$C$61])+SUMPRODUCT([Thong_Tin_Ngay_Nghi_201809.$B$3:.$B$58]=[.$B39];[Thong_Tin_Ngay_Nghi_201809.$C$3:.$C$58])+SUMPRODUCT([Thong_Tin_Ngay_Nghi_201810.$B$3:.$B$57]=[.$B39];[Thong_Tin_Ngay_Nghi_201810.$C$3:.$C$57])+SUMPRODUCT([Thong_Tin_Ngay_Nghi_201811.$B$3:.$B$59]=[.$B39];[Thong_Tin_Ngay_Nghi_201811.$C$3:.$C$59])+ SUMPRODUCT([Thong_Tin_Ngay_Nghi_201812.$B$3:.$B$60]=[.$B39];[Thong_Tin_Ngay_Nghi_201812.$C$3:.$C$60])" office:value-type="float" office:value="5">
            <text:p>5</text:p>
          </table:table-cell>
          <table:table-cell table:style-name="ce48" table:formula="of:=IF(DATE(YEAR([.F39]);MONTH([.F39]);DAY([.F39]))&lt;=DATE(YEAR([.F39]);3;31); [.D39]-[.H39] + [.G39]; IF([.H39]-[.D39]&lt;0;[.H39] + [.G39] -[.I39];[.G39]+[.D39]-[.I39]))" office:value-type="float" office:value="-1.5">
            <text:p>-1.5</text:p>
          </table:table-cell>
          <table:table-cell table:number-columns-repeated="2" table:style-name="ce48"/>
          <table:table-cell table:style-name="ce63"/>
          <table:table-cell table:style-name="ce48" table:formula="of:=[.J39]+[.L39] +[.K39]+[.M39]" office:value-type="float" office:value="-1.5">
            <text:p>-1.5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34">
            <text:p>34</text:p>
          </table:table-cell>
          <table:table-cell table:style-name="ce44" office:value-type="string">
            <text:p>NhuPHQ</text:p>
          </table:table-cell>
          <table:table-cell table:style-name="ce48" office:value-type="float" office:value="6.5">
            <text:p>6.5</text:p>
          </table:table-cell>
          <table:table-cell table:style-name="ce48" table:formula="of:=IF([.C40]&lt;0;0;[.C40])" office:value-type="float" office:value="6.5">
            <text:p>6.5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40]);DATE(YEAR([.E40]);12;31);NOW())" office:value-type="date" office:date-value="2018-04-03T14:09:06.69">
            <text:p>04/03/18</text:p>
          </table:table-cell>
          <table:table-cell table:style-name="ce52" table:formula="of:= IF(MONTH([.F40])=MONTH([.E40]) ; IF(NETWORKDAYS([.E40];[.E40]) &lt; NETWORKDAYS(DATE(YEAR([.E40]);MONTH([.E40]);1);EOMONTH([.E40];0)) / 2 ; 0 ; 1)  ;  IF( NETWORKDAYS([.E40];EOMONTH([.E40];0)) &lt; NETWORKDAYS(DATE(YEAR([.E40]);MONTH([.E40]);1);EOMONTH([.E40];0))/2  ; 0  ; 1) + IF(MONTH([.F40]) &gt; MONTH([.E40]) ; MONTH([.F40])-MONTH([.E40])-1 ; 0) + IF(NETWORKDAYS(DATE(YEAR([.F40]);MONTH([.F40]);1);[.F40]) &lt;  NETWORKDAYS(DATE(YEAR([.F40]);MONTH([.F40]);1);EOMONTH([.F40];0)) / 2 ; 0 ; 1))" office:value-type="float" office:value="3">
            <text:p>3</text:p>
          </table:table-cell>
          <table:table-cell table:style-name="ce56" table:formula="of:=SUMPRODUCT([Thong_Tin_Ngay_Nghi_201801.$B$3:.$B$60]=[.$B40];[Thong_Tin_Ngay_Nghi_201801.$C$3:.$C$60]) +  SUMPRODUCT([Thong_Tin_Ngay_Nghi_201802.$B$3:.$B$64]=[.$B40];[Thong_Tin_Ngay_Nghi_201802.$C$3:.$C$64]) + SUMPRODUCT([Thong_Tin_Ngay_Nghi_201803.$B$3:.$B$58]=[.$B40];[Thong_Tin_Ngay_Nghi_201803.$C$3:.$C$58])" office:value-type="float" office:value="3.5">
            <text:p>3.5</text:p>
          </table:table-cell>
          <table:table-cell table:style-name="ce61" table:formula="of:=SUMPRODUCT([Thong_Tin_Ngay_Nghi_201801.$B$3:.$B$61]=[.$B40];[Thong_Tin_Ngay_Nghi_201801.$C$3:.$C$61])+SUMPRODUCT([Thong_Tin_Ngay_Nghi_201802.$B$3:.$B$65]=[.$B40];[Thong_Tin_Ngay_Nghi_201802.$C$3:.$C$65])+SUMPRODUCT([Thong_Tin_Ngay_Nghi_201803.$B$3:.$B$59]=[.$B40];[Thong_Tin_Ngay_Nghi_201803.$C$3:.$C$59])+SUMPRODUCT([Thong_Tin_Ngay_Nghi_201804.$B$3:.$B$57]=[.$B40];[Thong_Tin_Ngay_Nghi_201804.$C$3:.$C$57])+SUMPRODUCT([Thong_Tin_Ngay_Nghi_201805.$B$3:.$B$55]=[.$B40];[Thong_Tin_Ngay_Nghi_201805.$C$3:.$C$55])+SUMPRODUCT([Thong_Tin_Ngay_Nghi_201806.$B$3:.$B$59]=[.$B40];[Thong_Tin_Ngay_Nghi_201806.$C$3:.$C$59])+SUMPRODUCT([Thong_Tin_Ngay_Nghi_201807.$B$3:.$B$60]=[.$B40];[Thong_Tin_Ngay_Nghi_201807.$C$3:.$C$60])+SUMPRODUCT([Thong_Tin_Ngay_Nghi_201808.$B$3:.$B$61]=[.$B40];[Thong_Tin_Ngay_Nghi_201808.$C$3:.$C$61])+SUMPRODUCT([Thong_Tin_Ngay_Nghi_201809.$B$3:.$B$58]=[.$B40];[Thong_Tin_Ngay_Nghi_201809.$C$3:.$C$58])+SUMPRODUCT([Thong_Tin_Ngay_Nghi_201810.$B$3:.$B$57]=[.$B40];[Thong_Tin_Ngay_Nghi_201810.$C$3:.$C$57])+SUMPRODUCT([Thong_Tin_Ngay_Nghi_201811.$B$3:.$B$59]=[.$B40];[Thong_Tin_Ngay_Nghi_201811.$C$3:.$C$59])+ SUMPRODUCT([Thong_Tin_Ngay_Nghi_201812.$B$3:.$B$60]=[.$B40];[Thong_Tin_Ngay_Nghi_201812.$C$3:.$C$60])" office:value-type="float" office:value="3.5">
            <text:p>3.5</text:p>
          </table:table-cell>
          <table:table-cell table:style-name="ce48" table:formula="of:=IF(DATE(YEAR([.F40]);MONTH([.F40]);DAY([.F40]))&lt;=DATE(YEAR([.F40]);3;31); [.D40]-[.H40] + [.G40]; IF([.H40]-[.D40]&lt;0;[.H40] + [.G40] -[.I40];[.G40]+[.D40]-[.I40]))" office:value-type="float" office:value="3">
            <text:p>3</text:p>
          </table:table-cell>
          <table:table-cell table:number-columns-repeated="2" table:style-name="ce48"/>
          <table:table-cell table:style-name="ce63"/>
          <table:table-cell table:style-name="ce48" table:formula="of:=[.J40]+[.L40] +[.K40]+[.M40]" office:value-type="float" office:value="3">
            <text:p>3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35">
            <text:p>35</text:p>
          </table:table-cell>
          <table:table-cell table:style-name="ce44" office:value-type="string">
            <text:p>NhuVNQ</text:p>
          </table:table-cell>
          <table:table-cell table:style-name="ce48" office:value-type="float" office:value="0">
            <text:p>0</text:p>
          </table:table-cell>
          <table:table-cell table:style-name="ce48" table:formula="of:=IF([.C41]&lt;0;0;[.C41])" office:value-type="float" office:value="0">
            <text:p>0</text:p>
          </table:table-cell>
          <table:table-cell table:style-name="ce50" office:value-type="date" office:date-value="2018-01-11">
            <text:p>01/11/18</text:p>
          </table:table-cell>
          <table:table-cell table:style-name="ce50" table:formula="of:=IF(YEAR(NOW())&gt;YEAR([.E41]);DATE(YEAR([.E41]);12;31);NOW())" office:value-type="date" office:date-value="2018-04-03T14:09:06.69">
            <text:p>04/03/18</text:p>
          </table:table-cell>
          <table:table-cell table:style-name="ce52" table:formula="of:= IF(MONTH([.F41])=MONTH([.E41]) ; IF(NETWORKDAYS([.E41];[.E41]) &lt; NETWORKDAYS(DATE(YEAR([.E41]);MONTH([.E41]);1);EOMONTH([.E41];0)) / 2 ; 0 ; 1)  ;  IF( NETWORKDAYS([.E41];EOMONTH([.E41];0)) &lt; NETWORKDAYS(DATE(YEAR([.E41]);MONTH([.E41]);1);EOMONTH([.E41];0))/2  ; 0  ; 1) + IF(MONTH([.F41]) &gt; MONTH([.E41]) ; MONTH([.F41])-MONTH([.E41])-1 ; 0) + IF(NETWORKDAYS(DATE(YEAR([.F41]);MONTH([.F41]);1);[.F41]) &lt;  NETWORKDAYS(DATE(YEAR([.F41]);MONTH([.F41]);1);EOMONTH([.F41];0)) / 2 ; 0 ; 1))" office:value-type="float" office:value="3">
            <text:p>3</text:p>
          </table:table-cell>
          <table:table-cell table:style-name="ce56" table:formula="of:=SUMPRODUCT([Thong_Tin_Ngay_Nghi_201801.$B$3:.$B$60]=[.$B41];[Thong_Tin_Ngay_Nghi_201801.$C$3:.$C$60]) +  SUMPRODUCT([Thong_Tin_Ngay_Nghi_201802.$B$3:.$B$64]=[.$B41];[Thong_Tin_Ngay_Nghi_201802.$C$3:.$C$64]) + SUMPRODUCT([Thong_Tin_Ngay_Nghi_201803.$B$3:.$B$58]=[.$B41];[Thong_Tin_Ngay_Nghi_201803.$C$3:.$C$58])" office:value-type="float" office:value="2.5">
            <text:p>2.5</text:p>
          </table:table-cell>
          <table:table-cell table:style-name="ce61" table:formula="of:=SUMPRODUCT([Thong_Tin_Ngay_Nghi_201801.$B$3:.$B$61]=[.$B41];[Thong_Tin_Ngay_Nghi_201801.$C$3:.$C$61])+SUMPRODUCT([Thong_Tin_Ngay_Nghi_201802.$B$3:.$B$65]=[.$B41];[Thong_Tin_Ngay_Nghi_201802.$C$3:.$C$65])+SUMPRODUCT([Thong_Tin_Ngay_Nghi_201803.$B$3:.$B$59]=[.$B41];[Thong_Tin_Ngay_Nghi_201803.$C$3:.$C$59])+SUMPRODUCT([Thong_Tin_Ngay_Nghi_201804.$B$3:.$B$57]=[.$B41];[Thong_Tin_Ngay_Nghi_201804.$C$3:.$C$57])+SUMPRODUCT([Thong_Tin_Ngay_Nghi_201805.$B$3:.$B$55]=[.$B41];[Thong_Tin_Ngay_Nghi_201805.$C$3:.$C$55])+SUMPRODUCT([Thong_Tin_Ngay_Nghi_201806.$B$3:.$B$59]=[.$B41];[Thong_Tin_Ngay_Nghi_201806.$C$3:.$C$59])+SUMPRODUCT([Thong_Tin_Ngay_Nghi_201807.$B$3:.$B$60]=[.$B41];[Thong_Tin_Ngay_Nghi_201807.$C$3:.$C$60])+SUMPRODUCT([Thong_Tin_Ngay_Nghi_201808.$B$3:.$B$61]=[.$B41];[Thong_Tin_Ngay_Nghi_201808.$C$3:.$C$61])+SUMPRODUCT([Thong_Tin_Ngay_Nghi_201809.$B$3:.$B$58]=[.$B41];[Thong_Tin_Ngay_Nghi_201809.$C$3:.$C$58])+SUMPRODUCT([Thong_Tin_Ngay_Nghi_201810.$B$3:.$B$57]=[.$B41];[Thong_Tin_Ngay_Nghi_201810.$C$3:.$C$57])+SUMPRODUCT([Thong_Tin_Ngay_Nghi_201811.$B$3:.$B$59]=[.$B41];[Thong_Tin_Ngay_Nghi_201811.$C$3:.$C$59])+ SUMPRODUCT([Thong_Tin_Ngay_Nghi_201812.$B$3:.$B$60]=[.$B41];[Thong_Tin_Ngay_Nghi_201812.$C$3:.$C$60])" office:value-type="float" office:value="2.5">
            <text:p>2.5</text:p>
          </table:table-cell>
          <table:table-cell table:style-name="ce48" table:formula="of:=IF(DATE(YEAR([.F41]);MONTH([.F41]);DAY([.F41]))&lt;=DATE(YEAR([.F41]);3;31); [.D41]-[.H41] + [.G41]; IF([.H41]-[.D41]&lt;0;[.H41] + [.G41] -[.I41];[.G41]+[.D41]-[.I41]))" office:value-type="float" office:value="0.5">
            <text:p>0.5</text:p>
          </table:table-cell>
          <table:table-cell table:number-columns-repeated="2" table:style-name="ce48"/>
          <table:table-cell table:style-name="ce63"/>
          <table:table-cell table:style-name="ce48" table:formula="of:=[.J41]+[.L41] +[.K41]+[.M41]" office:value-type="float" office:value="0.5">
            <text:p>0.5</text:p>
          </table:table-cell>
          <table:table-cell table:style-name="ce66"/>
          <table:table-cell table:number-columns-repeated="1009"/>
        </table:table-row>
        <table:table-row table:style-name="ro13">
          <table:table-cell table:style-name="ce42" office:value-type="float" office:value="36">
            <text:p>36</text:p>
          </table:table-cell>
          <table:table-cell table:style-name="ce44" office:value-type="string">
            <text:p>PhatHDT</text:p>
          </table:table-cell>
          <table:table-cell table:style-name="ce48" office:value-type="float" office:value="0">
            <text:p>0</text:p>
          </table:table-cell>
          <table:table-cell table:style-name="ce48" table:formula="of:=IF([.C42]&lt;0;0;[.C42])" office:value-type="float" office:value="0">
            <text:p>0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42]);DATE(YEAR([.E42]);12;31);NOW())" office:value-type="date" office:date-value="2018-04-03T14:09:06.7">
            <text:p>04/03/18</text:p>
          </table:table-cell>
          <table:table-cell table:style-name="ce52" table:formula="of:= IF(MONTH([.F42])=MONTH([.E42]) ; IF(NETWORKDAYS([.E42];[.E42]) &lt; NETWORKDAYS(DATE(YEAR([.E42]);MONTH([.E42]);1);EOMONTH([.E42];0)) / 2 ; 0 ; 1)  ;  IF( NETWORKDAYS([.E42];EOMONTH([.E42];0)) &lt; NETWORKDAYS(DATE(YEAR([.E42]);MONTH([.E42]);1);EOMONTH([.E42];0))/2  ; 0  ; 1) + IF(MONTH([.F42]) &gt; MONTH([.E42]) ; MONTH([.F42])-MONTH([.E42])-1 ; 0) + IF(NETWORKDAYS(DATE(YEAR([.F42]);MONTH([.F42]);1);[.F42]) &lt;  NETWORKDAYS(DATE(YEAR([.F42]);MONTH([.F42]);1);EOMONTH([.F42];0)) / 2 ; 0 ; 1))" office:value-type="float" office:value="3">
            <text:p>3</text:p>
          </table:table-cell>
          <table:table-cell table:style-name="ce56" table:formula="of:=SUMPRODUCT([Thong_Tin_Ngay_Nghi_201801.$B$3:.$B$60]=[.$B42];[Thong_Tin_Ngay_Nghi_201801.$C$3:.$C$60]) +  SUMPRODUCT([Thong_Tin_Ngay_Nghi_201802.$B$3:.$B$64]=[.$B42];[Thong_Tin_Ngay_Nghi_201802.$C$3:.$C$64]) + SUMPRODUCT([Thong_Tin_Ngay_Nghi_201803.$B$3:.$B$58]=[.$B42];[Thong_Tin_Ngay_Nghi_201803.$C$3:.$C$58])" office:value-type="float" office:value="7.5">
            <text:p>7.5</text:p>
          </table:table-cell>
          <table:table-cell table:style-name="ce61" table:formula="of:=SUMPRODUCT([Thong_Tin_Ngay_Nghi_201801.$B$3:.$B$61]=[.$B42];[Thong_Tin_Ngay_Nghi_201801.$C$3:.$C$61])+SUMPRODUCT([Thong_Tin_Ngay_Nghi_201802.$B$3:.$B$65]=[.$B42];[Thong_Tin_Ngay_Nghi_201802.$C$3:.$C$65])+SUMPRODUCT([Thong_Tin_Ngay_Nghi_201803.$B$3:.$B$59]=[.$B42];[Thong_Tin_Ngay_Nghi_201803.$C$3:.$C$59])+SUMPRODUCT([Thong_Tin_Ngay_Nghi_201804.$B$3:.$B$57]=[.$B42];[Thong_Tin_Ngay_Nghi_201804.$C$3:.$C$57])+SUMPRODUCT([Thong_Tin_Ngay_Nghi_201805.$B$3:.$B$55]=[.$B42];[Thong_Tin_Ngay_Nghi_201805.$C$3:.$C$55])+SUMPRODUCT([Thong_Tin_Ngay_Nghi_201806.$B$3:.$B$59]=[.$B42];[Thong_Tin_Ngay_Nghi_201806.$C$3:.$C$59])+SUMPRODUCT([Thong_Tin_Ngay_Nghi_201807.$B$3:.$B$60]=[.$B42];[Thong_Tin_Ngay_Nghi_201807.$C$3:.$C$60])+SUMPRODUCT([Thong_Tin_Ngay_Nghi_201808.$B$3:.$B$61]=[.$B42];[Thong_Tin_Ngay_Nghi_201808.$C$3:.$C$61])+SUMPRODUCT([Thong_Tin_Ngay_Nghi_201809.$B$3:.$B$58]=[.$B42];[Thong_Tin_Ngay_Nghi_201809.$C$3:.$C$58])+SUMPRODUCT([Thong_Tin_Ngay_Nghi_201810.$B$3:.$B$57]=[.$B42];[Thong_Tin_Ngay_Nghi_201810.$C$3:.$C$57])+SUMPRODUCT([Thong_Tin_Ngay_Nghi_201811.$B$3:.$B$59]=[.$B42];[Thong_Tin_Ngay_Nghi_201811.$C$3:.$C$59])+ SUMPRODUCT([Thong_Tin_Ngay_Nghi_201812.$B$3:.$B$60]=[.$B42];[Thong_Tin_Ngay_Nghi_201812.$C$3:.$C$60])" office:value-type="float" office:value="10">
            <text:p>10</text:p>
          </table:table-cell>
          <table:table-cell table:style-name="ce48" table:formula="of:=IF(DATE(YEAR([.F42]);MONTH([.F42]);DAY([.F42]))&lt;=DATE(YEAR([.F42]);3;31); [.D42]-[.H42] + [.G42]; IF([.H42]-[.D42]&lt;0;[.H42] + [.G42] -[.I42];[.G42]+[.D42]-[.I42]))" office:value-type="float" office:value="-7">
            <text:p>-7</text:p>
          </table:table-cell>
          <table:table-cell table:style-name="ce48"/>
          <table:table-cell table:style-name="ce48" office:value-type="float" office:value="4.5">
            <text:p>4.5</text:p>
          </table:table-cell>
          <table:table-cell table:style-name="ce63"/>
          <table:table-cell table:style-name="ce48" table:formula="of:=[.J42]+[.L42] +[.K42]+[.M42]" office:value-type="float" office:value="-2.5">
            <text:p>-2.5</text:p>
          </table:table-cell>
          <table:table-cell table:style-name="ce66" office:value-type="string">
            <text:p>Những ngày nghỉ này đã trừ vào lương → sẽ ko trừ vào phép nữa:</text:p>
            <text:p>- Tháng 1 4.5 ngày</text:p>
          </table:table-cell>
          <table:table-cell table:number-columns-repeated="1009"/>
        </table:table-row>
        <table:table-row table:style-name="ro11">
          <table:table-cell table:style-name="ce42" office:value-type="float" office:value="37">
            <text:p>37</text:p>
          </table:table-cell>
          <table:table-cell table:style-name="ce44" office:value-type="string">
            <text:p>PhuongPVH</text:p>
          </table:table-cell>
          <table:table-cell table:style-name="ce48" office:value-type="float" office:value="1">
            <text:p>1</text:p>
          </table:table-cell>
          <table:table-cell table:style-name="ce48" table:formula="of:=IF([.C43]&lt;0;0;[.C43])" office:value-type="float" office:value="1">
            <text:p>1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43]);DATE(YEAR([.E43]);12;31);NOW())" office:value-type="date" office:date-value="2018-04-03T14:09:06.7">
            <text:p>04/03/18</text:p>
          </table:table-cell>
          <table:table-cell table:style-name="ce52" table:formula="of:= IF(MONTH([.F43])=MONTH([.E43]) ; IF(NETWORKDAYS([.E43];[.E43]) &lt; NETWORKDAYS(DATE(YEAR([.E43]);MONTH([.E43]);1);EOMONTH([.E43];0)) / 2 ; 0 ; 1)  ;  IF( NETWORKDAYS([.E43];EOMONTH([.E43];0)) &lt; NETWORKDAYS(DATE(YEAR([.E43]);MONTH([.E43]);1);EOMONTH([.E43];0))/2  ; 0  ; 1) + IF(MONTH([.F43]) &gt; MONTH([.E43]) ; MONTH([.F43])-MONTH([.E43])-1 ; 0) + IF(NETWORKDAYS(DATE(YEAR([.F43]);MONTH([.F43]);1);[.F43]) &lt;  NETWORKDAYS(DATE(YEAR([.F43]);MONTH([.F43]);1);EOMONTH([.F43];0)) / 2 ; 0 ; 1))" office:value-type="float" office:value="3">
            <text:p>3</text:p>
          </table:table-cell>
          <table:table-cell table:style-name="ce56" table:formula="of:=SUMPRODUCT([Thong_Tin_Ngay_Nghi_201801.$B$3:.$B$60]=[.$B43];[Thong_Tin_Ngay_Nghi_201801.$C$3:.$C$60]) +  SUMPRODUCT([Thong_Tin_Ngay_Nghi_201802.$B$3:.$B$64]=[.$B43];[Thong_Tin_Ngay_Nghi_201802.$C$3:.$C$64]) + SUMPRODUCT([Thong_Tin_Ngay_Nghi_201803.$B$3:.$B$58]=[.$B43];[Thong_Tin_Ngay_Nghi_201803.$C$3:.$C$58])" office:value-type="float" office:value="2.5">
            <text:p>2.5</text:p>
          </table:table-cell>
          <table:table-cell table:style-name="ce61" table:formula="of:=SUMPRODUCT([Thong_Tin_Ngay_Nghi_201801.$B$3:.$B$61]=[.$B43];[Thong_Tin_Ngay_Nghi_201801.$C$3:.$C$61])+SUMPRODUCT([Thong_Tin_Ngay_Nghi_201802.$B$3:.$B$65]=[.$B43];[Thong_Tin_Ngay_Nghi_201802.$C$3:.$C$65])+SUMPRODUCT([Thong_Tin_Ngay_Nghi_201803.$B$3:.$B$59]=[.$B43];[Thong_Tin_Ngay_Nghi_201803.$C$3:.$C$59])+SUMPRODUCT([Thong_Tin_Ngay_Nghi_201804.$B$3:.$B$57]=[.$B43];[Thong_Tin_Ngay_Nghi_201804.$C$3:.$C$57])+SUMPRODUCT([Thong_Tin_Ngay_Nghi_201805.$B$3:.$B$55]=[.$B43];[Thong_Tin_Ngay_Nghi_201805.$C$3:.$C$55])+SUMPRODUCT([Thong_Tin_Ngay_Nghi_201806.$B$3:.$B$59]=[.$B43];[Thong_Tin_Ngay_Nghi_201806.$C$3:.$C$59])+SUMPRODUCT([Thong_Tin_Ngay_Nghi_201807.$B$3:.$B$60]=[.$B43];[Thong_Tin_Ngay_Nghi_201807.$C$3:.$C$60])+SUMPRODUCT([Thong_Tin_Ngay_Nghi_201808.$B$3:.$B$61]=[.$B43];[Thong_Tin_Ngay_Nghi_201808.$C$3:.$C$61])+SUMPRODUCT([Thong_Tin_Ngay_Nghi_201809.$B$3:.$B$58]=[.$B43];[Thong_Tin_Ngay_Nghi_201809.$C$3:.$C$58])+SUMPRODUCT([Thong_Tin_Ngay_Nghi_201810.$B$3:.$B$57]=[.$B43];[Thong_Tin_Ngay_Nghi_201810.$C$3:.$C$57])+SUMPRODUCT([Thong_Tin_Ngay_Nghi_201811.$B$3:.$B$59]=[.$B43];[Thong_Tin_Ngay_Nghi_201811.$C$3:.$C$59])+ SUMPRODUCT([Thong_Tin_Ngay_Nghi_201812.$B$3:.$B$60]=[.$B43];[Thong_Tin_Ngay_Nghi_201812.$C$3:.$C$60])" office:value-type="float" office:value="2.5">
            <text:p>2.5</text:p>
          </table:table-cell>
          <table:table-cell table:style-name="ce48" table:formula="of:=IF(DATE(YEAR([.F43]);MONTH([.F43]);DAY([.F43]))&lt;=DATE(YEAR([.F43]);3;31); [.D43]-[.H43] + [.G43]; IF([.H43]-[.D43]&lt;0;[.H43] + [.G43] -[.I43];[.G43]+[.D43]-[.I43]))" office:value-type="float" office:value="1.5">
            <text:p>1.5</text:p>
          </table:table-cell>
          <table:table-cell table:number-columns-repeated="2" table:style-name="ce48"/>
          <table:table-cell table:style-name="ce63"/>
          <table:table-cell table:style-name="ce48" table:formula="of:=[.J43]+[.L43] +[.K43]+[.M43]" office:value-type="float" office:value="1.5">
            <text:p>1.5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38">
            <text:p>38</text:p>
          </table:table-cell>
          <table:table-cell table:style-name="ce44" office:value-type="string">
            <text:p>PhongPT</text:p>
          </table:table-cell>
          <table:table-cell table:style-name="ce48" office:value-type="float" office:value="-3">
            <text:p>-3</text:p>
          </table:table-cell>
          <table:table-cell table:style-name="ce48" table:formula="of:=IF([.C44]&lt;0;0;[.C44])" office:value-type="float" office:value="0">
            <text:p>0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44]);DATE(YEAR([.E44]);12;31);NOW())" office:value-type="date" office:date-value="2018-04-03T14:09:06.7">
            <text:p>04/03/18</text:p>
          </table:table-cell>
          <table:table-cell table:style-name="ce52" table:formula="of:= IF(MONTH([.F44])=MONTH([.E44]) ; IF(NETWORKDAYS([.E44];[.E44]) &lt; NETWORKDAYS(DATE(YEAR([.E44]);MONTH([.E44]);1);EOMONTH([.E44];0)) / 2 ; 0 ; 1)  ;  IF( NETWORKDAYS([.E44];EOMONTH([.E44];0)) &lt; NETWORKDAYS(DATE(YEAR([.E44]);MONTH([.E44]);1);EOMONTH([.E44];0))/2  ; 0  ; 1) + IF(MONTH([.F44]) &gt; MONTH([.E44]) ; MONTH([.F44])-MONTH([.E44])-1 ; 0) + IF(NETWORKDAYS(DATE(YEAR([.F44]);MONTH([.F44]);1);[.F44]) &lt;  NETWORKDAYS(DATE(YEAR([.F44]);MONTH([.F44]);1);EOMONTH([.F44];0)) / 2 ; 0 ; 1))" office:value-type="float" office:value="3">
            <text:p>3</text:p>
          </table:table-cell>
          <table:table-cell table:style-name="ce56" table:formula="of:=SUMPRODUCT([Thong_Tin_Ngay_Nghi_201801.$B$3:.$B$60]=[.$B44];[Thong_Tin_Ngay_Nghi_201801.$C$3:.$C$60]) +  SUMPRODUCT([Thong_Tin_Ngay_Nghi_201802.$B$3:.$B$64]=[.$B44];[Thong_Tin_Ngay_Nghi_201802.$C$3:.$C$64]) + SUMPRODUCT([Thong_Tin_Ngay_Nghi_201803.$B$3:.$B$58]=[.$B44];[Thong_Tin_Ngay_Nghi_201803.$C$3:.$C$58])" office:value-type="float" office:value="0">
            <text:p>0</text:p>
          </table:table-cell>
          <table:table-cell table:style-name="ce61" table:formula="of:=SUMPRODUCT([Thong_Tin_Ngay_Nghi_201801.$B$3:.$B$61]=[.$B44];[Thong_Tin_Ngay_Nghi_201801.$C$3:.$C$61])+SUMPRODUCT([Thong_Tin_Ngay_Nghi_201802.$B$3:.$B$65]=[.$B44];[Thong_Tin_Ngay_Nghi_201802.$C$3:.$C$65])+SUMPRODUCT([Thong_Tin_Ngay_Nghi_201803.$B$3:.$B$59]=[.$B44];[Thong_Tin_Ngay_Nghi_201803.$C$3:.$C$59])+SUMPRODUCT([Thong_Tin_Ngay_Nghi_201804.$B$3:.$B$57]=[.$B44];[Thong_Tin_Ngay_Nghi_201804.$C$3:.$C$57])+SUMPRODUCT([Thong_Tin_Ngay_Nghi_201805.$B$3:.$B$55]=[.$B44];[Thong_Tin_Ngay_Nghi_201805.$C$3:.$C$55])+SUMPRODUCT([Thong_Tin_Ngay_Nghi_201806.$B$3:.$B$59]=[.$B44];[Thong_Tin_Ngay_Nghi_201806.$C$3:.$C$59])+SUMPRODUCT([Thong_Tin_Ngay_Nghi_201807.$B$3:.$B$60]=[.$B44];[Thong_Tin_Ngay_Nghi_201807.$C$3:.$C$60])+SUMPRODUCT([Thong_Tin_Ngay_Nghi_201808.$B$3:.$B$61]=[.$B44];[Thong_Tin_Ngay_Nghi_201808.$C$3:.$C$61])+SUMPRODUCT([Thong_Tin_Ngay_Nghi_201809.$B$3:.$B$58]=[.$B44];[Thong_Tin_Ngay_Nghi_201809.$C$3:.$C$58])+SUMPRODUCT([Thong_Tin_Ngay_Nghi_201810.$B$3:.$B$57]=[.$B44];[Thong_Tin_Ngay_Nghi_201810.$C$3:.$C$57])+SUMPRODUCT([Thong_Tin_Ngay_Nghi_201811.$B$3:.$B$59]=[.$B44];[Thong_Tin_Ngay_Nghi_201811.$C$3:.$C$59])+ SUMPRODUCT([Thong_Tin_Ngay_Nghi_201812.$B$3:.$B$60]=[.$B44];[Thong_Tin_Ngay_Nghi_201812.$C$3:.$C$60])" office:value-type="float" office:value="0">
            <text:p>0</text:p>
          </table:table-cell>
          <table:table-cell table:style-name="ce48" table:formula="of:=IF(DATE(YEAR([.F44]);MONTH([.F44]);DAY([.F44]))&lt;=DATE(YEAR([.F44]);3;31); [.D44]-[.H44] + [.G44]; IF([.H44]-[.D44]&lt;0;[.H44] + [.G44] -[.I44];[.G44]+[.D44]-[.I44]))" office:value-type="float" office:value="3">
            <text:p>3</text:p>
          </table:table-cell>
          <table:table-cell table:number-columns-repeated="2" table:style-name="ce48"/>
          <table:table-cell table:style-name="ce63"/>
          <table:table-cell table:style-name="ce48" table:formula="of:=[.J44]+[.L44] +[.K44]+[.M44]" office:value-type="float" office:value="3">
            <text:p>3</text:p>
          </table:table-cell>
          <table:table-cell table:style-name="ce66"/>
          <table:table-cell table:number-columns-repeated="1009"/>
        </table:table-row>
        <table:table-row table:style-name="ro13">
          <table:table-cell table:style-name="ce42" office:value-type="float" office:value="39">
            <text:p>39</text:p>
          </table:table-cell>
          <table:table-cell table:style-name="ce44" office:value-type="string">
            <text:p>PhongTH</text:p>
          </table:table-cell>
          <table:table-cell table:style-name="ce48" office:value-type="float" office:value="1.5">
            <text:p>1.5</text:p>
          </table:table-cell>
          <table:table-cell table:style-name="ce48" table:formula="of:=IF([.C45]&lt;0;0;[.C45])" office:value-type="float" office:value="1.5">
            <text:p>1.5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45]);DATE(YEAR([.E45]);12;31);NOW())" office:value-type="date" office:date-value="2018-04-03T14:09:06.7">
            <text:p>04/03/18</text:p>
          </table:table-cell>
          <table:table-cell table:style-name="ce52" table:formula="of:= IF(MONTH([.F45])=MONTH([.E45]) ; IF(NETWORKDAYS([.E45];[.E45]) &lt; NETWORKDAYS(DATE(YEAR([.E45]);MONTH([.E45]);1);EOMONTH([.E45];0)) / 2 ; 0 ; 1)  ;  IF( NETWORKDAYS([.E45];EOMONTH([.E45];0)) &lt; NETWORKDAYS(DATE(YEAR([.E45]);MONTH([.E45]);1);EOMONTH([.E45];0))/2  ; 0  ; 1) + IF(MONTH([.F45]) &gt; MONTH([.E45]) ; MONTH([.F45])-MONTH([.E45])-1 ; 0) + IF(NETWORKDAYS(DATE(YEAR([.F45]);MONTH([.F45]);1);[.F45]) &lt;  NETWORKDAYS(DATE(YEAR([.F45]);MONTH([.F45]);1);EOMONTH([.F45];0)) / 2 ; 0 ; 1))" office:value-type="float" office:value="3">
            <text:p>3</text:p>
          </table:table-cell>
          <table:table-cell table:style-name="ce56" table:formula="of:=SUMPRODUCT([Thong_Tin_Ngay_Nghi_201801.$B$3:.$B$60]=[.$B45];[Thong_Tin_Ngay_Nghi_201801.$C$3:.$C$60]) +  SUMPRODUCT([Thong_Tin_Ngay_Nghi_201802.$B$3:.$B$64]=[.$B45];[Thong_Tin_Ngay_Nghi_201802.$C$3:.$C$64]) + SUMPRODUCT([Thong_Tin_Ngay_Nghi_201803.$B$3:.$B$58]=[.$B45];[Thong_Tin_Ngay_Nghi_201803.$C$3:.$C$58])" office:value-type="float" office:value="8.5">
            <text:p>8.5</text:p>
          </table:table-cell>
          <table:table-cell table:style-name="ce61" table:formula="of:=SUMPRODUCT([Thong_Tin_Ngay_Nghi_201801.$B$3:.$B$61]=[.$B45];[Thong_Tin_Ngay_Nghi_201801.$C$3:.$C$61])+SUMPRODUCT([Thong_Tin_Ngay_Nghi_201802.$B$3:.$B$65]=[.$B45];[Thong_Tin_Ngay_Nghi_201802.$C$3:.$C$65])+SUMPRODUCT([Thong_Tin_Ngay_Nghi_201803.$B$3:.$B$59]=[.$B45];[Thong_Tin_Ngay_Nghi_201803.$C$3:.$C$59])+SUMPRODUCT([Thong_Tin_Ngay_Nghi_201804.$B$3:.$B$57]=[.$B45];[Thong_Tin_Ngay_Nghi_201804.$C$3:.$C$57])+SUMPRODUCT([Thong_Tin_Ngay_Nghi_201805.$B$3:.$B$55]=[.$B45];[Thong_Tin_Ngay_Nghi_201805.$C$3:.$C$55])+SUMPRODUCT([Thong_Tin_Ngay_Nghi_201806.$B$3:.$B$59]=[.$B45];[Thong_Tin_Ngay_Nghi_201806.$C$3:.$C$59])+SUMPRODUCT([Thong_Tin_Ngay_Nghi_201807.$B$3:.$B$60]=[.$B45];[Thong_Tin_Ngay_Nghi_201807.$C$3:.$C$60])+SUMPRODUCT([Thong_Tin_Ngay_Nghi_201808.$B$3:.$B$61]=[.$B45];[Thong_Tin_Ngay_Nghi_201808.$C$3:.$C$61])+SUMPRODUCT([Thong_Tin_Ngay_Nghi_201809.$B$3:.$B$58]=[.$B45];[Thong_Tin_Ngay_Nghi_201809.$C$3:.$C$58])+SUMPRODUCT([Thong_Tin_Ngay_Nghi_201810.$B$3:.$B$57]=[.$B45];[Thong_Tin_Ngay_Nghi_201810.$C$3:.$C$57])+SUMPRODUCT([Thong_Tin_Ngay_Nghi_201811.$B$3:.$B$59]=[.$B45];[Thong_Tin_Ngay_Nghi_201811.$C$3:.$C$59])+ SUMPRODUCT([Thong_Tin_Ngay_Nghi_201812.$B$3:.$B$60]=[.$B45];[Thong_Tin_Ngay_Nghi_201812.$C$3:.$C$60])" office:value-type="float" office:value="22.5">
            <text:p>22.5</text:p>
          </table:table-cell>
          <table:table-cell table:style-name="ce48" table:formula="of:=IF(DATE(YEAR([.F45]);MONTH([.F45]);DAY([.F45]))&lt;=DATE(YEAR([.F45]);3;31); [.D45]-[.H45] + [.G45]; IF([.H45]-[.D45]&lt;0;[.H45] + [.G45] -[.I45];[.G45]+[.D45]-[.I45]))" office:value-type="float" office:value="-18">
            <text:p>-18</text:p>
          </table:table-cell>
          <table:table-cell table:style-name="ce48"/>
          <table:table-cell table:style-name="ce48" table:formula="of:=4.5" office:value-type="float" office:value="4.5">
            <text:p>4.5</text:p>
          </table:table-cell>
          <table:table-cell table:style-name="ce63"/>
          <table:table-cell table:style-name="ce48" table:formula="of:=[.J45]+[.L45] +[.K45]+[.M45]" office:value-type="float" office:value="-13.5">
            <text:p>-13.5</text:p>
          </table:table-cell>
          <table:table-cell table:style-name="ce66" office:value-type="string">
            <text:p>Những ngày nghỉ này đã trừ vào lương → sẽ ko trừ vào phép nữa:</text:p>
            <text:p>- Tháng 3: 4.5 ngày</text:p>
          </table:table-cell>
          <table:table-cell table:number-columns-repeated="1009"/>
        </table:table-row>
        <table:table-row table:style-name="ro13">
          <table:table-cell table:style-name="ce42" office:value-type="float" office:value="40">
            <text:p>40</text:p>
          </table:table-cell>
          <table:table-cell table:style-name="ce44" office:value-type="string">
            <text:p>PhuTV</text:p>
          </table:table-cell>
          <table:table-cell table:number-columns-repeated="2" table:style-name="ce48" office:value-type="float" office:value="0">
            <text:p>0</text:p>
          </table:table-cell>
          <table:table-cell table:style-name="ce50" office:value-type="date" office:date-value="2018-02-07">
            <text:p>02/07/18</text:p>
          </table:table-cell>
          <table:table-cell table:style-name="ce50" table:formula="of:=IF(YEAR(NOW())&gt;YEAR([.E46]);DATE(YEAR([.E46]);12;31);NOW())" office:value-type="date" office:date-value="2018-04-03T14:09:06.7">
            <text:p>04/03/18</text:p>
          </table:table-cell>
          <table:table-cell table:style-name="ce52" table:formula="of:= IF(MONTH([.F46])=MONTH([.E46]) ; IF(NETWORKDAYS([.E46];[.E46]) &lt; NETWORKDAYS(DATE(YEAR([.E46]);MONTH([.E46]);1);EOMONTH([.E46];0)) / 2 ; 0 ; 1)  ;  IF( NETWORKDAYS([.E46];EOMONTH([.E46];0)) &lt; NETWORKDAYS(DATE(YEAR([.E46]);MONTH([.E46]);1);EOMONTH([.E46];0))/2  ; 0  ; 1) + IF(MONTH([.F46]) &gt; MONTH([.E46]) ; MONTH([.F46])-MONTH([.E46])-1 ; 0) + IF(NETWORKDAYS(DATE(YEAR([.F46]);MONTH([.F46]);1);[.F46]) &lt;  NETWORKDAYS(DATE(YEAR([.F46]);MONTH([.F46]);1);EOMONTH([.F46];0)) / 2 ; 0 ; 1))" office:value-type="float" office:value="2">
            <text:p>2</text:p>
          </table:table-cell>
          <table:table-cell table:style-name="ce56" table:formula="of:=SUMPRODUCT([Thong_Tin_Ngay_Nghi_201801.$B$3:.$B$60]=[.$B46];[Thong_Tin_Ngay_Nghi_201801.$C$3:.$C$60]) +  SUMPRODUCT([Thong_Tin_Ngay_Nghi_201802.$B$3:.$B$64]=[.$B46];[Thong_Tin_Ngay_Nghi_201802.$C$3:.$C$64]) + SUMPRODUCT([Thong_Tin_Ngay_Nghi_201803.$B$3:.$B$58]=[.$B46];[Thong_Tin_Ngay_Nghi_201803.$C$3:.$C$58])" office:value-type="float" office:value="6">
            <text:p>6</text:p>
          </table:table-cell>
          <table:table-cell table:style-name="ce61" table:formula="of:=SUMPRODUCT([Thong_Tin_Ngay_Nghi_201801.$B$3:.$B$61]=[.$B46];[Thong_Tin_Ngay_Nghi_201801.$C$3:.$C$61])+SUMPRODUCT([Thong_Tin_Ngay_Nghi_201802.$B$3:.$B$65]=[.$B46];[Thong_Tin_Ngay_Nghi_201802.$C$3:.$C$65])+SUMPRODUCT([Thong_Tin_Ngay_Nghi_201803.$B$3:.$B$59]=[.$B46];[Thong_Tin_Ngay_Nghi_201803.$C$3:.$C$59])+SUMPRODUCT([Thong_Tin_Ngay_Nghi_201804.$B$3:.$B$57]=[.$B46];[Thong_Tin_Ngay_Nghi_201804.$C$3:.$C$57])+SUMPRODUCT([Thong_Tin_Ngay_Nghi_201805.$B$3:.$B$55]=[.$B46];[Thong_Tin_Ngay_Nghi_201805.$C$3:.$C$55])+SUMPRODUCT([Thong_Tin_Ngay_Nghi_201806.$B$3:.$B$59]=[.$B46];[Thong_Tin_Ngay_Nghi_201806.$C$3:.$C$59])+SUMPRODUCT([Thong_Tin_Ngay_Nghi_201807.$B$3:.$B$60]=[.$B46];[Thong_Tin_Ngay_Nghi_201807.$C$3:.$C$60])+SUMPRODUCT([Thong_Tin_Ngay_Nghi_201808.$B$3:.$B$61]=[.$B46];[Thong_Tin_Ngay_Nghi_201808.$C$3:.$C$61])+SUMPRODUCT([Thong_Tin_Ngay_Nghi_201809.$B$3:.$B$58]=[.$B46];[Thong_Tin_Ngay_Nghi_201809.$C$3:.$C$58])+SUMPRODUCT([Thong_Tin_Ngay_Nghi_201810.$B$3:.$B$57]=[.$B46];[Thong_Tin_Ngay_Nghi_201810.$C$3:.$C$57])+SUMPRODUCT([Thong_Tin_Ngay_Nghi_201811.$B$3:.$B$59]=[.$B46];[Thong_Tin_Ngay_Nghi_201811.$C$3:.$C$59])+ SUMPRODUCT([Thong_Tin_Ngay_Nghi_201812.$B$3:.$B$60]=[.$B46];[Thong_Tin_Ngay_Nghi_201812.$C$3:.$C$60])" office:value-type="float" office:value="19">
            <text:p>19</text:p>
          </table:table-cell>
          <table:table-cell table:style-name="ce48" table:formula="of:=IF(DATE(YEAR([.F46]);MONTH([.F46]);DAY([.F46]))&lt;=DATE(YEAR([.F46]);3;31); [.D46]-[.H46] + [.G46]; IF([.H46]-[.D46]&lt;0;[.H46] + [.G46] -[.I46];[.G46]+[.D46]-[.I46]))" office:value-type="float" office:value="-17">
            <text:p>-17</text:p>
          </table:table-cell>
          <table:table-cell table:style-name="ce48"/>
          <table:table-cell table:style-name="ce48" table:formula="of:=2" office:value-type="float" office:value="2">
            <text:p>2</text:p>
          </table:table-cell>
          <table:table-cell table:style-name="ce63"/>
          <table:table-cell table:style-name="ce48" table:formula="of:=[.J46]+[.L46] +[.K46]+[.M46]" office:value-type="float" office:value="-15">
            <text:p>-15</text:p>
          </table:table-cell>
          <table:table-cell table:style-name="ce66" office:value-type="string">
            <text:p>Những ngày nghỉ này đã trừ vào lương → sẽ ko trừ vào phép nữa:</text:p>
            <text:p>- Tháng 3: 2 ngày</text:p>
          </table:table-cell>
          <table:table-cell table:number-columns-repeated="1009"/>
        </table:table-row>
        <table:table-row table:style-name="ro13">
          <table:table-cell table:style-name="ce42" office:value-type="float" office:value="41">
            <text:p>41</text:p>
          </table:table-cell>
          <table:table-cell table:style-name="ce44" office:value-type="string">
            <text:p>QuangVD</text:p>
          </table:table-cell>
          <table:table-cell table:style-name="ce48" office:value-type="float" office:value="2">
            <text:p>2</text:p>
          </table:table-cell>
          <table:table-cell table:style-name="ce48" table:formula="of:=IF([.C47]&lt;0;0;[.C47])" office:value-type="float" office:value="2">
            <text:p>2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47]);DATE(YEAR([.E47]);12;31);NOW())" office:value-type="date" office:date-value="2018-04-03T14:09:06.7">
            <text:p>04/03/18</text:p>
          </table:table-cell>
          <table:table-cell table:style-name="ce52" table:formula="of:= IF(MONTH([.F47])=MONTH([.E47]) ; IF(NETWORKDAYS([.E47];[.E47]) &lt; NETWORKDAYS(DATE(YEAR([.E47]);MONTH([.E47]);1);EOMONTH([.E47];0)) / 2 ; 0 ; 1)  ;  IF( NETWORKDAYS([.E47];EOMONTH([.E47];0)) &lt; NETWORKDAYS(DATE(YEAR([.E47]);MONTH([.E47]);1);EOMONTH([.E47];0))/2  ; 0  ; 1) + IF(MONTH([.F47]) &gt; MONTH([.E47]) ; MONTH([.F47])-MONTH([.E47])-1 ; 0) + IF(NETWORKDAYS(DATE(YEAR([.F47]);MONTH([.F47]);1);[.F47]) &lt;  NETWORKDAYS(DATE(YEAR([.F47]);MONTH([.F47]);1);EOMONTH([.F47];0)) / 2 ; 0 ; 1))" office:value-type="float" office:value="3">
            <text:p>3</text:p>
          </table:table-cell>
          <table:table-cell table:style-name="ce56" table:formula="of:=SUMPRODUCT([Thong_Tin_Ngay_Nghi_201801.$B$3:.$B$60]=[.$B47];[Thong_Tin_Ngay_Nghi_201801.$C$3:.$C$60]) +  SUMPRODUCT([Thong_Tin_Ngay_Nghi_201802.$B$3:.$B$64]=[.$B47];[Thong_Tin_Ngay_Nghi_201802.$C$3:.$C$64]) + SUMPRODUCT([Thong_Tin_Ngay_Nghi_201803.$B$3:.$B$58]=[.$B47];[Thong_Tin_Ngay_Nghi_201803.$C$3:.$C$58])" office:value-type="float" office:value="7">
            <text:p>7</text:p>
          </table:table-cell>
          <table:table-cell table:style-name="ce61" table:formula="of:=SUMPRODUCT([Thong_Tin_Ngay_Nghi_201801.$B$3:.$B$61]=[.$B47];[Thong_Tin_Ngay_Nghi_201801.$C$3:.$C$61])+SUMPRODUCT([Thong_Tin_Ngay_Nghi_201802.$B$3:.$B$65]=[.$B47];[Thong_Tin_Ngay_Nghi_201802.$C$3:.$C$65])+SUMPRODUCT([Thong_Tin_Ngay_Nghi_201803.$B$3:.$B$59]=[.$B47];[Thong_Tin_Ngay_Nghi_201803.$C$3:.$C$59])+SUMPRODUCT([Thong_Tin_Ngay_Nghi_201804.$B$3:.$B$57]=[.$B47];[Thong_Tin_Ngay_Nghi_201804.$C$3:.$C$57])+SUMPRODUCT([Thong_Tin_Ngay_Nghi_201805.$B$3:.$B$55]=[.$B47];[Thong_Tin_Ngay_Nghi_201805.$C$3:.$C$55])+SUMPRODUCT([Thong_Tin_Ngay_Nghi_201806.$B$3:.$B$59]=[.$B47];[Thong_Tin_Ngay_Nghi_201806.$C$3:.$C$59])+SUMPRODUCT([Thong_Tin_Ngay_Nghi_201807.$B$3:.$B$60]=[.$B47];[Thong_Tin_Ngay_Nghi_201807.$C$3:.$C$60])+SUMPRODUCT([Thong_Tin_Ngay_Nghi_201808.$B$3:.$B$61]=[.$B47];[Thong_Tin_Ngay_Nghi_201808.$C$3:.$C$61])+SUMPRODUCT([Thong_Tin_Ngay_Nghi_201809.$B$3:.$B$58]=[.$B47];[Thong_Tin_Ngay_Nghi_201809.$C$3:.$C$58])+SUMPRODUCT([Thong_Tin_Ngay_Nghi_201810.$B$3:.$B$57]=[.$B47];[Thong_Tin_Ngay_Nghi_201810.$C$3:.$C$57])+SUMPRODUCT([Thong_Tin_Ngay_Nghi_201811.$B$3:.$B$59]=[.$B47];[Thong_Tin_Ngay_Nghi_201811.$C$3:.$C$59])+ SUMPRODUCT([Thong_Tin_Ngay_Nghi_201812.$B$3:.$B$60]=[.$B47];[Thong_Tin_Ngay_Nghi_201812.$C$3:.$C$60])" office:value-type="float" office:value="7">
            <text:p>7</text:p>
          </table:table-cell>
          <table:table-cell table:style-name="ce48" table:formula="of:=IF(DATE(YEAR([.F47]);MONTH([.F47]);DAY([.F47]))&lt;=DATE(YEAR([.F47]);3;31); [.D47]-[.H47] + [.G47]; IF([.H47]-[.D47]&lt;0;[.H47] + [.G47] -[.I47];[.G47]+[.D47]-[.I47]))" office:value-type="float" office:value="-2">
            <text:p>-2</text:p>
          </table:table-cell>
          <table:table-cell table:style-name="ce48"/>
          <table:table-cell table:style-name="ce48" office:value-type="float" office:value="2">
            <text:p>2</text:p>
          </table:table-cell>
          <table:table-cell table:style-name="ce63"/>
          <table:table-cell table:style-name="ce48" table:formula="of:=[.J47]+[.L47] +[.K47]+[.M47]" office:value-type="float" office:value="0">
            <text:p>0</text:p>
          </table:table-cell>
          <table:table-cell table:style-name="ce66" office:value-type="string">
            <text:p>Những ngày nghỉ này đã trừ vào lương → sẽ ko trừ vào phép nữa:</text:p>
            <text:p>- Tháng 1 2 ngày</text:p>
          </table:table-cell>
          <table:table-cell table:number-columns-repeated="1009"/>
        </table:table-row>
        <table:table-row table:style-name="ro13">
          <table:table-cell table:style-name="ce42" office:value-type="float" office:value="42">
            <text:p>42</text:p>
          </table:table-cell>
          <table:table-cell table:style-name="ce44" office:value-type="string">
            <text:p>QuynhNNT</text:p>
          </table:table-cell>
          <table:table-cell table:number-columns-repeated="2" table:style-name="ce48" office:value-type="float" office:value="0">
            <text:p>0</text:p>
          </table:table-cell>
          <table:table-cell table:style-name="ce50" office:value-type="date" office:date-value="2018-02-05">
            <text:p>02/05/18</text:p>
          </table:table-cell>
          <table:table-cell table:style-name="ce50" table:formula="of:=IF(YEAR(NOW())&gt;YEAR([.E48]);DATE(YEAR([.E48]);12;31);NOW())" office:value-type="date" office:date-value="2018-04-03T14:09:06.7">
            <text:p>04/03/18</text:p>
          </table:table-cell>
          <table:table-cell table:style-name="ce52" table:formula="of:= IF(MONTH([.F48])=MONTH([.E48]) ; IF(NETWORKDAYS([.E48];[.E48]) &lt; NETWORKDAYS(DATE(YEAR([.E48]);MONTH([.E48]);1);EOMONTH([.E48];0)) / 2 ; 0 ; 1)  ;  IF( NETWORKDAYS([.E48];EOMONTH([.E48];0)) &lt; NETWORKDAYS(DATE(YEAR([.E48]);MONTH([.E48]);1);EOMONTH([.E48];0))/2  ; 0  ; 1) + IF(MONTH([.F48]) &gt; MONTH([.E48]) ; MONTH([.F48])-MONTH([.E48])-1 ; 0) + IF(NETWORKDAYS(DATE(YEAR([.F48]);MONTH([.F48]);1);[.F48]) &lt;  NETWORKDAYS(DATE(YEAR([.F48]);MONTH([.F48]);1);EOMONTH([.F48];0)) / 2 ; 0 ; 1))" office:value-type="float" office:value="2">
            <text:p>2</text:p>
          </table:table-cell>
          <table:table-cell table:style-name="ce56" table:formula="of:=SUMPRODUCT([Thong_Tin_Ngay_Nghi_201801.$B$3:.$B$60]=[.$B48];[Thong_Tin_Ngay_Nghi_201801.$C$3:.$C$60]) +  SUMPRODUCT([Thong_Tin_Ngay_Nghi_201802.$B$3:.$B$64]=[.$B48];[Thong_Tin_Ngay_Nghi_201802.$C$3:.$C$64]) + SUMPRODUCT([Thong_Tin_Ngay_Nghi_201803.$B$3:.$B$58]=[.$B48];[Thong_Tin_Ngay_Nghi_201803.$C$3:.$C$58])" office:value-type="float" office:value="0.5">
            <text:p>0.5</text:p>
          </table:table-cell>
          <table:table-cell table:style-name="ce61" table:formula="of:=SUMPRODUCT([Thong_Tin_Ngay_Nghi_201801.$B$3:.$B$61]=[.$B48];[Thong_Tin_Ngay_Nghi_201801.$C$3:.$C$61])+SUMPRODUCT([Thong_Tin_Ngay_Nghi_201802.$B$3:.$B$65]=[.$B48];[Thong_Tin_Ngay_Nghi_201802.$C$3:.$C$65])+SUMPRODUCT([Thong_Tin_Ngay_Nghi_201803.$B$3:.$B$59]=[.$B48];[Thong_Tin_Ngay_Nghi_201803.$C$3:.$C$59])+SUMPRODUCT([Thong_Tin_Ngay_Nghi_201804.$B$3:.$B$57]=[.$B48];[Thong_Tin_Ngay_Nghi_201804.$C$3:.$C$57])+SUMPRODUCT([Thong_Tin_Ngay_Nghi_201805.$B$3:.$B$55]=[.$B48];[Thong_Tin_Ngay_Nghi_201805.$C$3:.$C$55])+SUMPRODUCT([Thong_Tin_Ngay_Nghi_201806.$B$3:.$B$59]=[.$B48];[Thong_Tin_Ngay_Nghi_201806.$C$3:.$C$59])+SUMPRODUCT([Thong_Tin_Ngay_Nghi_201807.$B$3:.$B$60]=[.$B48];[Thong_Tin_Ngay_Nghi_201807.$C$3:.$C$60])+SUMPRODUCT([Thong_Tin_Ngay_Nghi_201808.$B$3:.$B$61]=[.$B48];[Thong_Tin_Ngay_Nghi_201808.$C$3:.$C$61])+SUMPRODUCT([Thong_Tin_Ngay_Nghi_201809.$B$3:.$B$58]=[.$B48];[Thong_Tin_Ngay_Nghi_201809.$C$3:.$C$58])+SUMPRODUCT([Thong_Tin_Ngay_Nghi_201810.$B$3:.$B$57]=[.$B48];[Thong_Tin_Ngay_Nghi_201810.$C$3:.$C$57])+SUMPRODUCT([Thong_Tin_Ngay_Nghi_201811.$B$3:.$B$59]=[.$B48];[Thong_Tin_Ngay_Nghi_201811.$C$3:.$C$59])+ SUMPRODUCT([Thong_Tin_Ngay_Nghi_201812.$B$3:.$B$60]=[.$B48];[Thong_Tin_Ngay_Nghi_201812.$C$3:.$C$60])" office:value-type="float" office:value="0.5">
            <text:p>0.5</text:p>
          </table:table-cell>
          <table:table-cell table:style-name="ce48" table:formula="of:=IF(DATE(YEAR([.F48]);MONTH([.F48]);DAY([.F48]))&lt;=DATE(YEAR([.F48]);3;31); [.D48]-[.H48] + [.G48]; IF([.H48]-[.D48]&lt;0;[.H48] + [.G48] -[.I48];[.G48]+[.D48]-[.I48]))" office:value-type="float" office:value="1.5">
            <text:p>1.5</text:p>
          </table:table-cell>
          <table:table-cell table:style-name="ce48"/>
          <table:table-cell table:style-name="ce48" table:formula="of:=0.5" office:value-type="float" office:value="0.5">
            <text:p>0.5</text:p>
          </table:table-cell>
          <table:table-cell table:style-name="ce63"/>
          <table:table-cell table:style-name="ce48" table:formula="of:=[.J48]+[.L48] +[.K48]+[.M48]" office:value-type="float" office:value="2">
            <text:p>2</text:p>
          </table:table-cell>
          <table:table-cell table:style-name="ce66" office:value-type="string">
            <text:p>Những ngày nghỉ này đã trừ vào lương → sẽ ko trừ vào phép nữa:</text:p>
            <text:p>- Tháng 3: 0.5 ngày</text:p>
          </table:table-cell>
          <table:table-cell table:number-columns-repeated="1009"/>
        </table:table-row>
        <table:table-row table:style-name="ro13">
          <table:table-cell table:style-name="ce42" office:value-type="float" office:value="43">
            <text:p>43</text:p>
          </table:table-cell>
          <table:table-cell table:style-name="ce44" office:value-type="string">
            <text:p>TaiPA</text:p>
          </table:table-cell>
          <table:table-cell table:number-columns-repeated="2" table:style-name="ce48" office:value-type="float" office:value="0">
            <text:p>0</text:p>
          </table:table-cell>
          <table:table-cell table:style-name="ce50" office:value-type="date" office:date-value="2018-02-05">
            <text:p>02/05/18</text:p>
          </table:table-cell>
          <table:table-cell table:style-name="ce50" table:formula="of:=IF(YEAR(NOW())&gt;YEAR([.E49]);DATE(YEAR([.E49]);12;31);NOW())" office:value-type="date" office:date-value="2018-04-03T14:09:06.7">
            <text:p>04/03/18</text:p>
          </table:table-cell>
          <table:table-cell table:style-name="ce52" table:formula="of:= IF(MONTH([.F49])=MONTH([.E49]) ; IF(NETWORKDAYS([.E49];[.E49]) &lt; NETWORKDAYS(DATE(YEAR([.E49]);MONTH([.E49]);1);EOMONTH([.E49];0)) / 2 ; 0 ; 1)  ;  IF( NETWORKDAYS([.E49];EOMONTH([.E49];0)) &lt; NETWORKDAYS(DATE(YEAR([.E49]);MONTH([.E49]);1);EOMONTH([.E49];0))/2  ; 0  ; 1) + IF(MONTH([.F49]) &gt; MONTH([.E49]) ; MONTH([.F49])-MONTH([.E49])-1 ; 0) + IF(NETWORKDAYS(DATE(YEAR([.F49]);MONTH([.F49]);1);[.F49]) &lt;  NETWORKDAYS(DATE(YEAR([.F49]);MONTH([.F49]);1);EOMONTH([.F49];0)) / 2 ; 0 ; 1))" office:value-type="float" office:value="2">
            <text:p>2</text:p>
          </table:table-cell>
          <table:table-cell table:style-name="ce56" table:formula="of:=SUMPRODUCT([Thong_Tin_Ngay_Nghi_201801.$B$3:.$B$60]=[.$B49];[Thong_Tin_Ngay_Nghi_201801.$C$3:.$C$60]) +  SUMPRODUCT([Thong_Tin_Ngay_Nghi_201802.$B$3:.$B$64]=[.$B49];[Thong_Tin_Ngay_Nghi_201802.$C$3:.$C$64]) + SUMPRODUCT([Thong_Tin_Ngay_Nghi_201803.$B$3:.$B$58]=[.$B49];[Thong_Tin_Ngay_Nghi_201803.$C$3:.$C$58])" office:value-type="float" office:value="0.5">
            <text:p>0.5</text:p>
          </table:table-cell>
          <table:table-cell table:style-name="ce61" table:formula="of:=SUMPRODUCT([Thong_Tin_Ngay_Nghi_201801.$B$3:.$B$61]=[.$B49];[Thong_Tin_Ngay_Nghi_201801.$C$3:.$C$61])+SUMPRODUCT([Thong_Tin_Ngay_Nghi_201802.$B$3:.$B$65]=[.$B49];[Thong_Tin_Ngay_Nghi_201802.$C$3:.$C$65])+SUMPRODUCT([Thong_Tin_Ngay_Nghi_201803.$B$3:.$B$59]=[.$B49];[Thong_Tin_Ngay_Nghi_201803.$C$3:.$C$59])+SUMPRODUCT([Thong_Tin_Ngay_Nghi_201804.$B$3:.$B$57]=[.$B49];[Thong_Tin_Ngay_Nghi_201804.$C$3:.$C$57])+SUMPRODUCT([Thong_Tin_Ngay_Nghi_201805.$B$3:.$B$55]=[.$B49];[Thong_Tin_Ngay_Nghi_201805.$C$3:.$C$55])+SUMPRODUCT([Thong_Tin_Ngay_Nghi_201806.$B$3:.$B$59]=[.$B49];[Thong_Tin_Ngay_Nghi_201806.$C$3:.$C$59])+SUMPRODUCT([Thong_Tin_Ngay_Nghi_201807.$B$3:.$B$60]=[.$B49];[Thong_Tin_Ngay_Nghi_201807.$C$3:.$C$60])+SUMPRODUCT([Thong_Tin_Ngay_Nghi_201808.$B$3:.$B$61]=[.$B49];[Thong_Tin_Ngay_Nghi_201808.$C$3:.$C$61])+SUMPRODUCT([Thong_Tin_Ngay_Nghi_201809.$B$3:.$B$58]=[.$B49];[Thong_Tin_Ngay_Nghi_201809.$C$3:.$C$58])+SUMPRODUCT([Thong_Tin_Ngay_Nghi_201810.$B$3:.$B$57]=[.$B49];[Thong_Tin_Ngay_Nghi_201810.$C$3:.$C$57])+SUMPRODUCT([Thong_Tin_Ngay_Nghi_201811.$B$3:.$B$59]=[.$B49];[Thong_Tin_Ngay_Nghi_201811.$C$3:.$C$59])+ SUMPRODUCT([Thong_Tin_Ngay_Nghi_201812.$B$3:.$B$60]=[.$B49];[Thong_Tin_Ngay_Nghi_201812.$C$3:.$C$60])" office:value-type="float" office:value="0.5">
            <text:p>0.5</text:p>
          </table:table-cell>
          <table:table-cell table:style-name="ce48" table:formula="of:=IF(DATE(YEAR([.F49]);MONTH([.F49]);DAY([.F49]))&lt;=DATE(YEAR([.F49]);3;31); [.D49]-[.H49] + [.G49]; IF([.H49]-[.D49]&lt;0;[.H49] + [.G49] -[.I49];[.G49]+[.D49]-[.I49]))" office:value-type="float" office:value="1.5">
            <text:p>1.5</text:p>
          </table:table-cell>
          <table:table-cell table:style-name="ce48"/>
          <table:table-cell table:style-name="ce48" table:formula="of:=0.5" office:value-type="float" office:value="0.5">
            <text:p>0.5</text:p>
          </table:table-cell>
          <table:table-cell table:style-name="ce63"/>
          <table:table-cell table:style-name="ce48" table:formula="of:=[.J49]+[.L49] +[.K49]+[.M49]" office:value-type="float" office:value="2">
            <text:p>2</text:p>
          </table:table-cell>
          <table:table-cell table:style-name="ce66" office:value-type="string">
            <text:p>Những ngày nghỉ này đã trừ vào lương → sẽ ko trừ vào phép nữa:</text:p>
            <text:p>- Tháng 3: 0.5 ngày</text:p>
          </table:table-cell>
          <table:table-cell table:number-columns-repeated="1009"/>
        </table:table-row>
        <table:table-row table:style-name="ro11">
          <table:table-cell table:style-name="ce42" office:value-type="float" office:value="44">
            <text:p>44</text:p>
          </table:table-cell>
          <table:table-cell table:style-name="ce44" office:value-type="string">
            <text:p>TinNQ</text:p>
          </table:table-cell>
          <table:table-cell table:style-name="ce48" office:value-type="float" office:value="-0.5">
            <text:p>-0.5</text:p>
          </table:table-cell>
          <table:table-cell table:style-name="ce48" table:formula="of:=IF([.C50]&lt;0;0;[.C50])" office:value-type="float" office:value="0">
            <text:p>0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50]);DATE(YEAR([.E50]);12;31);NOW())" office:value-type="date" office:date-value="2018-04-03T14:09:06.7">
            <text:p>04/03/18</text:p>
          </table:table-cell>
          <table:table-cell table:style-name="ce52" table:formula="of:= IF(MONTH([.F50])=MONTH([.E50]) ; IF(NETWORKDAYS([.E50];[.E50]) &lt; NETWORKDAYS(DATE(YEAR([.E50]);MONTH([.E50]);1);EOMONTH([.E50];0)) / 2 ; 0 ; 1)  ;  IF( NETWORKDAYS([.E50];EOMONTH([.E50];0)) &lt; NETWORKDAYS(DATE(YEAR([.E50]);MONTH([.E50]);1);EOMONTH([.E50];0))/2  ; 0  ; 1) + IF(MONTH([.F50]) &gt; MONTH([.E50]) ; MONTH([.F50])-MONTH([.E50])-1 ; 0) + IF(NETWORKDAYS(DATE(YEAR([.F50]);MONTH([.F50]);1);[.F50]) &lt;  NETWORKDAYS(DATE(YEAR([.F50]);MONTH([.F50]);1);EOMONTH([.F50];0)) / 2 ; 0 ; 1))" office:value-type="float" office:value="3">
            <text:p>3</text:p>
          </table:table-cell>
          <table:table-cell table:style-name="ce56" table:formula="of:=SUMPRODUCT([Thong_Tin_Ngay_Nghi_201801.$B$3:.$B$60]=[.$B50];[Thong_Tin_Ngay_Nghi_201801.$C$3:.$C$60]) +  SUMPRODUCT([Thong_Tin_Ngay_Nghi_201802.$B$3:.$B$64]=[.$B50];[Thong_Tin_Ngay_Nghi_201802.$C$3:.$C$64]) + SUMPRODUCT([Thong_Tin_Ngay_Nghi_201803.$B$3:.$B$58]=[.$B50];[Thong_Tin_Ngay_Nghi_201803.$C$3:.$C$58])" office:value-type="float" office:value="5">
            <text:p>5</text:p>
          </table:table-cell>
          <table:table-cell table:style-name="ce61" table:formula="of:=SUMPRODUCT([Thong_Tin_Ngay_Nghi_201801.$B$3:.$B$61]=[.$B50];[Thong_Tin_Ngay_Nghi_201801.$C$3:.$C$61])+SUMPRODUCT([Thong_Tin_Ngay_Nghi_201802.$B$3:.$B$65]=[.$B50];[Thong_Tin_Ngay_Nghi_201802.$C$3:.$C$65])+SUMPRODUCT([Thong_Tin_Ngay_Nghi_201803.$B$3:.$B$59]=[.$B50];[Thong_Tin_Ngay_Nghi_201803.$C$3:.$C$59])+SUMPRODUCT([Thong_Tin_Ngay_Nghi_201804.$B$3:.$B$57]=[.$B50];[Thong_Tin_Ngay_Nghi_201804.$C$3:.$C$57])+SUMPRODUCT([Thong_Tin_Ngay_Nghi_201805.$B$3:.$B$55]=[.$B50];[Thong_Tin_Ngay_Nghi_201805.$C$3:.$C$55])+SUMPRODUCT([Thong_Tin_Ngay_Nghi_201806.$B$3:.$B$59]=[.$B50];[Thong_Tin_Ngay_Nghi_201806.$C$3:.$C$59])+SUMPRODUCT([Thong_Tin_Ngay_Nghi_201807.$B$3:.$B$60]=[.$B50];[Thong_Tin_Ngay_Nghi_201807.$C$3:.$C$60])+SUMPRODUCT([Thong_Tin_Ngay_Nghi_201808.$B$3:.$B$61]=[.$B50];[Thong_Tin_Ngay_Nghi_201808.$C$3:.$C$61])+SUMPRODUCT([Thong_Tin_Ngay_Nghi_201809.$B$3:.$B$58]=[.$B50];[Thong_Tin_Ngay_Nghi_201809.$C$3:.$C$58])+SUMPRODUCT([Thong_Tin_Ngay_Nghi_201810.$B$3:.$B$57]=[.$B50];[Thong_Tin_Ngay_Nghi_201810.$C$3:.$C$57])+SUMPRODUCT([Thong_Tin_Ngay_Nghi_201811.$B$3:.$B$59]=[.$B50];[Thong_Tin_Ngay_Nghi_201811.$C$3:.$C$59])+ SUMPRODUCT([Thong_Tin_Ngay_Nghi_201812.$B$3:.$B$60]=[.$B50];[Thong_Tin_Ngay_Nghi_201812.$C$3:.$C$60])" office:value-type="float" office:value="5">
            <text:p>5</text:p>
          </table:table-cell>
          <table:table-cell table:style-name="ce48" table:formula="of:=IF(DATE(YEAR([.F50]);MONTH([.F50]);DAY([.F50]))&lt;=DATE(YEAR([.F50]);3;31); [.D50]-[.H50] + [.G50]; IF([.H50]-[.D50]&lt;0;[.H50] + [.G50] -[.I50];[.G50]+[.D50]-[.I50]))" office:value-type="float" office:value="-2">
            <text:p>-2</text:p>
          </table:table-cell>
          <table:table-cell table:number-columns-repeated="2" table:style-name="ce48"/>
          <table:table-cell table:style-name="ce63"/>
          <table:table-cell table:style-name="ce48" table:formula="of:=[.J50]+[.L50] +[.K50]+[.M50]" office:value-type="float" office:value="-2">
            <text:p>-2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45">
            <text:p>45</text:p>
          </table:table-cell>
          <table:table-cell table:style-name="ce44" office:value-type="string">
            <text:p>TienND</text:p>
          </table:table-cell>
          <table:table-cell table:style-name="ce48" office:value-type="float" office:value="1">
            <text:p>1</text:p>
          </table:table-cell>
          <table:table-cell table:style-name="ce48" table:formula="of:=IF([.C51]&lt;0;0;[.C51])" office:value-type="float" office:value="1">
            <text:p>1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51]);DATE(YEAR([.E51]);12;31);NOW())" office:value-type="date" office:date-value="2018-04-03T14:09:06.7">
            <text:p>04/03/18</text:p>
          </table:table-cell>
          <table:table-cell table:style-name="ce52" table:formula="of:= IF(MONTH([.F51])=MONTH([.E51]) ; IF(NETWORKDAYS([.E51];[.E51]) &lt; NETWORKDAYS(DATE(YEAR([.E51]);MONTH([.E51]);1);EOMONTH([.E51];0)) / 2 ; 0 ; 1)  ;  IF( NETWORKDAYS([.E51];EOMONTH([.E51];0)) &lt; NETWORKDAYS(DATE(YEAR([.E51]);MONTH([.E51]);1);EOMONTH([.E51];0))/2  ; 0  ; 1) + IF(MONTH([.F51]) &gt; MONTH([.E51]) ; MONTH([.F51])-MONTH([.E51])-1 ; 0) + IF(NETWORKDAYS(DATE(YEAR([.F51]);MONTH([.F51]);1);[.F51]) &lt;  NETWORKDAYS(DATE(YEAR([.F51]);MONTH([.F51]);1);EOMONTH([.F51];0)) / 2 ; 0 ; 1))" office:value-type="float" office:value="3">
            <text:p>3</text:p>
          </table:table-cell>
          <table:table-cell table:style-name="ce56" table:formula="of:=SUMPRODUCT([Thong_Tin_Ngay_Nghi_201801.$B$3:.$B$60]=[.$B51];[Thong_Tin_Ngay_Nghi_201801.$C$3:.$C$60]) +  SUMPRODUCT([Thong_Tin_Ngay_Nghi_201802.$B$3:.$B$64]=[.$B51];[Thong_Tin_Ngay_Nghi_201802.$C$3:.$C$64]) + SUMPRODUCT([Thong_Tin_Ngay_Nghi_201803.$B$3:.$B$58]=[.$B51];[Thong_Tin_Ngay_Nghi_201803.$C$3:.$C$58])" office:value-type="float" office:value="3">
            <text:p>3</text:p>
          </table:table-cell>
          <table:table-cell table:style-name="ce61" table:formula="of:=SUMPRODUCT([Thong_Tin_Ngay_Nghi_201801.$B$3:.$B$61]=[.$B51];[Thong_Tin_Ngay_Nghi_201801.$C$3:.$C$61])+SUMPRODUCT([Thong_Tin_Ngay_Nghi_201802.$B$3:.$B$65]=[.$B51];[Thong_Tin_Ngay_Nghi_201802.$C$3:.$C$65])+SUMPRODUCT([Thong_Tin_Ngay_Nghi_201803.$B$3:.$B$59]=[.$B51];[Thong_Tin_Ngay_Nghi_201803.$C$3:.$C$59])+SUMPRODUCT([Thong_Tin_Ngay_Nghi_201804.$B$3:.$B$57]=[.$B51];[Thong_Tin_Ngay_Nghi_201804.$C$3:.$C$57])+SUMPRODUCT([Thong_Tin_Ngay_Nghi_201805.$B$3:.$B$55]=[.$B51];[Thong_Tin_Ngay_Nghi_201805.$C$3:.$C$55])+SUMPRODUCT([Thong_Tin_Ngay_Nghi_201806.$B$3:.$B$59]=[.$B51];[Thong_Tin_Ngay_Nghi_201806.$C$3:.$C$59])+SUMPRODUCT([Thong_Tin_Ngay_Nghi_201807.$B$3:.$B$60]=[.$B51];[Thong_Tin_Ngay_Nghi_201807.$C$3:.$C$60])+SUMPRODUCT([Thong_Tin_Ngay_Nghi_201808.$B$3:.$B$61]=[.$B51];[Thong_Tin_Ngay_Nghi_201808.$C$3:.$C$61])+SUMPRODUCT([Thong_Tin_Ngay_Nghi_201809.$B$3:.$B$58]=[.$B51];[Thong_Tin_Ngay_Nghi_201809.$C$3:.$C$58])+SUMPRODUCT([Thong_Tin_Ngay_Nghi_201810.$B$3:.$B$57]=[.$B51];[Thong_Tin_Ngay_Nghi_201810.$C$3:.$C$57])+SUMPRODUCT([Thong_Tin_Ngay_Nghi_201811.$B$3:.$B$59]=[.$B51];[Thong_Tin_Ngay_Nghi_201811.$C$3:.$C$59])+ SUMPRODUCT([Thong_Tin_Ngay_Nghi_201812.$B$3:.$B$60]=[.$B51];[Thong_Tin_Ngay_Nghi_201812.$C$3:.$C$60])" office:value-type="float" office:value="3">
            <text:p>3</text:p>
          </table:table-cell>
          <table:table-cell table:style-name="ce48" table:formula="of:=IF(DATE(YEAR([.F51]);MONTH([.F51]);DAY([.F51]))&lt;=DATE(YEAR([.F51]);3;31); [.D51]-[.H51] + [.G51]; IF([.H51]-[.D51]&lt;0;[.H51] + [.G51] -[.I51];[.G51]+[.D51]-[.I51]))" office:value-type="float" office:value="1">
            <text:p>1</text:p>
          </table:table-cell>
          <table:table-cell table:number-columns-repeated="2" table:style-name="ce48"/>
          <table:table-cell table:style-name="ce63"/>
          <table:table-cell table:style-name="ce48" table:formula="of:=[.J51]+[.L51] +[.K51]+[.M51]" office:value-type="float" office:value="1">
            <text:p>1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46">
            <text:p>46</text:p>
          </table:table-cell>
          <table:table-cell table:style-name="ce44" office:value-type="string">
            <text:p>ThaiNHQ</text:p>
          </table:table-cell>
          <table:table-cell table:style-name="ce48" office:value-type="float" office:value="1">
            <text:p>1</text:p>
          </table:table-cell>
          <table:table-cell table:style-name="ce48" table:formula="of:=IF([.C52]&lt;0;0;[.C52])" office:value-type="float" office:value="1">
            <text:p>1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52]);DATE(YEAR([.E52]);12;31);NOW())" office:value-type="date" office:date-value="2018-04-03T14:09:06.7">
            <text:p>04/03/18</text:p>
          </table:table-cell>
          <table:table-cell table:style-name="ce52" table:formula="of:= IF(MONTH([.F52])=MONTH([.E52]) ; IF(NETWORKDAYS([.E52];[.E52]) &lt; NETWORKDAYS(DATE(YEAR([.E52]);MONTH([.E52]);1);EOMONTH([.E52];0)) / 2 ; 0 ; 1)  ;  IF( NETWORKDAYS([.E52];EOMONTH([.E52];0)) &lt; NETWORKDAYS(DATE(YEAR([.E52]);MONTH([.E52]);1);EOMONTH([.E52];0))/2  ; 0  ; 1) + IF(MONTH([.F52]) &gt; MONTH([.E52]) ; MONTH([.F52])-MONTH([.E52])-1 ; 0) + IF(NETWORKDAYS(DATE(YEAR([.F52]);MONTH([.F52]);1);[.F52]) &lt;  NETWORKDAYS(DATE(YEAR([.F52]);MONTH([.F52]);1);EOMONTH([.F52];0)) / 2 ; 0 ; 1))" office:value-type="float" office:value="3">
            <text:p>3</text:p>
          </table:table-cell>
          <table:table-cell table:style-name="ce56" table:formula="of:=SUMPRODUCT([Thong_Tin_Ngay_Nghi_201801.$B$3:.$B$60]=[.$B52];[Thong_Tin_Ngay_Nghi_201801.$C$3:.$C$60]) +  SUMPRODUCT([Thong_Tin_Ngay_Nghi_201802.$B$3:.$B$64]=[.$B52];[Thong_Tin_Ngay_Nghi_201802.$C$3:.$C$64]) + SUMPRODUCT([Thong_Tin_Ngay_Nghi_201803.$B$3:.$B$58]=[.$B52];[Thong_Tin_Ngay_Nghi_201803.$C$3:.$C$58])" office:value-type="float" office:value="1">
            <text:p>1</text:p>
          </table:table-cell>
          <table:table-cell table:style-name="ce61" table:formula="of:=SUMPRODUCT([Thong_Tin_Ngay_Nghi_201801.$B$3:.$B$61]=[.$B52];[Thong_Tin_Ngay_Nghi_201801.$C$3:.$C$61])+SUMPRODUCT([Thong_Tin_Ngay_Nghi_201802.$B$3:.$B$65]=[.$B52];[Thong_Tin_Ngay_Nghi_201802.$C$3:.$C$65])+SUMPRODUCT([Thong_Tin_Ngay_Nghi_201803.$B$3:.$B$59]=[.$B52];[Thong_Tin_Ngay_Nghi_201803.$C$3:.$C$59])+SUMPRODUCT([Thong_Tin_Ngay_Nghi_201804.$B$3:.$B$57]=[.$B52];[Thong_Tin_Ngay_Nghi_201804.$C$3:.$C$57])+SUMPRODUCT([Thong_Tin_Ngay_Nghi_201805.$B$3:.$B$55]=[.$B52];[Thong_Tin_Ngay_Nghi_201805.$C$3:.$C$55])+SUMPRODUCT([Thong_Tin_Ngay_Nghi_201806.$B$3:.$B$59]=[.$B52];[Thong_Tin_Ngay_Nghi_201806.$C$3:.$C$59])+SUMPRODUCT([Thong_Tin_Ngay_Nghi_201807.$B$3:.$B$60]=[.$B52];[Thong_Tin_Ngay_Nghi_201807.$C$3:.$C$60])+SUMPRODUCT([Thong_Tin_Ngay_Nghi_201808.$B$3:.$B$61]=[.$B52];[Thong_Tin_Ngay_Nghi_201808.$C$3:.$C$61])+SUMPRODUCT([Thong_Tin_Ngay_Nghi_201809.$B$3:.$B$58]=[.$B52];[Thong_Tin_Ngay_Nghi_201809.$C$3:.$C$58])+SUMPRODUCT([Thong_Tin_Ngay_Nghi_201810.$B$3:.$B$57]=[.$B52];[Thong_Tin_Ngay_Nghi_201810.$C$3:.$C$57])+SUMPRODUCT([Thong_Tin_Ngay_Nghi_201811.$B$3:.$B$59]=[.$B52];[Thong_Tin_Ngay_Nghi_201811.$C$3:.$C$59])+ SUMPRODUCT([Thong_Tin_Ngay_Nghi_201812.$B$3:.$B$60]=[.$B52];[Thong_Tin_Ngay_Nghi_201812.$C$3:.$C$60])" office:value-type="float" office:value="1">
            <text:p>1</text:p>
          </table:table-cell>
          <table:table-cell table:style-name="ce48" table:formula="of:=IF(DATE(YEAR([.F52]);MONTH([.F52]);DAY([.F52]))&lt;=DATE(YEAR([.F52]);3;31); [.D52]-[.H52] + [.G52]; IF([.H52]-[.D52]&lt;0;[.H52] + [.G52] -[.I52];[.G52]+[.D52]-[.I52]))" office:value-type="float" office:value="3">
            <text:p>3</text:p>
          </table:table-cell>
          <table:table-cell table:number-columns-repeated="2" table:style-name="ce48"/>
          <table:table-cell table:style-name="ce63"/>
          <table:table-cell table:style-name="ce48" table:formula="of:=[.J52]+[.L52] +[.K52]+[.M52]" office:value-type="float" office:value="3">
            <text:p>3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47">
            <text:p>47</text:p>
          </table:table-cell>
          <table:table-cell table:style-name="ce44" office:value-type="string">
            <text:p>ThamDT</text:p>
          </table:table-cell>
          <table:table-cell table:style-name="ce48" office:value-type="float" office:value="-0.5">
            <text:p>-0.5</text:p>
          </table:table-cell>
          <table:table-cell table:style-name="ce48" table:formula="of:=IF([.C53]&lt;0;0;[.C53])" office:value-type="float" office:value="0">
            <text:p>0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53]);DATE(YEAR([.E53]);12;31);NOW())" office:value-type="date" office:date-value="2018-04-03T14:09:06.7">
            <text:p>04/03/18</text:p>
          </table:table-cell>
          <table:table-cell table:style-name="ce52" table:formula="of:= IF(MONTH([.F53])=MONTH([.E53]) ; IF(NETWORKDAYS([.E53];[.E53]) &lt; NETWORKDAYS(DATE(YEAR([.E53]);MONTH([.E53]);1);EOMONTH([.E53];0)) / 2 ; 0 ; 1)  ;  IF( NETWORKDAYS([.E53];EOMONTH([.E53];0)) &lt; NETWORKDAYS(DATE(YEAR([.E53]);MONTH([.E53]);1);EOMONTH([.E53];0))/2  ; 0  ; 1) + IF(MONTH([.F53]) &gt; MONTH([.E53]) ; MONTH([.F53])-MONTH([.E53])-1 ; 0) + IF(NETWORKDAYS(DATE(YEAR([.F53]);MONTH([.F53]);1);[.F53]) &lt;  NETWORKDAYS(DATE(YEAR([.F53]);MONTH([.F53]);1);EOMONTH([.F53];0)) / 2 ; 0 ; 1))" office:value-type="float" office:value="3">
            <text:p>3</text:p>
          </table:table-cell>
          <table:table-cell table:style-name="ce56" table:formula="of:=SUMPRODUCT([Thong_Tin_Ngay_Nghi_201801.$B$3:.$B$60]=[.$B53];[Thong_Tin_Ngay_Nghi_201801.$C$3:.$C$60]) +  SUMPRODUCT([Thong_Tin_Ngay_Nghi_201802.$B$3:.$B$64]=[.$B53];[Thong_Tin_Ngay_Nghi_201802.$C$3:.$C$64]) + SUMPRODUCT([Thong_Tin_Ngay_Nghi_201803.$B$3:.$B$58]=[.$B53];[Thong_Tin_Ngay_Nghi_201803.$C$3:.$C$58])" office:value-type="float" office:value="0">
            <text:p>0</text:p>
          </table:table-cell>
          <table:table-cell table:style-name="ce61" table:formula="of:=SUMPRODUCT([Thong_Tin_Ngay_Nghi_201801.$B$3:.$B$61]=[.$B53];[Thong_Tin_Ngay_Nghi_201801.$C$3:.$C$61])+SUMPRODUCT([Thong_Tin_Ngay_Nghi_201802.$B$3:.$B$65]=[.$B53];[Thong_Tin_Ngay_Nghi_201802.$C$3:.$C$65])+SUMPRODUCT([Thong_Tin_Ngay_Nghi_201803.$B$3:.$B$59]=[.$B53];[Thong_Tin_Ngay_Nghi_201803.$C$3:.$C$59])+SUMPRODUCT([Thong_Tin_Ngay_Nghi_201804.$B$3:.$B$57]=[.$B53];[Thong_Tin_Ngay_Nghi_201804.$C$3:.$C$57])+SUMPRODUCT([Thong_Tin_Ngay_Nghi_201805.$B$3:.$B$55]=[.$B53];[Thong_Tin_Ngay_Nghi_201805.$C$3:.$C$55])+SUMPRODUCT([Thong_Tin_Ngay_Nghi_201806.$B$3:.$B$59]=[.$B53];[Thong_Tin_Ngay_Nghi_201806.$C$3:.$C$59])+SUMPRODUCT([Thong_Tin_Ngay_Nghi_201807.$B$3:.$B$60]=[.$B53];[Thong_Tin_Ngay_Nghi_201807.$C$3:.$C$60])+SUMPRODUCT([Thong_Tin_Ngay_Nghi_201808.$B$3:.$B$61]=[.$B53];[Thong_Tin_Ngay_Nghi_201808.$C$3:.$C$61])+SUMPRODUCT([Thong_Tin_Ngay_Nghi_201809.$B$3:.$B$58]=[.$B53];[Thong_Tin_Ngay_Nghi_201809.$C$3:.$C$58])+SUMPRODUCT([Thong_Tin_Ngay_Nghi_201810.$B$3:.$B$57]=[.$B53];[Thong_Tin_Ngay_Nghi_201810.$C$3:.$C$57])+SUMPRODUCT([Thong_Tin_Ngay_Nghi_201811.$B$3:.$B$59]=[.$B53];[Thong_Tin_Ngay_Nghi_201811.$C$3:.$C$59])+ SUMPRODUCT([Thong_Tin_Ngay_Nghi_201812.$B$3:.$B$60]=[.$B53];[Thong_Tin_Ngay_Nghi_201812.$C$3:.$C$60])" office:value-type="float" office:value="0">
            <text:p>0</text:p>
          </table:table-cell>
          <table:table-cell table:style-name="ce48" table:formula="of:=IF(DATE(YEAR([.F53]);MONTH([.F53]);DAY([.F53]))&lt;=DATE(YEAR([.F53]);3;31); [.D53]-[.H53] + [.G53]; IF([.H53]-[.D53]&lt;0;[.H53] + [.G53] -[.I53];[.G53]+[.D53]-[.I53]))" office:value-type="float" office:value="3">
            <text:p>3</text:p>
          </table:table-cell>
          <table:table-cell table:number-columns-repeated="2" table:style-name="ce48"/>
          <table:table-cell table:style-name="ce63" office:value-type="float" office:value="1">
            <text:p>1</text:p>
          </table:table-cell>
          <table:table-cell table:style-name="ce48" table:formula="of:=[.J53]+[.L53] +[.K53]+[.M53]" office:value-type="float" office:value="4">
            <text:p>4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48">
            <text:p>48</text:p>
          </table:table-cell>
          <table:table-cell table:style-name="ce44" office:value-type="string">
            <text:p>ThaoDTN</text:p>
          </table:table-cell>
          <table:table-cell table:style-name="ce48" office:value-type="float" office:value="7">
            <text:p>7</text:p>
          </table:table-cell>
          <table:table-cell table:style-name="ce48" table:formula="of:=IF([.C54]&lt;0;0;[.C54])" office:value-type="float" office:value="7">
            <text:p>7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54]);DATE(YEAR([.E54]);12;31);NOW())" office:value-type="date" office:date-value="2018-04-03T14:09:06.71">
            <text:p>04/03/18</text:p>
          </table:table-cell>
          <table:table-cell table:style-name="ce52" table:formula="of:= IF(MONTH([.F54])=MONTH([.E54]) ; IF(NETWORKDAYS([.E54];[.E54]) &lt; NETWORKDAYS(DATE(YEAR([.E54]);MONTH([.E54]);1);EOMONTH([.E54];0)) / 2 ; 0 ; 1)  ;  IF( NETWORKDAYS([.E54];EOMONTH([.E54];0)) &lt; NETWORKDAYS(DATE(YEAR([.E54]);MONTH([.E54]);1);EOMONTH([.E54];0))/2  ; 0  ; 1) + IF(MONTH([.F54]) &gt; MONTH([.E54]) ; MONTH([.F54])-MONTH([.E54])-1 ; 0) + IF(NETWORKDAYS(DATE(YEAR([.F54]);MONTH([.F54]);1);[.F54]) &lt;  NETWORKDAYS(DATE(YEAR([.F54]);MONTH([.F54]);1);EOMONTH([.F54];0)) / 2 ; 0 ; 1))" office:value-type="float" office:value="3">
            <text:p>3</text:p>
          </table:table-cell>
          <table:table-cell table:style-name="ce56" table:formula="of:=SUMPRODUCT([Thong_Tin_Ngay_Nghi_201801.$B$3:.$B$60]=[.$B54];[Thong_Tin_Ngay_Nghi_201801.$C$3:.$C$60]) +  SUMPRODUCT([Thong_Tin_Ngay_Nghi_201802.$B$3:.$B$64]=[.$B54];[Thong_Tin_Ngay_Nghi_201802.$C$3:.$C$64]) + SUMPRODUCT([Thong_Tin_Ngay_Nghi_201803.$B$3:.$B$58]=[.$B54];[Thong_Tin_Ngay_Nghi_201803.$C$3:.$C$58])" office:value-type="float" office:value="7.5">
            <text:p>7.5</text:p>
          </table:table-cell>
          <table:table-cell table:style-name="ce61" table:formula="of:=SUMPRODUCT([Thong_Tin_Ngay_Nghi_201801.$B$3:.$B$61]=[.$B54];[Thong_Tin_Ngay_Nghi_201801.$C$3:.$C$61])+SUMPRODUCT([Thong_Tin_Ngay_Nghi_201802.$B$3:.$B$65]=[.$B54];[Thong_Tin_Ngay_Nghi_201802.$C$3:.$C$65])+SUMPRODUCT([Thong_Tin_Ngay_Nghi_201803.$B$3:.$B$59]=[.$B54];[Thong_Tin_Ngay_Nghi_201803.$C$3:.$C$59])+SUMPRODUCT([Thong_Tin_Ngay_Nghi_201804.$B$3:.$B$57]=[.$B54];[Thong_Tin_Ngay_Nghi_201804.$C$3:.$C$57])+SUMPRODUCT([Thong_Tin_Ngay_Nghi_201805.$B$3:.$B$55]=[.$B54];[Thong_Tin_Ngay_Nghi_201805.$C$3:.$C$55])+SUMPRODUCT([Thong_Tin_Ngay_Nghi_201806.$B$3:.$B$59]=[.$B54];[Thong_Tin_Ngay_Nghi_201806.$C$3:.$C$59])+SUMPRODUCT([Thong_Tin_Ngay_Nghi_201807.$B$3:.$B$60]=[.$B54];[Thong_Tin_Ngay_Nghi_201807.$C$3:.$C$60])+SUMPRODUCT([Thong_Tin_Ngay_Nghi_201808.$B$3:.$B$61]=[.$B54];[Thong_Tin_Ngay_Nghi_201808.$C$3:.$C$61])+SUMPRODUCT([Thong_Tin_Ngay_Nghi_201809.$B$3:.$B$58]=[.$B54];[Thong_Tin_Ngay_Nghi_201809.$C$3:.$C$58])+SUMPRODUCT([Thong_Tin_Ngay_Nghi_201810.$B$3:.$B$57]=[.$B54];[Thong_Tin_Ngay_Nghi_201810.$C$3:.$C$57])+SUMPRODUCT([Thong_Tin_Ngay_Nghi_201811.$B$3:.$B$59]=[.$B54];[Thong_Tin_Ngay_Nghi_201811.$C$3:.$C$59])+ SUMPRODUCT([Thong_Tin_Ngay_Nghi_201812.$B$3:.$B$60]=[.$B54];[Thong_Tin_Ngay_Nghi_201812.$C$3:.$C$60])" office:value-type="float" office:value="7.5">
            <text:p>7.5</text:p>
          </table:table-cell>
          <table:table-cell table:style-name="ce48" table:formula="of:=IF(DATE(YEAR([.F54]);MONTH([.F54]);DAY([.F54]))&lt;=DATE(YEAR([.F54]);3;31); [.D54]-[.H54] + [.G54]; IF([.H54]-[.D54]&lt;0;[.H54] + [.G54] -[.I54];[.G54]+[.D54]-[.I54]))" office:value-type="float" office:value="2.5">
            <text:p>2.5</text:p>
          </table:table-cell>
          <table:table-cell table:number-columns-repeated="2" table:style-name="ce48"/>
          <table:table-cell table:style-name="ce63"/>
          <table:table-cell table:style-name="ce48" table:formula="of:=[.J54]+[.L54] +[.K54]+[.M54]" office:value-type="float" office:value="2.5">
            <text:p>2.5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49">
            <text:p>49</text:p>
          </table:table-cell>
          <table:table-cell table:style-name="ce44" office:value-type="string">
            <text:p>ThinhT</text:p>
          </table:table-cell>
          <table:table-cell table:style-name="ce48" office:value-type="float" office:value="-2">
            <text:p>-2</text:p>
          </table:table-cell>
          <table:table-cell table:style-name="ce48" table:formula="of:=IF([.C55]&lt;0;0;[.C55])" office:value-type="float" office:value="0">
            <text:p>0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55]);DATE(YEAR([.E55]);12;31);NOW())" office:value-type="date" office:date-value="2018-04-03T14:09:06.71">
            <text:p>04/03/18</text:p>
          </table:table-cell>
          <table:table-cell table:style-name="ce52" table:formula="of:= IF(MONTH([.F55])=MONTH([.E55]) ; IF(NETWORKDAYS([.E55];[.E55]) &lt; NETWORKDAYS(DATE(YEAR([.E55]);MONTH([.E55]);1);EOMONTH([.E55];0)) / 2 ; 0 ; 1)  ;  IF( NETWORKDAYS([.E55];EOMONTH([.E55];0)) &lt; NETWORKDAYS(DATE(YEAR([.E55]);MONTH([.E55]);1);EOMONTH([.E55];0))/2  ; 0  ; 1) + IF(MONTH([.F55]) &gt; MONTH([.E55]) ; MONTH([.F55])-MONTH([.E55])-1 ; 0) + IF(NETWORKDAYS(DATE(YEAR([.F55]);MONTH([.F55]);1);[.F55]) &lt;  NETWORKDAYS(DATE(YEAR([.F55]);MONTH([.F55]);1);EOMONTH([.F55];0)) / 2 ; 0 ; 1))" office:value-type="float" office:value="3">
            <text:p>3</text:p>
          </table:table-cell>
          <table:table-cell table:style-name="ce56" table:formula="of:=SUMPRODUCT([Thong_Tin_Ngay_Nghi_201801.$B$3:.$B$60]=[.$B55];[Thong_Tin_Ngay_Nghi_201801.$C$3:.$C$60]) +  SUMPRODUCT([Thong_Tin_Ngay_Nghi_201802.$B$3:.$B$64]=[.$B55];[Thong_Tin_Ngay_Nghi_201802.$C$3:.$C$64]) + SUMPRODUCT([Thong_Tin_Ngay_Nghi_201803.$B$3:.$B$58]=[.$B55];[Thong_Tin_Ngay_Nghi_201803.$C$3:.$C$58])" office:value-type="float" office:value="4">
            <text:p>4</text:p>
          </table:table-cell>
          <table:table-cell table:style-name="ce61" table:formula="of:=SUMPRODUCT([Thong_Tin_Ngay_Nghi_201801.$B$3:.$B$61]=[.$B55];[Thong_Tin_Ngay_Nghi_201801.$C$3:.$C$61])+SUMPRODUCT([Thong_Tin_Ngay_Nghi_201802.$B$3:.$B$65]=[.$B55];[Thong_Tin_Ngay_Nghi_201802.$C$3:.$C$65])+SUMPRODUCT([Thong_Tin_Ngay_Nghi_201803.$B$3:.$B$59]=[.$B55];[Thong_Tin_Ngay_Nghi_201803.$C$3:.$C$59])+SUMPRODUCT([Thong_Tin_Ngay_Nghi_201804.$B$3:.$B$57]=[.$B55];[Thong_Tin_Ngay_Nghi_201804.$C$3:.$C$57])+SUMPRODUCT([Thong_Tin_Ngay_Nghi_201805.$B$3:.$B$55]=[.$B55];[Thong_Tin_Ngay_Nghi_201805.$C$3:.$C$55])+SUMPRODUCT([Thong_Tin_Ngay_Nghi_201806.$B$3:.$B$59]=[.$B55];[Thong_Tin_Ngay_Nghi_201806.$C$3:.$C$59])+SUMPRODUCT([Thong_Tin_Ngay_Nghi_201807.$B$3:.$B$60]=[.$B55];[Thong_Tin_Ngay_Nghi_201807.$C$3:.$C$60])+SUMPRODUCT([Thong_Tin_Ngay_Nghi_201808.$B$3:.$B$61]=[.$B55];[Thong_Tin_Ngay_Nghi_201808.$C$3:.$C$61])+SUMPRODUCT([Thong_Tin_Ngay_Nghi_201809.$B$3:.$B$58]=[.$B55];[Thong_Tin_Ngay_Nghi_201809.$C$3:.$C$58])+SUMPRODUCT([Thong_Tin_Ngay_Nghi_201810.$B$3:.$B$57]=[.$B55];[Thong_Tin_Ngay_Nghi_201810.$C$3:.$C$57])+SUMPRODUCT([Thong_Tin_Ngay_Nghi_201811.$B$3:.$B$59]=[.$B55];[Thong_Tin_Ngay_Nghi_201811.$C$3:.$C$59])+ SUMPRODUCT([Thong_Tin_Ngay_Nghi_201812.$B$3:.$B$60]=[.$B55];[Thong_Tin_Ngay_Nghi_201812.$C$3:.$C$60])" office:value-type="float" office:value="4">
            <text:p>4</text:p>
          </table:table-cell>
          <table:table-cell table:style-name="ce48" table:formula="of:=IF(DATE(YEAR([.F55]);MONTH([.F55]);DAY([.F55]))&lt;=DATE(YEAR([.F55]);3;31); [.D55]-[.H55] + [.G55]; IF([.H55]-[.D55]&lt;0;[.H55] + [.G55] -[.I55];[.G55]+[.D55]-[.I55]))" office:value-type="float" office:value="-1">
            <text:p>-1</text:p>
          </table:table-cell>
          <table:table-cell table:number-columns-repeated="2" table:style-name="ce48"/>
          <table:table-cell table:style-name="ce63"/>
          <table:table-cell table:style-name="ce48" table:formula="of:=[.J55]+[.L55] +[.K55]+[.M55]" office:value-type="float" office:value="-1">
            <text:p>-1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50">
            <text:p>50</text:p>
          </table:table-cell>
          <table:table-cell table:style-name="ce44" office:value-type="string">
            <text:p>ThuyLTT</text:p>
          </table:table-cell>
          <table:table-cell table:style-name="ce48" office:value-type="float" office:value="-24">
            <text:p>-24</text:p>
          </table:table-cell>
          <table:table-cell table:style-name="ce48" table:formula="of:=IF([.C56]&lt;0;0;[.C56])" office:value-type="float" office:value="0">
            <text:p>0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56]);DATE(YEAR([.E56]);12;31);NOW())" office:value-type="date" office:date-value="2018-04-03T14:09:06.71">
            <text:p>04/03/18</text:p>
          </table:table-cell>
          <table:table-cell table:style-name="ce52" table:formula="of:= IF(MONTH([.F56])=MONTH([.E56]) ; IF(NETWORKDAYS([.E56];[.E56]) &lt; NETWORKDAYS(DATE(YEAR([.E56]);MONTH([.E56]);1);EOMONTH([.E56];0)) / 2 ; 0 ; 1)  ;  IF( NETWORKDAYS([.E56];EOMONTH([.E56];0)) &lt; NETWORKDAYS(DATE(YEAR([.E56]);MONTH([.E56]);1);EOMONTH([.E56];0))/2  ; 0  ; 1) + IF(MONTH([.F56]) &gt; MONTH([.E56]) ; MONTH([.F56])-MONTH([.E56])-1 ; 0) + IF(NETWORKDAYS(DATE(YEAR([.F56]);MONTH([.F56]);1);[.F56]) &lt;  NETWORKDAYS(DATE(YEAR([.F56]);MONTH([.F56]);1);EOMONTH([.F56];0)) / 2 ; 0 ; 1))" office:value-type="float" office:value="3">
            <text:p>3</text:p>
          </table:table-cell>
          <table:table-cell table:style-name="ce56" table:formula="of:=SUMPRODUCT([Thong_Tin_Ngay_Nghi_201801.$B$3:.$B$60]=[.$B56];[Thong_Tin_Ngay_Nghi_201801.$C$3:.$C$60]) +  SUMPRODUCT([Thong_Tin_Ngay_Nghi_201802.$B$3:.$B$64]=[.$B56];[Thong_Tin_Ngay_Nghi_201802.$C$3:.$C$64]) + SUMPRODUCT([Thong_Tin_Ngay_Nghi_201803.$B$3:.$B$58]=[.$B56];[Thong_Tin_Ngay_Nghi_201803.$C$3:.$C$58])" office:value-type="float" office:value="7">
            <text:p>7</text:p>
          </table:table-cell>
          <table:table-cell table:style-name="ce61" table:formula="of:=SUMPRODUCT([Thong_Tin_Ngay_Nghi_201801.$B$3:.$B$61]=[.$B56];[Thong_Tin_Ngay_Nghi_201801.$C$3:.$C$61])+SUMPRODUCT([Thong_Tin_Ngay_Nghi_201802.$B$3:.$B$65]=[.$B56];[Thong_Tin_Ngay_Nghi_201802.$C$3:.$C$65])+SUMPRODUCT([Thong_Tin_Ngay_Nghi_201803.$B$3:.$B$59]=[.$B56];[Thong_Tin_Ngay_Nghi_201803.$C$3:.$C$59])+SUMPRODUCT([Thong_Tin_Ngay_Nghi_201804.$B$3:.$B$57]=[.$B56];[Thong_Tin_Ngay_Nghi_201804.$C$3:.$C$57])+SUMPRODUCT([Thong_Tin_Ngay_Nghi_201805.$B$3:.$B$55]=[.$B56];[Thong_Tin_Ngay_Nghi_201805.$C$3:.$C$55])+SUMPRODUCT([Thong_Tin_Ngay_Nghi_201806.$B$3:.$B$59]=[.$B56];[Thong_Tin_Ngay_Nghi_201806.$C$3:.$C$59])+SUMPRODUCT([Thong_Tin_Ngay_Nghi_201807.$B$3:.$B$60]=[.$B56];[Thong_Tin_Ngay_Nghi_201807.$C$3:.$C$60])+SUMPRODUCT([Thong_Tin_Ngay_Nghi_201808.$B$3:.$B$61]=[.$B56];[Thong_Tin_Ngay_Nghi_201808.$C$3:.$C$61])+SUMPRODUCT([Thong_Tin_Ngay_Nghi_201809.$B$3:.$B$58]=[.$B56];[Thong_Tin_Ngay_Nghi_201809.$C$3:.$C$58])+SUMPRODUCT([Thong_Tin_Ngay_Nghi_201810.$B$3:.$B$57]=[.$B56];[Thong_Tin_Ngay_Nghi_201810.$C$3:.$C$57])+SUMPRODUCT([Thong_Tin_Ngay_Nghi_201811.$B$3:.$B$59]=[.$B56];[Thong_Tin_Ngay_Nghi_201811.$C$3:.$C$59])+ SUMPRODUCT([Thong_Tin_Ngay_Nghi_201812.$B$3:.$B$60]=[.$B56];[Thong_Tin_Ngay_Nghi_201812.$C$3:.$C$60])" office:value-type="float" office:value="9.5">
            <text:p>9.5</text:p>
          </table:table-cell>
          <table:table-cell table:style-name="ce48" table:formula="of:=IF(DATE(YEAR([.F56]);MONTH([.F56]);DAY([.F56]))&lt;=DATE(YEAR([.F56]);3;31); [.D56]-[.H56] + [.G56]; IF([.H56]-[.D56]&lt;0;[.H56] + [.G56] -[.I56];[.G56]+[.D56]-[.I56]))" office:value-type="float" office:value="-6.5">
            <text:p>-6.5</text:p>
          </table:table-cell>
          <table:table-cell table:number-columns-repeated="2" table:style-name="ce48"/>
          <table:table-cell table:style-name="ce63" office:value-type="float" office:value="1">
            <text:p>1</text:p>
          </table:table-cell>
          <table:table-cell table:style-name="ce48" table:formula="of:=[.J56]+[.L56] +[.K56]+[.M56]" office:value-type="float" office:value="-5.5">
            <text:p>-5.5</text:p>
          </table:table-cell>
          <table:table-cell table:style-name="ce66"/>
          <table:table-cell table:number-columns-repeated="1009"/>
        </table:table-row>
        <table:table-row table:style-name="ro13">
          <table:table-cell table:style-name="ce42" office:value-type="float" office:value="51">
            <text:p>51</text:p>
          </table:table-cell>
          <table:table-cell table:style-name="ce44" office:value-type="string">
            <text:p>ThuyNTX</text:p>
          </table:table-cell>
          <table:table-cell table:style-name="ce48" office:value-type="float" office:value="0">
            <text:p>0</text:p>
          </table:table-cell>
          <table:table-cell table:style-name="ce48" table:formula="of:=IF([.C57]&lt;0;0;[.C57])" office:value-type="float" office:value="0">
            <text:p>0</text:p>
          </table:table-cell>
          <table:table-cell table:style-name="ce50" office:value-type="date" office:date-value="2018-01-22">
            <text:p>01/22/18</text:p>
          </table:table-cell>
          <table:table-cell table:style-name="ce50" table:formula="of:=IF(YEAR(NOW())&gt;YEAR([.E57]);DATE(YEAR([.E57]);12;31);NOW())" office:value-type="date" office:date-value="2018-04-03T14:09:06.71">
            <text:p>04/03/18</text:p>
          </table:table-cell>
          <table:table-cell table:style-name="ce52" table:formula="of:= IF(MONTH([.F57])=MONTH([.E57]) ; IF(NETWORKDAYS([.E57];[.E57]) &lt; NETWORKDAYS(DATE(YEAR([.E57]);MONTH([.E57]);1);EOMONTH([.E57];0)) / 2 ; 0 ; 1)  ;  IF( NETWORKDAYS([.E57];EOMONTH([.E57];0)) &lt; NETWORKDAYS(DATE(YEAR([.E57]);MONTH([.E57]);1);EOMONTH([.E57];0))/2  ; 0  ; 1) + IF(MONTH([.F57]) &gt; MONTH([.E57]) ; MONTH([.F57])-MONTH([.E57])-1 ; 0) + IF(NETWORKDAYS(DATE(YEAR([.F57]);MONTH([.F57]);1);[.F57]) &lt;  NETWORKDAYS(DATE(YEAR([.F57]);MONTH([.F57]);1);EOMONTH([.F57];0)) / 2 ; 0 ; 1))" office:value-type="float" office:value="2">
            <text:p>2</text:p>
          </table:table-cell>
          <table:table-cell table:style-name="ce56" table:formula="of:=SUMPRODUCT([Thong_Tin_Ngay_Nghi_201801.$B$3:.$B$60]=[.$B57];[Thong_Tin_Ngay_Nghi_201801.$C$3:.$C$60]) +  SUMPRODUCT([Thong_Tin_Ngay_Nghi_201802.$B$3:.$B$64]=[.$B57];[Thong_Tin_Ngay_Nghi_201802.$C$3:.$C$64]) + SUMPRODUCT([Thong_Tin_Ngay_Nghi_201803.$B$3:.$B$58]=[.$B57];[Thong_Tin_Ngay_Nghi_201803.$C$3:.$C$58])" office:value-type="float" office:value="2">
            <text:p>2</text:p>
          </table:table-cell>
          <table:table-cell table:style-name="ce61" table:formula="of:=SUMPRODUCT([Thong_Tin_Ngay_Nghi_201801.$B$3:.$B$61]=[.$B57];[Thong_Tin_Ngay_Nghi_201801.$C$3:.$C$61])+SUMPRODUCT([Thong_Tin_Ngay_Nghi_201802.$B$3:.$B$65]=[.$B57];[Thong_Tin_Ngay_Nghi_201802.$C$3:.$C$65])+SUMPRODUCT([Thong_Tin_Ngay_Nghi_201803.$B$3:.$B$59]=[.$B57];[Thong_Tin_Ngay_Nghi_201803.$C$3:.$C$59])+SUMPRODUCT([Thong_Tin_Ngay_Nghi_201804.$B$3:.$B$57]=[.$B57];[Thong_Tin_Ngay_Nghi_201804.$C$3:.$C$57])+SUMPRODUCT([Thong_Tin_Ngay_Nghi_201805.$B$3:.$B$55]=[.$B57];[Thong_Tin_Ngay_Nghi_201805.$C$3:.$C$55])+SUMPRODUCT([Thong_Tin_Ngay_Nghi_201806.$B$3:.$B$59]=[.$B57];[Thong_Tin_Ngay_Nghi_201806.$C$3:.$C$59])+SUMPRODUCT([Thong_Tin_Ngay_Nghi_201807.$B$3:.$B$60]=[.$B57];[Thong_Tin_Ngay_Nghi_201807.$C$3:.$C$60])+SUMPRODUCT([Thong_Tin_Ngay_Nghi_201808.$B$3:.$B$61]=[.$B57];[Thong_Tin_Ngay_Nghi_201808.$C$3:.$C$61])+SUMPRODUCT([Thong_Tin_Ngay_Nghi_201809.$B$3:.$B$58]=[.$B57];[Thong_Tin_Ngay_Nghi_201809.$C$3:.$C$58])+SUMPRODUCT([Thong_Tin_Ngay_Nghi_201810.$B$3:.$B$57]=[.$B57];[Thong_Tin_Ngay_Nghi_201810.$C$3:.$C$57])+SUMPRODUCT([Thong_Tin_Ngay_Nghi_201811.$B$3:.$B$59]=[.$B57];[Thong_Tin_Ngay_Nghi_201811.$C$3:.$C$59])+ SUMPRODUCT([Thong_Tin_Ngay_Nghi_201812.$B$3:.$B$60]=[.$B57];[Thong_Tin_Ngay_Nghi_201812.$C$3:.$C$60])" office:value-type="float" office:value="2">
            <text:p>2</text:p>
          </table:table-cell>
          <table:table-cell table:style-name="ce48" table:formula="of:=IF(DATE(YEAR([.F57]);MONTH([.F57]);DAY([.F57]))&lt;=DATE(YEAR([.F57]);3;31); [.D57]-[.H57] + [.G57]; IF([.H57]-[.D57]&lt;0;[.H57] + [.G57] -[.I57];[.G57]+[.D57]-[.I57]))" office:value-type="float" office:value="0">
            <text:p>0</text:p>
          </table:table-cell>
          <table:table-cell table:style-name="ce48"/>
          <table:table-cell table:style-name="ce48" office:value-type="float" office:value="2">
            <text:p>2</text:p>
          </table:table-cell>
          <table:table-cell table:style-name="ce63"/>
          <table:table-cell table:style-name="ce48" table:formula="of:=[.J57]+[.L57] +[.K57]+[.M57]" office:value-type="float" office:value="2">
            <text:p>2</text:p>
          </table:table-cell>
          <table:table-cell table:style-name="ce66" office:value-type="string">
            <text:p>Những ngày nghỉ này đã trừ vào lương → sẽ ko trừ vào phép nữa: </text:p>
            <text:p>- Tháng 2: 2 ngày</text:p>
          </table:table-cell>
          <table:table-cell table:number-columns-repeated="1009"/>
        </table:table-row>
        <table:table-row table:style-name="ro11">
          <table:table-cell table:style-name="ce42" office:value-type="float" office:value="52">
            <text:p>52</text:p>
          </table:table-cell>
          <table:table-cell table:style-name="ce44" office:value-type="string">
            <text:p>ThuyenTTN</text:p>
          </table:table-cell>
          <table:table-cell table:style-name="ce48" office:value-type="float" office:value="2">
            <text:p>2</text:p>
          </table:table-cell>
          <table:table-cell table:style-name="ce48" table:formula="of:=IF([.C58]&lt;0;0;[.C58])" office:value-type="float" office:value="2">
            <text:p>2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58]);DATE(YEAR([.E58]);12;31);NOW())" office:value-type="date" office:date-value="2018-04-03T14:09:06.71">
            <text:p>04/03/18</text:p>
          </table:table-cell>
          <table:table-cell table:style-name="ce52" table:formula="of:= IF(MONTH([.F58])=MONTH([.E58]) ; IF(NETWORKDAYS([.E58];[.E58]) &lt; NETWORKDAYS(DATE(YEAR([.E58]);MONTH([.E58]);1);EOMONTH([.E58];0)) / 2 ; 0 ; 1)  ;  IF( NETWORKDAYS([.E58];EOMONTH([.E58];0)) &lt; NETWORKDAYS(DATE(YEAR([.E58]);MONTH([.E58]);1);EOMONTH([.E58];0))/2  ; 0  ; 1) + IF(MONTH([.F58]) &gt; MONTH([.E58]) ; MONTH([.F58])-MONTH([.E58])-1 ; 0) + IF(NETWORKDAYS(DATE(YEAR([.F58]);MONTH([.F58]);1);[.F58]) &lt;  NETWORKDAYS(DATE(YEAR([.F58]);MONTH([.F58]);1);EOMONTH([.F58];0)) / 2 ; 0 ; 1))" office:value-type="float" office:value="3">
            <text:p>3</text:p>
          </table:table-cell>
          <table:table-cell table:style-name="ce56" table:formula="of:=SUMPRODUCT([Thong_Tin_Ngay_Nghi_201801.$B$3:.$B$60]=[.$B58];[Thong_Tin_Ngay_Nghi_201801.$C$3:.$C$60]) +  SUMPRODUCT([Thong_Tin_Ngay_Nghi_201802.$B$3:.$B$64]=[.$B58];[Thong_Tin_Ngay_Nghi_201802.$C$3:.$C$64]) + SUMPRODUCT([Thong_Tin_Ngay_Nghi_201803.$B$3:.$B$58]=[.$B58];[Thong_Tin_Ngay_Nghi_201803.$C$3:.$C$58])" office:value-type="float" office:value="3">
            <text:p>3</text:p>
          </table:table-cell>
          <table:table-cell table:style-name="ce61" table:formula="of:=SUMPRODUCT([Thong_Tin_Ngay_Nghi_201801.$B$3:.$B$61]=[.$B58];[Thong_Tin_Ngay_Nghi_201801.$C$3:.$C$61])+SUMPRODUCT([Thong_Tin_Ngay_Nghi_201802.$B$3:.$B$65]=[.$B58];[Thong_Tin_Ngay_Nghi_201802.$C$3:.$C$65])+SUMPRODUCT([Thong_Tin_Ngay_Nghi_201803.$B$3:.$B$59]=[.$B58];[Thong_Tin_Ngay_Nghi_201803.$C$3:.$C$59])+SUMPRODUCT([Thong_Tin_Ngay_Nghi_201804.$B$3:.$B$57]=[.$B58];[Thong_Tin_Ngay_Nghi_201804.$C$3:.$C$57])+SUMPRODUCT([Thong_Tin_Ngay_Nghi_201805.$B$3:.$B$55]=[.$B58];[Thong_Tin_Ngay_Nghi_201805.$C$3:.$C$55])+SUMPRODUCT([Thong_Tin_Ngay_Nghi_201806.$B$3:.$B$59]=[.$B58];[Thong_Tin_Ngay_Nghi_201806.$C$3:.$C$59])+SUMPRODUCT([Thong_Tin_Ngay_Nghi_201807.$B$3:.$B$60]=[.$B58];[Thong_Tin_Ngay_Nghi_201807.$C$3:.$C$60])+SUMPRODUCT([Thong_Tin_Ngay_Nghi_201808.$B$3:.$B$61]=[.$B58];[Thong_Tin_Ngay_Nghi_201808.$C$3:.$C$61])+SUMPRODUCT([Thong_Tin_Ngay_Nghi_201809.$B$3:.$B$58]=[.$B58];[Thong_Tin_Ngay_Nghi_201809.$C$3:.$C$58])+SUMPRODUCT([Thong_Tin_Ngay_Nghi_201810.$B$3:.$B$57]=[.$B58];[Thong_Tin_Ngay_Nghi_201810.$C$3:.$C$57])+SUMPRODUCT([Thong_Tin_Ngay_Nghi_201811.$B$3:.$B$59]=[.$B58];[Thong_Tin_Ngay_Nghi_201811.$C$3:.$C$59])+ SUMPRODUCT([Thong_Tin_Ngay_Nghi_201812.$B$3:.$B$60]=[.$B58];[Thong_Tin_Ngay_Nghi_201812.$C$3:.$C$60])" office:value-type="float" office:value="3">
            <text:p>3</text:p>
          </table:table-cell>
          <table:table-cell table:style-name="ce48" table:formula="of:=IF(DATE(YEAR([.F58]);MONTH([.F58]);DAY([.F58]))&lt;=DATE(YEAR([.F58]);3;31); [.D58]-[.H58] + [.G58]; IF([.H58]-[.D58]&lt;0;[.H58] + [.G58] -[.I58];[.G58]+[.D58]-[.I58]))" office:value-type="float" office:value="2">
            <text:p>2</text:p>
          </table:table-cell>
          <table:table-cell table:number-columns-repeated="2" table:style-name="ce48"/>
          <table:table-cell table:style-name="ce63"/>
          <table:table-cell table:style-name="ce48" table:formula="of:=[.J58]+[.L58] +[.K58]+[.M58]" office:value-type="float" office:value="2">
            <text:p>2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53">
            <text:p>53</text:p>
          </table:table-cell>
          <table:table-cell table:style-name="ce44" office:value-type="string">
            <text:p>VietBA</text:p>
          </table:table-cell>
          <table:table-cell table:style-name="ce48" office:value-type="float" office:value="2.5">
            <text:p>2.5</text:p>
          </table:table-cell>
          <table:table-cell table:style-name="ce48" table:formula="of:=IF([.C59]&lt;0;0;[.C59])" office:value-type="float" office:value="2.5">
            <text:p>2.5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59]);DATE(YEAR([.E59]);12;31);NOW())" office:value-type="date" office:date-value="2018-04-03T14:09:06.71">
            <text:p>04/03/18</text:p>
          </table:table-cell>
          <table:table-cell table:style-name="ce52" table:formula="of:= IF(MONTH([.F59])=MONTH([.E59]) ; IF(NETWORKDAYS([.E59];[.E59]) &lt; NETWORKDAYS(DATE(YEAR([.E59]);MONTH([.E59]);1);EOMONTH([.E59];0)) / 2 ; 0 ; 1)  ;  IF( NETWORKDAYS([.E59];EOMONTH([.E59];0)) &lt; NETWORKDAYS(DATE(YEAR([.E59]);MONTH([.E59]);1);EOMONTH([.E59];0))/2  ; 0  ; 1) + IF(MONTH([.F59]) &gt; MONTH([.E59]) ; MONTH([.F59])-MONTH([.E59])-1 ; 0) + IF(NETWORKDAYS(DATE(YEAR([.F59]);MONTH([.F59]);1);[.F59]) &lt;  NETWORKDAYS(DATE(YEAR([.F59]);MONTH([.F59]);1);EOMONTH([.F59];0)) / 2 ; 0 ; 1))" office:value-type="float" office:value="3">
            <text:p>3</text:p>
          </table:table-cell>
          <table:table-cell table:style-name="ce56" table:formula="of:=SUMPRODUCT([Thong_Tin_Ngay_Nghi_201801.$B$3:.$B$60]=[.$B59];[Thong_Tin_Ngay_Nghi_201801.$C$3:.$C$60]) +  SUMPRODUCT([Thong_Tin_Ngay_Nghi_201802.$B$3:.$B$64]=[.$B59];[Thong_Tin_Ngay_Nghi_201802.$C$3:.$C$64]) + SUMPRODUCT([Thong_Tin_Ngay_Nghi_201803.$B$3:.$B$58]=[.$B59];[Thong_Tin_Ngay_Nghi_201803.$C$3:.$C$58])" office:value-type="float" office:value="2.5">
            <text:p>2.5</text:p>
          </table:table-cell>
          <table:table-cell table:style-name="ce61" table:formula="of:=SUMPRODUCT([Thong_Tin_Ngay_Nghi_201801.$B$3:.$B$61]=[.$B59];[Thong_Tin_Ngay_Nghi_201801.$C$3:.$C$61])+SUMPRODUCT([Thong_Tin_Ngay_Nghi_201802.$B$3:.$B$65]=[.$B59];[Thong_Tin_Ngay_Nghi_201802.$C$3:.$C$65])+SUMPRODUCT([Thong_Tin_Ngay_Nghi_201803.$B$3:.$B$59]=[.$B59];[Thong_Tin_Ngay_Nghi_201803.$C$3:.$C$59])+SUMPRODUCT([Thong_Tin_Ngay_Nghi_201804.$B$3:.$B$57]=[.$B59];[Thong_Tin_Ngay_Nghi_201804.$C$3:.$C$57])+SUMPRODUCT([Thong_Tin_Ngay_Nghi_201805.$B$3:.$B$55]=[.$B59];[Thong_Tin_Ngay_Nghi_201805.$C$3:.$C$55])+SUMPRODUCT([Thong_Tin_Ngay_Nghi_201806.$B$3:.$B$59]=[.$B59];[Thong_Tin_Ngay_Nghi_201806.$C$3:.$C$59])+SUMPRODUCT([Thong_Tin_Ngay_Nghi_201807.$B$3:.$B$60]=[.$B59];[Thong_Tin_Ngay_Nghi_201807.$C$3:.$C$60])+SUMPRODUCT([Thong_Tin_Ngay_Nghi_201808.$B$3:.$B$61]=[.$B59];[Thong_Tin_Ngay_Nghi_201808.$C$3:.$C$61])+SUMPRODUCT([Thong_Tin_Ngay_Nghi_201809.$B$3:.$B$58]=[.$B59];[Thong_Tin_Ngay_Nghi_201809.$C$3:.$C$58])+SUMPRODUCT([Thong_Tin_Ngay_Nghi_201810.$B$3:.$B$57]=[.$B59];[Thong_Tin_Ngay_Nghi_201810.$C$3:.$C$57])+SUMPRODUCT([Thong_Tin_Ngay_Nghi_201811.$B$3:.$B$59]=[.$B59];[Thong_Tin_Ngay_Nghi_201811.$C$3:.$C$59])+ SUMPRODUCT([Thong_Tin_Ngay_Nghi_201812.$B$3:.$B$60]=[.$B59];[Thong_Tin_Ngay_Nghi_201812.$C$3:.$C$60])" office:value-type="float" office:value="2.5">
            <text:p>2.5</text:p>
          </table:table-cell>
          <table:table-cell table:style-name="ce48" table:formula="of:=IF(DATE(YEAR([.F59]);MONTH([.F59]);DAY([.F59]))&lt;=DATE(YEAR([.F59]);3;31); [.D59]-[.H59] + [.G59]; IF([.H59]-[.D59]&lt;0;[.H59] + [.G59] -[.I59];[.G59]+[.D59]-[.I59]))" office:value-type="float" office:value="3">
            <text:p>3</text:p>
          </table:table-cell>
          <table:table-cell table:number-columns-repeated="2" table:style-name="ce48"/>
          <table:table-cell table:style-name="ce63" office:value-type="float" office:value="1">
            <text:p>1</text:p>
          </table:table-cell>
          <table:table-cell table:style-name="ce48" table:formula="of:=[.J59]+[.L59] +[.K59]+[.M59]" office:value-type="float" office:value="4">
            <text:p>4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54">
            <text:p>54</text:p>
          </table:table-cell>
          <table:table-cell table:style-name="ce46" office:value-type="string">
            <text:p>VinhP</text:p>
          </table:table-cell>
          <table:table-cell table:style-name="ce48" office:value-type="float" office:value="2.5">
            <text:p>2.5</text:p>
          </table:table-cell>
          <table:table-cell table:style-name="ce48" table:formula="of:=IF([.C60]&lt;0;0;[.C60])" office:value-type="float" office:value="2.5">
            <text:p>2.5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60]);DATE(YEAR([.E60]);12;31);NOW())" office:value-type="date" office:date-value="2018-04-03T14:09:06.71">
            <text:p>04/03/18</text:p>
          </table:table-cell>
          <table:table-cell table:style-name="ce52" table:formula="of:= IF(MONTH([.F60])=MONTH([.E60]) ; IF(NETWORKDAYS([.E60];[.E60]) &lt; NETWORKDAYS(DATE(YEAR([.E60]);MONTH([.E60]);1);EOMONTH([.E60];0)) / 2 ; 0 ; 1)  ;  IF( NETWORKDAYS([.E60];EOMONTH([.E60];0)) &lt; NETWORKDAYS(DATE(YEAR([.E60]);MONTH([.E60]);1);EOMONTH([.E60];0))/2  ; 0  ; 1) + IF(MONTH([.F60]) &gt; MONTH([.E60]) ; MONTH([.F60])-MONTH([.E60])-1 ; 0) + IF(NETWORKDAYS(DATE(YEAR([.F60]);MONTH([.F60]);1);[.F60]) &lt;  NETWORKDAYS(DATE(YEAR([.F60]);MONTH([.F60]);1);EOMONTH([.F60];0)) / 2 ; 0 ; 1))" office:value-type="float" office:value="3">
            <text:p>3</text:p>
          </table:table-cell>
          <table:table-cell table:style-name="ce56" table:formula="of:=SUMPRODUCT([Thong_Tin_Ngay_Nghi_201801.$B$3:.$B$60]=[.$B60];[Thong_Tin_Ngay_Nghi_201801.$C$3:.$C$60]) +  SUMPRODUCT([Thong_Tin_Ngay_Nghi_201802.$B$3:.$B$64]=[.$B60];[Thong_Tin_Ngay_Nghi_201802.$C$3:.$C$64]) + SUMPRODUCT([Thong_Tin_Ngay_Nghi_201803.$B$3:.$B$58]=[.$B60];[Thong_Tin_Ngay_Nghi_201803.$C$3:.$C$58])" office:value-type="float" office:value="5">
            <text:p>5</text:p>
          </table:table-cell>
          <table:table-cell table:style-name="ce61" table:formula="of:=SUMPRODUCT([Thong_Tin_Ngay_Nghi_201801.$B$3:.$B$61]=[.$B60];[Thong_Tin_Ngay_Nghi_201801.$C$3:.$C$61])+SUMPRODUCT([Thong_Tin_Ngay_Nghi_201802.$B$3:.$B$65]=[.$B60];[Thong_Tin_Ngay_Nghi_201802.$C$3:.$C$65])+SUMPRODUCT([Thong_Tin_Ngay_Nghi_201803.$B$3:.$B$59]=[.$B60];[Thong_Tin_Ngay_Nghi_201803.$C$3:.$C$59])+SUMPRODUCT([Thong_Tin_Ngay_Nghi_201804.$B$3:.$B$57]=[.$B60];[Thong_Tin_Ngay_Nghi_201804.$C$3:.$C$57])+SUMPRODUCT([Thong_Tin_Ngay_Nghi_201805.$B$3:.$B$55]=[.$B60];[Thong_Tin_Ngay_Nghi_201805.$C$3:.$C$55])+SUMPRODUCT([Thong_Tin_Ngay_Nghi_201806.$B$3:.$B$59]=[.$B60];[Thong_Tin_Ngay_Nghi_201806.$C$3:.$C$59])+SUMPRODUCT([Thong_Tin_Ngay_Nghi_201807.$B$3:.$B$60]=[.$B60];[Thong_Tin_Ngay_Nghi_201807.$C$3:.$C$60])+SUMPRODUCT([Thong_Tin_Ngay_Nghi_201808.$B$3:.$B$61]=[.$B60];[Thong_Tin_Ngay_Nghi_201808.$C$3:.$C$61])+SUMPRODUCT([Thong_Tin_Ngay_Nghi_201809.$B$3:.$B$58]=[.$B60];[Thong_Tin_Ngay_Nghi_201809.$C$3:.$C$58])+SUMPRODUCT([Thong_Tin_Ngay_Nghi_201810.$B$3:.$B$57]=[.$B60];[Thong_Tin_Ngay_Nghi_201810.$C$3:.$C$57])+SUMPRODUCT([Thong_Tin_Ngay_Nghi_201811.$B$3:.$B$59]=[.$B60];[Thong_Tin_Ngay_Nghi_201811.$C$3:.$C$59])+ SUMPRODUCT([Thong_Tin_Ngay_Nghi_201812.$B$3:.$B$60]=[.$B60];[Thong_Tin_Ngay_Nghi_201812.$C$3:.$C$60])" office:value-type="float" office:value="5">
            <text:p>5</text:p>
          </table:table-cell>
          <table:table-cell table:style-name="ce48" table:formula="of:=IF(DATE(YEAR([.F60]);MONTH([.F60]);DAY([.F60]))&lt;=DATE(YEAR([.F60]);3;31); [.D60]-[.H60] + [.G60]; IF([.H60]-[.D60]&lt;0;[.H60] + [.G60] -[.I60];[.G60]+[.D60]-[.I60]))" office:value-type="float" office:value="0.5">
            <text:p>0.5</text:p>
          </table:table-cell>
          <table:table-cell table:number-columns-repeated="2" table:style-name="ce48"/>
          <table:table-cell table:style-name="ce63"/>
          <table:table-cell table:style-name="ce48" table:formula="of:=[.J60]+[.L60] +[.K60]+[.M60]" office:value-type="float" office:value="0.5">
            <text:p>0.5</text:p>
          </table:table-cell>
          <table:table-cell table:style-name="ce66"/>
          <table:table-cell table:number-columns-repeated="1009"/>
        </table:table-row>
        <table:table-row table:style-name="ro2">
          <table:table-cell table:number-columns-repeated="5"/>
          <table:table-cell office:value-type="string">
            <text:p><text:s/></text:p>
          </table:table-cell>
          <table:table-cell table:number-columns-repeated="1018"/>
        </table:table-row>
        <table:table-row table:style-name="ro2" table:number-rows-repeated="10">
          <table:table-cell table:number-columns-repeated="1024"/>
        </table:table-row>
        <table:table-row table:style-name="ro15">
          <table:table-cell table:number-columns-repeated="1024"/>
        </table:table-row>
        <table:table-row table:style-name="ro2" table:number-rows-repeated="104850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801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82"/>
        <table:table-column table:style-name="co26" table:number-columns-repeated="7" table:default-cell-style-name="ce82"/>
        <table:table-column table:style-name="co25" table:number-columns-repeated="16" table:default-cell-style-name="ce82"/>
        <table:table-column table:style-name="co7" table:number-columns-repeated="952" table:default-cell-style-name="Default"/>
        <table:table-row table:style-name="ro2">
          <table:table-cell table:style-name="ce70"/>
          <table:table-cell table:style-name="ce72" table:number-columns-repeated="2"/>
          <table:table-cell table:style-name="ce77" table:number-columns-repeated="8"/>
          <table:table-cell table:style-name="ce83" office:value-type="string" table:number-columns-spanned="2" table:number-rows-spanned="1">
            <text:p>Month</text:p>
          </table:table-cell>
          <table:covered-table-cell table:style-name="ce84"/>
          <table:table-cell table:style-name="ce85" table:content-validation-name="val1" office:value-type="float" office:value="1" table:number-columns-spanned="2" table:number-rows-spanned="1">
            <text:p>1</text:p>
          </table:table-cell>
          <table:covered-table-cell table:style-name="ce84"/>
          <table:table-cell table:style-name="ce83" office:value-type="string" table:number-columns-spanned="2" table:number-rows-spanned="1">
            <text:p>Year</text:p>
          </table:table-cell>
          <table:covered-table-cell table:style-name="ce84"/>
          <table:table-cell table:style-name="ce83" office:value-type="float" office:value="2018" table:number-columns-spanned="2" table:number-rows-spanned="1">
            <text:p>2018</text:p>
          </table:table-cell>
          <table:covered-table-cell table:style-name="ce86"/>
          <table:table-cell table:style-name="ce77" table:number-columns-repeated="15"/>
          <table:table-cell table:style-name="ce87" table:number-columns-repeated="952"/>
        </table:table-row>
        <table:table-row table:style-name="ro2">
          <table:table-cell table:style-name="ce70" table:number-columns-repeated="3"/>
          <table:table-cell table:style-name="ce78" table:formula="of:=DATE([.$R$1];[.N1];1)" office:value-type="date" office:date-value="2018-01-01">
            <text:p>01</text:p>
          </table:table-cell>
          <table:table-cell table:style-name="ce78" table:formula="of:=[.D2]+1" office:value-type="date" office:date-value="2018-01-02">
            <text:p>02</text:p>
          </table:table-cell>
          <table:table-cell table:style-name="ce78" table:formula="of:=[.E2]+1" office:value-type="date" office:date-value="2018-01-03">
            <text:p>03</text:p>
          </table:table-cell>
          <table:table-cell table:style-name="ce78" table:formula="of:=[.F2]+1" office:value-type="date" office:date-value="2018-01-04">
            <text:p>04</text:p>
          </table:table-cell>
          <table:table-cell table:style-name="ce78" table:formula="of:=[.G2]+1" office:value-type="date" office:date-value="2018-01-05">
            <text:p>05</text:p>
          </table:table-cell>
          <table:table-cell table:style-name="ce78" table:formula="of:=[.H2]+1" office:value-type="date" office:date-value="2018-01-06">
            <text:p>06</text:p>
          </table:table-cell>
          <table:table-cell table:style-name="ce78" table:formula="of:=[.I2]+1" office:value-type="date" office:date-value="2018-01-07">
            <text:p>07</text:p>
          </table:table-cell>
          <table:table-cell table:style-name="ce78" table:formula="of:=[.J2]+1" office:value-type="date" office:date-value="2018-01-08">
            <text:p>08</text:p>
          </table:table-cell>
          <table:table-cell table:style-name="ce78" table:formula="of:=[.K2]+1" office:value-type="date" office:date-value="2018-01-09">
            <text:p>09</text:p>
          </table:table-cell>
          <table:table-cell table:style-name="ce78" table:formula="of:=[.L2]+1" office:value-type="date" office:date-value="2018-01-10">
            <text:p>10</text:p>
          </table:table-cell>
          <table:table-cell table:style-name="ce78" table:formula="of:=[.M2]+1" office:value-type="date" office:date-value="2018-01-11">
            <text:p>11</text:p>
          </table:table-cell>
          <table:table-cell table:style-name="ce78" table:formula="of:=[.N2]+1" office:value-type="date" office:date-value="2018-01-12">
            <text:p>12</text:p>
          </table:table-cell>
          <table:table-cell table:style-name="ce78" table:formula="of:=[.O2]+1" office:value-type="date" office:date-value="2018-01-13">
            <text:p>13</text:p>
          </table:table-cell>
          <table:table-cell table:style-name="ce78" table:formula="of:=[.P2]+1" office:value-type="date" office:date-value="2018-01-14">
            <text:p>14</text:p>
          </table:table-cell>
          <table:table-cell table:style-name="ce78" table:formula="of:=[.Q2]+1" office:value-type="date" office:date-value="2018-01-15">
            <text:p>15</text:p>
          </table:table-cell>
          <table:table-cell table:style-name="ce78" table:formula="of:=[.R2]+1" office:value-type="date" office:date-value="2018-01-16">
            <text:p>16</text:p>
          </table:table-cell>
          <table:table-cell table:style-name="ce78" table:formula="of:=[.S2]+1" office:value-type="date" office:date-value="2018-01-17">
            <text:p>17</text:p>
          </table:table-cell>
          <table:table-cell table:style-name="ce78" table:formula="of:=[.T2]+1" office:value-type="date" office:date-value="2018-01-18">
            <text:p>18</text:p>
          </table:table-cell>
          <table:table-cell table:style-name="ce78" table:formula="of:=[.U2]+1" office:value-type="date" office:date-value="2018-01-19">
            <text:p>19</text:p>
          </table:table-cell>
          <table:table-cell table:style-name="ce78" table:formula="of:=[.V2]+1" office:value-type="date" office:date-value="2018-01-20">
            <text:p>20</text:p>
          </table:table-cell>
          <table:table-cell table:style-name="ce78" table:formula="of:=[.W2]+1" office:value-type="date" office:date-value="2018-01-21">
            <text:p>21</text:p>
          </table:table-cell>
          <table:table-cell table:style-name="ce78" table:formula="of:=[.X2]+1" office:value-type="date" office:date-value="2018-01-22">
            <text:p>22</text:p>
          </table:table-cell>
          <table:table-cell table:style-name="ce78" table:formula="of:=[.Y2]+1" office:value-type="date" office:date-value="2018-01-23">
            <text:p>23</text:p>
          </table:table-cell>
          <table:table-cell table:style-name="ce78" table:formula="of:=[.Z2]+1" office:value-type="date" office:date-value="2018-01-24">
            <text:p>24</text:p>
          </table:table-cell>
          <table:table-cell table:style-name="ce78" table:formula="of:=[.AA2]+1" office:value-type="date" office:date-value="2018-01-25">
            <text:p>25</text:p>
          </table:table-cell>
          <table:table-cell table:style-name="ce78" table:formula="of:=[.AB2]+1" office:value-type="date" office:date-value="2018-01-26">
            <text:p>26</text:p>
          </table:table-cell>
          <table:table-cell table:style-name="ce78" table:formula="of:=[.AC2]+1" office:value-type="date" office:date-value="2018-01-27">
            <text:p>27</text:p>
          </table:table-cell>
          <table:table-cell table:style-name="ce78" table:formula="of:=[.AD2]+1" office:value-type="date" office:date-value="2018-01-28">
            <text:p>28</text:p>
          </table:table-cell>
          <table:table-cell table:style-name="ce78" table:formula="of:=[.AE2]+1" office:value-type="date" office:date-value="2018-01-29">
            <text:p>29</text:p>
          </table:table-cell>
          <table:table-cell table:style-name="ce78" table:formula="of:=[.AF2]+1" office:value-type="date" office:date-value="2018-01-30">
            <text:p>30</text:p>
          </table:table-cell>
          <table:table-cell table:style-name="ce78" table:formula="of:=[.AG2]+1" office:value-type="date" office:date-value="2018-01-31">
            <text:p>31</text:p>
          </table:table-cell>
          <table:table-cell table:style-name="ce87" table:number-columns-repeated="952"/>
        </table:table-row>
        <table:table-row table:style-name="ro7">
          <table:table-cell table:style-name="ce70" office:value-type="string">
            <text:p>No.</text:p>
          </table:table-cell>
          <table:table-cell table:style-name="ce70" office:value-type="string">
            <text:p>Name</text:p>
          </table:table-cell>
          <table:table-cell table:style-name="ce70" office:value-type="string">
            <text:p>Absent</text:p>
          </table:table-cell>
          <table:table-cell table:style-name="ce79" table:formula="of:=CHOOSE(WEEKDAY([.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9" table:formula="of:=CHOOSE(WEEKDAY([.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9" table:formula="of:=CHOOSE(WEEKDAY([.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9" table:formula="of:=CHOOSE(WEEKDAY([.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9" table:formula="of:=CHOOSE(WEEKDAY([.H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9" table:formula="of:=CHOOSE(WEEKDAY([.I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9" table:formula="of:=CHOOSE(WEEKDAY([.J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9" table:formula="of:=CHOOSE(WEEKDAY([.K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9" table:formula="of:=CHOOSE(WEEKDAY([.L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9" table:formula="of:=CHOOSE(WEEKDAY([.M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9" table:formula="of:=CHOOSE(WEEKDAY([.N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9" table:formula="of:=CHOOSE(WEEKDAY([.O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9" table:formula="of:=CHOOSE(WEEKDAY([.P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9" table:formula="of:=CHOOSE(WEEKDAY([.Q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9" table:formula="of:=CHOOSE(WEEKDAY([.R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9" table:formula="of:=CHOOSE(WEEKDAY([.S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9" table:formula="of:=CHOOSE(WEEKDAY([.T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9" table:formula="of:=CHOOSE(WEEKDAY([.U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9" table:formula="of:=CHOOSE(WEEKDAY([.V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9" table:formula="of:=CHOOSE(WEEKDAY([.W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9" table:formula="of:=CHOOSE(WEEKDAY([.X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9" table:formula="of:=CHOOSE(WEEKDAY([.Y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9" table:formula="of:=CHOOSE(WEEKDAY([.Z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9" table:formula="of:=CHOOSE(WEEKDAY([.AA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9" table:formula="of:=CHOOSE(WEEKDAY([.AB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9" table:formula="of:=CHOOSE(WEEKDAY([.AC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9" table:formula="of:=CHOOSE(WEEKDAY([.A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9" table:formula="of:=CHOOSE(WEEKDAY([.A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9" table:formula="of:=CHOOSE(WEEKDAY([.A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9" table:formula="of:=CHOOSE(WEEKDAY([.AG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9" table:formula="of:=CHOOSE(WEEKDAY([.AH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7" table:number-columns-repeated="952"/>
        </table:table-row>
        <table:table-row table:style-name="ro7">
          <table:table-cell table:style-name="ce71" office:value-type="float" office:value="1">
            <text:p>1</text:p>
          </table:table-cell>
          <table:table-cell table:style-name="ce44" office:value-type="string">
            <text:p>BinhNT</text:p>
          </table:table-cell>
          <table:table-cell table:style-name="ce76" table:formula="of:=SUM([.D4:.AH4])" office:value-type="float" office:value="3">
            <text:p>3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0.1161in" draw:caption-point-x="-0.2402in" draw:caption-point-y="0.602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style-name="ce80" office:value-type="float" office:value="0.5">
            <office:annotation draw:style-name="gr2" draw:text-style-name="P1" svg:width="1.1413in" svg:height="0.5457in" svg:x="3.1024in" svg:y="0.1035in" draw:caption-point-x="-0.2402in" draw:caption-point-y="0.6146in">
              <dc:date>2018-02-06T00:00:00</dc:date>
              <text:p text:style-name="P1"><text:span text:style-name="T1">Bận việc gia đình, xin đi trễ, 10h58 đến cty</text:span></text:p>
            </office:annotation>
            <text:p>0.5</text:p>
          </table:table-cell>
          <table:table-cell table:style-name="ce80" office:value-type="float" office:value="0">
            <office:annotation draw:style-name="gr4" draw:text-style-name="P1" svg:width="1.1413in" svg:height="0.3902in" svg:x="3.5591in" svg:y="0.1039in" draw:caption-point-x="-0.2402in" draw:caption-point-y="0.6142in">
              <dc:date>2018-01-03T00:00:00</dc:date>
              <text:p text:style-name="P1"><text:span text:style-name="T1">Dậy trễ + kẹt xe, 9h02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4.472in" svg:y="0.1067in" draw:caption-point-x="-0.2402in" draw:caption-point-y="0.6114in">
              <dc:date>2018-01-05T00:00:00</dc:date>
              <text:p text:style-name="P1"><text:span text:style-name="T1"><text:s/></text:span><text:span text:style-name="T1">Kẹt xe, 8h40 đến cty</text:span></text:p>
            </office:annotation>
            <text:p>0</text:p>
          </table:table-cell>
          <table:table-cell table:style-name="ce80" table:number-columns-repeated="2"/>
          <table:table-cell table:style-name="ce80" office:value-type="float" office:value="0.5">
            <office:annotation draw:style-name="gr2" draw:text-style-name="P1" svg:width="1.1413in" svg:height="0.5457in" svg:x="5.8421in" svg:y="0.1075in" draw:caption-point-x="-0.2402in" draw:caption-point-y="0.6106in">
              <dc:date>2018-01-08T00:00:00</dc:date>
              <text:p text:style-name="P1"><text:span text:style-name="T1">Đau bụng, xin đi trễ, 10h41 đến cty</text:span></text:p>
            </office:annotation>
            <text:p>0.5</text:p>
          </table:table-cell>
          <table:table-cell table:style-name="ce80" office:value-type="float" office:value="0">
            <office:annotation draw:style-name="gr4" draw:text-style-name="P1" svg:width="1.1413in" svg:height="0.3902in" svg:x="6.3311in" svg:y="0.1079in" draw:caption-point-x="-0.2402in" draw:caption-point-y="0.6102in">
              <dc:date>2018-01-08T00:00:00</dc:date>
              <text:p text:style-name="P1"><text:span text:style-name="T1">Đi khám bệnh, xin đi trễ</text:span></text:p>
            </office:annotation>
            <text:p>0</text:p>
          </table:table-cell>
          <table:table-cell table:style-name="ce80" office:value-type="float" office:value="0.5">
            <office:annotation draw:style-name="gr4" draw:text-style-name="P1" svg:width="1.1413in" svg:height="0.3902in" svg:x="6.8205in" svg:y="0.1075in" draw:caption-point-x="-0.2402in" draw:caption-point-y="0.6106in">
              <dc:date>2018-02-06T00:00:00</dc:date>
              <text:p text:style-name="P1"><text:span text:style-name="T1">Đi lấy thuốc với má, off sáng</text:span></text:p>
            </office:annotation>
            <text:p>0.5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7.7988in" svg:y="0.1091in" draw:caption-point-x="-0.2402in" draw:caption-point-y="0.6091in">
              <dc:date>2018-01-12T00:00:00</dc:date>
              <text:p text:style-name="P1"><text:span text:style-name="T1">Chờ nghe điện thoại cho má, 8h44 đến cty</text:span></text:p>
            </office:annotation>
            <text:p>0</text:p>
          </table:table-cell>
          <table:table-cell table:style-name="ce80" table:number-columns-repeated="2"/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0.5">
            <office:annotation draw:style-name="gr4" draw:text-style-name="P1" svg:width="1.1413in" svg:height="0.3902in" svg:x="10.1791in" svg:y="0.1118in" draw:caption-point-x="-0.2402in" draw:caption-point-y="0.6063in">
              <dc:date>2018-01-17T00:00:00</dc:date>
              <text:p text:style-name="P1"><text:span text:style-name="T1">Nhà có việc, off sáng</text:span></text:p>
            </office:annotation>
            <text:p>0.5</text:p>
          </table:table-cell>
          <table:table-cell table:style-name="ce80" office:value-type="float" office:value="0">
            <office:annotation draw:style-name="gr4" draw:text-style-name="P1" svg:width="1.1413in" svg:height="0.3902in" svg:x="10.6358in" svg:y="0.1114in" draw:caption-point-x="-0.2402in" draw:caption-point-y="0.6067in">
              <dc:date>2018-01-18T00:00:00</dc:date>
              <text:p text:style-name="P1"><text:span text:style-name="T1">Dậy muộn, 8h37 đến cty</text:span></text:p>
            </office:annotation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11.0925in" svg:y="0.1118in" draw:caption-point-x="-0.2402in" draw:caption-point-y="0.6063in">
              <dc:date>2018-01-19T00:00:00</dc:date>
              <text:p text:style-name="P1"><text:span text:style-name="T1">Kẹt xe + dậy muộn, 9h02 đến cty</text:span></text:p>
            </office:annotation>
            <text:p>0</text:p>
          </table:table-cell>
          <table:table-cell table:style-name="ce80" table:number-columns-repeated="2"/>
          <table:table-cell table:style-name="ce80" office:value-type="float" office:value="0.5">
            <office:annotation draw:style-name="gr4" draw:text-style-name="P1" svg:width="1.1413in" svg:height="0.3902in" svg:x="12.4622in" svg:y="0.1122in" draw:caption-point-x="-0.2402in" draw:caption-point-y="0.6059in">
              <dc:date>2018-02-06T00:00:00</dc:date>
              <text:p text:style-name="P1"><text:span text:style-name="T1">Không khỏe, xin đi trễ, off sáng</text:span></text:p>
            </office:annotation>
            <text:p>0.5</text:p>
          </table:table-cell>
          <table:table-cell table:style-name="ce80" office:value-type="float" office:value="0">
            <office:annotation draw:style-name="gr4" draw:text-style-name="P1" svg:width="1.1413in" svg:height="0.3902in" svg:x="12.9189in" svg:y="0.1126in" draw:caption-point-x="-0.2402in" draw:caption-point-y="0.6055in">
              <dc:date>2018-01-23T00:00:00</dc:date>
              <text:p text:style-name="P1"><text:span text:style-name="T1">Dậy muộn, 8h57 đến cty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3.3756in" svg:y="0.113in" draw:caption-point-x="-0.2402in" draw:caption-point-y="0.6051in">
              <dc:date>2018-01-24T00:00:00</dc:date>
              <text:p text:style-name="P1"><text:span text:style-name="T1">Dậy trễ, 8h45 đến cty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3.8323in" svg:y="0.1138in" draw:caption-point-x="-0.2402in" draw:caption-point-y="0.6043in">
              <dc:date>2018-01-25T00:00:00</dc:date>
              <text:p text:style-name="P1"><text:span text:style-name="T1">Kẹt xe, 8h32 đến cty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4.289in" svg:y="0.1146in" draw:caption-point-x="-0.2402in" draw:caption-point-y="0.6035in">
              <dc:date>2018-01-26T00:00:00</dc:date>
              <text:p text:style-name="P1"><text:span text:style-name="T1">Ngủ dậy muộn, 9h10 đến cty</text:span></text:p>
            </office:annotation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.5">
            <office:annotation draw:style-name="gr4" draw:text-style-name="P1" svg:width="1.1413in" svg:height="0.3902in" svg:x="16.1154in" svg:y="0.1157in" draw:caption-point-x="-0.2402in" draw:caption-point-y="0.6024in">
              <dc:date>2018-02-06T00:00:00</dc:date>
              <text:p text:style-name="P1"><text:span text:style-name="T1">Bận việc gia đình, off sáng</text:span></text:p>
            </office:annotation>
            <text:p>0.5</text:p>
          </table:table-cell>
          <table:table-cell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2">
            <text:p>2</text:p>
          </table:table-cell>
          <table:table-cell table:style-name="ce44" office:value-type="string">
            <text:p>ChienTX</text:p>
          </table:table-cell>
          <table:table-cell table:style-name="ce76" table:formula="of:=SUM([.D5:.AH5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0.4213in" draw:caption-point-x="-0.2402in" draw:caption-point-y="0.5445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3">
            <text:p>3</text:p>
          </table:table-cell>
          <table:table-cell table:style-name="ce44" office:value-type="string">
            <text:p>CuongNH</text:p>
          </table:table-cell>
          <table:table-cell table:style-name="ce76" table:formula="of:=SUM([.D6:.AH6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0.6689in" draw:caption-point-x="-0.2402in" draw:caption-point-y="0.5445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4">
            <text:p>4</text:p>
          </table:table-cell>
          <table:table-cell table:style-name="ce73" office:value-type="string">
            <text:p>CuongNM</text:p>
          </table:table-cell>
          <table:table-cell table:style-name="ce76" table:formula="of:=SUM([.D7:.AH7])" office:value-type="float" office:value="1">
            <text:p>1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0.9165in" draw:caption-point-x="-0.2402in" draw:caption-point-y="0.5445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3" table:style-name="ce80" office:value-type="float" office:value="0">
            <text:p>0</text:p>
          </table:table-cell>
          <table:table-cell table:style-name="ce80" office:value-type="float" office:value="0">
            <office:annotation draw:style-name="gr3" draw:text-style-name="P1" svg:width="1.1413in" svg:height="0.7012in" svg:x="4.472in" svg:y="0.8496in" draw:caption-point-x="-0.2402in" draw:caption-point-y="0.6114in">
              <dc:date>2018-01-05T00:00:00</dc:date>
              <text:p text:style-name="P1"><text:span text:style-name="T1">Leent rường giải quyết vụ bằng tốt nghiệp, xin đi trễ, 9h25 đến cty</text:span></text:p>
            </office:annotation>
            <text:p>0</text:p>
          </table:table-cell>
          <table:table-cell table:style-name="ce80" table:number-columns-repeated="2"/>
          <table:table-cell table:number-columns-repeated="4" table:style-name="ce80" office:value-type="float" office:value="0">
            <text:p>0</text:p>
          </table:table-cell>
          <table:table-cell table:style-name="ce80" office:value-type="float" office:value="1">
            <office:annotation draw:style-name="gr4" draw:text-style-name="P1" svg:width="1.1413in" svg:height="0.3902in" svg:x="7.7988in" svg:y="0.852in" draw:caption-point-x="-0.2402in" draw:caption-point-y="0.6091in">
              <dc:date>2018-01-12T00:00:00</dc:date>
              <text:p text:style-name="P1"><text:span text:style-name="T1">Về quê dự đám cưới em gái</text:span></text:p>
            </office:annotation>
            <text:p>1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9.7228in" svg:y="0.8535in" draw:caption-point-x="-0.2402in" draw:caption-point-y="0.6075in">
              <dc:date>2018-01-16T00:00:00</dc:date>
              <text:p text:style-name="P1"><text:span text:style-name="T1">Lủng bánh xe, xin đi trễ, 8h48 đến cty</text:span></text:p>
            </office:annotation>
            <text:p>0</text:p>
          </table:table-cell>
          <table:table-cell table:number-columns-repeated="3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2.9189in" svg:y="0.8555in" draw:caption-point-x="-0.2402in" draw:caption-point-y="0.6055in">
              <dc:date>2018-01-23T00:00:00</dc:date>
              <text:p text:style-name="P1"><text:span text:style-name="T1">Ngủ quên, 8h37 đến cty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3.3756in" svg:y="0.8559in" draw:caption-point-x="-0.2402in" draw:caption-point-y="0.6051in">
              <dc:date>2018-01-24T00:00:00</dc:date>
              <text:p text:style-name="P1"><text:span text:style-name="T1">Bận việc nhà, 8h47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4.289in" svg:y="0.8575in" draw:caption-point-x="-0.2402in" draw:caption-point-y="0.6035in">
              <dc:date>2018-01-26T00:00:00</dc:date>
              <text:p text:style-name="P1"><text:span text:style-name="T1">Kẹt xe, 8h36 đến cty</text:span></text:p>
            </office:annotation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49"/>
          <table:table-cell table:number-columns-repeated="3"/>
        </table:table-row>
        <table:table-row table:style-name="ro7">
          <table:table-cell table:style-name="ce71" office:value-type="float" office:value="5">
            <text:p>5</text:p>
          </table:table-cell>
          <table:table-cell table:style-name="ce44" office:value-type="string">
            <text:p>DuongDN</text:p>
          </table:table-cell>
          <table:table-cell table:style-name="ce76" table:formula="of:=SUM([.D8:.AH8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1.1642in" draw:caption-point-x="-0.2402in" draw:caption-point-y="0.5445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4.0157in" svg:y="1.0965in" draw:caption-point-x="-0.2402in" draw:caption-point-y="0.6122in">
              <dc:date>2018-01-04T00:00:00</dc:date>
              <text:p text:style-name="P1"><text:span text:style-name="T1">Kẹt xe, 8h37 đến cty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4.472in" svg:y="1.0972in" draw:caption-point-x="-0.2402in" draw:caption-point-y="0.6114in">
              <dc:date>2018-01-05T00:00:00</dc:date>
              <text:p text:style-name="P1"><text:span text:style-name="T1">Kẹt xe, 8h39 đến cty</text:span></text:p>
            </office:annotation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4" draw:text-style-name="P1" svg:width="1.1413in" svg:height="0.3902in" svg:x="9.2661in" svg:y="1.1004in" draw:caption-point-x="-0.2402in" draw:caption-point-y="0.6083in">
              <dc:date>2018-01-15T00:00:00</dc:date>
              <text:p text:style-name="P1"><text:span text:style-name="T1">Ngủ quên, 8h34 đến cty</text:span></text:p>
            </office:annotation>
            <text:p>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10.6358in" svg:y="1.102in" draw:caption-point-x="-0.2402in" draw:caption-point-y="0.6067in">
              <dc:date>2018-01-18T00:00:00</dc:date>
              <text:p text:style-name="P1"><text:span text:style-name="T1">Chở vợ đi công việc, 8h36 đến cty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1.0925in" svg:y="1.1024in" draw:caption-point-x="-0.2402in" draw:caption-point-y="0.6063in">
              <dc:date>2018-01-19T00:00:00</dc:date>
              <text:p text:style-name="P1"><text:span text:style-name="T1">Ngủ quên, 8h48 đến cty</text:span></text:p>
            </office:annotation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6.572in" svg:y="1.1079in" draw:caption-point-x="-0.2402in" draw:caption-point-y="0.6008in">
              <dc:date>2018-01-31T00:00:00</dc:date>
              <text:p text:style-name="P1"><text:span text:style-name="T1">Ngủ quên, 8h44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6">
            <text:p>6</text:p>
          </table:table-cell>
          <table:table-cell table:style-name="ce44" office:value-type="string">
            <text:p>DuyNM</text:p>
          </table:table-cell>
          <table:table-cell table:style-name="ce76" table:formula="of:=SUM([.D9:.AH9])" office:value-type="float" office:value="1">
            <text:p>1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1.4122in" draw:caption-point-x="-0.2402in" draw:caption-point-y="0.5445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style-name="ce80" office:value-type="float" office:value="1">
            <office:annotation draw:style-name="gr6" draw:text-style-name="P1" svg:width="1.1413in" svg:height="0.2634in" svg:x="3.1024in" svg:y="1.3417in" draw:caption-point-x="-0.2402in" draw:caption-point-y="0.615in">
              <dc:date>2018-01-02T00:00:00</dc:date>
              <text:p text:style-name="P1"><text:span text:style-name="T1">Đi khám bệnh</text:span></text:p>
            </office:annotation>
            <text:p>1</text:p>
          </table:table-cell>
          <table:table-cell table:number-columns-repeated="3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7">
            <text:p>7</text:p>
          </table:table-cell>
          <table:table-cell table:style-name="ce44" office:value-type="string">
            <text:p>DuyenLT</text:p>
          </table:table-cell>
          <table:table-cell table:style-name="ce76" table:formula="of:=SUM([.D10:.AH10])" office:value-type="float" office:value="1">
            <text:p>1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1.6598in" draw:caption-point-x="-0.2402in" draw:caption-point-y="0.5445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1">
            <office:annotation draw:style-name="gr4" draw:text-style-name="P1" svg:width="1.1413in" svg:height="0.3902in" svg:x="3.5591in" svg:y="1.5902in" draw:caption-point-x="-0.2402in" draw:caption-point-y="0.6142in">
              <dc:date>2018-01-03T00:00:00</dc:date>
              <text:p text:style-name="P1"><text:span text:style-name="T1">Đi khám bệnh, off sáng</text:span></text:p>
            </office:annotation>
            <text:p>1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4" draw:text-style-name="P1" svg:width="1.1413in" svg:height="0.3902in" svg:x="5.8421in" svg:y="1.5937in" draw:caption-point-x="-0.2402in" draw:caption-point-y="0.6106in">
              <dc:date>2018-01-08T00:00:00</dc:date>
              <text:p text:style-name="P1"><text:span text:style-name="T1">Kẹt xe, 8h32 đến cty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9.7228in" svg:y="1.5969in" draw:caption-point-x="-0.2402in" draw:caption-point-y="0.6075in">
              <dc:date>2018-01-16T00:00:00</dc:date>
              <text:p text:style-name="P1"><text:span text:style-name="T1">Quên mang sơm trưa, quay lại lấy, 8h35 đến cty</text:span></text:p>
            </office:annotation>
            <text:p>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0">
            <office:annotation draw:style-name="gr3" draw:text-style-name="P1" svg:width="1.1413in" svg:height="0.7012in" svg:x="11.0925in" svg:y="1.598in" draw:caption-point-x="-0.2402in" draw:caption-point-y="0.6063in">
              <dc:date>2018-01-19T00:00:00</dc:date>
              <text:p text:style-name="P1"><text:span text:style-name="T1">Xe tải hất nước làm ướt đồ, về nhà thay, 8h41 đến cty</text:span></text:p>
            </office:annotation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16.1154in" svg:y="1.602in" draw:caption-point-x="-0.2402in" draw:caption-point-y="0.6024in">
              <dc:date>2018-01-30T00:00:00</dc:date>
              <text:p text:style-name="P1"><text:span text:style-name="T1">Lấy đồ ở quê gửi vô, xin đi trễ, 9h44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8">
            <text:p>8</text:p>
          </table:table-cell>
          <table:table-cell table:style-name="ce44" office:value-type="string">
            <text:p>GiauNV</text:p>
          </table:table-cell>
          <table:table-cell table:style-name="ce76" table:formula="of:=SUM([.D11:.AH11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1.9075in" draw:caption-point-x="-0.2402in" draw:caption-point-y="0.5445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6.3311in" svg:y="1.8425in" draw:caption-point-x="-0.2402in" draw:caption-point-y="0.6094in">
              <dc:date>2018-01-09T00:00:00</dc:date>
              <text:p text:style-name="P1"><text:span text:style-name="T1">Ra ngân hàng, xin đi trễ, 9h06 đến cty</text:span></text:p>
            </office:annotation>
            <text:p>0</text:p>
          </table:table-cell>
          <table:table-cell table:number-columns-repeated="3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13.3756in" svg:y="1.8469in" draw:caption-point-x="-0.2402in" draw:caption-point-y="0.6051in">
              <dc:date>2018-01-24T00:00:00</dc:date>
              <text:p text:style-name="P1"><text:span text:style-name="T1">Tối nhậu say với đội banh, 8h46 đến cty</text:span></text:p>
            </office:annotation>
            <text:p>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6" draw:text-style-name="P1" svg:width="1.1413in" svg:height="0.2634in" svg:x="15.6587in" svg:y="1.8492in" draw:caption-point-x="-0.2402in" draw:caption-point-y="0.6028in">
              <dc:date>2018-01-29T00:00:00</dc:date>
              <text:p text:style-name="P1"><text:span text:style-name="T1">, 8h43 đến cty</text:span></text:p>
            </office:annotation>
            <text:p>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9">
            <text:p>9</text:p>
          </table:table-cell>
          <table:table-cell table:style-name="ce74" office:value-type="string">
            <text:p>HaTH</text:p>
          </table:table-cell>
          <table:table-cell table:style-name="ce76" table:formula="of:=SUM([.D12:.AH12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2.1551in" draw:caption-point-x="-0.2402in" draw:caption-point-y="0.5445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3.5591in" svg:y="2.0854in" draw:caption-point-x="-0.2402in" draw:caption-point-y="0.6142in">
              <dc:date>2018-01-03T00:00:00</dc:date>
              <text:p text:style-name="P1"><text:span text:style-name="T1">Kẹt xe, 8h38 đến cty</text:span></text:p>
            </office:annotation>
            <text:p>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4" draw:text-style-name="P1" svg:width="1.1413in" svg:height="0.3902in" svg:x="5.8421in" svg:y="2.089in" draw:caption-point-x="-0.2402in" draw:caption-point-y="0.6106in">
              <dc:date>2018-01-08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6.8205in" svg:y="2.0898in" draw:caption-point-x="-0.2402in" draw:caption-point-y="0.6098in">
              <dc:date>2018-01-10T00:00:00</dc:date>
              <text:p text:style-name="P1"><text:span text:style-name="T1">Kẹt xe, 8h37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7.7988in" svg:y="2.0906in" draw:caption-point-x="-0.2402in" draw:caption-point-y="0.6091in">
              <dc:date>2018-01-12T00:00:00</dc:date>
              <text:p text:style-name="P1"><text:span text:style-name="T1">Kẹt xe, 8h38 đến cty</text:span></text:p>
            </office:annotation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2" draw:text-style-name="P1" svg:width="1.1413in" svg:height="0.5457in" svg:x="9.2661in" svg:y="2.0913in" draw:caption-point-x="-0.2402in" draw:caption-point-y="0.6083in">
              <dc:date>2018-01-15T00:00:00</dc:date>
              <text:p text:style-name="P1"><text:span text:style-name="T1">Chở mẹ đi công việc. 8H42 đến cty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9.7228in" svg:y="2.0921in" draw:caption-point-x="-0.2402in" draw:caption-point-y="0.6075in">
              <dc:date>2018-01-16T00:00:00</dc:date>
              <text:p text:style-name="P1"><text:span text:style-name="T1">Đợi thang máy lâu, 8h31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0.6358in" svg:y="2.0929in" draw:caption-point-x="-0.2402in" draw:caption-point-y="0.6067in">
              <dc:date>2018-01-18T00:00:00</dc:date>
              <text:p text:style-name="P1"><text:span text:style-name="T1"><text:s/></text:span><text:span text:style-name="T1">Va chạm xe, 8h36 đến cty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1.0925in" svg:y="2.0933in" draw:caption-point-x="-0.2402in" draw:caption-point-y="0.6063in">
              <dc:date>2018-01-19T00:00:00</dc:date>
              <text:p text:style-name="P1"><text:span text:style-name="T1">Kẹt xe, 8h48 đên cty</text:span></text:p>
            </office:annotation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2.9189in" svg:y="2.0941in" draw:caption-point-x="-0.2402in" draw:caption-point-y="0.6055in">
              <dc:date>2018-01-23T00:00:00</dc:date>
              <text:p text:style-name="P1"><text:span text:style-name="T1">Kẹt xe, 8h37 đến cty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3.3756in" svg:y="2.0945in" draw:caption-point-x="-0.2402in" draw:caption-point-y="0.6051in">
              <dc:date>2018-01-24T00:00:00</dc:date>
              <text:p text:style-name="P1"><text:span text:style-name="T1">Kẹt xe, 8h42 đến cty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3.8323in" svg:y="2.0953in" draw:caption-point-x="-0.2402in" draw:caption-point-y="0.6043in">
              <dc:date>2018-01-25T00:00:00</dc:date>
              <text:p text:style-name="P1"><text:span text:style-name="T1">Kẹt xe, 8h40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10">
            <text:p>10</text:p>
          </table:table-cell>
          <table:table-cell table:style-name="ce45" office:value-type="string">
            <text:p>HaTT</text:p>
          </table:table-cell>
          <table:table-cell table:style-name="ce76" table:formula="of:=SUM([.D13:.AH13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2.4028in" draw:caption-point-x="-0.2402in" draw:caption-point-y="0.5445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4.0157in" svg:y="2.3331in" draw:caption-point-x="-0.2402in" draw:caption-point-y="0.6142in">
              <dc:date>2018-01-05T00:00:00</dc:date>
              <text:p text:style-name="P1"><text:span text:style-name="T1">Đi nộp hồ sơ xin visa, off sáng, tính nghỉ phép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6.3311in" svg:y="2.337in" draw:caption-point-x="-0.2402in" draw:caption-point-y="0.6102in">
              <dc:date>2018-01-09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7.3094in" svg:y="2.3378in" draw:caption-point-x="-0.2402in" draw:caption-point-y="0.6094in">
              <dc:date>2018-01-11T00:00:00</dc:date>
              <text:p text:style-name="P1"><text:span text:style-name="T1">Mất chìa khóa phải kiếm lại, 8h45 đến cty</text:span></text:p>
            </office:annotation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7.7988in" svg:y="2.3382in" draw:caption-point-x="-0.2402in" draw:caption-point-y="0.6091in">
              <dc:date>2018-01-12T00:00:00</dc:date>
              <text:p text:style-name="P1"><text:span text:style-name="T1">Qua ngân hàng đổi tiền, 8h42 đến cty</text:span></text:p>
            </office:annotation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4" draw:text-style-name="P1" svg:width="1.1413in" svg:height="0.3902in" svg:x="9.2661in" svg:y="2.339in" draw:caption-point-x="-0.2402in" draw:caption-point-y="0.6083in">
              <dc:date>2018-01-15T00:00:00</dc:date>
              <text:p text:style-name="P1"><text:span text:style-name="T1">Đi công tác ở Nhật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9.7228in" svg:y="2.339in" draw:caption-point-x="-0.2402in" draw:caption-point-y="0.6083in">
              <dc:date>2018-01-15T00:00:00</dc:date>
              <text:p text:style-name="P1"><text:span text:style-name="T1">Đi công tác ở Nhật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0.1791in" svg:y="2.339in" draw:caption-point-x="-0.2402in" draw:caption-point-y="0.6083in">
              <dc:date>2018-01-15T00:00:00</dc:date>
              <text:p text:style-name="P1"><text:span text:style-name="T1">Đi công tác ở Nhật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0.6358in" svg:y="2.339in" draw:caption-point-x="-0.2402in" draw:caption-point-y="0.6083in">
              <dc:date>2018-01-15T00:00:00</dc:date>
              <text:p text:style-name="P1"><text:span text:style-name="T1">Đi công tác ở Nhật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1.0925in" svg:y="2.339in" draw:caption-point-x="-0.2402in" draw:caption-point-y="0.6083in">
              <dc:date>2018-01-15T00:00:00</dc:date>
              <text:p text:style-name="P1"><text:span text:style-name="T1">Đi công tác ở Nhật</text:span></text:p>
            </office:annotation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4" draw:text-style-name="P1" svg:width="1.1413in" svg:height="0.3902in" svg:x="12.4622in" svg:y="2.339in" draw:caption-point-x="-0.2402in" draw:caption-point-y="0.6083in">
              <dc:date>2018-01-15T00:00:00</dc:date>
              <text:p text:style-name="P1"><text:span text:style-name="T1">Đi công tác ở Nhật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2.9189in" svg:y="2.339in" draw:caption-point-x="-0.2402in" draw:caption-point-y="0.6083in">
              <dc:date>2018-01-15T00:00:00</dc:date>
              <text:p text:style-name="P1"><text:span text:style-name="T1">Đi công tác ở Nhật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3.3756in" svg:y="2.339in" draw:caption-point-x="-0.2402in" draw:caption-point-y="0.6083in">
              <dc:date>2018-01-15T00:00:00</dc:date>
              <text:p text:style-name="P1"><text:span text:style-name="T1">Đi công tác ở Nhật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3.8323in" svg:y="2.339in" draw:caption-point-x="-0.2402in" draw:caption-point-y="0.6083in">
              <dc:date>2018-01-15T00:00:00</dc:date>
              <text:p text:style-name="P1"><text:span text:style-name="T1">Đi công tác ở Nhật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4.289in" svg:y="2.339in" draw:caption-point-x="-0.2402in" draw:caption-point-y="0.6083in">
              <dc:date>2018-01-15T00:00:00</dc:date>
              <text:p text:style-name="P1"><text:span text:style-name="T1">Đi công tác ở Nhật</text:span></text:p>
            </office:annotation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4" draw:text-style-name="P1" svg:width="1.1413in" svg:height="0.3902in" svg:x="15.6587in" svg:y="2.339in" draw:caption-point-x="-0.2402in" draw:caption-point-y="0.6083in">
              <dc:date>2018-01-15T00:00:00</dc:date>
              <text:p text:style-name="P1"><text:span text:style-name="T1">Đi công tác ở Nhật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6.1154in" svg:y="2.339in" draw:caption-point-x="-0.2402in" draw:caption-point-y="0.6083in">
              <dc:date>2018-01-15T00:00:00</dc:date>
              <text:p text:style-name="P1"><text:span text:style-name="T1">Đi công tác ở Nhật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6.572in" svg:y="2.339in" draw:caption-point-x="-0.2402in" draw:caption-point-y="0.6083in">
              <dc:date>2018-01-15T00:00:00</dc:date>
              <text:p text:style-name="P1"><text:span text:style-name="T1">Đi công tác ở Nhật</text:span></text:p>
            </office:annotation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11">
            <text:p>11</text:p>
          </table:table-cell>
          <table:table-cell table:style-name="ce44" office:value-type="string">
            <text:p>HaiNM</text:p>
          </table:table-cell>
          <table:table-cell table:style-name="ce76" table:formula="of:=SUM([.D14:.AH14])" office:value-type="float" office:value="2">
            <text:p>2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2.6504in" draw:caption-point-x="-0.2402in" draw:caption-point-y="0.5445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.5">
            <office:annotation draw:style-name="gr3" draw:text-style-name="P1" svg:width="1.1413in" svg:height="0.7012in" svg:x="3.5591in" svg:y="2.5807in" draw:caption-point-x="-0.2402in" draw:caption-point-y="0.6142in">
              <dc:date>2018-01-03T00:00:00</dc:date>
              <text:p text:style-name="P1"><text:span text:style-name="T1">Bận việc đột xuất phải lên trường, xin off sáng</text:span></text:p>
            </office:annotation>
            <text:p>0.5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4.472in" svg:y="2.5835in" draw:caption-point-x="-0.2402in" draw:caption-point-y="0.6114in">
              <dc:date>2018-01-05T00:00:00</dc:date>
              <text:p text:style-name="P1"><text:span text:style-name="T1">Coi thi ở trường, xin đi trễ, 9h23 đến cty</text:span></text:p>
            </office:annotation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2" draw:text-style-name="P1" svg:width="1.1413in" svg:height="0.5457in" svg:x="5.8421in" svg:y="2.5843in" draw:caption-point-x="-0.2402in" draw:caption-point-y="0.6106in">
              <dc:date>2018-01-08T00:00:00</dc:date>
              <text:p text:style-name="P1"><text:span text:style-name="T1">Đi dạy ở trường, xin đi trễ, 9h27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6.8205in" svg:y="2.5854in" draw:caption-point-x="-0.2402in" draw:caption-point-y="0.6094in">
              <dc:date>2018-01-10T00:00:00</dc:date>
              <text:p text:style-name="P1"><text:span text:style-name="T1">Mệt trong người, xin đi trễ, 9h02 đến cty</text:span></text:p>
            </office:annotation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7.3094in" svg:y="2.5854in" draw:caption-point-x="-0.2402in" draw:caption-point-y="0.6094in">
              <dc:date>2018-01-11T00:00:00</dc:date>
              <text:p text:style-name="P1"><text:span text:style-name="T1">Không khỏe, xin đi trễ, 9h14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9.7228in" svg:y="2.5874in" draw:caption-point-x="-0.2402in" draw:caption-point-y="0.6075in">
              <dc:date>2018-01-16T00:00:00</dc:date>
              <text:p text:style-name="P1"><text:span text:style-name="T1">Đợi thang máy lâu, 8h31 đến cty</text:span></text:p>
            </office:annotation>
            <text:p>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1">
            <office:annotation draw:style-name="gr4" draw:text-style-name="P1" svg:width="1.1413in" svg:height="0.3902in" svg:x="11.0925in" svg:y="2.5886in" draw:caption-point-x="-0.2402in" draw:caption-point-y="0.6063in">
              <dc:date>2018-01-19T00:00:00</dc:date>
              <text:p text:style-name="P1"><text:span text:style-name="T1">Đi làm giấy tờ</text:span></text:p>
            </office:annotation>
            <text:p>1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13.8323in" svg:y="2.5906in" draw:caption-point-x="-0.2402in" draw:caption-point-y="0.6043in">
              <dc:date>2018-01-25T00:00:00</dc:date>
              <text:p text:style-name="P1"><text:span text:style-name="T1">Bận việc gia đình, 8h44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.5">
            <office:annotation draw:style-name="gr6" draw:text-style-name="P1" svg:width="1.1413in" svg:height="0.2634in" svg:x="16.1154in" svg:y="2.5925in" draw:caption-point-x="-0.2402in" draw:caption-point-y="0.6024in">
              <dc:date>2018-01-30T00:00:00</dc:date>
              <text:p text:style-name="P1"><text:span text:style-name="T1">Đi họp ở trường</text:span></text:p>
            </office:annotation>
            <text:p>0.5</text:p>
          </table:table-cell>
          <table:table-cell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12">
            <text:p>12</text:p>
          </table:table-cell>
          <table:table-cell table:style-name="ce44" office:value-type="string">
            <text:p>HangDTT</text:p>
          </table:table-cell>
          <table:table-cell table:style-name="ce76" table:formula="of:=SUM([.D15:.AH15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2.898in" draw:caption-point-x="-0.2402in" draw:caption-point-y="0.5445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10.1791in" svg:y="2.8354in" draw:caption-point-x="-0.2402in" draw:caption-point-y="0.6071in">
              <dc:date>2018-01-17T00:00:00</dc:date>
              <text:p text:style-name="P1"><text:span text:style-name="T1">Tối qua không ngủ được, xin đi trễ, 8h58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1.0925in" svg:y="2.8362in" draw:caption-point-x="-0.2402in" draw:caption-point-y="0.6063in">
              <dc:date>2018-01-19T00:00:00</dc:date>
              <text:p text:style-name="P1"><text:span text:style-name="T1">Kẹt xe, 8h22 đến cty</text:span></text:p>
            </office:annotation>
            <text:p>0</text:p>
          </table:table-cell>
          <table:table-cell table:style-name="ce80" table:number-columns-repeated="2"/>
          <table:table-cell table:number-columns-repeated="4"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14.289in" svg:y="2.839in" draw:caption-point-x="-0.2402in" draw:caption-point-y="0.6035in">
              <dc:date>2018-01-26T00:00:00</dc:date>
              <text:p text:style-name="P1"><text:span text:style-name="T1">Qua chị Trinh lấy tiền, xin đi trễ, 9h11 đến cty</text:span></text:p>
            </office:annotation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13">
            <text:p>13</text:p>
          </table:table-cell>
          <table:table-cell table:style-name="ce44" office:value-type="string">
            <text:p>HienNV</text:p>
          </table:table-cell>
          <table:table-cell table:style-name="ce76" table:formula="of:=SUM([.D16:.AH16])" office:value-type="float" office:value="8.5">
            <text:p>8.5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3.1457in" draw:caption-point-x="-0.2402in" draw:caption-point-y="0.5445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style-name="ce80" office:value-type="float" office:value="1">
            <text:p>1</text:p>
          </table:table-cell>
          <table:table-cell table:style-name="ce80" office:value-type="float" office:value="0">
            <text:p>0</text:p>
          </table:table-cell>
          <table:table-cell table:number-columns-repeated="2" table:style-name="ce80" office:value-type="float" office:value="1">
            <text:p>1</text:p>
          </table:table-cell>
          <table:table-cell table:style-name="ce80" table:number-columns-repeated="2"/>
          <table:table-cell table:style-name="ce80" office:value-type="float" office:value="0.5">
            <office:annotation draw:style-name="gr6" draw:text-style-name="P1" svg:width="1.1413in" svg:height="0.2634in" svg:x="5.8421in" svg:y="3.0795in" draw:caption-point-x="-0.2402in" draw:caption-point-y="0.6106in">
              <dc:date>2018-01-08T00:00:00</dc:date>
              <text:p text:style-name="P1"><text:span text:style-name="T1">10h18 đến cty</text:span></text:p>
            </office:annotation>
            <text:p>0.5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1">
            <text:p>1</text:p>
          </table:table-cell>
          <table:table-cell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.5">
            <office:annotation draw:style-name="gr6" draw:text-style-name="P1" svg:width="1.1413in" svg:height="0.2634in" svg:x="9.2661in" svg:y="3.0839in" draw:caption-point-x="-0.2402in" draw:caption-point-y="0.6063in">
              <dc:date>2018-01-19T00:00:00</dc:date>
              <text:p text:style-name="P1"><text:span text:style-name="T1">Off sáng</text:span></text:p>
            </office:annotation>
            <text:p>0.5</text:p>
          </table:table-cell>
          <table:table-cell table:style-name="ce80" office:value-type="float" office:value="0.5">
            <office:annotation draw:style-name="gr6" draw:text-style-name="P1" svg:width="1.1413in" svg:height="0.2634in" svg:x="9.7228in" svg:y="3.0839in" draw:caption-point-x="-0.2402in" draw:caption-point-y="0.6063in">
              <dc:date>2018-01-19T00:00:00</dc:date>
              <text:p text:style-name="P1"><text:span text:style-name="T1">Off sáng</text:span></text:p>
            </office:annotation>
            <text:p>0.5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1">
            <text:p>1</text:p>
          </table:table-cell>
          <table:table-cell table:style-name="ce80" table:number-columns-repeated="2"/>
          <table:table-cell table:style-name="ce80" office:value-type="float" office:value="0.5">
            <office:annotation draw:style-name="gr6" draw:text-style-name="P1" svg:width="1.1413in" svg:height="0.2634in" svg:x="12.4622in" svg:y="3.0846in" draw:caption-point-x="-0.2402in" draw:caption-point-y="0.6055in">
              <dc:date>2018-01-22T00:00:00</dc:date>
              <text:p text:style-name="P1"><text:span text:style-name="T1">Off sáng</text:span></text:p>
            </office:annotation>
            <text:p>0.5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.5">
            <text:p>0.5</text:p>
          </table:table-cell>
          <table:table-cell table:style-name="ce80" office:value-type="float" office:value="0.5">
            <office:annotation draw:style-name="gr6" draw:text-style-name="P1" svg:width="1.1413in" svg:height="0.2634in" svg:x="13.8323in" svg:y="3.0862in" draw:caption-point-x="-0.2402in" draw:caption-point-y="0.6039in">
              <dc:date>2018-01-25T00:00:00</dc:date>
              <text:p text:style-name="P1"><text:span text:style-name="T1">Off chiều</text:span></text:p>
            </office:annotation>
            <text:p>0.5</text:p>
          </table:table-cell>
          <table:table-cell table:style-name="ce80" office:value-type="float" office:value="0.5">
            <text:p>0.5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14">
            <text:p>14</text:p>
          </table:table-cell>
          <table:table-cell table:style-name="ce44" office:value-type="string">
            <text:p>HiepNH</text:p>
          </table:table-cell>
          <table:table-cell table:style-name="ce76" table:formula="of:=SUM([.D17:.AH17])" office:value-type="float" office:value="1">
            <text:p>1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3.3937in" draw:caption-point-x="-0.2402in" draw:caption-point-y="0.5445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3.1024in" svg:y="3.3232in" draw:caption-point-x="-0.2402in" draw:caption-point-y="0.615in">
              <dc:date>2018-01-02T00:00:00</dc:date>
              <text:p text:style-name="P1"><text:span text:style-name="T1">Ngủ dậy muộn, 8h43 đến cty</text:span></text:p>
            </office:annotation>
            <text:p>0</text:p>
          </table:table-cell>
          <table:table-cell table:number-columns-repeated="3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6.3311in" svg:y="3.328in" draw:caption-point-x="-0.2402in" draw:caption-point-y="0.6102in">
              <dc:date>2018-01-09T00:00:00</dc:date>
              <text:p text:style-name="P1"><text:span text:style-name="T1">Đi lấy thuốc, xin đi trễ, 8h58 đến cty</text:span></text:p>
            </office:annotation>
            <text:p>0</text:p>
          </table:table-cell>
          <table:table-cell table:number-columns-repeated="3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1">
            <office:annotation draw:style-name="gr4" draw:text-style-name="P1" svg:width="1.1413in" svg:height="0.3902in" svg:x="9.2661in" svg:y="3.3299in" draw:caption-point-x="-0.2402in" draw:caption-point-y="0.6083in">
              <dc:date>2018-01-15T00:00:00</dc:date>
              <text:p text:style-name="P1"><text:span text:style-name="T1">Sốt, đi khám bệnh</text:span></text:p>
            </office:annotation>
            <text:p>1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6.1154in" svg:y="3.3358in" draw:caption-point-x="-0.2402in" draw:caption-point-y="0.6024in">
              <dc:date>2018-01-30T00:00:00</dc:date>
              <text:p text:style-name="P1"><text:span text:style-name="T1">Đi lấy đồ, xin đi trễ, 9h13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15">
            <text:p>15</text:p>
          </table:table-cell>
          <table:table-cell table:style-name="ce44" office:value-type="string">
            <text:p>HieuNKT</text:p>
          </table:table-cell>
          <table:table-cell table:style-name="ce76" table:formula="of:=SUM([.D18:.AH18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3.6413in" draw:caption-point-x="-0.2402in" draw:caption-point-y="0.5445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16">
            <text:p>16</text:p>
          </table:table-cell>
          <table:table-cell table:style-name="ce44" office:value-type="string">
            <text:p>HungLV</text:p>
          </table:table-cell>
          <table:table-cell table:style-name="ce76" table:formula="of:=SUM([.D19:.AH19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3.889in" draw:caption-point-x="-0.2402in" draw:caption-point-y="0.5445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17">
            <text:p>17</text:p>
          </table:table-cell>
          <table:table-cell table:style-name="ce44" office:value-type="string">
            <text:p>HungNC</text:p>
          </table:table-cell>
          <table:table-cell table:style-name="ce76" table:formula="of:=SUM([.D20:.AH20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4.1366in" draw:caption-point-x="-0.2402in" draw:caption-point-y="0.5445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4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1.0925in" svg:y="4.0748in" draw:caption-point-x="-0.2402in" draw:caption-point-y="0.6063in">
              <dc:date>2018-01-19T00:00:00</dc:date>
              <text:p text:style-name="P1"><text:span text:style-name="T1">Kẹt xe, 8h39 đến cty</text:span></text:p>
            </office:annotation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18">
            <text:p>18</text:p>
          </table:table-cell>
          <table:table-cell table:style-name="ce44" office:value-type="string">
            <text:p>HungPN</text:p>
          </table:table-cell>
          <table:table-cell table:style-name="ce76" table:formula="of:=SUM([.D21:.AH21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4.3843in" draw:caption-point-x="-0.2402in" draw:caption-point-y="0.5445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3.5591in" svg:y="4.3146in" draw:caption-point-x="-0.2402in" draw:caption-point-y="0.6142in">
              <dc:date>2018-01-03T00:00:00</dc:date>
              <text:p text:style-name="P1"><text:span text:style-name="T1">Ra ngân hàng, xin đi trễ, 8h40 đến cty</text:span></text:p>
            </office:annotation>
            <text:p>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19">
            <text:p>19</text:p>
          </table:table-cell>
          <table:table-cell table:style-name="ce74" office:value-type="string">
            <text:p>HuyDH</text:p>
          </table:table-cell>
          <table:table-cell table:style-name="ce76" table:formula="of:=SUM([.D22:.AH22])" office:value-type="float" office:value="2.5">
            <text:p>2.5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4.6319in" draw:caption-point-x="-0.2402in" draw:caption-point-y="0.5445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style-name="ce80" office:value-type="float" office:value="1">
            <office:annotation draw:style-name="gr4" draw:text-style-name="P1" svg:width="1.1413in" svg:height="0.3902in" svg:x="3.1024in" svg:y="4.5614in" draw:caption-point-x="-0.2402in" draw:caption-point-y="0.615in">
              <dc:date>2018-01-02T00:00:00</dc:date>
              <text:p text:style-name="P1"><text:span text:style-name="T1">Bận việc gia đình</text:span></text:p>
            </office:annotation>
            <text:p>1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4.0157in" svg:y="4.5642in" draw:caption-point-x="-0.2402in" draw:caption-point-y="0.6122in">
              <dc:date>2018-01-04T00:00:00</dc:date>
              <text:p text:style-name="P1"><text:span text:style-name="T1">Ngủ quên, 8h55 đến cty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4.472in" svg:y="4.565in" draw:caption-point-x="-0.2402in" draw:caption-point-y="0.6114in">
              <dc:date>2018-01-05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4" draw:text-style-name="P1" svg:width="1.1413in" svg:height="0.3902in" svg:x="5.8421in" svg:y="4.5657in" draw:caption-point-x="-0.2402in" draw:caption-point-y="0.6106in">
              <dc:date>2018-01-08T00:00:00</dc:date>
              <text:p text:style-name="P1"><text:span text:style-name="T1">Kẹt xe, 8h41 đên cty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6.3311in" svg:y="4.5661in" draw:caption-point-x="-0.2402in" draw:caption-point-y="0.6102in">
              <dc:date>2018-01-09T00:00:00</dc:date>
              <text:p text:style-name="P1"><text:span text:style-name="T1">Kẹt xe, 8h50 đến cty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6.8205in" svg:y="4.5665in" draw:caption-point-x="-0.2402in" draw:caption-point-y="0.6098in">
              <dc:date>2018-01-10T00:00:00</dc:date>
              <text:p text:style-name="P1"><text:span text:style-name="T1">Kẹt xe, 8h45 đến cty</text:span></text:p>
            </office:annotation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7.3094in" svg:y="4.5669in" draw:caption-point-x="-0.2402in" draw:caption-point-y="0.6094in">
              <dc:date>2018-01-11T00:00:00</dc:date>
              <text:p text:style-name="P1"><text:span text:style-name="T1">Ngủ dậy muộn + kẹt xe, 9h07 đến cty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7.7988in" svg:y="4.5673in" draw:caption-point-x="-0.2402in" draw:caption-point-y="0.6091in">
              <dc:date>2018-01-12T00:00:00</dc:date>
              <text:p text:style-name="P1"><text:span text:style-name="T1">Ngủ dậy muộn, 8h52 đến cty</text:span></text:p>
            </office:annotation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2" draw:text-style-name="P1" svg:width="1.1413in" svg:height="0.5457in" svg:x="9.2661in" svg:y="4.5681in" draw:caption-point-x="-0.2402in" draw:caption-point-y="0.6083in">
              <dc:date>2018-01-15T00:00:00</dc:date>
              <text:p text:style-name="P1"><text:span text:style-name="T1">Ngủ dậy muộn + kẹt xe, 8h59 đến cty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9.7228in" svg:y="4.5689in" draw:caption-point-x="-0.2402in" draw:caption-point-y="0.6075in">
              <dc:date>2018-01-16T00:00:00</dc:date>
              <text:p text:style-name="P1"><text:span text:style-name="T1">Ngủ dậy muộn, 9h08 đến cty</text:span></text:p>
            </office:annotation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10.1791in" svg:y="4.5693in" draw:caption-point-x="-0.2402in" draw:caption-point-y="0.6071in">
              <dc:date>2018-01-17T00:00:00</dc:date>
              <text:p text:style-name="P1"><text:span text:style-name="T1">Ngủ dậy muộn, xin đi trễ, 9h07 đến cty</text:span></text:p>
            </office:annotation>
            <text:p>0</text:p>
          </table:table-cell>
          <table:table-cell table:style-name="ce80" office:value-type="float" office:value="1">
            <office:annotation draw:style-name="gr4" draw:text-style-name="P1" svg:width="1.1413in" svg:height="0.3902in" svg:x="10.6358in" svg:y="4.5697in" draw:caption-point-x="-0.2402in" draw:caption-point-y="0.6067in">
              <dc:date>2018-01-18T00:00:00</dc:date>
              <text:p text:style-name="P1"><text:span text:style-name="T1">Không khỏe trong người</text:span></text:p>
            </office:annotation>
            <text:p>1</text:p>
          </table:table-cell>
          <table:table-cell table:style-name="ce80" office:value-type="float" office:value="0">
            <office:annotation draw:style-name="gr4" draw:text-style-name="P1" svg:width="1.1413in" svg:height="0.3902in" svg:x="11.0925in" svg:y="4.5701in" draw:caption-point-x="-0.2402in" draw:caption-point-y="0.6063in">
              <dc:date>2018-01-19T00:00:00</dc:date>
              <text:p text:style-name="P1"><text:span text:style-name="T1">Kẹt xe, 8h46 đến cty</text:span></text:p>
            </office:annotation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2.9189in" svg:y="4.5709in" draw:caption-point-x="-0.2402in" draw:caption-point-y="0.6055in">
              <dc:date>2018-01-23T00:00:00</dc:date>
              <text:p text:style-name="P1"><text:span text:style-name="T1">Kẹt xe, 8h43 đến cty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3.3756in" svg:y="4.5713in" draw:caption-point-x="-0.2402in" draw:caption-point-y="0.6051in">
              <dc:date>2018-01-24T00:00:00</dc:date>
              <text:p text:style-name="P1"><text:span text:style-name="T1">Ngủ quên, 8h46 đến cty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3.8323in" svg:y="4.572in" draw:caption-point-x="-0.2402in" draw:caption-point-y="0.6043in">
              <dc:date>2018-01-25T00:00:00</dc:date>
              <text:p text:style-name="P1"><text:span text:style-name="T1">Kẹt xe, 8h47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4" draw:text-style-name="P1" svg:width="1.1413in" svg:height="0.3902in" svg:x="15.6587in" svg:y="4.5736in" draw:caption-point-x="-0.2402in" draw:caption-point-y="0.6028in">
              <dc:date>2018-01-29T00:00:00</dc:date>
              <text:p text:style-name="P1"><text:span text:style-name="T1">Ngủ dậy muộn, 8h58 đến cty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6.1154in" svg:y="4.574in" draw:caption-point-x="-0.2402in" draw:caption-point-y="0.6024in">
              <dc:date>2018-01-30T00:00:00</dc:date>
              <text:p text:style-name="P1"><text:span text:style-name="T1">Kẹt xe, 8h45 đến cty</text:span></text:p>
            </office:annotation>
            <text:p>0</text:p>
          </table:table-cell>
          <table:table-cell table:style-name="ce80" office:value-type="float" office:value="0.5">
            <office:annotation draw:style-name="gr4" draw:text-style-name="P1" svg:width="1.1413in" svg:height="0.3902in" svg:x="16.572in" svg:y="4.5756in" draw:caption-point-x="-0.2402in" draw:caption-point-y="0.6008in">
              <dc:date>2018-01-31T00:00:00</dc:date>
              <text:p text:style-name="P1"><text:span text:style-name="T1">Không khỏe, xin off sáng</text:span></text:p>
            </office:annotation>
            <text:p>0.5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20">
            <text:p>20</text:p>
          </table:table-cell>
          <table:table-cell table:style-name="ce44" office:value-type="string">
            <text:p>HuyNG</text:p>
          </table:table-cell>
          <table:table-cell table:style-name="ce76" table:formula="of:=SUM([.D23:.AH23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4.8795in" draw:caption-point-x="-0.2402in" draw:caption-point-y="0.5445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3"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4.472in" svg:y="4.8126in" draw:caption-point-x="-0.2402in" draw:caption-point-y="0.6114in">
              <dc:date>2018-01-05T00:00:00</dc:date>
              <text:p text:style-name="P1"><text:span text:style-name="T1">Chở mẹ đi khám bệnh, 8h52 đến cty</text:span></text:p>
            </office:annotation>
            <text:p>0</text:p>
          </table:table-cell>
          <table:table-cell table:style-name="ce80" table:number-columns-repeated="2"/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6.8205in" svg:y="4.8142in" draw:caption-point-x="-0.2402in" draw:caption-point-y="0.6098in">
              <dc:date>2018-01-10T00:00:00</dc:date>
              <text:p text:style-name="P1"><text:span text:style-name="T1">Chở em đi thi đợt cuối, xin đi trễ, 8h42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7.7988in" svg:y="4.815in" draw:caption-point-x="-0.2402in" draw:caption-point-y="0.6091in">
              <dc:date>2018-01-12T00:00:00</dc:date>
              <text:p text:style-name="P1"><text:span text:style-name="T1">Ra ngân hàng làm lại thẻ, 8h56 đến cty</text:span></text:p>
            </office:annotation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4" draw:text-style-name="P1" svg:width="1.1413in" svg:height="0.3902in" svg:x="9.2661in" svg:y="4.8157in" draw:caption-point-x="-0.2402in" draw:caption-point-y="0.6083in">
              <dc:date>2018-01-15T00:00:00</dc:date>
              <text:p text:style-name="P1"><text:span text:style-name="T1">Đau bụng, xin đi trễ, 8h57 đến cty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9.7228in" svg:y="4.8165in" draw:caption-point-x="-0.2402in" draw:caption-point-y="0.6075in">
              <dc:date>2018-01-16T00:00:00</dc:date>
              <text:p text:style-name="P1"><text:span text:style-name="T1">Ngủ quên, 8h35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10.6358in" svg:y="4.8173in" draw:caption-point-x="-0.2402in" draw:caption-point-y="0.6067in">
              <dc:date>2018-01-18T00:00:00</dc:date>
              <text:p text:style-name="P1"><text:span text:style-name="T1">Ra bến xe gửi đồ cho mẹ, xin đi trễ, 8h43 đến cty</text:span></text:p>
            </office:annotation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11.0925in" svg:y="4.8177in" draw:caption-point-x="-0.2402in" draw:caption-point-y="0.6063in">
              <dc:date>2018-01-19T00:00:00</dc:date>
              <text:p text:style-name="P1"><text:span text:style-name="T1">Xe thủng lốp, xin đi trễ, 8h50 đến cty</text:span></text:p>
            </office:annotation>
            <text:p>0</text:p>
          </table:table-cell>
          <table:table-cell table:style-name="ce80" table:number-columns-repeated="2"/>
          <table:table-cell table:number-columns-repeated="4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4.289in" svg:y="4.8205in" draw:caption-point-x="-0.2402in" draw:caption-point-y="0.6035in">
              <dc:date>2018-01-26T00:00:00</dc:date>
              <text:p text:style-name="P1"><text:span text:style-name="T1">Gửi đồ cho mẹ, 8h37 đến cty</text:span></text:p>
            </office:annotation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4" draw:text-style-name="P1" svg:width="1.1413in" svg:height="0.3902in" svg:x="15.6587in" svg:y="4.8213in" draw:caption-point-x="-0.2402in" draw:caption-point-y="0.6028in">
              <dc:date>2018-01-29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16.572in" svg:y="4.8232in" draw:caption-point-x="-0.2402in" draw:caption-point-y="0.6008in">
              <dc:date>2018-01-31T00:00:00</dc:date>
              <text:p text:style-name="P1"><text:span text:style-name="T1">Khám bao tử, xin đi trễ, 9h55 đến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21">
            <text:p>21</text:p>
          </table:table-cell>
          <table:table-cell table:style-name="ce44" office:value-type="string">
            <text:p>KhaiLV</text:p>
          </table:table-cell>
          <table:table-cell table:style-name="ce76" table:formula="of:=SUM([.D24:.AH24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5.1272in" draw:caption-point-x="-0.2402in" draw:caption-point-y="0.5445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6.8205in" svg:y="5.0618in" draw:caption-point-x="-0.2402in" draw:caption-point-y="0.6098in">
              <dc:date>2018-01-10T00:00:00</dc:date>
              <text:p text:style-name="P1"><text:span text:style-name="T1">Ngủ quên, 8h34 đến cty</text:span></text:p>
            </office:annotation>
            <text:p>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22">
            <text:p>22</text:p>
          </table:table-cell>
          <table:table-cell table:style-name="ce44" office:value-type="string">
            <text:p>KhangNHH</text:p>
          </table:table-cell>
          <table:table-cell table:style-name="ce76" table:formula="of:=SUM([.D25:.AH25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5.3748in" draw:caption-point-x="-0.2402in" draw:caption-point-y="0.5445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23">
            <text:p>23</text:p>
          </table:table-cell>
          <table:table-cell table:style-name="ce44" office:value-type="string">
            <text:p>KietNVT</text:p>
          </table:table-cell>
          <table:table-cell table:style-name="ce76" table:formula="of:=SUM([.D26:.AH26])" office:value-type="float" office:value="5">
            <text:p>5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5.6228in" draw:caption-point-x="-0.2402in" draw:caption-point-y="0.5445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0.1791in" svg:y="5.5602in" draw:caption-point-x="-0.2402in" draw:caption-point-y="0.6071in">
              <dc:date>2018-01-17T00:00:00</dc:date>
              <text:p text:style-name="P1"><text:span text:style-name="T1">Ngủ quên, 8h48 đến cty</text:span></text:p>
            </office:annotation>
            <text:p>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1">
            <office:annotation draw:style-name="gr2" draw:text-style-name="P1" svg:width="1.1413in" svg:height="0.5457in" svg:x="12.4622in" svg:y="5.5602in" draw:caption-point-x="-0.2402in" draw:caption-point-y="0.6071in">
              <dc:date>2018-01-17T00:00:00</dc:date>
              <text:p text:style-name="P1"><text:span text:style-name="T1">Tuần vợ sinh, túc trực ở bệnh viện</text:span></text:p>
            </office:annotation>
            <text:p>1</text:p>
          </table:table-cell>
          <table:table-cell table:style-name="ce80" office:value-type="float" office:value="1">
            <office:annotation draw:style-name="gr2" draw:text-style-name="P1" svg:width="1.1413in" svg:height="0.5457in" svg:x="12.9189in" svg:y="5.5602in" draw:caption-point-x="-0.2402in" draw:caption-point-y="0.6071in">
              <dc:date>2018-01-17T00:00:00</dc:date>
              <text:p text:style-name="P1"><text:span text:style-name="T1">Tuần vợ sinh, túc trực ở bệnh viện</text:span></text:p>
            </office:annotation>
            <text:p>1</text:p>
          </table:table-cell>
          <table:table-cell table:style-name="ce80" office:value-type="float" office:value="1">
            <office:annotation draw:style-name="gr2" draw:text-style-name="P1" svg:width="1.1413in" svg:height="0.5457in" svg:x="13.3756in" svg:y="5.5602in" draw:caption-point-x="-0.2402in" draw:caption-point-y="0.6071in">
              <dc:date>2018-01-17T00:00:00</dc:date>
              <text:p text:style-name="P1"><text:span text:style-name="T1">Tuần vợ sinh, túc trực ở bệnh viện</text:span></text:p>
            </office:annotation>
            <text:p>1</text:p>
          </table:table-cell>
          <table:table-cell table:style-name="ce80" office:value-type="float" office:value="1">
            <office:annotation draw:style-name="gr2" draw:text-style-name="P1" svg:width="1.1413in" svg:height="0.5457in" svg:x="13.8323in" svg:y="5.5602in" draw:caption-point-x="-0.2402in" draw:caption-point-y="0.6071in">
              <dc:date>2018-01-17T00:00:00</dc:date>
              <text:p text:style-name="P1"><text:span text:style-name="T1">Tuần vợ sinh, túc trực ở bệnh viện</text:span></text:p>
            </office:annotation>
            <text:p>1</text:p>
          </table:table-cell>
          <table:table-cell table:style-name="ce80" office:value-type="float" office:value="1">
            <office:annotation draw:style-name="gr2" draw:text-style-name="P1" svg:width="1.1413in" svg:height="0.5457in" svg:x="14.289in" svg:y="5.5602in" draw:caption-point-x="-0.2402in" draw:caption-point-y="0.6071in">
              <dc:date>2018-01-17T00:00:00</dc:date>
              <text:p text:style-name="P1"><text:span text:style-name="T1">Tuần vợ sinh, túc trực ở bệnh viện</text:span></text:p>
            </office:annotation>
            <text:p>1</text:p>
          </table:table-cell>
          <table:table-cell table:style-name="ce80" table:number-columns-repeated="2"/>
          <table:table-cell table:style-name="ce80" office:value-type="float" office:value="0">
            <office:annotation draw:style-name="gr3" draw:text-style-name="P1" svg:width="1.1413in" svg:height="0.7012in" svg:x="15.6587in" svg:y="5.5567in" draw:caption-point-x="-0.2402in" draw:caption-point-y="0.6106in">
              <dc:date>2018-03-13T00:00:00</dc:date>
              <text:p text:style-name="P1"><text:span text:style-name="T1">Nghỉ hưởng lương theo chế độ thai sản của vợ</text:span></text:p>
            </office:annotation>
            <text:p>0</text:p>
          </table:table-cell>
          <table:table-cell table:style-name="ce80" office:value-type="float" office:value="0">
            <office:annotation draw:style-name="gr3" draw:text-style-name="P1" svg:width="1.1413in" svg:height="0.7012in" svg:x="16.1154in" svg:y="5.5567in" draw:caption-point-x="-0.2402in" draw:caption-point-y="0.6106in">
              <dc:date>2018-03-13T00:00:00</dc:date>
              <text:p text:style-name="P1"><text:span text:style-name="T1">Nghỉ hưởng lương theo chế độ thai sản của vợ</text:span></text:p>
            </office:annotation>
            <text:p>0</text:p>
          </table:table-cell>
          <table:table-cell table:style-name="ce80" office:value-type="float" office:value="0">
            <office:annotation draw:style-name="gr3" draw:text-style-name="P1" svg:width="1.1413in" svg:height="0.7012in" svg:x="16.572in" svg:y="5.5567in" draw:caption-point-x="-0.2402in" draw:caption-point-y="0.6106in">
              <dc:date>2018-03-13T00:00:00</dc:date>
              <text:p text:style-name="P1"><text:span text:style-name="T1">Nghỉ hưởng lương theo chế độ thai sản của vợ</text:span></text:p>
            </office:annotation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24">
            <text:p>24</text:p>
          </table:table-cell>
          <table:table-cell table:style-name="ce44" office:value-type="string">
            <text:p>LinhBT</text:p>
          </table:table-cell>
          <table:table-cell table:style-name="ce76" table:formula="of:=SUM([.D27:.AH27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5.8705in" draw:caption-point-x="-0.2402in" draw:caption-point-y="0.5445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25">
            <text:p>25</text:p>
          </table:table-cell>
          <table:table-cell table:style-name="ce44" office:value-type="string">
            <text:p>MaiLT</text:p>
          </table:table-cell>
          <table:table-cell table:style-name="ce76" table:formula="of:=SUM([.D28:.AH28])" office:value-type="float" office:value="1">
            <text:p>1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6.1181in" draw:caption-point-x="-0.2402in" draw:caption-point-y="0.5445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1">
            <office:annotation draw:style-name="gr6" draw:text-style-name="P1" svg:width="1.1413in" svg:height="0.2634in" svg:x="13.3756in" svg:y="6.0575in" draw:caption-point-x="-0.2402in" draw:caption-point-y="0.6051in">
              <dc:date>2018-01-24T00:00:00</dc:date>
              <text:p text:style-name="P1"><text:span text:style-name="T1">Sức khỏe yếu</text:span></text:p>
            </office:annotation>
            <text:p>1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26">
            <text:p>26</text:p>
          </table:table-cell>
          <table:table-cell table:style-name="ce75" office:value-type="string">
            <text:p>MaiNTT</text:p>
          </table:table-cell>
          <table:table-cell table:style-name="ce76" table:formula="of:=SUM([.D29:.AH29])" office:value-type="float" office:value="0">
            <text:p>0</text:p>
          </table:table-cell>
          <table:table-cell table:style-name="ce8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7">
            <text:p>27</text:p>
          </table:table-cell>
          <table:table-cell table:style-name="ce44" office:value-type="string">
            <text:p>ManhNB</text:p>
          </table:table-cell>
          <table:table-cell table:style-name="ce76" table:formula="of:=SUM([.D30:.AH30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6.6134in" draw:caption-point-x="-0.2402in" draw:caption-point-y="0.5445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4.0157in" svg:y="6.5457in" draw:caption-point-x="-0.2402in" draw:caption-point-y="0.6122in">
              <dc:date>2018-01-04T00:00:00</dc:date>
              <text:p text:style-name="P1"><text:span text:style-name="T1">Chở chị Hà qua ĐSQ, 8h35 đến cty</text:span></text:p>
            </office:annotation>
            <text:p>0</text:p>
          </table:table-cell>
          <table:table-cell table:style-name="ce80" office:value-type="float" office:value="0">
            <office:annotation draw:style-name="gr3" draw:text-style-name="P1" svg:width="1.1413in" svg:height="0.7012in" svg:x="4.472in" svg:y="6.5465in" draw:caption-point-x="-0.2402in" draw:caption-point-y="0.6114in">
              <dc:date>2018-01-05T00:00:00</dc:date>
              <text:p text:style-name="P1"><text:span text:style-name="T1">Kẹt xe, chạy đường khác xa hơn, 8h34 đến cty</text:span></text:p>
            </office:annotation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6.3311in" svg:y="6.5476in" draw:caption-point-x="-0.2402in" draw:caption-point-y="0.6102in">
              <dc:date>2018-01-09T00:00:00</dc:date>
              <text:p text:style-name="P1"><text:span text:style-name="T1">Dậy muộn, 8h39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7.3094in" svg:y="6.5484in" draw:caption-point-x="-0.2402in" draw:caption-point-y="0.6094in">
              <dc:date>2018-01-11T00:00:00</dc:date>
              <text:p text:style-name="P1"><text:span text:style-name="T1">Kẹt xe, 8h47 đến cty</text:span></text:p>
            </office:annotation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7.7988in" svg:y="6.5488in" draw:caption-point-x="-0.2402in" draw:caption-point-y="0.6091in">
              <dc:date>2018-01-12T00:00:00</dc:date>
              <text:p text:style-name="P1"><text:span text:style-name="T1">Chở chị Hà qua ngân hàng, 8h42 đến cty</text:span></text:p>
            </office:annotation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3" draw:text-style-name="P1" svg:width="1.1413in" svg:height="0.7012in" svg:x="9.2661in" svg:y="6.5496in" draw:caption-point-x="-0.2402in" draw:caption-point-y="0.6083in">
              <dc:date>2018-01-15T00:00:00</dc:date>
              <text:p text:style-name="P1"><text:span text:style-name="T1">Mới xuống máy bay, về nhà lấy đồ, xin đi trễ, 9h11 đến cty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9.7228in" svg:y="6.5504in" draw:caption-point-x="-0.2402in" draw:caption-point-y="0.6075in">
              <dc:date>2018-01-16T00:00:00</dc:date>
              <text:p text:style-name="P1"><text:span text:style-name="T1">Kẹt xe, 8h39 đến cty</text:span></text:p>
            </office:annotation>
            <text:p>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0">
            <office:annotation draw:style-name="gr7" draw:text-style-name="P1" svg:width="1.1413in" svg:height="0.8567in" svg:x="11.0925in" svg:y="6.5516in" draw:caption-point-x="-0.2402in" draw:caption-point-y="0.6063in">
              <dc:date>2018-01-19T00:00:00</dc:date>
              <text:p text:style-name="P1"><text:span text:style-name="T1">Chị cùng nhà ra ngoài khóa cửa, chờ người về mở cửa, 9h42 đến cty</text:span></text:p>
            </office:annotation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28">
            <text:p>28</text:p>
          </table:table-cell>
          <table:table-cell table:style-name="ce44" office:value-type="string">
            <text:p>NamTH</text:p>
          </table:table-cell>
          <table:table-cell table:style-name="ce76" table:formula="of:=SUM([.D31:.AH31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6.861in" draw:caption-point-x="-0.2402in" draw:caption-point-y="0.5445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6.3311in" svg:y="6.7953in" draw:caption-point-x="-0.2402in" draw:caption-point-y="0.6102in">
              <dc:date>2018-01-09T00:00:00</dc:date>
              <text:p text:style-name="P1"><text:span text:style-name="T1">Kẹt xe, 8h32 đến cty</text:span></text:p>
            </office:annotation>
            <text:p>0</text:p>
          </table:table-cell>
          <table:table-cell table:number-columns-repeated="3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3.3756in" svg:y="6.8004in" draw:caption-point-x="-0.2402in" draw:caption-point-y="0.6051in">
              <dc:date>2018-01-24T00:00:00</dc:date>
              <text:p text:style-name="P1"><text:span text:style-name="T1">Đau bụng, 8h33 đến cty</text:span></text:p>
            </office:annotation>
            <text:p>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29">
            <text:p>29</text:p>
          </table:table-cell>
          <table:table-cell table:style-name="ce44" office:value-type="string">
            <text:p>NamTV</text:p>
          </table:table-cell>
          <table:table-cell table:style-name="ce76" table:formula="of:=SUM([.D32:.AH32])" office:value-type="float" office:value="1">
            <text:p>1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7.1087in" draw:caption-point-x="-0.2402in" draw:caption-point-y="0.5445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1">
            <office:annotation draw:style-name="gr3" draw:text-style-name="P1" svg:width="1.1413in" svg:height="0.7012in" svg:x="9.2661in" svg:y="7.0449in" draw:caption-point-x="-0.2402in" draw:caption-point-y="0.6083in">
              <dc:date>2018-01-15T00:00:00</dc:date>
              <text:p text:style-name="P1"><text:span text:style-name="T1">Trừ ngày phép do xin về sớm từ <text:s/>ngày 2/1 đến 12/1</text:span></text:p>
            </office:annotation>
            <text:p>1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30">
            <text:p>30</text:p>
          </table:table-cell>
          <table:table-cell table:style-name="ce44" office:value-type="string">
            <text:p>NhanHTH</text:p>
          </table:table-cell>
          <table:table-cell table:style-name="ce76" table:formula="of:=SUM([.D33:.AH33])" office:value-type="float" office:value="2">
            <text:p>2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7.3563in" draw:caption-point-x="-0.2402in" draw:caption-point-y="0.5445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1">
            <office:annotation draw:style-name="gr6" draw:text-style-name="P1" svg:width="1.1413in" svg:height="0.2634in" svg:x="4.0157in" svg:y="7.287in" draw:caption-point-x="-0.2402in" draw:caption-point-y="0.6138in">
              <dc:date>2018-01-03T00:00:00</dc:date>
              <text:p text:style-name="P1"><text:span text:style-name="T1">Ông nội mất</text:span></text:p>
            </office:annotation>
            <text:p>1</text:p>
          </table:table-cell>
          <table:table-cell table:style-name="ce80" office:value-type="float" office:value="1">
            <office:annotation draw:style-name="gr6" draw:text-style-name="P1" svg:width="1.1413in" svg:height="0.2634in" svg:x="4.472in" svg:y="7.287in" draw:caption-point-x="-0.2402in" draw:caption-point-y="0.6138in">
              <dc:date>2018-01-03T00:00:00</dc:date>
              <text:p text:style-name="P1"><text:span text:style-name="T1">Ông nội mất</text:span></text:p>
            </office:annotation>
            <text:p>1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31">
            <text:p>31</text:p>
          </table:table-cell>
          <table:table-cell table:style-name="ce44" office:value-type="string">
            <text:p>NhanNM</text:p>
          </table:table-cell>
          <table:table-cell table:style-name="ce76" table:formula="of:=SUM([.D34:.AH34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7.6039in" draw:caption-point-x="-0.2402in" draw:caption-point-y="0.5445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6.3311in" svg:y="7.5382in" draw:caption-point-x="-0.2402in" draw:caption-point-y="0.6102in">
              <dc:date>2018-01-09T00:00:00</dc:date>
              <text:p text:style-name="P1"><text:span text:style-name="T1">Mệt trong người, xin đi trễ, 8h51 đến cty</text:span></text:p>
            </office:annotation>
            <text:p>0</text:p>
          </table:table-cell>
          <table:table-cell table:number-columns-repeated="3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7" draw:text-style-name="P1" svg:width="1.1413in" svg:height="0.8567in" svg:x="9.2661in" svg:y="7.5402in" draw:caption-point-x="-0.2402in" draw:caption-point-y="0.6083in">
              <dc:date>2018-01-15T00:00:00</dc:date>
              <text:p text:style-name="P1"><text:span text:style-name="T1">Đi viện Pasteur kiểm tra mẫu nước uống cho nhà chị, xin đi trễ, 9h07 đến cty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32">
            <text:p>32</text:p>
          </table:table-cell>
          <table:table-cell table:style-name="ce44" office:value-type="string">
            <text:p>NhungHTH</text:p>
          </table:table-cell>
          <table:table-cell table:style-name="ce76" table:formula="of:=SUM([.D35:.AH35])" office:value-type="float" office:value="0.5">
            <text:p>0.5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7.852in" draw:caption-point-x="-0.2402in" draw:caption-point-y="0.5445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3.1024in" svg:y="7.7815in" draw:caption-point-x="-0.2402in" draw:caption-point-y="0.615in">
              <dc:date>2018-01-02T00:00:00</dc:date>
              <text:p text:style-name="P1"><text:span text:style-name="T1">Kẹt xe, 8h44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3" draw:text-style-name="P1" svg:width="1.1413in" svg:height="0.7012in" svg:x="4.0157in" svg:y="7.7843in" draw:caption-point-x="-0.2402in" draw:caption-point-y="0.6122in">
              <dc:date>2018-01-04T00:00:00</dc:date>
              <text:p text:style-name="P1"><text:span text:style-name="T1">Qua ngân hàng làm giấy tờ, xin đi trễ, 9h48 đễ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7.3094in" svg:y="7.787in" draw:caption-point-x="-0.2402in" draw:caption-point-y="0.6094in">
              <dc:date>2018-01-11T00:00:00</dc:date>
              <text:p text:style-name="P1"><text:span text:style-name="T1">Ngủ quên, 8h48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4" draw:text-style-name="P1" svg:width="1.1413in" svg:height="0.3902in" svg:x="9.2661in" svg:y="7.7882in" draw:caption-point-x="-0.2402in" draw:caption-point-y="0.6083in">
              <dc:date>2018-01-15T00:00:00</dc:date>
              <text:p text:style-name="P1"><text:span text:style-name="T1">Đau bụng, xin đi trễ, 8h45 đến cty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9.7228in" svg:y="7.789in" draw:caption-point-x="-0.2402in" draw:caption-point-y="0.6075in">
              <dc:date>2018-01-16T00:00:00</dc:date>
              <text:p text:style-name="P1"><text:span text:style-name="T1">Ngủ quên, 8h40 đến cty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0.1791in" svg:y="7.7894in" draw:caption-point-x="-0.2402in" draw:caption-point-y="0.6071in">
              <dc:date>2018-01-17T00:00:00</dc:date>
              <text:p text:style-name="P1"><text:span text:style-name="T1">Kẹt xe, 8h43 đến cty</text:span></text:p>
            </office:annotation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10.6358in" svg:y="7.7898in" draw:caption-point-x="-0.2402in" draw:caption-point-y="0.6067in">
              <dc:date>2018-01-18T00:00:00</dc:date>
              <text:p text:style-name="P1"><text:span text:style-name="T1">Ra ngân hàng, xin đi trễ, 8h43 đến cty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1.0925in" svg:y="7.7902in" draw:caption-point-x="-0.2402in" draw:caption-point-y="0.6063in">
              <dc:date>2018-01-19T00:00:00</dc:date>
              <text:p text:style-name="P1"><text:span text:style-name="T1">Ngủ quên, xin đi trễ, 9h03 đến cty</text:span></text:p>
            </office:annotation>
            <text:p>0</text:p>
          </table:table-cell>
          <table:table-cell table:style-name="ce80" table:number-columns-repeated="2"/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3.3756in" svg:y="7.7913in" draw:caption-point-x="-0.2402in" draw:caption-point-y="0.6051in">
              <dc:date>2018-01-24T00:00:00</dc:date>
              <text:p text:style-name="P1"><text:span text:style-name="T1">Kẹt xe, 8h32 đến cty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3.8323in" svg:y="7.7921in" draw:caption-point-x="-0.2402in" draw:caption-point-y="0.6043in">
              <dc:date>2018-01-25T00:00:00</dc:date>
              <text:p text:style-name="P1"><text:span text:style-name="T1">Ngủ quên, 8h32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6.1154in" svg:y="7.7941in" draw:caption-point-x="-0.2402in" draw:caption-point-y="0.6024in">
              <dc:date>2018-01-30T00:00:00</dc:date>
              <text:p text:style-name="P1"><text:span text:style-name="T1">Ngủ quên, 8h32 đến cty</text:span></text:p>
            </office:annotation>
            <text:p>0</text:p>
          </table:table-cell>
          <table:table-cell table:style-name="ce80" office:value-type="float" office:value="0.5">
            <office:annotation draw:style-name="gr6" draw:text-style-name="P1" svg:width="1.1413in" svg:height="0.2634in" svg:x="16.572in" svg:y="7.7961in" draw:caption-point-x="-0.2402in" draw:caption-point-y="0.6004in">
              <dc:date>2018-01-31T00:00:00</dc:date>
              <text:p text:style-name="P1"><text:span text:style-name="T1">Đi khám bệnh</text:span></text:p>
            </office:annotation>
            <text:p>0.5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33">
            <text:p>33</text:p>
          </table:table-cell>
          <table:table-cell table:style-name="ce44" office:value-type="string">
            <text:p>NhuPHQ</text:p>
          </table:table-cell>
          <table:table-cell table:style-name="ce76" table:formula="of:=SUM([.D36:.AH36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8.0996in" draw:caption-point-x="-0.2402in" draw:caption-point-y="0.5445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3.5591in" svg:y="8.0299in" draw:caption-point-x="-0.2402in" draw:caption-point-y="0.6142in">
              <dc:date>2018-01-03T00:00:00</dc:date>
              <text:p text:style-name="P1"><text:span text:style-name="T1">Kẹt xe, 8h33 đến cty</text:span></text:p>
            </office:annotation>
            <text:p>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0.1791in" svg:y="8.037in" draw:caption-point-x="-0.2402in" draw:caption-point-y="0.6071in">
              <dc:date>2018-01-17T00:00:00</dc:date>
              <text:p text:style-name="P1"><text:span text:style-name="T1">Ngủ quên, 8h38 đến cty</text:span></text:p>
            </office:annotation>
            <text:p>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2.9189in" svg:y="8.0386in" draw:caption-point-x="-0.2402in" draw:caption-point-y="0.6055in">
              <dc:date>2018-01-23T00:00:00</dc:date>
              <text:p text:style-name="P1"><text:span text:style-name="T1">Kẹt xe, 8h31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3.8323in" svg:y="8.0398in" draw:caption-point-x="-0.2402in" draw:caption-point-y="0.6043in">
              <dc:date>2018-01-25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34">
            <text:p>34</text:p>
          </table:table-cell>
          <table:table-cell table:style-name="ce44" office:value-type="string">
            <text:p>NhuVNQ</text:p>
          </table:table-cell>
          <table:table-cell table:style-name="ce76" table:formula="of:=SUM([.D37:.AH37])" office:value-type="float" office:value="1">
            <text:p>1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8.3472in" draw:caption-point-x="-0.2402in" draw:caption-point-y="0.5445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4" table:style-name="ce80" office:value-type="float" office:value="0">
            <text:p>0</text:p>
          </table:table-cell>
          <table:table-cell table:style-name="ce80" office:value-type="float" office:value="1">
            <office:annotation draw:style-name="gr6" draw:text-style-name="P1" svg:width="1.1413in" svg:height="0.2634in" svg:x="7.7988in" svg:y="8.3417in" draw:caption-point-x="-0.2402in" draw:caption-point-y="0.55in">
              <dc:date>2018-01-15T00:00:00</dc:date>
              <text:p text:style-name="P1"><text:span text:style-name="T1">Báo cáo đồ án</text:span></text:p>
            </office:annotation>
            <text:p>1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49"/>
          <table:table-cell table:number-columns-repeated="3"/>
        </table:table-row>
        <table:table-row table:style-name="ro7">
          <table:table-cell table:style-name="ce71" office:value-type="float" office:value="35">
            <text:p>35</text:p>
          </table:table-cell>
          <table:table-cell table:style-name="ce73" office:value-type="string">
            <text:p>PhatHDT</text:p>
          </table:table-cell>
          <table:table-cell table:style-name="ce76" table:formula="of:=SUM([.D38:.AH38])" office:value-type="float" office:value="5.5">
            <text:p>5.5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8.5949in" draw:caption-point-x="-0.2402in" draw:caption-point-y="0.5445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1">
            <office:annotation draw:style-name="gr4" draw:text-style-name="P1" svg:width="1.1413in" svg:height="0.3902in" svg:x="5.8421in" svg:y="8.5287in" draw:caption-point-x="-0.2402in" draw:caption-point-y="0.6106in">
              <dc:date>2018-01-08T00:00:00</dc:date>
              <text:p text:style-name="P1"><text:span text:style-name="T1">Thi cuối kỳ + báo cáo đồ án</text:span></text:p>
            </office:annotation>
            <text:p>1</text:p>
          </table:table-cell>
          <table:table-cell table:style-name="ce80" office:value-type="float" office:value="1">
            <office:annotation draw:style-name="gr4" draw:text-style-name="P1" svg:width="1.1413in" svg:height="0.3902in" svg:x="6.3311in" svg:y="8.5287in" draw:caption-point-x="-0.2402in" draw:caption-point-y="0.6106in">
              <dc:date>2018-01-08T00:00:00</dc:date>
              <text:p text:style-name="P1"><text:span text:style-name="T1">Thi cuối kỳ + báo cáo đồ án</text:span></text:p>
            </office:annotation>
            <text:p>1</text:p>
          </table:table-cell>
          <table:table-cell table:style-name="ce80" office:value-type="float" office:value="1">
            <office:annotation draw:style-name="gr4" draw:text-style-name="P1" svg:width="1.1413in" svg:height="0.3902in" svg:x="6.8205in" svg:y="8.5287in" draw:caption-point-x="-0.2402in" draw:caption-point-y="0.6106in">
              <dc:date>2018-01-08T00:00:00</dc:date>
              <text:p text:style-name="P1"><text:span text:style-name="T1">Thi cuối kỳ + báo cáo đồ án</text:span></text:p>
            </office:annotation>
            <text:p>1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7.7988in" svg:y="8.5303in" draw:caption-point-x="-0.2402in" draw:caption-point-y="0.6091in">
              <dc:date>2018-01-12T00:00:00</dc:date>
              <text:p text:style-name="P1"><text:span text:style-name="T1">Kẹt xe, 8h32 đến cty</text:span></text:p>
            </office:annotation>
            <text:p>0</text:p>
          </table:table-cell>
          <table:table-cell table:style-name="ce80" table:number-columns-repeated="2"/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1">
            <office:annotation draw:style-name="gr2" draw:text-style-name="P1" svg:width="1.1413in" svg:height="0.5457in" svg:x="10.1791in" svg:y="8.5323in" draw:caption-point-x="-0.2402in" draw:caption-point-y="0.6071in">
              <dc:date>2018-01-17T00:00:00</dc:date>
              <text:p text:style-name="P1"><text:span text:style-name="T1">Báo cáo đồ án môn học</text:span></text:p>
            </office:annotation>
            <text:p>1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.5">
            <office:annotation draw:style-name="gr2" draw:text-style-name="P1" svg:width="1.1413in" svg:height="0.5457in" svg:x="11.0925in" svg:y="8.5323in" draw:caption-point-x="-0.2402in" draw:caption-point-y="0.6071in">
              <dc:date>2018-01-17T00:00:00</dc:date>
              <text:p text:style-name="P1"><text:span text:style-name="T1">Báo cáo đồ án môn học, off chiều</text:span></text:p>
            </office:annotation>
            <text:p>0.5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80" office:value-type="float" office:value="0.5">
            <office:annotation draw:style-name="gr4" draw:text-style-name="P1" svg:width="1.1413in" svg:height="0.3902in" svg:x="13.8323in" svg:y="8.5358in" draw:caption-point-x="-0.2402in" draw:caption-point-y="0.6035in">
              <dc:date>2018-01-25T00:00:00</dc:date>
              <text:p text:style-name="P1"><text:span text:style-name="T1">Làm giấy tờ, off chiều</text:span></text:p>
            </office:annotation>
            <text:p>0.5</text:p>
          </table:table-cell>
          <table:table-cell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.5">
            <office:annotation draw:style-name="gr4" draw:text-style-name="P1" svg:width="1.1413in" svg:height="0.3902in" svg:x="16.1154in" svg:y="8.5366in" draw:caption-point-x="-0.2402in" draw:caption-point-y="0.6028in">
              <dc:date>2018-01-29T00:00:00</dc:date>
              <text:p text:style-name="P1"><text:span text:style-name="T1">Báo cáo thực tập, off sáng</text:span></text:p>
            </office:annotation>
            <text:p>0.5</text:p>
          </table:table-cell>
          <table:table-cell table:style-name="ce80" office:value-type="float" office:value="0">
            <text:p>0</text:p>
          </table:table-cell>
          <table:table-cell table:style-name="ce43" table:number-columns-repeated="949"/>
          <table:table-cell table:number-columns-repeated="3"/>
        </table:table-row>
        <table:table-row table:style-name="ro7">
          <table:table-cell table:style-name="ce71" office:value-type="float" office:value="36">
            <text:p>36</text:p>
          </table:table-cell>
          <table:table-cell table:style-name="ce44" office:value-type="string">
            <text:p>PhuongPVH</text:p>
          </table:table-cell>
          <table:table-cell table:style-name="ce76" table:formula="of:=SUM([.D39:.AH39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8.8425in" draw:caption-point-x="-0.2402in" draw:caption-point-y="0.5445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37">
            <text:p>37</text:p>
          </table:table-cell>
          <table:table-cell table:style-name="ce45" office:value-type="string">
            <text:p>PhongPT</text:p>
          </table:table-cell>
          <table:table-cell table:style-name="ce76" table:formula="of:=SUM([.D40:.AH40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9.0902in" draw:caption-point-x="-0.2402in" draw:caption-point-y="0.5445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4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1.0925in" svg:y="9.0283in" draw:caption-point-x="-0.2402in" draw:caption-point-y="0.6063in">
              <dc:date>2018-01-19T00:00:00</dc:date>
              <text:p text:style-name="P1"><text:span text:style-name="T1">Kẹt xe, 8h32 đến cty</text:span></text:p>
            </office:annotation>
            <text:p>0</text:p>
          </table:table-cell>
          <table:table-cell table:style-name="ce80" table:number-columns-repeated="2"/>
          <table:table-cell table:number-columns-repeated="4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4.289in" svg:y="9.0311in" draw:caption-point-x="-0.2402in" draw:caption-point-y="0.6035in">
              <dc:date>2018-01-26T00:00:00</dc:date>
              <text:p text:style-name="P1"><text:span text:style-name="T1">Mất thẻ xe, 8h32 đến cty</text:span></text:p>
            </office:annotation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38">
            <text:p>38</text:p>
          </table:table-cell>
          <table:table-cell table:style-name="ce44" office:value-type="string">
            <text:p>PhongTH</text:p>
          </table:table-cell>
          <table:table-cell table:style-name="ce76" table:formula="of:=SUM([.D41:.AH41])" office:value-type="float" office:value="0.5">
            <text:p>0.5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9.3378in" draw:caption-point-x="-0.2402in" draw:caption-point-y="0.5445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4" draw:text-style-name="P1" svg:width="1.1413in" svg:height="0.3902in" svg:x="9.2661in" svg:y="9.274in" draw:caption-point-x="-0.2402in" draw:caption-point-y="0.6083in">
              <dc:date>2018-01-15T00:00:00</dc:date>
              <text:p text:style-name="P1"><text:span text:style-name="T1">Đau bụng, 8h33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.5">
            <office:annotation draw:style-name="gr4" draw:text-style-name="P1" svg:width="1.1413in" svg:height="0.3902in" svg:x="10.1791in" svg:y="9.2752in" draw:caption-point-x="-0.2402in" draw:caption-point-y="0.6071in">
              <dc:date>2018-01-17T00:00:00</dc:date>
              <text:p text:style-name="P1"><text:span text:style-name="T1">Mệt trong người, off sáng</text:span></text:p>
            </office:annotation>
            <text:p>0.5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1.0925in" svg:y="9.276in" draw:caption-point-x="-0.2402in" draw:caption-point-y="0.6063in">
              <dc:date>2018-01-19T00:00:00</dc:date>
              <text:p text:style-name="P1"><text:span text:style-name="T1">Ngủ quên, 8h35 đến cty</text:span></text:p>
            </office:annotation>
            <text:p>0</text:p>
          </table:table-cell>
          <table:table-cell table:style-name="ce80" table:number-columns-repeated="2"/>
          <table:table-cell table:number-columns-repeated="4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4.289in" svg:y="9.2787in" draw:caption-point-x="-0.2402in" draw:caption-point-y="0.6035in">
              <dc:date>2018-01-26T00:00:00</dc:date>
              <text:p text:style-name="P1"><text:span text:style-name="T1">Ngủ quên, 9h11 đến cty</text:span></text:p>
            </office:annotation>
            <text:p>0</text:p>
          </table:table-cell>
          <table:table-cell table:style-name="ce80" table:number-columns-repeated="2"/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6.572in" svg:y="9.2815in" draw:caption-point-x="-0.2402in" draw:caption-point-y="0.6008in">
              <dc:date>2018-01-31T00:00:00</dc:date>
              <text:p text:style-name="P1"><text:span text:style-name="T1">Kẹt xe, 8h33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39">
            <text:p>39</text:p>
          </table:table-cell>
          <table:table-cell table:style-name="ce44" office:value-type="string">
            <text:p>QuangVD</text:p>
          </table:table-cell>
          <table:table-cell table:style-name="ce76" table:formula="of:=SUM([.D42:.AH42])" office:value-type="float" office:value="2.5">
            <text:p>2.5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9.5854in" draw:caption-point-x="-0.2402in" draw:caption-point-y="0.5445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3.1024in" svg:y="9.515in" draw:caption-point-x="-0.2402in" draw:caption-point-y="0.615in">
              <dc:date>2018-01-02T00:00:00</dc:date>
              <text:p text:style-name="P1"><text:span text:style-name="T1">Nộp đồ án, 9h27 đến cty</text:span></text:p>
            </office:annotation>
            <text:p>0</text:p>
          </table:table-cell>
          <table:table-cell table:style-name="ce80" office:value-type="float" office:value="1">
            <office:annotation draw:style-name="gr2" draw:text-style-name="P1" svg:width="1.1413in" svg:height="0.5457in" svg:x="3.5591in" svg:y="9.5157in" draw:caption-point-x="-0.2402in" draw:caption-point-y="0.6142in">
              <dc:date>2018-01-03T00:00:00</dc:date>
              <text:p text:style-name="P1"><text:span text:style-name="T1">Hoàn thành luận văn tốt nghiệp để mai nộp</text:span></text:p>
            </office:annotation>
            <text:p>1</text:p>
          </table:table-cell>
          <table:table-cell table:style-name="ce80" office:value-type="float" office:value="0">
            <office:annotation draw:style-name="gr2" draw:text-style-name="P1" svg:width="1.1413in" svg:height="0.5457in" svg:x="4.0157in" svg:y="9.5177in" draw:caption-point-x="-0.2402in" draw:caption-point-y="0.6122in">
              <dc:date>2018-01-04T00:00:00</dc:date>
              <text:p text:style-name="P1"><text:span text:style-name="T1">Lên trường nộp luân văn, xin đi trễ, 9h55 đến cty</text:span></text:p>
            </office:annotation>
            <text:p>0</text:p>
          </table:table-cell>
          <table:table-cell table:style-name="ce80" office:value-type="float" office:value="1">
            <office:annotation draw:style-name="gr2" draw:text-style-name="P1" svg:width="1.1413in" svg:height="0.5457in" svg:x="4.472in" svg:y="9.5185in" draw:caption-point-x="-0.2402in" draw:caption-point-y="0.6114in">
              <dc:date>2018-01-05T00:00:00</dc:date>
              <text:p text:style-name="P1"><text:span text:style-name="T1">Lên trường để thầy hướng dẫn sửa báo cáo</text:span></text:p>
            </office:annotation>
            <text:p>1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.5">
            <office:annotation draw:style-name="gr4" draw:text-style-name="P1" svg:width="1.1413in" svg:height="0.3902in" svg:x="15.6587in" svg:y="9.5272in" draw:caption-point-x="-0.2402in" draw:caption-point-y="0.6028in">
              <dc:date>2018-01-29T00:00:00</dc:date>
              <text:p text:style-name="P1"><text:span text:style-name="T1">Báo cáo tiến độ đồ án, off sáng</text:span></text:p>
            </office:annotation>
            <text:p>0.5</text:p>
          </table:table-cell>
          <table:table-cell table:style-name="ce80" office:value-type="float" office:value="0">
            <office:annotation draw:style-name="gr2" draw:text-style-name="P1" svg:width="1.1413in" svg:height="0.5457in" svg:x="16.1154in" svg:y="9.5272in" draw:caption-point-x="-0.2402in" draw:caption-point-y="0.6028in">
              <dc:date>2018-01-30T00:00:00</dc:date>
              <text:p text:style-name="P1"><text:span text:style-name="T1">Báo cáo tiến độ đồ án, xin đi trễ, 9h28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40">
            <text:p>40</text:p>
          </table:table-cell>
          <table:table-cell table:style-name="ce44" office:value-type="string">
            <text:p>TinNQ</text:p>
          </table:table-cell>
          <table:table-cell table:style-name="ce76" table:formula="of:=SUM([.D43:.AH43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9.8331in" draw:caption-point-x="-0.2402in" draw:caption-point-y="0.5445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3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4.472in" svg:y="9.7661in" draw:caption-point-x="-0.2402in" draw:caption-point-y="0.6114in">
              <dc:date>2018-01-05T00:00:00</dc:date>
              <text:p text:style-name="P1"><text:span text:style-name="T1">Kẹt xe, 8h31 đến cty</text:span></text:p>
            </office:annotation>
            <text:p>0</text:p>
          </table:table-cell>
          <table:table-cell table:style-name="ce80" table:number-columns-repeated="2"/>
          <table:table-cell table:number-columns-repeated="4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7.7988in" svg:y="9.7685in" draw:caption-point-x="-0.2402in" draw:caption-point-y="0.6091in">
              <dc:date>2018-01-12T00:00:00</dc:date>
              <text:p text:style-name="P1"><text:span text:style-name="T1">Kẹt xe, 8h32 đến cty</text:span></text:p>
            </office:annotation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41">
            <text:p>41</text:p>
          </table:table-cell>
          <table:table-cell table:style-name="ce44" office:value-type="string">
            <text:p>TienND</text:p>
          </table:table-cell>
          <table:table-cell table:style-name="ce76" table:formula="of:=SUM([.D44:.AH44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10.0811in" draw:caption-point-x="-0.2402in" draw:caption-point-y="0.5445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4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1.0925in" svg:y="10.0193in" draw:caption-point-x="-0.2402in" draw:caption-point-y="0.6063in">
              <dc:date>2018-01-19T00:00:00</dc:date>
              <text:p text:style-name="P1"><text:span text:style-name="T1">Kẹt xe, 8h39 đến cty</text:span></text:p>
            </office:annotation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2.9189in" svg:y="10.0201in" draw:caption-point-x="-0.2402in" draw:caption-point-y="0.6055in">
              <dc:date>2018-01-23T00:00:00</dc:date>
              <text:p text:style-name="P1"><text:span text:style-name="T1">Kẹt xe, 8h31 đến cty</text:span></text:p>
            </office:annotation>
            <text:p>0</text:p>
          </table:table-cell>
          <table:table-cell table:number-columns-repeated="3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42">
            <text:p>42</text:p>
          </table:table-cell>
          <table:table-cell table:style-name="ce44" office:value-type="string">
            <text:p>ThaiNHQ</text:p>
          </table:table-cell>
          <table:table-cell table:style-name="ce76" table:formula="of:=SUM([.D45:.AH45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10.3287in" draw:caption-point-x="-0.2402in" draw:caption-point-y="0.5445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3" draw:text-style-name="P1" svg:width="1.1413in" svg:height="0.7012in" svg:x="5.8421in" svg:y="10.2626in" draw:caption-point-x="-0.2402in" draw:caption-point-y="0.6106in">
              <dc:date>2018-01-08T00:00:00</dc:date>
              <text:p text:style-name="P1"><text:span text:style-name="T1">Chờ lấy giấy khám bệnh cho gia đình, 8h34 đến cty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43">
            <text:p>43</text:p>
          </table:table-cell>
          <table:table-cell table:style-name="ce75" office:value-type="string">
            <text:p>ThamDT</text:p>
          </table:table-cell>
          <table:table-cell table:style-name="ce76" table:formula="of:=SUM([.D46:.AH46])" office:value-type="float" office:value="0">
            <text:p>0</text:p>
          </table:table-cell>
          <table:table-cell table:style-name="ce8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4">
            <text:p>44</text:p>
          </table:table-cell>
          <table:table-cell table:style-name="ce44" office:value-type="string">
            <text:p>ThaoDTN</text:p>
          </table:table-cell>
          <table:table-cell table:style-name="ce76" table:formula="of:=SUM([.D47:.AH47])" office:value-type="float" office:value="1">
            <text:p>1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10.824in" draw:caption-point-x="-0.2402in" draw:caption-point-y="0.5445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1">
            <office:annotation draw:style-name="gr4" draw:text-style-name="P1" svg:width="1.1413in" svg:height="0.3902in" svg:x="3.5591in" svg:y="10.7539in" draw:caption-point-x="-0.2402in" draw:caption-point-y="0.6146in">
              <dc:date>2018-01-02T00:00:00</dc:date>
              <text:p text:style-name="P1"><text:span text:style-name="T1">Bận việc gia đình</text:span></text:p>
            </office:annotation>
            <text:p>1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7.3094in" svg:y="10.7591in" draw:caption-point-x="-0.2402in" draw:caption-point-y="0.6094in">
              <dc:date>2018-01-11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4" draw:text-style-name="P1" svg:width="1.1413in" svg:height="0.3902in" svg:x="12.4622in" svg:y="10.7626in" draw:caption-point-x="-0.2402in" draw:caption-point-y="0.6059in">
              <dc:date>2018-01-22T00:00:00</dc:date>
              <text:p text:style-name="P1"><text:span text:style-name="T1">Kẹt xe, 8h31 đến cty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6.572in" svg:y="10.7677in" draw:caption-point-x="-0.2402in" draw:caption-point-y="0.6008in">
              <dc:date>2018-01-31T00:00:00</dc:date>
              <text:p text:style-name="P1"><text:span text:style-name="T1">Kẹt xe, 8h31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45">
            <text:p>45</text:p>
          </table:table-cell>
          <table:table-cell table:style-name="ce44" office:value-type="string">
            <text:p>ThinhT</text:p>
          </table:table-cell>
          <table:table-cell table:style-name="ce76" table:formula="of:=SUM([.D48:.AH48])" office:value-type="float" office:value="1">
            <text:p>1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11.0717in" draw:caption-point-x="-0.2402in" draw:caption-point-y="0.5445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3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4.472in" svg:y="11.0047in" draw:caption-point-x="-0.2402in" draw:caption-point-y="0.6114in">
              <dc:date>2018-01-05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80" table:number-columns-repeated="2"/>
          <table:table-cell table:number-columns-repeated="4" table:style-name="ce80" office:value-type="float" office:value="0">
            <text:p>0</text:p>
          </table:table-cell>
          <table:table-cell table:style-name="ce80" office:value-type="float" office:value="0.5">
            <office:annotation draw:style-name="gr4" draw:text-style-name="P1" svg:width="1.1413in" svg:height="0.3902in" svg:x="7.7988in" svg:y="11.0079in" draw:caption-point-x="-0.2402in" draw:caption-point-y="0.6083in">
              <dc:date>2018-01-12T00:00:00</dc:date>
              <text:p text:style-name="P1"><text:span text:style-name="T1">Đi khám bệnh, off chiều</text:span></text:p>
            </office:annotation>
            <text:p>0.5</text:p>
          </table:table-cell>
          <table:table-cell table:style-name="ce80" table:number-columns-repeated="2"/>
          <table:table-cell table:style-name="ce80" office:value-type="float" office:value="0.5">
            <office:annotation draw:style-name="gr4" draw:text-style-name="P1" svg:width="1.1413in" svg:height="0.3902in" svg:x="9.2661in" svg:y="11.0079in" draw:caption-point-x="-0.2402in" draw:caption-point-y="0.6083in">
              <dc:date>2018-01-15T00:00:00</dc:date>
              <text:p text:style-name="P1"><text:span text:style-name="T1">Đi nhổ răng, off sáng</text:span></text:p>
            </office:annotation>
            <text:p>0.5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3.3756in" svg:y="11.011in" draw:caption-point-x="-0.2402in" draw:caption-point-y="0.6051in">
              <dc:date>2018-01-24T00:00:00</dc:date>
              <text:p text:style-name="P1"><text:span text:style-name="T1">Ngủ quên, 8h48 đến cty</text:span></text:p>
            </office:annotation>
            <text:p>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46">
            <text:p>46</text:p>
          </table:table-cell>
          <table:table-cell table:style-name="ce44" office:value-type="string">
            <text:p>ThuyLTT</text:p>
          </table:table-cell>
          <table:table-cell table:style-name="ce76" table:formula="of:=SUM([.D49:.AH49])" office:value-type="float" office:value="2">
            <text:p>2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11.3193in" draw:caption-point-x="-0.2402in" draw:caption-point-y="0.5445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3.1024in" svg:y="11.25in" draw:caption-point-x="-0.2402in" draw:caption-point-y="0.6138in">
              <dc:date>2018-01-02T00:00:00</dc:date>
              <text:p text:style-name="P1"><text:span text:style-name="T1">Qua nhà cô kế toán, xin đi trễ, 10h08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.5">
            <office:annotation draw:style-name="gr2" draw:text-style-name="P1" svg:width="1.1413in" svg:height="0.5457in" svg:x="4.0157in" svg:y="11.2516in" draw:caption-point-x="-0.2402in" draw:caption-point-y="0.6122in">
              <dc:date>2018-01-04T00:00:00</dc:date>
              <text:p text:style-name="P1"><text:span text:style-name="T1">Mệt trong người, xin đi trễ, 11h19 đến cty</text:span></text:p>
            </office:annotation>
            <text:p>0.5</text:p>
          </table:table-cell>
          <table:table-cell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.5">
            <office:annotation draw:style-name="gr4" draw:text-style-name="P1" svg:width="1.1413in" svg:height="0.3902in" svg:x="6.3311in" svg:y="11.2535in" draw:caption-point-x="-0.2402in" draw:caption-point-y="0.6102in">
              <dc:date>2018-01-09T00:00:00</dc:date>
              <text:p text:style-name="P1"><text:span text:style-name="T1">Đi khám bệnh, off sáng</text:span></text:p>
            </office:annotation>
            <text:p>0.5</text:p>
          </table:table-cell>
          <table:table-cell table:number-columns-repeated="3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.5">
            <office:annotation draw:style-name="gr3" draw:text-style-name="P1" svg:width="1.1413in" svg:height="0.7012in" svg:x="9.2661in" svg:y="11.2571in" draw:caption-point-x="-0.2402in" draw:caption-point-y="0.6067in">
              <dc:date>2018-01-15T00:00:00</dc:date>
              <text:p text:style-name="P1"><text:span text:style-name="T1">Đau đầu, mệt trong người, xin đi trễ, 10h04 đến cty</text:span></text:p>
            </office:annotation>
            <text:p>0.5</text:p>
          </table:table-cell>
          <table:table-cell table:style-name="ce80" office:value-type="float" office:value="0">
            <office:annotation draw:style-name="gr2" draw:text-style-name="P1" svg:width="1.1413in" svg:height="0.5457in" svg:x="9.7228in" svg:y="11.2563in" draw:caption-point-x="-0.2402in" draw:caption-point-y="0.6075in">
              <dc:date>2018-01-16T00:00:00</dc:date>
              <text:p text:style-name="P1"><text:span text:style-name="T1">Qua nhà cô kế toán, 10h43 đến cty</text:span></text:p>
            </office:annotation>
            <text:p>0</text:p>
          </table:table-cell>
          <table:table-cell table:number-columns-repeated="3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2.9189in" svg:y="11.2583in" draw:caption-point-x="-0.2402in" draw:caption-point-y="0.6055in">
              <dc:date>2018-01-23T00:00:00</dc:date>
              <text:p text:style-name="P1"><text:span text:style-name="T1">Bị sốt, xin đi trễ, 9h08 đến cty</text:span></text:p>
            </office:annotation>
            <text:p>0</text:p>
          </table:table-cell>
          <table:table-cell table:style-name="ce80" office:value-type="float" office:value="0.5">
            <office:annotation draw:style-name="gr2" draw:text-style-name="P1" svg:width="1.1413in" svg:height="0.5457in" svg:x="13.3756in" svg:y="11.2587in" draw:caption-point-x="-0.2402in" draw:caption-point-y="0.6051in">
              <dc:date>2018-01-24T00:00:00</dc:date>
              <text:p text:style-name="P1"><text:span text:style-name="T1">Mệt trong người không dậy nổi, xin đi trễ</text:span></text:p>
            </office:annotation>
            <text:p>0.5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2" draw:text-style-name="P1" svg:width="1.1413in" svg:height="0.5457in" svg:x="15.6587in" svg:y="11.261in" draw:caption-point-x="-0.2402in" draw:caption-point-y="0.6028in">
              <dc:date>2018-01-29T00:00:00</dc:date>
              <text:p text:style-name="P1"><text:span text:style-name="T1">Làm giấy tờ, xin đi trễ, 10h01 đến cty</text:span></text:p>
            </office:annotation>
            <text:p>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47">
            <text:p>47</text:p>
          </table:table-cell>
          <table:table-cell table:style-name="ce44" office:value-type="string">
            <text:p>ThuyNTX</text:p>
          </table:table-cell>
          <table:table-cell table:style-name="ce76" table:formula="of:=SUM([.D50:.AH50])" office:value-type="float" office:value="0">
            <text:p>0</text:p>
          </table:table-cell>
          <table:table-cell table:style-name="ce80" table:number-columns-repeated="21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48">
            <text:p>48</text:p>
          </table:table-cell>
          <table:table-cell table:style-name="ce44" office:value-type="string">
            <text:p>ThuyenTTN</text:p>
          </table:table-cell>
          <table:table-cell table:style-name="ce76" table:formula="of:=SUM([.D51:.AH51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11.8146in" draw:caption-point-x="-0.2402in" draw:caption-point-y="0.5445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3" draw:text-style-name="P1" svg:width="1.1413in" svg:height="0.7012in" svg:x="12.4622in" svg:y="11.7531in" draw:caption-point-x="-0.2402in" draw:caption-point-y="0.6059in">
              <dc:date>2018-01-22T00:00:00</dc:date>
              <text:p text:style-name="P1"><text:span text:style-name="T1">Xe đề không lên, chờ sạc bình, xin đi trễ, 8h54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13.3756in" svg:y="11.7539in" draw:caption-point-x="-0.2402in" draw:caption-point-y="0.6051in">
              <dc:date>2018-01-24T00:00:00</dc:date>
              <text:p text:style-name="P1"><text:span text:style-name="T1">Mệt trong người, xin đi trễ, 8h25 đến cty</text:span></text:p>
            </office:annotation>
            <text:p>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table:number-columns-repeated="2"/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6.572in" svg:y="11.7591in" draw:caption-point-x="-0.2402in" draw:caption-point-y="0.6in">
              <dc:date>2018-01-31T00:00:00</dc:date>
              <text:p text:style-name="P1"><text:span text:style-name="T1">Xe hư, xin đi trễ, 9h08 đến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49">
            <text:p>49</text:p>
          </table:table-cell>
          <table:table-cell table:style-name="ce74" office:value-type="string">
            <text:p>VietBA</text:p>
          </table:table-cell>
          <table:table-cell table:style-name="ce76" table:formula="of:=SUM([.D52:.AH52])" office:value-type="float" office:value="0.5">
            <text:p>0.5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12.0622in" draw:caption-point-x="-0.2402in" draw:caption-point-y="0.5445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3.5591in" svg:y="11.9929in" draw:caption-point-x="-0.2402in" draw:caption-point-y="0.6138in">
              <dc:date>2018-01-03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4.472in" svg:y="11.9953in" draw:caption-point-x="-0.2402in" draw:caption-point-y="0.6114in">
              <dc:date>2018-01-05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7.3094in" svg:y="11.9972in" draw:caption-point-x="-0.2402in" draw:caption-point-y="0.6094in">
              <dc:date>2018-01-11T00:00:00</dc:date>
              <text:p text:style-name="P1"><text:span text:style-name="T1">Chăm con bị sốt, 8h43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2" draw:text-style-name="P1" svg:width="1.1413in" svg:height="0.5457in" svg:x="9.2661in" svg:y="11.9984in" draw:caption-point-x="-0.2402in" draw:caption-point-y="0.6083in">
              <dc:date>2018-01-15T00:00:00</dc:date>
              <text:p text:style-name="P1"><text:span text:style-name="T1">Để quên chìa khóa, quay lại lấy, 8h38 đến cty</text:span></text:p>
            </office:annotation>
            <text:p>0</text:p>
          </table:table-cell>
          <table:table-cell table:number-columns-repeated="3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1.0925in" svg:y="12.0004in" draw:caption-point-x="-0.2402in" draw:caption-point-y="0.6063in">
              <dc:date>2018-01-19T00:00:00</dc:date>
              <text:p text:style-name="P1"><text:span text:style-name="T1">Kẹt xe, 8h42 đến cty</text:span></text:p>
            </office:annotation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6" draw:text-style-name="P1" svg:width="1.1413in" svg:height="0.2634in" svg:x="12.4622in" svg:y="12.0008in" draw:caption-point-x="-0.2402in" draw:caption-point-y="0.6059in">
              <dc:date>2018-01-22T00:00:00</dc:date>
              <text:p text:style-name="P1"><text:span text:style-name="T1">8h32 đến cty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.5">
            <office:annotation draw:style-name="gr4" draw:text-style-name="P1" svg:width="1.1413in" svg:height="0.3902in" svg:x="16.1154in" svg:y="12.0059in" draw:caption-point-x="-0.2402in" draw:caption-point-y="0.6008in">
              <dc:date>2018-01-30T00:00:00</dc:date>
              <text:p text:style-name="P1"><text:span text:style-name="T1">Đi sửa máy tính, off chiều</text:span></text:p>
            </office:annotation>
            <text:p>0.5</text:p>
          </table:table-cell>
          <table:table-cell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50">
            <text:p>50</text:p>
          </table:table-cell>
          <table:table-cell table:style-name="ce44" office:value-type="string">
            <text:p>VinhP</text:p>
          </table:table-cell>
          <table:table-cell table:style-name="ce76" table:formula="of:=SUM([.D53:.AH53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12.3102in" draw:caption-point-x="-0.2402in" draw:caption-point-y="0.5445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4" draw:text-style-name="P1" svg:width="1.1413in" svg:height="0.3902in" svg:x="5.8421in" svg:y="12.2441in" draw:caption-point-x="-0.2402in" draw:caption-point-y="0.6106in">
              <dc:date>2018-01-08T00:00:00</dc:date>
              <text:p text:style-name="P1"><text:span text:style-name="T1">Kẹt xe, 8h32 đến cty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2" table:number-rows-repeated="65355">
          <table:table-cell table:style-name="ce43" table:number-columns-repeated="3"/>
          <table:table-cell table:style-name="ce81" table:number-columns-repeated="31"/>
          <table:table-cell table:style-name="ce43" table:number-columns-repeated="952"/>
        </table:table-row>
        <table:table-row table:style-name="ro2" table:number-rows-repeated="49">
          <table:table-cell table:style-name="ce43" table:number-columns-repeated="3"/>
          <table:table-cell table:style-name="ce81"/>
          <table:table-cell table:number-columns-repeated="27"/>
          <table:table-cell table:style-name="ce81" table:number-columns-repeated="3"/>
          <table:table-cell table:style-name="ce43" table:number-columns-repeated="952"/>
        </table:table-row>
        <table:table-row table:style-name="ro2" table:number-rows-repeated="983118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802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94"/>
        <table:table-column table:style-name="co26" table:number-columns-repeated="7" table:default-cell-style-name="ce94"/>
        <table:table-column table:style-name="co25" table:number-columns-repeated="16" table:default-cell-style-name="ce94"/>
        <table:table-column table:style-name="co7" table:number-columns-repeated="952" table:default-cell-style-name="Default"/>
        <table:table-row table:style-name="ro2">
          <table:table-cell table:style-name="ce70"/>
          <table:table-cell table:style-name="ce72" table:number-columns-repeated="2"/>
          <table:table-cell table:style-name="ce89" table:number-columns-repeated="8"/>
          <table:table-cell table:style-name="ce95" office:value-type="string" table:number-columns-spanned="2" table:number-rows-spanned="1">
            <text:p>Month</text:p>
          </table:table-cell>
          <table:covered-table-cell table:style-name="ce96"/>
          <table:table-cell table:style-name="ce97" table:content-validation-name="val1" office:value-type="float" office:value="2" table:number-columns-spanned="2" table:number-rows-spanned="1">
            <text:p>2</text:p>
          </table:table-cell>
          <table:covered-table-cell table:style-name="ce96"/>
          <table:table-cell table:style-name="ce95" office:value-type="string" table:number-columns-spanned="2" table:number-rows-spanned="1">
            <text:p>Year</text:p>
          </table:table-cell>
          <table:covered-table-cell table:style-name="ce96"/>
          <table:table-cell table:style-name="ce95" office:value-type="float" office:value="2018" table:number-columns-spanned="2" table:number-rows-spanned="1">
            <text:p>2018</text:p>
          </table:table-cell>
          <table:covered-table-cell table:style-name="ce99"/>
          <table:table-cell table:style-name="ce89" table:number-columns-repeated="15"/>
          <table:table-cell table:style-name="ce87" table:number-columns-repeated="952"/>
        </table:table-row>
        <table:table-row table:style-name="ro2">
          <table:table-cell table:style-name="ce70" table:number-columns-repeated="3"/>
          <table:table-cell table:style-name="ce90" table:formula="of:=DATE([.$R$1];[.N1];1)" office:value-type="date" office:date-value="2018-02-01">
            <text:p>01</text:p>
          </table:table-cell>
          <table:table-cell table:style-name="ce90" table:formula="of:=[.D2]+1" office:value-type="date" office:date-value="2018-02-02">
            <text:p>02</text:p>
          </table:table-cell>
          <table:table-cell table:style-name="ce90" table:formula="of:=[.E2]+1" office:value-type="date" office:date-value="2018-02-03">
            <text:p>03</text:p>
          </table:table-cell>
          <table:table-cell table:style-name="ce90" table:formula="of:=[.F2]+1" office:value-type="date" office:date-value="2018-02-04">
            <text:p>04</text:p>
          </table:table-cell>
          <table:table-cell table:style-name="ce90" table:formula="of:=[.G2]+1" office:value-type="date" office:date-value="2018-02-05">
            <text:p>05</text:p>
          </table:table-cell>
          <table:table-cell table:style-name="ce90" table:formula="of:=[.H2]+1" office:value-type="date" office:date-value="2018-02-06">
            <text:p>06</text:p>
          </table:table-cell>
          <table:table-cell table:style-name="ce90" table:formula="of:=[.I2]+1" office:value-type="date" office:date-value="2018-02-07">
            <text:p>07</text:p>
          </table:table-cell>
          <table:table-cell table:style-name="ce90" table:formula="of:=[.J2]+1" office:value-type="date" office:date-value="2018-02-08">
            <text:p>08</text:p>
          </table:table-cell>
          <table:table-cell table:style-name="ce90" table:formula="of:=[.K2]+1" office:value-type="date" office:date-value="2018-02-09">
            <text:p>09</text:p>
          </table:table-cell>
          <table:table-cell table:style-name="ce90" table:formula="of:=[.L2]+1" office:value-type="date" office:date-value="2018-02-10">
            <text:p>10</text:p>
          </table:table-cell>
          <table:table-cell table:style-name="ce90" table:formula="of:=[.M2]+1" office:value-type="date" office:date-value="2018-02-11">
            <text:p>11</text:p>
          </table:table-cell>
          <table:table-cell table:style-name="ce90" table:formula="of:=[.N2]+1" office:value-type="date" office:date-value="2018-02-12">
            <text:p>12</text:p>
          </table:table-cell>
          <table:table-cell table:style-name="ce90" table:formula="of:=[.O2]+1" office:value-type="date" office:date-value="2018-02-13">
            <text:p>13</text:p>
          </table:table-cell>
          <table:table-cell table:style-name="ce90" table:formula="of:=[.P2]+1" office:value-type="date" office:date-value="2018-02-14">
            <text:p>14</text:p>
          </table:table-cell>
          <table:table-cell table:style-name="ce90" table:formula="of:=[.Q2]+1" office:value-type="date" office:date-value="2018-02-15">
            <text:p>15</text:p>
          </table:table-cell>
          <table:table-cell table:style-name="ce90" table:formula="of:=[.R2]+1" office:value-type="date" office:date-value="2018-02-16">
            <text:p>16</text:p>
          </table:table-cell>
          <table:table-cell table:style-name="ce90" table:formula="of:=[.S2]+1" office:value-type="date" office:date-value="2018-02-17">
            <text:p>17</text:p>
          </table:table-cell>
          <table:table-cell table:style-name="ce90" table:formula="of:=[.T2]+1" office:value-type="date" office:date-value="2018-02-18">
            <text:p>18</text:p>
          </table:table-cell>
          <table:table-cell table:style-name="ce90" table:formula="of:=[.U2]+1" office:value-type="date" office:date-value="2018-02-19">
            <text:p>19</text:p>
          </table:table-cell>
          <table:table-cell table:style-name="ce90" table:formula="of:=[.V2]+1" office:value-type="date" office:date-value="2018-02-20">
            <text:p>20</text:p>
          </table:table-cell>
          <table:table-cell table:style-name="ce90" table:formula="of:=[.W2]+1" office:value-type="date" office:date-value="2018-02-21">
            <text:p>21</text:p>
          </table:table-cell>
          <table:table-cell table:style-name="ce90" table:formula="of:=[.X2]+1" office:value-type="date" office:date-value="2018-02-22">
            <text:p>22</text:p>
          </table:table-cell>
          <table:table-cell table:style-name="ce90" table:formula="of:=[.Y2]+1" office:value-type="date" office:date-value="2018-02-23">
            <text:p>23</text:p>
          </table:table-cell>
          <table:table-cell table:style-name="ce90" table:formula="of:=[.Z2]+1" office:value-type="date" office:date-value="2018-02-24">
            <text:p>24</text:p>
          </table:table-cell>
          <table:table-cell table:style-name="ce90" table:formula="of:=[.AA2]+1" office:value-type="date" office:date-value="2018-02-25">
            <text:p>25</text:p>
          </table:table-cell>
          <table:table-cell table:style-name="ce90" table:formula="of:=[.AB2]+1" office:value-type="date" office:date-value="2018-02-26">
            <text:p>26</text:p>
          </table:table-cell>
          <table:table-cell table:style-name="ce90" table:formula="of:=[.AC2]+1" office:value-type="date" office:date-value="2018-02-27">
            <text:p>27</text:p>
          </table:table-cell>
          <table:table-cell table:style-name="ce90" table:formula="of:=[.AD2]+1" office:value-type="date" office:date-value="2018-02-28">
            <text:p>28</text:p>
          </table:table-cell>
          <table:table-cell table:style-name="ce90" table:formula="of:=[.AE2]+1" office:value-type="date" office:date-value="2018-03-01">
            <text:p>01</text:p>
          </table:table-cell>
          <table:table-cell table:style-name="ce90" table:formula="of:=[.AF2]+1" office:value-type="date" office:date-value="2018-03-02">
            <text:p>02</text:p>
          </table:table-cell>
          <table:table-cell table:style-name="ce90" table:formula="of:=[.AG2]+1" office:value-type="date" office:date-value="2018-03-03">
            <text:p>03</text:p>
          </table:table-cell>
          <table:table-cell table:style-name="ce87" table:number-columns-repeated="952"/>
        </table:table-row>
        <table:table-row table:style-name="ro7">
          <table:table-cell table:style-name="ce70" office:value-type="string">
            <text:p>No.</text:p>
          </table:table-cell>
          <table:table-cell table:style-name="ce70" office:value-type="string">
            <text:p>Name</text:p>
          </table:table-cell>
          <table:table-cell table:style-name="ce70" office:value-type="string">
            <text:p>Absent</text:p>
          </table:table-cell>
          <table:table-cell table:style-name="ce91" table:formula="of:=CHOOSE(WEEKDAY([.D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1" table:formula="of:=CHOOSE(WEEKDAY([.E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1" table:formula="of:=CHOOSE(WEEKDAY([.F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1" table:formula="of:=CHOOSE(WEEKDAY([.G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1" table:formula="of:=CHOOSE(WEEKDAY([.H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1" table:formula="of:=CHOOSE(WEEKDAY([.I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1" table:formula="of:=CHOOSE(WEEKDAY([.J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1" table:formula="of:=CHOOSE(WEEKDAY([.K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1" table:formula="of:=CHOOSE(WEEKDAY([.L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1" table:formula="of:=CHOOSE(WEEKDAY([.M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1" table:formula="of:=CHOOSE(WEEKDAY([.N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1" table:formula="of:=CHOOSE(WEEKDAY([.O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1" table:formula="of:=CHOOSE(WEEKDAY([.P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1" table:formula="of:=CHOOSE(WEEKDAY([.Q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1" table:formula="of:=CHOOSE(WEEKDAY([.R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1" table:formula="of:=CHOOSE(WEEKDAY([.S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1" table:formula="of:=CHOOSE(WEEKDAY([.T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1" table:formula="of:=CHOOSE(WEEKDAY([.U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1" table:formula="of:=CHOOSE(WEEKDAY([.V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1" table:formula="of:=CHOOSE(WEEKDAY([.W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1" table:formula="of:=CHOOSE(WEEKDAY([.X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1" table:formula="of:=CHOOSE(WEEKDAY([.Y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1" table:formula="of:=CHOOSE(WEEKDAY([.Z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1" table:formula="of:=CHOOSE(WEEKDAY([.AA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1" table:formula="of:=CHOOSE(WEEKDAY([.AB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1" table:formula="of:=CHOOSE(WEEKDAY([.AC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1" table:formula="of:=CHOOSE(WEEKDAY([.AD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1" table:formula="of:=CHOOSE(WEEKDAY([.AE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1" table:formula="of:=CHOOSE(WEEKDAY([.AF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1" table:formula="of:=CHOOSE(WEEKDAY([.AG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1" table:formula="of:=CHOOSE(WEEKDAY([.AH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7" table:number-columns-repeated="952"/>
        </table:table-row>
        <table:table-row table:style-name="ro7">
          <table:table-cell table:style-name="ce71" office:value-type="float" office:value="1">
            <text:p>1</text:p>
          </table:table-cell>
          <table:table-cell table:style-name="ce44" office:value-type="string">
            <text:p>BinhNT</text:p>
          </table:table-cell>
          <table:table-cell table:style-name="ce88" table:formula="of:=SUM([.D4:.AH4])" office:value-type="float" office:value="0.5">
            <text:p>0.5</text:p>
          </table:table-cell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3.1024in" svg:y="0.1134in" draw:caption-point-x="-0.2402in" draw:caption-point-y="0.6047in">
              <dc:date>2018-02-02T00:00:00</dc:date>
              <text:p text:style-name="P1"><text:span text:style-name="T1">Nhà có việc, 8h59 đến cty</text:span></text:p>
            </office:annotation>
            <text:p>0</text:p>
          </table:table-cell>
          <table:table-cell table:style-name="ce92" table:number-columns-repeated="2"/>
          <table:table-cell table:style-name="ce92" office:value-type="float" office:value="0.5">
            <office:annotation draw:style-name="gr2" draw:text-style-name="P1" svg:width="1.1413in" svg:height="0.5457in" svg:x="4.472in" svg:y="0.1142in" draw:caption-point-x="-0.2402in" draw:caption-point-y="0.6039in">
              <dc:date>2018-02-05T00:00:00</dc:date>
              <text:p text:style-name="P1"><text:span text:style-name="T1">Bận việc gia đình, xin đi trễ, 10h36 đến cty</text:span></text:p>
            </office:annotation>
            <text:p>0.5</text:p>
          </table:table-cell>
          <table:table-cell table:style-name="ce92" office:value-type="float" office:value="0">
            <office:annotation draw:style-name="gr4" draw:text-style-name="P1" svg:width="1.1413in" svg:height="0.3902in" svg:x="4.9287in" svg:y="0.1146in" draw:caption-point-x="-0.2402in" draw:caption-point-y="0.6035in">
              <dc:date>2018-02-06T00:00:00</dc:date>
              <text:p text:style-name="P1"><text:span text:style-name="T1">Ngủ quên, 8h47 đến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3" draw:text-style-name="P1" svg:width="1.1413in" svg:height="0.7012in" svg:x="5.8421in" svg:y="0.1157in" draw:caption-point-x="-0.2402in" draw:caption-point-y="0.6024in">
              <dc:date>2018-02-08T00:00:00</dc:date>
              <text:p text:style-name="P1"><text:span text:style-name="T1">Bận việc nhà + dậy muộn, 8h57 đến cty</text:span></text:p>
              <text:p text:style-name="P1"><text:span text:style-name="T1"/></text:p>
            </office:annotation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6.3311in" svg:y="0.1169in" draw:caption-point-x="-0.2402in" draw:caption-point-y="0.6012in">
              <dc:date>2018-02-09T00:00:00</dc:date>
              <text:p text:style-name="P1"><text:span text:style-name="T1">Dậy trễ, 8h40 đến cty</text:span></text:p>
            </office:annotation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2">
            <text:p>2</text:p>
          </table:table-cell>
          <table:table-cell table:style-name="ce44" office:value-type="string">
            <text:p>ChienTX</text:p>
          </table:table-cell>
          <table:table-cell table:style-name="ce88" table:formula="of:=SUM([.D5:.AH5])" office:value-type="float" office:value="3">
            <text:p>3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0.365in" draw:caption-point-x="-0.2402in" draw:caption-point-y="0.6008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0.365in" draw:caption-point-x="-0.2402in" draw:caption-point-y="0.6008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style-name="ce92" office:value-type="float" office:value="1">
            <office:annotation draw:style-name="gr6" draw:text-style-name="P1" svg:width="1.1413in" svg:height="0.2634in" svg:x="12.0059in" svg:y="0.365in" draw:caption-point-x="-0.2402in" draw:caption-point-y="0.6008in">
              <dc:date>2018-02-21T00:00:00</dc:date>
              <text:p text:style-name="P1"><text:span text:style-name="T1">Nhà xa</text:span></text:p>
            </office:annotation>
            <text:p>1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3">
            <text:p>3</text:p>
          </table:table-cell>
          <table:table-cell table:style-name="ce44" office:value-type="string">
            <text:p>CuongNH</text:p>
          </table:table-cell>
          <table:table-cell table:style-name="ce88" table:formula="of:=SUM([.D6:.AH6])" office:value-type="float" office:value="1">
            <text:p>1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0.6126in" draw:caption-point-x="-0.2402in" draw:caption-point-y="0.6008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4">
            <text:p>4</text:p>
          </table:table-cell>
          <table:table-cell table:style-name="ce73" office:value-type="string">
            <text:p>CuongNM</text:p>
          </table:table-cell>
          <table:table-cell table:style-name="ce88" table:formula="of:=SUM([.D7:.AH7])" office:value-type="float" office:value="0">
            <text:p>0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5.8421in" svg:y="0.8587in" draw:caption-point-x="-0.2402in" draw:caption-point-y="0.6024in">
              <dc:date>2018-02-08T00:00:00</dc:date>
              <text:p text:style-name="P1"><text:span text:style-name="T1">Xe hư, xin đi trễ, 9h40 đến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8.2878in" svg:y="0.8602in" draw:caption-point-x="-0.2402in" draw:caption-point-y="0.6008in">
              <dc:date>2018-02-21T00:00:00</dc:date>
              <text:p text:style-name="P1"><text:span text:style-name="T1">Xin về sớm, 4h39 về</text:span></text:p>
            </office:annotation>
            <text:p>0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14.7457in" svg:y="0.8618in" draw:caption-point-x="-0.2402in" draw:caption-point-y="0.5992in">
              <dc:date>2018-02-27T00:00:00</dc:date>
              <text:p text:style-name="P1"><text:span text:style-name="T1">Ngủ dậy muộn, 8h43 đến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49"/>
          <table:table-cell table:number-columns-repeated="3"/>
        </table:table-row>
        <table:table-row table:style-name="ro7">
          <table:table-cell table:style-name="ce71" office:value-type="float" office:value="5">
            <text:p>5</text:p>
          </table:table-cell>
          <table:table-cell table:style-name="ce44" office:value-type="string">
            <text:p>DuongDN</text:p>
          </table:table-cell>
          <table:table-cell table:style-name="ce88" table:formula="of:=SUM([.D8:.AH8])" office:value-type="float" office:value="2">
            <text:p>2</text:p>
          </table:table-cell>
          <table:table-cell table:style-name="ce92" office:value-type="float" office:value="0">
            <office:annotation draw:style-name="gr4" draw:text-style-name="P1" svg:width="1.1413in" svg:height="0.3902in" svg:x="2.6457in" svg:y="1.1035in" draw:caption-point-x="-0.2402in" draw:caption-point-y="0.6051in">
              <dc:date>2018-02-01T00:00:00</dc:date>
              <text:p text:style-name="P1"><text:span text:style-name="T1">Ngủ quên, xin đi trễ, 8h44 đến cty</text:span></text:p>
            </office:annotation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3.1024in" svg:y="1.1039in" draw:caption-point-x="-0.2402in" draw:caption-point-y="0.6047in">
              <dc:date>2018-02-02T00:00:00</dc:date>
              <text:p text:style-name="P1"><text:span text:style-name="T1">Ngủ quên, 8h48 đến cty</text:span></text:p>
            </office:annotation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1.1079in" draw:caption-point-x="-0.2402in" draw:caption-point-y="0.6008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1.1079in" draw:caption-point-x="-0.2402in" draw:caption-point-y="0.6008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12.4622in" svg:y="1.1083in" draw:caption-point-x="-0.2402in" draw:caption-point-y="0.6004in">
              <dc:date>2018-02-22T00:00:00</dc:date>
              <text:p text:style-name="P1"><text:span text:style-name="T1">Ngủ quên, 8h34 đến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6">
            <text:p>6</text:p>
          </table:table-cell>
          <table:table-cell table:style-name="ce44" office:value-type="string">
            <text:p>DuyNM</text:p>
          </table:table-cell>
          <table:table-cell table:style-name="ce88" table:formula="of:=SUM([.D9:.AH9])" office:value-type="float" office:value="2">
            <text:p>2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4.9287in" svg:y="1.3535in" draw:caption-point-x="-0.2402in" draw:caption-point-y="0.6031in">
              <dc:date>2018-02-06T00:00:00</dc:date>
              <text:p text:style-name="P1"><text:span text:style-name="T1">Ngủ dậy muộn, 8h41 đến cty</text:span></text:p>
            </office:annotation>
            <text:p>0</text:p>
          </table:table-cell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1.3559in" draw:caption-point-x="-0.2402in" draw:caption-point-y="0.6008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1.3559in" draw:caption-point-x="-0.2402in" draw:caption-point-y="0.6008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7">
            <text:p>7</text:p>
          </table:table-cell>
          <table:table-cell table:style-name="ce44" office:value-type="string">
            <text:p>DuyenLT</text:p>
          </table:table-cell>
          <table:table-cell table:style-name="ce88" table:formula="of:=SUM([.D10:.AH10])" office:value-type="float" office:value="5">
            <text:p>5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1.6035in" draw:caption-point-x="-0.2402in" draw:caption-point-y="0.6008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1.6035in" draw:caption-point-x="-0.2402in" draw:caption-point-y="0.6008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style-name="ce92" office:value-type="float" office:value="1">
            <office:annotation draw:style-name="gr6" draw:text-style-name="P1" svg:width="1.1413in" svg:height="0.2634in" svg:x="12.0059in" svg:y="1.6035in" draw:caption-point-x="-0.2402in" draw:caption-point-y="0.6008in">
              <dc:date>2018-02-21T00:00:00</dc:date>
              <text:p text:style-name="P1"><text:span text:style-name="T1">Nhà xa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12.4622in" svg:y="1.6035in" draw:caption-point-x="-0.2402in" draw:caption-point-y="0.6008in">
              <dc:date>2018-02-21T00:00:00</dc:date>
              <text:p text:style-name="P1"><text:span text:style-name="T1">Nhà xa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12.9189in" svg:y="1.6035in" draw:caption-point-x="-0.2402in" draw:caption-point-y="0.6008in">
              <dc:date>2018-02-21T00:00:00</dc:date>
              <text:p text:style-name="P1"><text:span text:style-name="T1">Nhà xa</text:span></text:p>
            </office:annotation>
            <text:p>1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3" draw:text-style-name="P1" svg:width="1.1413in" svg:height="0.7012in" svg:x="15.202in" svg:y="1.6055in" draw:caption-point-x="-0.2402in" draw:caption-point-y="0.5988in">
              <dc:date>2018-02-28T00:00:00</dc:date>
              <text:p text:style-name="P1"><text:span text:style-name="T1">Ra ngân hàng làm lại thẻ ATM, xin đi trễ, 8h48 đến cty</text:span></text:p>
            </office:annotation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8">
            <text:p>8</text:p>
          </table:table-cell>
          <table:table-cell table:style-name="ce44" office:value-type="string">
            <text:p>GiauNV</text:p>
          </table:table-cell>
          <table:table-cell table:style-name="ce88" table:formula="of:=SUM([.D11:.AH11])" office:value-type="float" office:value="2">
            <text:p>2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1.8512in" draw:caption-point-x="-0.2402in" draw:caption-point-y="0.6008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1.8512in" draw:caption-point-x="-0.2402in" draw:caption-point-y="0.6008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12.4622in" svg:y="1.8516in" draw:caption-point-x="-0.2402in" draw:caption-point-y="0.6004in">
              <dc:date>2018-02-22T00:00:00</dc:date>
              <text:p text:style-name="P1"><text:span text:style-name="T1">Dậy muộn, 8h33 đến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9">
            <text:p>9</text:p>
          </table:table-cell>
          <table:table-cell table:style-name="ce74" office:value-type="string">
            <text:p>HaTH</text:p>
          </table:table-cell>
          <table:table-cell table:style-name="ce88" table:formula="of:=SUM([.D12:.AH12])" office:value-type="float" office:value="6">
            <text:p>6</text:p>
          </table:table-cell>
          <table:table-cell table:style-name="ce92" office:value-type="float" office:value="0">
            <office:annotation draw:style-name="gr4" draw:text-style-name="P1" svg:width="1.1413in" svg:height="0.3902in" svg:x="2.6457in" svg:y="2.0945in" draw:caption-point-x="-0.2402in" draw:caption-point-y="0.6051in">
              <dc:date>2018-02-01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3.1024in" svg:y="2.0949in" draw:caption-point-x="-0.2402in" draw:caption-point-y="0.6047in">
              <dc:date>2018-02-02T00:00:00</dc:date>
              <text:p text:style-name="P1"><text:span text:style-name="T1">Kẹt xe, 8h46 đến cty</text:span></text:p>
            </office:annotation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office:value-type="float" office:value="1">
            <office:annotation draw:style-name="gr4" draw:text-style-name="P1" svg:width="1.1413in" svg:height="0.3902in" svg:x="5.8421in" svg:y="2.0972in" draw:caption-point-x="-0.2402in" draw:caption-point-y="0.6024in">
              <dc:date>2018-02-08T00:00:00</dc:date>
              <text:p text:style-name="P1"><text:span text:style-name="T1">Bị sốt</text:span></text:p>
            </office:annotation>
            <text:p>1</text:p>
          </table:table-cell>
          <table:table-cell table:style-name="ce92" office:value-type="float" office:value="0">
            <office:annotation draw:style-name="gr4" draw:text-style-name="P1" svg:width="1.1413in" svg:height="0.3902in" svg:x="6.3311in" svg:y="2.0984in" draw:caption-point-x="-0.2402in" draw:caption-point-y="0.6012in">
              <dc:date>2018-02-09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2.0988in" draw:caption-point-x="-0.2402in" draw:caption-point-y="0.6008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2.0988in" draw:caption-point-x="-0.2402in" draw:caption-point-y="0.6008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style-name="ce92" office:value-type="float" office:value="1">
            <office:annotation draw:style-name="gr4" draw:text-style-name="P1" svg:width="1.1413in" svg:height="0.3902in" svg:x="12.0059in" svg:y="2.0988in" draw:caption-point-x="-0.2402in" draw:caption-point-y="0.6008in">
              <dc:date>2018-02-21T00:00:00</dc:date>
              <text:p text:style-name="P1"><text:span text:style-name="T1">Du lịch cùng gia đình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2.4622in" svg:y="2.0988in" draw:caption-point-x="-0.2402in" draw:caption-point-y="0.6008in">
              <dc:date>2018-02-21T00:00:00</dc:date>
              <text:p text:style-name="P1"><text:span text:style-name="T1">Du lịch cùng gia đình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2.9189in" svg:y="2.0988in" draw:caption-point-x="-0.2402in" draw:caption-point-y="0.6008in">
              <dc:date>2018-02-21T00:00:00</dc:date>
              <text:p text:style-name="P1"><text:span text:style-name="T1">Du lịch cùng gia đình</text:span></text:p>
            </office:annotation>
            <text:p>1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10">
            <text:p>10</text:p>
          </table:table-cell>
          <table:table-cell table:style-name="ce45" office:value-type="string">
            <text:p>HaTT</text:p>
          </table:table-cell>
          <table:table-cell table:style-name="ce88" table:formula="of:=SUM([.D13:.AH13])" office:value-type="float" office:value="5">
            <text:p>5</text:p>
          </table:table-cell>
          <table:table-cell table:style-name="ce92" office:value-type="float" office:value="0">
            <office:annotation draw:style-name="gr4" draw:text-style-name="P1" svg:width="1.1413in" svg:height="0.3902in" svg:x="2.6457in" svg:y="2.3346in" draw:caption-point-x="-0.2402in" draw:caption-point-y="0.6126in">
              <dc:date>2018-01-15T00:00:00</dc:date>
              <text:p text:style-name="P1"><text:span text:style-name="T1">Đi công tác ở Nhật</text:span></text:p>
            </office:annotation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3.1024in" svg:y="2.3346in" draw:caption-point-x="-0.2402in" draw:caption-point-y="0.6126in">
              <dc:date>2018-01-15T00:00:00</dc:date>
              <text:p text:style-name="P1"><text:span text:style-name="T1">Đi công tác ở Nhật</text:span></text:p>
            </office:annotation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5.8421in" svg:y="2.3449in" draw:caption-point-x="-0.2402in" draw:caption-point-y="0.6024in">
              <dc:date>2018-02-08T00:00:00</dc:date>
              <text:p text:style-name="P1"><text:span text:style-name="T1">Dậy muộn, 8h39 đến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2.3465in" draw:caption-point-x="-0.2402in" draw:caption-point-y="0.6008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2.3465in" draw:caption-point-x="-0.2402in" draw:caption-point-y="0.6008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style-name="ce92" office:value-type="float" office:value="1">
            <office:annotation draw:style-name="gr4" draw:text-style-name="P1" svg:width="1.1413in" svg:height="0.3902in" svg:x="12.0059in" svg:y="2.3465in" draw:caption-point-x="-0.2402in" draw:caption-point-y="0.6008in">
              <dc:date>2018-02-21T00:00:00</dc:date>
              <text:p text:style-name="P1"><text:span text:style-name="T1">Du lịch cùng gia đình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2.4622in" svg:y="2.3465in" draw:caption-point-x="-0.2402in" draw:caption-point-y="0.6008in">
              <dc:date>2018-02-21T00:00:00</dc:date>
              <text:p text:style-name="P1"><text:span text:style-name="T1">Du lịch cùng gia đình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2.9189in" svg:y="2.3465in" draw:caption-point-x="-0.2402in" draw:caption-point-y="0.6008in">
              <dc:date>2018-02-21T00:00:00</dc:date>
              <text:p text:style-name="P1"><text:span text:style-name="T1">Du lịch cùng gia đình</text:span></text:p>
            </office:annotation>
            <text:p>1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15.202in" svg:y="2.3484in" draw:caption-point-x="-0.2402in" draw:caption-point-y="0.5988in">
              <dc:date>2018-02-28T00:00:00</dc:date>
              <text:p text:style-name="P1"><text:span text:style-name="T1">Kẹt xe, 8h38 đến cty</text:span></text:p>
            </office:annotation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11">
            <text:p>11</text:p>
          </table:table-cell>
          <table:table-cell table:style-name="ce44" office:value-type="string">
            <text:p>HaiNM</text:p>
          </table:table-cell>
          <table:table-cell table:style-name="ce88" table:formula="of:=SUM([.D14:.AH14])" office:value-type="float" office:value="3.5">
            <text:p>3.5</text:p>
          </table:table-cell>
          <table:table-cell table:style-name="ce92" office:value-type="float" office:value="0">
            <office:annotation draw:style-name="gr4" draw:text-style-name="P1" svg:width="1.1413in" svg:height="0.3902in" svg:x="2.6457in" svg:y="2.5898in" draw:caption-point-x="-0.2402in" draw:caption-point-y="0.6051in">
              <dc:date>2018-02-01T00:00:00</dc:date>
              <text:p text:style-name="P1"><text:span text:style-name="T1">Chở vợ đi làm, 8h46 đến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5.3854in" svg:y="2.5917in" draw:caption-point-x="-0.2402in" draw:caption-point-y="0.6031in">
              <dc:date>2018-02-07T00:00:00</dc:date>
              <text:p text:style-name="P1"><text:span text:style-name="T1">Chở con đi học, 8h36 vào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office:value-type="float" office:value="0.5">
            <office:annotation draw:style-name="gr4" draw:text-style-name="P1" svg:width="1.1413in" svg:height="0.3902in" svg:x="6.3311in" svg:y="2.5937in" draw:caption-point-x="-0.2402in" draw:caption-point-y="0.6012in">
              <dc:date>2018-02-09T00:00:00</dc:date>
              <text:p text:style-name="P1"><text:span text:style-name="T1">Lên trường họp, off sáng</text:span></text:p>
            </office:annotation>
            <text:p>0.5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8" table:number-columns-repeated="7"/>
          <table:table-cell table:style-name="ce92" office:value-type="float" office:value="1">
            <office:annotation draw:style-name="gr4" draw:text-style-name="P1" svg:width="1.1413in" svg:height="0.3902in" svg:x="12.0059in" svg:y="2.5941in" draw:caption-point-x="-0.2402in" draw:caption-point-y="0.6008in">
              <dc:date>2018-02-21T00:00:00</dc:date>
              <text:p text:style-name="P1"><text:span text:style-name="T1">Chăm sóc vợ mới sinh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2.4622in" svg:y="2.5941in" draw:caption-point-x="-0.2402in" draw:caption-point-y="0.6008in">
              <dc:date>2018-02-21T00:00:00</dc:date>
              <text:p text:style-name="P1"><text:span text:style-name="T1">Chăm sóc vợ mới sinh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2.9189in" svg:y="2.5941in" draw:caption-point-x="-0.2402in" draw:caption-point-y="0.6008in">
              <dc:date>2018-02-21T00:00:00</dc:date>
              <text:p text:style-name="P1"><text:span text:style-name="T1">Chăm sóc vợ mới sinh</text:span></text:p>
            </office:annotation>
            <text:p>1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12">
            <text:p>12</text:p>
          </table:table-cell>
          <table:table-cell table:style-name="ce44" office:value-type="string">
            <text:p>HangDTT</text:p>
          </table:table-cell>
          <table:table-cell table:style-name="ce88" table:formula="of:=SUM([.D15:.AH15])" office:value-type="float" office:value="2">
            <text:p>2</text:p>
          </table:table-cell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3" draw:text-style-name="P1" svg:width="1.1413in" svg:height="0.7012in" svg:x="3.1024in" svg:y="2.8378in" draw:caption-point-x="-0.2402in" draw:caption-point-y="0.6047in">
              <dc:date>2018-02-02T00:00:00</dc:date>
              <text:p text:style-name="P1"><text:span text:style-name="T1">Qua bảo hiểm làm lại sổ bhxh, xin đi trễ, 8h52 đến cty</text:span></text:p>
            </office:annotation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2.8417in" draw:caption-point-x="-0.2402in" draw:caption-point-y="0.6008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2.8417in" draw:caption-point-x="-0.2402in" draw:caption-point-y="0.6008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13">
            <text:p>13</text:p>
          </table:table-cell>
          <table:table-cell table:style-name="ce44" office:value-type="string">
            <text:p>HienNV</text:p>
          </table:table-cell>
          <table:table-cell table:style-name="ce88" table:formula="of:=SUM([.D16:.AH16])" office:value-type="float" office:value="5">
            <text:p>5</text:p>
          </table:table-cell>
          <table:table-cell table:style-name="ce92" office:value-type="float" office:value="0.5">
            <office:annotation draw:style-name="gr6" draw:text-style-name="P1" svg:width="1.1413in" svg:height="0.2634in" svg:x="2.6457in" svg:y="3.0862in" draw:caption-point-x="-0.2402in" draw:caption-point-y="0.6039in">
              <dc:date>2018-02-02T00:00:00</dc:date>
              <text:p text:style-name="P1"><text:span text:style-name="T1">Off chiều</text:span></text:p>
            </office:annotation>
            <text:p>0.5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office:value-type="float" office:value="0.5">
            <office:annotation draw:style-name="gr6" draw:text-style-name="P1" svg:width="1.1413in" svg:height="0.2634in" svg:x="5.8421in" svg:y="3.0886in" draw:caption-point-x="-0.2402in" draw:caption-point-y="0.6016in">
              <dc:date>2018-02-08T00:00:00</dc:date>
              <text:p text:style-name="P1"><text:span text:style-name="T1">Off chiều</text:span></text:p>
            </office:annotation>
            <text:p>0.5</text:p>
          </table:table-cell>
          <table:table-cell table:style-name="ce92" office:value-type="float" office:value="0.5">
            <text:p>0.5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8" table:number-columns-repeated="7"/>
          <table:table-cell table:number-columns-repeated="3" table:style-name="ce92" office:value-type="float" office:value="1">
            <text:p>1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.5">
            <text:p>0.5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14">
            <text:p>14</text:p>
          </table:table-cell>
          <table:table-cell table:style-name="ce44" office:value-type="string">
            <text:p>HienVT</text:p>
          </table:table-cell>
          <table:table-cell table:style-name="ce88" table:formula="of:=SUM([.D17:.AH17])" office:value-type="float" office:value="0.5">
            <text:p>0.5</text:p>
          </table:table-cell>
          <table:table-cell table:style-name="ce92" table:number-columns-repeated="4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.5">
            <office:annotation draw:style-name="gr2" draw:text-style-name="P1" svg:width="1.1413in" svg:height="0.5457in" svg:x="15.202in" svg:y="3.3394in" draw:caption-point-x="-0.2402in" draw:caption-point-y="0.5988in">
              <dc:date>2018-02-28T00:00:00</dc:date>
              <text:p text:style-name="P1"><text:span text:style-name="T1">Có vấn đề về sức khỏe, off sáng</text:span></text:p>
            </office:annotation>
            <text:p>0.5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15">
            <text:p>15</text:p>
          </table:table-cell>
          <table:table-cell table:style-name="ce44" office:value-type="string">
            <text:p>HiepNH</text:p>
          </table:table-cell>
          <table:table-cell table:style-name="ce88" table:formula="of:=SUM([.D18:.AH18])" office:value-type="float" office:value="3.5">
            <text:p>3.5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4" table:style-name="ce92" office:value-type="float" office:value="0">
            <text:p>0</text:p>
          </table:table-cell>
          <table:table-cell table:style-name="ce92" office:value-type="float" office:value="0.5">
            <office:annotation draw:style-name="gr2" draw:text-style-name="P1" svg:width="1.1413in" svg:height="0.5457in" svg:x="6.3311in" svg:y="3.5846in" draw:caption-point-x="-0.2402in" draw:caption-point-y="0.6012in">
              <dc:date>2018-02-09T00:00:00</dc:date>
              <text:p text:style-name="P1"><text:span text:style-name="T1">Về sớm để ra sân bay, off chiều</text:span></text:p>
            </office:annotation>
            <text:p>0.5</text:p>
          </table:table-cell>
          <table:table-cell table:style-name="ce92" table:number-columns-repeated="2"/>
          <table:table-cell table:style-name="ce92" office:value-type="float" office:value="0">
            <office:annotation draw:style-name="gr3" draw:text-style-name="P1" svg:width="1.1413in" svg:height="0.7012in" svg:x="7.7988in" svg:y="3.5846in" draw:caption-point-x="-0.2402in" draw:caption-point-y="0.6012in">
              <dc:date>2018-02-23T00:00:00</dc:date>
              <text:p text:style-name="P1"><text:span text:style-name="T1">Nghỉ thai sản theo BHXH, đã thanh toán</text:span></text:p>
            </office:annotation>
            <text:p>0</text:p>
          </table:table-cell>
          <table:table-cell table:style-name="ce92" office:value-type="float" office:value="0">
            <office:annotation draw:style-name="gr3" draw:text-style-name="P1" svg:width="1.1413in" svg:height="0.7012in" svg:x="8.2878in" svg:y="3.5846in" draw:caption-point-x="-0.2402in" draw:caption-point-y="0.6012in">
              <dc:date>2018-02-23T00:00:00</dc:date>
              <text:p text:style-name="P1"><text:span text:style-name="T1">Nghỉ thai sản theo BHXH, đã thanh toán</text:span></text:p>
            </office:annotation>
            <text:p>0</text:p>
          </table:table-cell>
          <table:table-cell table:style-name="ce98" table:number-columns-repeated="7"/>
          <table:table-cell table:style-name="ce92" office:value-type="float" office:value="0">
            <office:annotation draw:style-name="gr3" draw:text-style-name="P1" svg:width="1.1413in" svg:height="0.7012in" svg:x="12.0059in" svg:y="3.5846in" draw:caption-point-x="-0.2402in" draw:caption-point-y="0.6012in">
              <dc:date>2018-02-23T00:00:00</dc:date>
              <text:p text:style-name="P1"><text:span text:style-name="T1">Nghỉ thai sản theo BHXH, đã thanh toán</text:span></text:p>
            </office:annotation>
            <text:p>0</text:p>
          </table:table-cell>
          <table:table-cell table:style-name="ce92" office:value-type="float" office:value="0">
            <office:annotation draw:style-name="gr3" draw:text-style-name="P1" svg:width="1.1413in" svg:height="0.7012in" svg:x="12.4622in" svg:y="3.5846in" draw:caption-point-x="-0.2402in" draw:caption-point-y="0.6012in">
              <dc:date>2018-02-23T00:00:00</dc:date>
              <text:p text:style-name="P1"><text:span text:style-name="T1">Nghỉ thai sản theo BHXH, đã thanh toán</text:span></text:p>
            </office:annotation>
            <text:p>0</text:p>
          </table:table-cell>
          <table:table-cell table:style-name="ce92" office:value-type="float" office:value="0">
            <office:annotation draw:style-name="gr3" draw:text-style-name="P1" svg:width="1.1413in" svg:height="0.7012in" svg:x="12.9189in" svg:y="3.5846in" draw:caption-point-x="-0.2402in" draw:caption-point-y="0.6012in">
              <dc:date>2018-02-23T00:00:00</dc:date>
              <text:p text:style-name="P1"><text:span text:style-name="T1">Nghỉ thai sản theo BHXH, đã thanh toán</text:span></text:p>
            </office:annotation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2" draw:text-style-name="P1" svg:width="1.1413in" svg:height="0.5457in" svg:x="14.289in" svg:y="3.585in" draw:caption-point-x="-0.2402in" draw:caption-point-y="0.6008in">
              <dc:date>2018-02-21T00:00:00</dc:date>
              <text:p text:style-name="P1"><text:span text:style-name="T1">Nhà xa + cần tgian chăm sóc vợ con</text:span></text:p>
            </office:annotation>
            <text:p>1</text:p>
          </table:table-cell>
          <table:table-cell table:style-name="ce92" office:value-type="float" office:value="1">
            <office:annotation draw:style-name="gr2" draw:text-style-name="P1" svg:width="1.1413in" svg:height="0.5457in" svg:x="14.7457in" svg:y="3.585in" draw:caption-point-x="-0.2402in" draw:caption-point-y="0.6008in">
              <dc:date>2018-02-21T00:00:00</dc:date>
              <text:p text:style-name="P1"><text:span text:style-name="T1">Nhà xa + cần tgian chăm sóc vợ con</text:span></text:p>
            </office:annotation>
            <text:p>1</text:p>
          </table:table-cell>
          <table:table-cell table:style-name="ce92" office:value-type="float" office:value="1">
            <office:annotation draw:style-name="gr2" draw:text-style-name="P1" svg:width="1.1413in" svg:height="0.5457in" svg:x="15.202in" svg:y="3.585in" draw:caption-point-x="-0.2402in" draw:caption-point-y="0.6008in">
              <dc:date>2018-02-21T00:00:00</dc:date>
              <text:p text:style-name="P1"><text:span text:style-name="T1">Nhà xa + cần tgian chăm sóc vợ con</text:span></text:p>
            </office:annotation>
            <text:p>1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16">
            <text:p>16</text:p>
          </table:table-cell>
          <table:table-cell table:style-name="ce44" office:value-type="string">
            <text:p>HieuNKT</text:p>
          </table:table-cell>
          <table:table-cell table:style-name="ce88" table:formula="of:=SUM([.D19:.AH19])" office:value-type="float" office:value="1">
            <text:p>1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4" draw:text-style-name="P1" svg:width="1.1413in" svg:height="0.3902in" svg:x="4.472in" svg:y="3.8287in" draw:caption-point-x="-0.2402in" draw:caption-point-y="0.6047in">
              <dc:date>2018-02-02T00:00:00</dc:date>
              <text:p text:style-name="P1"><text:span text:style-name="T1">Về quê thu xếp việc nhà</text:span></text:p>
            </office:annotation>
            <text:p>1</text:p>
          </table:table-cell>
          <table:table-cell table:number-columns-repeated="4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17">
            <text:p>17</text:p>
          </table:table-cell>
          <table:table-cell table:style-name="ce44" office:value-type="string">
            <text:p>HungLV</text:p>
          </table:table-cell>
          <table:table-cell table:style-name="ce88" table:formula="of:=SUM([.D20:.AH20])" office:value-type="float" office:value="2">
            <text:p>2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4.0803in" draw:caption-point-x="-0.2402in" draw:caption-point-y="0.6008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4.0803in" draw:caption-point-x="-0.2402in" draw:caption-point-y="0.6008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18">
            <text:p>18</text:p>
          </table:table-cell>
          <table:table-cell table:style-name="ce44" office:value-type="string">
            <text:p>HungNC</text:p>
          </table:table-cell>
          <table:table-cell table:style-name="ce88" table:formula="of:=SUM([.D21:.AH21])" office:value-type="float" office:value="2">
            <text:p>2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4" table:style-name="ce92" office:value-type="float" office:value="0"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6.3311in" svg:y="4.3276in" draw:caption-point-x="-0.2402in" draw:caption-point-y="0.6012in">
              <dc:date>2018-02-09T00:00:00</dc:date>
              <text:p text:style-name="P1"><text:span text:style-name="T1">Tối qua OT nên dậy muộn, 8h33 đến cty</text:span></text:p>
            </office:annotation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4.328in" draw:caption-point-x="-0.2402in" draw:caption-point-y="0.6008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4.328in" draw:caption-point-x="-0.2402in" draw:caption-point-y="0.6008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19">
            <text:p>19</text:p>
          </table:table-cell>
          <table:table-cell table:style-name="ce44" office:value-type="string">
            <text:p>HungPN</text:p>
          </table:table-cell>
          <table:table-cell table:style-name="ce88" table:formula="of:=SUM([.D22:.AH22])" office:value-type="float" office:value="8.5">
            <text:p>8.5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4" table:style-name="ce92" office:value-type="float" office:value="0">
            <text:p>0</text:p>
          </table:table-cell>
          <table:table-cell table:style-name="ce92" office:value-type="float" office:value="0.5">
            <office:annotation draw:style-name="gr4" draw:text-style-name="P1" svg:width="1.1413in" svg:height="0.3902in" svg:x="6.3311in" svg:y="4.5752in" draw:caption-point-x="-0.2402in" draw:caption-point-y="0.6012in">
              <dc:date>2018-02-09T00:00:00</dc:date>
              <text:p text:style-name="P1"><text:span text:style-name="T1">Đi khám cổ tay, off chiều</text:span></text:p>
            </office:annotation>
            <text:p>0.5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4.5756in" draw:caption-point-x="-0.2402in" draw:caption-point-y="0.6008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4.5756in" draw:caption-point-x="-0.2402in" draw:caption-point-y="0.6008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style-name="ce92" office:value-type="float" office:value="1">
            <office:annotation draw:style-name="gr6" draw:text-style-name="P1" svg:width="1.1413in" svg:height="0.2634in" svg:x="12.0059in" svg:y="4.5756in" draw:caption-point-x="-0.2402in" draw:caption-point-y="0.6008in">
              <dc:date>2018-02-21T00:00:00</dc:date>
              <text:p text:style-name="P1"><text:span text:style-name="T1">Về quê bạn gái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12.4622in" svg:y="4.5756in" draw:caption-point-x="-0.2402in" draw:caption-point-y="0.6008in">
              <dc:date>2018-02-21T00:00:00</dc:date>
              <text:p text:style-name="P1"><text:span text:style-name="T1">Về quê bạn gái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12.9189in" svg:y="4.5756in" draw:caption-point-x="-0.2402in" draw:caption-point-y="0.6008in">
              <dc:date>2018-02-21T00:00:00</dc:date>
              <text:p text:style-name="P1"><text:span text:style-name="T1">Về quê bạn gái</text:span></text:p>
            </office:annotation>
            <text:p>1</text:p>
          </table:table-cell>
          <table:table-cell table:style-name="ce92" table:number-columns-repeated="2"/>
          <table:table-cell table:style-name="ce92" office:value-type="float" office:value="1">
            <office:annotation draw:style-name="gr4" draw:text-style-name="P1" svg:width="1.1413in" svg:height="0.3902in" svg:x="14.289in" svg:y="4.5772in" draw:caption-point-x="-0.2402in" draw:caption-point-y="0.5992in">
              <dc:date>2018-02-26T00:00:00</dc:date>
              <text:p text:style-name="P1"><text:span text:style-name="T1">Không có xe vào lại SG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4.7457in" svg:y="4.5772in" draw:caption-point-x="-0.2402in" draw:caption-point-y="0.5992in">
              <dc:date>2018-02-27T00:00:00</dc:date>
              <text:p text:style-name="P1"><text:span text:style-name="T1">Giải quyết việc cá nhân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5.202in" svg:y="4.5772in" draw:caption-point-x="-0.2402in" draw:caption-point-y="0.5992in">
              <dc:date>2018-02-27T00:00:00</dc:date>
              <text:p text:style-name="P1"><text:span text:style-name="T1">Giải quyết việc cá nhân</text:span></text:p>
            </office:annotation>
            <text:p>1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20">
            <text:p>20</text:p>
          </table:table-cell>
          <table:table-cell table:style-name="ce74" office:value-type="string">
            <text:p>HuyDH</text:p>
          </table:table-cell>
          <table:table-cell table:style-name="ce88" table:formula="of:=SUM([.D23:.AH23])" office:value-type="float" office:value="4.5">
            <text:p>4.5</text:p>
          </table:table-cell>
          <table:table-cell table:style-name="ce92" office:value-type="float" office:value="0">
            <office:annotation draw:style-name="gr4" draw:text-style-name="P1" svg:width="1.1413in" svg:height="0.3902in" svg:x="2.6457in" svg:y="4.8193in" draw:caption-point-x="-0.2402in" draw:caption-point-y="0.6047in">
              <dc:date>2018-02-01T00:00:00</dc:date>
              <text:p text:style-name="P1"><text:span text:style-name="T1">Ngủ dậy muộn, 9h25 đến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4.9287in" svg:y="4.8205in" draw:caption-point-x="-0.2402in" draw:caption-point-y="0.6035in">
              <dc:date>2018-02-06T00:00:00</dc:date>
              <text:p text:style-name="P1"><text:span text:style-name="T1">Đau bụng, 9h02 đến cty</text:span></text:p>
            </office:annotation>
            <text:p>0</text:p>
          </table:table-cell>
          <table:table-cell table:style-name="ce92" office:value-type="float" office:value="0.5">
            <office:annotation draw:style-name="gr4" draw:text-style-name="P1" svg:width="1.1413in" svg:height="0.3902in" svg:x="5.3854in" svg:y="4.8209in" draw:caption-point-x="-0.2402in" draw:caption-point-y="0.6031in">
              <dc:date>2018-02-07T00:00:00</dc:date>
              <text:p text:style-name="P1"><text:span text:style-name="T1">Đau bụng, xin off sáng</text:span></text:p>
            </office:annotation>
            <text:p>0.5</text:p>
          </table:table-cell>
          <table:table-cell table:style-name="ce92" office:value-type="float" office:value="0">
            <office:annotation draw:style-name="gr4" draw:text-style-name="P1" svg:width="1.1413in" svg:height="0.3902in" svg:x="5.8421in" svg:y="4.8217in" draw:caption-point-x="-0.2402in" draw:caption-point-y="0.6024in">
              <dc:date>2018-02-08T00:00:00</dc:date>
              <text:p text:style-name="P1"><text:span text:style-name="T1">Dậy muộn, 8h36 đến cty</text:span></text:p>
            </office:annotation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6.3311in" svg:y="4.8228in" draw:caption-point-x="-0.2402in" draw:caption-point-y="0.6012in">
              <dc:date>2018-02-09T00:00:00</dc:date>
              <text:p text:style-name="P1"><text:span text:style-name="T1">Ngủ dậy muộn, 8h46 đến cty</text:span></text:p>
            </office:annotation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4.8232in" draw:caption-point-x="-0.2402in" draw:caption-point-y="0.6008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4.8232in" draw:caption-point-x="-0.2402in" draw:caption-point-y="0.6008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style-name="ce92" office:value-type="float" office:value="1">
            <office:annotation draw:style-name="gr4" draw:text-style-name="P1" svg:width="1.1413in" svg:height="0.3902in" svg:x="12.0059in" svg:y="4.8232in" draw:caption-point-x="-0.2402in" draw:caption-point-y="0.6008in">
              <dc:date>2018-02-21T00:00:00</dc:date>
              <text:p text:style-name="P1"><text:span text:style-name="T1">Dành tgian ở bên gia đình</text:span></text:p>
            </office:annotation>
            <text:p>1</text:p>
          </table:table-cell>
          <table:table-cell table:style-name="ce92" office:value-type="float" office:value="0">
            <text:p>0</text:p>
          </table:table-cell>
          <table:table-cell table:style-name="ce92" office:value-type="float" office:value="1">
            <office:annotation draw:style-name="gr4" draw:text-style-name="P1" svg:width="1.1413in" svg:height="0.3902in" svg:x="12.9189in" svg:y="4.824in" draw:caption-point-x="-0.2402in" draw:caption-point-y="0.6in">
              <dc:date>2018-02-23T00:00:00</dc:date>
              <text:p text:style-name="P1"><text:span text:style-name="T1">Nhà có việc đột xuất</text:span></text:p>
            </office:annotation>
            <text:p>1</text:p>
          </table:table-cell>
          <table:table-cell table:style-name="ce92" table:number-columns-repeated="2"/>
          <table:table-cell table:style-name="ce92" office:value-type="float" office:value="0">
            <office:annotation draw:style-name="gr4" draw:text-style-name="P1" svg:width="1.1413in" svg:height="0.3902in" svg:x="14.289in" svg:y="4.8244in" draw:caption-point-x="-0.2402in" draw:caption-point-y="0.5996in">
              <dc:date>2018-02-26T00:00:00</dc:date>
              <text:p text:style-name="P1"><text:span text:style-name="T1">Kẹt xe, 8h49 đến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15.202in" svg:y="4.8252in" draw:caption-point-x="-0.2402in" draw:caption-point-y="0.5988in">
              <dc:date>2018-02-28T00:00:00</dc:date>
              <text:p text:style-name="P1"><text:span text:style-name="T1">Kẹt xe, 8h37 đến cty</text:span></text:p>
            </office:annotation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21">
            <text:p>21</text:p>
          </table:table-cell>
          <table:table-cell table:style-name="ce44" office:value-type="string">
            <text:p>HuyNG</text:p>
          </table:table-cell>
          <table:table-cell table:style-name="ce88" table:formula="of:=SUM([.D24:.AH24])" office:value-type="float" office:value="1">
            <text:p>1</text:p>
          </table:table-cell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3.1024in" svg:y="5.0669in" draw:caption-point-x="-0.2402in" draw:caption-point-y="0.6047in">
              <dc:date>2018-02-02T00:00:00</dc:date>
              <text:p text:style-name="P1"><text:span text:style-name="T1">Chờ sửa ổng nước, xin đi trễ, 8h45 đến cty</text:span></text:p>
            </office:annotation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5.3854in" svg:y="5.0685in" draw:caption-point-x="-0.2402in" draw:caption-point-y="0.6031in">
              <dc:date>2018-02-07T00:00:00</dc:date>
              <text:p text:style-name="P1"><text:span text:style-name="T1">Gửi đồ ở bxe, xin đi trễ, 8h52 đến cty</text:span></text:p>
            </office:annotation>
            <text:p>0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5.0709in" draw:caption-point-x="-0.2402in" draw:caption-point-y="0.6008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12.4622in" svg:y="5.0713in" draw:caption-point-x="-0.2402in" draw:caption-point-y="0.6004in">
              <dc:date>2018-02-22T00:00:00</dc:date>
              <text:p text:style-name="P1"><text:span text:style-name="T1">Đau bụng, xin đi trễ, 9h17 đến cty</text:span></text:p>
            </office:annotation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12.9189in" svg:y="5.0717in" draw:caption-point-x="-0.2402in" draw:caption-point-y="0.6in">
              <dc:date>2018-02-23T00:00:00</dc:date>
              <text:p text:style-name="P1"><text:span text:style-name="T1">Ra bến xe chở em, xin đi trễ</text:span></text:p>
            </office:annotation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4" draw:text-style-name="P1" svg:width="1.1413in" svg:height="0.3902in" svg:x="14.289in" svg:y="5.072in" draw:caption-point-x="-0.2402in" draw:caption-point-y="0.5996in">
              <dc:date>2018-02-26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15.202in" svg:y="5.0728in" draw:caption-point-x="-0.2402in" draw:caption-point-y="0.5988in">
              <dc:date>2018-02-28T00:00:00</dc:date>
              <text:p text:style-name="P1"><text:span text:style-name="T1">Xe cán đinh chờ vá xe, xin đi trễ, 8h51 đến cty</text:span></text:p>
            </office:annotation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22">
            <text:p>22</text:p>
          </table:table-cell>
          <table:table-cell table:style-name="ce44" office:value-type="string">
            <text:p>KhaiLV</text:p>
          </table:table-cell>
          <table:table-cell table:style-name="ce88" table:formula="of:=SUM([.D25:.AH25])" office:value-type="float" office:value="2">
            <text:p>2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5.3185in" draw:caption-point-x="-0.2402in" draw:caption-point-y="0.6008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5.3185in" draw:caption-point-x="-0.2402in" draw:caption-point-y="0.6008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23">
            <text:p>23</text:p>
          </table:table-cell>
          <table:table-cell table:style-name="ce44" office:value-type="string">
            <text:p>KhangNHH</text:p>
          </table:table-cell>
          <table:table-cell table:style-name="ce88" table:formula="of:=SUM([.D26:.AH26])" office:value-type="float" office:value="1">
            <text:p>1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4" table:style-name="ce92" office:value-type="float" office:value="0">
            <text:p>0</text:p>
          </table:table-cell>
          <table:table-cell table:style-name="ce92" office:value-type="float" office:value="1">
            <office:annotation draw:style-name="gr4" draw:text-style-name="P1" svg:width="1.1413in" svg:height="0.3902in" svg:x="6.3311in" svg:y="5.5661in" draw:caption-point-x="-0.2402in" draw:caption-point-y="0.6012in">
              <dc:date>2018-02-09T00:00:00</dc:date>
              <text:p text:style-name="P1"><text:span text:style-name="T1">Đón người thân + đi mua sắm</text:span></text:p>
            </office:annotation>
            <text:p>1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24">
            <text:p>24</text:p>
          </table:table-cell>
          <table:table-cell table:style-name="ce44" office:value-type="string">
            <text:p>KietNVT</text:p>
          </table:table-cell>
          <table:table-cell table:style-name="ce88" table:formula="of:=SUM([.D27:.AH27])" office:value-type="float" office:value="3">
            <text:p>3</text:p>
          </table:table-cell>
          <table:table-cell table:style-name="ce92" office:value-type="float" office:value="0">
            <office:annotation draw:style-name="gr3" draw:text-style-name="P1" svg:width="1.1413in" svg:height="0.7012in" svg:x="2.6457in" svg:y="5.8035in" draw:caption-point-x="-0.2402in" draw:caption-point-y="0.6114in">
              <dc:date>2018-03-13T00:00:00</dc:date>
              <text:p text:style-name="P1"><text:span text:style-name="T1">Nghỉ hưởng lương theo chế độ thai sản của vợ</text:span></text:p>
            </office:annotation>
            <text:p>0</text:p>
          </table:table-cell>
          <table:table-cell table:style-name="ce92" office:value-type="float" office:value="0">
            <office:annotation draw:style-name="gr3" draw:text-style-name="P1" svg:width="1.1413in" svg:height="0.7012in" svg:x="3.1024in" svg:y="5.8035in" draw:caption-point-x="-0.2402in" draw:caption-point-y="0.6114in">
              <dc:date>2018-03-13T00:00:00</dc:date>
              <text:p text:style-name="P1"><text:span text:style-name="T1">Nghỉ hưởng lương theo chế độ thai sản của vợ</text:span></text:p>
            </office:annotation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6" draw:text-style-name="P1" svg:width="1.1413in" svg:height="0.2634in" svg:x="4.472in" svg:y="5.811in" draw:caption-point-x="-0.2402in" draw:caption-point-y="0.6039in">
              <dc:date>2018-02-05T00:00:00</dc:date>
              <text:p text:style-name="P1"><text:span text:style-name="T1">Làm remote</text:span></text:p>
            </office:annotation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4.9287in" svg:y="5.811in" draw:caption-point-x="-0.2402in" draw:caption-point-y="0.6039in">
              <dc:date>2018-02-05T00:00:00</dc:date>
              <text:p text:style-name="P1"><text:span text:style-name="T1">Làm remote</text:span></text:p>
            </office:annotation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5.3854in" svg:y="5.811in" draw:caption-point-x="-0.2402in" draw:caption-point-y="0.6039in">
              <dc:date>2018-02-05T00:00:00</dc:date>
              <text:p text:style-name="P1"><text:span text:style-name="T1">Làm remote</text:span></text:p>
            </office:annotation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5.8421in" svg:y="5.811in" draw:caption-point-x="-0.2402in" draw:caption-point-y="0.6039in">
              <dc:date>2018-02-05T00:00:00</dc:date>
              <text:p text:style-name="P1"><text:span text:style-name="T1">Làm remote</text:span></text:p>
            </office:annotation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6.3311in" svg:y="5.811in" draw:caption-point-x="-0.2402in" draw:caption-point-y="0.6039in">
              <dc:date>2018-02-05T00:00:00</dc:date>
              <text:p text:style-name="P1"><text:span text:style-name="T1">Làm remote</text:span></text:p>
            </office:annotation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6" draw:text-style-name="P1" svg:width="1.1413in" svg:height="0.2634in" svg:x="7.7988in" svg:y="5.811in" draw:caption-point-x="-0.2402in" draw:caption-point-y="0.6039in">
              <dc:date>2018-02-05T00:00:00</dc:date>
              <text:p text:style-name="P1"><text:span text:style-name="T1">Làm remote</text:span></text:p>
            </office:annotation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8.2878in" svg:y="5.811in" draw:caption-point-x="-0.2402in" draw:caption-point-y="0.6039in">
              <dc:date>2018-02-05T00:00:00</dc:date>
              <text:p text:style-name="P1"><text:span text:style-name="T1">Làm remote</text:span></text:p>
            </office:annotation>
            <text:p>0</text:p>
          </table:table-cell>
          <table:table-cell table:style-name="ce98" table:number-columns-repeated="7"/>
          <table:table-cell table:style-name="ce92" office:value-type="float" office:value="1">
            <office:annotation draw:style-name="gr4" draw:text-style-name="P1" svg:width="1.1413in" svg:height="0.3902in" svg:x="12.0059in" svg:y="5.8142in" draw:caption-point-x="-0.2402in" draw:caption-point-y="0.6008in">
              <dc:date>2018-02-21T00:00:00</dc:date>
              <text:p text:style-name="P1"><text:span text:style-name="T1">Chăm sóc vợ con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2.4622in" svg:y="5.8142in" draw:caption-point-x="-0.2402in" draw:caption-point-y="0.6008in">
              <dc:date>2018-02-21T00:00:00</dc:date>
              <text:p text:style-name="P1"><text:span text:style-name="T1">Chăm sóc vợ con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2.9189in" svg:y="5.8142in" draw:caption-point-x="-0.2402in" draw:caption-point-y="0.6008in">
              <dc:date>2018-02-21T00:00:00</dc:date>
              <text:p text:style-name="P1"><text:span text:style-name="T1">Chăm sóc vợ con</text:span></text:p>
            </office:annotation>
            <text:p>1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25">
            <text:p>25</text:p>
          </table:table-cell>
          <table:table-cell table:style-name="ce44" office:value-type="string">
            <text:p>LinhBT</text:p>
          </table:table-cell>
          <table:table-cell table:style-name="ce88" table:formula="of:=SUM([.D28:.AH28])" office:value-type="float" office:value="3">
            <text:p>3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6.0618in" draw:caption-point-x="-0.2402in" draw:caption-point-y="0.6008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6.0618in" draw:caption-point-x="-0.2402in" draw:caption-point-y="0.6008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style-name="ce92" office:value-type="float" office:value="1">
            <office:annotation draw:style-name="gr6" draw:text-style-name="P1" svg:width="1.1413in" svg:height="0.2634in" svg:x="12.0059in" svg:y="6.0618in" draw:caption-point-x="-0.2402in" draw:caption-point-y="0.6008in">
              <dc:date>2018-02-21T00:00:00</dc:date>
              <text:p text:style-name="P1"><text:span text:style-name="T1">Nhà xa</text:span></text:p>
            </office:annotation>
            <text:p>1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26">
            <text:p>26</text:p>
          </table:table-cell>
          <table:table-cell table:style-name="ce44" office:value-type="string">
            <text:p>MaiLT</text:p>
          </table:table-cell>
          <table:table-cell table:style-name="ce88" table:formula="of:=SUM([.D29:.AH29])" office:value-type="float" office:value="0">
            <text:p>0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27">
            <text:p>27</text:p>
          </table:table-cell>
          <table:table-cell table:style-name="ce75" office:value-type="string">
            <text:p>MaiNTT</text:p>
          </table:table-cell>
          <table:table-cell table:style-name="ce88" table:formula="of:=SUM([.D30:.AH30])" office:value-type="float" office:value="0">
            <text:p>0</text:p>
          </table:table-cell>
          <table:table-cell table:style-name="ce92" table:number-columns-repeated="13"/>
          <table:table-cell table:style-name="ce98" table:number-columns-repeated="7"/>
          <table:table-cell table:style-name="ce92" table:number-columns-repeated="11"/>
          <table:table-cell table:style-name="ce43" table:number-columns-repeated="952"/>
        </table:table-row>
        <table:table-row table:style-name="ro7">
          <table:table-cell table:style-name="ce71" office:value-type="float" office:value="28">
            <text:p>28</text:p>
          </table:table-cell>
          <table:table-cell table:style-name="ce44" office:value-type="string">
            <text:p>ManhNB</text:p>
          </table:table-cell>
          <table:table-cell table:style-name="ce88" table:formula="of:=SUM([.D31:.AH31])" office:value-type="float" office:value="6">
            <text:p>6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4.9287in" svg:y="6.802in" draw:caption-point-x="-0.2402in" draw:caption-point-y="0.6035in">
              <dc:date>2018-02-06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5.8421in" svg:y="6.8031in" draw:caption-point-x="-0.2402in" draw:caption-point-y="0.6024in">
              <dc:date>2018-02-08T00:00:00</dc:date>
              <text:p text:style-name="P1"><text:span text:style-name="T1">Kẹt xe, 8h36 đến cty</text:span></text:p>
            </office:annotation>
            <text:p>0</text:p>
          </table:table-cell>
          <table:table-cell table:style-name="ce92" office:value-type="float" office:value="1">
            <office:annotation draw:style-name="gr6" draw:text-style-name="P1" svg:width="1.1413in" svg:height="0.2634in" svg:x="6.3311in" svg:y="6.8043in" draw:caption-point-x="-0.2402in" draw:caption-point-y="0.6012in">
              <dc:date>2018-02-09T00:00:00</dc:date>
              <text:p text:style-name="P1"><text:span text:style-name="T1">Xin nghỉ tết sớm</text:span></text:p>
            </office:annotation>
            <text:p>1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6.8047in" draw:caption-point-x="-0.2402in" draw:caption-point-y="0.6008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6.8047in" draw:caption-point-x="-0.2402in" draw:caption-point-y="0.6008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style-name="ce92" office:value-type="float" office:value="1">
            <office:annotation draw:style-name="gr4" draw:text-style-name="P1" svg:width="1.1413in" svg:height="0.3902in" svg:x="12.0059in" svg:y="6.8047in" draw:caption-point-x="-0.2402in" draw:caption-point-y="0.6008in">
              <dc:date>2018-02-21T00:00:00</dc:date>
              <text:p text:style-name="P1"><text:span text:style-name="T1">Du lịch cùng gia đình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2.4622in" svg:y="6.8047in" draw:caption-point-x="-0.2402in" draw:caption-point-y="0.6008in">
              <dc:date>2018-02-21T00:00:00</dc:date>
              <text:p text:style-name="P1"><text:span text:style-name="T1">Du lịch cùng gia đình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2.9189in" svg:y="6.8047in" draw:caption-point-x="-0.2402in" draw:caption-point-y="0.6008in">
              <dc:date>2018-02-21T00:00:00</dc:date>
              <text:p text:style-name="P1"><text:span text:style-name="T1">Du lịch cùng gia đình</text:span></text:p>
            </office:annotation>
            <text:p>1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15.202in" svg:y="6.8067in" draw:caption-point-x="-0.2402in" draw:caption-point-y="0.5988in">
              <dc:date>2018-02-28T00:00:00</dc:date>
              <text:p text:style-name="P1"><text:span text:style-name="T1">Kẹt xe, 8h38 đến cty</text:span></text:p>
            </office:annotation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29">
            <text:p>29</text:p>
          </table:table-cell>
          <table:table-cell table:style-name="ce44" office:value-type="string">
            <text:p>NamTH</text:p>
          </table:table-cell>
          <table:table-cell table:style-name="ce88" table:formula="of:=SUM([.D32:.AH32])" office:value-type="float" office:value="2">
            <text:p>2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7.0524in" draw:caption-point-x="-0.2402in" draw:caption-point-y="0.6008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7.0524in" draw:caption-point-x="-0.2402in" draw:caption-point-y="0.6008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30">
            <text:p>30</text:p>
          </table:table-cell>
          <table:table-cell table:style-name="ce44" office:value-type="string">
            <text:p>NamTV</text:p>
          </table:table-cell>
          <table:table-cell table:style-name="ce88" table:formula="of:=SUM([.D33:.AH33])" office:value-type="float" office:value="2.5">
            <text:p>2.5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3" draw:text-style-name="P1" svg:width="1.1413in" svg:height="0.7012in" svg:x="4.472in" svg:y="7.2969in" draw:caption-point-x="-0.2402in" draw:caption-point-y="0.6039in">
              <dc:date>2018-02-05T00:00:00</dc:date>
              <text:p text:style-name="P1"><text:span text:style-name="T1">Chở em bé đi khám bệnh, xin đi trễ, 9h26 đến cty</text:span></text:p>
            </office:annotation>
            <text:p>0</text:p>
          </table:table-cell>
          <table:table-cell table:style-name="ce92" office:value-type="float" office:value="0.5">
            <office:annotation draw:style-name="gr2" draw:text-style-name="P1" svg:width="1.1413in" svg:height="0.5457in" svg:x="4.9287in" svg:y="7.2972in" draw:caption-point-x="-0.2402in" draw:caption-point-y="0.6035in">
              <dc:date>2018-02-06T00:00:00</dc:date>
              <text:p text:style-name="P1"><text:span text:style-name="T1">Bận việc cá nhân đột xuất, off sáng</text:span></text:p>
            </office:annotation>
            <text:p>0.5</text:p>
          </table:table-cell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7.3in" draw:caption-point-x="-0.2402in" draw:caption-point-y="0.6008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7.3in" draw:caption-point-x="-0.2402in" draw:caption-point-y="0.6008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31">
            <text:p>31</text:p>
          </table:table-cell>
          <table:table-cell table:style-name="ce44" office:value-type="string">
            <text:p>NhanHTH</text:p>
          </table:table-cell>
          <table:table-cell table:style-name="ce88" table:formula="of:=SUM([.D34:.AH34])" office:value-type="float" office:value="3">
            <text:p>3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8" table:number-columns-repeated="7"/>
          <table:table-cell table:style-name="ce92" office:value-type="float" office:value="1">
            <office:annotation draw:style-name="gr4" draw:text-style-name="P1" svg:width="1.1413in" svg:height="0.3902in" svg:x="12.0059in" svg:y="7.5476in" draw:caption-point-x="-0.2402in" draw:caption-point-y="0.6008in">
              <dc:date>2018-02-21T00:00:00</dc:date>
              <text:p text:style-name="P1"><text:span text:style-name="T1">Du lịch cùng gia đình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2.4622in" svg:y="7.5476in" draw:caption-point-x="-0.2402in" draw:caption-point-y="0.6008in">
              <dc:date>2018-02-21T00:00:00</dc:date>
              <text:p text:style-name="P1"><text:span text:style-name="T1">Du lịch cùng gia đình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2.9189in" svg:y="7.5476in" draw:caption-point-x="-0.2402in" draw:caption-point-y="0.6008in">
              <dc:date>2018-02-21T00:00:00</dc:date>
              <text:p text:style-name="P1"><text:span text:style-name="T1">Du lịch cùng gia đình</text:span></text:p>
            </office:annotation>
            <text:p>1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32">
            <text:p>32</text:p>
          </table:table-cell>
          <table:table-cell table:style-name="ce44" office:value-type="string">
            <text:p>NhanNM</text:p>
          </table:table-cell>
          <table:table-cell table:style-name="ce88" table:formula="of:=SUM([.D35:.AH35])" office:value-type="float" office:value="6">
            <text:p>6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4" table:style-name="ce92" office:value-type="float" office:value="0">
            <text:p>0</text:p>
          </table:table-cell>
          <table:table-cell table:style-name="ce92" office:value-type="float" office:value="0.5">
            <office:annotation draw:style-name="gr4" draw:text-style-name="P1" svg:width="1.1413in" svg:height="0.3902in" svg:x="6.3311in" svg:y="7.7953in" draw:caption-point-x="-0.2402in" draw:caption-point-y="0.6012in">
              <dc:date>2018-02-09T00:00:00</dc:date>
              <text:p text:style-name="P1"><text:span text:style-name="T1">Làm giấy tờ, off chiều</text:span></text:p>
            </office:annotation>
            <text:p>0.5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7.7957in" draw:caption-point-x="-0.2402in" draw:caption-point-y="0.6008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7.7957in" draw:caption-point-x="-0.2402in" draw:caption-point-y="0.6008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style-name="ce92" office:value-type="float" office:value="1">
            <office:annotation draw:style-name="gr4" draw:text-style-name="P1" svg:width="1.1413in" svg:height="0.3902in" svg:x="12.0059in" svg:y="7.7957in" draw:caption-point-x="-0.2402in" draw:caption-point-y="0.6008in">
              <dc:date>2018-02-21T00:00:00</dc:date>
              <text:p text:style-name="P1"><text:span text:style-name="T1">Du lịch nghỉ ngơi thư giãn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2.4622in" svg:y="7.7957in" draw:caption-point-x="-0.2402in" draw:caption-point-y="0.6008in">
              <dc:date>2018-02-21T00:00:00</dc:date>
              <text:p text:style-name="P1"><text:span text:style-name="T1">Du lịch nghỉ ngơi thư giãn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2.9189in" svg:y="7.7957in" draw:caption-point-x="-0.2402in" draw:caption-point-y="0.6008in">
              <dc:date>2018-02-21T00:00:00</dc:date>
              <text:p text:style-name="P1"><text:span text:style-name="T1">Du lịch nghỉ ngơi thư giãn</text:span></text:p>
            </office:annotation>
            <text:p>1</text:p>
          </table:table-cell>
          <table:table-cell table:style-name="ce92" table:number-columns-repeated="2"/>
          <table:table-cell table:style-name="ce92" office:value-type="float" office:value="0.5">
            <office:annotation draw:style-name="gr4" draw:text-style-name="P1" svg:width="1.1413in" svg:height="0.3902in" svg:x="14.289in" svg:y="7.7969in" draw:caption-point-x="-0.2402in" draw:caption-point-y="0.5996in">
              <dc:date>2018-02-26T00:00:00</dc:date>
              <text:p text:style-name="P1"><text:span text:style-name="T1">Đi làm giấy tờ, off sáng</text:span></text:p>
            </office:annotation>
            <text:p>0.5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33">
            <text:p>33</text:p>
          </table:table-cell>
          <table:table-cell table:style-name="ce44" office:value-type="string">
            <text:p>NhungHTH</text:p>
          </table:table-cell>
          <table:table-cell table:style-name="ce88" table:formula="of:=SUM([.D36:.AH36])" office:value-type="float" office:value="3">
            <text:p>3</text:p>
          </table:table-cell>
          <table:table-cell table:style-name="ce92" office:value-type="float" office:value="1">
            <office:annotation draw:style-name="gr4" draw:text-style-name="P1" svg:width="1.1413in" svg:height="0.3902in" svg:x="2.6457in" svg:y="8.039in" draw:caption-point-x="-0.2402in" draw:caption-point-y="0.6051in">
              <dc:date>2018-02-01T00:00:00</dc:date>
              <text:p text:style-name="P1"><text:span text:style-name="T1">Đi du lịch Đài Loan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3.1024in" svg:y="8.039in" draw:caption-point-x="-0.2402in" draw:caption-point-y="0.6051in">
              <dc:date>2018-02-01T00:00:00</dc:date>
              <text:p text:style-name="P1"><text:span text:style-name="T1">Đi du lịch Đài Loan</text:span></text:p>
            </office:annotation>
            <text:p>1</text:p>
          </table:table-cell>
          <table:table-cell table:style-name="ce92" table:number-columns-repeated="2"/>
          <table:table-cell table:style-name="ce92" office:value-type="float" office:value="1">
            <office:annotation draw:style-name="gr4" draw:text-style-name="P1" svg:width="1.1413in" svg:height="0.3902in" svg:x="4.472in" svg:y="8.039in" draw:caption-point-x="-0.2402in" draw:caption-point-y="0.6051in">
              <dc:date>2018-02-01T00:00:00</dc:date>
              <text:p text:style-name="P1"><text:span text:style-name="T1">Đi du lịch Đài Loan</text:span></text:p>
            </office:annotation>
            <text:p>1</text:p>
          </table:table-cell>
          <table:table-cell table:style-name="ce92" office:value-type="float" office:value="0">
            <office:annotation draw:style-name="gr4" draw:text-style-name="P1" svg:width="1.1413in" svg:height="0.3902in" svg:x="4.9287in" svg:y="8.0406in" draw:caption-point-x="-0.2402in" draw:caption-point-y="0.6035in">
              <dc:date>2018-02-06T00:00:00</dc:date>
              <text:p text:style-name="P1"><text:span text:style-name="T1">Ngủ dậy muộn, 8h33 đến cty</text:span></text:p>
            </office:annotation>
            <text:p>0</text:p>
          </table:table-cell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34">
            <text:p>34</text:p>
          </table:table-cell>
          <table:table-cell table:style-name="ce44" office:value-type="string">
            <text:p>NhuPHQ</text:p>
          </table:table-cell>
          <table:table-cell table:style-name="ce88" table:formula="of:=SUM([.D37:.AH37])" office:value-type="float" office:value="3">
            <text:p>3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8" table:number-columns-repeated="7"/>
          <table:table-cell table:style-name="ce92" office:value-type="float" office:value="1">
            <office:annotation draw:style-name="gr4" draw:text-style-name="P1" svg:width="1.1413in" svg:height="0.3902in" svg:x="12.0059in" svg:y="8.2909in" draw:caption-point-x="-0.2402in" draw:caption-point-y="0.6008in">
              <dc:date>2018-02-21T00:00:00</dc:date>
              <text:p text:style-name="P1"><text:span text:style-name="T1">Du lịch cùng gia đình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2.4622in" svg:y="8.2909in" draw:caption-point-x="-0.2402in" draw:caption-point-y="0.6008in">
              <dc:date>2018-02-21T00:00:00</dc:date>
              <text:p text:style-name="P1"><text:span text:style-name="T1">Du lịch cùng gia đình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2.9189in" svg:y="8.2909in" draw:caption-point-x="-0.2402in" draw:caption-point-y="0.6008in">
              <dc:date>2018-02-21T00:00:00</dc:date>
              <text:p text:style-name="P1"><text:span text:style-name="T1">Du lịch cùng gia đình</text:span></text:p>
            </office:annotation>
            <text:p>1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35">
            <text:p>35</text:p>
          </table:table-cell>
          <table:table-cell table:style-name="ce44" office:value-type="string">
            <text:p>NhuVNQ</text:p>
          </table:table-cell>
          <table:table-cell table:style-name="ce88" table:formula="of:=SUM([.D38:.AH38])" office:value-type="float" office:value="0">
            <text:p>0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49"/>
          <table:table-cell table:number-columns-repeated="3"/>
        </table:table-row>
        <table:table-row table:style-name="ro7">
          <table:table-cell table:style-name="ce71" office:value-type="float" office:value="36">
            <text:p>36</text:p>
          </table:table-cell>
          <table:table-cell table:style-name="ce73" office:value-type="string">
            <text:p>PhatHDT</text:p>
          </table:table-cell>
          <table:table-cell table:style-name="ce88" table:formula="of:=SUM([.D39:.AH39])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2.6457in" svg:y="8.7819in" draw:caption-point-x="-0.2402in" draw:caption-point-y="0.6051in">
              <dc:date>2018-02-01T00:00:00</dc:date>
              <text:p text:style-name="P1"><text:span text:style-name="T1">Nhà có việc gấp, 8h32 đến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4" draw:text-style-name="P1" svg:width="1.1413in" svg:height="0.3902in" svg:x="4.472in" svg:y="8.7831in" draw:caption-point-x="-0.2402in" draw:caption-point-y="0.6039in">
              <dc:date>2018-02-05T00:00:00</dc:date>
              <text:p text:style-name="P1"><text:span text:style-name="T1">Kẹt xe, 8h32 đến cty</text:span></text:p>
            </office:annotation>
            <text:p>0</text:p>
          </table:table-cell>
          <table:table-cell table:number-columns-repeated="4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8" table:number-columns-repeated="7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12.9189in" svg:y="8.787in" draw:caption-point-x="-0.2402in" draw:caption-point-y="0.6in">
              <dc:date>2018-02-23T00:00:00</dc:date>
              <text:p text:style-name="P1"><text:span text:style-name="T1">Đau bụng, 8h32 đến cty</text:span></text:p>
            </office:annotation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49"/>
          <table:table-cell table:number-columns-repeated="3"/>
        </table:table-row>
        <table:table-row table:style-name="ro7">
          <table:table-cell table:style-name="ce71" office:value-type="float" office:value="37">
            <text:p>37</text:p>
          </table:table-cell>
          <table:table-cell table:style-name="ce44" office:value-type="string">
            <text:p>PhuongPVH</text:p>
          </table:table-cell>
          <table:table-cell table:style-name="ce88" table:formula="of:=SUM([.D40:.AH40])" office:value-type="float" office:value="2">
            <text:p>2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9.0339in" draw:caption-point-x="-0.2402in" draw:caption-point-y="0.6008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9.0339in" draw:caption-point-x="-0.2402in" draw:caption-point-y="0.6008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38">
            <text:p>38</text:p>
          </table:table-cell>
          <table:table-cell table:style-name="ce45" office:value-type="string">
            <text:p>PhongPT</text:p>
          </table:table-cell>
          <table:table-cell table:style-name="ce88" table:formula="of:=SUM([.D41:.AH41])" office:value-type="float" office:value="0">
            <text:p>0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8" table:number-columns-repeated="7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12.9189in" svg:y="9.2823in" draw:caption-point-x="-0.2402in" draw:caption-point-y="0.6in">
              <dc:date>2018-02-23T00:00:00</dc:date>
              <text:p text:style-name="P1"><text:span text:style-name="T1">Mất thẻ xe, xin đi trễ, 8h46 đến cty</text:span></text:p>
            </office:annotation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39">
            <text:p>39</text:p>
          </table:table-cell>
          <table:table-cell table:style-name="ce44" office:value-type="string">
            <text:p>PhongTH</text:p>
          </table:table-cell>
          <table:table-cell table:style-name="ce88" table:formula="of:=SUM([.D42:.AH42])" office:value-type="float" office:value="2">
            <text:p>2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9.5291in" draw:caption-point-x="-0.2402in" draw:caption-point-y="0.6008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9.5291in" draw:caption-point-x="-0.2402in" draw:caption-point-y="0.6008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40">
            <text:p>40</text:p>
          </table:table-cell>
          <table:table-cell table:style-name="ce44" office:value-type="string">
            <text:p>PhuTV</text:p>
          </table:table-cell>
          <table:table-cell table:style-name="ce88" table:formula="of:=SUM([.D43:.AH43])" office:value-type="float" office:value="3">
            <text:p>3</text:p>
          </table:table-cell>
          <table:table-cell table:style-name="ce92" table:number-columns-repeated="6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6.3311in" svg:y="9.7764in" draw:caption-point-x="-0.2402in" draw:caption-point-y="0.6012in">
              <dc:date>2018-02-09T00:00:00</dc:date>
              <text:p text:style-name="P1"><text:span text:style-name="T1">Lên trường đăng ký đề tài, 9h35 đến cty</text:span></text:p>
            </office:annotation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8" table:number-columns-repeated="7"/>
          <table:table-cell table:style-name="ce92" office:value-type="float" office:value="1">
            <office:annotation draw:style-name="gr4" draw:text-style-name="P1" svg:width="1.1413in" svg:height="0.3902in" svg:x="12.0059in" svg:y="9.7768in" draw:caption-point-x="-0.2402in" draw:caption-point-y="0.6008in">
              <dc:date>2018-02-21T00:00:00</dc:date>
              <text:p text:style-name="P1"><text:span text:style-name="T1">Du lịch cùng gia đình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2.4622in" svg:y="9.7768in" draw:caption-point-x="-0.2402in" draw:caption-point-y="0.6008in">
              <dc:date>2018-02-21T00:00:00</dc:date>
              <text:p text:style-name="P1"><text:span text:style-name="T1">Du lịch cùng gia đình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2.9189in" svg:y="9.7768in" draw:caption-point-x="-0.2402in" draw:caption-point-y="0.6008in">
              <dc:date>2018-02-21T00:00:00</dc:date>
              <text:p text:style-name="P1"><text:span text:style-name="T1">Du lịch cùng gia đình</text:span></text:p>
            </office:annotation>
            <text:p>1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41">
            <text:p>41</text:p>
          </table:table-cell>
          <table:table-cell table:style-name="ce44" office:value-type="string">
            <text:p>QuangVD</text:p>
          </table:table-cell>
          <table:table-cell table:style-name="ce88" table:formula="of:=SUM([.D44:.AH44])" office:value-type="float" office:value="4">
            <text:p>4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1">
            <office:annotation draw:style-name="gr2" draw:text-style-name="P1" svg:width="1.1413in" svg:height="0.5457in" svg:x="4.9287in" svg:y="10.022in" draw:caption-point-x="-0.2402in" draw:caption-point-y="0.6035in">
              <dc:date>2018-02-06T00:00:00</dc:date>
              <text:p text:style-name="P1"><text:span text:style-name="T1">Lên trường bảo vệ luận văn 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5.3854in" svg:y="10.0224in" draw:caption-point-x="-0.2402in" draw:caption-point-y="0.6031in">
              <dc:date>2018-02-07T00:00:00</dc:date>
              <text:p text:style-name="P1"><text:span text:style-name="T1">Bị sốt</text:span></text:p>
            </office:annotation>
            <text:p>1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8" table:number-columns-repeated="7"/>
          <table:table-cell table:style-name="ce92" office:value-type="float" office:value="1">
            <office:annotation draw:style-name="gr4" draw:text-style-name="P1" svg:width="1.1413in" svg:height="0.3902in" svg:x="12.0059in" svg:y="10.0248in" draw:caption-point-x="-0.2402in" draw:caption-point-y="0.6008in">
              <dc:date>2018-02-21T00:00:00</dc:date>
              <text:p text:style-name="P1"><text:span text:style-name="T1">Chưa bắt xe lên được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2.4622in" svg:y="10.0248in" draw:caption-point-x="-0.2402in" draw:caption-point-y="0.6008in">
              <dc:date>2018-02-21T00:00:00</dc:date>
              <text:p text:style-name="P1"><text:span text:style-name="T1">Chưa bắt xe lên được</text:span></text:p>
            </office:annotation>
            <text:p>1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42">
            <text:p>42</text:p>
          </table:table-cell>
          <table:table-cell table:style-name="ce44" office:value-type="string">
            <text:p>QuynhNNT</text:p>
          </table:table-cell>
          <table:table-cell table:style-name="ce88" table:formula="of:=SUM([.D45:.AH45])" office:value-type="float" office:value="0">
            <text:p>0</text:p>
          </table:table-cell>
          <table:table-cell table:style-name="ce92" table:number-columns-repeated="4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43">
            <text:p>43</text:p>
          </table:table-cell>
          <table:table-cell table:style-name="ce44" office:value-type="string">
            <text:p>TaiPA</text:p>
          </table:table-cell>
          <table:table-cell table:style-name="ce88" table:formula="of:=SUM([.D46:.AH46])" office:value-type="float" office:value="0">
            <text:p>0</text:p>
          </table:table-cell>
          <table:table-cell table:style-name="ce92" table:number-columns-repeated="4"/>
          <table:table-cell table:number-columns-repeated="4" table:style-name="ce92" office:value-type="float" office:value="0"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6.3311in" svg:y="10.5197in" draw:caption-point-x="-0.2402in" draw:caption-point-y="0.6012in">
              <dc:date>2018-02-09T00:00:00</dc:date>
              <text:p text:style-name="P1"><text:span text:style-name="T1">Qua cty cũ dự tổng kết, 9h15 đến cty</text:span></text:p>
            </office:annotation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44">
            <text:p>44</text:p>
          </table:table-cell>
          <table:table-cell table:style-name="ce44" office:value-type="string">
            <text:p>TinNQ</text:p>
          </table:table-cell>
          <table:table-cell table:style-name="ce88" table:formula="of:=SUM([.D47:.AH47])" office:value-type="float" office:value="0">
            <text:p>0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4" draw:text-style-name="P1" svg:width="1.1413in" svg:height="0.3902in" svg:x="4.472in" svg:y="10.7646in" draw:caption-point-x="-0.2402in" draw:caption-point-y="0.6039in">
              <dc:date>2018-02-05T00:00:00</dc:date>
              <text:p text:style-name="P1"><text:span text:style-name="T1">Ghé mua thuốc, 8h33 đến cty</text:span></text:p>
            </office:annotation>
            <text:p>0</text:p>
          </table:table-cell>
          <table:table-cell table:number-columns-repeated="3"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6.3311in" svg:y="10.7673in" draw:caption-point-x="-0.2402in" draw:caption-point-y="0.6012in">
              <dc:date>2018-02-09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45">
            <text:p>45</text:p>
          </table:table-cell>
          <table:table-cell table:style-name="ce44" office:value-type="string">
            <text:p>TienND</text:p>
          </table:table-cell>
          <table:table-cell table:style-name="ce88" table:formula="of:=SUM([.D48:.AH48])" office:value-type="float" office:value="3">
            <text:p>3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11.0154in" draw:caption-point-x="-0.2402in" draw:caption-point-y="0.6008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11.0154in" draw:caption-point-x="-0.2402in" draw:caption-point-y="0.6008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1">
            <office:annotation draw:style-name="gr2" draw:text-style-name="P1" svg:width="1.1413in" svg:height="0.5457in" svg:x="14.7457in" svg:y="11.0173in" draw:caption-point-x="-0.2402in" draw:caption-point-y="0.5988in">
              <dc:date>2018-02-27T00:00:00</dc:date>
              <text:p text:style-name="P1"><text:span text:style-name="T1">Chở vợ đi làm giấy tờ + thôi nôi cháu</text:span></text:p>
            </office:annotation>
            <text:p>1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46">
            <text:p>46</text:p>
          </table:table-cell>
          <table:table-cell table:style-name="ce44" office:value-type="string">
            <text:p>ThaiNHQ</text:p>
          </table:table-cell>
          <table:table-cell table:style-name="ce88" table:formula="of:=SUM([.D49:.AH49])" office:value-type="float" office:value="1">
            <text:p>1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8" table:number-columns-repeated="7"/>
          <table:table-cell table:style-name="ce92" office:value-type="float" office:value="1">
            <office:annotation draw:style-name="gr6" draw:text-style-name="P1" svg:width="1.1413in" svg:height="0.2634in" svg:x="12.0059in" svg:y="11.263in" draw:caption-point-x="-0.2402in" draw:caption-point-y="0.6008in">
              <dc:date>2018-02-21T00:00:00</dc:date>
              <text:p text:style-name="P1"><text:span text:style-name="T1">Du lịch</text:span></text:p>
            </office:annotation>
            <text:p>1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47">
            <text:p>47</text:p>
          </table:table-cell>
          <table:table-cell table:style-name="ce44" office:value-type="string">
            <text:p>ThamDT</text:p>
          </table:table-cell>
          <table:table-cell table:style-name="ce88" table:formula="of:=SUM([.D50:.AH50])" office:value-type="float" office:value="0">
            <text:p>0</text:p>
          </table:table-cell>
          <table:table-cell table:style-name="ce92" table:number-columns-repeated="13"/>
          <table:table-cell table:style-name="ce98" table:number-columns-repeated="7"/>
          <table:table-cell table:style-name="ce92" table:number-columns-repeated="11"/>
          <table:table-cell table:style-name="ce43" table:number-columns-repeated="952"/>
        </table:table-row>
        <table:table-row table:style-name="ro7">
          <table:table-cell table:style-name="ce71" office:value-type="float" office:value="48">
            <text:p>48</text:p>
          </table:table-cell>
          <table:table-cell table:style-name="ce44" office:value-type="string">
            <text:p>ThaoDTN</text:p>
          </table:table-cell>
          <table:table-cell table:style-name="ce88" table:formula="of:=SUM([.D51:.AH51])" office:value-type="float" office:value="4.5">
            <text:p>4.5</text:p>
          </table:table-cell>
          <table:table-cell table:style-name="ce92" office:value-type="float" office:value="0.5">
            <office:annotation draw:style-name="gr4" draw:text-style-name="P1" svg:width="1.1413in" svg:height="0.3902in" svg:x="2.6457in" svg:y="11.7539in" draw:caption-point-x="-0.2402in" draw:caption-point-y="0.6051in">
              <dc:date>2018-02-01T00:00:00</dc:date>
              <text:p text:style-name="P1"><text:span text:style-name="T1">Bận việc gia đình, off sáng</text:span></text:p>
            </office:annotation>
            <text:p>0.5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5.3854in" svg:y="11.7559in" draw:caption-point-x="-0.2402in" draw:caption-point-y="0.6031in">
              <dc:date>2018-02-07T00:00:00</dc:date>
              <text:p text:style-name="P1"><text:span text:style-name="T1">Kẹt xe, 8h32 vào cty</text:span></text:p>
            </office:annotation>
            <text:p>0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11.7583in" draw:caption-point-x="-0.2402in" draw:caption-point-y="0.6008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style-name="ce92" office:value-type="float" office:value="1">
            <office:annotation draw:style-name="gr4" draw:text-style-name="P1" svg:width="1.1413in" svg:height="0.3902in" svg:x="12.0059in" svg:y="11.7583in" draw:caption-point-x="-0.2402in" draw:caption-point-y="0.6008in">
              <dc:date>2018-02-21T00:00:00</dc:date>
              <text:p text:style-name="P1"><text:span text:style-name="T1">Du lịch cùng gia đình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2.4622in" svg:y="11.7583in" draw:caption-point-x="-0.2402in" draw:caption-point-y="0.6008in">
              <dc:date>2018-02-21T00:00:00</dc:date>
              <text:p text:style-name="P1"><text:span text:style-name="T1">Du lịch cùng gia đình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2.9189in" svg:y="11.7583in" draw:caption-point-x="-0.2402in" draw:caption-point-y="0.6008in">
              <dc:date>2018-02-21T00:00:00</dc:date>
              <text:p text:style-name="P1"><text:span text:style-name="T1">Du lịch cùng gia đình</text:span></text:p>
            </office:annotation>
            <text:p>1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49">
            <text:p>49</text:p>
          </table:table-cell>
          <table:table-cell table:style-name="ce44" office:value-type="string">
            <text:p>ThinhT</text:p>
          </table:table-cell>
          <table:table-cell table:style-name="ce88" table:formula="of:=SUM([.D52:.AH52])" office:value-type="float" office:value="3">
            <text:p>3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12.0059in" draw:caption-point-x="-0.2402in" draw:caption-point-y="0.6008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12.0059in" draw:caption-point-x="-0.2402in" draw:caption-point-y="0.6008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style-name="ce92" office:value-type="float" office:value="1">
            <office:annotation draw:style-name="gr6" draw:text-style-name="P1" svg:width="1.1413in" svg:height="0.2634in" svg:x="12.0059in" svg:y="12.0059in" draw:caption-point-x="-0.2402in" draw:caption-point-y="0.6008in">
              <dc:date>2018-02-21T00:00:00</dc:date>
              <text:p text:style-name="P1"><text:span text:style-name="T1">Nhà xa</text:span></text:p>
            </office:annotation>
            <text:p>1</text:p>
          </table:table-cell>
          <table:table-cell table:style-name="ce92" office:value-type="float" office:value="0">
            <office:annotation draw:style-name="gr4" draw:text-style-name="P1" svg:width="1.1413in" svg:height="0.3902in" svg:x="12.4622in" svg:y="12.0063in" draw:caption-point-x="-0.2402in" draw:caption-point-y="0.6004in">
              <dc:date>2018-02-22T00:00:00</dc:date>
              <text:p text:style-name="P1"><text:span text:style-name="T1">Xe vào trễ, 8h38 đến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50">
            <text:p>50</text:p>
          </table:table-cell>
          <table:table-cell table:style-name="ce44" office:value-type="string">
            <text:p>ThuyLTT</text:p>
          </table:table-cell>
          <table:table-cell table:style-name="ce88" table:formula="of:=SUM([.D53:.AH53])" office:value-type="float" office:value="3">
            <text:p>3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5.8421in" svg:y="12.2524in" draw:caption-point-x="-0.2402in" draw:caption-point-y="0.6024in">
              <dc:date>2018-02-08T00:00:00</dc:date>
              <text:p text:style-name="P1"><text:span text:style-name="T1">Ra ngân hàng, xin đi trễ, 9h46 đến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12.2539in" draw:caption-point-x="-0.2402in" draw:caption-point-y="0.6008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12.2539in" draw:caption-point-x="-0.2402in" draw:caption-point-y="0.6008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style-name="ce92" office:value-type="float" office:value="0">
            <text:p>0</text:p>
          </table:table-cell>
          <table:table-cell table:style-name="ce92" office:value-type="float" office:value="1">
            <office:annotation draw:style-name="gr4" draw:text-style-name="P1" svg:width="1.1413in" svg:height="0.3902in" svg:x="12.4622in" svg:y="12.2543in" draw:caption-point-x="-0.2402in" draw:caption-point-y="0.6004in">
              <dc:date>2018-02-22T00:00:00</dc:date>
              <text:p text:style-name="P1"><text:span text:style-name="T1">Chóng mặt,</text:span></text:p>
            </office:annotation>
            <text:p>1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2" draw:text-style-name="P1" svg:width="1.1413in" svg:height="0.5457in" svg:x="14.289in" svg:y="12.2551in" draw:caption-point-x="-0.2402in" draw:caption-point-y="0.5996in">
              <dc:date>2018-02-26T00:00:00</dc:date>
              <text:p text:style-name="P1"><text:span text:style-name="T1">Đi làm giấy tờ, xin đi trễ, 9h43 đến cty</text:span></text:p>
            </office:annotation>
            <text:p>0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51">
            <text:p>51</text:p>
          </table:table-cell>
          <table:table-cell table:style-name="ce44" office:value-type="string">
            <text:p>ThuyNTX</text:p>
          </table:table-cell>
          <table:table-cell table:style-name="ce88" table:formula="of:=SUM([.D54:.AH54])" office:value-type="float" office:value="2">
            <text:p>2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12.5016in" draw:caption-point-x="-0.2402in" draw:caption-point-y="0.6008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12.5016in" draw:caption-point-x="-0.2402in" draw:caption-point-y="0.6008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52">
            <text:p>52</text:p>
          </table:table-cell>
          <table:table-cell table:style-name="ce44" office:value-type="string">
            <text:p>ThuyenTTN</text:p>
          </table:table-cell>
          <table:table-cell table:style-name="ce88" table:formula="of:=SUM([.D55:.AH55])" office:value-type="float" office:value="2">
            <text:p>2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5.3854in" svg:y="12.7469in" draw:caption-point-x="-0.2402in" draw:caption-point-y="0.6031in">
              <dc:date>2018-02-07T00:00:00</dc:date>
              <text:p text:style-name="P1"><text:span text:style-name="T1">Bị mệt, xin đi trễ, 9h02 đến cty</text:span></text:p>
            </office:annotation>
            <text:p>0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12.7492in" draw:caption-point-x="-0.2402in" draw:caption-point-y="0.6008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12.7492in" draw:caption-point-x="-0.2402in" draw:caption-point-y="0.6008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53">
            <text:p>53</text:p>
          </table:table-cell>
          <table:table-cell table:style-name="ce74" office:value-type="string">
            <text:p>VietBA</text:p>
          </table:table-cell>
          <table:table-cell table:style-name="ce88" table:formula="of:=SUM([.D56:.AH56])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2.6457in" svg:y="12.9925in" draw:caption-point-x="-0.2402in" draw:caption-point-y="0.6051in">
              <dc:date>2018-02-01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8" table:number-columns-repeated="7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12.9189in" svg:y="12.9976in" draw:caption-point-x="-0.2402in" draw:caption-point-y="0.6in">
              <dc:date>2018-02-23T00:00:00</dc:date>
              <text:p text:style-name="P1"><text:span text:style-name="T1">Ra ngân hàng, xin đi trễ, 9h16 đến cty</text:span></text:p>
            </office:annotation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15.202in" svg:y="12.9988in" draw:caption-point-x="-0.2402in" draw:caption-point-y="0.5988in">
              <dc:date>2018-02-28T00:00:00</dc:date>
              <text:p text:style-name="P1"><text:span text:style-name="T1">Kẹt xe, 8h31 đến cty</text:span></text:p>
            </office:annotation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54">
            <text:p>54</text:p>
          </table:table-cell>
          <table:table-cell table:style-name="ce44" office:value-type="string">
            <text:p>VinhP</text:p>
          </table:table-cell>
          <table:table-cell table:style-name="ce88" table:formula="of:=SUM([.D57:.AH57])" office:value-type="float" office:value="5">
            <text:p>5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13.2445in" draw:caption-point-x="-0.2402in" draw:caption-point-y="0.6008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13.2445in" draw:caption-point-x="-0.2402in" draw:caption-point-y="0.6008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style-name="ce92" office:value-type="float" office:value="1">
            <office:annotation draw:style-name="gr6" draw:text-style-name="P1" svg:width="1.1413in" svg:height="0.2634in" svg:x="12.0059in" svg:y="13.2445in" draw:caption-point-x="-0.2402in" draw:caption-point-y="0.6008in">
              <dc:date>2018-02-21T00:00:00</dc:date>
              <text:p text:style-name="P1"><text:span text:style-name="T1">Nhà xa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12.4622in" svg:y="13.2445in" draw:caption-point-x="-0.2402in" draw:caption-point-y="0.6008in">
              <dc:date>2018-02-21T00:00:00</dc:date>
              <text:p text:style-name="P1"><text:span text:style-name="T1">Nhà xa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12.9189in" svg:y="13.2445in" draw:caption-point-x="-0.2402in" draw:caption-point-y="0.6008in">
              <dc:date>2018-02-21T00:00:00</dc:date>
              <text:p text:style-name="P1"><text:span text:style-name="T1">Nhà xa</text:span></text:p>
            </office:annotation>
            <text:p>1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2" table:number-rows-repeated="65354">
          <table:table-cell table:style-name="ce43" table:number-columns-repeated="3"/>
          <table:table-cell table:style-name="ce93" table:number-columns-repeated="31"/>
          <table:table-cell table:style-name="ce43" table:number-columns-repeated="952"/>
        </table:table-row>
        <table:table-row table:style-name="ro2" table:number-rows-repeated="49">
          <table:table-cell table:style-name="ce43" table:number-columns-repeated="3"/>
          <table:table-cell table:style-name="ce93"/>
          <table:table-cell table:number-columns-repeated="27"/>
          <table:table-cell table:style-name="ce93" table:number-columns-repeated="3"/>
          <table:table-cell table:style-name="ce43" table:number-columns-repeated="952"/>
        </table:table-row>
        <table:table-row table:style-name="ro2">
          <table:table-cell table:style-name="ce43" table:number-columns-repeated="2"/>
          <table:table-cell table:number-columns-repeated="984"/>
        </table:table-row>
        <table:table-row table:style-name="ro2" table:number-rows-repeated="983114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803" table:style-name="ta3" table:print="false">
        <office:forms form:automatic-focus="false" form:apply-design-mode="false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106"/>
        <table:table-column table:style-name="co26" table:number-columns-repeated="7" table:default-cell-style-name="ce106"/>
        <table:table-column table:style-name="co25" table:number-columns-repeated="16" table:default-cell-style-name="ce106"/>
        <table:table-column table:style-name="co7" table:number-columns-repeated="952" table:default-cell-style-name="Default"/>
        <table:table-row table:style-name="ro2">
          <table:table-cell table:style-name="ce70"/>
          <table:table-cell table:style-name="ce72" table:number-columns-repeated="2"/>
          <table:table-cell table:style-name="ce101" table:number-columns-repeated="8"/>
          <table:table-cell table:style-name="ce107" office:value-type="string" table:number-columns-spanned="2" table:number-rows-spanned="1">
            <text:p>Month</text:p>
          </table:table-cell>
          <table:covered-table-cell table:style-name="ce108"/>
          <table:table-cell table:style-name="ce109" table:content-validation-name="val1" office:value-type="float" office:value="3" table:number-columns-spanned="2" table:number-rows-spanned="1">
            <text:p>3</text:p>
          </table:table-cell>
          <table:covered-table-cell table:style-name="ce108"/>
          <table:table-cell table:style-name="ce107" office:value-type="string" table:number-columns-spanned="2" table:number-rows-spanned="1">
            <text:p>Year</text:p>
          </table:table-cell>
          <table:covered-table-cell table:style-name="ce108"/>
          <table:table-cell table:style-name="ce107" office:value-type="float" office:value="2018" table:number-columns-spanned="2" table:number-rows-spanned="1">
            <text:p>2018</text:p>
          </table:table-cell>
          <table:covered-table-cell table:style-name="ce110"/>
          <table:table-cell table:style-name="ce101" table:number-columns-repeated="15"/>
          <table:table-cell table:style-name="ce87" table:number-columns-repeated="952"/>
        </table:table-row>
        <table:table-row table:style-name="ro2">
          <table:table-cell table:style-name="ce70" table:number-columns-repeated="3"/>
          <table:table-cell table:style-name="ce102" table:formula="of:=DATE([.$R$1];[.N1];1)" office:value-type="date" office:date-value="2018-03-01">
            <text:p>01</text:p>
          </table:table-cell>
          <table:table-cell table:style-name="ce102" table:formula="of:=[.D2]+1" office:value-type="date" office:date-value="2018-03-02">
            <text:p>02</text:p>
          </table:table-cell>
          <table:table-cell table:style-name="ce102" table:formula="of:=[.E2]+1" office:value-type="date" office:date-value="2018-03-03">
            <text:p>03</text:p>
          </table:table-cell>
          <table:table-cell table:style-name="ce102" table:formula="of:=[.F2]+1" office:value-type="date" office:date-value="2018-03-04">
            <text:p>04</text:p>
          </table:table-cell>
          <table:table-cell table:style-name="ce102" table:formula="of:=[.G2]+1" office:value-type="date" office:date-value="2018-03-05">
            <text:p>05</text:p>
          </table:table-cell>
          <table:table-cell table:style-name="ce102" table:formula="of:=[.H2]+1" office:value-type="date" office:date-value="2018-03-06">
            <text:p>06</text:p>
          </table:table-cell>
          <table:table-cell table:style-name="ce102" table:formula="of:=[.I2]+1" office:value-type="date" office:date-value="2018-03-07">
            <text:p>07</text:p>
          </table:table-cell>
          <table:table-cell table:style-name="ce102" table:formula="of:=[.J2]+1" office:value-type="date" office:date-value="2018-03-08">
            <text:p>08</text:p>
          </table:table-cell>
          <table:table-cell table:style-name="ce102" table:formula="of:=[.K2]+1" office:value-type="date" office:date-value="2018-03-09">
            <text:p>09</text:p>
          </table:table-cell>
          <table:table-cell table:style-name="ce102" table:formula="of:=[.L2]+1" office:value-type="date" office:date-value="2018-03-10">
            <text:p>10</text:p>
          </table:table-cell>
          <table:table-cell table:style-name="ce102" table:formula="of:=[.M2]+1" office:value-type="date" office:date-value="2018-03-11">
            <text:p>11</text:p>
          </table:table-cell>
          <table:table-cell table:style-name="ce102" table:formula="of:=[.N2]+1" office:value-type="date" office:date-value="2018-03-12">
            <text:p>12</text:p>
          </table:table-cell>
          <table:table-cell table:style-name="ce102" table:formula="of:=[.O2]+1" office:value-type="date" office:date-value="2018-03-13">
            <text:p>13</text:p>
          </table:table-cell>
          <table:table-cell table:style-name="ce102" table:formula="of:=[.P2]+1" office:value-type="date" office:date-value="2018-03-14">
            <text:p>14</text:p>
          </table:table-cell>
          <table:table-cell table:style-name="ce102" table:formula="of:=[.Q2]+1" office:value-type="date" office:date-value="2018-03-15">
            <text:p>15</text:p>
          </table:table-cell>
          <table:table-cell table:style-name="ce102" table:formula="of:=[.R2]+1" office:value-type="date" office:date-value="2018-03-16">
            <text:p>16</text:p>
          </table:table-cell>
          <table:table-cell table:style-name="ce102" table:formula="of:=[.S2]+1" office:value-type="date" office:date-value="2018-03-17">
            <text:p>17</text:p>
          </table:table-cell>
          <table:table-cell table:style-name="ce102" table:formula="of:=[.T2]+1" office:value-type="date" office:date-value="2018-03-18">
            <text:p>18</text:p>
          </table:table-cell>
          <table:table-cell table:style-name="ce102" table:formula="of:=[.U2]+1" office:value-type="date" office:date-value="2018-03-19">
            <text:p>19</text:p>
          </table:table-cell>
          <table:table-cell table:style-name="ce102" table:formula="of:=[.V2]+1" office:value-type="date" office:date-value="2018-03-20">
            <text:p>20</text:p>
          </table:table-cell>
          <table:table-cell table:style-name="ce102" table:formula="of:=[.W2]+1" office:value-type="date" office:date-value="2018-03-21">
            <text:p>21</text:p>
          </table:table-cell>
          <table:table-cell table:style-name="ce102" table:formula="of:=[.X2]+1" office:value-type="date" office:date-value="2018-03-22">
            <text:p>22</text:p>
          </table:table-cell>
          <table:table-cell table:style-name="ce102" table:formula="of:=[.Y2]+1" office:value-type="date" office:date-value="2018-03-23">
            <text:p>23</text:p>
          </table:table-cell>
          <table:table-cell table:style-name="ce102" table:formula="of:=[.Z2]+1" office:value-type="date" office:date-value="2018-03-24">
            <text:p>24</text:p>
          </table:table-cell>
          <table:table-cell table:style-name="ce102" table:formula="of:=[.AA2]+1" office:value-type="date" office:date-value="2018-03-25">
            <text:p>25</text:p>
          </table:table-cell>
          <table:table-cell table:style-name="ce102" table:formula="of:=[.AB2]+1" office:value-type="date" office:date-value="2018-03-26">
            <text:p>26</text:p>
          </table:table-cell>
          <table:table-cell table:style-name="ce102" table:formula="of:=[.AC2]+1" office:value-type="date" office:date-value="2018-03-27">
            <text:p>27</text:p>
          </table:table-cell>
          <table:table-cell table:style-name="ce102" table:formula="of:=[.AD2]+1" office:value-type="date" office:date-value="2018-03-28">
            <text:p>28</text:p>
          </table:table-cell>
          <table:table-cell table:style-name="ce102" table:formula="of:=[.AE2]+1" office:value-type="date" office:date-value="2018-03-29">
            <text:p>29</text:p>
          </table:table-cell>
          <table:table-cell table:style-name="ce102" table:formula="of:=[.AF2]+1" office:value-type="date" office:date-value="2018-03-30">
            <text:p>30</text:p>
          </table:table-cell>
          <table:table-cell table:style-name="ce102" table:formula="of:=[.AG2]+1" office:value-type="date" office:date-value="2018-03-31">
            <text:p>31</text:p>
          </table:table-cell>
          <table:table-cell table:style-name="ce87" table:number-columns-repeated="952"/>
        </table:table-row>
        <table:table-row table:style-name="ro7">
          <table:table-cell table:style-name="ce70" office:value-type="string">
            <text:p>No.</text:p>
          </table:table-cell>
          <table:table-cell table:style-name="ce70" office:value-type="string">
            <text:p>Name</text:p>
          </table:table-cell>
          <table:table-cell table:style-name="ce70" office:value-type="string">
            <text:p>Absent</text:p>
          </table:table-cell>
          <table:table-cell table:style-name="ce103" table:formula="of:=CHOOSE(WEEKDAY([.D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3" table:formula="of:=CHOOSE(WEEKDAY([.E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3" table:formula="of:=CHOOSE(WEEKDAY([.F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3" table:formula="of:=CHOOSE(WEEKDAY([.G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3" table:formula="of:=CHOOSE(WEEKDAY([.H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3" table:formula="of:=CHOOSE(WEEKDAY([.I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3" table:formula="of:=CHOOSE(WEEKDAY([.J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3" table:formula="of:=CHOOSE(WEEKDAY([.K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3" table:formula="of:=CHOOSE(WEEKDAY([.L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3" table:formula="of:=CHOOSE(WEEKDAY([.M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3" table:formula="of:=CHOOSE(WEEKDAY([.N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3" table:formula="of:=CHOOSE(WEEKDAY([.O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3" table:formula="of:=CHOOSE(WEEKDAY([.P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3" table:formula="of:=CHOOSE(WEEKDAY([.Q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3" table:formula="of:=CHOOSE(WEEKDAY([.R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3" table:formula="of:=CHOOSE(WEEKDAY([.S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3" table:formula="of:=CHOOSE(WEEKDAY([.T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3" table:formula="of:=CHOOSE(WEEKDAY([.U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3" table:formula="of:=CHOOSE(WEEKDAY([.V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3" table:formula="of:=CHOOSE(WEEKDAY([.W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3" table:formula="of:=CHOOSE(WEEKDAY([.X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3" table:formula="of:=CHOOSE(WEEKDAY([.Y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3" table:formula="of:=CHOOSE(WEEKDAY([.Z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3" table:formula="of:=CHOOSE(WEEKDAY([.AA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3" table:formula="of:=CHOOSE(WEEKDAY([.AB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3" table:formula="of:=CHOOSE(WEEKDAY([.AC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3" table:formula="of:=CHOOSE(WEEKDAY([.AD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3" table:formula="of:=CHOOSE(WEEKDAY([.AE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3" table:formula="of:=CHOOSE(WEEKDAY([.AF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3" table:formula="of:=CHOOSE(WEEKDAY([.AG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3" table:formula="of:=CHOOSE(WEEKDAY([.AH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7" table:number-columns-repeated="952"/>
        </table:table-row>
        <table:table-row table:style-name="ro7">
          <table:table-cell table:style-name="ce71" office:value-type="float" office:value="1">
            <text:p>1</text:p>
          </table:table-cell>
          <table:table-cell table:style-name="ce44" office:value-type="string">
            <text:p>BinhNT</text:p>
          </table:table-cell>
          <table:table-cell table:style-name="ce100" table:formula="of:=SUM([.D4:.AH4])" office:value-type="float" office:value="0.5">
            <text:p>0.5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4.9287in" svg:y="0.1059in" draw:caption-point-x="-0.2402in" draw:caption-point-y="0.6122in">
              <dc:date>2018-03-06T00:00:00</dc:date>
              <text:p text:style-name="P1"><text:span text:style-name="T1">Ngủ dậy muộn, 8h45 đến cty</text:span></text:p>
            </office:annotation>
            <text:p>0</text:p>
          </table:table-cell>
          <table:table-cell table:style-name="ce104" office:value-type="float" office:value="0.5">
            <office:annotation draw:style-name="gr8" draw:text-style-name="P1" svg:width="1.1413in" svg:height="1.0122in" svg:x="5.3854in" svg:y="0.1067in" draw:caption-point-x="-0.2402in" draw:caption-point-y="0.6114in">
              <dc:date>2018-03-07T00:00:00</dc:date>
              <text:p text:style-name="P1"><text:span text:style-name="T1">Bận việc nhà, xin đi trễ, 9h57 đến cty</text:span></text:p>
              <text:p text:style-name="P1"><text:span text:style-name="T1">Người bị nóng và ngứa, xin off chiều</text:span></text:p>
            </office:annotation>
            <text:p>0.5</text:p>
          </table:table-cell>
          <table:table-cell table:style-name="ce104" office:value-type="float" office:value="0">
            <office:annotation draw:style-name="gr4" draw:text-style-name="P1" svg:width="1.1413in" svg:height="0.3902in" svg:x="5.8421in" svg:y="0.1075in" draw:caption-point-x="-0.2402in" draw:caption-point-y="0.6106in">
              <dc:date>2018-03-08T00:00:00</dc:date>
              <text:p text:style-name="P1"><text:span text:style-name="T1">Nhà có việc, 8h41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6.3311in" svg:y="0.1083in" draw:caption-point-x="-0.2402in" draw:caption-point-y="0.6098in">
              <dc:date>2018-03-09T00:00:00</dc:date>
              <text:p text:style-name="P1"><text:span text:style-name="T1">Dậy muộn, 8h34 đến cty</text:span></text:p>
            </office:annotation>
            <text:p>0</text:p>
          </table:table-cell>
          <table:table-cell table:style-name="ce104" table:number-columns-repeated="2"/>
          <table:table-cell table:style-name="ce104" office:value-type="float" office:value="0">
            <office:annotation draw:style-name="gr4" draw:text-style-name="P1" svg:width="1.1413in" svg:height="0.3902in" svg:x="7.7988in" svg:y="0.1094in" draw:caption-point-x="-0.2402in" draw:caption-point-y="0.6087in">
              <dc:date>2018-03-12T00:00:00</dc:date>
              <text:p text:style-name="P1"><text:span text:style-name="T1">Nhà có việc, 8h38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8.2878in" svg:y="0.1106in" draw:caption-point-x="-0.2402in" draw:caption-point-y="0.6075in">
              <dc:date>2018-03-13T00:00:00</dc:date>
              <text:p text:style-name="P1"><text:span text:style-name="T1">Nhà có việc, 8h40 đến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9.2661in" svg:y="0.113in" draw:caption-point-x="-0.2402in" draw:caption-point-y="0.6051in">
              <dc:date>2018-03-15T00:00:00</dc:date>
              <text:p text:style-name="P1"><text:span text:style-name="T1">Bận việc nhà, 8h37 vào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9.7228in" svg:y="0.1138in" draw:caption-point-x="-0.2402in" draw:caption-point-y="0.6043in">
              <dc:date>2018-03-16T00:00:00</dc:date>
              <text:p text:style-name="P1"><text:span text:style-name="T1">Ngủ quên, 8h36 đến cty</text:span></text:p>
            </office:annotation>
            <text:p>0</text:p>
          </table:table-cell>
          <table:table-cell table:style-name="ce104" table:number-columns-repeated="2"/>
          <table:table-cell table:number-columns-repeated="2" table:style-name="ce104" office:value-type="float" office:value="0">
            <text:p>0</text:p>
          </table:table-cell>
          <table:table-cell table:style-name="ce104" office:value-type="float" office:value="0">
            <office:annotation draw:style-name="gr2" draw:text-style-name="P1" svg:width="1.1413in" svg:height="0.5457in" svg:x="12.0059in" svg:y="0.1154in" draw:caption-point-x="-0.2402in" draw:caption-point-y="0.6028in">
              <dc:date>2018-03-21T00:00:00</dc:date>
              <text:p text:style-name="P1"><text:span text:style-name="T1">Bận việc gia đình, xin đi trễ, 9h32 đến cty</text:span></text:p>
            </office:annotation>
            <text:p>0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7">
          <table:table-cell table:style-name="ce71" office:value-type="float" office:value="2">
            <text:p>2</text:p>
          </table:table-cell>
          <table:table-cell table:style-name="ce44" office:value-type="string">
            <text:p>ChienTX</text:p>
          </table:table-cell>
          <table:table-cell table:style-name="ce100" table:formula="of:=SUM([.D5:.AH5])" office:value-type="float" office:value="0">
            <text:p>0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7">
          <table:table-cell table:style-name="ce71" office:value-type="float" office:value="3">
            <text:p>3</text:p>
          </table:table-cell>
          <table:table-cell table:style-name="ce44" office:value-type="string">
            <text:p>CuongNH</text:p>
          </table:table-cell>
          <table:table-cell table:style-name="ce100" table:formula="of:=SUM([.D6:.AH6])" office:value-type="float" office:value="2">
            <text:p>2</text:p>
          </table:table-cell>
          <table:table-cell table:style-name="ce104" office:value-type="float" office:value="1">
            <office:annotation draw:style-name="gr6" draw:text-style-name="P1" svg:width="1.1413in" svg:height="0.2634in" svg:x="2.6457in" svg:y="0.5984in" draw:caption-point-x="-0.2402in" draw:caption-point-y="0.615in">
              <dc:date>2018-03-01T00:00:00</dc:date>
              <text:p text:style-name="P1"><text:span text:style-name="T1">Đi du lịch</text:span></text:p>
            </office:annotation>
            <text:p>1</text:p>
          </table:table-cell>
          <table:table-cell table:style-name="ce104" office:value-type="float" office:value="1">
            <office:annotation draw:style-name="gr6" draw:text-style-name="P1" svg:width="1.1413in" svg:height="0.2634in" svg:x="3.1024in" svg:y="0.5984in" draw:caption-point-x="-0.2402in" draw:caption-point-y="0.615in">
              <dc:date>2018-03-01T00:00:00</dc:date>
              <text:p text:style-name="P1"><text:span text:style-name="T1">Đi du lịch</text:span></text:p>
            </office:annotation>
            <text:p>1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/>
          <table:table-cell table:style-name="ce43" table:number-columns-repeated="949"/>
          <table:table-cell table:number-columns-repeated="3"/>
        </table:table-row>
        <table:table-row table:style-name="ro7">
          <table:table-cell table:style-name="ce71" office:value-type="float" office:value="4">
            <text:p>4</text:p>
          </table:table-cell>
          <table:table-cell table:style-name="ce73" office:value-type="string">
            <text:p>CuongNM</text:p>
          </table:table-cell>
          <table:table-cell table:style-name="ce100" table:formula="of:=SUM([.D7:.AH7])" office:value-type="float" office:value="2">
            <text:p>2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3.1024in" svg:y="0.8469in" draw:caption-point-x="-0.2402in" draw:caption-point-y="0.6142in">
              <dc:date>2018-03-02T00:00:00</dc:date>
              <text:p text:style-name="P1"><text:span text:style-name="T1">Ngủ quên, 8h35 đến cty</text:span></text:p>
            </office:annotation>
            <text:p>0</text:p>
          </table:table-cell>
          <table:table-cell table:style-name="ce104" table:number-columns-repeated="2"/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4.9287in" svg:y="0.8488in" draw:caption-point-x="-0.2402in" draw:caption-point-y="0.6122in">
              <dc:date>2018-03-06T00:00:00</dc:date>
              <text:p text:style-name="P1"><text:span text:style-name="T1">Kẹt xe, 8h39 đến cty</text:span></text:p>
            </office:annotation>
            <text:p>0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office:value-type="float" office:value="1">
            <office:annotation draw:style-name="gr4" draw:text-style-name="P1" svg:width="1.1413in" svg:height="0.3902in" svg:x="6.3311in" svg:y="0.8512in" draw:caption-point-x="-0.2402in" draw:caption-point-y="0.6098in">
              <dc:date>2018-03-09T00:00:00</dc:date>
              <text:p text:style-name="P1"><text:span text:style-name="T1">Về quê đi du lịch cùng gia đình</text:span></text:p>
            </office:annotation>
            <text:p>1</text:p>
          </table:table-cell>
          <table:table-cell table:style-name="ce104" table:number-columns-repeated="2"/>
          <table:table-cell table:style-name="ce104" office:value-type="float" office:value="1">
            <office:annotation draw:style-name="gr4" draw:text-style-name="P1" svg:width="1.1413in" svg:height="0.3902in" svg:x="7.7988in" svg:y="0.8512in" draw:caption-point-x="-0.2402in" draw:caption-point-y="0.6098in">
              <dc:date>2018-03-09T00:00:00</dc:date>
              <text:p text:style-name="P1"><text:span text:style-name="T1">Về quê đi du lịch cùng gia đình</text:span></text:p>
            </office:annotation>
            <text:p>1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2" draw:text-style-name="P1" svg:width="1.1413in" svg:height="0.5457in" svg:x="8.7768in" svg:y="0.8547in" draw:caption-point-x="-0.2402in" draw:caption-point-y="0.6063in">
              <dc:date>2018-03-14T00:00:00</dc:date>
              <text:p text:style-name="P1"><text:span text:style-name="T1">Xe lủng, chờ vá xe, xin đi trễ, 9h10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9.2661in" svg:y="0.8559in" draw:caption-point-x="-0.2402in" draw:caption-point-y="0.6051in">
              <dc:date>2018-03-15T00:00:00</dc:date>
              <text:p text:style-name="P1"><text:span text:style-name="T1">Ngủ quên, xin đi trễ, 9h56 vào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number-columns-repeated="3" table:style-name="ce104" office:value-type="float" office:value="0">
            <text:p>0</text:p>
          </table:table-cell>
          <table:table-cell table:style-name="ce104" office:value-type="float" office:value="0">
            <office:annotation draw:style-name="gr2" draw:text-style-name="P1" svg:width="1.1413in" svg:height="0.5457in" svg:x="12.4622in" svg:y="0.8591in" draw:caption-point-x="-0.2402in" draw:caption-point-y="0.602in">
              <dc:date>2018-03-22T00:00:00</dc:date>
              <text:p text:style-name="P1"><text:span text:style-name="T1">Đi ngân hàng, xin đi trễ, 9h33 vào cty</text:span></text:p>
            </office:annotation>
            <text:p>0</text:p>
          </table:table-cell>
          <table:table-cell table:style-name="ce104" office:value-type="float" office:value="0">
            <office:annotation draw:style-name="gr2" draw:text-style-name="P1" svg:width="1.1413in" svg:height="0.5457in" svg:x="12.9189in" svg:y="0.861in" draw:caption-point-x="-0.2402in" draw:caption-point-y="0.6in">
              <dc:date>2018-03-23T00:00:00</dc:date>
              <text:p text:style-name="P1"><text:span text:style-name="T1">Ra ngân hàng, xin đi trễ, 9h48 đến cty</text:span></text:p>
            </office:annotation>
            <text:p>0</text:p>
          </table:table-cell>
          <table:table-cell table:style-name="ce104" table:number-columns-repeated="2"/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4.7457in" svg:y="0.8626in" draw:caption-point-x="-0.2402in" draw:caption-point-y="0.5984in">
              <dc:date>2018-03-27T00:00:00</dc:date>
              <text:p text:style-name="P1"><text:span text:style-name="T1">Ngủ quên, 8h47 đến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2" draw:text-style-name="P1" svg:width="1.1413in" svg:height="0.5457in" svg:x="15.6587in" svg:y="0.8642in" draw:caption-point-x="-0.2402in" draw:caption-point-y="0.5969in">
              <dc:date>2018-03-29T00:00:00</dc:date>
              <text:p text:style-name="P1"><text:span text:style-name="T1">Hqua làm task gấp, xin đi trễ, 9h03 đến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7">
          <table:table-cell table:style-name="ce71" office:value-type="float" office:value="5">
            <text:p>5</text:p>
          </table:table-cell>
          <table:table-cell table:style-name="ce44" office:value-type="string">
            <text:p>DuongDN</text:p>
          </table:table-cell>
          <table:table-cell table:style-name="ce100" table:formula="of:=SUM([.D8:.AH8])" office:value-type="float" office:value="7.5">
            <text:p>7.5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3"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5.8421in" svg:y="1.098in" draw:caption-point-x="-0.2402in" draw:caption-point-y="0.6106in">
              <dc:date>2018-03-08T00:00:00</dc:date>
              <text:p text:style-name="P1"><text:span text:style-name="T1">Ngủ quên, 8h46 đến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1">
            <office:annotation draw:style-name="gr4" draw:text-style-name="P1" svg:width="1.1413in" svg:height="0.3902in" svg:x="7.7988in" svg:y="1.1in" draw:caption-point-x="-0.2402in" draw:caption-point-y="0.6087in">
              <dc:date>2018-03-12T00:00:00</dc:date>
              <text:p text:style-name="P1"><text:span text:style-name="T1">Vợ đang chờ sanh</text:span></text:p>
            </office:annotation>
            <text:p>1</text:p>
          </table:table-cell>
          <table:table-cell table:style-name="ce104" office:value-type="float" office:value="1">
            <office:annotation draw:style-name="gr4" draw:text-style-name="P1" svg:width="1.1413in" svg:height="0.3902in" svg:x="8.2878in" svg:y="1.1012in" draw:caption-point-x="-0.2402in" draw:caption-point-y="0.6075in">
              <dc:date>2018-03-13T00:00:00</dc:date>
              <text:p text:style-name="P1"><text:span text:style-name="T1">Chăm sóc vợ con</text:span></text:p>
            </office:annotation>
            <text:p>1</text:p>
          </table:table-cell>
          <table:table-cell table:style-name="ce104" office:value-type="float" office:value="1">
            <office:annotation draw:style-name="gr4" draw:text-style-name="P1" svg:width="1.1413in" svg:height="0.3902in" svg:x="8.7768in" svg:y="1.1012in" draw:caption-point-x="-0.2402in" draw:caption-point-y="0.6075in">
              <dc:date>2018-03-13T00:00:00</dc:date>
              <text:p text:style-name="P1"><text:span text:style-name="T1">Chăm sóc vợ con</text:span></text:p>
            </office:annotation>
            <text:p>1</text:p>
          </table:table-cell>
          <table:table-cell table:style-name="ce104" office:value-type="float" office:value="1">
            <office:annotation draw:style-name="gr4" draw:text-style-name="P1" svg:width="1.1413in" svg:height="0.3902in" svg:x="9.2661in" svg:y="1.1012in" draw:caption-point-x="-0.2402in" draw:caption-point-y="0.6075in">
              <dc:date>2018-03-13T00:00:00</dc:date>
              <text:p text:style-name="P1"><text:span text:style-name="T1">Chăm sóc vợ con</text:span></text:p>
            </office:annotation>
            <text:p>1</text:p>
          </table:table-cell>
          <table:table-cell table:style-name="ce104" office:value-type="float" office:value="1">
            <office:annotation draw:style-name="gr4" draw:text-style-name="P1" svg:width="1.1413in" svg:height="0.3902in" svg:x="9.7228in" svg:y="1.1012in" draw:caption-point-x="-0.2402in" draw:caption-point-y="0.6075in">
              <dc:date>2018-03-13T00:00:00</dc:date>
              <text:p text:style-name="P1"><text:span text:style-name="T1">Chăm sóc vợ con</text:span></text:p>
            </office:annotation>
            <text:p>1</text:p>
          </table:table-cell>
          <table:table-cell table:style-name="ce104" table:number-columns-repeated="2"/>
          <table:table-cell table:style-name="ce104" office:value-type="float" office:value="1">
            <office:annotation draw:style-name="gr4" draw:text-style-name="P1" svg:width="1.1413in" svg:height="0.3902in" svg:x="11.0925in" svg:y="1.1012in" draw:caption-point-x="-0.2402in" draw:caption-point-y="0.6075in">
              <dc:date>2018-03-13T00:00:00</dc:date>
              <text:p text:style-name="P1"><text:span text:style-name="T1">Chăm sóc vợ con</text:span></text:p>
            </office:annotation>
            <text:p>1</text:p>
          </table:table-cell>
          <table:table-cell table:style-name="ce104" office:value-type="float" office:value="1">
            <office:annotation draw:style-name="gr4" draw:text-style-name="P1" svg:width="1.1413in" svg:height="0.3902in" svg:x="11.5492in" svg:y="1.1012in" draw:caption-point-x="-0.2402in" draw:caption-point-y="0.6075in">
              <dc:date>2018-03-13T00:00:00</dc:date>
              <text:p text:style-name="P1"><text:span text:style-name="T1">Chăm sóc vợ con</text:span></text:p>
            </office:annotation>
            <text:p>1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2.4622in" svg:y="1.1067in" draw:caption-point-x="-0.2402in" draw:caption-point-y="0.602in">
              <dc:date>2018-03-22T00:00:00</dc:date>
              <text:p text:style-name="P1"><text:span text:style-name="T1">Kẹt xe, xin đi trễ, 8h42 vào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number-columns-repeated="4" table:style-name="ce104" office:value-type="float" office:value="0">
            <text:p>0</text:p>
          </table:table-cell>
          <table:table-cell table:style-name="ce104" office:value-type="float" office:value="0.5">
            <office:annotation draw:style-name="gr4" draw:text-style-name="P1" svg:width="1.1413in" svg:height="0.3902in" svg:x="16.1154in" svg:y="1.1126in" draw:caption-point-x="-0.2402in" draw:caption-point-y="0.5961in">
              <dc:date>2018-03-30T00:00:00</dc:date>
              <text:p text:style-name="P1"><text:span text:style-name="T1">Làm giấy tờ, off chiều</text:span></text:p>
            </office:annotation>
            <text:p>0.5</text:p>
          </table:table-cell>
          <table:table-cell table:style-name="ce104"/>
          <table:table-cell table:style-name="ce43" table:number-columns-repeated="952"/>
        </table:table-row>
        <table:table-row table:style-name="ro7">
          <table:table-cell table:style-name="ce71" office:value-type="float" office:value="6">
            <text:p>6</text:p>
          </table:table-cell>
          <table:table-cell table:style-name="ce44" office:value-type="string">
            <text:p>DuyNM</text:p>
          </table:table-cell>
          <table:table-cell table:style-name="ce100" table:formula="of:=SUM([.D9:.AH9])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2.6457in" svg:y="1.3417in" draw:caption-point-x="-0.2402in" draw:caption-point-y="0.615in">
              <dc:date>2018-03-01T00:00:00</dc:date>
              <text:p text:style-name="P1"><text:span text:style-name="T1">Dậy muộn, 8h33 vào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7">
          <table:table-cell table:style-name="ce71" office:value-type="float" office:value="7">
            <text:p>7</text:p>
          </table:table-cell>
          <table:table-cell table:style-name="ce44" office:value-type="string">
            <text:p>DuyenLT</text:p>
          </table:table-cell>
          <table:table-cell table:style-name="ce100" table:formula="of:=SUM([.D10:.AH10])" office:value-type="float" office:value="0">
            <text:p>0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4" table:style-name="ce104" office:value-type="float" office:value="0">
            <text:p>0</text:p>
          </table:table-cell>
          <table:table-cell table:style-name="ce104" office:value-type="float" office:value="0">
            <office:annotation draw:style-name="gr2" draw:text-style-name="P1" svg:width="1.1413in" svg:height="0.5457in" svg:x="9.7228in" svg:y="1.6in" draw:caption-point-x="-0.2402in" draw:caption-point-y="0.6043in">
              <dc:date>2018-03-16T00:00:00</dc:date>
              <text:p text:style-name="P1"><text:span text:style-name="T1">Lấy thẻ atm, xin đi trễ, 8h52 đến cty</text:span></text:p>
            </office:annotation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7">
          <table:table-cell table:style-name="ce71" office:value-type="float" office:value="8">
            <text:p>8</text:p>
          </table:table-cell>
          <table:table-cell table:style-name="ce44" office:value-type="string">
            <text:p>GiauNV</text:p>
          </table:table-cell>
          <table:table-cell table:style-name="ce100" table:formula="of:=SUM([.D11:.AH11])" office:value-type="float" office:value="3">
            <text:p>3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2" table:style-name="ce104" office:value-type="float" office:value="0">
            <text:p>0</text:p>
          </table:table-cell>
          <table:table-cell table:style-name="ce104" office:value-type="float" office:value="0">
            <office:annotation draw:style-name="gr2" draw:text-style-name="P1" svg:width="1.1413in" svg:height="0.5457in" svg:x="5.3854in" svg:y="1.8406in" draw:caption-point-x="-0.2402in" draw:caption-point-y="0.6114in">
              <dc:date>2018-03-07T00:00:00</dc:date>
              <text:p text:style-name="P1"><text:span text:style-name="T1">Ra ngân hàng, xin đi trễ, 8h34 đến cty</text:span></text:p>
            </office:annotation>
            <text:p>0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3" table:style-name="ce104" office:value-type="float" office:value="0">
            <text:p>0</text:p>
          </table:table-cell>
          <table:table-cell table:style-name="ce104" office:value-type="float" office:value="1">
            <office:annotation draw:style-name="gr4" draw:text-style-name="P1" svg:width="1.1413in" svg:height="0.3902in" svg:x="9.2661in" svg:y="1.8469in" draw:caption-point-x="-0.2402in" draw:caption-point-y="0.6051in">
              <dc:date>2018-03-15T00:00:00</dc:date>
              <text:p text:style-name="P1"><text:span text:style-name="T1">Bận việc cá nhân</text:span></text:p>
            </office:annotation>
            <text:p>1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">
            <text:p>0</text:p>
          </table:table-cell>
          <table:table-cell table:style-name="ce104" office:value-type="float" office:value="0.5">
            <office:annotation draw:style-name="gr4" draw:text-style-name="P1" svg:width="1.1413in" svg:height="0.3902in" svg:x="11.5492in" svg:y="1.8488in" draw:caption-point-x="-0.2402in" draw:caption-point-y="0.6031in">
              <dc:date>2018-03-20T00:00:00</dc:date>
              <text:p text:style-name="P1"><text:span text:style-name="T1">Bận việc riêng, off chiều</text:span></text:p>
            </office:annotation>
            <text:p>0.5</text:p>
          </table:table-cell>
          <table:table-cell table:number-columns-repeated="3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.5">
            <office:annotation draw:style-name="gr4" draw:text-style-name="P1" svg:width="1.1413in" svg:height="0.3902in" svg:x="14.289in" svg:y="1.8531in" draw:caption-point-x="-0.2402in" draw:caption-point-y="0.5988in">
              <dc:date>2018-03-26T00:00:00</dc:date>
              <text:p text:style-name="P1"><text:span text:style-name="T1">Đau mắt trái, xin off chiều</text:span></text:p>
            </office:annotation>
            <text:p>0.5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.5">
            <office:annotation draw:style-name="gr4" draw:text-style-name="P1" svg:width="1.1413in" svg:height="0.3902in" svg:x="15.202in" svg:y="1.8551in" draw:caption-point-x="-0.2402in" draw:caption-point-y="0.5969in">
              <dc:date>2018-03-28T00:00:00</dc:date>
              <text:p text:style-name="P1"><text:span text:style-name="T1">Bận việc riêng, off chiều</text:span></text:p>
            </office:annotation>
            <text:p>0.5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.5">
            <office:annotation draw:style-name="gr4" draw:text-style-name="P1" svg:width="1.1413in" svg:height="0.3902in" svg:x="16.1154in" svg:y="1.8559in" draw:caption-point-x="-0.2402in" draw:caption-point-y="0.5961in">
              <dc:date>2018-03-30T00:00:00</dc:date>
              <text:p text:style-name="P1"><text:span text:style-name="T1">Chở ba đi khám bệnh, off sáng</text:span></text:p>
            </office:annotation>
            <text:p>0.5</text:p>
          </table:table-cell>
          <table:table-cell table:style-name="ce104"/>
          <table:table-cell table:style-name="ce43" table:number-columns-repeated="952"/>
        </table:table-row>
        <table:table-row table:style-name="ro7">
          <table:table-cell table:style-name="ce71" office:value-type="float" office:value="9">
            <text:p>9</text:p>
          </table:table-cell>
          <table:table-cell table:style-name="ce74" office:value-type="string">
            <text:p>HaTH</text:p>
          </table:table-cell>
          <table:table-cell table:style-name="ce100" table:formula="of:=SUM([.D12:.AH12])" office:value-type="float" office:value="1">
            <text:p>1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">
            <office:annotation draw:style-name="gr4" draw:text-style-name="P1" svg:width="1.1413in" svg:height="0.3902in" svg:x="4.472in" svg:y="2.0862in" draw:caption-point-x="-0.2402in" draw:caption-point-y="0.6134in">
              <dc:date>2018-03-05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4.9287in" svg:y="2.0874in" draw:caption-point-x="-0.2402in" draw:caption-point-y="0.6122in">
              <dc:date>2018-03-06T00:00:00</dc:date>
              <text:p text:style-name="P1"><text:span text:style-name="T1">Kẹt xe, 8h52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5.3854in" svg:y="2.0882in" draw:caption-point-x="-0.2402in" draw:caption-point-y="0.6114in">
              <dc:date>2018-03-07T00:00:00</dc:date>
              <text:p text:style-name="P1"><text:span text:style-name="T1">Kẹt xe, 8h43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5.8421in" svg:y="2.089in" draw:caption-point-x="-0.2402in" draw:caption-point-y="0.6106in">
              <dc:date>2018-03-08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104" office:value-type="float" office:value="1">
            <office:annotation draw:style-name="gr4" draw:text-style-name="P1" svg:width="1.1413in" svg:height="0.3902in" svg:x="6.3311in" svg:y="2.0898in" draw:caption-point-x="-0.2402in" draw:caption-point-y="0.6098in">
              <dc:date>2018-03-09T00:00:00</dc:date>
              <text:p text:style-name="P1"><text:span text:style-name="T1">Bận việc gia đình</text:span></text:p>
            </office:annotation>
            <text:p>1</text:p>
          </table:table-cell>
          <table:table-cell table:style-name="ce104" table:number-columns-repeated="2"/>
          <table:table-cell table:style-name="ce104" office:value-type="float" office:value="0">
            <office:annotation draw:style-name="gr4" draw:text-style-name="P1" svg:width="1.1413in" svg:height="0.3902in" svg:x="7.7988in" svg:y="2.0909in" draw:caption-point-x="-0.2402in" draw:caption-point-y="0.6087in">
              <dc:date>2018-03-12T00:00:00</dc:date>
              <text:p text:style-name="P1"><text:span text:style-name="T1">Kẹt xe, 8h56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8.2878in" svg:y="2.0921in" draw:caption-point-x="-0.2402in" draw:caption-point-y="0.6075in">
              <dc:date>2018-03-13T00:00:00</dc:date>
              <text:p text:style-name="P1"><text:span text:style-name="T1">Kẹt xe, 8h41 đến cty</text:span></text:p>
            </office:annotation>
            <text:p>0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9.7228in" svg:y="2.0953in" draw:caption-point-x="-0.2402in" draw:caption-point-y="0.6043in">
              <dc:date>2018-03-16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104" table:number-columns-repeated="2"/>
          <table:table-cell table:style-name="ce104" office:value-type="float" office:value="0">
            <office:annotation draw:style-name="gr4" draw:text-style-name="P1" svg:width="1.1413in" svg:height="0.3902in" svg:x="11.0925in" svg:y="2.0957in" draw:caption-point-x="-0.2402in" draw:caption-point-y="0.6039in">
              <dc:date>2018-03-19T00:00:00</dc:date>
              <text:p text:style-name="P1"><text:span text:style-name="T1">Kẹt xe, 8h45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1.5492in" svg:y="2.0965in" draw:caption-point-x="-0.2402in" draw:caption-point-y="0.6031in">
              <dc:date>2018-03-20T00:00:00</dc:date>
              <text:p text:style-name="P1"><text:span text:style-name="T1">Kẹt xe, 8h40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2.0059in" svg:y="2.0969in" draw:caption-point-x="-0.2402in" draw:caption-point-y="0.6028in">
              <dc:date>2018-03-21T00:00:00</dc:date>
              <text:p text:style-name="P1"><text:span text:style-name="T1">Kẹt xe, 8h35 đến cty</text:span></text:p>
            </office:annotation>
            <text:p>0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4.7457in" svg:y="2.1008in" draw:caption-point-x="-0.2402in" draw:caption-point-y="0.5988in">
              <dc:date>2018-03-27T00:00:00</dc:date>
              <text:p text:style-name="P1"><text:span text:style-name="T1">Kẹt xe, 8h37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5.202in" svg:y="2.1012in" draw:caption-point-x="-0.2402in" draw:caption-point-y="0.5984in">
              <dc:date>2018-03-28T00:00:00</dc:date>
              <text:p text:style-name="P1"><text:span text:style-name="T1">Kẹt xe, 8h38 đến cty</text:span></text:p>
            </office:annotation>
            <text:p>0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7">
          <table:table-cell table:style-name="ce71" office:value-type="float" office:value="10">
            <text:p>10</text:p>
          </table:table-cell>
          <table:table-cell table:style-name="ce45" office:value-type="string">
            <text:p>HaTT</text:p>
          </table:table-cell>
          <table:table-cell table:style-name="ce100" table:formula="of:=SUM([.D13:.AH13])" office:value-type="float" office:value="1.5">
            <text:p>1.5</text:p>
          </table:table-cell>
          <table:table-cell table:style-name="ce104" office:value-type="float" office:value="0">
            <office:annotation draw:style-name="gr4" draw:text-style-name="P1" svg:width="1.1413in" svg:height="0.3902in" svg:x="2.6457in" svg:y="2.3323in" draw:caption-point-x="-0.2402in" draw:caption-point-y="0.615in">
              <dc:date>2018-03-01T00:00:00</dc:date>
              <text:p text:style-name="P1"><text:span text:style-name="T1">Kẹt xe, 8h35 vào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3.1024in" svg:y="2.3331in" draw:caption-point-x="-0.2402in" draw:caption-point-y="0.6142in">
              <dc:date>2018-03-02T00:00:00</dc:date>
              <text:p text:style-name="P1"><text:span text:style-name="T1">Kẹt xe, 8h39 đến cty</text:span></text:p>
            </office:annotation>
            <text:p>0</text:p>
          </table:table-cell>
          <table:table-cell table:style-name="ce104" table:number-columns-repeated="2"/>
          <table:table-cell table:style-name="ce104" office:value-type="float" office:value="0">
            <office:annotation draw:style-name="gr4" draw:text-style-name="P1" svg:width="1.1413in" svg:height="0.3902in" svg:x="4.472in" svg:y="2.3339in" draw:caption-point-x="-0.2402in" draw:caption-point-y="0.6134in">
              <dc:date>2018-03-05T00:00:00</dc:date>
              <text:p text:style-name="P1"><text:span text:style-name="T1">Kẹt xe, 8h36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4.9287in" svg:y="2.335in" draw:caption-point-x="-0.2402in" draw:caption-point-y="0.6122in">
              <dc:date>2018-03-06T00:00:00</dc:date>
              <text:p text:style-name="P1"><text:span text:style-name="T1">Kẹt xe, 8h49 đến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5.8421in" svg:y="2.3366in" draw:caption-point-x="-0.2402in" draw:caption-point-y="0.6106in">
              <dc:date>2018-03-08T00:00:00</dc:date>
              <text:p text:style-name="P1"><text:span text:style-name="T1">Kẹt xe, 8h39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6.3311in" svg:y="2.3374in" draw:caption-point-x="-0.2402in" draw:caption-point-y="0.6098in">
              <dc:date>2018-03-09T00:00:00</dc:date>
              <text:p text:style-name="P1"><text:span text:style-name="T1">Kẹt xe, 8h32 đến cty</text:span></text:p>
            </office:annotation>
            <text:p>0</text:p>
          </table:table-cell>
          <table:table-cell table:style-name="ce104" table:number-columns-repeated="2"/>
          <table:table-cell table:style-name="ce104" office:value-type="float" office:value="0">
            <office:annotation draw:style-name="gr4" draw:text-style-name="P1" svg:width="1.1413in" svg:height="0.3902in" svg:x="7.7988in" svg:y="2.3386in" draw:caption-point-x="-0.2402in" draw:caption-point-y="0.6087in">
              <dc:date>2018-03-12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8.2878in" svg:y="2.3398in" draw:caption-point-x="-0.2402in" draw:caption-point-y="0.6075in">
              <dc:date>2018-03-13T00:00:00</dc:date>
              <text:p text:style-name="P1"><text:span text:style-name="T1">Kẹt xe, 8h36 đến cty</text:span></text:p>
            </office:annotation>
            <text:p>0</text:p>
          </table:table-cell>
          <table:table-cell table:number-columns-repeated="3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.5">
            <office:annotation draw:style-name="gr2" draw:text-style-name="P1" svg:width="1.1413in" svg:height="0.5457in" svg:x="11.0925in" svg:y="2.3441in" draw:caption-point-x="-0.2402in" draw:caption-point-y="0.6031in">
              <dc:date>2018-03-19T00:00:00</dc:date>
              <text:p text:style-name="P1"><text:span text:style-name="T1">Bận việc đột xuất, xin off chiều</text:span></text:p>
            </office:annotation>
            <text:p>0.5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2.4622in" svg:y="2.3453in" draw:caption-point-x="-0.2402in" draw:caption-point-y="0.602in">
              <dc:date>2018-03-22T00:00:00</dc:date>
              <text:p text:style-name="P1"><text:span text:style-name="T1">Kẹt xe, 8h52 vào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2.9189in" svg:y="2.3472in" draw:caption-point-x="-0.2402in" draw:caption-point-y="0.6in">
              <dc:date>2018-03-23T00:00:00</dc:date>
              <text:p text:style-name="P1"><text:span text:style-name="T1">Kẹt xe, 8h35 đễn ty</text:span></text:p>
            </office:annotation>
            <text:p>0</text:p>
          </table:table-cell>
          <table:table-cell table:style-name="ce104" table:number-columns-repeated="2"/>
          <table:table-cell table:number-columns-repeated="2"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5.202in" svg:y="2.3488in" draw:caption-point-x="-0.2402in" draw:caption-point-y="0.5984in">
              <dc:date>2018-03-28T00:00:00</dc:date>
              <text:p text:style-name="P1"><text:span text:style-name="T1">Kẹt xe, 8h34 <text:s/>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5.6587in" svg:y="2.3504in" draw:caption-point-x="-0.2402in" draw:caption-point-y="0.5969in">
              <dc:date>2018-03-29T00:00:00</dc:date>
              <text:p text:style-name="P1"><text:span text:style-name="T1">Đi khám phụ khoa</text:span></text:p>
            </office:annotation>
            <text:p>0</text:p>
          </table:table-cell>
          <table:table-cell table:style-name="ce104" office:value-type="float" office:value="1">
            <office:annotation draw:style-name="gr4" draw:text-style-name="P1" svg:width="1.1413in" svg:height="0.3902in" svg:x="16.1154in" svg:y="2.3484in" draw:caption-point-x="-0.2402in" draw:caption-point-y="0.5988in">
              <dc:date>2018-03-27T00:00:00</dc:date>
              <text:p text:style-name="P1"><text:span text:style-name="T1">Bận việc cá nhân</text:span></text:p>
            </office:annotation>
            <text:p>1</text:p>
          </table:table-cell>
          <table:table-cell table:style-name="ce104"/>
          <table:table-cell table:style-name="ce43" table:number-columns-repeated="952"/>
        </table:table-row>
        <table:table-row table:style-name="ro7">
          <table:table-cell table:style-name="ce71" office:value-type="float" office:value="11">
            <text:p>11</text:p>
          </table:table-cell>
          <table:table-cell table:style-name="ce44" office:value-type="string">
            <text:p>HaiNM</text:p>
          </table:table-cell>
          <table:table-cell table:style-name="ce100" table:formula="of:=SUM([.D14:.AH14])" office:value-type="float" office:value="1.5">
            <text:p>1.5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.5">
            <office:annotation draw:style-name="gr4" draw:text-style-name="P1" svg:width="1.1413in" svg:height="0.3902in" svg:x="7.7988in" svg:y="2.5866in" draw:caption-point-x="-0.2402in" draw:caption-point-y="0.6083in">
              <dc:date>2018-03-12T00:00:00</dc:date>
              <text:p text:style-name="P1"><text:span text:style-name="T1">Có việc đột xuất, <text:s/>of sáng</text:span></text:p>
            </office:annotation>
            <text:p>0.5</text:p>
          </table:table-cell>
          <table:table-cell table:number-columns-repeated="3" table:style-name="ce104" office:value-type="float" office:value="0">
            <text:p>0</text:p>
          </table:table-cell>
          <table:table-cell table:style-name="ce104" office:value-type="float" office:value="0">
            <office:annotation draw:style-name="gr2" draw:text-style-name="P1" svg:width="1.1413in" svg:height="0.5457in" svg:x="9.7228in" svg:y="2.5906in" draw:caption-point-x="-0.2402in" draw:caption-point-y="0.6043in">
              <dc:date>2018-03-16T00:00:00</dc:date>
              <text:p text:style-name="P1"><text:span text:style-name="T1">Bận việc riêng, xin đi trễ, 8h51 đến cty</text:span></text:p>
            </office:annotation>
            <text:p>0</text:p>
          </table:table-cell>
          <table:table-cell table:style-name="ce104" table:number-columns-repeated="2"/>
          <table:table-cell table:style-name="ce104" office:value-type="float" office:value="0">
            <office:annotation draw:style-name="gr2" draw:text-style-name="P1" svg:width="1.1413in" svg:height="0.5457in" svg:x="11.0925in" svg:y="2.5909in" draw:caption-point-x="-0.2402in" draw:caption-point-y="0.6039in">
              <dc:date>2018-03-19T00:00:00</dc:date>
              <text:p text:style-name="P1"><text:span text:style-name="T1">Đầy tháng con, xin đi trễ, 9h37 đến cty</text:span></text:p>
            </office:annotation>
            <text:p>0</text:p>
          </table:table-cell>
          <table:table-cell table:style-name="ce104" office:value-type="float" office:value="0.5">
            <office:annotation draw:style-name="gr4" draw:text-style-name="P1" svg:width="1.1413in" svg:height="0.3902in" svg:x="11.5492in" svg:y="2.5917in" draw:caption-point-x="-0.2402in" draw:caption-point-y="0.6031in">
              <dc:date>2018-03-20T00:00:00</dc:date>
              <text:p text:style-name="P1"><text:span text:style-name="T1">Có lịch họp trên trường, off chiều</text:span></text:p>
            </office:annotation>
            <text:p>0.5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office:value-type="float" office:value="0.5">
            <office:annotation draw:style-name="gr4" draw:text-style-name="P1" svg:width="1.1413in" svg:height="0.3902in" svg:x="12.9189in" svg:y="2.5917in" draw:caption-point-x="-0.2402in" draw:caption-point-y="0.6031in">
              <dc:date>2018-03-20T00:00:00</dc:date>
              <text:p text:style-name="P1"><text:span text:style-name="T1">Có lịch họp trên trường, off chiều</text:span></text:p>
            </office:annotation>
            <text:p>0.5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7">
          <table:table-cell table:style-name="ce71" office:value-type="float" office:value="12">
            <text:p>12</text:p>
          </table:table-cell>
          <table:table-cell table:style-name="ce44" office:value-type="string">
            <text:p>HangDTT</text:p>
          </table:table-cell>
          <table:table-cell table:style-name="ce100" table:formula="of:=SUM([.D15:.AH15])" office:value-type="float" office:value="2.5">
            <text:p>2.5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1">
            <office:annotation draw:style-name="gr4" draw:text-style-name="P1" svg:width="1.1413in" svg:height="0.3902in" svg:x="7.7988in" svg:y="2.8339in" draw:caption-point-x="-0.2402in" draw:caption-point-y="0.6087in">
              <dc:date>2018-03-12T00:00:00</dc:date>
              <text:p text:style-name="P1"><text:span text:style-name="T1">Bận việc cá nhân đột xuất</text:span></text:p>
            </office:annotation>
            <text:p>1</text:p>
          </table:table-cell>
          <table:table-cell table:number-columns-repeated="3" table:style-name="ce104" office:value-type="float" office:value="0">
            <text:p>0</text:p>
          </table:table-cell>
          <table:table-cell table:style-name="ce104" office:value-type="float" office:value="0">
            <office:annotation draw:style-name="gr3" draw:text-style-name="P1" svg:width="1.1413in" svg:height="0.7012in" svg:x="9.7228in" svg:y="2.8382in" draw:caption-point-x="-0.2402in" draw:caption-point-y="0.6043in">
              <dc:date>2018-03-16T00:00:00</dc:date>
              <text:p text:style-name="P1"><text:span text:style-name="T1">Lấy sổ BHXH + nộp thang bảng lương, xin đi trễ, 8h56 đến cty </text:span></text:p>
            </office:annotation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">
            <text:p>0</text:p>
          </table:table-cell>
          <table:table-cell table:style-name="ce104" office:value-type="float" office:value="0.5">
            <office:annotation draw:style-name="gr4" draw:text-style-name="P1" svg:width="1.1413in" svg:height="0.3902in" svg:x="14.7457in" svg:y="2.8437in" draw:caption-point-x="-0.2402in" draw:caption-point-y="0.5988in">
              <dc:date>2018-03-27T00:00:00</dc:date>
              <text:p text:style-name="P1"><text:span text:style-name="T1">Đi khám chân, off sáng</text:span></text:p>
            </office:annotation>
            <text:p>0.5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office:value-type="float" office:value="1">
            <office:annotation draw:style-name="gr4" draw:text-style-name="P1" svg:width="1.1413in" svg:height="0.3902in" svg:x="16.1154in" svg:y="2.8457in" draw:caption-point-x="-0.2402in" draw:caption-point-y="0.5969in">
              <dc:date>2018-03-29T00:00:00</dc:date>
              <text:p text:style-name="P1"><text:span text:style-name="T1">Chuyển nhà và có việc riêng</text:span></text:p>
            </office:annotation>
            <text:p>1</text:p>
          </table:table-cell>
          <table:table-cell table:style-name="ce104"/>
          <table:table-cell table:style-name="ce43" table:number-columns-repeated="952"/>
        </table:table-row>
        <table:table-row table:style-name="ro7">
          <table:table-cell table:style-name="ce71" office:value-type="float" office:value="13">
            <text:p>13</text:p>
          </table:table-cell>
          <table:table-cell table:style-name="ce44" office:value-type="string">
            <text:p>HienNV</text:p>
          </table:table-cell>
          <table:table-cell table:style-name="ce100" table:formula="of:=SUM([.D16:.AH16])" office:value-type="float" office:value="7.5">
            <text:p>7.5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.5">
            <text:p>0.5</text:p>
          </table:table-cell>
          <table:table-cell table:style-name="ce104" table:number-columns-repeated="2"/>
          <table:table-cell table:number-columns-repeated="2" table:style-name="ce104" office:value-type="float" office:value="0">
            <text:p>0</text:p>
          </table:table-cell>
          <table:table-cell table:style-name="ce104" office:value-type="float" office:value="0.5">
            <text:p>0.5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1">
            <text:p>1</text:p>
          </table:table-cell>
          <table:table-cell table:style-name="ce104" table:number-columns-repeated="2"/>
          <table:table-cell table:number-columns-repeated="2" table:style-name="ce104" office:value-type="float" office:value="0">
            <text:p>0</text:p>
          </table:table-cell>
          <table:table-cell table:number-columns-repeated="2" table:style-name="ce104" office:value-type="float" office:value="1">
            <text:p>1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">
            <text:p>0</text:p>
          </table:table-cell>
          <table:table-cell table:style-name="ce104" office:value-type="float" office:value="0.5">
            <text:p>0.5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.5">
            <office:annotation draw:style-name="gr4" draw:text-style-name="P1" svg:width="1.1413in" svg:height="0.3902in" svg:x="12.4622in" svg:y="3.0898in" draw:caption-point-x="-0.2402in" draw:caption-point-y="0.6004in">
              <dc:date>2018-03-22T00:00:00</dc:date>
              <text:p text:style-name="P1"><text:span text:style-name="T1">Off chiều</text:span></text:p>
              <text:p text:style-name="P1"><text:span text:style-name="T1"/></text:p>
            </office:annotation>
            <text:p>0.5</text:p>
          </table:table-cell>
          <table:table-cell table:style-name="ce104" office:value-type="float" office:value="1">
            <text:p>1</text:p>
          </table:table-cell>
          <table:table-cell table:style-name="ce104" table:number-columns-repeated="2"/>
          <table:table-cell table:style-name="ce104" office:value-type="float" office:value="1">
            <text:p>1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office:value-type="float" office:value="0.5">
            <text:p>0.5</text:p>
          </table:table-cell>
          <table:table-cell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7">
          <table:table-cell table:style-name="ce71" office:value-type="float" office:value="14">
            <text:p>14</text:p>
          </table:table-cell>
          <table:table-cell table:style-name="ce44" office:value-type="string">
            <text:p>HienVT</text:p>
          </table:table-cell>
          <table:table-cell table:style-name="ce100" table:formula="of:=SUM([.D17:.AH17])" office:value-type="float" office:value="1.5">
            <text:p>1.5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4.9287in" svg:y="3.326in" draw:caption-point-x="-0.2402in" draw:caption-point-y="0.6122in">
              <dc:date>2018-03-06T00:00:00</dc:date>
              <text:p text:style-name="P1"><text:span text:style-name="T1">Kẹt xe, 8h34 đến cty</text:span></text:p>
            </office:annotation>
            <text:p>0</text:p>
          </table:table-cell>
          <table:table-cell table:number-columns-repeated="3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">
            <text:p>0</text:p>
          </table:table-cell>
          <table:table-cell table:style-name="ce104" office:value-type="float" office:value="1">
            <office:annotation draw:style-name="gr6" draw:text-style-name="P1" svg:width="1.1413in" svg:height="0.2634in" svg:x="11.5492in" svg:y="3.3283in" draw:caption-point-x="-0.2402in" draw:caption-point-y="0.6098in">
              <dc:date>2018-03-09T00:00:00</dc:date>
              <text:p text:style-name="P1"><text:span text:style-name="T1">Nhà có đám giỗ</text:span></text:p>
            </office:annotation>
            <text:p>1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2.4622in" svg:y="3.3362in" draw:caption-point-x="-0.2402in" draw:caption-point-y="0.602in">
              <dc:date>2018-03-22T00:00:00</dc:date>
              <text:p text:style-name="P1"><text:span text:style-name="T1">Khám mắt + kẹt xe, 9h06 vào cty</text:span></text:p>
            </office:annotation>
            <text:p>0</text:p>
          </table:table-cell>
          <table:table-cell table:style-name="ce104" office:value-type="float" office:value="0">
            <office:annotation draw:style-name="gr2" draw:text-style-name="P1" svg:width="1.1413in" svg:height="0.5457in" svg:x="12.9189in" svg:y="3.3382in" draw:caption-point-x="-0.2402in" draw:caption-point-y="0.6in">
              <dc:date>2018-03-23T00:00:00</dc:date>
              <text:p text:style-name="P1"><text:span text:style-name="T1">Tái khám mắt,xin đi trễ, 8h56 đến cty</text:span></text:p>
            </office:annotation>
            <text:p>0</text:p>
          </table:table-cell>
          <table:table-cell table:style-name="ce104" table:number-columns-repeated="2"/>
          <table:table-cell table:style-name="ce104" office:value-type="float" office:value="0.5">
            <office:annotation draw:style-name="gr6" draw:text-style-name="P1" svg:width="1.1413in" svg:height="0.2634in" svg:x="14.289in" svg:y="3.3386in" draw:caption-point-x="-0.2402in" draw:caption-point-y="0.5996in">
              <dc:date>2018-03-26T00:00:00</dc:date>
              <text:p text:style-name="P1"><text:span text:style-name="T1">Đi khám bệnh</text:span></text:p>
            </office:annotation>
            <text:p>0.5</text:p>
          </table:table-cell>
          <table:table-cell table:style-name="ce104" office:value-type="float" office:value="0">
            <office:annotation draw:style-name="gr4" draw:text-style-name="P1" svg:width="1.1413in" svg:height="0.3902in" svg:x="14.7457in" svg:y="3.3394in" draw:caption-point-x="-0.2402in" draw:caption-point-y="0.5988in">
              <dc:date>2018-03-27T00:00:00</dc:date>
              <text:p text:style-name="P1"><text:span text:style-name="T1">Kẹt xe, 8h32 đến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5.6587in" svg:y="3.3413in" draw:caption-point-x="-0.2402in" draw:caption-point-y="0.5969in">
              <dc:date>2018-03-29T00:00:00</dc:date>
              <text:p text:style-name="P1"><text:span text:style-name="T1">Kẹt xe, 8h39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6.1154in" svg:y="3.3421in" draw:caption-point-x="-0.2402in" draw:caption-point-y="0.5961in">
              <dc:date>2018-03-30T00:00:00</dc:date>
              <text:p text:style-name="P1"><text:span text:style-name="T1">Chạy từ BH lên, 8h38 đến cty</text:span></text:p>
            </office:annotation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7">
          <table:table-cell table:style-name="ce71" office:value-type="float" office:value="15">
            <text:p>15</text:p>
          </table:table-cell>
          <table:table-cell table:style-name="ce44" office:value-type="string">
            <text:p>HiepNH</text:p>
          </table:table-cell>
          <table:table-cell table:style-name="ce100" table:formula="of:=SUM([.D18:.AH18])" office:value-type="float" office:value="2">
            <text:p>2</text:p>
          </table:table-cell>
          <table:table-cell table:style-name="ce104" office:value-type="float" office:value="1">
            <office:annotation draw:style-name="gr2" draw:text-style-name="P1" svg:width="1.1413in" svg:height="0.5457in" svg:x="2.6457in" svg:y="3.5685in" draw:caption-point-x="-0.2402in" draw:caption-point-y="0.6173in">
              <dc:date>2018-02-21T00:00:00</dc:date>
              <text:p text:style-name="P1"><text:span text:style-name="T1">Nhà xa + cần tgian chăm sóc vợ con</text:span></text:p>
            </office:annotation>
            <text:p>1</text:p>
          </table:table-cell>
          <table:table-cell table:style-name="ce104" office:value-type="float" office:value="1">
            <office:annotation draw:style-name="gr2" draw:text-style-name="P1" svg:width="1.1413in" svg:height="0.5457in" svg:x="3.1024in" svg:y="3.5685in" draw:caption-point-x="-0.2402in" draw:caption-point-y="0.6173in">
              <dc:date>2018-02-21T00:00:00</dc:date>
              <text:p text:style-name="P1"><text:span text:style-name="T1">Nhà xa + cần tgian chăm sóc vợ con</text:span></text:p>
            </office:annotation>
            <text:p>1</text:p>
          </table:table-cell>
          <table:table-cell table:style-name="ce104" table:number-columns-repeated="2"/>
          <table:table-cell table:number-columns-repeated="2"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5.3854in" svg:y="3.5744in" draw:caption-point-x="-0.2402in" draw:caption-point-y="0.6114in">
              <dc:date>2018-03-07T00:00:00</dc:date>
              <text:p text:style-name="P1"><text:span text:style-name="T1">Chờ thang máy, 8h33 đến cty</text:span></text:p>
            </office:annotation>
            <text:p>0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4" table:style-name="ce104" office:value-type="float" office:value="0">
            <text:p>0</text:p>
          </table:table-cell>
          <table:table-cell table:style-name="ce104" office:value-type="float" office:value="0">
            <office:annotation draw:style-name="gr2" draw:text-style-name="P1" svg:width="1.1413in" svg:height="0.5457in" svg:x="9.7228in" svg:y="3.5815in" draw:caption-point-x="-0.2402in" draw:caption-point-y="0.6043in">
              <dc:date>2018-03-16T00:00:00</dc:date>
              <text:p text:style-name="P1"><text:span text:style-name="T1">Ra bến xe lấy đồ nhà gửi, xin đi trễ, 9h40 đến cty</text:span></text:p>
            </office:annotation>
            <text:p>0</text:p>
          </table:table-cell>
          <table:table-cell table:style-name="ce104" table:number-columns-repeated="2"/>
          <table:table-cell table:number-columns-repeated="3"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2.4622in" svg:y="3.5839in" draw:caption-point-x="-0.2402in" draw:caption-point-y="0.602in">
              <dc:date>2018-03-22T00:00:00</dc:date>
              <text:p text:style-name="P1"><text:span text:style-name="T1">Ngủ dậy muộn, 8h38 vào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7">
          <table:table-cell table:style-name="ce71" office:value-type="float" office:value="16">
            <text:p>16</text:p>
          </table:table-cell>
          <table:table-cell table:style-name="ce44" office:value-type="string">
            <text:p>HieuNKT</text:p>
          </table:table-cell>
          <table:table-cell table:style-name="ce100" table:formula="of:=SUM([.D19:.AH19])" office:value-type="float" office:value="3">
            <text:p>3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2" table:style-name="ce104" office:value-type="float" office:value="0">
            <text:p>0</text:p>
          </table:table-cell>
          <table:table-cell table:style-name="ce104" office:value-type="float" office:value="1">
            <office:annotation draw:style-name="gr6" draw:text-style-name="P1" svg:width="1.1413in" svg:height="0.2634in" svg:x="15.202in" svg:y="3.8339in" draw:caption-point-x="-0.2402in" draw:caption-point-y="0.5996in">
              <dc:date>2018-03-26T00:00:00</dc:date>
              <text:p text:style-name="P1"><text:span text:style-name="T1">Về nhà</text:span></text:p>
            </office:annotation>
            <text:p>1</text:p>
          </table:table-cell>
          <table:table-cell table:style-name="ce104" office:value-type="float" office:value="1">
            <office:annotation draw:style-name="gr6" draw:text-style-name="P1" svg:width="1.1413in" svg:height="0.2634in" svg:x="15.6587in" svg:y="3.8339in" draw:caption-point-x="-0.2402in" draw:caption-point-y="0.5996in">
              <dc:date>2018-03-26T00:00:00</dc:date>
              <text:p text:style-name="P1"><text:span text:style-name="T1">Về nhà</text:span></text:p>
            </office:annotation>
            <text:p>1</text:p>
          </table:table-cell>
          <table:table-cell table:style-name="ce104" office:value-type="float" office:value="1">
            <office:annotation draw:style-name="gr6" draw:text-style-name="P1" svg:width="1.1413in" svg:height="0.2634in" svg:x="16.1154in" svg:y="3.8339in" draw:caption-point-x="-0.2402in" draw:caption-point-y="0.5996in">
              <dc:date>2018-03-26T00:00:00</dc:date>
              <text:p text:style-name="P1"><text:span text:style-name="T1">Về nhà</text:span></text:p>
            </office:annotation>
            <text:p>1</text:p>
          </table:table-cell>
          <table:table-cell table:style-name="ce104"/>
          <table:table-cell table:style-name="ce43" table:number-columns-repeated="952"/>
        </table:table-row>
        <table:table-row table:style-name="ro7">
          <table:table-cell table:style-name="ce71" office:value-type="float" office:value="17">
            <text:p>17</text:p>
          </table:table-cell>
          <table:table-cell table:style-name="ce44" office:value-type="string">
            <text:p>HungLV</text:p>
          </table:table-cell>
          <table:table-cell table:style-name="ce100" table:formula="of:=SUM([.D20:.AH20])" office:value-type="float" office:value="0.5">
            <text:p>0.5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3" table:style-name="ce104" office:value-type="float" office:value="0">
            <text:p>0</text:p>
          </table:table-cell>
          <table:table-cell table:style-name="ce104" office:value-type="float" office:value="0.5">
            <office:annotation draw:style-name="gr4" draw:text-style-name="P1" svg:width="1.1413in" svg:height="0.3902in" svg:x="9.2661in" svg:y="4.076in" draw:caption-point-x="-0.2402in" draw:caption-point-y="0.6051in">
              <dc:date>2018-03-15T00:00:00</dc:date>
              <text:p text:style-name="P1"><text:span text:style-name="T1">Bận việc riêng, off sáng</text:span></text:p>
            </office:annotation>
            <text:p>0.5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7">
          <table:table-cell table:style-name="ce71" office:value-type="float" office:value="18">
            <text:p>18</text:p>
          </table:table-cell>
          <table:table-cell table:style-name="ce44" office:value-type="string">
            <text:p>HungNC</text:p>
          </table:table-cell>
          <table:table-cell table:style-name="ce100" table:formula="of:=SUM([.D21:.AH21])" office:value-type="float" office:value="2">
            <text:p>2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3"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2.4622in" svg:y="4.3268in" draw:caption-point-x="-0.2402in" draw:caption-point-y="0.602in">
              <dc:date>2018-03-22T00:00:00</dc:date>
              <text:p text:style-name="P1"><text:span text:style-name="T1">Kẹt xe, 8h33 vào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number-columns-repeated="3" table:style-name="ce104" office:value-type="float" office:value="0">
            <text:p>0</text:p>
          </table:table-cell>
          <table:table-cell table:style-name="ce104" office:value-type="float" office:value="1">
            <office:annotation draw:style-name="gr6" draw:text-style-name="P1" svg:width="1.1413in" svg:height="0.2634in" svg:x="15.6587in" svg:y="4.3209in" draw:caption-point-x="-0.2402in" draw:caption-point-y="0.6079in">
              <dc:date>2018-03-12T00:00:00</dc:date>
              <text:p text:style-name="P1"><text:span text:style-name="T1">Đi du lịch</text:span></text:p>
            </office:annotation>
            <text:p>1</text:p>
          </table:table-cell>
          <table:table-cell table:style-name="ce104" office:value-type="float" office:value="1">
            <office:annotation draw:style-name="gr6" draw:text-style-name="P1" svg:width="1.1413in" svg:height="0.2634in" svg:x="16.1154in" svg:y="4.3209in" draw:caption-point-x="-0.2402in" draw:caption-point-y="0.6079in">
              <dc:date>2018-03-12T00:00:00</dc:date>
              <text:p text:style-name="P1"><text:span text:style-name="T1">Đi du lịch</text:span></text:p>
            </office:annotation>
            <text:p>1</text:p>
          </table:table-cell>
          <table:table-cell table:style-name="ce104"/>
          <table:table-cell table:style-name="ce43" table:number-columns-repeated="952"/>
        </table:table-row>
        <table:table-row table:style-name="ro7">
          <table:table-cell table:style-name="ce71" office:value-type="float" office:value="19">
            <text:p>19</text:p>
          </table:table-cell>
          <table:table-cell table:style-name="ce44" office:value-type="string">
            <text:p>HungPN</text:p>
          </table:table-cell>
          <table:table-cell table:style-name="ce100" table:formula="of:=SUM([.D22:.AH22])" office:value-type="float" office:value="4">
            <text:p>4</text:p>
          </table:table-cell>
          <table:table-cell table:style-name="ce104" office:value-type="float" office:value="1">
            <office:annotation draw:style-name="gr4" draw:text-style-name="P1" svg:width="1.1413in" svg:height="0.3902in" svg:x="2.6457in" svg:y="4.5606in" draw:caption-point-x="-0.2402in" draw:caption-point-y="0.6157in">
              <dc:date>2018-02-27T00:00:00</dc:date>
              <text:p text:style-name="P1"><text:span text:style-name="T1">Giải quyết việc cá nhân</text:span></text:p>
            </office:annotation>
            <text:p>1</text:p>
          </table:table-cell>
          <table:table-cell table:style-name="ce104" office:value-type="float" office:value="1">
            <office:annotation draw:style-name="gr4" draw:text-style-name="P1" svg:width="1.1413in" svg:height="0.3902in" svg:x="3.1024in" svg:y="4.5606in" draw:caption-point-x="-0.2402in" draw:caption-point-y="0.6157in">
              <dc:date>2018-02-27T00:00:00</dc:date>
              <text:p text:style-name="P1"><text:span text:style-name="T1">Giải quyết việc cá nhân</text:span></text:p>
            </office:annotation>
            <text:p>1</text:p>
          </table:table-cell>
          <table:table-cell table:style-name="ce104" table:number-columns-repeated="2"/>
          <table:table-cell table:style-name="ce104" office:value-type="float" office:value="1">
            <office:annotation draw:style-name="gr2" draw:text-style-name="P1" svg:width="1.1413in" svg:height="0.5457in" svg:x="4.472in" svg:y="4.563in" draw:caption-point-x="-0.2402in" draw:caption-point-y="0.6134in">
              <dc:date>2018-03-05T00:00:00</dc:date>
              <text:p text:style-name="P1"><text:span text:style-name="T1">Mới vào SG, cần tgian dọn dẹp nhà</text:span></text:p>
            </office:annotation>
            <text:p>1</text:p>
          </table:table-cell>
          <table:table-cell table:number-columns-repeated="4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">
            <office:annotation draw:style-name="gr2" draw:text-style-name="P1" svg:width="1.1413in" svg:height="0.5457in" svg:x="7.7988in" svg:y="4.5677in" draw:caption-point-x="-0.2402in" draw:caption-point-y="0.6087in">
              <dc:date>2018-03-12T00:00:00</dc:date>
              <text:p text:style-name="P1"><text:span text:style-name="T1">Mệt trong người, xin đi trễ, 8h32 đến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8.7768in" svg:y="4.5701in" draw:caption-point-x="-0.2402in" draw:caption-point-y="0.6063in">
              <dc:date>2018-03-14T00:00:00</dc:date>
              <text:p text:style-name="P1"><text:span text:style-name="T1">Kẹt xe, 8h40 đến cty</text:span></text:p>
            </office:annotation>
            <text:p>0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1">
            <office:annotation draw:style-name="gr6" draw:text-style-name="P1" svg:width="1.1413in" svg:height="0.2634in" svg:x="11.0925in" svg:y="4.5815in" draw:caption-point-x="-0.2402in" draw:caption-point-y="0.5949in">
              <dc:date>2018-04-03T00:00:00</dc:date>
              <text:p text:style-name="P1"><text:span text:style-name="T1">Bị bệnh</text:span></text:p>
            </office:annotation>
            <text:p>1</text:p>
          </table:table-cell>
          <table:table-cell table:number-columns-repeated="4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7">
          <table:table-cell table:style-name="ce71" office:value-type="float" office:value="20">
            <text:p>20</text:p>
          </table:table-cell>
          <table:table-cell table:style-name="ce74" office:value-type="string">
            <text:p>HuyDH</text:p>
          </table:table-cell>
          <table:table-cell table:style-name="ce100" table:formula="of:=SUM([.D23:.AH23])" office:value-type="float" office:value="5.5">
            <text:p>5.5</text:p>
          </table:table-cell>
          <table:table-cell table:style-name="ce104" office:value-type="float" office:value="1">
            <office:annotation draw:style-name="gr4" draw:text-style-name="P1" svg:width="1.1413in" svg:height="0.3902in" svg:x="2.6457in" svg:y="4.8287in" draw:caption-point-x="-0.2402in" draw:caption-point-y="0.5953in">
              <dc:date>2018-04-02T00:00:00</dc:date>
              <text:p text:style-name="P1"><text:span text:style-name="T1">Bận việc đột xuất</text:span></text:p>
            </office:annotation>
            <text:p>1</text:p>
          </table:table-cell>
          <table:table-cell table:style-name="ce104" office:value-type="float" office:value="1">
            <office:annotation draw:style-name="gr4" draw:text-style-name="P1" svg:width="1.1413in" svg:height="0.3902in" svg:x="3.1024in" svg:y="4.8287in" draw:caption-point-x="-0.2402in" draw:caption-point-y="0.5953in">
              <dc:date>2018-04-02T00:00:00</dc:date>
              <text:p text:style-name="P1"><text:span text:style-name="T1">Bận việc đột xuất</text:span></text:p>
            </office:annotation>
            <text:p>1</text:p>
          </table:table-cell>
          <table:table-cell table:style-name="ce104" table:number-columns-repeated="2"/>
          <table:table-cell table:style-name="ce104" office:value-type="float" office:value="0">
            <office:annotation draw:style-name="gr4" draw:text-style-name="P1" svg:width="1.1413in" svg:height="0.3902in" svg:x="4.472in" svg:y="4.8106in" draw:caption-point-x="-0.2402in" draw:caption-point-y="0.6134in">
              <dc:date>2018-03-05T00:00:00</dc:date>
              <text:p text:style-name="P1"><text:span text:style-name="T1">Kẹt xe, 8h35 đến cty</text:span></text:p>
            </office:annotation>
            <text:p>0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office:value-type="float" office:value="1">
            <office:annotation draw:style-name="gr4" draw:text-style-name="P1" svg:width="1.1413in" svg:height="0.3902in" svg:x="5.8421in" svg:y="4.8142in" draw:caption-point-x="-0.2402in" draw:caption-point-y="0.6098in">
              <dc:date>2018-03-08T00:00:00</dc:date>
              <text:p text:style-name="P1"><text:span text:style-name="T1">Bận việc gia đình</text:span></text:p>
            </office:annotation>
            <text:p>1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8.2878in" svg:y="4.8165in" draw:caption-point-x="-0.2402in" draw:caption-point-y="0.6075in">
              <dc:date>2018-03-13T00:00:00</dc:date>
              <text:p text:style-name="P1"><text:span text:style-name="T1">Kẹt xe, 8h48 đến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9.2661in" svg:y="4.8189in" draw:caption-point-x="-0.2402in" draw:caption-point-y="0.6051in">
              <dc:date>2018-03-15T00:00:00</dc:date>
              <text:p text:style-name="P1"><text:span text:style-name="T1">Ngủ quên, 8h50 vào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9.7228in" svg:y="4.8197in" draw:caption-point-x="-0.2402in" draw:caption-point-y="0.6043in">
              <dc:date>2018-03-16T00:00:00</dc:date>
              <text:p text:style-name="P1"><text:span text:style-name="T1">Ngủ quên, xin đi trễ, 9h12 đến cty</text:span></text:p>
            </office:annotation>
            <text:p>0</text:p>
          </table:table-cell>
          <table:table-cell table:style-name="ce104" table:number-columns-repeated="2"/>
          <table:table-cell table:number-columns-repeated="2" table:style-name="ce104" office:value-type="float" office:value="0">
            <text:p>0</text:p>
          </table:table-cell>
          <table:table-cell table:style-name="ce104" office:value-type="float" office:value="0.5">
            <office:annotation draw:style-name="gr3" draw:text-style-name="P1" svg:width="1.1413in" svg:height="0.7012in" svg:x="12.0059in" svg:y="4.8213in" draw:caption-point-x="-0.2402in" draw:caption-point-y="0.6028in">
              <dc:date>2018-03-21T00:00:00</dc:date>
              <text:p text:style-name="P1"><text:span text:style-name="T1">Kẹt xe, 8h49 đến cty</text:span></text:p>
              <text:p text:style-name="P1"><text:span text:style-name="T1">Không khỏe, off chiều</text:span></text:p>
            </office:annotation>
            <text:p>0.5</text:p>
          </table:table-cell>
          <table:table-cell table:style-name="ce104" office:value-type="float" office:value="0">
            <office:annotation draw:style-name="gr4" draw:text-style-name="P1" svg:width="1.1413in" svg:height="0.3902in" svg:x="12.4622in" svg:y="4.822in" draw:caption-point-x="-0.2402in" draw:caption-point-y="0.602in">
              <dc:date>2018-03-22T00:00:00</dc:date>
              <text:p text:style-name="P1"><text:span text:style-name="T1">Dậy muộn, xin đi trễ, 9h06 vào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2.9189in" svg:y="4.824in" draw:caption-point-x="-0.2402in" draw:caption-point-y="0.6in">
              <dc:date>2018-03-23T00:00:00</dc:date>
              <text:p text:style-name="P1"><text:span text:style-name="T1">Kẹt xe, 8h45 đến cty</text:span></text:p>
            </office:annotation>
            <text:p>0</text:p>
          </table:table-cell>
          <table:table-cell table:style-name="ce104" table:number-columns-repeated="2"/>
          <table:table-cell table:style-name="ce104" office:value-type="float" office:value="1">
            <office:annotation draw:style-name="gr4" draw:text-style-name="P1" svg:width="1.1413in" svg:height="0.3902in" svg:x="14.289in" svg:y="4.8244in" draw:caption-point-x="-0.2402in" draw:caption-point-y="0.5996in">
              <dc:date>2018-03-26T00:00:00</dc:date>
              <text:p text:style-name="P1"><text:span text:style-name="T1">Không khỏe trong người</text:span></text:p>
            </office:annotation>
            <text:p>1</text:p>
          </table:table-cell>
          <table:table-cell table:style-name="ce104" office:value-type="float" office:value="1">
            <office:annotation draw:style-name="gr4" draw:text-style-name="P1" svg:width="1.1413in" svg:height="0.3902in" svg:x="14.7457in" svg:y="4.8244in" draw:caption-point-x="-0.2402in" draw:caption-point-y="0.5996in">
              <dc:date>2018-03-26T00:00:00</dc:date>
              <text:p text:style-name="P1"><text:span text:style-name="T1">Không khỏe trong người</text:span></text:p>
            </office:annotation>
            <text:p>1</text:p>
          </table:table-cell>
          <table:table-cell table:style-name="ce104" office:value-type="float" office:value="0">
            <office:annotation draw:style-name="gr4" draw:text-style-name="P1" svg:width="1.1413in" svg:height="0.3902in" svg:x="15.202in" svg:y="4.8256in" draw:caption-point-x="-0.2402in" draw:caption-point-y="0.5984in">
              <dc:date>2018-03-28T00:00:00</dc:date>
              <text:p text:style-name="P1"><text:span text:style-name="T1">Kẹt xe, 8h51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5.6587in" svg:y="4.8272in" draw:caption-point-x="-0.2402in" draw:caption-point-y="0.5969in">
              <dc:date>2018-03-29T00:00:00</dc:date>
              <text:p text:style-name="P1"><text:span text:style-name="T1">Ngủ dậy trễ, 9h01 đến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7">
          <table:table-cell table:style-name="ce71" office:value-type="float" office:value="21">
            <text:p>21</text:p>
          </table:table-cell>
          <table:table-cell table:style-name="ce44" office:value-type="string">
            <text:p>HuyNG</text:p>
          </table:table-cell>
          <table:table-cell table:style-name="ce100" table:formula="of:=SUM([.D24:.AH24])" office:value-type="float" office:value="1">
            <text:p>1</text:p>
          </table:table-cell>
          <table:table-cell table:style-name="ce104" office:value-type="float" office:value="0">
            <office:annotation draw:style-name="gr2" draw:text-style-name="P1" svg:width="1.1413in" svg:height="0.5457in" svg:x="2.6457in" svg:y="5.0571in" draw:caption-point-x="-0.2402in" draw:caption-point-y="0.6146in">
              <dc:date>2018-03-01T00:00:00</dc:date>
              <text:p text:style-name="P1"><text:span text:style-name="T1">Bị công an thổi phạt, 8h50 đến cty</text:span></text:p>
            </office:annotation>
            <text:p>0</text:p>
          </table:table-cell>
          <table:table-cell table:style-name="ce104" office:value-type="float" office:value="0">
            <office:annotation draw:style-name="gr2" draw:text-style-name="P1" svg:width="1.1413in" svg:height="0.5457in" svg:x="3.1024in" svg:y="5.0575in" draw:caption-point-x="-0.2402in" draw:caption-point-y="0.6142in">
              <dc:date>2018-03-02T00:00:00</dc:date>
              <text:p text:style-name="P1"><text:span text:style-name="T1">Lên sân bay tiến dì, xin đi trễ, 8h37 đến cty</text:span></text:p>
            </office:annotation>
            <text:p>0</text:p>
          </table:table-cell>
          <table:table-cell table:style-name="ce104" table:number-columns-repeated="2"/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4.9287in" svg:y="5.0594in" draw:caption-point-x="-0.2402in" draw:caption-point-y="0.6122in">
              <dc:date>2018-03-06T00:00:00</dc:date>
              <text:p text:style-name="P1"><text:span text:style-name="T1">Kẹt xe, 8h37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5.3854in" svg:y="5.0602in" draw:caption-point-x="-0.2402in" draw:caption-point-y="0.6114in">
              <dc:date>2018-03-07T00:00:00</dc:date>
              <text:p text:style-name="P1"><text:span text:style-name="T1">Kẹt xe, 8h32 đến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2" draw:text-style-name="P1" svg:width="1.1413in" svg:height="0.5457in" svg:x="6.3311in" svg:y="5.0618in" draw:caption-point-x="-0.2402in" draw:caption-point-y="0.6098in">
              <dc:date>2018-03-09T00:00:00</dc:date>
              <text:p text:style-name="P1"><text:span text:style-name="T1">Chờ thợ lắp moderm, xin đi trễ, 8h47 đến cty</text:span></text:p>
            </office:annotation>
            <text:p>0</text:p>
          </table:table-cell>
          <table:table-cell table:style-name="ce104" table:number-columns-repeated="2"/>
          <table:table-cell table:style-name="ce104" office:value-type="float" office:value="0">
            <office:annotation draw:style-name="gr4" draw:text-style-name="P1" svg:width="1.1413in" svg:height="0.3902in" svg:x="7.7988in" svg:y="5.063in" draw:caption-point-x="-0.2402in" draw:caption-point-y="0.6087in">
              <dc:date>2018-03-12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8.2878in" svg:y="5.0642in" draw:caption-point-x="-0.2402in" draw:caption-point-y="0.6075in">
              <dc:date>2018-03-13T00:00:00</dc:date>
              <text:p text:style-name="P1"><text:span text:style-name="T1">Đau bụng, 8h33 đến cty</text:span></text:p>
            </office:annotation>
            <text:p>0</text:p>
          </table:table-cell>
          <table:table-cell table:number-columns-repeated="3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">
            <office:annotation draw:style-name="gr4" draw:text-style-name="P1" svg:width="1.1413in" svg:height="0.3902in" svg:x="14.289in" svg:y="5.072in" draw:caption-point-x="-0.2402in" draw:caption-point-y="0.5996in">
              <dc:date>2018-03-26T00:00:00</dc:date>
              <text:p text:style-name="P1"><text:span text:style-name="T1">Ngủ dậy muộn, 8h32 đến cty</text:span></text:p>
            </office:annotation>
            <text:p>0</text:p>
          </table:table-cell>
          <table:table-cell table:style-name="ce104" office:value-type="float" office:value="0">
            <office:annotation draw:style-name="gr2" draw:text-style-name="P1" svg:width="1.1413in" svg:height="0.5457in" svg:x="14.7457in" svg:y="5.0732in" draw:caption-point-x="-0.2402in" draw:caption-point-y="0.5984in">
              <dc:date>2018-03-27T00:00:00</dc:date>
              <text:p text:style-name="P1"><text:span text:style-name="T1">Chờ lấy thuốc, xin đi trễ, 8h59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5.202in" svg:y="5.0732in" draw:caption-point-x="-0.2402in" draw:caption-point-y="0.5984in">
              <dc:date>2018-03-28T00:00:00</dc:date>
              <text:p text:style-name="P1"><text:span text:style-name="T1">Đau đầu, xin đi trễ, 8h41 đến cty</text:span></text:p>
            </office:annotation>
            <text:p>0</text:p>
          </table:table-cell>
          <table:table-cell table:style-name="ce104" office:value-type="float" office:value="1">
            <office:annotation draw:style-name="gr3" draw:text-style-name="P1" svg:width="1.1413in" svg:height="0.7012in" svg:x="15.6587in" svg:y="5.0748in" draw:caption-point-x="-0.2402in" draw:caption-point-y="0.5969in">
              <dc:date>2018-03-29T00:00:00</dc:date>
              <text:p text:style-name="P1"><text:span text:style-name="T1">Ngoại bị xuất huyết não, vào bệnh viện trông chừng ngoại</text:span></text:p>
            </office:annotation>
            <text:p>1</text:p>
          </table:table-cell>
          <table:table-cell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7">
          <table:table-cell table:style-name="ce71" office:value-type="float" office:value="22">
            <text:p>22</text:p>
          </table:table-cell>
          <table:table-cell table:style-name="ce44" office:value-type="string">
            <text:p>KhaiLV</text:p>
          </table:table-cell>
          <table:table-cell table:style-name="ce100" table:formula="of:=SUM([.D25:.AH25])" office:value-type="float" office:value="5.5">
            <text:p>5.5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3" table:style-name="ce104" office:value-type="float" office:value="0">
            <text:p>0</text:p>
          </table:table-cell>
          <table:table-cell table:style-name="ce104" office:value-type="float" office:value="0.5">
            <office:annotation draw:style-name="gr4" draw:text-style-name="P1" svg:width="1.1413in" svg:height="0.3902in" svg:x="5.8421in" svg:y="5.3087in" draw:caption-point-x="-0.2402in" draw:caption-point-y="0.6106in">
              <dc:date>2018-03-08T00:00:00</dc:date>
              <text:p text:style-name="P1"><text:span text:style-name="T1">Làm giấy tờ, off chiều</text:span></text:p>
            </office:annotation>
            <text:p>0.5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1">
            <office:annotation draw:style-name="gr6" draw:text-style-name="P1" svg:width="1.1413in" svg:height="0.2634in" svg:x="14.289in" svg:y="5.3181in" draw:caption-point-x="-0.2402in" draw:caption-point-y="0.6012in">
              <dc:date>2018-03-22T00:00:00</dc:date>
              <text:p text:style-name="P1"><text:span text:style-name="T1">Về quê thăm nhà</text:span></text:p>
            </office:annotation>
            <text:p>1</text:p>
          </table:table-cell>
          <table:table-cell table:style-name="ce104" office:value-type="float" office:value="1">
            <office:annotation draw:style-name="gr6" draw:text-style-name="P1" svg:width="1.1413in" svg:height="0.2634in" svg:x="14.7457in" svg:y="5.3181in" draw:caption-point-x="-0.2402in" draw:caption-point-y="0.6012in">
              <dc:date>2018-03-22T00:00:00</dc:date>
              <text:p text:style-name="P1"><text:span text:style-name="T1">Về quê thăm nhà</text:span></text:p>
            </office:annotation>
            <text:p>1</text:p>
          </table:table-cell>
          <table:table-cell table:style-name="ce104" office:value-type="float" office:value="1">
            <office:annotation draw:style-name="gr6" draw:text-style-name="P1" svg:width="1.1413in" svg:height="0.2634in" svg:x="15.202in" svg:y="5.3181in" draw:caption-point-x="-0.2402in" draw:caption-point-y="0.6012in">
              <dc:date>2018-03-22T00:00:00</dc:date>
              <text:p text:style-name="P1"><text:span text:style-name="T1">Về quê thăm nhà</text:span></text:p>
            </office:annotation>
            <text:p>1</text:p>
          </table:table-cell>
          <table:table-cell table:style-name="ce104" office:value-type="float" office:value="1">
            <office:annotation draw:style-name="gr6" draw:text-style-name="P1" svg:width="1.1413in" svg:height="0.2634in" svg:x="15.6587in" svg:y="5.3181in" draw:caption-point-x="-0.2402in" draw:caption-point-y="0.6012in">
              <dc:date>2018-03-22T00:00:00</dc:date>
              <text:p text:style-name="P1"><text:span text:style-name="T1">Về quê thăm nhà</text:span></text:p>
            </office:annotation>
            <text:p>1</text:p>
          </table:table-cell>
          <table:table-cell table:style-name="ce104" office:value-type="float" office:value="1">
            <office:annotation draw:style-name="gr6" draw:text-style-name="P1" svg:width="1.1413in" svg:height="0.2634in" svg:x="16.1154in" svg:y="5.3181in" draw:caption-point-x="-0.2402in" draw:caption-point-y="0.6012in">
              <dc:date>2018-03-22T00:00:00</dc:date>
              <text:p text:style-name="P1"><text:span text:style-name="T1">Về quê thăm nhà</text:span></text:p>
            </office:annotation>
            <text:p>1</text:p>
          </table:table-cell>
          <table:table-cell table:style-name="ce104"/>
          <table:table-cell table:style-name="ce43" table:number-columns-repeated="952"/>
        </table:table-row>
        <table:table-row table:style-name="ro7">
          <table:table-cell table:style-name="ce71" office:value-type="float" office:value="23">
            <text:p>23</text:p>
          </table:table-cell>
          <table:table-cell table:style-name="ce44" office:value-type="string">
            <text:p>KhangNHH</text:p>
          </table:table-cell>
          <table:table-cell table:style-name="ce100" table:formula="of:=SUM([.D26:.AH26])" office:value-type="float" office:value="2.5">
            <text:p>2.5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4" table:style-name="ce104" office:value-type="float" office:value="0">
            <text:p>0</text:p>
          </table:table-cell>
          <table:table-cell table:style-name="ce104" office:value-type="float" office:value="0.5">
            <office:annotation draw:style-name="gr2" draw:text-style-name="P1" svg:width="1.1413in" svg:height="0.5457in" svg:x="6.3311in" svg:y="5.5579in" draw:caption-point-x="-0.2402in" draw:caption-point-y="0.6094in">
              <dc:date>2018-03-09T00:00:00</dc:date>
              <text:p text:style-name="P1"><text:span text:style-name="T1">Chở ngthan đi khám bệnh, off chiều</text:span></text:p>
            </office:annotation>
            <text:p>0.5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4" table:style-name="ce104" office:value-type="float" office:value="0">
            <text:p>0</text:p>
          </table:table-cell>
          <table:table-cell table:style-name="ce104" office:value-type="float" office:value="1">
            <office:annotation draw:style-name="gr4" draw:text-style-name="P1" svg:width="1.1413in" svg:height="0.3902in" svg:x="12.9189in" svg:y="5.5661in" draw:caption-point-x="-0.2402in" draw:caption-point-y="0.6012in">
              <dc:date>2018-03-22T00:00:00</dc:date>
              <text:p text:style-name="P1"><text:span text:style-name="T1">Đi đám cưới người thân ở xa</text:span></text:p>
            </office:annotation>
            <text:p>1</text:p>
          </table:table-cell>
          <table:table-cell table:style-name="ce104" table:number-columns-repeated="2"/>
          <table:table-cell table:number-columns-repeated="3" table:style-name="ce104" office:value-type="float" office:value="0">
            <text:p>0</text:p>
          </table:table-cell>
          <table:table-cell table:style-name="ce104" office:value-type="float" office:value="0.5">
            <office:annotation draw:style-name="gr2" draw:text-style-name="P1" svg:width="1.1413in" svg:height="0.5457in" svg:x="15.6587in" svg:y="5.5705in" draw:caption-point-x="-0.2402in" draw:caption-point-y="0.5969in">
              <dc:date>2018-03-29T00:00:00</dc:date>
              <text:p text:style-name="P1"><text:span text:style-name="T1">Đi làm giấy tờ cho nhà, off chiều</text:span></text:p>
            </office:annotation>
            <text:p>0.5</text:p>
          </table:table-cell>
          <table:table-cell table:style-name="ce104" office:value-type="float" office:value="0.5">
            <office:annotation draw:style-name="gr2" draw:text-style-name="P1" svg:width="1.1413in" svg:height="0.5457in" svg:x="16.1154in" svg:y="5.5705in" draw:caption-point-x="-0.2402in" draw:caption-point-y="0.5969in">
              <dc:date>2018-03-29T00:00:00</dc:date>
              <text:p text:style-name="P1"><text:span text:style-name="T1">Đi làm giấy tờ cho nhà, off chiều</text:span></text:p>
            </office:annotation>
            <text:p>0.5</text:p>
          </table:table-cell>
          <table:table-cell table:style-name="ce104"/>
          <table:table-cell table:style-name="ce43" table:number-columns-repeated="952"/>
        </table:table-row>
        <table:table-row table:style-name="ro7">
          <table:table-cell table:style-name="ce71" office:value-type="float" office:value="24">
            <text:p>24</text:p>
          </table:table-cell>
          <table:table-cell table:style-name="ce44" office:value-type="string">
            <text:p>KietNVT</text:p>
          </table:table-cell>
          <table:table-cell table:style-name="ce100" table:formula="of:=SUM([.D27:.AH27])" office:value-type="float" office:value="0">
            <text:p>0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7">
          <table:table-cell table:style-name="ce71" office:value-type="float" office:value="25">
            <text:p>25</text:p>
          </table:table-cell>
          <table:table-cell table:style-name="ce44" office:value-type="string">
            <text:p>LinhBT</text:p>
          </table:table-cell>
          <table:table-cell table:style-name="ce100" table:formula="of:=SUM([.D28:.AH28])" office:value-type="float" office:value="1">
            <text:p>1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4"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6.3311in" svg:y="6.0531in" draw:caption-point-x="-0.2402in" draw:caption-point-y="0.6094in">
              <dc:date>2018-03-09T00:00:00</dc:date>
              <text:p text:style-name="P1"><text:span text:style-name="T1">Kẹt xe, 8h41 đến cty</text:span></text:p>
            </office:annotation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1">
            <office:annotation draw:style-name="gr4" draw:text-style-name="P1" svg:width="1.1413in" svg:height="0.3902in" svg:x="14.289in" svg:y="6.0626in" draw:caption-point-x="-0.2402in" draw:caption-point-y="0.6in">
              <dc:date>2018-03-22T00:00:00</dc:date>
              <text:p text:style-name="P1"><text:span text:style-name="T1">Đi du lịch với gia đình</text:span></text:p>
            </office:annotation>
            <text:p>1</text:p>
          </table:table-cell>
          <table:table-cell table:number-columns-repeated="4"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7">
          <table:table-cell table:style-name="ce71" office:value-type="float" office:value="26">
            <text:p>26</text:p>
          </table:table-cell>
          <table:table-cell table:style-name="ce44" office:value-type="string">
            <text:p>MaiLT</text:p>
          </table:table-cell>
          <table:table-cell table:style-name="ce100" table:formula="of:=SUM([.D29:.AH29])" office:value-type="float" office:value="0.5">
            <text:p>0.5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4" table:style-name="ce104" office:value-type="float" office:value="0">
            <text:p>0</text:p>
          </table:table-cell>
          <table:table-cell table:style-name="ce104" office:value-type="float" office:value="0.5">
            <office:annotation draw:style-name="gr4" draw:text-style-name="P1" svg:width="1.1413in" svg:height="0.3902in" svg:x="12.9189in" svg:y="6.3094in" draw:caption-point-x="-0.2402in" draw:caption-point-y="0.6008in">
              <dc:date>2018-03-22T00:00:00</dc:date>
              <text:p text:style-name="P1"><text:span text:style-name="T1">Chở mẹ đi làm giấy tờ, off sáng</text:span></text:p>
            </office:annotation>
            <text:p>0.5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7">
          <table:table-cell table:style-name="ce71" office:value-type="float" office:value="27">
            <text:p>27</text:p>
          </table:table-cell>
          <table:table-cell table:style-name="ce75" office:value-type="string">
            <text:p>MaiNTT</text:p>
          </table:table-cell>
          <table:table-cell table:style-name="ce100" table:formula="of:=SUM([.D30:.AH30])" office:value-type="float" office:value="0">
            <text:p>0</text:p>
          </table:table-cell>
          <table:table-cell table:style-name="ce104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8">
            <text:p>28</text:p>
          </table:table-cell>
          <table:table-cell table:style-name="ce44" office:value-type="string">
            <text:p>ManhNB</text:p>
          </table:table-cell>
          <table:table-cell table:style-name="ce100" table:formula="of:=SUM([.D31:.AH31])" office:value-type="float" office:value="1.5">
            <text:p>1.5</text:p>
          </table:table-cell>
          <table:table-cell table:style-name="ce104" office:value-type="float" office:value="0">
            <office:annotation draw:style-name="gr4" draw:text-style-name="P1" svg:width="1.1413in" svg:height="0.3902in" svg:x="2.6457in" svg:y="6.7906in" draw:caption-point-x="-0.2402in" draw:caption-point-y="0.615in">
              <dc:date>2018-03-01T00:00:00</dc:date>
              <text:p text:style-name="P1"><text:span text:style-name="T1">Kẹt xe, 8h35 vào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3.1024in" svg:y="6.7913in" draw:caption-point-x="-0.2402in" draw:caption-point-y="0.6142in">
              <dc:date>2018-03-02T00:00:00</dc:date>
              <text:p text:style-name="P1"><text:span text:style-name="T1">Kẹt xe, 8h39 đến cty</text:span></text:p>
            </office:annotation>
            <text:p>0</text:p>
          </table:table-cell>
          <table:table-cell table:style-name="ce104" table:number-columns-repeated="2"/>
          <table:table-cell table:style-name="ce104" office:value-type="float" office:value="0">
            <office:annotation draw:style-name="gr4" draw:text-style-name="P1" svg:width="1.1413in" svg:height="0.3902in" svg:x="4.472in" svg:y="6.7921in" draw:caption-point-x="-0.2402in" draw:caption-point-y="0.6134in">
              <dc:date>2018-03-05T00:00:00</dc:date>
              <text:p text:style-name="P1"><text:span text:style-name="T1">Kẹt xe, 8h38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4.9287in" svg:y="6.7933in" draw:caption-point-x="-0.2402in" draw:caption-point-y="0.6122in">
              <dc:date>2018-03-06T00:00:00</dc:date>
              <text:p text:style-name="P1"><text:span text:style-name="T1">Kẹt xe, 8h49 đến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5.8421in" svg:y="6.7949in" draw:caption-point-x="-0.2402in" draw:caption-point-y="0.6106in">
              <dc:date>2018-03-08T00:00:00</dc:date>
              <text:p text:style-name="P1"><text:span text:style-name="T1">Kẹt xe, 8h41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6.3311in" svg:y="6.7957in" draw:caption-point-x="-0.2402in" draw:caption-point-y="0.6098in">
              <dc:date>2018-03-09T00:00:00</dc:date>
              <text:p text:style-name="P1"><text:span text:style-name="T1">Kẹt xe, 8h32 đến cty</text:span></text:p>
            </office:annotation>
            <text:p>0</text:p>
          </table:table-cell>
          <table:table-cell table:style-name="ce104" table:number-columns-repeated="2"/>
          <table:table-cell table:style-name="ce104" office:value-type="float" office:value="0">
            <office:annotation draw:style-name="gr4" draw:text-style-name="P1" svg:width="1.1413in" svg:height="0.3902in" svg:x="7.7988in" svg:y="6.7969in" draw:caption-point-x="-0.2402in" draw:caption-point-y="0.6087in">
              <dc:date>2018-03-12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8.2878in" svg:y="6.798in" draw:caption-point-x="-0.2402in" draw:caption-point-y="0.6075in">
              <dc:date>2018-03-13T00:00:00</dc:date>
              <text:p text:style-name="P1"><text:span text:style-name="T1">Kẹt xe, 8h36 đến cty</text:span></text:p>
            </office:annotation>
            <text:p>0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9.7228in" svg:y="6.8012in" draw:caption-point-x="-0.2402in" draw:caption-point-y="0.6043in">
              <dc:date>2018-03-16T00:00:00</dc:date>
              <text:p text:style-name="P1"><text:span text:style-name="T1">Kẹt xe, 8h36 đến cty</text:span></text:p>
            </office:annotation>
            <text:p>0</text:p>
          </table:table-cell>
          <table:table-cell table:style-name="ce104" table:number-columns-repeated="2"/>
          <table:table-cell table:number-columns-repeated="3" table:style-name="ce104" office:value-type="float" office:value="0">
            <text:p>0</text:p>
          </table:table-cell>
          <table:table-cell table:style-name="ce104" office:value-type="float" office:value="1">
            <office:annotation draw:style-name="gr6" draw:text-style-name="P1" svg:width="1.1413in" svg:height="0.2634in" svg:x="12.4622in" svg:y="6.8035in" draw:caption-point-x="-0.2402in" draw:caption-point-y="0.602in">
              <dc:date>2018-03-22T00:00:00</dc:date>
              <text:p text:style-name="P1"><text:span text:style-name="T1">Bận việc nhà</text:span></text:p>
            </office:annotation>
            <text:p>1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number-columns-repeated="2"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5.202in" svg:y="6.8071in" draw:caption-point-x="-0.2402in" draw:caption-point-y="0.5984in">
              <dc:date>2018-03-28T00:00:00</dc:date>
              <text:p text:style-name="P1"><text:span text:style-name="T1">Kẹt xe, 8h34 <text:s/>đến cty</text:span></text:p>
            </office:annotation>
            <text:p>0</text:p>
          </table:table-cell>
          <table:table-cell table:style-name="ce104" office:value-type="float" office:value="0.5">
            <office:annotation draw:style-name="gr4" draw:text-style-name="P1" svg:width="1.1413in" svg:height="0.3902in" svg:x="15.6587in" svg:y="6.8087in" draw:caption-point-x="-0.2402in" draw:caption-point-y="0.5969in">
              <dc:date>2018-03-29T00:00:00</dc:date>
              <text:p text:style-name="P1"><text:span text:style-name="T1">Bận việc cá nhân, off sáng</text:span></text:p>
            </office:annotation>
            <text:p>0.5</text:p>
          </table:table-cell>
          <table:table-cell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7">
          <table:table-cell table:style-name="ce71" office:value-type="float" office:value="29">
            <text:p>29</text:p>
          </table:table-cell>
          <table:table-cell table:style-name="ce44" office:value-type="string">
            <text:p>NamTH</text:p>
          </table:table-cell>
          <table:table-cell table:style-name="ce100" table:formula="of:=SUM([.D32:.AH32])" office:value-type="float" office:value="0.5">
            <text:p>0.5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.5">
            <office:annotation draw:style-name="gr2" draw:text-style-name="P1" svg:width="1.1413in" svg:height="0.5457in" svg:x="3.1024in" svg:y="7.039in" draw:caption-point-x="-0.2402in" draw:caption-point-y="0.6142in">
              <dc:date>2018-03-02T00:00:00</dc:date>
              <text:p text:style-name="P1"><text:span text:style-name="T1">Làm giấy tờ, tiếp thợ sửa wifi, off chiều</text:span></text:p>
            </office:annotation>
            <text:p>0.5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4"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2.9189in" svg:y="7.0531in" draw:caption-point-x="-0.2402in" draw:caption-point-y="0.6in">
              <dc:date>2018-03-23T00:00:00</dc:date>
              <text:p text:style-name="P1"><text:span text:style-name="T1">Ngủ dậy trễ, 8h33 đến cty</text:span></text:p>
            </office:annotation>
            <text:p>0</text:p>
          </table:table-cell>
          <table:table-cell table:style-name="ce104" table:number-columns-repeated="2"/>
          <table:table-cell table:number-columns-repeated="4"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6.1154in" svg:y="7.0571in" draw:caption-point-x="-0.2402in" draw:caption-point-y="0.5961in">
              <dc:date>2018-03-30T00:00:00</dc:date>
              <text:p text:style-name="P1"><text:span text:style-name="T1">Xe hư, xin đi trễ, 8h57 đến cty</text:span></text:p>
            </office:annotation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7">
          <table:table-cell table:style-name="ce71" office:value-type="float" office:value="30">
            <text:p>30</text:p>
          </table:table-cell>
          <table:table-cell table:style-name="ce44" office:value-type="string">
            <text:p>NamTV</text:p>
          </table:table-cell>
          <table:table-cell table:style-name="ce100" table:formula="of:=SUM([.D33:.AH33])" office:value-type="float" office:value="1.5">
            <text:p>1.5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1">
            <office:annotation draw:style-name="gr4" draw:text-style-name="P1" svg:width="1.1413in" svg:height="0.3902in" svg:x="4.472in" svg:y="7.2874in" draw:caption-point-x="-0.2402in" draw:caption-point-y="0.6134in">
              <dc:date>2018-03-05T00:00:00</dc:date>
              <text:p text:style-name="P1"><text:span text:style-name="T1">Giải quyết thủ tục hành chính</text:span></text:p>
            </office:annotation>
            <text:p>1</text:p>
          </table:table-cell>
          <table:table-cell table:number-columns-repeated="4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4" table:style-name="ce104" office:value-type="float" office:value="0">
            <text:p>0</text:p>
          </table:table-cell>
          <table:table-cell table:style-name="ce104" office:value-type="float" office:value="0">
            <office:annotation draw:style-name="gr2" draw:text-style-name="P1" svg:width="1.1413in" svg:height="0.5457in" svg:x="9.7228in" svg:y="7.2965in" draw:caption-point-x="-0.2402in" draw:caption-point-y="0.6043in">
              <dc:date>2018-03-16T00:00:00</dc:date>
              <text:p text:style-name="P1"><text:span text:style-name="T1">Lấy giầy tờ, xin đi trễ, 8h64 đến cty</text:span></text:p>
            </office:annotation>
            <text:p>0</text:p>
          </table:table-cell>
          <table:table-cell table:style-name="ce104" table:number-columns-repeated="2"/>
          <table:table-cell table:style-name="ce104" office:value-type="float" office:value="0.5">
            <office:annotation draw:style-name="gr2" draw:text-style-name="P1" svg:width="1.1413in" svg:height="0.5457in" svg:x="11.0925in" svg:y="7.2972in" draw:caption-point-x="-0.2402in" draw:caption-point-y="0.6035in">
              <dc:date>2018-03-19T00:00:00</dc:date>
              <text:p text:style-name="P1"><text:span text:style-name="T1">Bận việc gia đình, xin off chiều</text:span></text:p>
            </office:annotation>
            <text:p>0.5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2.4622in" svg:y="7.2988in" draw:caption-point-x="-0.2402in" draw:caption-point-y="0.602in">
              <dc:date>2018-03-22T00:00:00</dc:date>
              <text:p text:style-name="P1"><text:span text:style-name="T1">Kẹt xe, 8h33 vào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7">
          <table:table-cell table:style-name="ce71" office:value-type="float" office:value="31">
            <text:p>31</text:p>
          </table:table-cell>
          <table:table-cell table:style-name="ce44" office:value-type="string">
            <text:p>NhanHTH</text:p>
          </table:table-cell>
          <table:table-cell table:style-name="ce100" table:formula="of:=SUM([.D34:.AH34])" office:value-type="float" office:value="1">
            <text:p>1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4" table:style-name="ce104" office:value-type="float" office:value="0">
            <text:p>0</text:p>
          </table:table-cell>
          <table:table-cell table:style-name="ce104" office:value-type="float" office:value="1">
            <office:annotation draw:style-name="gr4" draw:text-style-name="P1" svg:width="1.1413in" svg:height="0.3902in" svg:x="16.1154in" svg:y="7.552in" draw:caption-point-x="-0.2402in" draw:caption-point-y="0.5965in">
              <dc:date>2018-03-29T00:00:00</dc:date>
              <text:p text:style-name="P1"><text:span text:style-name="T1">Bận việc cá nhân</text:span></text:p>
            </office:annotation>
            <text:p>1</text:p>
          </table:table-cell>
          <table:table-cell table:style-name="ce104"/>
          <table:table-cell table:style-name="ce43" table:number-columns-repeated="952"/>
        </table:table-row>
        <table:table-row table:style-name="ro7">
          <table:table-cell table:style-name="ce71" office:value-type="float" office:value="32">
            <text:p>32</text:p>
          </table:table-cell>
          <table:table-cell table:style-name="ce44" office:value-type="string">
            <text:p>NhanNM</text:p>
          </table:table-cell>
          <table:table-cell table:style-name="ce100" table:formula="of:=SUM([.D35:.AH35])" office:value-type="float" office:value="2">
            <text:p>2</text:p>
          </table:table-cell>
          <table:table-cell table:style-name="ce104" office:value-type="float" office:value="0">
            <office:annotation draw:style-name="gr2" draw:text-style-name="P1" svg:width="1.1413in" svg:height="0.5457in" svg:x="2.6457in" svg:y="7.7819in" draw:caption-point-x="-0.2402in" draw:caption-point-y="0.6146in">
              <dc:date>2018-03-01T00:00:00</dc:date>
              <text:p text:style-name="P1"><text:span text:style-name="T1">Chích ngừa, xin đi trễ, 8h45 vào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.5">
            <office:annotation draw:style-name="gr2" draw:text-style-name="P1" svg:width="1.1413in" svg:height="0.5457in" svg:x="4.472in" svg:y="7.7839in" draw:caption-point-x="-0.2402in" draw:caption-point-y="0.6126in">
              <dc:date>2018-03-05T00:00:00</dc:date>
              <text:p text:style-name="P1"><text:span text:style-name="T1">Chích ngừa chó cắn + làm giấy tờ, off chiều</text:span></text:p>
            </office:annotation>
            <text:p>0.5</text:p>
          </table:table-cell>
          <table:table-cell table:style-name="ce104" office:value-type="float" office:value="0">
            <office:annotation draw:style-name="gr2" draw:text-style-name="P1" svg:width="1.1413in" svg:height="0.5457in" svg:x="4.9287in" svg:y="7.7843in" draw:caption-point-x="-0.2402in" draw:caption-point-y="0.6122in">
              <dc:date>2018-03-06T00:00:00</dc:date>
              <text:p text:style-name="P1"><text:span text:style-name="T1">Đi lấy giấy tờ, xin đi trễ, 8h47 đến cty</text:span></text:p>
            </office:annotation>
            <text:p>0</text:p>
          </table:table-cell>
          <table:table-cell table:number-columns-repeated="3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.5">
            <office:annotation draw:style-name="gr4" draw:text-style-name="P1" svg:width="1.1413in" svg:height="0.3902in" svg:x="14.289in" svg:y="7.7969in" draw:caption-point-x="-0.2402in" draw:caption-point-y="0.5996in">
              <dc:date>2018-03-26T00:00:00</dc:date>
              <text:p text:style-name="P1"><text:span text:style-name="T1">Mua đồ + sửa đt, off chiều</text:span></text:p>
            </office:annotation>
            <text:p>0.5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1">
            <office:annotation draw:style-name="gr4" draw:text-style-name="P1" svg:width="1.1413in" svg:height="0.3902in" svg:x="15.202in" svg:y="7.798in" draw:caption-point-x="-0.2402in" draw:caption-point-y="0.5984in">
              <dc:date>2018-03-28T00:00:00</dc:date>
              <text:p text:style-name="P1"><text:span text:style-name="T1">Lo công chuyện cá nhân</text:span></text:p>
            </office:annotation>
            <text:p>1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7">
          <table:table-cell table:style-name="ce71" office:value-type="float" office:value="33">
            <text:p>33</text:p>
          </table:table-cell>
          <table:table-cell table:style-name="ce44" office:value-type="string">
            <text:p>NhungHTH</text:p>
          </table:table-cell>
          <table:table-cell table:style-name="ce100" table:formula="of:=SUM([.D36:.AH36])" office:value-type="float" office:value="0.5">
            <text:p>0.5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">
            <office:annotation draw:style-name="gr4" draw:text-style-name="P1" svg:width="1.1413in" svg:height="0.3902in" svg:x="4.472in" svg:y="8.0307in" draw:caption-point-x="-0.2402in" draw:caption-point-y="0.6134in">
              <dc:date>2018-03-05T00:00:00</dc:date>
              <text:p text:style-name="P1"><text:span text:style-name="T1">Ngủ quên, 8h32 đến cty</text:span></text:p>
            </office:annotation>
            <text:p>0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5.8421in" svg:y="8.0335in" draw:caption-point-x="-0.2402in" draw:caption-point-y="0.6106in">
              <dc:date>2018-03-08T00:00:00</dc:date>
              <text:p text:style-name="P1"><text:span text:style-name="T1">Dậy muộn, 8h35 đến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4"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2.9189in" svg:y="8.0441in" draw:caption-point-x="-0.2402in" draw:caption-point-y="0.6in">
              <dc:date>2018-03-23T00:00:00</dc:date>
              <text:p text:style-name="P1"><text:span text:style-name="T1">Ngủ quên, 8h35 đến cty</text:span></text:p>
            </office:annotation>
            <text:p>0</text:p>
          </table:table-cell>
          <table:table-cell table:style-name="ce104" table:number-columns-repeated="2"/>
          <table:table-cell table:style-name="ce104" office:value-type="float" office:value="0.5">
            <office:annotation draw:style-name="gr6" draw:text-style-name="P1" svg:width="1.1413in" svg:height="0.3902in" svg:x="14.289in" svg:y="8.0445in" draw:caption-point-x="-0.2402in" draw:caption-point-y="0.5996in">
              <dc:date>2018-04-03T00:00:00</dc:date>
              <text:p text:style-name="P1"><text:span text:style-name="T1">Trúng thực, off sáng</text:span></text:p>
            </office:annotation>
            <text:p>0.5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5.6587in" svg:y="8.0472in" draw:caption-point-x="-0.2402in" draw:caption-point-y="0.5969in">
              <dc:date>2018-03-29T00:00:00</dc:date>
              <text:p text:style-name="P1"><text:span text:style-name="T1">Ngủ dậy muộn, 8h34 đến cty</text:span></text:p>
            </office:annotation>
            <text:p>0</text:p>
          </table:table-cell>
          <table:table-cell table:style-name="ce104" office:value-type="float" office:value="0">
            <office:annotation draw:style-name="gr2" draw:text-style-name="P1" svg:width="1.1413in" svg:height="0.5457in" svg:x="16.1154in" svg:y="8.048in" draw:caption-point-x="-0.2402in" draw:caption-point-y="0.5961in">
              <dc:date>2018-03-30T00:00:00</dc:date>
              <text:p text:style-name="P1"><text:span text:style-name="T1">Mệt trong người, xin đi trễ, 8h43 đến cty</text:span></text:p>
            </office:annotation>
            <text:p>0</text:p>
          </table:table-cell>
          <table:table-cell table:style-name="ce104"/>
          <table:table-cell table:style-name="ce43" table:number-columns-repeated="949"/>
          <table:table-cell table:number-columns-repeated="3"/>
        </table:table-row>
        <table:table-row table:style-name="ro7">
          <table:table-cell table:style-name="ce71" office:value-type="float" office:value="34">
            <text:p>34</text:p>
          </table:table-cell>
          <table:table-cell table:style-name="ce44" office:value-type="string">
            <text:p>NhuPHQ</text:p>
          </table:table-cell>
          <table:table-cell table:style-name="ce100" table:formula="of:=SUM([.D37:.AH37])" office:value-type="float" office:value="0.5">
            <text:p>0.5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.5">
            <office:annotation draw:style-name="gr4" draw:text-style-name="P1" svg:width="1.1413in" svg:height="0.3902in" svg:x="3.1024in" svg:y="8.2776in" draw:caption-point-x="-0.2402in" draw:caption-point-y="0.6142in">
              <dc:date>2018-03-02T00:00:00</dc:date>
              <text:p text:style-name="P1"><text:span text:style-name="T1">Bận việc gia đình, off sáng</text:span></text:p>
            </office:annotation>
            <text:p>0.5</text:p>
          </table:table-cell>
          <table:table-cell table:style-name="ce104" table:number-columns-repeated="2"/>
          <table:table-cell table:style-name="ce104" office:value-type="float" office:value="0">
            <office:annotation draw:style-name="gr2" draw:text-style-name="P1" svg:width="1.1413in" svg:height="0.5457in" svg:x="4.472in" svg:y="8.2783in" draw:caption-point-x="-0.2402in" draw:caption-point-y="0.6134in">
              <dc:date>2018-03-05T00:00:00</dc:date>
              <text:p text:style-name="P1"><text:span text:style-name="T1">Xe bể bánh, xin đi trễ, 8h39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4.9287in" svg:y="8.2795in" draw:caption-point-x="-0.2402in" draw:caption-point-y="0.6122in">
              <dc:date>2018-03-06T00:00:00</dc:date>
              <text:p text:style-name="P1"><text:span text:style-name="T1">Kẹt xe, 8h39 đến cty</text:span></text:p>
            </office:annotation>
            <text:p>0</text:p>
          </table:table-cell>
          <table:table-cell table:number-columns-repeated="3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">
            <office:annotation draw:style-name="gr4" draw:text-style-name="P1" svg:width="1.1413in" svg:height="0.3902in" svg:x="11.0925in" svg:y="8.2878in" draw:caption-point-x="-0.2402in" draw:caption-point-y="0.6039in">
              <dc:date>2018-03-19T00:00:00</dc:date>
              <text:p text:style-name="P1"><text:span text:style-name="T1">Kẹt xe, 8h39 đến cty</text:span></text:p>
            </office:annotation>
            <text:p>0</text:p>
          </table:table-cell>
          <table:table-cell table:number-columns-repeated="4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">
            <office:annotation draw:style-name="gr4" draw:text-style-name="P1" svg:width="1.1413in" svg:height="0.3902in" svg:x="14.289in" svg:y="8.2921in" draw:caption-point-x="-0.2402in" draw:caption-point-y="0.5996in">
              <dc:date>2018-03-26T00:00:00</dc:date>
              <text:p text:style-name="P1"><text:span text:style-name="T1">Kẹt xe, 8h35 đến cty</text:span></text:p>
            </office:annotation>
            <text:p>0</text:p>
          </table:table-cell>
          <table:table-cell table:number-columns-repeated="4" table:style-name="ce104" office:value-type="float" office:value="0">
            <text:p>0</text:p>
          </table:table-cell>
          <table:table-cell table:style-name="ce104"/>
          <table:table-cell table:style-name="ce43" table:number-columns-repeated="949"/>
          <table:table-cell table:number-columns-repeated="3"/>
        </table:table-row>
        <table:table-row table:style-name="ro7">
          <table:table-cell table:style-name="ce71" office:value-type="float" office:value="35">
            <text:p>35</text:p>
          </table:table-cell>
          <table:table-cell table:style-name="ce44" office:value-type="string">
            <text:p>NhuVNQ</text:p>
          </table:table-cell>
          <table:table-cell table:style-name="ce100" table:formula="of:=SUM([.D38:.AH38])" office:value-type="float" office:value="1.5">
            <text:p>1.5</text:p>
          </table:table-cell>
          <table:table-cell table:style-name="ce104" office:value-type="float" office:value="0.5">
            <office:annotation draw:style-name="gr7" draw:text-style-name="P1" svg:width="1.1413in" svg:height="0.8567in" svg:x="2.6457in" svg:y="8.5248in" draw:caption-point-x="-0.2402in" draw:caption-point-y="0.6146in">
              <dc:date>2018-03-01T00:00:00</dc:date>
              <text:p text:style-name="P1"><text:span text:style-name="T1">Lên trường nộp phiếu đk luận văn + xin chữ ký thầy hướng dẫn, off chiều</text:span></text:p>
            </office:annotation>
            <text:p>0.5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number-columns-repeated="3" table:style-name="ce104" office:value-type="float" office:value="0">
            <text:p>0</text:p>
          </table:table-cell>
          <table:table-cell table:style-name="ce104" office:value-type="float" office:value="1">
            <office:annotation draw:style-name="gr4" draw:text-style-name="P1" svg:width="1.1413in" svg:height="0.3902in" svg:x="5.8421in" svg:y="8.5287in" draw:caption-point-x="-0.2402in" draw:caption-point-y="0.6106in">
              <dc:date>2018-03-08T00:00:00</dc:date>
              <text:p text:style-name="P1"><text:span text:style-name="T1">Nhà có việc đột xuất</text:span></text:p>
            </office:annotation>
            <text:p>1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7">
          <table:table-cell table:style-name="ce71" office:value-type="float" office:value="36">
            <text:p>36</text:p>
          </table:table-cell>
          <table:table-cell table:style-name="ce73" office:value-type="string">
            <text:p>PhatHDT</text:p>
          </table:table-cell>
          <table:table-cell table:style-name="ce100" table:formula="of:=SUM([.D39:.AH39])" office:value-type="float" office:value="2">
            <text:p>2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.5">
            <office:annotation draw:style-name="gr2" draw:text-style-name="P1" svg:width="1.1413in" svg:height="0.5457in" svg:x="4.472in" svg:y="8.7713in" draw:caption-point-x="-0.2402in" draw:caption-point-y="0.6157in">
              <dc:date>2018-02-27T00:00:00</dc:date>
              <text:p text:style-name="P1"><text:span text:style-name="T1">Đi học ở trường, off sáng đến hết tháng 6</text:span></text:p>
            </office:annotation>
            <text:p>0.5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5.3854in" svg:y="8.7756in" draw:caption-point-x="-0.2402in" draw:caption-point-y="0.6114in">
              <dc:date>2018-03-07T00:00:00</dc:date>
              <text:p text:style-name="P1"><text:span text:style-name="T1">Chờ thang máy, 8h32 đến cty</text:span></text:p>
            </office:annotation>
            <text:p>0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.5">
            <office:annotation draw:style-name="gr2" draw:text-style-name="P1" svg:width="1.1413in" svg:height="0.5457in" svg:x="7.7988in" svg:y="8.7713in" draw:caption-point-x="-0.2402in" draw:caption-point-y="0.6157in">
              <dc:date>2018-02-27T00:00:00</dc:date>
              <text:p text:style-name="P1"><text:span text:style-name="T1">Đi học ở trường, off sáng đến hết tháng 6</text:span></text:p>
            </office:annotation>
            <text:p>0.5</text:p>
          </table:table-cell>
          <table:table-cell table:number-columns-repeated="4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.5">
            <office:annotation draw:style-name="gr2" draw:text-style-name="P1" svg:width="1.1413in" svg:height="0.5457in" svg:x="11.0925in" svg:y="8.7713in" draw:caption-point-x="-0.2402in" draw:caption-point-y="0.6157in">
              <dc:date>2018-02-27T00:00:00</dc:date>
              <text:p text:style-name="P1"><text:span text:style-name="T1">Đi học ở trường, off sáng đến hết tháng 6</text:span></text:p>
            </office:annotation>
            <text:p>0.5</text:p>
          </table:table-cell>
          <table:table-cell table:number-columns-repeated="4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.5">
            <office:annotation draw:style-name="gr2" draw:text-style-name="P1" svg:width="1.1413in" svg:height="0.5457in" svg:x="14.289in" svg:y="8.7713in" draw:caption-point-x="-0.2402in" draw:caption-point-y="0.6157in">
              <dc:date>2018-02-27T00:00:00</dc:date>
              <text:p text:style-name="P1"><text:span text:style-name="T1">Đi học ở trường, off sáng đến hết tháng 6</text:span></text:p>
            </office:annotation>
            <text:p>0.5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5.202in" svg:y="8.7886in" draw:caption-point-x="-0.2402in" draw:caption-point-y="0.5984in">
              <dc:date>2018-03-28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5.6587in" svg:y="8.7902in" draw:caption-point-x="-0.2402in" draw:caption-point-y="0.5969in">
              <dc:date>2018-03-29T00:00:00</dc:date>
              <text:p text:style-name="P1"><text:span text:style-name="T1">Đau đầu, 8h35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6.1154in" svg:y="8.7909in" draw:caption-point-x="-0.2402in" draw:caption-point-y="0.5961in">
              <dc:date>2018-03-30T00:00:00</dc:date>
              <text:p text:style-name="P1"><text:span text:style-name="T1">Kẹt xe, 8h38 đến cty</text:span></text:p>
            </office:annotation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7">
          <table:table-cell table:style-name="ce71" office:value-type="float" office:value="37">
            <text:p>37</text:p>
          </table:table-cell>
          <table:table-cell table:style-name="ce44" office:value-type="string">
            <text:p>PhuongPVH</text:p>
          </table:table-cell>
          <table:table-cell table:style-name="ce100" table:formula="of:=SUM([.D40:.AH40])" office:value-type="float" office:value="0.5">
            <text:p>0.5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.5">
            <office:annotation draw:style-name="gr3" draw:text-style-name="P1" svg:width="1.1413in" svg:height="0.7012in" svg:x="3.1024in" svg:y="9.0205in" draw:caption-point-x="-0.2402in" draw:caption-point-y="0.6142in">
              <dc:date>2018-03-02T00:00:00</dc:date>
              <text:p text:style-name="P1"><text:span text:style-name="T1">Lên bhxh thành phố + giải quyết việc gia đình, off chiều</text:span></text:p>
            </office:annotation>
            <text:p>0.5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7">
          <table:table-cell table:style-name="ce71" office:value-type="float" office:value="38">
            <text:p>38</text:p>
          </table:table-cell>
          <table:table-cell table:style-name="ce45" office:value-type="string">
            <text:p>PhongPT</text:p>
          </table:table-cell>
          <table:table-cell table:style-name="ce100" table:formula="of:=SUM([.D41:.AH41])" office:value-type="float" office:value="0">
            <text:p>0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4.9287in" svg:y="9.2701in" draw:caption-point-x="-0.2402in" draw:caption-point-y="0.6122in">
              <dc:date>2018-03-06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2" draw:text-style-name="P1" svg:width="1.1413in" svg:height="0.5457in" svg:x="5.8421in" svg:y="9.2717in" draw:caption-point-x="-0.2402in" draw:caption-point-y="0.6106in">
              <dc:date>2018-03-08T00:00:00</dc:date>
              <text:p text:style-name="P1"><text:span text:style-name="T1">Chờ sửa xe, xin đi trễ, 8h48 đến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7">
          <table:table-cell table:style-name="ce71" office:value-type="float" office:value="39">
            <text:p>39</text:p>
          </table:table-cell>
          <table:table-cell table:style-name="ce44" office:value-type="string">
            <text:p>PhongTH</text:p>
          </table:table-cell>
          <table:table-cell table:style-name="ce100" table:formula="of:=SUM([.D42:.AH42])" office:value-type="float" office:value="6">
            <text:p>6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1">
            <office:annotation draw:style-name="gr4" draw:text-style-name="P1" svg:width="1.1413in" svg:height="0.3902in" svg:x="4.472in" svg:y="9.5165in" draw:caption-point-x="-0.2402in" draw:caption-point-y="0.6134in">
              <dc:date>2018-03-05T00:00:00</dc:date>
              <text:p text:style-name="P1"><text:span text:style-name="T1">Có việc cần lên trường</text:span></text:p>
            </office:annotation>
            <text:p>1</text:p>
          </table:table-cell>
          <table:table-cell table:number-columns-repeated="4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.5">
            <office:annotation draw:style-name="gr7" draw:text-style-name="P1" svg:width="1.1413in" svg:height="0.8567in" svg:x="7.7988in" svg:y="9.5213in" draw:caption-point-x="-0.2402in" draw:caption-point-y="0.6087in">
              <dc:date>2018-03-12T00:00:00</dc:date>
              <text:p text:style-name="P1"><text:span text:style-name="T1">Kẹt xe, 8h37 đến cty</text:span></text:p>
              <text:p text:style-name="P1"><text:span text:style-name="T1">Lên trường gặp thầy hướng dẫn, off chiều</text:span></text:p>
            </office:annotation>
            <text:p>0.5</text:p>
          </table:table-cell>
          <table:table-cell table:number-columns-repeated="3" table:style-name="ce104" office:value-type="float" office:value="0">
            <text:p>0</text:p>
          </table:table-cell>
          <table:table-cell table:style-name="ce104" office:value-type="float" office:value="1">
            <office:annotation draw:style-name="gr6" draw:text-style-name="P1" svg:width="1.1413in" svg:height="0.2634in" svg:x="9.7228in" svg:y="9.5256in" draw:caption-point-x="-0.2402in" draw:caption-point-y="0.6043in">
              <dc:date>2018-03-16T00:00:00</dc:date>
              <text:p text:style-name="P1"><text:span text:style-name="T1">Lên trường</text:span></text:p>
            </office:annotation>
            <text:p>1</text:p>
          </table:table-cell>
          <table:table-cell table:style-name="ce104" table:number-columns-repeated="2"/>
          <table:table-cell table:number-columns-repeated="2" table:style-name="ce104" office:value-type="float" office:value="0">
            <text:p>0</text:p>
          </table:table-cell>
          <table:table-cell table:style-name="ce104" office:value-type="float" office:value="1">
            <office:annotation draw:style-name="gr4" draw:text-style-name="P1" svg:width="1.1413in" svg:height="0.3902in" svg:x="12.0059in" svg:y="9.5272in" draw:caption-point-x="-0.2402in" draw:caption-point-y="0.6028in">
              <dc:date>2018-03-21T00:00:00</dc:date>
              <text:p text:style-name="P1"><text:span text:style-name="T1">Lên trường làm luận văn</text:span></text:p>
            </office:annotation>
            <text:p>1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1">
            <office:annotation draw:style-name="gr4" draw:text-style-name="P1" svg:width="1.1413in" svg:height="0.3902in" svg:x="12.9189in" svg:y="9.5272in" draw:caption-point-x="-0.2402in" draw:caption-point-y="0.6028in">
              <dc:date>2018-03-21T00:00:00</dc:date>
              <text:p text:style-name="P1"><text:span text:style-name="T1">Lên trường làm luận văn</text:span></text:p>
            </office:annotation>
            <text:p>1</text:p>
          </table:table-cell>
          <table:table-cell table:style-name="ce104" table:number-columns-repeated="2"/>
          <table:table-cell table:style-name="ce104" office:value-type="float" office:value="1">
            <office:annotation draw:style-name="gr4" draw:text-style-name="P1" svg:width="1.1413in" svg:height="0.3902in" svg:x="14.289in" svg:y="9.5272in" draw:caption-point-x="-0.2402in" draw:caption-point-y="0.6028in">
              <dc:date>2018-03-21T00:00:00</dc:date>
              <text:p text:style-name="P1"><text:span text:style-name="T1">Lên trường làm luận văn</text:span></text:p>
            </office:annotation>
            <text:p>1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.5">
            <office:annotation draw:style-name="gr4" draw:text-style-name="P1" svg:width="1.1413in" svg:height="0.3902in" svg:x="15.202in" svg:y="9.5327in" draw:caption-point-x="-0.2402in" draw:caption-point-y="0.5972in">
              <dc:date>2018-03-28T00:00:00</dc:date>
              <text:p text:style-name="P1"><text:span text:style-name="T1">Bị bệnh, xin off chiều</text:span></text:p>
            </office:annotation>
            <text:p>0.5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7">
          <table:table-cell table:style-name="ce71" office:value-type="float" office:value="40">
            <text:p>40</text:p>
          </table:table-cell>
          <table:table-cell table:style-name="ce44" office:value-type="string">
            <text:p>PhuTV</text:p>
          </table:table-cell>
          <table:table-cell table:style-name="ce100" table:formula="of:=SUM([.D43:.AH43])" office:value-type="float" office:value="3">
            <text:p>3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4" table:style-name="ce104" office:value-type="float" office:value="0">
            <text:p>0</text:p>
          </table:table-cell>
          <table:table-cell table:style-name="ce104" office:value-type="float" office:value="1">
            <office:annotation draw:style-name="gr4" draw:text-style-name="P1" svg:width="1.1413in" svg:height="0.3902in" svg:x="9.7228in" svg:y="9.7693in" draw:caption-point-x="-0.2402in" draw:caption-point-y="0.6083in">
              <dc:date>2018-03-12T00:00:00</dc:date>
              <text:p text:style-name="P1"><text:span text:style-name="T1">Làm khóa luận tốt nghiệp</text:span></text:p>
            </office:annotation>
            <text:p>1</text:p>
          </table:table-cell>
          <table:table-cell table:style-name="ce104" table:number-columns-repeated="2"/>
          <table:table-cell table:number-columns-repeated="2" table:style-name="ce104" office:value-type="float" office:value="0">
            <text:p>0</text:p>
          </table:table-cell>
          <table:table-cell table:style-name="ce104" office:value-type="float" office:value="1">
            <office:annotation draw:style-name="gr4" draw:text-style-name="P1" svg:width="1.1413in" svg:height="0.3902in" svg:x="12.0059in" svg:y="9.7693in" draw:caption-point-x="-0.2402in" draw:caption-point-y="0.6083in">
              <dc:date>2018-03-20T00:00:00</dc:date>
              <text:p text:style-name="P1"><text:span text:style-name="T1">Báo cáo tiến độ khóa luận</text:span></text:p>
            </office:annotation>
            <text:p>1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4" table:style-name="ce104" office:value-type="float" office:value="0">
            <text:p>0</text:p>
          </table:table-cell>
          <table:table-cell table:style-name="ce104" office:value-type="float" office:value="1">
            <office:annotation draw:style-name="gr4" draw:text-style-name="P1" svg:width="1.1413in" svg:height="0.3902in" svg:x="16.1154in" svg:y="9.7693in" draw:caption-point-x="-0.2402in" draw:caption-point-y="0.6083in">
              <dc:date>2018-03-12T00:00:00</dc:date>
              <text:p text:style-name="P1"><text:span text:style-name="T1">Làm khóa luận tốt nghiệp</text:span></text:p>
            </office:annotation>
            <text:p>1</text:p>
          </table:table-cell>
          <table:table-cell table:style-name="ce104"/>
          <table:table-cell table:style-name="ce43" table:number-columns-repeated="952"/>
        </table:table-row>
        <table:table-row table:style-name="ro7">
          <table:table-cell table:style-name="ce71" office:value-type="float" office:value="41">
            <text:p>41</text:p>
          </table:table-cell>
          <table:table-cell table:style-name="ce44" office:value-type="string">
            <text:p>QuangVD</text:p>
          </table:table-cell>
          <table:table-cell table:style-name="ce100" table:formula="of:=SUM([.D44:.AH44])" office:value-type="float" office:value="0.5">
            <text:p>0.5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.5">
            <office:annotation draw:style-name="gr2" draw:text-style-name="P1" svg:width="1.1413in" svg:height="0.5457in" svg:x="4.472in" svg:y="10.0122in" draw:caption-point-x="-0.2402in" draw:caption-point-y="0.6134in">
              <dc:date>2018-03-05T00:00:00</dc:date>
              <text:p text:style-name="P1"><text:span text:style-name="T1">Có việc đột xuất cần lên trường, off sáng</text:span></text:p>
            </office:annotation>
            <text:p>0.5</text:p>
          </table:table-cell>
          <table:table-cell table:style-name="ce104" office:value-type="float" office:value="0">
            <office:annotation draw:style-name="gr7" draw:text-style-name="P1" svg:width="1.1413in" svg:height="0.8567in" svg:x="4.9287in" svg:y="10.0134in" draw:caption-point-x="-0.2402in" draw:caption-point-y="0.6122in">
              <dc:date>2018-03-06T00:00:00</dc:date>
              <text:p text:style-name="P1"><text:span text:style-name="T1">ghé trường nộp báo cáo, lúc chạy qua cty bị kẹt xe, 9h15 đến cty</text:span></text:p>
            </office:annotation>
            <text:p>0</text:p>
          </table:table-cell>
          <table:table-cell table:number-columns-repeated="3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7">
          <table:table-cell table:style-name="ce71" office:value-type="float" office:value="42">
            <text:p>42</text:p>
          </table:table-cell>
          <table:table-cell table:style-name="ce44" office:value-type="string">
            <text:p>QuynhNNT</text:p>
          </table:table-cell>
          <table:table-cell table:style-name="ce100" table:formula="of:=SUM([.D45:.AH45])" office:value-type="float" office:value="0.5">
            <text:p>0.5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">
            <text:p>0</text:p>
          </table:table-cell>
          <table:table-cell table:style-name="ce104" office:value-type="float" office:value="0.5">
            <office:annotation draw:style-name="gr6" draw:text-style-name="P1" svg:width="1.1413in" svg:height="0.2634in" svg:x="11.5492in" svg:y="10.2701in" draw:caption-point-x="-0.2402in" draw:caption-point-y="0.6031in">
              <dc:date>2018-03-20T00:00:00</dc:date>
              <text:p text:style-name="P1"><text:span text:style-name="T1">Bị sốt, off sáng</text:span></text:p>
            </office:annotation>
            <text:p>0.5</text:p>
          </table:table-cell>
          <table:table-cell table:number-columns-repeated="3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">
            <office:annotation draw:style-name="gr4" draw:text-style-name="P1" svg:width="1.1413in" svg:height="0.3902in" svg:x="14.289in" svg:y="10.2736in" draw:caption-point-x="-0.2402in" draw:caption-point-y="0.5996in">
              <dc:date>2018-03-26T00:00:00</dc:date>
              <text:p text:style-name="P1"><text:span text:style-name="T1">Kẹt xe, 8h34 đến cty</text:span></text:p>
            </office:annotation>
            <text:p>0</text:p>
          </table:table-cell>
          <table:table-cell table:number-columns-repeated="4"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7">
          <table:table-cell table:style-name="ce71" office:value-type="float" office:value="43">
            <text:p>43</text:p>
          </table:table-cell>
          <table:table-cell table:style-name="ce44" office:value-type="string">
            <text:p>TaiPA</text:p>
          </table:table-cell>
          <table:table-cell table:style-name="ce100" table:formula="of:=SUM([.D46:.AH46])" office:value-type="float" office:value="0.5">
            <text:p>0.5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.5">
            <office:annotation draw:style-name="gr4" draw:text-style-name="P1" svg:width="1.1413in" svg:height="0.3902in" svg:x="4.472in" svg:y="10.5075in" draw:caption-point-x="-0.2402in" draw:caption-point-y="0.6134in">
              <dc:date>2018-03-05T00:00:00</dc:date>
              <text:p text:style-name="P1"><text:span text:style-name="T1">Không khỏe, off sáng</text:span></text:p>
            </office:annotation>
            <text:p>0.5</text:p>
          </table:table-cell>
          <table:table-cell table:style-name="ce104" office:value-type="float" office:value="0">
            <office:annotation draw:style-name="gr4" draw:text-style-name="P1" svg:width="1.1413in" svg:height="0.3902in" svg:x="4.9287in" svg:y="10.5087in" draw:caption-point-x="-0.2402in" draw:caption-point-y="0.6122in">
              <dc:date>2018-03-06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5.3854in" svg:y="10.5094in" draw:caption-point-x="-0.2402in" draw:caption-point-y="0.6114in">
              <dc:date>2018-03-07T00:00:00</dc:date>
              <text:p text:style-name="P1"><text:span text:style-name="T1">Kẹt xe, 8h35 đến cty</text:span></text:p>
            </office:annotation>
            <text:p>0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8.2878in" svg:y="10.5134in" draw:caption-point-x="-0.2402in" draw:caption-point-y="0.6075in">
              <dc:date>2018-03-13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9.2661in" svg:y="10.5154in" draw:caption-point-x="-0.2402in" draw:caption-point-y="0.6055in">
              <dc:date>2018-03-15T00:00:00</dc:date>
              <text:p text:style-name="P1"><text:span text:style-name="T1">Kẹt xe, 8h36 vào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9.7228in" svg:y="10.5165in" draw:caption-point-x="-0.2402in" draw:caption-point-y="0.6043in">
              <dc:date>2018-03-16T00:00:00</dc:date>
              <text:p text:style-name="P1"><text:span text:style-name="T1">Kẹt xe, 8h37 đến cty</text:span></text:p>
            </office:annotation>
            <text:p>0</text:p>
          </table:table-cell>
          <table:table-cell table:style-name="ce104" table:number-columns-repeated="2"/>
          <table:table-cell table:style-name="ce104" office:value-type="float" office:value="0">
            <office:annotation draw:style-name="gr4" draw:text-style-name="P1" svg:width="1.1413in" svg:height="0.3902in" svg:x="11.0925in" svg:y="10.5169in" draw:caption-point-x="-0.2402in" draw:caption-point-y="0.6039in">
              <dc:date>2018-03-19T00:00:00</dc:date>
              <text:p text:style-name="P1"><text:span text:style-name="T1">Kẹt xe, 8h36 đến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2.0059in" svg:y="10.5181in" draw:caption-point-x="-0.2402in" draw:caption-point-y="0.6028in">
              <dc:date>2018-03-21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2.9189in" svg:y="10.5209in" draw:caption-point-x="-0.2402in" draw:caption-point-y="0.6in">
              <dc:date>2018-03-23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7">
          <table:table-cell table:style-name="ce71" office:value-type="float" office:value="44">
            <text:p>44</text:p>
          </table:table-cell>
          <table:table-cell table:style-name="ce44" office:value-type="string">
            <text:p>TinNQ</text:p>
          </table:table-cell>
          <table:table-cell table:style-name="ce100" table:formula="of:=SUM([.D47:.AH47])" office:value-type="float" office:value="5">
            <text:p>5</text:p>
          </table:table-cell>
          <table:table-cell table:style-name="ce104" office:value-type="float" office:value="1">
            <office:annotation draw:style-name="gr2" draw:text-style-name="P1" svg:width="1.1413in" svg:height="0.5457in" svg:x="2.6457in" svg:y="10.7539in" draw:caption-point-x="-0.2402in" draw:caption-point-y="0.6146in">
              <dc:date>2018-03-01T00:00:00</dc:date>
              <text:p text:style-name="P1"><text:span text:style-name="T1">Lên trường chuẩn bị luận văn để nộp</text:span></text:p>
            </office:annotation>
            <text:p>1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number-columns-repeated="2"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5.3854in" svg:y="10.7571in" draw:caption-point-x="-0.2402in" draw:caption-point-y="0.6114in">
              <dc:date>2018-03-07T00:00:00</dc:date>
              <text:p text:style-name="P1"><text:span text:style-name="T1">Kẹt xe, 8h32 đến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.5">
            <office:annotation draw:style-name="gr2" draw:text-style-name="P1" svg:width="1.1413in" svg:height="0.5457in" svg:x="6.3311in" svg:y="10.7598in" draw:caption-point-x="-0.2402in" draw:caption-point-y="0.6087in">
              <dc:date>2018-03-09T00:00:00</dc:date>
              <text:p text:style-name="P1"><text:span text:style-name="T1">Không khỏe trong người, off chiều</text:span></text:p>
            </office:annotation>
            <text:p>0.5</text:p>
          </table:table-cell>
          <table:table-cell table:style-name="ce104" table:number-columns-repeated="2"/>
          <table:table-cell table:style-name="ce104" office:value-type="float" office:value="0">
            <office:annotation draw:style-name="gr4" draw:text-style-name="P1" svg:width="1.1413in" svg:height="0.3902in" svg:x="7.7988in" svg:y="10.7598in" draw:caption-point-x="-0.2402in" draw:caption-point-y="0.6087in">
              <dc:date>2018-03-12T00:00:00</dc:date>
              <text:p text:style-name="P1"><text:span text:style-name="T1">Kẹt xe, 8h32 đến cty</text:span></text:p>
            </office:annotation>
            <text:p>0</text:p>
          </table:table-cell>
          <table:table-cell table:style-name="ce104" office:value-type="float" office:value="0.5">
            <office:annotation draw:style-name="gr3" draw:text-style-name="P1" svg:width="1.1413in" svg:height="0.7012in" svg:x="8.2878in" svg:y="10.761in" draw:caption-point-x="-0.2402in" draw:caption-point-y="0.6075in">
              <dc:date>2018-03-13T00:00:00</dc:date>
              <text:p text:style-name="P1"><text:span text:style-name="T1">Lên trường gặp thầy hướng dẫn phản biện tốt nghiệp, off chiều</text:span></text:p>
            </office:annotation>
            <text:p>0.5</text:p>
          </table:table-cell>
          <table:table-cell table:style-name="ce104" office:value-type="float" office:value="1">
            <office:annotation draw:style-name="gr4" draw:text-style-name="P1" svg:width="1.1413in" svg:height="0.3902in" svg:x="8.7768in" svg:y="10.7622in" draw:caption-point-x="-0.2402in" draw:caption-point-y="0.6063in">
              <dc:date>2018-03-14T00:00:00</dc:date>
              <text:p text:style-name="P1"><text:span text:style-name="T1">Phản biện luận văn</text:span></text:p>
            </office:annotation>
            <text:p>1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1">
            <office:annotation draw:style-name="gr4" draw:text-style-name="P1" svg:width="1.1413in" svg:height="0.3902in" svg:x="11.0925in" svg:y="10.7646in" draw:caption-point-x="-0.2402in" draw:caption-point-y="0.6039in">
              <dc:date>2018-03-19T00:00:00</dc:date>
              <text:p text:style-name="P1"><text:span text:style-name="T1">Phản biện và bảo vệ luận văn</text:span></text:p>
            </office:annotation>
            <text:p>1</text:p>
          </table:table-cell>
          <table:table-cell table:style-name="ce104" office:value-type="float" office:value="1">
            <office:annotation draw:style-name="gr4" draw:text-style-name="P1" svg:width="1.1413in" svg:height="0.3902in" svg:x="11.5492in" svg:y="10.7646in" draw:caption-point-x="-0.2402in" draw:caption-point-y="0.6039in">
              <dc:date>2018-03-19T00:00:00</dc:date>
              <text:p text:style-name="P1"><text:span text:style-name="T1">Phản biện và bảo vệ luận văn</text:span></text:p>
            </office:annotation>
            <text:p>1</text:p>
          </table:table-cell>
          <table:table-cell table:number-columns-repeated="3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7">
          <table:table-cell table:style-name="ce71" office:value-type="float" office:value="45">
            <text:p>45</text:p>
          </table:table-cell>
          <table:table-cell table:style-name="ce44" office:value-type="string">
            <text:p>TienND</text:p>
          </table:table-cell>
          <table:table-cell table:style-name="ce100" table:formula="of:=SUM([.D48:.AH48])" office:value-type="float" office:value="0">
            <text:p>0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7">
          <table:table-cell table:style-name="ce71" office:value-type="float" office:value="46">
            <text:p>46</text:p>
          </table:table-cell>
          <table:table-cell table:style-name="ce44" office:value-type="string">
            <text:p>ThaiNHQ</text:p>
          </table:table-cell>
          <table:table-cell table:style-name="ce100" table:formula="of:=SUM([.D49:.AH49])" office:value-type="float" office:value="0">
            <text:p>0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7">
          <table:table-cell table:style-name="ce71" office:value-type="float" office:value="47">
            <text:p>47</text:p>
          </table:table-cell>
          <table:table-cell table:style-name="ce44" office:value-type="string">
            <text:p>ThamDT</text:p>
          </table:table-cell>
          <table:table-cell table:style-name="ce100" table:formula="of:=SUM([.D50:.AH50])" office:value-type="float" office:value="0">
            <text:p>0</text:p>
          </table:table-cell>
          <table:table-cell table:style-name="ce104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8">
            <text:p>48</text:p>
          </table:table-cell>
          <table:table-cell table:style-name="ce44" office:value-type="string">
            <text:p>ThaoDTN</text:p>
          </table:table-cell>
          <table:table-cell table:style-name="ce100" table:formula="of:=SUM([.D51:.AH51])" office:value-type="float" office:value="2">
            <text:p>2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1">
            <office:annotation draw:style-name="gr4" draw:text-style-name="P1" svg:width="1.1413in" svg:height="0.3902in" svg:x="3.1024in" svg:y="11.7449in" draw:caption-point-x="-0.2402in" draw:caption-point-y="0.6142in">
              <dc:date>2018-03-02T00:00:00</dc:date>
              <text:p text:style-name="P1"><text:span text:style-name="T1">Bận việc gia đình</text:span></text:p>
            </office:annotation>
            <text:p>1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3" table:style-name="ce104" office:value-type="float" office:value="0">
            <text:p>0</text:p>
          </table:table-cell>
          <table:table-cell table:style-name="ce104" office:value-type="float" office:value="1">
            <office:annotation draw:style-name="gr6" draw:text-style-name="P1" svg:width="1.1413in" svg:height="0.2634in" svg:x="12.4622in" svg:y="11.7571in" draw:caption-point-x="-0.2402in" draw:caption-point-y="0.602in">
              <dc:date>2018-03-22T00:00:00</dc:date>
              <text:p text:style-name="P1"><text:span text:style-name="T1">Bận việc nhà</text:span></text:p>
            </office:annotation>
            <text:p>1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">
            <office:annotation draw:style-name="gr4" draw:text-style-name="P1" svg:width="1.1413in" svg:height="0.3902in" svg:x="14.289in" svg:y="11.7594in" draw:caption-point-x="-0.2402in" draw:caption-point-y="0.5996in">
              <dc:date>2018-03-26T00:00:00</dc:date>
              <text:p text:style-name="P1"><text:span text:style-name="T1">Kẹt xe, 8h32 đến cty</text:span></text:p>
            </office:annotation>
            <text:p>0</text:p>
          </table:table-cell>
          <table:table-cell table:number-columns-repeated="4"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7">
          <table:table-cell table:style-name="ce71" office:value-type="float" office:value="49">
            <text:p>49</text:p>
          </table:table-cell>
          <table:table-cell table:style-name="ce44" office:value-type="string">
            <text:p>ThinhT</text:p>
          </table:table-cell>
          <table:table-cell table:style-name="ce100" table:formula="of:=SUM([.D52:.AH52])" office:value-type="float" office:value="0">
            <text:p>0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3"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2.4622in" svg:y="12.0047in" draw:caption-point-x="-0.2402in" draw:caption-point-y="0.602in">
              <dc:date>2018-03-22T00:00:00</dc:date>
              <text:p text:style-name="P1"><text:span text:style-name="T1">Kẹt xe, 8h43 vào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7">
          <table:table-cell table:style-name="ce71" office:value-type="float" office:value="50">
            <text:p>50</text:p>
          </table:table-cell>
          <table:table-cell table:style-name="ce44" office:value-type="string">
            <text:p>ThuyLTT</text:p>
          </table:table-cell>
          <table:table-cell table:style-name="ce100" table:formula="of:=SUM([.D53:.AH53])" office:value-type="float" office:value="2">
            <text:p>2</text:p>
          </table:table-cell>
          <table:table-cell table:style-name="ce104" office:value-type="float" office:value="0">
            <office:annotation draw:style-name="gr3" draw:text-style-name="P1" svg:width="1.1413in" svg:height="0.7012in" svg:x="2.6457in" svg:y="12.2402in" draw:caption-point-x="-0.2402in" draw:caption-point-y="0.6146in">
              <dc:date>2018-03-01T00:00:00</dc:date>
              <text:p text:style-name="P1"><text:span text:style-name="T1">Để quên đồ, quay về nhà lấy, xin đi trễ, 8h53 đến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2" draw:text-style-name="P1" svg:width="1.1413in" svg:height="0.5457in" svg:x="4.9287in" svg:y="12.2425in" draw:caption-point-x="-0.2402in" draw:caption-point-y="0.6122in">
              <dc:date>2018-03-06T00:00:00</dc:date>
              <text:p text:style-name="P1"><text:span text:style-name="T1">Đi lấy giấy tờ, xin đi trễ, 8h47 đến cty</text:span></text:p>
            </office:annotation>
            <text:p>0</text:p>
          </table:table-cell>
          <table:table-cell table:number-columns-repeated="3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">
            <text:p>0</text:p>
          </table:table-cell>
          <table:table-cell table:style-name="ce104" office:value-type="float" office:value="0.5">
            <office:annotation draw:style-name="gr4" draw:text-style-name="P1" svg:width="1.1413in" svg:height="0.3902in" svg:x="8.2878in" svg:y="12.2472in" draw:caption-point-x="-0.2402in" draw:caption-point-y="0.6075in">
              <dc:date>2018-03-13T00:00:00</dc:date>
              <text:p text:style-name="P1"><text:span text:style-name="T1">Mệt trong người, off sáng</text:span></text:p>
            </office:annotation>
            <text:p>0.5</text:p>
          </table:table-cell>
          <table:table-cell table:style-name="ce104" office:value-type="float" office:value="0">
            <office:annotation draw:style-name="gr2" draw:text-style-name="P1" svg:width="1.1413in" svg:height="0.5457in" svg:x="8.7768in" svg:y="12.2484in" draw:caption-point-x="-0.2402in" draw:caption-point-y="0.6063in">
              <dc:date>2018-03-14T00:00:00</dc:date>
              <text:p text:style-name="P1"><text:span text:style-name="T1">Chóng mặt, xin đi trễ, 9h50 đến cty</text:span></text:p>
            </office:annotation>
            <text:p>0</text:p>
          </table:table-cell>
          <table:table-cell table:style-name="ce104" office:value-type="float" office:value="0.5">
            <office:annotation draw:style-name="gr2" draw:text-style-name="P1" svg:width="1.1413in" svg:height="0.5457in" svg:x="9.2661in" svg:y="12.25in" draw:caption-point-x="-0.2402in" draw:caption-point-y="0.6047in">
              <dc:date>2018-03-15T00:00:00</dc:date>
              <text:p text:style-name="P1"><text:span text:style-name="T1">Bị bệnh, off sáng, 3h02 đến cty</text:span></text:p>
            </office:annotation>
            <text:p>0.5</text:p>
          </table:table-cell>
          <table:table-cell table:style-name="ce104" office:value-type="float" office:value="0">
            <office:annotation draw:style-name="gr2" draw:text-style-name="P1" svg:width="1.1413in" svg:height="0.5457in" svg:x="9.7228in" svg:y="12.2504in" draw:caption-point-x="-0.2402in" draw:caption-point-y="0.6043in">
              <dc:date>2018-03-16T00:00:00</dc:date>
              <text:p text:style-name="P1"><text:span text:style-name="T1">Lấy giấy tờ, xin đi trễ, 9h16 đến cty</text:span></text:p>
            </office:annotation>
            <text:p>0</text:p>
          </table:table-cell>
          <table:table-cell table:style-name="ce104" table:number-columns-repeated="2"/>
          <table:table-cell table:style-name="ce104" office:value-type="float" office:value="0">
            <text:p>0</text:p>
          </table:table-cell>
          <table:table-cell table:style-name="ce104" office:value-type="float" office:value="0.5">
            <office:annotation draw:style-name="gr2" draw:text-style-name="P1" svg:width="1.1413in" svg:height="0.5457in" svg:x="11.5492in" svg:y="12.2516in" draw:caption-point-x="-0.2402in" draw:caption-point-y="0.6031in">
              <dc:date>2018-03-20T00:00:00</dc:date>
              <text:p text:style-name="P1"><text:span text:style-name="T1">Mệt trong người, xin đi trễ, 10j07 đến cty</text:span></text:p>
            </office:annotation>
            <text:p>0.5</text:p>
          </table:table-cell>
          <table:table-cell table:style-name="ce104" office:value-type="float" office:value="0.5">
            <office:annotation draw:style-name="gr2" draw:text-style-name="P1" svg:width="1.1413in" svg:height="0.5457in" svg:x="12.0059in" svg:y="12.252in" draw:caption-point-x="-0.2402in" draw:caption-point-y="0.6028in">
              <dc:date>2018-03-21T00:00:00</dc:date>
              <text:p text:style-name="P1"><text:span text:style-name="T1">Mệt trong người, xin đi trễ, 10h03 đến cty</text:span></text:p>
            </office:annotation>
            <text:p>0.5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2"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5.202in" svg:y="12.2563in" draw:caption-point-x="-0.2402in" draw:caption-point-y="0.5984in">
              <dc:date>2018-03-28T00:00:00</dc:date>
              <text:p text:style-name="P1"><text:span text:style-name="T1">Đau đầu, xin đi trễ, 9h58 đến cty</text:span></text:p>
            </office:annotation>
            <text:p>0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7">
          <table:table-cell table:style-name="ce71" office:value-type="float" office:value="51">
            <text:p>51</text:p>
          </table:table-cell>
          <table:table-cell table:style-name="ce44" office:value-type="string">
            <text:p>ThuyNTX</text:p>
          </table:table-cell>
          <table:table-cell table:style-name="ce100" table:formula="of:=SUM([.D54:.AH54])" office:value-type="float" office:value="0">
            <text:p>0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7">
          <table:table-cell table:style-name="ce71" office:value-type="float" office:value="52">
            <text:p>52</text:p>
          </table:table-cell>
          <table:table-cell table:style-name="ce44" office:value-type="string">
            <text:p>ThuyenTTN</text:p>
          </table:table-cell>
          <table:table-cell table:style-name="ce100" table:formula="of:=SUM([.D55:.AH55])" office:value-type="float" office:value="1">
            <text:p>1</text:p>
          </table:table-cell>
          <table:table-cell table:style-name="ce104" office:value-type="float" office:value="0">
            <office:annotation draw:style-name="gr4" draw:text-style-name="P1" svg:width="1.1413in" svg:height="0.3902in" svg:x="2.6457in" svg:y="12.735in" draw:caption-point-x="-0.2402in" draw:caption-point-y="0.615in">
              <dc:date>2018-03-01T00:00:00</dc:date>
              <text:p text:style-name="P1"><text:span text:style-name="T1">Đau đầu, xin đi trễ, 8h53 đến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3" table:style-name="ce104" office:value-type="float" office:value="0">
            <text:p>0</text:p>
          </table:table-cell>
          <table:table-cell table:style-name="ce104" office:value-type="float" office:value="0.5">
            <office:annotation draw:style-name="gr4" draw:text-style-name="P1" svg:width="1.1413in" svg:height="0.3902in" svg:x="9.2661in" svg:y="12.7445in" draw:caption-point-x="-0.2402in" draw:caption-point-y="0.6055in">
              <dc:date>2018-03-15T00:00:00</dc:date>
              <text:p text:style-name="P1"><text:span text:style-name="T1">Xe hư, xin đi trễ, 10h22 đến cty</text:span></text:p>
            </office:annotation>
            <text:p>0.5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number-columns-repeated="3" table:style-name="ce104" office:value-type="float" office:value="0">
            <text:p>0</text:p>
          </table:table-cell>
          <table:table-cell table:style-name="ce104" office:value-type="float" office:value="0.5">
            <office:annotation draw:style-name="gr6" draw:text-style-name="P1" svg:width="1.1413in" svg:height="0.2634in" svg:x="12.4622in" svg:y="12.7484in" draw:caption-point-x="-0.2402in" draw:caption-point-y="0.6016in">
              <dc:date>2018-03-22T00:00:00</dc:date>
              <text:p text:style-name="P1"><text:span text:style-name="T1">Bị mệt, off sáng</text:span></text:p>
            </office:annotation>
            <text:p>0.5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7">
          <table:table-cell table:style-name="ce71" office:value-type="float" office:value="53">
            <text:p>53</text:p>
          </table:table-cell>
          <table:table-cell table:style-name="ce74" office:value-type="string">
            <text:p>VietBA</text:p>
          </table:table-cell>
          <table:table-cell table:style-name="ce100" table:formula="of:=SUM([.D56:.AH56])" office:value-type="float" office:value="2">
            <text:p>2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.5">
            <office:annotation draw:style-name="gr4" draw:text-style-name="P1" svg:width="1.1413in" svg:height="0.3902in" svg:x="4.472in" svg:y="12.9846in" draw:caption-point-x="-0.2402in" draw:caption-point-y="0.613in">
              <dc:date>2018-03-05T00:00:00</dc:date>
              <text:p text:style-name="P1"><text:span text:style-name="T1">Bận việc gia đình, off chiều</text:span></text:p>
            </office:annotation>
            <text:p>0.5</text:p>
          </table:table-cell>
          <table:table-cell table:style-name="ce104" office:value-type="float" office:value="0">
            <office:annotation draw:style-name="gr4" draw:text-style-name="P1" svg:width="1.1413in" svg:height="0.3902in" svg:x="4.9287in" svg:y="12.9854in" draw:caption-point-x="-0.2402in" draw:caption-point-y="0.6122in">
              <dc:date>2018-03-06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5.3854in" svg:y="12.9862in" draw:caption-point-x="-0.2402in" draw:caption-point-y="0.6114in">
              <dc:date>2018-03-07T00:00:00</dc:date>
              <text:p text:style-name="P1"><text:span text:style-name="T1">Kẹt xe, 9h32 đến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6.3311in" svg:y="12.9882in" draw:caption-point-x="-0.2402in" draw:caption-point-y="0.6094in">
              <dc:date>2018-03-09T00:00:00</dc:date>
              <text:p text:style-name="P1"><text:span text:style-name="T1">Chăm em bé, 8h34 đến cty</text:span></text:p>
            </office:annotation>
            <text:p>0</text:p>
          </table:table-cell>
          <table:table-cell table:style-name="ce104" table:number-columns-repeated="2"/>
          <table:table-cell table:style-name="ce104" office:value-type="float" office:value="0">
            <office:annotation draw:style-name="gr4" draw:text-style-name="P1" svg:width="1.1413in" svg:height="0.3902in" svg:x="7.7988in" svg:y="12.989in" draw:caption-point-x="-0.2402in" draw:caption-point-y="0.6087in">
              <dc:date>2018-03-12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104" office:value-type="float" office:value="0">
            <office:annotation draw:style-name="gr2" draw:text-style-name="P1" svg:width="1.1413in" svg:height="0.5457in" svg:x="8.2878in" svg:y="12.9902in" draw:caption-point-x="-0.2402in" draw:caption-point-y="0.6075in">
              <dc:date>2018-03-13T00:00:00</dc:date>
              <text:p text:style-name="P1"><text:span text:style-name="T1">Bận việc nhà, xin đitrễ, 8h42 đến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9.2661in" svg:y="12.9921in" draw:caption-point-x="-0.2402in" draw:caption-point-y="0.6055in">
              <dc:date>2018-03-15T00:00:00</dc:date>
              <text:p text:style-name="P1"><text:span text:style-name="T1">Kẹt xe, 8h36 vào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9.7228in" svg:y="12.9933in" draw:caption-point-x="-0.2402in" draw:caption-point-y="0.6043in">
              <dc:date>2018-03-16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104" table:number-columns-repeated="2"/>
          <table:table-cell table:style-name="ce104" office:value-type="float" office:value="0">
            <office:annotation draw:style-name="gr4" draw:text-style-name="P1" svg:width="1.1413in" svg:height="0.3902in" svg:x="11.0925in" svg:y="12.9937in" draw:caption-point-x="-0.2402in" draw:caption-point-y="0.6039in">
              <dc:date>2018-03-19T00:00:00</dc:date>
              <text:p text:style-name="P1"><text:span text:style-name="T1">Kẹt xe, 8h39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1.5492in" svg:y="12.9945in" draw:caption-point-x="-0.2402in" draw:caption-point-y="0.6031in">
              <dc:date>2018-03-20T00:00:00</dc:date>
              <text:p text:style-name="P1"><text:span text:style-name="T1">Kẹt xe, 8h40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2.0059in" svg:y="12.9949in" draw:caption-point-x="-0.2402in" draw:caption-point-y="0.6028in">
              <dc:date>2018-03-21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.5">
            <office:annotation draw:style-name="gr2" draw:text-style-name="P1" svg:width="1.1413in" svg:height="0.5457in" svg:x="12.9189in" svg:y="12.9965in" draw:caption-point-x="-0.2402in" draw:caption-point-y="0.6012in">
              <dc:date>2018-03-22T00:00:00</dc:date>
              <text:p text:style-name="P1"><text:span text:style-name="T1">Bận việc gia đình, off chiều</text:span></text:p>
              <text:p text:style-name="P1"><text:span text:style-name="T1"/></text:p>
            </office:annotation>
            <text:p>0.5</text:p>
          </table:table-cell>
          <table:table-cell table:style-name="ce104" table:number-columns-repeated="2"/>
          <table:table-cell table:style-name="ce104" office:value-type="float" office:value="0">
            <office:annotation draw:style-name="gr4" draw:text-style-name="P1" svg:width="1.1413in" svg:height="0.3902in" svg:x="14.289in" svg:y="12.998in" draw:caption-point-x="-0.2402in" draw:caption-point-y="0.5996in">
              <dc:date>2018-03-26T00:00:00</dc:date>
              <text:p text:style-name="P1"><text:span text:style-name="T1">Kẹt xe, 8h32 đến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15.202in" svg:y="12.9992in" draw:caption-point-x="-0.2402in" draw:caption-point-y="0.5984in">
              <dc:date>2018-03-28T00:00:00</dc:date>
              <text:p text:style-name="P1"><text:span text:style-name="T1">Kẹt xe, 8h38 đến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1">
            <office:annotation draw:style-name="gr2" draw:text-style-name="P1" svg:width="1.1413in" svg:height="0.5457in" svg:x="16.1154in" svg:y="12.9965in" draw:caption-point-x="-0.2402in" draw:caption-point-y="0.6012in">
              <dc:date>2018-03-22T00:00:00</dc:date>
              <text:p text:style-name="P1"><text:span text:style-name="T1">Bận việc gia đình, off chiều</text:span></text:p>
              <text:p text:style-name="P1"><text:span text:style-name="T1"/></text:p>
            </office:annotation>
            <text:p>1</text:p>
          </table:table-cell>
          <table:table-cell table:style-name="ce104"/>
          <table:table-cell table:style-name="ce43" table:number-columns-repeated="952"/>
        </table:table-row>
        <table:table-row table:style-name="ro7">
          <table:table-cell table:style-name="ce71" office:value-type="float" office:value="54">
            <text:p>54</text:p>
          </table:table-cell>
          <table:table-cell table:style-name="ce44" office:value-type="string">
            <text:p>VinhP</text:p>
          </table:table-cell>
          <table:table-cell table:style-name="ce100" table:formula="of:=SUM([.D57:.AH57])" office:value-type="float" office:value="0">
            <text:p>0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/>
          <table:table-cell table:style-name="ce43" table:number-columns-repeated="952"/>
        </table:table-row>
        <table:table-row table:style-name="ro2" table:number-rows-repeated="65347">
          <table:table-cell table:style-name="ce43" table:number-columns-repeated="3"/>
          <table:table-cell table:style-name="ce105" table:number-columns-repeated="31"/>
          <table:table-cell table:style-name="ce43" table:number-columns-repeated="952"/>
        </table:table-row>
        <table:table-row table:style-name="ro2" table:number-rows-repeated="49">
          <table:table-cell table:style-name="ce43" table:number-columns-repeated="3"/>
          <table:table-cell table:style-name="ce105"/>
          <table:table-cell table:number-columns-repeated="27"/>
          <table:table-cell table:style-name="ce105" table:number-columns-repeated="3"/>
          <table:table-cell table:style-name="ce43" table:number-columns-repeated="952"/>
        </table:table-row>
        <table:table-row table:style-name="ro2" table:number-rows-repeated="983122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804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117"/>
        <table:table-column table:style-name="co26" table:number-columns-repeated="7" table:default-cell-style-name="ce117"/>
        <table:table-column table:style-name="co25" table:number-columns-repeated="16" table:default-cell-style-name="ce117"/>
        <table:table-column table:style-name="co7" table:number-columns-repeated="952" table:default-cell-style-name="Default"/>
        <table:table-row table:style-name="ro2">
          <table:table-cell table:style-name="ce70"/>
          <table:table-cell table:style-name="ce72" table:number-columns-repeated="2"/>
          <table:table-cell table:style-name="ce112" table:number-columns-repeated="8"/>
          <table:table-cell table:style-name="ce118" office:value-type="string" table:number-columns-spanned="2" table:number-rows-spanned="1">
            <text:p>Month</text:p>
          </table:table-cell>
          <table:covered-table-cell table:style-name="ce119"/>
          <table:table-cell table:style-name="ce120" table:content-validation-name="val1" office:value-type="float" office:value="4" table:number-columns-spanned="2" table:number-rows-spanned="1">
            <text:p>4</text:p>
          </table:table-cell>
          <table:covered-table-cell table:style-name="ce119"/>
          <table:table-cell table:style-name="ce118" office:value-type="string" table:number-columns-spanned="2" table:number-rows-spanned="1">
            <text:p>Year</text:p>
          </table:table-cell>
          <table:covered-table-cell table:style-name="ce119"/>
          <table:table-cell table:style-name="ce118" office:value-type="float" office:value="2018" table:number-columns-spanned="2" table:number-rows-spanned="1">
            <text:p>2018</text:p>
          </table:table-cell>
          <table:covered-table-cell table:style-name="ce121"/>
          <table:table-cell table:style-name="ce112" table:number-columns-repeated="15"/>
          <table:table-cell table:style-name="ce87" table:number-columns-repeated="952"/>
        </table:table-row>
        <table:table-row table:style-name="ro2">
          <table:table-cell table:style-name="ce70" table:number-columns-repeated="3"/>
          <table:table-cell table:style-name="ce113" table:formula="of:=DATE([.$R$1];[.N1];1)" office:value-type="date" office:date-value="2018-04-01">
            <text:p>01</text:p>
          </table:table-cell>
          <table:table-cell table:style-name="ce113" table:formula="of:=[.D2]+1" office:value-type="date" office:date-value="2018-04-02">
            <text:p>02</text:p>
          </table:table-cell>
          <table:table-cell table:style-name="ce113" table:formula="of:=[.E2]+1" office:value-type="date" office:date-value="2018-04-03">
            <text:p>03</text:p>
          </table:table-cell>
          <table:table-cell table:style-name="ce113" table:formula="of:=[.F2]+1" office:value-type="date" office:date-value="2018-04-04">
            <text:p>04</text:p>
          </table:table-cell>
          <table:table-cell table:style-name="ce113" table:formula="of:=[.G2]+1" office:value-type="date" office:date-value="2018-04-05">
            <text:p>05</text:p>
          </table:table-cell>
          <table:table-cell table:style-name="ce113" table:formula="of:=[.H2]+1" office:value-type="date" office:date-value="2018-04-06">
            <text:p>06</text:p>
          </table:table-cell>
          <table:table-cell table:style-name="ce113" table:formula="of:=[.I2]+1" office:value-type="date" office:date-value="2018-04-07">
            <text:p>07</text:p>
          </table:table-cell>
          <table:table-cell table:style-name="ce113" table:formula="of:=[.J2]+1" office:value-type="date" office:date-value="2018-04-08">
            <text:p>08</text:p>
          </table:table-cell>
          <table:table-cell table:style-name="ce113" table:formula="of:=[.K2]+1" office:value-type="date" office:date-value="2018-04-09">
            <text:p>09</text:p>
          </table:table-cell>
          <table:table-cell table:style-name="ce113" table:formula="of:=[.L2]+1" office:value-type="date" office:date-value="2018-04-10">
            <text:p>10</text:p>
          </table:table-cell>
          <table:table-cell table:style-name="ce113" table:formula="of:=[.M2]+1" office:value-type="date" office:date-value="2018-04-11">
            <text:p>11</text:p>
          </table:table-cell>
          <table:table-cell table:style-name="ce113" table:formula="of:=[.N2]+1" office:value-type="date" office:date-value="2018-04-12">
            <text:p>12</text:p>
          </table:table-cell>
          <table:table-cell table:style-name="ce113" table:formula="of:=[.O2]+1" office:value-type="date" office:date-value="2018-04-13">
            <text:p>13</text:p>
          </table:table-cell>
          <table:table-cell table:style-name="ce113" table:formula="of:=[.P2]+1" office:value-type="date" office:date-value="2018-04-14">
            <text:p>14</text:p>
          </table:table-cell>
          <table:table-cell table:style-name="ce113" table:formula="of:=[.Q2]+1" office:value-type="date" office:date-value="2018-04-15">
            <text:p>15</text:p>
          </table:table-cell>
          <table:table-cell table:style-name="ce113" table:formula="of:=[.R2]+1" office:value-type="date" office:date-value="2018-04-16">
            <text:p>16</text:p>
          </table:table-cell>
          <table:table-cell table:style-name="ce113" table:formula="of:=[.S2]+1" office:value-type="date" office:date-value="2018-04-17">
            <text:p>17</text:p>
          </table:table-cell>
          <table:table-cell table:style-name="ce113" table:formula="of:=[.T2]+1" office:value-type="date" office:date-value="2018-04-18">
            <text:p>18</text:p>
          </table:table-cell>
          <table:table-cell table:style-name="ce113" table:formula="of:=[.U2]+1" office:value-type="date" office:date-value="2018-04-19">
            <text:p>19</text:p>
          </table:table-cell>
          <table:table-cell table:style-name="ce113" table:formula="of:=[.V2]+1" office:value-type="date" office:date-value="2018-04-20">
            <text:p>20</text:p>
          </table:table-cell>
          <table:table-cell table:style-name="ce113" table:formula="of:=[.W2]+1" office:value-type="date" office:date-value="2018-04-21">
            <text:p>21</text:p>
          </table:table-cell>
          <table:table-cell table:style-name="ce113" table:formula="of:=[.X2]+1" office:value-type="date" office:date-value="2018-04-22">
            <text:p>22</text:p>
          </table:table-cell>
          <table:table-cell table:style-name="ce113" table:formula="of:=[.Y2]+1" office:value-type="date" office:date-value="2018-04-23">
            <text:p>23</text:p>
          </table:table-cell>
          <table:table-cell table:style-name="ce113" table:formula="of:=[.Z2]+1" office:value-type="date" office:date-value="2018-04-24">
            <text:p>24</text:p>
          </table:table-cell>
          <table:table-cell table:style-name="ce113" table:formula="of:=[.AA2]+1" office:value-type="date" office:date-value="2018-04-25">
            <text:p>25</text:p>
          </table:table-cell>
          <table:table-cell table:style-name="ce113" table:formula="of:=[.AB2]+1" office:value-type="date" office:date-value="2018-04-26">
            <text:p>26</text:p>
          </table:table-cell>
          <table:table-cell table:style-name="ce113" table:formula="of:=[.AC2]+1" office:value-type="date" office:date-value="2018-04-27">
            <text:p>27</text:p>
          </table:table-cell>
          <table:table-cell table:style-name="ce113" table:formula="of:=[.AD2]+1" office:value-type="date" office:date-value="2018-04-28">
            <text:p>28</text:p>
          </table:table-cell>
          <table:table-cell table:style-name="ce113" table:formula="of:=[.AE2]+1" office:value-type="date" office:date-value="2018-04-29">
            <text:p>29</text:p>
          </table:table-cell>
          <table:table-cell table:style-name="ce113" table:formula="of:=[.AF2]+1" office:value-type="date" office:date-value="2018-04-30">
            <text:p>30</text:p>
          </table:table-cell>
          <table:table-cell table:style-name="ce113" table:formula="of:=[.AG2]+1" office:value-type="date" office:date-value="2018-05-01">
            <text:p>01</text:p>
          </table:table-cell>
          <table:table-cell table:style-name="ce87" table:number-columns-repeated="952"/>
        </table:table-row>
        <table:table-row table:style-name="ro7">
          <table:table-cell table:style-name="ce70" office:value-type="string">
            <text:p>No.</text:p>
          </table:table-cell>
          <table:table-cell table:style-name="ce70" office:value-type="string">
            <text:p>Name</text:p>
          </table:table-cell>
          <table:table-cell table:style-name="ce70" office:value-type="string">
            <text:p>Absent</text:p>
          </table:table-cell>
          <table:table-cell table:style-name="ce114" table:formula="of:=CHOOSE(WEEKDAY([.D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4" table:formula="of:=CHOOSE(WEEKDAY([.E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4" table:formula="of:=CHOOSE(WEEKDAY([.F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4" table:formula="of:=CHOOSE(WEEKDAY([.G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4" table:formula="of:=CHOOSE(WEEKDAY([.H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4" table:formula="of:=CHOOSE(WEEKDAY([.I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4" table:formula="of:=CHOOSE(WEEKDAY([.J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4" table:formula="of:=CHOOSE(WEEKDAY([.K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4" table:formula="of:=CHOOSE(WEEKDAY([.L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4" table:formula="of:=CHOOSE(WEEKDAY([.M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4" table:formula="of:=CHOOSE(WEEKDAY([.N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4" table:formula="of:=CHOOSE(WEEKDAY([.O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4" table:formula="of:=CHOOSE(WEEKDAY([.P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4" table:formula="of:=CHOOSE(WEEKDAY([.Q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4" table:formula="of:=CHOOSE(WEEKDAY([.R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4" table:formula="of:=CHOOSE(WEEKDAY([.S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4" table:formula="of:=CHOOSE(WEEKDAY([.T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4" table:formula="of:=CHOOSE(WEEKDAY([.U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4" table:formula="of:=CHOOSE(WEEKDAY([.V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4" table:formula="of:=CHOOSE(WEEKDAY([.W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4" table:formula="of:=CHOOSE(WEEKDAY([.X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4" table:formula="of:=CHOOSE(WEEKDAY([.Y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4" table:formula="of:=CHOOSE(WEEKDAY([.Z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4" table:formula="of:=CHOOSE(WEEKDAY([.AA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4" table:formula="of:=CHOOSE(WEEKDAY([.AB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4" table:formula="of:=CHOOSE(WEEKDAY([.AC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4" table:formula="of:=CHOOSE(WEEKDAY([.AD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4" table:formula="of:=CHOOSE(WEEKDAY([.A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4" table:formula="of:=CHOOSE(WEEKDAY([.A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4" table:formula="of:=CHOOSE(WEEKDAY([.A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4" table:formula="of:=CHOOSE(WEEKDAY([.A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7" table:number-columns-repeated="952"/>
        </table:table-row>
        <table:table-row table:style-name="ro7">
          <table:table-cell table:style-name="ce71" office:value-type="float" office:value="1">
            <text:p>1</text:p>
          </table:table-cell>
          <table:table-cell table:style-name="ce44" office:value-type="string">
            <text:p>BinhNT</text:p>
          </table:table-cell>
          <table:table-cell table:style-name="ce111" table:formula="of:=SUM([.D4:.AH4])" office:value-type="float" office:value="0">
            <text:p>0</text:p>
          </table:table-cell>
          <table:table-cell table:style-name="ce115"/>
          <table:table-cell table:style-name="ce115" office:value-type="float" office:value="0"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3.5591in" svg:y="0.1228in" draw:caption-point-x="-0.2402in" draw:caption-point-y="0.5953in">
              <dc:date>2018-04-03T00:00:00</dc:date>
              <text:p text:style-name="P1"><text:span text:style-name="T1">Ngủ quên, 8h38 đến cty</text:span></text:p>
            </office:annotation>
            <text:p>0</text:p>
          </table:table-cell>
          <table:table-cell table:style-name="ce115" table:number-columns-repeated="28"/>
          <table:table-cell table:style-name="ce43" table:number-columns-repeated="952"/>
        </table:table-row>
        <table:table-row table:style-name="ro7">
          <table:table-cell table:style-name="ce71" office:value-type="float" office:value="2">
            <text:p>2</text:p>
          </table:table-cell>
          <table:table-cell table:style-name="ce44" office:value-type="string">
            <text:p>ChienTX</text:p>
          </table:table-cell>
          <table:table-cell table:style-name="ce111" table:formula="of:=SUM([.D5:.AH5])" office:value-type="float" office:value="0">
            <text:p>0</text:p>
          </table:table-cell>
          <table:table-cell table:style-name="ce115"/>
          <table:table-cell table:number-columns-repeated="2" table:style-name="ce115" office:value-type="float" office:value="0">
            <text:p>0</text:p>
          </table:table-cell>
          <table:table-cell table:style-name="ce115" table:number-columns-repeated="28"/>
          <table:table-cell table:style-name="ce43" table:number-columns-repeated="952"/>
        </table:table-row>
        <table:table-row table:style-name="ro7">
          <table:table-cell table:style-name="ce71" office:value-type="float" office:value="3">
            <text:p>3</text:p>
          </table:table-cell>
          <table:table-cell table:style-name="ce44" office:value-type="string">
            <text:p>CuongNH</text:p>
          </table:table-cell>
          <table:table-cell table:style-name="ce111" table:formula="of:=SUM([.D6:.AH6])" office:value-type="float" office:value="0">
            <text:p>0</text:p>
          </table:table-cell>
          <table:table-cell table:style-name="ce115"/>
          <table:table-cell table:number-columns-repeated="2" table:style-name="ce115" office:value-type="float" office:value="0">
            <text:p>0</text:p>
          </table:table-cell>
          <table:table-cell table:style-name="ce115" table:number-columns-repeated="28"/>
          <table:table-cell table:style-name="ce43" table:number-columns-repeated="949"/>
          <table:table-cell table:number-columns-repeated="3"/>
        </table:table-row>
        <table:table-row table:style-name="ro7">
          <table:table-cell table:style-name="ce71" office:value-type="float" office:value="4">
            <text:p>4</text:p>
          </table:table-cell>
          <table:table-cell table:style-name="ce73" office:value-type="string">
            <text:p>CuongNM</text:p>
          </table:table-cell>
          <table:table-cell table:style-name="ce111" table:formula="of:=SUM([.D7:.AH7])" office:value-type="float" office:value="0">
            <text:p>0</text:p>
          </table:table-cell>
          <table:table-cell table:style-name="ce115"/>
          <table:table-cell table:number-columns-repeated="2" table:style-name="ce115" office:value-type="float" office:value="0">
            <text:p>0</text:p>
          </table:table-cell>
          <table:table-cell table:style-name="ce115" table:number-columns-repeated="28"/>
          <table:table-cell table:style-name="ce43" table:number-columns-repeated="952"/>
        </table:table-row>
        <table:table-row table:style-name="ro7">
          <table:table-cell table:style-name="ce71" office:value-type="float" office:value="5">
            <text:p>5</text:p>
          </table:table-cell>
          <table:table-cell table:style-name="ce44" office:value-type="string">
            <text:p>DuongDN</text:p>
          </table:table-cell>
          <table:table-cell table:style-name="ce111" table:formula="of:=SUM([.D8:.AH8])" office:value-type="float" office:value="0">
            <text:p>0</text:p>
          </table:table-cell>
          <table:table-cell table:style-name="ce115"/>
          <table:table-cell table:number-columns-repeated="2" table:style-name="ce115" office:value-type="float" office:value="0">
            <text:p>0</text:p>
          </table:table-cell>
          <table:table-cell table:style-name="ce115" table:number-columns-repeated="28"/>
          <table:table-cell table:style-name="ce43" table:number-columns-repeated="952"/>
        </table:table-row>
        <table:table-row table:style-name="ro7">
          <table:table-cell table:style-name="ce71" office:value-type="float" office:value="6">
            <text:p>6</text:p>
          </table:table-cell>
          <table:table-cell table:style-name="ce44" office:value-type="string">
            <text:p>DuyNM</text:p>
          </table:table-cell>
          <table:table-cell table:style-name="ce111" table:formula="of:=SUM([.D9:.AH9])" office:value-type="float" office:value="0">
            <text:p>0</text:p>
          </table:table-cell>
          <table:table-cell table:style-name="ce115"/>
          <table:table-cell table:number-columns-repeated="2" table:style-name="ce115" office:value-type="float" office:value="0">
            <text:p>0</text:p>
          </table:table-cell>
          <table:table-cell table:style-name="ce115" table:number-columns-repeated="28"/>
          <table:table-cell table:style-name="ce43" table:number-columns-repeated="952"/>
        </table:table-row>
        <table:table-row table:style-name="ro7">
          <table:table-cell table:style-name="ce71" office:value-type="float" office:value="7">
            <text:p>7</text:p>
          </table:table-cell>
          <table:table-cell table:style-name="ce44" office:value-type="string">
            <text:p>DuyenLT</text:p>
          </table:table-cell>
          <table:table-cell table:style-name="ce111" table:formula="of:=SUM([.D10:.AH10])" office:value-type="float" office:value="0">
            <text:p>0</text:p>
          </table:table-cell>
          <table:table-cell table:style-name="ce115"/>
          <table:table-cell table:number-columns-repeated="2" table:style-name="ce115" office:value-type="float" office:value="0">
            <text:p>0</text:p>
          </table:table-cell>
          <table:table-cell table:style-name="ce115" table:number-columns-repeated="28"/>
          <table:table-cell table:style-name="ce43" table:number-columns-repeated="952"/>
        </table:table-row>
        <table:table-row table:style-name="ro7">
          <table:table-cell table:style-name="ce71" office:value-type="float" office:value="8">
            <text:p>8</text:p>
          </table:table-cell>
          <table:table-cell table:style-name="ce44" office:value-type="string">
            <text:p>GiauNV</text:p>
          </table:table-cell>
          <table:table-cell table:style-name="ce111" table:formula="of:=SUM([.D11:.AH11])" office:value-type="float" office:value="0">
            <text:p>0</text:p>
          </table:table-cell>
          <table:table-cell table:style-name="ce115"/>
          <table:table-cell table:number-columns-repeated="2" table:style-name="ce115" office:value-type="float" office:value="0">
            <text:p>0</text:p>
          </table:table-cell>
          <table:table-cell table:style-name="ce115" table:number-columns-repeated="28"/>
          <table:table-cell table:style-name="ce43" table:number-columns-repeated="952"/>
        </table:table-row>
        <table:table-row table:style-name="ro7">
          <table:table-cell table:style-name="ce71" office:value-type="float" office:value="9">
            <text:p>9</text:p>
          </table:table-cell>
          <table:table-cell table:style-name="ce74" office:value-type="string">
            <text:p>HaTH</text:p>
          </table:table-cell>
          <table:table-cell table:style-name="ce111" table:formula="of:=SUM([.D12:.AH12])" office:value-type="float" office:value="0">
            <text:p>0</text:p>
          </table:table-cell>
          <table:table-cell table:style-name="ce115"/>
          <table:table-cell table:style-name="ce115" office:value-type="float" office:value="0"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3.5591in" svg:y="2.1043in" draw:caption-point-x="-0.2402in" draw:caption-point-y="0.5953in">
              <dc:date>2018-04-03T00:00:00</dc:date>
              <text:p text:style-name="P1"><text:span text:style-name="T1">Kẹt xe, 8h37 đến cty</text:span></text:p>
            </office:annotation>
            <text:p>0</text:p>
          </table:table-cell>
          <table:table-cell table:style-name="ce115" table:number-columns-repeated="28"/>
          <table:table-cell table:style-name="ce43" table:number-columns-repeated="952"/>
        </table:table-row>
        <table:table-row table:style-name="ro7">
          <table:table-cell table:style-name="ce71" office:value-type="float" office:value="10">
            <text:p>10</text:p>
          </table:table-cell>
          <table:table-cell table:style-name="ce45" office:value-type="string">
            <text:p>HaTT</text:p>
          </table:table-cell>
          <table:table-cell table:style-name="ce111" table:formula="of:=SUM([.D13:.AH13])" office:value-type="float" office:value="0">
            <text:p>0</text:p>
          </table:table-cell>
          <table:table-cell table:style-name="ce115"/>
          <table:table-cell table:style-name="ce115" office:value-type="float" office:value="0">
            <office:annotation draw:style-name="gr4" draw:text-style-name="P1" svg:width="1.1413in" svg:height="0.3902in" svg:x="3.1024in" svg:y="2.3516in" draw:caption-point-x="-0.2402in" draw:caption-point-y="0.5957in">
              <dc:date>2018-04-02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3.5591in" svg:y="2.352in" draw:caption-point-x="-0.2402in" draw:caption-point-y="0.5953in">
              <dc:date>2018-04-03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115" table:number-columns-repeated="28"/>
          <table:table-cell table:style-name="ce43" table:number-columns-repeated="952"/>
        </table:table-row>
        <table:table-row table:style-name="ro7">
          <table:table-cell table:style-name="ce71" office:value-type="float" office:value="11">
            <text:p>11</text:p>
          </table:table-cell>
          <table:table-cell table:style-name="ce44" office:value-type="string">
            <text:p>HaiNM</text:p>
          </table:table-cell>
          <table:table-cell table:style-name="ce111" table:formula="of:=SUM([.D14:.AH14])" office:value-type="float" office:value="0">
            <text:p>0</text:p>
          </table:table-cell>
          <table:table-cell table:style-name="ce115"/>
          <table:table-cell table:number-columns-repeated="2" table:style-name="ce115" office:value-type="float" office:value="0">
            <text:p>0</text:p>
          </table:table-cell>
          <table:table-cell table:style-name="ce115" table:number-columns-repeated="28"/>
          <table:table-cell table:style-name="ce43" table:number-columns-repeated="952"/>
        </table:table-row>
        <table:table-row table:style-name="ro7">
          <table:table-cell table:style-name="ce71" office:value-type="float" office:value="12">
            <text:p>12</text:p>
          </table:table-cell>
          <table:table-cell table:style-name="ce44" office:value-type="string">
            <text:p>HangDTT</text:p>
          </table:table-cell>
          <table:table-cell table:style-name="ce111" table:formula="of:=SUM([.D15:.AH15])" office:value-type="float" office:value="0">
            <text:p>0</text:p>
          </table:table-cell>
          <table:table-cell table:style-name="ce115"/>
          <table:table-cell table:style-name="ce115" office:value-type="float" office:value="0">
            <text:p>0</text:p>
          </table:table-cell>
          <table:table-cell table:style-name="ce115" office:value-type="float" office:value="0">
            <office:annotation draw:style-name="gr2" draw:text-style-name="P1" svg:width="1.1413in" svg:height="0.5457in" svg:x="3.5591in" svg:y="2.8472in" draw:caption-point-x="-0.2402in" draw:caption-point-y="0.5953in">
              <dc:date>2018-04-03T00:00:00</dc:date>
              <text:p text:style-name="P1"><text:span text:style-name="T1">Bận việc đột xuất, 8h15 đến cty</text:span></text:p>
            </office:annotation>
            <text:p>0</text:p>
          </table:table-cell>
          <table:table-cell table:style-name="ce115" table:number-columns-repeated="28"/>
          <table:table-cell table:style-name="ce43" table:number-columns-repeated="952"/>
        </table:table-row>
        <table:table-row table:style-name="ro7">
          <table:table-cell table:style-name="ce71" office:value-type="float" office:value="13">
            <text:p>13</text:p>
          </table:table-cell>
          <table:table-cell table:style-name="ce44" office:value-type="string">
            <text:p>HienNV</text:p>
          </table:table-cell>
          <table:table-cell table:style-name="ce111" table:formula="of:=SUM([.D16:.AH16])" office:value-type="float" office:value="0">
            <text:p>0</text:p>
          </table:table-cell>
          <table:table-cell table:style-name="ce115"/>
          <table:table-cell table:number-columns-repeated="2" table:style-name="ce115" office:value-type="float" office:value="0">
            <text:p>0</text:p>
          </table:table-cell>
          <table:table-cell table:style-name="ce115" table:number-columns-repeated="28"/>
          <table:table-cell table:style-name="ce43" table:number-columns-repeated="952"/>
        </table:table-row>
        <table:table-row table:style-name="ro7">
          <table:table-cell table:style-name="ce71" office:value-type="float" office:value="14">
            <text:p>14</text:p>
          </table:table-cell>
          <table:table-cell table:style-name="ce44" office:value-type="string">
            <text:p>HienVT</text:p>
          </table:table-cell>
          <table:table-cell table:style-name="ce111" table:formula="of:=SUM([.D17:.AH17])" office:value-type="float" office:value="0">
            <text:p>0</text:p>
          </table:table-cell>
          <table:table-cell table:style-name="ce115"/>
          <table:table-cell table:style-name="ce115" office:value-type="float" office:value="0">
            <office:annotation draw:style-name="gr2" draw:text-style-name="P1" svg:width="1.1413in" svg:height="0.5457in" svg:x="3.1024in" svg:y="3.3425in" draw:caption-point-x="-0.2402in" draw:caption-point-y="0.5957in">
              <dc:date>2018-04-02T00:00:00</dc:date>
              <text:p text:style-name="P1"><text:span text:style-name="T1">Đi từ Biên Hòa lên, xin đi trễ, 8h39 đến cty</text:span></text:p>
            </office:annotation>
            <text:p>0</text:p>
          </table:table-cell>
          <table:table-cell table:style-name="ce115" office:value-type="float" office:value="0">
            <text:p>0</text:p>
          </table:table-cell>
          <table:table-cell table:style-name="ce115" table:number-columns-repeated="28"/>
          <table:table-cell table:style-name="ce43" table:number-columns-repeated="952"/>
        </table:table-row>
        <table:table-row table:style-name="ro7">
          <table:table-cell table:style-name="ce71" office:value-type="float" office:value="15">
            <text:p>15</text:p>
          </table:table-cell>
          <table:table-cell table:style-name="ce44" office:value-type="string">
            <text:p>HiepNH</text:p>
          </table:table-cell>
          <table:table-cell table:style-name="ce111" table:formula="of:=SUM([.D18:.AH18])" office:value-type="float" office:value="0">
            <text:p>0</text:p>
          </table:table-cell>
          <table:table-cell table:style-name="ce115"/>
          <table:table-cell table:number-columns-repeated="2" table:style-name="ce115" office:value-type="float" office:value="0">
            <text:p>0</text:p>
          </table:table-cell>
          <table:table-cell table:style-name="ce115" table:number-columns-repeated="28"/>
          <table:table-cell table:style-name="ce43" table:number-columns-repeated="952"/>
        </table:table-row>
        <table:table-row table:style-name="ro7">
          <table:table-cell table:style-name="ce71" office:value-type="float" office:value="16">
            <text:p>16</text:p>
          </table:table-cell>
          <table:table-cell table:style-name="ce44" office:value-type="string">
            <text:p>HieuNKT</text:p>
          </table:table-cell>
          <table:table-cell table:style-name="ce111" table:formula="of:=SUM([.D19:.AH19])" office:value-type="float" office:value="0">
            <text:p>0</text:p>
          </table:table-cell>
          <table:table-cell table:style-name="ce115"/>
          <table:table-cell table:number-columns-repeated="2" table:style-name="ce115" office:value-type="float" office:value="0">
            <text:p>0</text:p>
          </table:table-cell>
          <table:table-cell table:style-name="ce115" table:number-columns-repeated="28"/>
          <table:table-cell table:style-name="ce43" table:number-columns-repeated="952"/>
        </table:table-row>
        <table:table-row table:style-name="ro7">
          <table:table-cell table:style-name="ce71" office:value-type="float" office:value="17">
            <text:p>17</text:p>
          </table:table-cell>
          <table:table-cell table:style-name="ce44" office:value-type="string">
            <text:p>HungLV</text:p>
          </table:table-cell>
          <table:table-cell table:style-name="ce111" table:formula="of:=SUM([.D20:.AH20])" office:value-type="float" office:value="0">
            <text:p>0</text:p>
          </table:table-cell>
          <table:table-cell table:style-name="ce115"/>
          <table:table-cell table:number-columns-repeated="2" table:style-name="ce115" office:value-type="float" office:value="0">
            <text:p>0</text:p>
          </table:table-cell>
          <table:table-cell table:style-name="ce115" table:number-columns-repeated="28"/>
          <table:table-cell table:style-name="ce43" table:number-columns-repeated="952"/>
        </table:table-row>
        <table:table-row table:style-name="ro7">
          <table:table-cell table:style-name="ce71" office:value-type="float" office:value="18">
            <text:p>18</text:p>
          </table:table-cell>
          <table:table-cell table:style-name="ce44" office:value-type="string">
            <text:p>HungNC</text:p>
          </table:table-cell>
          <table:table-cell table:style-name="ce111" table:formula="of:=SUM([.D21:.AH21])" office:value-type="float" office:value="0">
            <text:p>0</text:p>
          </table:table-cell>
          <table:table-cell table:style-name="ce115"/>
          <table:table-cell table:number-columns-repeated="2" table:style-name="ce115" office:value-type="float" office:value="0">
            <text:p>0</text:p>
          </table:table-cell>
          <table:table-cell table:style-name="ce115" table:number-columns-repeated="28"/>
          <table:table-cell table:style-name="ce43" table:number-columns-repeated="952"/>
        </table:table-row>
        <table:table-row table:style-name="ro7">
          <table:table-cell table:style-name="ce71" office:value-type="float" office:value="19">
            <text:p>19</text:p>
          </table:table-cell>
          <table:table-cell table:style-name="ce44" office:value-type="string">
            <text:p>HungPN</text:p>
          </table:table-cell>
          <table:table-cell table:style-name="ce111" table:formula="of:=SUM([.D22:.AH22])" office:value-type="float" office:value="0">
            <text:p>0</text:p>
          </table:table-cell>
          <table:table-cell table:style-name="ce115"/>
          <table:table-cell table:number-columns-repeated="2" table:style-name="ce115" office:value-type="float" office:value="0">
            <text:p>0</text:p>
          </table:table-cell>
          <table:table-cell table:style-name="ce115" table:number-columns-repeated="28"/>
          <table:table-cell table:style-name="ce43" table:number-columns-repeated="952"/>
        </table:table-row>
        <table:table-row table:style-name="ro7">
          <table:table-cell table:style-name="ce71" office:value-type="float" office:value="20">
            <text:p>20</text:p>
          </table:table-cell>
          <table:table-cell table:style-name="ce44" office:value-type="string">
            <text:p>HuyNG</text:p>
          </table:table-cell>
          <table:table-cell table:style-name="ce111" table:formula="of:=SUM([.D23:.AH23])" office:value-type="float" office:value="0">
            <text:p>0</text:p>
          </table:table-cell>
          <table:table-cell table:style-name="ce115"/>
          <table:table-cell table:style-name="ce115" office:value-type="float" office:value="0">
            <text:p>0</text:p>
          </table:table-cell>
          <table:table-cell table:style-name="ce115" office:value-type="float" office:value="0">
            <office:annotation draw:style-name="gr2" draw:text-style-name="P1" svg:width="1.1413in" svg:height="0.5457in" svg:x="3.5591in" svg:y="4.8287in" draw:caption-point-x="-0.2402in" draw:caption-point-y="0.5953in">
              <dc:date>2018-04-03T00:00:00</dc:date>
              <text:p text:style-name="P1"><text:span text:style-name="T1">Lủng bánh xe, xin đi trễ, 8h40 đến cty</text:span></text:p>
            </office:annotation>
            <text:p>0</text:p>
          </table:table-cell>
          <table:table-cell table:style-name="ce115" table:number-columns-repeated="28"/>
          <table:table-cell table:style-name="ce43" table:number-columns-repeated="952"/>
        </table:table-row>
        <table:table-row table:style-name="ro7">
          <table:table-cell table:style-name="ce71" office:value-type="float" office:value="21">
            <text:p>21</text:p>
          </table:table-cell>
          <table:table-cell table:style-name="ce44" office:value-type="string">
            <text:p>KhaiLV</text:p>
          </table:table-cell>
          <table:table-cell table:style-name="ce111" table:formula="of:=SUM([.D24:.AH24])" office:value-type="float" office:value="0">
            <text:p>0</text:p>
          </table:table-cell>
          <table:table-cell table:style-name="ce115"/>
          <table:table-cell table:number-columns-repeated="2" table:style-name="ce115" office:value-type="float" office:value="0">
            <text:p>0</text:p>
          </table:table-cell>
          <table:table-cell table:style-name="ce115" table:number-columns-repeated="28"/>
          <table:table-cell table:style-name="ce43" table:number-columns-repeated="952"/>
        </table:table-row>
        <table:table-row table:style-name="ro7">
          <table:table-cell table:style-name="ce71" office:value-type="float" office:value="22">
            <text:p>22</text:p>
          </table:table-cell>
          <table:table-cell table:style-name="ce44" office:value-type="string">
            <text:p>KhangNHH</text:p>
          </table:table-cell>
          <table:table-cell table:style-name="ce111" table:formula="of:=SUM([.D25:.AH25])" office:value-type="float" office:value="0">
            <text:p>0</text:p>
          </table:table-cell>
          <table:table-cell table:style-name="ce115"/>
          <table:table-cell table:number-columns-repeated="2" table:style-name="ce115" office:value-type="float" office:value="0">
            <text:p>0</text:p>
          </table:table-cell>
          <table:table-cell table:style-name="ce115" table:number-columns-repeated="28"/>
          <table:table-cell table:style-name="ce43" table:number-columns-repeated="952"/>
        </table:table-row>
        <table:table-row table:style-name="ro7">
          <table:table-cell table:style-name="ce71" office:value-type="float" office:value="23">
            <text:p>23</text:p>
          </table:table-cell>
          <table:table-cell table:style-name="ce44" office:value-type="string">
            <text:p>KietNVT</text:p>
          </table:table-cell>
          <table:table-cell table:style-name="ce111" table:formula="of:=SUM([.D26:.AH26])" office:value-type="float" office:value="0">
            <text:p>0</text:p>
          </table:table-cell>
          <table:table-cell table:style-name="ce115"/>
          <table:table-cell table:number-columns-repeated="2" table:style-name="ce115" office:value-type="float" office:value="0">
            <text:p>0</text:p>
          </table:table-cell>
          <table:table-cell table:style-name="ce115" table:number-columns-repeated="28"/>
          <table:table-cell table:style-name="ce43" table:number-columns-repeated="952"/>
        </table:table-row>
        <table:table-row table:style-name="ro7">
          <table:table-cell table:style-name="ce71" office:value-type="float" office:value="24">
            <text:p>24</text:p>
          </table:table-cell>
          <table:table-cell table:style-name="ce44" office:value-type="string">
            <text:p>LinhBT</text:p>
          </table:table-cell>
          <table:table-cell table:style-name="ce111" table:formula="of:=SUM([.D27:.AH27])" office:value-type="float" office:value="0">
            <text:p>0</text:p>
          </table:table-cell>
          <table:table-cell table:style-name="ce115"/>
          <table:table-cell table:number-columns-repeated="2" table:style-name="ce115" office:value-type="float" office:value="0">
            <text:p>0</text:p>
          </table:table-cell>
          <table:table-cell table:style-name="ce115" table:number-columns-repeated="28"/>
          <table:table-cell table:style-name="ce43" table:number-columns-repeated="952"/>
        </table:table-row>
        <table:table-row table:style-name="ro7">
          <table:table-cell table:style-name="ce71" office:value-type="float" office:value="25">
            <text:p>25</text:p>
          </table:table-cell>
          <table:table-cell table:style-name="ce44" office:value-type="string">
            <text:p>MaiLT</text:p>
          </table:table-cell>
          <table:table-cell table:style-name="ce111" table:formula="of:=SUM([.D28:.AH28])" office:value-type="float" office:value="0">
            <text:p>0</text:p>
          </table:table-cell>
          <table:table-cell table:style-name="ce115"/>
          <table:table-cell table:number-columns-repeated="2" table:style-name="ce115" office:value-type="float" office:value="0">
            <text:p>0</text:p>
          </table:table-cell>
          <table:table-cell table:style-name="ce115" table:number-columns-repeated="28"/>
          <table:table-cell table:style-name="ce43" table:number-columns-repeated="952"/>
        </table:table-row>
        <table:table-row table:style-name="ro7">
          <table:table-cell table:style-name="ce71" office:value-type="float" office:value="26">
            <text:p>26</text:p>
          </table:table-cell>
          <table:table-cell table:style-name="ce75" office:value-type="string">
            <text:p>MaiNTT</text:p>
          </table:table-cell>
          <table:table-cell table:style-name="ce111" table:formula="of:=SUM([.D29:.AH29])" office:value-type="float" office:value="0">
            <text:p>0</text:p>
          </table:table-cell>
          <table:table-cell table:style-name="ce115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7">
            <text:p>27</text:p>
          </table:table-cell>
          <table:table-cell table:style-name="ce44" office:value-type="string">
            <text:p>ManhNB</text:p>
          </table:table-cell>
          <table:table-cell table:style-name="ce111" table:formula="of:=SUM([.D30:.AH30])" office:value-type="float" office:value="0">
            <text:p>0</text:p>
          </table:table-cell>
          <table:table-cell table:style-name="ce115"/>
          <table:table-cell table:style-name="ce115" office:value-type="float" office:value="0">
            <office:annotation draw:style-name="gr4" draw:text-style-name="P1" svg:width="1.1413in" svg:height="0.3902in" svg:x="3.1024in" svg:y="6.5622in" draw:caption-point-x="-0.2402in" draw:caption-point-y="0.5957in">
              <dc:date>2018-04-02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3.5591in" svg:y="6.5626in" draw:caption-point-x="-0.2402in" draw:caption-point-y="0.5953in">
              <dc:date>2018-04-03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115" table:number-columns-repeated="28"/>
          <table:table-cell table:style-name="ce43" table:number-columns-repeated="952"/>
        </table:table-row>
        <table:table-row table:style-name="ro7">
          <table:table-cell table:style-name="ce71" office:value-type="float" office:value="28">
            <text:p>28</text:p>
          </table:table-cell>
          <table:table-cell table:style-name="ce44" office:value-type="string">
            <text:p>NamTH</text:p>
          </table:table-cell>
          <table:table-cell table:style-name="ce111" table:formula="of:=SUM([.D31:.AH31])" office:value-type="float" office:value="0">
            <text:p>0</text:p>
          </table:table-cell>
          <table:table-cell table:style-name="ce115"/>
          <table:table-cell table:number-columns-repeated="2" table:style-name="ce115" office:value-type="float" office:value="0">
            <text:p>0</text:p>
          </table:table-cell>
          <table:table-cell table:style-name="ce115" table:number-columns-repeated="28"/>
          <table:table-cell table:style-name="ce43" table:number-columns-repeated="952"/>
        </table:table-row>
        <table:table-row table:style-name="ro7">
          <table:table-cell table:style-name="ce71" office:value-type="float" office:value="29">
            <text:p>29</text:p>
          </table:table-cell>
          <table:table-cell table:style-name="ce44" office:value-type="string">
            <text:p>NamTV</text:p>
          </table:table-cell>
          <table:table-cell table:style-name="ce111" table:formula="of:=SUM([.D32:.AH32])" office:value-type="float" office:value="0">
            <text:p>0</text:p>
          </table:table-cell>
          <table:table-cell table:style-name="ce115"/>
          <table:table-cell table:number-columns-repeated="2" table:style-name="ce115" office:value-type="float" office:value="0">
            <text:p>0</text:p>
          </table:table-cell>
          <table:table-cell table:style-name="ce115" table:number-columns-repeated="28"/>
          <table:table-cell table:style-name="ce43" table:number-columns-repeated="952"/>
        </table:table-row>
        <table:table-row table:style-name="ro7">
          <table:table-cell table:style-name="ce71" office:value-type="float" office:value="30">
            <text:p>30</text:p>
          </table:table-cell>
          <table:table-cell table:style-name="ce44" office:value-type="string">
            <text:p>NhanHTH</text:p>
          </table:table-cell>
          <table:table-cell table:style-name="ce111" table:formula="of:=SUM([.D33:.AH33])" office:value-type="float" office:value="0">
            <text:p>0</text:p>
          </table:table-cell>
          <table:table-cell table:style-name="ce115"/>
          <table:table-cell table:number-columns-repeated="2" table:style-name="ce115" office:value-type="float" office:value="0">
            <text:p>0</text:p>
          </table:table-cell>
          <table:table-cell table:style-name="ce115" table:number-columns-repeated="28"/>
          <table:table-cell table:style-name="ce43" table:number-columns-repeated="952"/>
        </table:table-row>
        <table:table-row table:style-name="ro7">
          <table:table-cell table:style-name="ce71" office:value-type="float" office:value="31">
            <text:p>31</text:p>
          </table:table-cell>
          <table:table-cell table:style-name="ce44" office:value-type="string">
            <text:p>NhanNM</text:p>
          </table:table-cell>
          <table:table-cell table:style-name="ce111" table:formula="of:=SUM([.D34:.AH34])" office:value-type="float" office:value="2">
            <text:p>2</text:p>
          </table:table-cell>
          <table:table-cell table:style-name="ce115"/>
          <table:table-cell table:number-columns-repeated="2" table:style-name="ce115" office:value-type="float" office:value="0">
            <text:p>0</text:p>
          </table:table-cell>
          <table:table-cell table:style-name="ce115" table:number-columns-repeated="8"/>
          <table:table-cell table:style-name="ce115" office:value-type="float" office:value="1">
            <office:annotation draw:style-name="gr4" draw:text-style-name="P1" svg:width="1.1413in" svg:height="0.3902in" svg:x="7.7988in" svg:y="7.5531in" draw:caption-point-x="-0.2402in" draw:caption-point-y="0.5953in">
              <dc:date>2018-04-03T00:00:00</dc:date>
              <text:p text:style-name="P1"><text:span text:style-name="T1">Đi du lịch cùng gia đình</text:span></text:p>
            </office:annotation>
            <text:p>1</text:p>
          </table:table-cell>
          <table:table-cell table:style-name="ce115" office:value-type="float" office:value="1">
            <office:annotation draw:style-name="gr4" draw:text-style-name="P1" svg:width="1.1413in" svg:height="0.3902in" svg:x="8.2878in" svg:y="7.5531in" draw:caption-point-x="-0.2402in" draw:caption-point-y="0.5953in">
              <dc:date>2018-04-03T00:00:00</dc:date>
              <text:p text:style-name="P1"><text:span text:style-name="T1">Đi du lịch cùng gia đình</text:span></text:p>
            </office:annotation>
            <text:p>1</text:p>
          </table:table-cell>
          <table:table-cell table:style-name="ce115" table:number-columns-repeated="18"/>
          <table:table-cell table:style-name="ce43" table:number-columns-repeated="952"/>
        </table:table-row>
        <table:table-row table:style-name="ro7">
          <table:table-cell table:style-name="ce71" office:value-type="float" office:value="32">
            <text:p>32</text:p>
          </table:table-cell>
          <table:table-cell table:style-name="ce44" office:value-type="string">
            <text:p>NhungHTH</text:p>
          </table:table-cell>
          <table:table-cell table:style-name="ce111" table:formula="of:=SUM([.D35:.AH35])" office:value-type="float" office:value="1">
            <text:p>1</text:p>
          </table:table-cell>
          <table:table-cell table:style-name="ce115"/>
          <table:table-cell table:style-name="ce115" office:value-type="float" office:value="1">
            <office:annotation draw:style-name="gr6" draw:text-style-name="P1" svg:width="1.1413in" svg:height="0.2634in" svg:x="3.1024in" svg:y="7.8008in" draw:caption-point-x="-0.2402in" draw:caption-point-y="0.5957in">
              <dc:date>2018-04-02T00:00:00</dc:date>
              <text:p text:style-name="P1"><text:span text:style-name="T1">Làm lại giấy tờ</text:span></text:p>
            </office:annotation>
            <text:p>1</text:p>
          </table:table-cell>
          <table:table-cell table:style-name="ce115" office:value-type="float" office:value="0">
            <office:annotation draw:style-name="gr2" draw:text-style-name="P1" svg:width="1.1413in" svg:height="0.5457in" svg:x="3.5591in" svg:y="7.8012in" draw:caption-point-x="-0.2402in" draw:caption-point-y="0.5953in">
              <dc:date>2018-04-03T00:00:00</dc:date>
              <text:p text:style-name="P1"><text:span text:style-name="T1">Xe từ quê mới lên, xin đi trễ, 9h30 đến cty</text:span></text:p>
            </office:annotation>
            <text:p>0</text:p>
          </table:table-cell>
          <table:table-cell table:style-name="ce115" table:number-columns-repeated="28"/>
          <table:table-cell table:style-name="ce43" table:number-columns-repeated="949"/>
          <table:table-cell table:number-columns-repeated="3"/>
        </table:table-row>
        <table:table-row table:style-name="ro7">
          <table:table-cell table:style-name="ce71" office:value-type="float" office:value="33">
            <text:p>33</text:p>
          </table:table-cell>
          <table:table-cell table:style-name="ce44" office:value-type="string">
            <text:p>NhuPHQ</text:p>
          </table:table-cell>
          <table:table-cell table:style-name="ce111" table:formula="of:=SUM([.D36:.AH36])" office:value-type="float" office:value="0">
            <text:p>0</text:p>
          </table:table-cell>
          <table:table-cell table:style-name="ce115"/>
          <table:table-cell table:style-name="ce115" office:value-type="float" office:value="0">
            <text:p>0</text:p>
          </table:table-cell>
          <table:table-cell table:style-name="ce115" office:value-type="float" office:value="0">
            <office:annotation draw:style-name="gr4" draw:text-style-name="P1" svg:width="1.1413in" svg:height="0.3902in" svg:x="3.5591in" svg:y="8.0488in" draw:caption-point-x="-0.2402in" draw:caption-point-y="0.5953in">
              <dc:date>2018-04-03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115" table:number-columns-repeated="28"/>
          <table:table-cell table:style-name="ce43" table:number-columns-repeated="949"/>
          <table:table-cell table:number-columns-repeated="3"/>
        </table:table-row>
        <table:table-row table:style-name="ro7">
          <table:table-cell table:style-name="ce71" office:value-type="float" office:value="34">
            <text:p>34</text:p>
          </table:table-cell>
          <table:table-cell table:style-name="ce44" office:value-type="string">
            <text:p>NhuVNQ</text:p>
          </table:table-cell>
          <table:table-cell table:style-name="ce111" table:formula="of:=SUM([.D37:.AH37])" office:value-type="float" office:value="0">
            <text:p>0</text:p>
          </table:table-cell>
          <table:table-cell table:style-name="ce115"/>
          <table:table-cell table:number-columns-repeated="2" table:style-name="ce115" office:value-type="float" office:value="0">
            <text:p>0</text:p>
          </table:table-cell>
          <table:table-cell table:style-name="ce115" table:number-columns-repeated="28"/>
          <table:table-cell table:style-name="ce43" table:number-columns-repeated="952"/>
        </table:table-row>
        <table:table-row table:style-name="ro7">
          <table:table-cell table:style-name="ce71" office:value-type="float" office:value="35">
            <text:p>35</text:p>
          </table:table-cell>
          <table:table-cell table:style-name="ce73" office:value-type="string">
            <text:p>PhatHDT</text:p>
          </table:table-cell>
          <table:table-cell table:style-name="ce111" table:formula="of:=SUM([.D38:.AH38])" office:value-type="float" office:value="2.5">
            <text:p>2.5</text:p>
          </table:table-cell>
          <table:table-cell table:style-name="ce115"/>
          <table:table-cell table:style-name="ce115" office:value-type="float" office:value="0.5">
            <office:annotation draw:style-name="gr2" draw:text-style-name="P1" svg:width="1.1413in" svg:height="0.5457in" svg:x="3.1024in" svg:y="8.5232in" draw:caption-point-x="-0.2402in" draw:caption-point-y="0.6161in">
              <dc:date>2018-02-27T00:00:00</dc:date>
              <text:p text:style-name="P1"><text:span text:style-name="T1">Đi học ở trường, off sáng đến hết tháng 6</text:span></text:p>
            </office:annotation>
            <text:p>0.5</text:p>
          </table:table-cell>
          <table:table-cell table:style-name="ce115" office:value-type="float" office:value="0">
            <text:p>0</text:p>
          </table:table-cell>
          <table:table-cell table:style-name="ce115" table:number-columns-repeated="5"/>
          <table:table-cell table:style-name="ce115" office:value-type="float" office:value="0.5">
            <office:annotation draw:style-name="gr2" draw:text-style-name="P1" svg:width="1.1413in" svg:height="0.5457in" svg:x="6.3311in" svg:y="8.5232in" draw:caption-point-x="-0.2402in" draw:caption-point-y="0.6161in">
              <dc:date>2018-02-27T00:00:00</dc:date>
              <text:p text:style-name="P1"><text:span text:style-name="T1">Đi học ở trường, off sáng đến hết tháng 6</text:span></text:p>
            </office:annotation>
            <text:p>0.5</text:p>
          </table:table-cell>
          <table:table-cell table:style-name="ce115" table:number-columns-repeated="6"/>
          <table:table-cell table:style-name="ce115" office:value-type="float" office:value="0.5">
            <office:annotation draw:style-name="gr2" draw:text-style-name="P1" svg:width="1.1413in" svg:height="0.5457in" svg:x="9.7228in" svg:y="8.5232in" draw:caption-point-x="-0.2402in" draw:caption-point-y="0.6161in">
              <dc:date>2018-02-27T00:00:00</dc:date>
              <text:p text:style-name="P1"><text:span text:style-name="T1">Đi học ở trường, off sáng đến hết tháng 6</text:span></text:p>
            </office:annotation>
            <text:p>0.5</text:p>
          </table:table-cell>
          <table:table-cell table:style-name="ce115" table:number-columns-repeated="6"/>
          <table:table-cell table:style-name="ce115" office:value-type="float" office:value="0.5">
            <office:annotation draw:style-name="gr2" draw:text-style-name="P1" svg:width="1.1413in" svg:height="0.5457in" svg:x="12.9189in" svg:y="8.5232in" draw:caption-point-x="-0.2402in" draw:caption-point-y="0.6161in">
              <dc:date>2018-02-27T00:00:00</dc:date>
              <text:p text:style-name="P1"><text:span text:style-name="T1">Đi học ở trường, off sáng đến hết tháng 6</text:span></text:p>
            </office:annotation>
            <text:p>0.5</text:p>
          </table:table-cell>
          <table:table-cell table:style-name="ce115" table:number-columns-repeated="6"/>
          <table:table-cell table:style-name="ce115" office:value-type="float" office:value="0.5">
            <office:annotation draw:style-name="gr2" draw:text-style-name="P1" svg:width="1.1413in" svg:height="0.5457in" svg:x="16.1154in" svg:y="8.5232in" draw:caption-point-x="-0.2402in" draw:caption-point-y="0.6161in">
              <dc:date>2018-02-27T00:00:00</dc:date>
              <text:p text:style-name="P1"><text:span text:style-name="T1">Đi học ở trường, off sáng đến hết tháng 6</text:span></text:p>
            </office:annotation>
            <text:p>0.5</text:p>
          </table:table-cell>
          <table:table-cell table:style-name="ce115"/>
          <table:table-cell table:style-name="ce43" table:number-columns-repeated="952"/>
        </table:table-row>
        <table:table-row table:style-name="ro7">
          <table:table-cell table:style-name="ce71" office:value-type="float" office:value="36">
            <text:p>36</text:p>
          </table:table-cell>
          <table:table-cell table:style-name="ce44" office:value-type="string">
            <text:p>PhuongPVH</text:p>
          </table:table-cell>
          <table:table-cell table:style-name="ce111" table:formula="of:=SUM([.D39:.AH39])" office:value-type="float" office:value="0">
            <text:p>0</text:p>
          </table:table-cell>
          <table:table-cell table:style-name="ce115"/>
          <table:table-cell table:number-columns-repeated="2" table:style-name="ce115" office:value-type="float" office:value="0">
            <text:p>0</text:p>
          </table:table-cell>
          <table:table-cell table:style-name="ce115" table:number-columns-repeated="28"/>
          <table:table-cell table:style-name="ce43" table:number-columns-repeated="952"/>
        </table:table-row>
        <table:table-row table:style-name="ro7">
          <table:table-cell table:style-name="ce71" office:value-type="float" office:value="37">
            <text:p>37</text:p>
          </table:table-cell>
          <table:table-cell table:style-name="ce45" office:value-type="string">
            <text:p>PhongPT</text:p>
          </table:table-cell>
          <table:table-cell table:style-name="ce111" table:formula="of:=SUM([.D40:.AH40])" office:value-type="float" office:value="0">
            <text:p>0</text:p>
          </table:table-cell>
          <table:table-cell table:style-name="ce115"/>
          <table:table-cell table:number-columns-repeated="2" table:style-name="ce115" office:value-type="float" office:value="0">
            <text:p>0</text:p>
          </table:table-cell>
          <table:table-cell table:style-name="ce115" table:number-columns-repeated="28"/>
          <table:table-cell table:style-name="ce43" table:number-columns-repeated="952"/>
        </table:table-row>
        <table:table-row table:style-name="ro7">
          <table:table-cell table:style-name="ce71" office:value-type="float" office:value="38">
            <text:p>38</text:p>
          </table:table-cell>
          <table:table-cell table:style-name="ce44" office:value-type="string">
            <text:p>PhongTH</text:p>
          </table:table-cell>
          <table:table-cell table:style-name="ce111" table:formula="of:=SUM([.D41:.AH41])" office:value-type="float" office:value="5">
            <text:p>5</text:p>
          </table:table-cell>
          <table:table-cell table:style-name="ce115"/>
          <table:table-cell table:style-name="ce115" office:value-type="float" office:value="1">
            <office:annotation draw:style-name="gr4" draw:text-style-name="P1" svg:width="1.1413in" svg:height="0.3902in" svg:x="3.1024in" svg:y="9.2827in" draw:caption-point-x="-0.2402in" draw:caption-point-y="0.5996in">
              <dc:date>2018-03-21T00:00:00</dc:date>
              <text:p text:style-name="P1"><text:span text:style-name="T1">Lên trường làm luận văn</text:span></text:p>
            </office:annotation>
            <text:p>1</text:p>
          </table:table-cell>
          <table:table-cell table:style-name="ce115" office:value-type="float" office:value="0">
            <text:p>0</text:p>
          </table:table-cell>
          <table:table-cell table:style-name="ce115" table:number-columns-repeated="5"/>
          <table:table-cell table:style-name="ce115" office:value-type="float" office:value="1">
            <office:annotation draw:style-name="gr4" draw:text-style-name="P1" svg:width="1.1413in" svg:height="0.3902in" svg:x="6.3311in" svg:y="9.2827in" draw:caption-point-x="-0.2402in" draw:caption-point-y="0.5996in">
              <dc:date>2018-03-21T00:00:00</dc:date>
              <text:p text:style-name="P1"><text:span text:style-name="T1">Lên trường làm luận văn</text:span></text:p>
            </office:annotation>
            <text:p>1</text:p>
          </table:table-cell>
          <table:table-cell table:style-name="ce115" table:number-columns-repeated="6"/>
          <table:table-cell table:style-name="ce115" office:value-type="float" office:value="1">
            <office:annotation draw:style-name="gr4" draw:text-style-name="P1" svg:width="1.1413in" svg:height="0.3902in" svg:x="9.7228in" svg:y="9.2827in" draw:caption-point-x="-0.2402in" draw:caption-point-y="0.5996in">
              <dc:date>2018-03-21T00:00:00</dc:date>
              <text:p text:style-name="P1"><text:span text:style-name="T1">Lên trường làm luận văn</text:span></text:p>
            </office:annotation>
            <text:p>1</text:p>
          </table:table-cell>
          <table:table-cell table:style-name="ce115" table:number-columns-repeated="6"/>
          <table:table-cell table:style-name="ce115" office:value-type="float" office:value="1">
            <office:annotation draw:style-name="gr4" draw:text-style-name="P1" svg:width="1.1413in" svg:height="0.3902in" svg:x="12.9189in" svg:y="9.2827in" draw:caption-point-x="-0.2402in" draw:caption-point-y="0.5996in">
              <dc:date>2018-03-21T00:00:00</dc:date>
              <text:p text:style-name="P1"><text:span text:style-name="T1">Lên trường làm luận văn</text:span></text:p>
            </office:annotation>
            <text:p>1</text:p>
          </table:table-cell>
          <table:table-cell table:style-name="ce115" table:number-columns-repeated="6"/>
          <table:table-cell table:style-name="ce115" office:value-type="float" office:value="1">
            <office:annotation draw:style-name="gr4" draw:text-style-name="P1" svg:width="1.1413in" svg:height="0.3902in" svg:x="16.1154in" svg:y="9.2827in" draw:caption-point-x="-0.2402in" draw:caption-point-y="0.5996in">
              <dc:date>2018-03-21T00:00:00</dc:date>
              <text:p text:style-name="P1"><text:span text:style-name="T1">Lên trường làm luận văn</text:span></text:p>
            </office:annotation>
            <text:p>1</text:p>
          </table:table-cell>
          <table:table-cell table:style-name="ce115"/>
          <table:table-cell table:style-name="ce43" table:number-columns-repeated="952"/>
        </table:table-row>
        <table:table-row table:style-name="ro7">
          <table:table-cell table:style-name="ce71" office:value-type="float" office:value="39">
            <text:p>39</text:p>
          </table:table-cell>
          <table:table-cell table:style-name="ce44" office:value-type="string">
            <text:p>PhuTV</text:p>
          </table:table-cell>
          <table:table-cell table:style-name="ce111" table:formula="of:=SUM([.D42:.AH42])" office:value-type="float" office:value="4">
            <text:p>4</text:p>
          </table:table-cell>
          <table:table-cell table:style-name="ce115"/>
          <table:table-cell table:number-columns-repeated="2" table:style-name="ce115" office:value-type="float" office:value="0">
            <text:p>0</text:p>
          </table:table-cell>
          <table:table-cell table:style-name="ce115" table:number-columns-repeated="2"/>
          <table:table-cell table:style-name="ce115" office:value-type="float" office:value="1">
            <office:annotation draw:style-name="gr4" draw:text-style-name="P1" svg:width="1.1413in" svg:height="0.3902in" svg:x="4.9287in" svg:y="9.5331in" draw:caption-point-x="-0.2402in" draw:caption-point-y="0.5969in">
              <dc:date>2018-03-12T00:00:00</dc:date>
              <text:p text:style-name="P1"><text:span text:style-name="T1">Làm khóa luận tốt nghiệp</text:span></text:p>
            </office:annotation>
            <text:p>1</text:p>
          </table:table-cell>
          <table:table-cell table:style-name="ce115" table:number-columns-repeated="6"/>
          <table:table-cell table:style-name="ce115" office:value-type="float" office:value="1">
            <office:annotation draw:style-name="gr4" draw:text-style-name="P1" svg:width="1.1413in" svg:height="0.3902in" svg:x="8.2878in" svg:y="9.5331in" draw:caption-point-x="-0.2402in" draw:caption-point-y="0.5969in">
              <dc:date>2018-03-12T00:00:00</dc:date>
              <text:p text:style-name="P1"><text:span text:style-name="T1">Làm khóa luận tốt nghiệp</text:span></text:p>
            </office:annotation>
            <text:p>1</text:p>
          </table:table-cell>
          <table:table-cell table:style-name="ce115" table:number-columns-repeated="6"/>
          <table:table-cell table:style-name="ce115" office:value-type="float" office:value="1">
            <office:annotation draw:style-name="gr4" draw:text-style-name="P1" svg:width="1.1413in" svg:height="0.3902in" svg:x="11.5492in" svg:y="9.5331in" draw:caption-point-x="-0.2402in" draw:caption-point-y="0.5969in">
              <dc:date>2018-03-12T00:00:00</dc:date>
              <text:p text:style-name="P1"><text:span text:style-name="T1">Làm khóa luận tốt nghiệp</text:span></text:p>
            </office:annotation>
            <text:p>1</text:p>
          </table:table-cell>
          <table:table-cell table:style-name="ce115" table:number-columns-repeated="6"/>
          <table:table-cell table:style-name="ce115" office:value-type="float" office:value="1">
            <office:annotation draw:style-name="gr4" draw:text-style-name="P1" svg:width="1.1413in" svg:height="0.3902in" svg:x="14.7457in" svg:y="9.5331in" draw:caption-point-x="-0.2402in" draw:caption-point-y="0.5969in">
              <dc:date>2018-03-12T00:00:00</dc:date>
              <text:p text:style-name="P1"><text:span text:style-name="T1">Làm khóa luận tốt nghiệp</text:span></text:p>
            </office:annotation>
            <text:p>1</text:p>
          </table:table-cell>
          <table:table-cell table:style-name="ce115" table:number-columns-repeated="4"/>
          <table:table-cell table:style-name="ce43" table:number-columns-repeated="952"/>
        </table:table-row>
        <table:table-row table:style-name="ro7">
          <table:table-cell table:style-name="ce71" office:value-type="float" office:value="40">
            <text:p>40</text:p>
          </table:table-cell>
          <table:table-cell table:style-name="ce44" office:value-type="string">
            <text:p>QuangVD</text:p>
          </table:table-cell>
          <table:table-cell table:style-name="ce111" table:formula="of:=SUM([.D43:.AH43])" office:value-type="float" office:value="0">
            <text:p>0</text:p>
          </table:table-cell>
          <table:table-cell table:style-name="ce115"/>
          <table:table-cell table:number-columns-repeated="2" table:style-name="ce115" office:value-type="float" office:value="0">
            <text:p>0</text:p>
          </table:table-cell>
          <table:table-cell table:style-name="ce115" table:number-columns-repeated="28"/>
          <table:table-cell table:style-name="ce43" table:number-columns-repeated="952"/>
        </table:table-row>
        <table:table-row table:style-name="ro7">
          <table:table-cell table:style-name="ce71" office:value-type="float" office:value="41">
            <text:p>41</text:p>
          </table:table-cell>
          <table:table-cell table:style-name="ce44" office:value-type="string">
            <text:p>QuynhNNT</text:p>
          </table:table-cell>
          <table:table-cell table:style-name="ce111" table:formula="of:=SUM([.D44:.AH44])" office:value-type="float" office:value="0">
            <text:p>0</text:p>
          </table:table-cell>
          <table:table-cell table:style-name="ce115"/>
          <table:table-cell table:number-columns-repeated="2" table:style-name="ce115" office:value-type="float" office:value="0">
            <text:p>0</text:p>
          </table:table-cell>
          <table:table-cell table:style-name="ce115" table:number-columns-repeated="28"/>
          <table:table-cell table:style-name="ce43" table:number-columns-repeated="952"/>
        </table:table-row>
        <table:table-row table:style-name="ro7">
          <table:table-cell table:style-name="ce71" office:value-type="float" office:value="42">
            <text:p>42</text:p>
          </table:table-cell>
          <table:table-cell table:style-name="ce44" office:value-type="string">
            <text:p>TaiPA</text:p>
          </table:table-cell>
          <table:table-cell table:style-name="ce111" table:formula="of:=SUM([.D45:.AH45])" office:value-type="float" office:value="0">
            <text:p>0</text:p>
          </table:table-cell>
          <table:table-cell table:style-name="ce115"/>
          <table:table-cell table:number-columns-repeated="2" table:style-name="ce115" office:value-type="float" office:value="0">
            <text:p>0</text:p>
          </table:table-cell>
          <table:table-cell table:style-name="ce115" table:number-columns-repeated="28"/>
          <table:table-cell table:style-name="ce43" table:number-columns-repeated="952"/>
        </table:table-row>
        <table:table-row table:style-name="ro7">
          <table:table-cell table:style-name="ce71" office:value-type="float" office:value="43">
            <text:p>43</text:p>
          </table:table-cell>
          <table:table-cell table:style-name="ce44" office:value-type="string">
            <text:p>TinNQ</text:p>
          </table:table-cell>
          <table:table-cell table:style-name="ce111" table:formula="of:=SUM([.D46:.AH46])" office:value-type="float" office:value="0">
            <text:p>0</text:p>
          </table:table-cell>
          <table:table-cell table:style-name="ce115"/>
          <table:table-cell table:number-columns-repeated="2" table:style-name="ce115" office:value-type="float" office:value="0">
            <text:p>0</text:p>
          </table:table-cell>
          <table:table-cell table:style-name="ce115" table:number-columns-repeated="28"/>
          <table:table-cell table:style-name="ce43" table:number-columns-repeated="952"/>
        </table:table-row>
        <table:table-row table:style-name="ro7">
          <table:table-cell table:style-name="ce71" office:value-type="float" office:value="44">
            <text:p>44</text:p>
          </table:table-cell>
          <table:table-cell table:style-name="ce44" office:value-type="string">
            <text:p>TienND</text:p>
          </table:table-cell>
          <table:table-cell table:style-name="ce111" table:formula="of:=SUM([.D47:.AH47])" office:value-type="float" office:value="0">
            <text:p>0</text:p>
          </table:table-cell>
          <table:table-cell table:style-name="ce115"/>
          <table:table-cell table:number-columns-repeated="2" table:style-name="ce115" office:value-type="float" office:value="0">
            <text:p>0</text:p>
          </table:table-cell>
          <table:table-cell table:style-name="ce115" table:number-columns-repeated="28"/>
          <table:table-cell table:style-name="ce43" table:number-columns-repeated="952"/>
        </table:table-row>
        <table:table-row table:style-name="ro7">
          <table:table-cell table:style-name="ce71" office:value-type="float" office:value="45">
            <text:p>45</text:p>
          </table:table-cell>
          <table:table-cell table:style-name="ce44" office:value-type="string">
            <text:p>ThaiNHQ</text:p>
          </table:table-cell>
          <table:table-cell table:style-name="ce111" table:formula="of:=SUM([.D48:.AH48])" office:value-type="float" office:value="0">
            <text:p>0</text:p>
          </table:table-cell>
          <table:table-cell table:style-name="ce115"/>
          <table:table-cell table:number-columns-repeated="2" table:style-name="ce115" office:value-type="float" office:value="0">
            <text:p>0</text:p>
          </table:table-cell>
          <table:table-cell table:style-name="ce115" table:number-columns-repeated="28"/>
          <table:table-cell table:style-name="ce43" table:number-columns-repeated="952"/>
        </table:table-row>
        <table:table-row table:style-name="ro7">
          <table:table-cell table:style-name="ce71" office:value-type="float" office:value="46">
            <text:p>46</text:p>
          </table:table-cell>
          <table:table-cell table:style-name="ce44" office:value-type="string">
            <text:p>ThamDT</text:p>
          </table:table-cell>
          <table:table-cell table:style-name="ce111" table:formula="of:=SUM([.D49:.AH49])" office:value-type="float" office:value="0">
            <text:p>0</text:p>
          </table:table-cell>
          <table:table-cell table:style-name="ce115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7">
            <text:p>47</text:p>
          </table:table-cell>
          <table:table-cell table:style-name="ce44" office:value-type="string">
            <text:p>ThaoDTN</text:p>
          </table:table-cell>
          <table:table-cell table:style-name="ce111" table:formula="of:=SUM([.D50:.AH50])" office:value-type="float" office:value="0">
            <text:p>0</text:p>
          </table:table-cell>
          <table:table-cell table:style-name="ce115"/>
          <table:table-cell table:number-columns-repeated="2" table:style-name="ce115" office:value-type="float" office:value="0">
            <text:p>0</text:p>
          </table:table-cell>
          <table:table-cell table:style-name="ce115" table:number-columns-repeated="28"/>
          <table:table-cell table:style-name="ce43" table:number-columns-repeated="952"/>
        </table:table-row>
        <table:table-row table:style-name="ro7">
          <table:table-cell table:style-name="ce71" office:value-type="float" office:value="48">
            <text:p>48</text:p>
          </table:table-cell>
          <table:table-cell table:style-name="ce44" office:value-type="string">
            <text:p>ThinhT</text:p>
          </table:table-cell>
          <table:table-cell table:style-name="ce111" table:formula="of:=SUM([.D51:.AH51])" office:value-type="float" office:value="0">
            <text:p>0</text:p>
          </table:table-cell>
          <table:table-cell table:style-name="ce115"/>
          <table:table-cell table:number-columns-repeated="2" table:style-name="ce115" office:value-type="float" office:value="0">
            <text:p>0</text:p>
          </table:table-cell>
          <table:table-cell table:style-name="ce115" table:number-columns-repeated="28"/>
          <table:table-cell table:style-name="ce43" table:number-columns-repeated="952"/>
        </table:table-row>
        <table:table-row table:style-name="ro7">
          <table:table-cell table:style-name="ce71" office:value-type="float" office:value="49">
            <text:p>49</text:p>
          </table:table-cell>
          <table:table-cell table:style-name="ce44" office:value-type="string">
            <text:p>ThuyLTT</text:p>
          </table:table-cell>
          <table:table-cell table:style-name="ce111" table:formula="of:=SUM([.D52:.AH52])" office:value-type="float" office:value="2.5">
            <text:p>2.5</text:p>
          </table:table-cell>
          <table:table-cell table:style-name="ce115"/>
          <table:table-cell table:style-name="ce115" office:value-type="float" office:value="0.5">
            <office:annotation draw:style-name="gr4" draw:text-style-name="P1" svg:width="1.1413in" svg:height="0.3902in" svg:x="3.1024in" svg:y="12.011in" draw:caption-point-x="-0.2402in" draw:caption-point-y="0.5957in">
              <dc:date>2018-04-02T00:00:00</dc:date>
              <text:p text:style-name="P1"><text:span text:style-name="T1">Bị sốt, xin đi trễ, 10h02 đến cty</text:span></text:p>
            </office:annotation>
            <text:p>0.5</text:p>
          </table:table-cell>
          <table:table-cell table:style-name="ce115" office:value-type="float" office:value="0">
            <text:p>0</text:p>
          </table:table-cell>
          <table:table-cell table:style-name="ce115" table:number-columns-repeated="8"/>
          <table:table-cell table:style-name="ce115" office:value-type="float" office:value="1">
            <office:annotation draw:style-name="gr4" draw:text-style-name="P1" svg:width="1.1413in" svg:height="0.3902in" svg:x="7.7988in" svg:y="12.0114in" draw:caption-point-x="-0.2402in" draw:caption-point-y="0.5953in">
              <dc:date>2018-04-03T00:00:00</dc:date>
              <text:p text:style-name="P1"><text:span text:style-name="T1">Đi du lịch cùng gia đình</text:span></text:p>
            </office:annotation>
            <text:p>1</text:p>
          </table:table-cell>
          <table:table-cell table:style-name="ce115" office:value-type="float" office:value="1">
            <office:annotation draw:style-name="gr4" draw:text-style-name="P1" svg:width="1.1413in" svg:height="0.3902in" svg:x="8.2878in" svg:y="12.0114in" draw:caption-point-x="-0.2402in" draw:caption-point-y="0.5953in">
              <dc:date>2018-04-03T00:00:00</dc:date>
              <text:p text:style-name="P1"><text:span text:style-name="T1">Đi du lịch cùng gia đình</text:span></text:p>
            </office:annotation>
            <text:p>1</text:p>
          </table:table-cell>
          <table:table-cell table:style-name="ce115" table:number-columns-repeated="18"/>
          <table:table-cell table:style-name="ce43" table:number-columns-repeated="952"/>
        </table:table-row>
        <table:table-row table:style-name="ro7">
          <table:table-cell table:style-name="ce71" office:value-type="float" office:value="50">
            <text:p>50</text:p>
          </table:table-cell>
          <table:table-cell table:style-name="ce44" office:value-type="string">
            <text:p>ThuyNTX</text:p>
          </table:table-cell>
          <table:table-cell table:style-name="ce111" table:formula="of:=SUM([.D53:.AH53])" office:value-type="float" office:value="0">
            <text:p>0</text:p>
          </table:table-cell>
          <table:table-cell table:style-name="ce115"/>
          <table:table-cell table:number-columns-repeated="2" table:style-name="ce115" office:value-type="float" office:value="0">
            <text:p>0</text:p>
          </table:table-cell>
          <table:table-cell table:style-name="ce115" table:number-columns-repeated="28"/>
          <table:table-cell table:style-name="ce43" table:number-columns-repeated="952"/>
        </table:table-row>
        <table:table-row table:style-name="ro7">
          <table:table-cell table:style-name="ce71" office:value-type="float" office:value="51">
            <text:p>51</text:p>
          </table:table-cell>
          <table:table-cell table:style-name="ce44" office:value-type="string">
            <text:p>ThuyenTTN</text:p>
          </table:table-cell>
          <table:table-cell table:style-name="ce111" table:formula="of:=SUM([.D54:.AH54])" office:value-type="float" office:value="0">
            <text:p>0</text:p>
          </table:table-cell>
          <table:table-cell table:style-name="ce115"/>
          <table:table-cell table:number-columns-repeated="2" table:style-name="ce115" office:value-type="float" office:value="0">
            <text:p>0</text:p>
          </table:table-cell>
          <table:table-cell table:style-name="ce115" table:number-columns-repeated="28"/>
          <table:table-cell table:style-name="ce43" table:number-columns-repeated="952"/>
        </table:table-row>
        <table:table-row table:style-name="ro7">
          <table:table-cell table:style-name="ce71" office:value-type="float" office:value="52">
            <text:p>52</text:p>
          </table:table-cell>
          <table:table-cell table:style-name="ce74" office:value-type="string">
            <text:p>VietBA</text:p>
          </table:table-cell>
          <table:table-cell table:style-name="ce111" table:formula="of:=SUM([.D55:.AH55])" office:value-type="float" office:value="0">
            <text:p>0</text:p>
          </table:table-cell>
          <table:table-cell table:style-name="ce115"/>
          <table:table-cell table:number-columns-repeated="2" table:style-name="ce115" office:value-type="float" office:value="0">
            <text:p>0</text:p>
          </table:table-cell>
          <table:table-cell table:style-name="ce115" table:number-columns-repeated="28"/>
          <table:table-cell table:style-name="ce43" table:number-columns-repeated="952"/>
        </table:table-row>
        <table:table-row table:style-name="ro7">
          <table:table-cell table:style-name="ce71" office:value-type="float" office:value="53">
            <text:p>53</text:p>
          </table:table-cell>
          <table:table-cell table:style-name="ce45" office:value-type="string">
            <text:p>VietLT</text:p>
          </table:table-cell>
          <table:table-cell table:style-name="ce111"/>
          <table:table-cell table:style-name="ce115" table:number-columns-repeated="2"/>
          <table:table-cell table:style-name="ce115" office:value-type="float" office:value="0">
            <text:p>0</text:p>
          </table:table-cell>
          <table:table-cell table:style-name="ce115" table:number-columns-repeated="28"/>
          <table:table-cell table:style-name="ce43" table:number-columns-repeated="952"/>
        </table:table-row>
        <table:table-row table:style-name="ro7">
          <table:table-cell table:style-name="ce71" office:value-type="float" office:value="54">
            <text:p>54</text:p>
          </table:table-cell>
          <table:table-cell table:style-name="ce44" office:value-type="string">
            <text:p>VinhP</text:p>
          </table:table-cell>
          <table:table-cell table:style-name="ce111" table:formula="of:=SUM([.D57:.AH57])" office:value-type="float" office:value="0">
            <text:p>0</text:p>
          </table:table-cell>
          <table:table-cell table:style-name="ce115"/>
          <table:table-cell table:number-columns-repeated="2" table:style-name="ce115" office:value-type="float" office:value="0">
            <text:p>0</text:p>
          </table:table-cell>
          <table:table-cell table:style-name="ce115" table:number-columns-repeated="28"/>
          <table:table-cell table:style-name="ce43" table:number-columns-repeated="952"/>
        </table:table-row>
        <table:table-row table:style-name="ro2" table:number-rows-repeated="65345">
          <table:table-cell table:style-name="ce43" table:number-columns-repeated="3"/>
          <table:table-cell table:style-name="ce116" table:number-columns-repeated="31"/>
          <table:table-cell table:style-name="ce43" table:number-columns-repeated="952"/>
        </table:table-row>
        <table:table-row table:style-name="ro2" table:number-rows-repeated="49">
          <table:table-cell table:style-name="ce43" table:number-columns-repeated="3"/>
          <table:table-cell table:style-name="ce116"/>
          <table:table-cell table:number-columns-repeated="27"/>
          <table:table-cell table:style-name="ce116" table:number-columns-repeated="3"/>
          <table:table-cell table:style-name="ce43" table:number-columns-repeated="952"/>
        </table:table-row>
        <table:table-row table:style-name="ro2" table:number-rows-repeated="983124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805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128"/>
        <table:table-column table:style-name="co26" table:number-columns-repeated="7" table:default-cell-style-name="ce128"/>
        <table:table-column table:style-name="co25" table:number-columns-repeated="16" table:default-cell-style-name="ce128"/>
        <table:table-column table:style-name="co7" table:number-columns-repeated="952" table:default-cell-style-name="Default"/>
        <table:table-row table:style-name="ro2">
          <table:table-cell table:style-name="ce70"/>
          <table:table-cell table:style-name="ce72" table:number-columns-repeated="2"/>
          <table:table-cell table:style-name="ce123" table:number-columns-repeated="8"/>
          <table:table-cell table:style-name="ce129" office:value-type="string" table:number-columns-spanned="2" table:number-rows-spanned="1">
            <text:p>Month</text:p>
          </table:table-cell>
          <table:covered-table-cell table:style-name="ce130"/>
          <table:table-cell table:style-name="ce131" table:content-validation-name="val1" office:value-type="float" office:value="5" table:number-columns-spanned="2" table:number-rows-spanned="1">
            <text:p>5</text:p>
          </table:table-cell>
          <table:covered-table-cell table:style-name="ce130"/>
          <table:table-cell table:style-name="ce129" office:value-type="string" table:number-columns-spanned="2" table:number-rows-spanned="1">
            <text:p>Year</text:p>
          </table:table-cell>
          <table:covered-table-cell table:style-name="ce130"/>
          <table:table-cell table:style-name="ce129" office:value-type="float" office:value="2018" table:number-columns-spanned="2" table:number-rows-spanned="1">
            <text:p>2018</text:p>
          </table:table-cell>
          <table:covered-table-cell table:style-name="ce132"/>
          <table:table-cell table:style-name="ce123" table:number-columns-repeated="15"/>
          <table:table-cell table:style-name="ce87" table:number-columns-repeated="952"/>
        </table:table-row>
        <table:table-row table:style-name="ro2">
          <table:table-cell table:style-name="ce70" table:number-columns-repeated="3"/>
          <table:table-cell table:style-name="ce124" table:formula="of:=DATE([.$R$1];[.N1];1)" office:value-type="date" office:date-value="2018-05-01">
            <text:p>01</text:p>
          </table:table-cell>
          <table:table-cell table:style-name="ce124" table:formula="of:=[.D2]+1" office:value-type="date" office:date-value="2018-05-02">
            <text:p>02</text:p>
          </table:table-cell>
          <table:table-cell table:style-name="ce124" table:formula="of:=[.E2]+1" office:value-type="date" office:date-value="2018-05-03">
            <text:p>03</text:p>
          </table:table-cell>
          <table:table-cell table:style-name="ce124" table:formula="of:=[.F2]+1" office:value-type="date" office:date-value="2018-05-04">
            <text:p>04</text:p>
          </table:table-cell>
          <table:table-cell table:style-name="ce124" table:formula="of:=[.G2]+1" office:value-type="date" office:date-value="2018-05-05">
            <text:p>05</text:p>
          </table:table-cell>
          <table:table-cell table:style-name="ce124" table:formula="of:=[.H2]+1" office:value-type="date" office:date-value="2018-05-06">
            <text:p>06</text:p>
          </table:table-cell>
          <table:table-cell table:style-name="ce124" table:formula="of:=[.I2]+1" office:value-type="date" office:date-value="2018-05-07">
            <text:p>07</text:p>
          </table:table-cell>
          <table:table-cell table:style-name="ce124" table:formula="of:=[.J2]+1" office:value-type="date" office:date-value="2018-05-08">
            <text:p>08</text:p>
          </table:table-cell>
          <table:table-cell table:style-name="ce124" table:formula="of:=[.K2]+1" office:value-type="date" office:date-value="2018-05-09">
            <text:p>09</text:p>
          </table:table-cell>
          <table:table-cell table:style-name="ce124" table:formula="of:=[.L2]+1" office:value-type="date" office:date-value="2018-05-10">
            <text:p>10</text:p>
          </table:table-cell>
          <table:table-cell table:style-name="ce124" table:formula="of:=[.M2]+1" office:value-type="date" office:date-value="2018-05-11">
            <text:p>11</text:p>
          </table:table-cell>
          <table:table-cell table:style-name="ce124" table:formula="of:=[.N2]+1" office:value-type="date" office:date-value="2018-05-12">
            <text:p>12</text:p>
          </table:table-cell>
          <table:table-cell table:style-name="ce124" table:formula="of:=[.O2]+1" office:value-type="date" office:date-value="2018-05-13">
            <text:p>13</text:p>
          </table:table-cell>
          <table:table-cell table:style-name="ce124" table:formula="of:=[.P2]+1" office:value-type="date" office:date-value="2018-05-14">
            <text:p>14</text:p>
          </table:table-cell>
          <table:table-cell table:style-name="ce124" table:formula="of:=[.Q2]+1" office:value-type="date" office:date-value="2018-05-15">
            <text:p>15</text:p>
          </table:table-cell>
          <table:table-cell table:style-name="ce124" table:formula="of:=[.R2]+1" office:value-type="date" office:date-value="2018-05-16">
            <text:p>16</text:p>
          </table:table-cell>
          <table:table-cell table:style-name="ce124" table:formula="of:=[.S2]+1" office:value-type="date" office:date-value="2018-05-17">
            <text:p>17</text:p>
          </table:table-cell>
          <table:table-cell table:style-name="ce124" table:formula="of:=[.T2]+1" office:value-type="date" office:date-value="2018-05-18">
            <text:p>18</text:p>
          </table:table-cell>
          <table:table-cell table:style-name="ce124" table:formula="of:=[.U2]+1" office:value-type="date" office:date-value="2018-05-19">
            <text:p>19</text:p>
          </table:table-cell>
          <table:table-cell table:style-name="ce124" table:formula="of:=[.V2]+1" office:value-type="date" office:date-value="2018-05-20">
            <text:p>20</text:p>
          </table:table-cell>
          <table:table-cell table:style-name="ce124" table:formula="of:=[.W2]+1" office:value-type="date" office:date-value="2018-05-21">
            <text:p>21</text:p>
          </table:table-cell>
          <table:table-cell table:style-name="ce124" table:formula="of:=[.X2]+1" office:value-type="date" office:date-value="2018-05-22">
            <text:p>22</text:p>
          </table:table-cell>
          <table:table-cell table:style-name="ce124" table:formula="of:=[.Y2]+1" office:value-type="date" office:date-value="2018-05-23">
            <text:p>23</text:p>
          </table:table-cell>
          <table:table-cell table:style-name="ce124" table:formula="of:=[.Z2]+1" office:value-type="date" office:date-value="2018-05-24">
            <text:p>24</text:p>
          </table:table-cell>
          <table:table-cell table:style-name="ce124" table:formula="of:=[.AA2]+1" office:value-type="date" office:date-value="2018-05-25">
            <text:p>25</text:p>
          </table:table-cell>
          <table:table-cell table:style-name="ce124" table:formula="of:=[.AB2]+1" office:value-type="date" office:date-value="2018-05-26">
            <text:p>26</text:p>
          </table:table-cell>
          <table:table-cell table:style-name="ce124" table:formula="of:=[.AC2]+1" office:value-type="date" office:date-value="2018-05-27">
            <text:p>27</text:p>
          </table:table-cell>
          <table:table-cell table:style-name="ce124" table:formula="of:=[.AD2]+1" office:value-type="date" office:date-value="2018-05-28">
            <text:p>28</text:p>
          </table:table-cell>
          <table:table-cell table:style-name="ce124" table:formula="of:=[.AE2]+1" office:value-type="date" office:date-value="2018-05-29">
            <text:p>29</text:p>
          </table:table-cell>
          <table:table-cell table:style-name="ce124" table:formula="of:=[.AF2]+1" office:value-type="date" office:date-value="2018-05-30">
            <text:p>30</text:p>
          </table:table-cell>
          <table:table-cell table:style-name="ce124" table:formula="of:=[.AG2]+1" office:value-type="date" office:date-value="2018-05-31">
            <text:p>31</text:p>
          </table:table-cell>
          <table:table-cell table:style-name="ce87" table:number-columns-repeated="952"/>
        </table:table-row>
        <table:table-row table:style-name="ro7">
          <table:table-cell table:style-name="ce70" office:value-type="string">
            <text:p>No.</text:p>
          </table:table-cell>
          <table:table-cell table:style-name="ce70" office:value-type="string">
            <text:p>Name</text:p>
          </table:table-cell>
          <table:table-cell table:style-name="ce70" office:value-type="string">
            <text:p>Absent</text:p>
          </table:table-cell>
          <table:table-cell table:style-name="ce125" table:formula="of:=CHOOSE(WEEKDAY([.D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5" table:formula="of:=CHOOSE(WEEKDAY([.E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5" table:formula="of:=CHOOSE(WEEKDAY([.F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5" table:formula="of:=CHOOSE(WEEKDAY([.G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5" table:formula="of:=CHOOSE(WEEKDAY([.H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5" table:formula="of:=CHOOSE(WEEKDAY([.I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5" table:formula="of:=CHOOSE(WEEKDAY([.J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5" table:formula="of:=CHOOSE(WEEKDAY([.K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5" table:formula="of:=CHOOSE(WEEKDAY([.L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5" table:formula="of:=CHOOSE(WEEKDAY([.M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5" table:formula="of:=CHOOSE(WEEKDAY([.N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5" table:formula="of:=CHOOSE(WEEKDAY([.O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5" table:formula="of:=CHOOSE(WEEKDAY([.P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5" table:formula="of:=CHOOSE(WEEKDAY([.Q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5" table:formula="of:=CHOOSE(WEEKDAY([.R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5" table:formula="of:=CHOOSE(WEEKDAY([.S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5" table:formula="of:=CHOOSE(WEEKDAY([.T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5" table:formula="of:=CHOOSE(WEEKDAY([.U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5" table:formula="of:=CHOOSE(WEEKDAY([.V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5" table:formula="of:=CHOOSE(WEEKDAY([.W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5" table:formula="of:=CHOOSE(WEEKDAY([.X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5" table:formula="of:=CHOOSE(WEEKDAY([.Y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5" table:formula="of:=CHOOSE(WEEKDAY([.Z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5" table:formula="of:=CHOOSE(WEEKDAY([.AA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5" table:formula="of:=CHOOSE(WEEKDAY([.AB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5" table:formula="of:=CHOOSE(WEEKDAY([.AC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5" table:formula="of:=CHOOSE(WEEKDAY([.AD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5" table:formula="of:=CHOOSE(WEEKDAY([.AE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5" table:formula="of:=CHOOSE(WEEKDAY([.AF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5" table:formula="of:=CHOOSE(WEEKDAY([.AG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5" table:formula="of:=CHOOSE(WEEKDAY([.AH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7" table:number-columns-repeated="952"/>
        </table:table-row>
        <table:table-row table:style-name="ro7">
          <table:table-cell table:style-name="ce71" office:value-type="float" office:value="1">
            <text:p>1</text:p>
          </table:table-cell>
          <table:table-cell table:style-name="ce44" office:value-type="string">
            <text:p>BinhNT</text:p>
          </table:table-cell>
          <table:table-cell table:style-name="ce122" table:formula="of:=SUM([.D4:.AH4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">
            <text:p>2</text:p>
          </table:table-cell>
          <table:table-cell table:style-name="ce44" office:value-type="string">
            <text:p>ChienTX</text:p>
          </table:table-cell>
          <table:table-cell table:style-name="ce122" table:formula="of:=SUM([.D5:.AH5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">
            <text:p>3</text:p>
          </table:table-cell>
          <table:table-cell table:style-name="ce44" office:value-type="string">
            <text:p>CuongNH</text:p>
          </table:table-cell>
          <table:table-cell table:style-name="ce122" table:formula="of:=SUM([.D6:.AH6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49"/>
          <table:table-cell table:number-columns-repeated="3"/>
        </table:table-row>
        <table:table-row table:style-name="ro7">
          <table:table-cell table:style-name="ce71" office:value-type="float" office:value="4">
            <text:p>4</text:p>
          </table:table-cell>
          <table:table-cell table:style-name="ce73" office:value-type="string">
            <text:p>CuongNM</text:p>
          </table:table-cell>
          <table:table-cell table:style-name="ce122" table:formula="of:=SUM([.D7:.AH7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5">
            <text:p>5</text:p>
          </table:table-cell>
          <table:table-cell table:style-name="ce44" office:value-type="string">
            <text:p>DuongDN</text:p>
          </table:table-cell>
          <table:table-cell table:style-name="ce122" table:formula="of:=SUM([.D8:.AH8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6">
            <text:p>6</text:p>
          </table:table-cell>
          <table:table-cell table:style-name="ce44" office:value-type="string">
            <text:p>DuyNM</text:p>
          </table:table-cell>
          <table:table-cell table:style-name="ce122" table:formula="of:=SUM([.D9:.AH9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7">
            <text:p>7</text:p>
          </table:table-cell>
          <table:table-cell table:style-name="ce44" office:value-type="string">
            <text:p>DuyenLT</text:p>
          </table:table-cell>
          <table:table-cell table:style-name="ce122" table:formula="of:=SUM([.D10:.AH10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8">
            <text:p>8</text:p>
          </table:table-cell>
          <table:table-cell table:style-name="ce44" office:value-type="string">
            <text:p>GiauNV</text:p>
          </table:table-cell>
          <table:table-cell table:style-name="ce122" table:formula="of:=SUM([.D11:.AH11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9">
            <text:p>9</text:p>
          </table:table-cell>
          <table:table-cell table:style-name="ce74" office:value-type="string">
            <text:p>HaTH</text:p>
          </table:table-cell>
          <table:table-cell table:style-name="ce122" table:formula="of:=SUM([.D12:.AH12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0">
            <text:p>10</text:p>
          </table:table-cell>
          <table:table-cell table:style-name="ce45" office:value-type="string">
            <text:p>HaTT</text:p>
          </table:table-cell>
          <table:table-cell table:style-name="ce122" table:formula="of:=SUM([.D13:.AH13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1">
            <text:p>11</text:p>
          </table:table-cell>
          <table:table-cell table:style-name="ce44" office:value-type="string">
            <text:p>HaiNM</text:p>
          </table:table-cell>
          <table:table-cell table:style-name="ce122" table:formula="of:=SUM([.D14:.AH14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2">
            <text:p>12</text:p>
          </table:table-cell>
          <table:table-cell table:style-name="ce44" office:value-type="string">
            <text:p>HangDTT</text:p>
          </table:table-cell>
          <table:table-cell table:style-name="ce122" table:formula="of:=SUM([.D15:.AH15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3">
            <text:p>13</text:p>
          </table:table-cell>
          <table:table-cell table:style-name="ce44" office:value-type="string">
            <text:p>HienNV</text:p>
          </table:table-cell>
          <table:table-cell table:style-name="ce122" table:formula="of:=SUM([.D16:.AH16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4">
            <text:p>14</text:p>
          </table:table-cell>
          <table:table-cell table:style-name="ce44" office:value-type="string">
            <text:p>HienVT</text:p>
          </table:table-cell>
          <table:table-cell table:style-name="ce122" table:formula="of:=SUM([.D17:.AH17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5">
            <text:p>15</text:p>
          </table:table-cell>
          <table:table-cell table:style-name="ce44" office:value-type="string">
            <text:p>HiepNH</text:p>
          </table:table-cell>
          <table:table-cell table:style-name="ce122" table:formula="of:=SUM([.D18:.AH18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6">
            <text:p>16</text:p>
          </table:table-cell>
          <table:table-cell table:style-name="ce44" office:value-type="string">
            <text:p>HieuNKT</text:p>
          </table:table-cell>
          <table:table-cell table:style-name="ce122" table:formula="of:=SUM([.D19:.AH19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7">
            <text:p>17</text:p>
          </table:table-cell>
          <table:table-cell table:style-name="ce44" office:value-type="string">
            <text:p>HungLV</text:p>
          </table:table-cell>
          <table:table-cell table:style-name="ce122" table:formula="of:=SUM([.D20:.AH20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8">
            <text:p>18</text:p>
          </table:table-cell>
          <table:table-cell table:style-name="ce44" office:value-type="string">
            <text:p>HungNC</text:p>
          </table:table-cell>
          <table:table-cell table:style-name="ce122" table:formula="of:=SUM([.D21:.AH21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9">
            <text:p>19</text:p>
          </table:table-cell>
          <table:table-cell table:style-name="ce44" office:value-type="string">
            <text:p>HungPN</text:p>
          </table:table-cell>
          <table:table-cell table:style-name="ce122" table:formula="of:=SUM([.D22:.AH22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0">
            <text:p>20</text:p>
          </table:table-cell>
          <table:table-cell table:style-name="ce44" office:value-type="string">
            <text:p>HuyNG</text:p>
          </table:table-cell>
          <table:table-cell table:style-name="ce122" table:formula="of:=SUM([.D23:.AH23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1">
            <text:p>21</text:p>
          </table:table-cell>
          <table:table-cell table:style-name="ce44" office:value-type="string">
            <text:p>KhaiLV</text:p>
          </table:table-cell>
          <table:table-cell table:style-name="ce122" table:formula="of:=SUM([.D24:.AH24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2">
            <text:p>22</text:p>
          </table:table-cell>
          <table:table-cell table:style-name="ce44" office:value-type="string">
            <text:p>KhangNHH</text:p>
          </table:table-cell>
          <table:table-cell table:style-name="ce122" table:formula="of:=SUM([.D25:.AH25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3">
            <text:p>23</text:p>
          </table:table-cell>
          <table:table-cell table:style-name="ce44" office:value-type="string">
            <text:p>KietNVT</text:p>
          </table:table-cell>
          <table:table-cell table:style-name="ce122" table:formula="of:=SUM([.D26:.AH26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4">
            <text:p>24</text:p>
          </table:table-cell>
          <table:table-cell table:style-name="ce44" office:value-type="string">
            <text:p>LinhBT</text:p>
          </table:table-cell>
          <table:table-cell table:style-name="ce122" table:formula="of:=SUM([.D27:.AH27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5">
            <text:p>25</text:p>
          </table:table-cell>
          <table:table-cell table:style-name="ce44" office:value-type="string">
            <text:p>MaiLT</text:p>
          </table:table-cell>
          <table:table-cell table:style-name="ce122" table:formula="of:=SUM([.D28:.AH28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6">
            <text:p>26</text:p>
          </table:table-cell>
          <table:table-cell table:style-name="ce75" office:value-type="string">
            <text:p>MaiNTT</text:p>
          </table:table-cell>
          <table:table-cell table:style-name="ce122" table:formula="of:=SUM([.D29:.AH29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7">
            <text:p>27</text:p>
          </table:table-cell>
          <table:table-cell table:style-name="ce44" office:value-type="string">
            <text:p>ManhNB</text:p>
          </table:table-cell>
          <table:table-cell table:style-name="ce122" table:formula="of:=SUM([.D30:.AH30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8">
            <text:p>28</text:p>
          </table:table-cell>
          <table:table-cell table:style-name="ce44" office:value-type="string">
            <text:p>NamTH</text:p>
          </table:table-cell>
          <table:table-cell table:style-name="ce122" table:formula="of:=SUM([.D31:.AH31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9">
            <text:p>29</text:p>
          </table:table-cell>
          <table:table-cell table:style-name="ce44" office:value-type="string">
            <text:p>NamTV</text:p>
          </table:table-cell>
          <table:table-cell table:style-name="ce122" table:formula="of:=SUM([.D32:.AH32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0">
            <text:p>30</text:p>
          </table:table-cell>
          <table:table-cell table:style-name="ce44" office:value-type="string">
            <text:p>NhanHTH</text:p>
          </table:table-cell>
          <table:table-cell table:style-name="ce122" table:formula="of:=SUM([.D33:.AH33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1">
            <text:p>31</text:p>
          </table:table-cell>
          <table:table-cell table:style-name="ce44" office:value-type="string">
            <text:p>NhanNM</text:p>
          </table:table-cell>
          <table:table-cell table:style-name="ce122" table:formula="of:=SUM([.D34:.AH34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2">
            <text:p>32</text:p>
          </table:table-cell>
          <table:table-cell table:style-name="ce44" office:value-type="string">
            <text:p>NhungHTH</text:p>
          </table:table-cell>
          <table:table-cell table:style-name="ce122" table:formula="of:=SUM([.D35:.AH35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49"/>
          <table:table-cell table:number-columns-repeated="3"/>
        </table:table-row>
        <table:table-row table:style-name="ro7">
          <table:table-cell table:style-name="ce71" office:value-type="float" office:value="33">
            <text:p>33</text:p>
          </table:table-cell>
          <table:table-cell table:style-name="ce44" office:value-type="string">
            <text:p>NhuPHQ</text:p>
          </table:table-cell>
          <table:table-cell table:style-name="ce122" table:formula="of:=SUM([.D36:.AH36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49"/>
          <table:table-cell table:number-columns-repeated="3"/>
        </table:table-row>
        <table:table-row table:style-name="ro7">
          <table:table-cell table:style-name="ce71" office:value-type="float" office:value="34">
            <text:p>34</text:p>
          </table:table-cell>
          <table:table-cell table:style-name="ce44" office:value-type="string">
            <text:p>NhuVNQ</text:p>
          </table:table-cell>
          <table:table-cell table:style-name="ce122" table:formula="of:=SUM([.D37:.AH37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5">
            <text:p>35</text:p>
          </table:table-cell>
          <table:table-cell table:style-name="ce73" office:value-type="string">
            <text:p>PhatHDT</text:p>
          </table:table-cell>
          <table:table-cell table:style-name="ce122" table:formula="of:=SUM([.D38:.AH38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6">
            <text:p>36</text:p>
          </table:table-cell>
          <table:table-cell table:style-name="ce44" office:value-type="string">
            <text:p>PhuongPVH</text:p>
          </table:table-cell>
          <table:table-cell table:style-name="ce122" table:formula="of:=SUM([.D39:.AH39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7">
            <text:p>37</text:p>
          </table:table-cell>
          <table:table-cell table:style-name="ce45" office:value-type="string">
            <text:p>PhongPT</text:p>
          </table:table-cell>
          <table:table-cell table:style-name="ce122" table:formula="of:=SUM([.D40:.AH40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8">
            <text:p>38</text:p>
          </table:table-cell>
          <table:table-cell table:style-name="ce44" office:value-type="string">
            <text:p>PhongTH</text:p>
          </table:table-cell>
          <table:table-cell table:style-name="ce122" table:formula="of:=SUM([.D41:.AH41])" office:value-type="float" office:value="4">
            <text:p>4</text:p>
          </table:table-cell>
          <table:table-cell table:style-name="ce126" table:number-columns-repeated="6"/>
          <table:table-cell table:style-name="ce126" office:value-type="float" office:value="1">
            <office:annotation draw:style-name="gr4" draw:text-style-name="P1" svg:width="1.1413in" svg:height="0.3902in" svg:x="5.3854in" svg:y="9.2831in" draw:caption-point-x="-0.2402in" draw:caption-point-y="0.5992in">
              <dc:date>2018-03-21T00:00:00</dc:date>
              <text:p text:style-name="P1"><text:span text:style-name="T1">Lên trường làm luận văn</text:span></text:p>
            </office:annotation>
            <text:p>1</text:p>
          </table:table-cell>
          <table:table-cell table:style-name="ce126" table:number-columns-repeated="6"/>
          <table:table-cell table:style-name="ce126" office:value-type="float" office:value="1">
            <office:annotation draw:style-name="gr4" draw:text-style-name="P1" svg:width="1.1413in" svg:height="0.3902in" svg:x="8.7768in" svg:y="9.2831in" draw:caption-point-x="-0.2402in" draw:caption-point-y="0.5992in">
              <dc:date>2018-03-21T00:00:00</dc:date>
              <text:p text:style-name="P1"><text:span text:style-name="T1">Lên trường làm luận văn</text:span></text:p>
            </office:annotation>
            <text:p>1</text:p>
          </table:table-cell>
          <table:table-cell table:style-name="ce126" table:number-columns-repeated="6"/>
          <table:table-cell table:style-name="ce126" office:value-type="float" office:value="1">
            <office:annotation draw:style-name="gr4" draw:text-style-name="P1" svg:width="1.1413in" svg:height="0.3902in" svg:x="12.0059in" svg:y="9.2831in" draw:caption-point-x="-0.2402in" draw:caption-point-y="0.5992in">
              <dc:date>2018-03-21T00:00:00</dc:date>
              <text:p text:style-name="P1"><text:span text:style-name="T1">Lên trường làm luận văn</text:span></text:p>
            </office:annotation>
            <text:p>1</text:p>
          </table:table-cell>
          <table:table-cell table:style-name="ce126" table:number-columns-repeated="6"/>
          <table:table-cell table:style-name="ce126" office:value-type="float" office:value="1">
            <office:annotation draw:style-name="gr4" draw:text-style-name="P1" svg:width="1.1413in" svg:height="0.3902in" svg:x="15.202in" svg:y="9.2831in" draw:caption-point-x="-0.2402in" draw:caption-point-y="0.5992in">
              <dc:date>2018-03-21T00:00:00</dc:date>
              <text:p text:style-name="P1"><text:span text:style-name="T1">Lên trường làm luận văn</text:span></text:p>
            </office:annotation>
            <text:p>1</text:p>
          </table:table-cell>
          <table:table-cell table:style-name="ce126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39">
            <text:p>39</text:p>
          </table:table-cell>
          <table:table-cell table:style-name="ce44" office:value-type="string">
            <text:p>PhuTV</text:p>
          </table:table-cell>
          <table:table-cell table:style-name="ce122" table:formula="of:=SUM([.D42:.AH42])" office:value-type="float" office:value="4">
            <text:p>4</text:p>
          </table:table-cell>
          <table:table-cell table:style-name="ce126" table:number-columns-repeated="3"/>
          <table:table-cell table:style-name="ce126" office:value-type="float" office:value="1">
            <office:annotation draw:style-name="gr4" draw:text-style-name="P1" svg:width="1.1413in" svg:height="0.3902in" svg:x="4.0157in" svg:y="9.5335in" draw:caption-point-x="-0.2402in" draw:caption-point-y="0.5965in">
              <dc:date>2018-03-12T00:00:00</dc:date>
              <text:p text:style-name="P1"><text:span text:style-name="T1">Làm khóa luận tốt nghiệp</text:span></text:p>
            </office:annotation>
            <text:p>1</text:p>
          </table:table-cell>
          <table:table-cell table:style-name="ce126" table:number-columns-repeated="6"/>
          <table:table-cell table:style-name="ce126" office:value-type="float" office:value="1">
            <office:annotation draw:style-name="gr4" draw:text-style-name="P1" svg:width="1.1413in" svg:height="0.3902in" svg:x="7.3094in" svg:y="9.5335in" draw:caption-point-x="-0.2402in" draw:caption-point-y="0.5965in">
              <dc:date>2018-03-12T00:00:00</dc:date>
              <text:p text:style-name="P1"><text:span text:style-name="T1">Làm khóa luận tốt nghiệp</text:span></text:p>
            </office:annotation>
            <text:p>1</text:p>
          </table:table-cell>
          <table:table-cell table:style-name="ce126" table:number-columns-repeated="6"/>
          <table:table-cell table:style-name="ce126" office:value-type="float" office:value="1">
            <office:annotation draw:style-name="gr4" draw:text-style-name="P1" svg:width="1.1413in" svg:height="0.3902in" svg:x="10.6358in" svg:y="9.5335in" draw:caption-point-x="-0.2402in" draw:caption-point-y="0.5965in">
              <dc:date>2018-03-12T00:00:00</dc:date>
              <text:p text:style-name="P1"><text:span text:style-name="T1">Làm khóa luận tốt nghiệp</text:span></text:p>
            </office:annotation>
            <text:p>1</text:p>
          </table:table-cell>
          <table:table-cell table:style-name="ce126" table:number-columns-repeated="6"/>
          <table:table-cell table:style-name="ce126" office:value-type="float" office:value="1">
            <office:annotation draw:style-name="gr4" draw:text-style-name="P1" svg:width="1.1413in" svg:height="0.3902in" svg:x="13.8323in" svg:y="9.5335in" draw:caption-point-x="-0.2402in" draw:caption-point-y="0.5965in">
              <dc:date>2018-03-12T00:00:00</dc:date>
              <text:p text:style-name="P1"><text:span text:style-name="T1">Làm khóa luận tốt nghiệp</text:span></text:p>
            </office:annotation>
            <text:p>1</text:p>
          </table:table-cell>
          <table:table-cell table:style-name="ce126" table:number-columns-repeated="6"/>
          <table:table-cell table:style-name="ce43" table:number-columns-repeated="952"/>
        </table:table-row>
        <table:table-row table:style-name="ro7">
          <table:table-cell table:style-name="ce71" office:value-type="float" office:value="40">
            <text:p>40</text:p>
          </table:table-cell>
          <table:table-cell table:style-name="ce44" office:value-type="string">
            <text:p>QuangVD</text:p>
          </table:table-cell>
          <table:table-cell table:style-name="ce122" table:formula="of:=SUM([.D43:.AH43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1">
            <text:p>41</text:p>
          </table:table-cell>
          <table:table-cell table:style-name="ce44" office:value-type="string">
            <text:p>QuynhNNT</text:p>
          </table:table-cell>
          <table:table-cell table:style-name="ce122" table:formula="of:=SUM([.D44:.AH44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2">
            <text:p>42</text:p>
          </table:table-cell>
          <table:table-cell table:style-name="ce44" office:value-type="string">
            <text:p>TaiPA</text:p>
          </table:table-cell>
          <table:table-cell table:style-name="ce122" table:formula="of:=SUM([.D45:.AH45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3">
            <text:p>43</text:p>
          </table:table-cell>
          <table:table-cell table:style-name="ce44" office:value-type="string">
            <text:p>TinNQ</text:p>
          </table:table-cell>
          <table:table-cell table:style-name="ce122" table:formula="of:=SUM([.D46:.AH46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4">
            <text:p>44</text:p>
          </table:table-cell>
          <table:table-cell table:style-name="ce44" office:value-type="string">
            <text:p>TienND</text:p>
          </table:table-cell>
          <table:table-cell table:style-name="ce122" table:formula="of:=SUM([.D47:.AH47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5">
            <text:p>45</text:p>
          </table:table-cell>
          <table:table-cell table:style-name="ce44" office:value-type="string">
            <text:p>ThaiNHQ</text:p>
          </table:table-cell>
          <table:table-cell table:style-name="ce122" table:formula="of:=SUM([.D48:.AH48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6">
            <text:p>46</text:p>
          </table:table-cell>
          <table:table-cell table:style-name="ce44" office:value-type="string">
            <text:p>ThamDT</text:p>
          </table:table-cell>
          <table:table-cell table:style-name="ce122" table:formula="of:=SUM([.D49:.AH49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7">
            <text:p>47</text:p>
          </table:table-cell>
          <table:table-cell table:style-name="ce44" office:value-type="string">
            <text:p>ThaoDTN</text:p>
          </table:table-cell>
          <table:table-cell table:style-name="ce122" table:formula="of:=SUM([.D50:.AH50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8">
            <text:p>48</text:p>
          </table:table-cell>
          <table:table-cell table:style-name="ce44" office:value-type="string">
            <text:p>ThinhT</text:p>
          </table:table-cell>
          <table:table-cell table:style-name="ce122" table:formula="of:=SUM([.D51:.AH51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9">
            <text:p>49</text:p>
          </table:table-cell>
          <table:table-cell table:style-name="ce44" office:value-type="string">
            <text:p>ThuyLTT</text:p>
          </table:table-cell>
          <table:table-cell table:style-name="ce122" table:formula="of:=SUM([.D52:.AH52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50">
            <text:p>50</text:p>
          </table:table-cell>
          <table:table-cell table:style-name="ce44" office:value-type="string">
            <text:p>ThuyNTX</text:p>
          </table:table-cell>
          <table:table-cell table:style-name="ce122" table:formula="of:=SUM([.D53:.AH53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51">
            <text:p>51</text:p>
          </table:table-cell>
          <table:table-cell table:style-name="ce44" office:value-type="string">
            <text:p>ThuyenTTN</text:p>
          </table:table-cell>
          <table:table-cell table:style-name="ce122" table:formula="of:=SUM([.D54:.AH54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52">
            <text:p>52</text:p>
          </table:table-cell>
          <table:table-cell table:style-name="ce74" office:value-type="string">
            <text:p>VietBA</text:p>
          </table:table-cell>
          <table:table-cell table:style-name="ce122" table:formula="of:=SUM([.D55:.AH55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53">
            <text:p>53</text:p>
          </table:table-cell>
          <table:table-cell table:style-name="ce45" office:value-type="string">
            <text:p>VietLT</text:p>
          </table:table-cell>
          <table:table-cell table:style-name="ce122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54">
            <text:p>54</text:p>
          </table:table-cell>
          <table:table-cell table:style-name="ce44" office:value-type="string">
            <text:p>VinhP</text:p>
          </table:table-cell>
          <table:table-cell table:style-name="ce122" table:formula="of:=SUM([.D57:.AH57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2" table:number-rows-repeated="65345">
          <table:table-cell table:style-name="ce43" table:number-columns-repeated="3"/>
          <table:table-cell table:style-name="ce127" table:number-columns-repeated="31"/>
          <table:table-cell table:style-name="ce43" table:number-columns-repeated="952"/>
        </table:table-row>
        <table:table-row table:style-name="ro2" table:number-rows-repeated="49">
          <table:table-cell table:style-name="ce43" table:number-columns-repeated="3"/>
          <table:table-cell table:style-name="ce127"/>
          <table:table-cell table:number-columns-repeated="27"/>
          <table:table-cell table:style-name="ce127" table:number-columns-repeated="3"/>
          <table:table-cell table:style-name="ce43" table:number-columns-repeated="952"/>
        </table:table-row>
        <table:table-row table:style-name="ro2" table:number-rows-repeated="983124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806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139"/>
        <table:table-column table:style-name="co26" table:number-columns-repeated="7" table:default-cell-style-name="ce139"/>
        <table:table-column table:style-name="co25" table:number-columns-repeated="16" table:default-cell-style-name="ce139"/>
        <table:table-column table:style-name="co7" table:number-columns-repeated="952" table:default-cell-style-name="Default"/>
        <table:table-row table:style-name="ro2">
          <table:table-cell table:style-name="ce70"/>
          <table:table-cell table:style-name="ce72" table:number-columns-repeated="2"/>
          <table:table-cell table:style-name="ce134" table:number-columns-repeated="8"/>
          <table:table-cell table:style-name="ce140" office:value-type="string" table:number-columns-spanned="2" table:number-rows-spanned="1">
            <text:p>Month</text:p>
          </table:table-cell>
          <table:covered-table-cell table:style-name="ce141"/>
          <table:table-cell table:style-name="ce142" table:content-validation-name="val1" office:value-type="float" office:value="6" table:number-columns-spanned="2" table:number-rows-spanned="1">
            <text:p>6</text:p>
          </table:table-cell>
          <table:covered-table-cell table:style-name="ce141"/>
          <table:table-cell table:style-name="ce140" office:value-type="string" table:number-columns-spanned="2" table:number-rows-spanned="1">
            <text:p>Year</text:p>
          </table:table-cell>
          <table:covered-table-cell table:style-name="ce141"/>
          <table:table-cell table:style-name="ce140" office:value-type="float" office:value="2018" table:number-columns-spanned="2" table:number-rows-spanned="1">
            <text:p>2018</text:p>
          </table:table-cell>
          <table:covered-table-cell table:style-name="ce143"/>
          <table:table-cell table:style-name="ce134" table:number-columns-repeated="15"/>
          <table:table-cell table:style-name="ce87" table:number-columns-repeated="952"/>
        </table:table-row>
        <table:table-row table:style-name="ro2">
          <table:table-cell table:style-name="ce70" table:number-columns-repeated="3"/>
          <table:table-cell table:style-name="ce135" table:formula="of:=DATE([.$R$1];[.N1];1)" office:value-type="date" office:date-value="2018-06-01">
            <text:p>01</text:p>
          </table:table-cell>
          <table:table-cell table:style-name="ce135" table:formula="of:=[.D2]+1" office:value-type="date" office:date-value="2018-06-02">
            <text:p>02</text:p>
          </table:table-cell>
          <table:table-cell table:style-name="ce135" table:formula="of:=[.E2]+1" office:value-type="date" office:date-value="2018-06-03">
            <text:p>03</text:p>
          </table:table-cell>
          <table:table-cell table:style-name="ce135" table:formula="of:=[.F2]+1" office:value-type="date" office:date-value="2018-06-04">
            <text:p>04</text:p>
          </table:table-cell>
          <table:table-cell table:style-name="ce135" table:formula="of:=[.G2]+1" office:value-type="date" office:date-value="2018-06-05">
            <text:p>05</text:p>
          </table:table-cell>
          <table:table-cell table:style-name="ce135" table:formula="of:=[.H2]+1" office:value-type="date" office:date-value="2018-06-06">
            <text:p>06</text:p>
          </table:table-cell>
          <table:table-cell table:style-name="ce135" table:formula="of:=[.I2]+1" office:value-type="date" office:date-value="2018-06-07">
            <text:p>07</text:p>
          </table:table-cell>
          <table:table-cell table:style-name="ce135" table:formula="of:=[.J2]+1" office:value-type="date" office:date-value="2018-06-08">
            <text:p>08</text:p>
          </table:table-cell>
          <table:table-cell table:style-name="ce135" table:formula="of:=[.K2]+1" office:value-type="date" office:date-value="2018-06-09">
            <text:p>09</text:p>
          </table:table-cell>
          <table:table-cell table:style-name="ce135" table:formula="of:=[.L2]+1" office:value-type="date" office:date-value="2018-06-10">
            <text:p>10</text:p>
          </table:table-cell>
          <table:table-cell table:style-name="ce135" table:formula="of:=[.M2]+1" office:value-type="date" office:date-value="2018-06-11">
            <text:p>11</text:p>
          </table:table-cell>
          <table:table-cell table:style-name="ce135" table:formula="of:=[.N2]+1" office:value-type="date" office:date-value="2018-06-12">
            <text:p>12</text:p>
          </table:table-cell>
          <table:table-cell table:style-name="ce135" table:formula="of:=[.O2]+1" office:value-type="date" office:date-value="2018-06-13">
            <text:p>13</text:p>
          </table:table-cell>
          <table:table-cell table:style-name="ce135" table:formula="of:=[.P2]+1" office:value-type="date" office:date-value="2018-06-14">
            <text:p>14</text:p>
          </table:table-cell>
          <table:table-cell table:style-name="ce135" table:formula="of:=[.Q2]+1" office:value-type="date" office:date-value="2018-06-15">
            <text:p>15</text:p>
          </table:table-cell>
          <table:table-cell table:style-name="ce135" table:formula="of:=[.R2]+1" office:value-type="date" office:date-value="2018-06-16">
            <text:p>16</text:p>
          </table:table-cell>
          <table:table-cell table:style-name="ce135" table:formula="of:=[.S2]+1" office:value-type="date" office:date-value="2018-06-17">
            <text:p>17</text:p>
          </table:table-cell>
          <table:table-cell table:style-name="ce135" table:formula="of:=[.T2]+1" office:value-type="date" office:date-value="2018-06-18">
            <text:p>18</text:p>
          </table:table-cell>
          <table:table-cell table:style-name="ce135" table:formula="of:=[.U2]+1" office:value-type="date" office:date-value="2018-06-19">
            <text:p>19</text:p>
          </table:table-cell>
          <table:table-cell table:style-name="ce135" table:formula="of:=[.V2]+1" office:value-type="date" office:date-value="2018-06-20">
            <text:p>20</text:p>
          </table:table-cell>
          <table:table-cell table:style-name="ce135" table:formula="of:=[.W2]+1" office:value-type="date" office:date-value="2018-06-21">
            <text:p>21</text:p>
          </table:table-cell>
          <table:table-cell table:style-name="ce135" table:formula="of:=[.X2]+1" office:value-type="date" office:date-value="2018-06-22">
            <text:p>22</text:p>
          </table:table-cell>
          <table:table-cell table:style-name="ce135" table:formula="of:=[.Y2]+1" office:value-type="date" office:date-value="2018-06-23">
            <text:p>23</text:p>
          </table:table-cell>
          <table:table-cell table:style-name="ce135" table:formula="of:=[.Z2]+1" office:value-type="date" office:date-value="2018-06-24">
            <text:p>24</text:p>
          </table:table-cell>
          <table:table-cell table:style-name="ce135" table:formula="of:=[.AA2]+1" office:value-type="date" office:date-value="2018-06-25">
            <text:p>25</text:p>
          </table:table-cell>
          <table:table-cell table:style-name="ce135" table:formula="of:=[.AB2]+1" office:value-type="date" office:date-value="2018-06-26">
            <text:p>26</text:p>
          </table:table-cell>
          <table:table-cell table:style-name="ce135" table:formula="of:=[.AC2]+1" office:value-type="date" office:date-value="2018-06-27">
            <text:p>27</text:p>
          </table:table-cell>
          <table:table-cell table:style-name="ce135" table:formula="of:=[.AD2]+1" office:value-type="date" office:date-value="2018-06-28">
            <text:p>28</text:p>
          </table:table-cell>
          <table:table-cell table:style-name="ce135" table:formula="of:=[.AE2]+1" office:value-type="date" office:date-value="2018-06-29">
            <text:p>29</text:p>
          </table:table-cell>
          <table:table-cell table:style-name="ce135" table:formula="of:=[.AF2]+1" office:value-type="date" office:date-value="2018-06-30">
            <text:p>30</text:p>
          </table:table-cell>
          <table:table-cell table:style-name="ce135" table:formula="of:=[.AG2]+1" office:value-type="date" office:date-value="2018-07-01">
            <text:p>01</text:p>
          </table:table-cell>
          <table:table-cell table:style-name="ce87" table:number-columns-repeated="952"/>
        </table:table-row>
        <table:table-row table:style-name="ro7">
          <table:table-cell table:style-name="ce70" office:value-type="string">
            <text:p>No.</text:p>
          </table:table-cell>
          <table:table-cell table:style-name="ce70" office:value-type="string">
            <text:p>Name</text:p>
          </table:table-cell>
          <table:table-cell table:style-name="ce70" office:value-type="string">
            <text:p>Absent</text:p>
          </table:table-cell>
          <table:table-cell table:style-name="ce136" table:formula="of:=CHOOSE(WEEKDAY([.D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6" table:formula="of:=CHOOSE(WEEKDAY([.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6" table:formula="of:=CHOOSE(WEEKDAY([.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6" table:formula="of:=CHOOSE(WEEKDAY([.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6" table:formula="of:=CHOOSE(WEEKDAY([.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6" table:formula="of:=CHOOSE(WEEKDAY([.I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6" table:formula="of:=CHOOSE(WEEKDAY([.J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6" table:formula="of:=CHOOSE(WEEKDAY([.K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6" table:formula="of:=CHOOSE(WEEKDAY([.L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6" table:formula="of:=CHOOSE(WEEKDAY([.M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6" table:formula="of:=CHOOSE(WEEKDAY([.N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6" table:formula="of:=CHOOSE(WEEKDAY([.O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6" table:formula="of:=CHOOSE(WEEKDAY([.P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6" table:formula="of:=CHOOSE(WEEKDAY([.Q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6" table:formula="of:=CHOOSE(WEEKDAY([.R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6" table:formula="of:=CHOOSE(WEEKDAY([.S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6" table:formula="of:=CHOOSE(WEEKDAY([.T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6" table:formula="of:=CHOOSE(WEEKDAY([.U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6" table:formula="of:=CHOOSE(WEEKDAY([.V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6" table:formula="of:=CHOOSE(WEEKDAY([.W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6" table:formula="of:=CHOOSE(WEEKDAY([.X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6" table:formula="of:=CHOOSE(WEEKDAY([.Y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6" table:formula="of:=CHOOSE(WEEKDAY([.Z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6" table:formula="of:=CHOOSE(WEEKDAY([.AA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6" table:formula="of:=CHOOSE(WEEKDAY([.AB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6" table:formula="of:=CHOOSE(WEEKDAY([.AC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6" table:formula="of:=CHOOSE(WEEKDAY([.A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6" table:formula="of:=CHOOSE(WEEKDAY([.A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6" table:formula="of:=CHOOSE(WEEKDAY([.A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6" table:formula="of:=CHOOSE(WEEKDAY([.A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6" table:formula="of:=CHOOSE(WEEKDAY([.A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7" table:number-columns-repeated="952"/>
        </table:table-row>
        <table:table-row table:style-name="ro7">
          <table:table-cell table:style-name="ce71" office:value-type="float" office:value="1">
            <text:p>1</text:p>
          </table:table-cell>
          <table:table-cell table:style-name="ce44" office:value-type="string">
            <text:p>BinhNT</text:p>
          </table:table-cell>
          <table:table-cell table:style-name="ce133" table:formula="of:=SUM([.D4:.AH4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">
            <text:p>2</text:p>
          </table:table-cell>
          <table:table-cell table:style-name="ce44" office:value-type="string">
            <text:p>ChienTX</text:p>
          </table:table-cell>
          <table:table-cell table:style-name="ce133" table:formula="of:=SUM([.D5:.AH5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">
            <text:p>3</text:p>
          </table:table-cell>
          <table:table-cell table:style-name="ce44" office:value-type="string">
            <text:p>CuongNH</text:p>
          </table:table-cell>
          <table:table-cell table:style-name="ce133" table:formula="of:=SUM([.D6:.AH6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49"/>
          <table:table-cell table:number-columns-repeated="3"/>
        </table:table-row>
        <table:table-row table:style-name="ro7">
          <table:table-cell table:style-name="ce71" office:value-type="float" office:value="4">
            <text:p>4</text:p>
          </table:table-cell>
          <table:table-cell table:style-name="ce73" office:value-type="string">
            <text:p>CuongNM</text:p>
          </table:table-cell>
          <table:table-cell table:style-name="ce133" table:formula="of:=SUM([.D7:.AH7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5">
            <text:p>5</text:p>
          </table:table-cell>
          <table:table-cell table:style-name="ce44" office:value-type="string">
            <text:p>DuongDN</text:p>
          </table:table-cell>
          <table:table-cell table:style-name="ce133" table:formula="of:=SUM([.D8:.AH8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6">
            <text:p>6</text:p>
          </table:table-cell>
          <table:table-cell table:style-name="ce44" office:value-type="string">
            <text:p>DuyNM</text:p>
          </table:table-cell>
          <table:table-cell table:style-name="ce133" table:formula="of:=SUM([.D9:.AH9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7">
            <text:p>7</text:p>
          </table:table-cell>
          <table:table-cell table:style-name="ce44" office:value-type="string">
            <text:p>DuyenLT</text:p>
          </table:table-cell>
          <table:table-cell table:style-name="ce133" table:formula="of:=SUM([.D10:.AH10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8">
            <text:p>8</text:p>
          </table:table-cell>
          <table:table-cell table:style-name="ce44" office:value-type="string">
            <text:p>GiauNV</text:p>
          </table:table-cell>
          <table:table-cell table:style-name="ce133" table:formula="of:=SUM([.D11:.AH11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9">
            <text:p>9</text:p>
          </table:table-cell>
          <table:table-cell table:style-name="ce74" office:value-type="string">
            <text:p>HaTH</text:p>
          </table:table-cell>
          <table:table-cell table:style-name="ce133" table:formula="of:=SUM([.D12:.AH12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0">
            <text:p>10</text:p>
          </table:table-cell>
          <table:table-cell table:style-name="ce45" office:value-type="string">
            <text:p>HaTT</text:p>
          </table:table-cell>
          <table:table-cell table:style-name="ce133" table:formula="of:=SUM([.D13:.AH13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1">
            <text:p>11</text:p>
          </table:table-cell>
          <table:table-cell table:style-name="ce44" office:value-type="string">
            <text:p>HaiNM</text:p>
          </table:table-cell>
          <table:table-cell table:style-name="ce133" table:formula="of:=SUM([.D14:.AH14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2">
            <text:p>12</text:p>
          </table:table-cell>
          <table:table-cell table:style-name="ce44" office:value-type="string">
            <text:p>HangDTT</text:p>
          </table:table-cell>
          <table:table-cell table:style-name="ce133" table:formula="of:=SUM([.D15:.AH15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3">
            <text:p>13</text:p>
          </table:table-cell>
          <table:table-cell table:style-name="ce44" office:value-type="string">
            <text:p>HienNV</text:p>
          </table:table-cell>
          <table:table-cell table:style-name="ce133" table:formula="of:=SUM([.D16:.AH16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4">
            <text:p>14</text:p>
          </table:table-cell>
          <table:table-cell table:style-name="ce44" office:value-type="string">
            <text:p>HienVT</text:p>
          </table:table-cell>
          <table:table-cell table:style-name="ce133" table:formula="of:=SUM([.D17:.AH17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5">
            <text:p>15</text:p>
          </table:table-cell>
          <table:table-cell table:style-name="ce44" office:value-type="string">
            <text:p>HiepNH</text:p>
          </table:table-cell>
          <table:table-cell table:style-name="ce133" table:formula="of:=SUM([.D18:.AH18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6">
            <text:p>16</text:p>
          </table:table-cell>
          <table:table-cell table:style-name="ce44" office:value-type="string">
            <text:p>HieuNKT</text:p>
          </table:table-cell>
          <table:table-cell table:style-name="ce133" table:formula="of:=SUM([.D19:.AH19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7">
            <text:p>17</text:p>
          </table:table-cell>
          <table:table-cell table:style-name="ce44" office:value-type="string">
            <text:p>HungLV</text:p>
          </table:table-cell>
          <table:table-cell table:style-name="ce133" table:formula="of:=SUM([.D20:.AH20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8">
            <text:p>18</text:p>
          </table:table-cell>
          <table:table-cell table:style-name="ce44" office:value-type="string">
            <text:p>HungNC</text:p>
          </table:table-cell>
          <table:table-cell table:style-name="ce133" table:formula="of:=SUM([.D21:.AH21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9">
            <text:p>19</text:p>
          </table:table-cell>
          <table:table-cell table:style-name="ce44" office:value-type="string">
            <text:p>HungPN</text:p>
          </table:table-cell>
          <table:table-cell table:style-name="ce133" table:formula="of:=SUM([.D22:.AH22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0">
            <text:p>20</text:p>
          </table:table-cell>
          <table:table-cell table:style-name="ce44" office:value-type="string">
            <text:p>HuyNG</text:p>
          </table:table-cell>
          <table:table-cell table:style-name="ce133" table:formula="of:=SUM([.D23:.AH23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1">
            <text:p>21</text:p>
          </table:table-cell>
          <table:table-cell table:style-name="ce44" office:value-type="string">
            <text:p>KhaiLV</text:p>
          </table:table-cell>
          <table:table-cell table:style-name="ce133" table:formula="of:=SUM([.D24:.AH24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2">
            <text:p>22</text:p>
          </table:table-cell>
          <table:table-cell table:style-name="ce44" office:value-type="string">
            <text:p>KhangNHH</text:p>
          </table:table-cell>
          <table:table-cell table:style-name="ce133" table:formula="of:=SUM([.D25:.AH25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3">
            <text:p>23</text:p>
          </table:table-cell>
          <table:table-cell table:style-name="ce44" office:value-type="string">
            <text:p>KietNVT</text:p>
          </table:table-cell>
          <table:table-cell table:style-name="ce133" table:formula="of:=SUM([.D26:.AH26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4">
            <text:p>24</text:p>
          </table:table-cell>
          <table:table-cell table:style-name="ce44" office:value-type="string">
            <text:p>LinhBT</text:p>
          </table:table-cell>
          <table:table-cell table:style-name="ce133" table:formula="of:=SUM([.D27:.AH27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5">
            <text:p>25</text:p>
          </table:table-cell>
          <table:table-cell table:style-name="ce44" office:value-type="string">
            <text:p>MaiLT</text:p>
          </table:table-cell>
          <table:table-cell table:style-name="ce133" table:formula="of:=SUM([.D28:.AH28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6">
            <text:p>26</text:p>
          </table:table-cell>
          <table:table-cell table:style-name="ce75" office:value-type="string">
            <text:p>MaiNTT</text:p>
          </table:table-cell>
          <table:table-cell table:style-name="ce133" table:formula="of:=SUM([.D29:.AH29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7">
            <text:p>27</text:p>
          </table:table-cell>
          <table:table-cell table:style-name="ce44" office:value-type="string">
            <text:p>ManhNB</text:p>
          </table:table-cell>
          <table:table-cell table:style-name="ce133" table:formula="of:=SUM([.D30:.AH30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8">
            <text:p>28</text:p>
          </table:table-cell>
          <table:table-cell table:style-name="ce44" office:value-type="string">
            <text:p>NamTH</text:p>
          </table:table-cell>
          <table:table-cell table:style-name="ce133" table:formula="of:=SUM([.D31:.AH31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9">
            <text:p>29</text:p>
          </table:table-cell>
          <table:table-cell table:style-name="ce44" office:value-type="string">
            <text:p>NamTV</text:p>
          </table:table-cell>
          <table:table-cell table:style-name="ce133" table:formula="of:=SUM([.D32:.AH32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0">
            <text:p>30</text:p>
          </table:table-cell>
          <table:table-cell table:style-name="ce44" office:value-type="string">
            <text:p>NhanHTH</text:p>
          </table:table-cell>
          <table:table-cell table:style-name="ce133" table:formula="of:=SUM([.D33:.AH33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1">
            <text:p>31</text:p>
          </table:table-cell>
          <table:table-cell table:style-name="ce44" office:value-type="string">
            <text:p>NhanNM</text:p>
          </table:table-cell>
          <table:table-cell table:style-name="ce133" table:formula="of:=SUM([.D34:.AH34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2">
            <text:p>32</text:p>
          </table:table-cell>
          <table:table-cell table:style-name="ce44" office:value-type="string">
            <text:p>NhungHTH</text:p>
          </table:table-cell>
          <table:table-cell table:style-name="ce133" table:formula="of:=SUM([.D35:.AH35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49"/>
          <table:table-cell table:number-columns-repeated="3"/>
        </table:table-row>
        <table:table-row table:style-name="ro7">
          <table:table-cell table:style-name="ce71" office:value-type="float" office:value="33">
            <text:p>33</text:p>
          </table:table-cell>
          <table:table-cell table:style-name="ce44" office:value-type="string">
            <text:p>NhuPHQ</text:p>
          </table:table-cell>
          <table:table-cell table:style-name="ce133" table:formula="of:=SUM([.D36:.AH36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49"/>
          <table:table-cell table:number-columns-repeated="3"/>
        </table:table-row>
        <table:table-row table:style-name="ro7">
          <table:table-cell table:style-name="ce71" office:value-type="float" office:value="34">
            <text:p>34</text:p>
          </table:table-cell>
          <table:table-cell table:style-name="ce44" office:value-type="string">
            <text:p>NhuVNQ</text:p>
          </table:table-cell>
          <table:table-cell table:style-name="ce133" table:formula="of:=SUM([.D37:.AH37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5">
            <text:p>35</text:p>
          </table:table-cell>
          <table:table-cell table:style-name="ce73" office:value-type="string">
            <text:p>PhatHDT</text:p>
          </table:table-cell>
          <table:table-cell table:style-name="ce133" table:formula="of:=SUM([.D38:.AH38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6">
            <text:p>36</text:p>
          </table:table-cell>
          <table:table-cell table:style-name="ce44" office:value-type="string">
            <text:p>PhuongPVH</text:p>
          </table:table-cell>
          <table:table-cell table:style-name="ce133" table:formula="of:=SUM([.D39:.AH39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7">
            <text:p>37</text:p>
          </table:table-cell>
          <table:table-cell table:style-name="ce45" office:value-type="string">
            <text:p>PhongPT</text:p>
          </table:table-cell>
          <table:table-cell table:style-name="ce133" table:formula="of:=SUM([.D40:.AH40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8">
            <text:p>38</text:p>
          </table:table-cell>
          <table:table-cell table:style-name="ce44" office:value-type="string">
            <text:p>PhongTH</text:p>
          </table:table-cell>
          <table:table-cell table:style-name="ce133" table:formula="of:=SUM([.D41:.AH41])" office:value-type="float" office:value="4">
            <text:p>4</text:p>
          </table:table-cell>
          <table:table-cell table:style-name="ce137" table:number-columns-repeated="3"/>
          <table:table-cell table:style-name="ce137" office:value-type="float" office:value="1">
            <office:annotation draw:style-name="gr4" draw:text-style-name="P1" svg:width="1.1413in" svg:height="0.3902in" svg:x="4.0157in" svg:y="9.2831in" draw:caption-point-x="-0.2402in" draw:caption-point-y="0.5992in">
              <dc:date>2018-03-21T00:00:00</dc:date>
              <text:p text:style-name="P1"><text:span text:style-name="T1">Lên trường làm luận văn</text:span></text:p>
            </office:annotation>
            <text:p>1</text:p>
          </table:table-cell>
          <table:table-cell table:style-name="ce137" table:number-columns-repeated="6"/>
          <table:table-cell table:style-name="ce137" office:value-type="float" office:value="1">
            <office:annotation draw:style-name="gr4" draw:text-style-name="P1" svg:width="1.1413in" svg:height="0.3902in" svg:x="7.3094in" svg:y="9.2831in" draw:caption-point-x="-0.2402in" draw:caption-point-y="0.5992in">
              <dc:date>2018-03-21T00:00:00</dc:date>
              <text:p text:style-name="P1"><text:span text:style-name="T1">Lên trường làm luận văn</text:span></text:p>
            </office:annotation>
            <text:p>1</text:p>
          </table:table-cell>
          <table:table-cell table:style-name="ce137" table:number-columns-repeated="6"/>
          <table:table-cell table:style-name="ce137" office:value-type="float" office:value="1">
            <office:annotation draw:style-name="gr4" draw:text-style-name="P1" svg:width="1.1413in" svg:height="0.3902in" svg:x="10.6358in" svg:y="9.2831in" draw:caption-point-x="-0.2402in" draw:caption-point-y="0.5992in">
              <dc:date>2018-03-21T00:00:00</dc:date>
              <text:p text:style-name="P1"><text:span text:style-name="T1">Lên trường làm luận văn</text:span></text:p>
            </office:annotation>
            <text:p>1</text:p>
          </table:table-cell>
          <table:table-cell table:style-name="ce137" table:number-columns-repeated="6"/>
          <table:table-cell table:style-name="ce137" office:value-type="float" office:value="1">
            <office:annotation draw:style-name="gr4" draw:text-style-name="P1" svg:width="1.1413in" svg:height="0.3902in" svg:x="13.8323in" svg:y="9.2831in" draw:caption-point-x="-0.2402in" draw:caption-point-y="0.5992in">
              <dc:date>2018-03-21T00:00:00</dc:date>
              <text:p text:style-name="P1"><text:span text:style-name="T1">Lên trường làm luận văn</text:span></text:p>
            </office:annotation>
            <text:p>1</text:p>
          </table:table-cell>
          <table:table-cell table:style-name="ce137" table:number-columns-repeated="6"/>
          <table:table-cell table:style-name="ce43" table:number-columns-repeated="952"/>
        </table:table-row>
        <table:table-row table:style-name="ro7">
          <table:table-cell table:style-name="ce71" office:value-type="float" office:value="39">
            <text:p>39</text:p>
          </table:table-cell>
          <table:table-cell table:style-name="ce44" office:value-type="string">
            <text:p>PhuTV</text:p>
          </table:table-cell>
          <table:table-cell table:style-name="ce133" table:formula="of:=SUM([.D42:.AH42])" office:value-type="float" office:value="5">
            <text:p>5</text:p>
          </table:table-cell>
          <table:table-cell table:style-name="ce137" office:value-type="float" office:value="1">
            <office:annotation draw:style-name="gr4" draw:text-style-name="P1" svg:width="1.1413in" svg:height="0.3902in" svg:x="2.6457in" svg:y="9.5335in" draw:caption-point-x="-0.2402in" draw:caption-point-y="0.5965in">
              <dc:date>2018-03-12T00:00:00</dc:date>
              <text:p text:style-name="P1"><text:span text:style-name="T1">Làm khóa luận tốt nghiệp</text:span></text:p>
            </office:annotation>
            <text:p>1</text:p>
          </table:table-cell>
          <table:table-cell table:style-name="ce137" table:number-columns-repeated="6"/>
          <table:table-cell table:style-name="ce137" office:value-type="float" office:value="1">
            <office:annotation draw:style-name="gr4" draw:text-style-name="P1" svg:width="1.1413in" svg:height="0.3902in" svg:x="5.8421in" svg:y="9.5335in" draw:caption-point-x="-0.2402in" draw:caption-point-y="0.5965in">
              <dc:date>2018-03-12T00:00:00</dc:date>
              <text:p text:style-name="P1"><text:span text:style-name="T1">Làm khóa luận tốt nghiệp</text:span></text:p>
            </office:annotation>
            <text:p>1</text:p>
          </table:table-cell>
          <table:table-cell table:style-name="ce137" table:number-columns-repeated="6"/>
          <table:table-cell table:style-name="ce137" office:value-type="float" office:value="1">
            <office:annotation draw:style-name="gr4" draw:text-style-name="P1" svg:width="1.1413in" svg:height="0.3902in" svg:x="9.2661in" svg:y="9.5335in" draw:caption-point-x="-0.2402in" draw:caption-point-y="0.5965in">
              <dc:date>2018-03-12T00:00:00</dc:date>
              <text:p text:style-name="P1"><text:span text:style-name="T1">Làm khóa luận tốt nghiệp</text:span></text:p>
            </office:annotation>
            <text:p>1</text:p>
          </table:table-cell>
          <table:table-cell table:style-name="ce137" table:number-columns-repeated="6"/>
          <table:table-cell table:style-name="ce137" office:value-type="float" office:value="1">
            <office:annotation draw:style-name="gr4" draw:text-style-name="P1" svg:width="1.1413in" svg:height="0.3902in" svg:x="12.4622in" svg:y="9.5335in" draw:caption-point-x="-0.2402in" draw:caption-point-y="0.5965in">
              <dc:date>2018-03-12T00:00:00</dc:date>
              <text:p text:style-name="P1"><text:span text:style-name="T1">Làm khóa luận tốt nghiệp</text:span></text:p>
            </office:annotation>
            <text:p>1</text:p>
          </table:table-cell>
          <table:table-cell table:style-name="ce137" table:number-columns-repeated="6"/>
          <table:table-cell table:style-name="ce137" office:value-type="float" office:value="1">
            <office:annotation draw:style-name="gr4" draw:text-style-name="P1" svg:width="1.1413in" svg:height="0.3902in" svg:x="15.6587in" svg:y="9.5335in" draw:caption-point-x="-0.2402in" draw:caption-point-y="0.5965in">
              <dc:date>2018-03-12T00:00:00</dc:date>
              <text:p text:style-name="P1"><text:span text:style-name="T1">Làm khóa luận tốt nghiệp</text:span></text:p>
            </office:annotation>
            <text:p>1</text:p>
          </table:table-cell>
          <table:table-cell table:style-name="ce137" table:number-columns-repeated="2"/>
          <table:table-cell table:style-name="ce43" table:number-columns-repeated="952"/>
        </table:table-row>
        <table:table-row table:style-name="ro7">
          <table:table-cell table:style-name="ce71" office:value-type="float" office:value="40">
            <text:p>40</text:p>
          </table:table-cell>
          <table:table-cell table:style-name="ce44" office:value-type="string">
            <text:p>QuangVD</text:p>
          </table:table-cell>
          <table:table-cell table:style-name="ce133" table:formula="of:=SUM([.D43:.AH43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1">
            <text:p>41</text:p>
          </table:table-cell>
          <table:table-cell table:style-name="ce44" office:value-type="string">
            <text:p>QuynhNNT</text:p>
          </table:table-cell>
          <table:table-cell table:style-name="ce133" table:formula="of:=SUM([.D44:.AH44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2">
            <text:p>42</text:p>
          </table:table-cell>
          <table:table-cell table:style-name="ce44" office:value-type="string">
            <text:p>TaiPA</text:p>
          </table:table-cell>
          <table:table-cell table:style-name="ce133" table:formula="of:=SUM([.D45:.AH45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3">
            <text:p>43</text:p>
          </table:table-cell>
          <table:table-cell table:style-name="ce44" office:value-type="string">
            <text:p>TinNQ</text:p>
          </table:table-cell>
          <table:table-cell table:style-name="ce133" table:formula="of:=SUM([.D46:.AH46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4">
            <text:p>44</text:p>
          </table:table-cell>
          <table:table-cell table:style-name="ce44" office:value-type="string">
            <text:p>TienND</text:p>
          </table:table-cell>
          <table:table-cell table:style-name="ce133" table:formula="of:=SUM([.D47:.AH47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5">
            <text:p>45</text:p>
          </table:table-cell>
          <table:table-cell table:style-name="ce44" office:value-type="string">
            <text:p>ThaiNHQ</text:p>
          </table:table-cell>
          <table:table-cell table:style-name="ce133" table:formula="of:=SUM([.D48:.AH48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6">
            <text:p>46</text:p>
          </table:table-cell>
          <table:table-cell table:style-name="ce44" office:value-type="string">
            <text:p>ThamDT</text:p>
          </table:table-cell>
          <table:table-cell table:style-name="ce133" table:formula="of:=SUM([.D49:.AH49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7">
            <text:p>47</text:p>
          </table:table-cell>
          <table:table-cell table:style-name="ce44" office:value-type="string">
            <text:p>ThaoDTN</text:p>
          </table:table-cell>
          <table:table-cell table:style-name="ce133" table:formula="of:=SUM([.D50:.AH50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8">
            <text:p>48</text:p>
          </table:table-cell>
          <table:table-cell table:style-name="ce44" office:value-type="string">
            <text:p>ThinhT</text:p>
          </table:table-cell>
          <table:table-cell table:style-name="ce133" table:formula="of:=SUM([.D51:.AH51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9">
            <text:p>49</text:p>
          </table:table-cell>
          <table:table-cell table:style-name="ce44" office:value-type="string">
            <text:p>ThuyLTT</text:p>
          </table:table-cell>
          <table:table-cell table:style-name="ce133" table:formula="of:=SUM([.D52:.AH52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50">
            <text:p>50</text:p>
          </table:table-cell>
          <table:table-cell table:style-name="ce44" office:value-type="string">
            <text:p>ThuyNTX</text:p>
          </table:table-cell>
          <table:table-cell table:style-name="ce133" table:formula="of:=SUM([.D53:.AH53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51">
            <text:p>51</text:p>
          </table:table-cell>
          <table:table-cell table:style-name="ce44" office:value-type="string">
            <text:p>ThuyenTTN</text:p>
          </table:table-cell>
          <table:table-cell table:style-name="ce133" table:formula="of:=SUM([.D54:.AH54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52">
            <text:p>52</text:p>
          </table:table-cell>
          <table:table-cell table:style-name="ce74" office:value-type="string">
            <text:p>VietBA</text:p>
          </table:table-cell>
          <table:table-cell table:style-name="ce133" table:formula="of:=SUM([.D55:.AH55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53">
            <text:p>53</text:p>
          </table:table-cell>
          <table:table-cell table:style-name="ce44" office:value-type="string">
            <text:p>VietLT</text:p>
          </table:table-cell>
          <table:table-cell table:style-name="ce133" table:formula="of:=SUM([.D56:.AH56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54">
            <text:p>54</text:p>
          </table:table-cell>
          <table:table-cell table:style-name="ce44" office:value-type="string">
            <text:p>VinhP</text:p>
          </table:table-cell>
          <table:table-cell table:style-name="ce133" table:formula="of:=SUM([.D57:.AH57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2" table:number-rows-repeated="65346">
          <table:table-cell table:style-name="ce43" table:number-columns-repeated="3"/>
          <table:table-cell table:style-name="ce138" table:number-columns-repeated="31"/>
          <table:table-cell table:style-name="ce43" table:number-columns-repeated="952"/>
        </table:table-row>
        <table:table-row table:style-name="ro2" table:number-rows-repeated="49">
          <table:table-cell table:style-name="ce43" table:number-columns-repeated="3"/>
          <table:table-cell table:style-name="ce138"/>
          <table:table-cell table:number-columns-repeated="27"/>
          <table:table-cell table:style-name="ce138" table:number-columns-repeated="3"/>
          <table:table-cell table:style-name="ce43" table:number-columns-repeated="952"/>
        </table:table-row>
        <table:table-row table:style-name="ro2" table:number-rows-repeated="983123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807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150"/>
        <table:table-column table:style-name="co26" table:number-columns-repeated="7" table:default-cell-style-name="ce150"/>
        <table:table-column table:style-name="co25" table:number-columns-repeated="16" table:default-cell-style-name="ce150"/>
        <table:table-column table:style-name="co7" table:number-columns-repeated="952" table:default-cell-style-name="Default"/>
        <table:table-row table:style-name="ro2">
          <table:table-cell table:style-name="ce70"/>
          <table:table-cell table:style-name="ce72" table:number-columns-repeated="2"/>
          <table:table-cell table:style-name="ce145" table:number-columns-repeated="8"/>
          <table:table-cell table:style-name="ce151" office:value-type="string" table:number-columns-spanned="2" table:number-rows-spanned="1">
            <text:p>Month</text:p>
          </table:table-cell>
          <table:covered-table-cell table:style-name="ce152"/>
          <table:table-cell table:style-name="ce153" table:content-validation-name="val1" office:value-type="float" office:value="7" table:number-columns-spanned="2" table:number-rows-spanned="1">
            <text:p>7</text:p>
          </table:table-cell>
          <table:covered-table-cell table:style-name="ce152"/>
          <table:table-cell table:style-name="ce151" office:value-type="string" table:number-columns-spanned="2" table:number-rows-spanned="1">
            <text:p>Year</text:p>
          </table:table-cell>
          <table:covered-table-cell table:style-name="ce152"/>
          <table:table-cell table:style-name="ce151" office:value-type="float" office:value="2018" table:number-columns-spanned="2" table:number-rows-spanned="1">
            <text:p>2018</text:p>
          </table:table-cell>
          <table:covered-table-cell table:style-name="ce154"/>
          <table:table-cell table:style-name="ce145" table:number-columns-repeated="15"/>
          <table:table-cell table:style-name="ce87" table:number-columns-repeated="952"/>
        </table:table-row>
        <table:table-row table:style-name="ro2">
          <table:table-cell table:style-name="ce70" table:number-columns-repeated="3"/>
          <table:table-cell table:style-name="ce146" table:formula="of:=DATE([.$R$1];[.N1];1)" office:value-type="date" office:date-value="2018-07-01">
            <text:p>01</text:p>
          </table:table-cell>
          <table:table-cell table:style-name="ce146" table:formula="of:=[.D2]+1" office:value-type="date" office:date-value="2018-07-02">
            <text:p>02</text:p>
          </table:table-cell>
          <table:table-cell table:style-name="ce146" table:formula="of:=[.E2]+1" office:value-type="date" office:date-value="2018-07-03">
            <text:p>03</text:p>
          </table:table-cell>
          <table:table-cell table:style-name="ce146" table:formula="of:=[.F2]+1" office:value-type="date" office:date-value="2018-07-04">
            <text:p>04</text:p>
          </table:table-cell>
          <table:table-cell table:style-name="ce146" table:formula="of:=[.G2]+1" office:value-type="date" office:date-value="2018-07-05">
            <text:p>05</text:p>
          </table:table-cell>
          <table:table-cell table:style-name="ce146" table:formula="of:=[.H2]+1" office:value-type="date" office:date-value="2018-07-06">
            <text:p>06</text:p>
          </table:table-cell>
          <table:table-cell table:style-name="ce146" table:formula="of:=[.I2]+1" office:value-type="date" office:date-value="2018-07-07">
            <text:p>07</text:p>
          </table:table-cell>
          <table:table-cell table:style-name="ce146" table:formula="of:=[.J2]+1" office:value-type="date" office:date-value="2018-07-08">
            <text:p>08</text:p>
          </table:table-cell>
          <table:table-cell table:style-name="ce146" table:formula="of:=[.K2]+1" office:value-type="date" office:date-value="2018-07-09">
            <text:p>09</text:p>
          </table:table-cell>
          <table:table-cell table:style-name="ce146" table:formula="of:=[.L2]+1" office:value-type="date" office:date-value="2018-07-10">
            <text:p>10</text:p>
          </table:table-cell>
          <table:table-cell table:style-name="ce146" table:formula="of:=[.M2]+1" office:value-type="date" office:date-value="2018-07-11">
            <text:p>11</text:p>
          </table:table-cell>
          <table:table-cell table:style-name="ce146" table:formula="of:=[.N2]+1" office:value-type="date" office:date-value="2018-07-12">
            <text:p>12</text:p>
          </table:table-cell>
          <table:table-cell table:style-name="ce146" table:formula="of:=[.O2]+1" office:value-type="date" office:date-value="2018-07-13">
            <text:p>13</text:p>
          </table:table-cell>
          <table:table-cell table:style-name="ce146" table:formula="of:=[.P2]+1" office:value-type="date" office:date-value="2018-07-14">
            <text:p>14</text:p>
          </table:table-cell>
          <table:table-cell table:style-name="ce146" table:formula="of:=[.Q2]+1" office:value-type="date" office:date-value="2018-07-15">
            <text:p>15</text:p>
          </table:table-cell>
          <table:table-cell table:style-name="ce146" table:formula="of:=[.R2]+1" office:value-type="date" office:date-value="2018-07-16">
            <text:p>16</text:p>
          </table:table-cell>
          <table:table-cell table:style-name="ce146" table:formula="of:=[.S2]+1" office:value-type="date" office:date-value="2018-07-17">
            <text:p>17</text:p>
          </table:table-cell>
          <table:table-cell table:style-name="ce146" table:formula="of:=[.T2]+1" office:value-type="date" office:date-value="2018-07-18">
            <text:p>18</text:p>
          </table:table-cell>
          <table:table-cell table:style-name="ce146" table:formula="of:=[.U2]+1" office:value-type="date" office:date-value="2018-07-19">
            <text:p>19</text:p>
          </table:table-cell>
          <table:table-cell table:style-name="ce146" table:formula="of:=[.V2]+1" office:value-type="date" office:date-value="2018-07-20">
            <text:p>20</text:p>
          </table:table-cell>
          <table:table-cell table:style-name="ce146" table:formula="of:=[.W2]+1" office:value-type="date" office:date-value="2018-07-21">
            <text:p>21</text:p>
          </table:table-cell>
          <table:table-cell table:style-name="ce146" table:formula="of:=[.X2]+1" office:value-type="date" office:date-value="2018-07-22">
            <text:p>22</text:p>
          </table:table-cell>
          <table:table-cell table:style-name="ce146" table:formula="of:=[.Y2]+1" office:value-type="date" office:date-value="2018-07-23">
            <text:p>23</text:p>
          </table:table-cell>
          <table:table-cell table:style-name="ce146" table:formula="of:=[.Z2]+1" office:value-type="date" office:date-value="2018-07-24">
            <text:p>24</text:p>
          </table:table-cell>
          <table:table-cell table:style-name="ce146" table:formula="of:=[.AA2]+1" office:value-type="date" office:date-value="2018-07-25">
            <text:p>25</text:p>
          </table:table-cell>
          <table:table-cell table:style-name="ce146" table:formula="of:=[.AB2]+1" office:value-type="date" office:date-value="2018-07-26">
            <text:p>26</text:p>
          </table:table-cell>
          <table:table-cell table:style-name="ce146" table:formula="of:=[.AC2]+1" office:value-type="date" office:date-value="2018-07-27">
            <text:p>27</text:p>
          </table:table-cell>
          <table:table-cell table:style-name="ce146" table:formula="of:=[.AD2]+1" office:value-type="date" office:date-value="2018-07-28">
            <text:p>28</text:p>
          </table:table-cell>
          <table:table-cell table:style-name="ce146" table:formula="of:=[.AE2]+1" office:value-type="date" office:date-value="2018-07-29">
            <text:p>29</text:p>
          </table:table-cell>
          <table:table-cell table:style-name="ce146" table:formula="of:=[.AF2]+1" office:value-type="date" office:date-value="2018-07-30">
            <text:p>30</text:p>
          </table:table-cell>
          <table:table-cell table:style-name="ce146" table:formula="of:=[.AG2]+1" office:value-type="date" office:date-value="2018-07-31">
            <text:p>31</text:p>
          </table:table-cell>
          <table:table-cell table:style-name="ce87" table:number-columns-repeated="952"/>
        </table:table-row>
        <table:table-row table:style-name="ro7">
          <table:table-cell table:style-name="ce70" office:value-type="string">
            <text:p>No.</text:p>
          </table:table-cell>
          <table:table-cell table:style-name="ce70" office:value-type="string">
            <text:p>Name</text:p>
          </table:table-cell>
          <table:table-cell table:style-name="ce70" office:value-type="string">
            <text:p>Absent</text:p>
          </table:table-cell>
          <table:table-cell table:style-name="ce147" table:formula="of:=CHOOSE(WEEKDAY([.D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7" table:formula="of:=CHOOSE(WEEKDAY([.E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7" table:formula="of:=CHOOSE(WEEKDAY([.F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7" table:formula="of:=CHOOSE(WEEKDAY([.G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7" table:formula="of:=CHOOSE(WEEKDAY([.H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7" table:formula="of:=CHOOSE(WEEKDAY([.I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7" table:formula="of:=CHOOSE(WEEKDAY([.J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7" table:formula="of:=CHOOSE(WEEKDAY([.K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7" table:formula="of:=CHOOSE(WEEKDAY([.L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7" table:formula="of:=CHOOSE(WEEKDAY([.M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7" table:formula="of:=CHOOSE(WEEKDAY([.N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7" table:formula="of:=CHOOSE(WEEKDAY([.O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7" table:formula="of:=CHOOSE(WEEKDAY([.P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7" table:formula="of:=CHOOSE(WEEKDAY([.Q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7" table:formula="of:=CHOOSE(WEEKDAY([.R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7" table:formula="of:=CHOOSE(WEEKDAY([.S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7" table:formula="of:=CHOOSE(WEEKDAY([.T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7" table:formula="of:=CHOOSE(WEEKDAY([.U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7" table:formula="of:=CHOOSE(WEEKDAY([.V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7" table:formula="of:=CHOOSE(WEEKDAY([.W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7" table:formula="of:=CHOOSE(WEEKDAY([.X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7" table:formula="of:=CHOOSE(WEEKDAY([.Y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7" table:formula="of:=CHOOSE(WEEKDAY([.Z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7" table:formula="of:=CHOOSE(WEEKDAY([.AA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7" table:formula="of:=CHOOSE(WEEKDAY([.AB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7" table:formula="of:=CHOOSE(WEEKDAY([.AC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7" table:formula="of:=CHOOSE(WEEKDAY([.AD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7" table:formula="of:=CHOOSE(WEEKDAY([.A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7" table:formula="of:=CHOOSE(WEEKDAY([.A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7" table:formula="of:=CHOOSE(WEEKDAY([.A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7" table:formula="of:=CHOOSE(WEEKDAY([.A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7" table:number-columns-repeated="952"/>
        </table:table-row>
        <table:table-row table:style-name="ro7">
          <table:table-cell table:style-name="ce71" office:value-type="float" office:value="1">
            <text:p>1</text:p>
          </table:table-cell>
          <table:table-cell table:style-name="ce44" office:value-type="string">
            <text:p>BinhNT</text:p>
          </table:table-cell>
          <table:table-cell table:style-name="ce144" table:formula="of:=SUM([.D4:.AH4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">
            <text:p>2</text:p>
          </table:table-cell>
          <table:table-cell table:style-name="ce44" office:value-type="string">
            <text:p>ChienTX</text:p>
          </table:table-cell>
          <table:table-cell table:style-name="ce144" table:formula="of:=SUM([.D5:.AH5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">
            <text:p>3</text:p>
          </table:table-cell>
          <table:table-cell table:style-name="ce44" office:value-type="string">
            <text:p>CuongNH</text:p>
          </table:table-cell>
          <table:table-cell table:style-name="ce144" table:formula="of:=SUM([.D6:.AH6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49"/>
          <table:table-cell table:number-columns-repeated="3"/>
        </table:table-row>
        <table:table-row table:style-name="ro7">
          <table:table-cell table:style-name="ce71" office:value-type="float" office:value="4">
            <text:p>4</text:p>
          </table:table-cell>
          <table:table-cell table:style-name="ce73" office:value-type="string">
            <text:p>CuongNM</text:p>
          </table:table-cell>
          <table:table-cell table:style-name="ce144" table:formula="of:=SUM([.D7:.AH7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5">
            <text:p>5</text:p>
          </table:table-cell>
          <table:table-cell table:style-name="ce44" office:value-type="string">
            <text:p>DuongDN</text:p>
          </table:table-cell>
          <table:table-cell table:style-name="ce144" table:formula="of:=SUM([.D8:.AH8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6">
            <text:p>6</text:p>
          </table:table-cell>
          <table:table-cell table:style-name="ce44" office:value-type="string">
            <text:p>DuyNM</text:p>
          </table:table-cell>
          <table:table-cell table:style-name="ce144" table:formula="of:=SUM([.D9:.AH9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7">
            <text:p>7</text:p>
          </table:table-cell>
          <table:table-cell table:style-name="ce44" office:value-type="string">
            <text:p>DuyenLT</text:p>
          </table:table-cell>
          <table:table-cell table:style-name="ce144" table:formula="of:=SUM([.D10:.AH10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8">
            <text:p>8</text:p>
          </table:table-cell>
          <table:table-cell table:style-name="ce44" office:value-type="string">
            <text:p>GiauNV</text:p>
          </table:table-cell>
          <table:table-cell table:style-name="ce144" table:formula="of:=SUM([.D11:.AH11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9">
            <text:p>9</text:p>
          </table:table-cell>
          <table:table-cell table:style-name="ce74" office:value-type="string">
            <text:p>HaTH</text:p>
          </table:table-cell>
          <table:table-cell table:style-name="ce144" table:formula="of:=SUM([.D12:.AH12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0">
            <text:p>10</text:p>
          </table:table-cell>
          <table:table-cell table:style-name="ce45" office:value-type="string">
            <text:p>HaTT</text:p>
          </table:table-cell>
          <table:table-cell table:style-name="ce144" table:formula="of:=SUM([.D13:.AH13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1">
            <text:p>11</text:p>
          </table:table-cell>
          <table:table-cell table:style-name="ce44" office:value-type="string">
            <text:p>HaiNM</text:p>
          </table:table-cell>
          <table:table-cell table:style-name="ce144" table:formula="of:=SUM([.D14:.AH14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2">
            <text:p>12</text:p>
          </table:table-cell>
          <table:table-cell table:style-name="ce44" office:value-type="string">
            <text:p>HangDTT</text:p>
          </table:table-cell>
          <table:table-cell table:style-name="ce144" table:formula="of:=SUM([.D15:.AH15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3">
            <text:p>13</text:p>
          </table:table-cell>
          <table:table-cell table:style-name="ce44" office:value-type="string">
            <text:p>HienNV</text:p>
          </table:table-cell>
          <table:table-cell table:style-name="ce144" table:formula="of:=SUM([.D16:.AH16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4">
            <text:p>14</text:p>
          </table:table-cell>
          <table:table-cell table:style-name="ce44" office:value-type="string">
            <text:p>HienVT</text:p>
          </table:table-cell>
          <table:table-cell table:style-name="ce144" table:formula="of:=SUM([.D17:.AH17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5">
            <text:p>15</text:p>
          </table:table-cell>
          <table:table-cell table:style-name="ce44" office:value-type="string">
            <text:p>HiepNH</text:p>
          </table:table-cell>
          <table:table-cell table:style-name="ce144" table:formula="of:=SUM([.D18:.AH18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6">
            <text:p>16</text:p>
          </table:table-cell>
          <table:table-cell table:style-name="ce44" office:value-type="string">
            <text:p>HieuNKT</text:p>
          </table:table-cell>
          <table:table-cell table:style-name="ce144" table:formula="of:=SUM([.D19:.AH19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7">
            <text:p>17</text:p>
          </table:table-cell>
          <table:table-cell table:style-name="ce44" office:value-type="string">
            <text:p>HungLV</text:p>
          </table:table-cell>
          <table:table-cell table:style-name="ce144" table:formula="of:=SUM([.D20:.AH20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8">
            <text:p>18</text:p>
          </table:table-cell>
          <table:table-cell table:style-name="ce44" office:value-type="string">
            <text:p>HungNC</text:p>
          </table:table-cell>
          <table:table-cell table:style-name="ce144" table:formula="of:=SUM([.D21:.AH21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9">
            <text:p>19</text:p>
          </table:table-cell>
          <table:table-cell table:style-name="ce44" office:value-type="string">
            <text:p>HungPN</text:p>
          </table:table-cell>
          <table:table-cell table:style-name="ce144" table:formula="of:=SUM([.D22:.AH22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0">
            <text:p>20</text:p>
          </table:table-cell>
          <table:table-cell table:style-name="ce44" office:value-type="string">
            <text:p>HuyNG</text:p>
          </table:table-cell>
          <table:table-cell table:style-name="ce144" table:formula="of:=SUM([.D23:.AH23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1">
            <text:p>21</text:p>
          </table:table-cell>
          <table:table-cell table:style-name="ce44" office:value-type="string">
            <text:p>KhaiLV</text:p>
          </table:table-cell>
          <table:table-cell table:style-name="ce144" table:formula="of:=SUM([.D24:.AH24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2">
            <text:p>22</text:p>
          </table:table-cell>
          <table:table-cell table:style-name="ce44" office:value-type="string">
            <text:p>KhangNHH</text:p>
          </table:table-cell>
          <table:table-cell table:style-name="ce144" table:formula="of:=SUM([.D25:.AH25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3">
            <text:p>23</text:p>
          </table:table-cell>
          <table:table-cell table:style-name="ce44" office:value-type="string">
            <text:p>KietNVT</text:p>
          </table:table-cell>
          <table:table-cell table:style-name="ce144" table:formula="of:=SUM([.D26:.AH26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4">
            <text:p>24</text:p>
          </table:table-cell>
          <table:table-cell table:style-name="ce44" office:value-type="string">
            <text:p>LinhBT</text:p>
          </table:table-cell>
          <table:table-cell table:style-name="ce144" table:formula="of:=SUM([.D27:.AH27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5">
            <text:p>25</text:p>
          </table:table-cell>
          <table:table-cell table:style-name="ce44" office:value-type="string">
            <text:p>MaiLT</text:p>
          </table:table-cell>
          <table:table-cell table:style-name="ce144" table:formula="of:=SUM([.D28:.AH28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6">
            <text:p>26</text:p>
          </table:table-cell>
          <table:table-cell table:style-name="ce75" office:value-type="string">
            <text:p>MaiNTT</text:p>
          </table:table-cell>
          <table:table-cell table:style-name="ce144" table:formula="of:=SUM([.D29:.AH29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7">
            <text:p>27</text:p>
          </table:table-cell>
          <table:table-cell table:style-name="ce44" office:value-type="string">
            <text:p>ManhNB</text:p>
          </table:table-cell>
          <table:table-cell table:style-name="ce144" table:formula="of:=SUM([.D30:.AH30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8">
            <text:p>28</text:p>
          </table:table-cell>
          <table:table-cell table:style-name="ce44" office:value-type="string">
            <text:p>NamTH</text:p>
          </table:table-cell>
          <table:table-cell table:style-name="ce144" table:formula="of:=SUM([.D31:.AH31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9">
            <text:p>29</text:p>
          </table:table-cell>
          <table:table-cell table:style-name="ce44" office:value-type="string">
            <text:p>NamTV</text:p>
          </table:table-cell>
          <table:table-cell table:style-name="ce144" table:formula="of:=SUM([.D32:.AH32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0">
            <text:p>30</text:p>
          </table:table-cell>
          <table:table-cell table:style-name="ce44" office:value-type="string">
            <text:p>NhanHTH</text:p>
          </table:table-cell>
          <table:table-cell table:style-name="ce144" table:formula="of:=SUM([.D33:.AH33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1">
            <text:p>31</text:p>
          </table:table-cell>
          <table:table-cell table:style-name="ce44" office:value-type="string">
            <text:p>NhanNM</text:p>
          </table:table-cell>
          <table:table-cell table:style-name="ce144" table:formula="of:=SUM([.D34:.AH34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2">
            <text:p>32</text:p>
          </table:table-cell>
          <table:table-cell table:style-name="ce44" office:value-type="string">
            <text:p>NhungHTH</text:p>
          </table:table-cell>
          <table:table-cell table:style-name="ce144" table:formula="of:=SUM([.D35:.AH35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49"/>
          <table:table-cell table:number-columns-repeated="3"/>
        </table:table-row>
        <table:table-row table:style-name="ro7">
          <table:table-cell table:style-name="ce71" office:value-type="float" office:value="33">
            <text:p>33</text:p>
          </table:table-cell>
          <table:table-cell table:style-name="ce44" office:value-type="string">
            <text:p>NhuPHQ</text:p>
          </table:table-cell>
          <table:table-cell table:style-name="ce144" table:formula="of:=SUM([.D36:.AH36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49"/>
          <table:table-cell table:number-columns-repeated="3"/>
        </table:table-row>
        <table:table-row table:style-name="ro7">
          <table:table-cell table:style-name="ce71" office:value-type="float" office:value="34">
            <text:p>34</text:p>
          </table:table-cell>
          <table:table-cell table:style-name="ce44" office:value-type="string">
            <text:p>NhuVNQ</text:p>
          </table:table-cell>
          <table:table-cell table:style-name="ce144" table:formula="of:=SUM([.D37:.AH37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5">
            <text:p>35</text:p>
          </table:table-cell>
          <table:table-cell table:style-name="ce73" office:value-type="string">
            <text:p>PhatHDT</text:p>
          </table:table-cell>
          <table:table-cell table:style-name="ce144" table:formula="of:=SUM([.D38:.AH38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6">
            <text:p>36</text:p>
          </table:table-cell>
          <table:table-cell table:style-name="ce44" office:value-type="string">
            <text:p>PhuongPVH</text:p>
          </table:table-cell>
          <table:table-cell table:style-name="ce144" table:formula="of:=SUM([.D39:.AH39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7">
            <text:p>37</text:p>
          </table:table-cell>
          <table:table-cell table:style-name="ce45" office:value-type="string">
            <text:p>PhongPT</text:p>
          </table:table-cell>
          <table:table-cell table:style-name="ce144" table:formula="of:=SUM([.D40:.AH40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8">
            <text:p>38</text:p>
          </table:table-cell>
          <table:table-cell table:style-name="ce44" office:value-type="string">
            <text:p>PhongTH</text:p>
          </table:table-cell>
          <table:table-cell table:style-name="ce144" table:formula="of:=SUM([.D41:.AH41])" office:value-type="float" office:value="1">
            <text:p>1</text:p>
          </table:table-cell>
          <table:table-cell table:style-name="ce148"/>
          <table:table-cell table:style-name="ce148" office:value-type="float" office:value="1">
            <office:annotation draw:style-name="gr4" draw:text-style-name="P1" svg:width="1.1413in" svg:height="0.3902in" svg:x="3.1024in" svg:y="9.2831in" draw:caption-point-x="-0.2402in" draw:caption-point-y="0.5992in">
              <dc:date>2018-03-21T00:00:00</dc:date>
              <text:p text:style-name="P1"><text:span text:style-name="T1">Lên trường làm luận văn</text:span></text:p>
            </office:annotation>
            <text:p>1</text:p>
          </table:table-cell>
          <table:table-cell table:style-name="ce148" table:number-columns-repeated="29"/>
          <table:table-cell table:style-name="ce43" table:number-columns-repeated="952"/>
        </table:table-row>
        <table:table-row table:style-name="ro7">
          <table:table-cell table:style-name="ce71" office:value-type="float" office:value="39">
            <text:p>39</text:p>
          </table:table-cell>
          <table:table-cell table:style-name="ce44" office:value-type="string">
            <text:p>PhuTV</text:p>
          </table:table-cell>
          <table:table-cell table:style-name="ce144" table:formula="of:=SUM([.D42:.AH42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0">
            <text:p>40</text:p>
          </table:table-cell>
          <table:table-cell table:style-name="ce44" office:value-type="string">
            <text:p>QuangVD</text:p>
          </table:table-cell>
          <table:table-cell table:style-name="ce144" table:formula="of:=SUM([.D43:.AH43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1">
            <text:p>41</text:p>
          </table:table-cell>
          <table:table-cell table:style-name="ce44" office:value-type="string">
            <text:p>QuynhNNT</text:p>
          </table:table-cell>
          <table:table-cell table:style-name="ce144" table:formula="of:=SUM([.D44:.AH44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2">
            <text:p>42</text:p>
          </table:table-cell>
          <table:table-cell table:style-name="ce44" office:value-type="string">
            <text:p>TaiPA</text:p>
          </table:table-cell>
          <table:table-cell table:style-name="ce144" table:formula="of:=SUM([.D45:.AH45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3">
            <text:p>43</text:p>
          </table:table-cell>
          <table:table-cell table:style-name="ce44" office:value-type="string">
            <text:p>TinNQ</text:p>
          </table:table-cell>
          <table:table-cell table:style-name="ce144" table:formula="of:=SUM([.D46:.AH46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4">
            <text:p>44</text:p>
          </table:table-cell>
          <table:table-cell table:style-name="ce44" office:value-type="string">
            <text:p>TienND</text:p>
          </table:table-cell>
          <table:table-cell table:style-name="ce144" table:formula="of:=SUM([.D47:.AH47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5">
            <text:p>45</text:p>
          </table:table-cell>
          <table:table-cell table:style-name="ce44" office:value-type="string">
            <text:p>ThaiNHQ</text:p>
          </table:table-cell>
          <table:table-cell table:style-name="ce144" table:formula="of:=SUM([.D48:.AH48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6">
            <text:p>46</text:p>
          </table:table-cell>
          <table:table-cell table:style-name="ce44" office:value-type="string">
            <text:p>ThamDT</text:p>
          </table:table-cell>
          <table:table-cell table:style-name="ce144" table:formula="of:=SUM([.D49:.AH49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7">
            <text:p>47</text:p>
          </table:table-cell>
          <table:table-cell table:style-name="ce44" office:value-type="string">
            <text:p>ThaoDTN</text:p>
          </table:table-cell>
          <table:table-cell table:style-name="ce144" table:formula="of:=SUM([.D50:.AH50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8">
            <text:p>48</text:p>
          </table:table-cell>
          <table:table-cell table:style-name="ce44" office:value-type="string">
            <text:p>ThinhT</text:p>
          </table:table-cell>
          <table:table-cell table:style-name="ce144" table:formula="of:=SUM([.D51:.AH51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9">
            <text:p>49</text:p>
          </table:table-cell>
          <table:table-cell table:style-name="ce44" office:value-type="string">
            <text:p>ThuyLTT</text:p>
          </table:table-cell>
          <table:table-cell table:style-name="ce144" table:formula="of:=SUM([.D52:.AH52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50">
            <text:p>50</text:p>
          </table:table-cell>
          <table:table-cell table:style-name="ce44" office:value-type="string">
            <text:p>ThuyNTX</text:p>
          </table:table-cell>
          <table:table-cell table:style-name="ce144" table:formula="of:=SUM([.D53:.AH53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51">
            <text:p>51</text:p>
          </table:table-cell>
          <table:table-cell table:style-name="ce44" office:value-type="string">
            <text:p>ThuyenTTN</text:p>
          </table:table-cell>
          <table:table-cell table:style-name="ce144" table:formula="of:=SUM([.D54:.AH54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52">
            <text:p>52</text:p>
          </table:table-cell>
          <table:table-cell table:style-name="ce74" office:value-type="string">
            <text:p>VietBA</text:p>
          </table:table-cell>
          <table:table-cell table:style-name="ce144" table:formula="of:=SUM([.D55:.AH55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53">
            <text:p>53</text:p>
          </table:table-cell>
          <table:table-cell table:style-name="ce44" office:value-type="string">
            <text:p>VietLT</text:p>
          </table:table-cell>
          <table:table-cell table:style-name="ce144" table:formula="of:=SUM([.D56:.AH56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54">
            <text:p>54</text:p>
          </table:table-cell>
          <table:table-cell table:style-name="ce44" office:value-type="string">
            <text:p>VinhP</text:p>
          </table:table-cell>
          <table:table-cell table:style-name="ce144" table:formula="of:=SUM([.D57:.AH57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2" table:number-rows-repeated="65345">
          <table:table-cell table:style-name="ce43" table:number-columns-repeated="3"/>
          <table:table-cell table:style-name="ce149" table:number-columns-repeated="31"/>
          <table:table-cell table:style-name="ce43" table:number-columns-repeated="952"/>
        </table:table-row>
        <table:table-row table:style-name="ro2" table:number-rows-repeated="49">
          <table:table-cell table:style-name="ce43" table:number-columns-repeated="3"/>
          <table:table-cell table:style-name="ce149"/>
          <table:table-cell table:number-columns-repeated="27"/>
          <table:table-cell table:style-name="ce149" table:number-columns-repeated="3"/>
          <table:table-cell table:style-name="ce43" table:number-columns-repeated="952"/>
        </table:table-row>
        <table:table-row table:style-name="ro2" table:number-rows-repeated="983124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808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161"/>
        <table:table-column table:style-name="co26" table:number-columns-repeated="7" table:default-cell-style-name="ce161"/>
        <table:table-column table:style-name="co25" table:number-columns-repeated="16" table:default-cell-style-name="ce161"/>
        <table:table-column table:style-name="co7" table:number-columns-repeated="952" table:default-cell-style-name="Default"/>
        <table:table-row table:style-name="ro2">
          <table:table-cell table:style-name="ce70"/>
          <table:table-cell table:style-name="ce72" table:number-columns-repeated="2"/>
          <table:table-cell table:style-name="ce156" table:number-columns-repeated="8"/>
          <table:table-cell table:style-name="ce162" office:value-type="string" table:number-columns-spanned="2" table:number-rows-spanned="1">
            <text:p>Month</text:p>
          </table:table-cell>
          <table:covered-table-cell table:style-name="ce163"/>
          <table:table-cell table:style-name="ce164" table:content-validation-name="val1" office:value-type="float" office:value="8" table:number-columns-spanned="2" table:number-rows-spanned="1">
            <text:p>8</text:p>
          </table:table-cell>
          <table:covered-table-cell table:style-name="ce163"/>
          <table:table-cell table:style-name="ce162" office:value-type="string" table:number-columns-spanned="2" table:number-rows-spanned="1">
            <text:p>Year</text:p>
          </table:table-cell>
          <table:covered-table-cell table:style-name="ce163"/>
          <table:table-cell table:style-name="ce162" office:value-type="float" office:value="2018" table:number-columns-spanned="2" table:number-rows-spanned="1">
            <text:p>2018</text:p>
          </table:table-cell>
          <table:covered-table-cell table:style-name="ce165"/>
          <table:table-cell table:style-name="ce156" table:number-columns-repeated="15"/>
          <table:table-cell table:style-name="ce87" table:number-columns-repeated="952"/>
        </table:table-row>
        <table:table-row table:style-name="ro2">
          <table:table-cell table:style-name="ce70" table:number-columns-repeated="3"/>
          <table:table-cell table:style-name="ce157" table:formula="of:=DATE([.$R$1];[.N1];1)" office:value-type="date" office:date-value="2018-08-01">
            <text:p>01</text:p>
          </table:table-cell>
          <table:table-cell table:style-name="ce157" table:formula="of:=[.D2]+1" office:value-type="date" office:date-value="2018-08-02">
            <text:p>02</text:p>
          </table:table-cell>
          <table:table-cell table:style-name="ce157" table:formula="of:=[.E2]+1" office:value-type="date" office:date-value="2018-08-03">
            <text:p>03</text:p>
          </table:table-cell>
          <table:table-cell table:style-name="ce157" table:formula="of:=[.F2]+1" office:value-type="date" office:date-value="2018-08-04">
            <text:p>04</text:p>
          </table:table-cell>
          <table:table-cell table:style-name="ce157" table:formula="of:=[.G2]+1" office:value-type="date" office:date-value="2018-08-05">
            <text:p>05</text:p>
          </table:table-cell>
          <table:table-cell table:style-name="ce157" table:formula="of:=[.H2]+1" office:value-type="date" office:date-value="2018-08-06">
            <text:p>06</text:p>
          </table:table-cell>
          <table:table-cell table:style-name="ce157" table:formula="of:=[.I2]+1" office:value-type="date" office:date-value="2018-08-07">
            <text:p>07</text:p>
          </table:table-cell>
          <table:table-cell table:style-name="ce157" table:formula="of:=[.J2]+1" office:value-type="date" office:date-value="2018-08-08">
            <text:p>08</text:p>
          </table:table-cell>
          <table:table-cell table:style-name="ce157" table:formula="of:=[.K2]+1" office:value-type="date" office:date-value="2018-08-09">
            <text:p>09</text:p>
          </table:table-cell>
          <table:table-cell table:style-name="ce157" table:formula="of:=[.L2]+1" office:value-type="date" office:date-value="2018-08-10">
            <text:p>10</text:p>
          </table:table-cell>
          <table:table-cell table:style-name="ce157" table:formula="of:=[.M2]+1" office:value-type="date" office:date-value="2018-08-11">
            <text:p>11</text:p>
          </table:table-cell>
          <table:table-cell table:style-name="ce157" table:formula="of:=[.N2]+1" office:value-type="date" office:date-value="2018-08-12">
            <text:p>12</text:p>
          </table:table-cell>
          <table:table-cell table:style-name="ce157" table:formula="of:=[.O2]+1" office:value-type="date" office:date-value="2018-08-13">
            <text:p>13</text:p>
          </table:table-cell>
          <table:table-cell table:style-name="ce157" table:formula="of:=[.P2]+1" office:value-type="date" office:date-value="2018-08-14">
            <text:p>14</text:p>
          </table:table-cell>
          <table:table-cell table:style-name="ce157" table:formula="of:=[.Q2]+1" office:value-type="date" office:date-value="2018-08-15">
            <text:p>15</text:p>
          </table:table-cell>
          <table:table-cell table:style-name="ce157" table:formula="of:=[.R2]+1" office:value-type="date" office:date-value="2018-08-16">
            <text:p>16</text:p>
          </table:table-cell>
          <table:table-cell table:style-name="ce157" table:formula="of:=[.S2]+1" office:value-type="date" office:date-value="2018-08-17">
            <text:p>17</text:p>
          </table:table-cell>
          <table:table-cell table:style-name="ce157" table:formula="of:=[.T2]+1" office:value-type="date" office:date-value="2018-08-18">
            <text:p>18</text:p>
          </table:table-cell>
          <table:table-cell table:style-name="ce157" table:formula="of:=[.U2]+1" office:value-type="date" office:date-value="2018-08-19">
            <text:p>19</text:p>
          </table:table-cell>
          <table:table-cell table:style-name="ce157" table:formula="of:=[.V2]+1" office:value-type="date" office:date-value="2018-08-20">
            <text:p>20</text:p>
          </table:table-cell>
          <table:table-cell table:style-name="ce157" table:formula="of:=[.W2]+1" office:value-type="date" office:date-value="2018-08-21">
            <text:p>21</text:p>
          </table:table-cell>
          <table:table-cell table:style-name="ce157" table:formula="of:=[.X2]+1" office:value-type="date" office:date-value="2018-08-22">
            <text:p>22</text:p>
          </table:table-cell>
          <table:table-cell table:style-name="ce157" table:formula="of:=[.Y2]+1" office:value-type="date" office:date-value="2018-08-23">
            <text:p>23</text:p>
          </table:table-cell>
          <table:table-cell table:style-name="ce157" table:formula="of:=[.Z2]+1" office:value-type="date" office:date-value="2018-08-24">
            <text:p>24</text:p>
          </table:table-cell>
          <table:table-cell table:style-name="ce157" table:formula="of:=[.AA2]+1" office:value-type="date" office:date-value="2018-08-25">
            <text:p>25</text:p>
          </table:table-cell>
          <table:table-cell table:style-name="ce157" table:formula="of:=[.AB2]+1" office:value-type="date" office:date-value="2018-08-26">
            <text:p>26</text:p>
          </table:table-cell>
          <table:table-cell table:style-name="ce157" table:formula="of:=[.AC2]+1" office:value-type="date" office:date-value="2018-08-27">
            <text:p>27</text:p>
          </table:table-cell>
          <table:table-cell table:style-name="ce157" table:formula="of:=[.AD2]+1" office:value-type="date" office:date-value="2018-08-28">
            <text:p>28</text:p>
          </table:table-cell>
          <table:table-cell table:style-name="ce157" table:formula="of:=[.AE2]+1" office:value-type="date" office:date-value="2018-08-29">
            <text:p>29</text:p>
          </table:table-cell>
          <table:table-cell table:style-name="ce157" table:formula="of:=[.AF2]+1" office:value-type="date" office:date-value="2018-08-30">
            <text:p>30</text:p>
          </table:table-cell>
          <table:table-cell table:style-name="ce157" table:formula="of:=[.AG2]+1" office:value-type="date" office:date-value="2018-08-31">
            <text:p>31</text:p>
          </table:table-cell>
          <table:table-cell table:style-name="ce87" table:number-columns-repeated="952"/>
        </table:table-row>
        <table:table-row table:style-name="ro7">
          <table:table-cell table:style-name="ce70" office:value-type="string">
            <text:p>No.</text:p>
          </table:table-cell>
          <table:table-cell table:style-name="ce70" office:value-type="string">
            <text:p>Name</text:p>
          </table:table-cell>
          <table:table-cell table:style-name="ce70" office:value-type="string">
            <text:p>Absent</text:p>
          </table:table-cell>
          <table:table-cell table:style-name="ce158" table:formula="of:=CHOOSE(WEEKDAY([.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8" table:formula="of:=CHOOSE(WEEKDAY([.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8" table:formula="of:=CHOOSE(WEEKDAY([.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8" table:formula="of:=CHOOSE(WEEKDAY([.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58" table:formula="of:=CHOOSE(WEEKDAY([.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58" table:formula="of:=CHOOSE(WEEKDAY([.I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58" table:formula="of:=CHOOSE(WEEKDAY([.J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8" table:formula="of:=CHOOSE(WEEKDAY([.K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8" table:formula="of:=CHOOSE(WEEKDAY([.L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8" table:formula="of:=CHOOSE(WEEKDAY([.M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8" table:formula="of:=CHOOSE(WEEKDAY([.N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58" table:formula="of:=CHOOSE(WEEKDAY([.O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58" table:formula="of:=CHOOSE(WEEKDAY([.P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58" table:formula="of:=CHOOSE(WEEKDAY([.Q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8" table:formula="of:=CHOOSE(WEEKDAY([.R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8" table:formula="of:=CHOOSE(WEEKDAY([.S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8" table:formula="of:=CHOOSE(WEEKDAY([.T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8" table:formula="of:=CHOOSE(WEEKDAY([.U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58" table:formula="of:=CHOOSE(WEEKDAY([.V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58" table:formula="of:=CHOOSE(WEEKDAY([.W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58" table:formula="of:=CHOOSE(WEEKDAY([.X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8" table:formula="of:=CHOOSE(WEEKDAY([.Y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8" table:formula="of:=CHOOSE(WEEKDAY([.Z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8" table:formula="of:=CHOOSE(WEEKDAY([.AA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8" table:formula="of:=CHOOSE(WEEKDAY([.AB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58" table:formula="of:=CHOOSE(WEEKDAY([.AC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58" table:formula="of:=CHOOSE(WEEKDAY([.A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58" table:formula="of:=CHOOSE(WEEKDAY([.A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8" table:formula="of:=CHOOSE(WEEKDAY([.A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8" table:formula="of:=CHOOSE(WEEKDAY([.A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8" table:formula="of:=CHOOSE(WEEKDAY([.AH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7" table:number-columns-repeated="952"/>
        </table:table-row>
        <table:table-row table:style-name="ro7">
          <table:table-cell table:style-name="ce71" office:value-type="float" office:value="1">
            <text:p>1</text:p>
          </table:table-cell>
          <table:table-cell table:style-name="ce44" office:value-type="string">
            <text:p>BinhNT</text:p>
          </table:table-cell>
          <table:table-cell table:style-name="ce155" table:formula="of:=SUM([.D4:.AH4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">
            <text:p>2</text:p>
          </table:table-cell>
          <table:table-cell table:style-name="ce44" office:value-type="string">
            <text:p>ChienTX</text:p>
          </table:table-cell>
          <table:table-cell table:style-name="ce155" table:formula="of:=SUM([.D5:.AH5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">
            <text:p>3</text:p>
          </table:table-cell>
          <table:table-cell table:style-name="ce44" office:value-type="string">
            <text:p>CuongNH</text:p>
          </table:table-cell>
          <table:table-cell table:style-name="ce155" table:formula="of:=SUM([.D6:.AH6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49"/>
          <table:table-cell table:number-columns-repeated="3"/>
        </table:table-row>
        <table:table-row table:style-name="ro7">
          <table:table-cell table:style-name="ce71" office:value-type="float" office:value="4">
            <text:p>4</text:p>
          </table:table-cell>
          <table:table-cell table:style-name="ce73" office:value-type="string">
            <text:p>CuongNM</text:p>
          </table:table-cell>
          <table:table-cell table:style-name="ce155" table:formula="of:=SUM([.D7:.AH7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5">
            <text:p>5</text:p>
          </table:table-cell>
          <table:table-cell table:style-name="ce44" office:value-type="string">
            <text:p>DuongDN</text:p>
          </table:table-cell>
          <table:table-cell table:style-name="ce155" table:formula="of:=SUM([.D8:.AH8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6">
            <text:p>6</text:p>
          </table:table-cell>
          <table:table-cell table:style-name="ce44" office:value-type="string">
            <text:p>DuyNM</text:p>
          </table:table-cell>
          <table:table-cell table:style-name="ce155" table:formula="of:=SUM([.D9:.AH9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7">
            <text:p>7</text:p>
          </table:table-cell>
          <table:table-cell table:style-name="ce44" office:value-type="string">
            <text:p>DuyenLT</text:p>
          </table:table-cell>
          <table:table-cell table:style-name="ce155" table:formula="of:=SUM([.D10:.AH10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8">
            <text:p>8</text:p>
          </table:table-cell>
          <table:table-cell table:style-name="ce44" office:value-type="string">
            <text:p>GiauNV</text:p>
          </table:table-cell>
          <table:table-cell table:style-name="ce155" table:formula="of:=SUM([.D11:.AH11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9">
            <text:p>9</text:p>
          </table:table-cell>
          <table:table-cell table:style-name="ce74" office:value-type="string">
            <text:p>HaTH</text:p>
          </table:table-cell>
          <table:table-cell table:style-name="ce155" table:formula="of:=SUM([.D12:.AH12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0">
            <text:p>10</text:p>
          </table:table-cell>
          <table:table-cell table:style-name="ce45" office:value-type="string">
            <text:p>HaTT</text:p>
          </table:table-cell>
          <table:table-cell table:style-name="ce155" table:formula="of:=SUM([.D13:.AH13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1">
            <text:p>11</text:p>
          </table:table-cell>
          <table:table-cell table:style-name="ce44" office:value-type="string">
            <text:p>HaiNM</text:p>
          </table:table-cell>
          <table:table-cell table:style-name="ce155" table:formula="of:=SUM([.D14:.AH14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2">
            <text:p>12</text:p>
          </table:table-cell>
          <table:table-cell table:style-name="ce44" office:value-type="string">
            <text:p>HangDTT</text:p>
          </table:table-cell>
          <table:table-cell table:style-name="ce155" table:formula="of:=SUM([.D15:.AH15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3">
            <text:p>13</text:p>
          </table:table-cell>
          <table:table-cell table:style-name="ce44" office:value-type="string">
            <text:p>HienNV</text:p>
          </table:table-cell>
          <table:table-cell table:style-name="ce155" table:formula="of:=SUM([.D16:.AH16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4">
            <text:p>14</text:p>
          </table:table-cell>
          <table:table-cell table:style-name="ce44" office:value-type="string">
            <text:p>HienVT</text:p>
          </table:table-cell>
          <table:table-cell table:style-name="ce155" table:formula="of:=SUM([.D17:.AH17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5">
            <text:p>15</text:p>
          </table:table-cell>
          <table:table-cell table:style-name="ce44" office:value-type="string">
            <text:p>HiepNH</text:p>
          </table:table-cell>
          <table:table-cell table:style-name="ce155" table:formula="of:=SUM([.D18:.AH18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6">
            <text:p>16</text:p>
          </table:table-cell>
          <table:table-cell table:style-name="ce44" office:value-type="string">
            <text:p>HieuNKT</text:p>
          </table:table-cell>
          <table:table-cell table:style-name="ce155" table:formula="of:=SUM([.D19:.AH19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7">
            <text:p>17</text:p>
          </table:table-cell>
          <table:table-cell table:style-name="ce44" office:value-type="string">
            <text:p>HungLV</text:p>
          </table:table-cell>
          <table:table-cell table:style-name="ce155" table:formula="of:=SUM([.D20:.AH20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8">
            <text:p>18</text:p>
          </table:table-cell>
          <table:table-cell table:style-name="ce44" office:value-type="string">
            <text:p>HungNC</text:p>
          </table:table-cell>
          <table:table-cell table:style-name="ce155" table:formula="of:=SUM([.D21:.AH21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9">
            <text:p>19</text:p>
          </table:table-cell>
          <table:table-cell table:style-name="ce44" office:value-type="string">
            <text:p>HungPN</text:p>
          </table:table-cell>
          <table:table-cell table:style-name="ce155" table:formula="of:=SUM([.D22:.AH22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0">
            <text:p>20</text:p>
          </table:table-cell>
          <table:table-cell table:style-name="ce44" office:value-type="string">
            <text:p>HuyNG</text:p>
          </table:table-cell>
          <table:table-cell table:style-name="ce155" table:formula="of:=SUM([.D23:.AH23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1">
            <text:p>21</text:p>
          </table:table-cell>
          <table:table-cell table:style-name="ce44" office:value-type="string">
            <text:p>KhaiLV</text:p>
          </table:table-cell>
          <table:table-cell table:style-name="ce155" table:formula="of:=SUM([.D24:.AH24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2">
            <text:p>22</text:p>
          </table:table-cell>
          <table:table-cell table:style-name="ce44" office:value-type="string">
            <text:p>KhangNHH</text:p>
          </table:table-cell>
          <table:table-cell table:style-name="ce155" table:formula="of:=SUM([.D25:.AH25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3">
            <text:p>23</text:p>
          </table:table-cell>
          <table:table-cell table:style-name="ce44" office:value-type="string">
            <text:p>KietNVT</text:p>
          </table:table-cell>
          <table:table-cell table:style-name="ce155" table:formula="of:=SUM([.D26:.AH26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4">
            <text:p>24</text:p>
          </table:table-cell>
          <table:table-cell table:style-name="ce44" office:value-type="string">
            <text:p>LinhBT</text:p>
          </table:table-cell>
          <table:table-cell table:style-name="ce155" table:formula="of:=SUM([.D27:.AH27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5">
            <text:p>25</text:p>
          </table:table-cell>
          <table:table-cell table:style-name="ce44" office:value-type="string">
            <text:p>MaiLT</text:p>
          </table:table-cell>
          <table:table-cell table:style-name="ce155" table:formula="of:=SUM([.D28:.AH28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6">
            <text:p>26</text:p>
          </table:table-cell>
          <table:table-cell table:style-name="ce75" office:value-type="string">
            <text:p>MaiNTT</text:p>
          </table:table-cell>
          <table:table-cell table:style-name="ce155" table:formula="of:=SUM([.D29:.AH29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7">
            <text:p>27</text:p>
          </table:table-cell>
          <table:table-cell table:style-name="ce44" office:value-type="string">
            <text:p>ManhNB</text:p>
          </table:table-cell>
          <table:table-cell table:style-name="ce155" table:formula="of:=SUM([.D30:.AH30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8">
            <text:p>28</text:p>
          </table:table-cell>
          <table:table-cell table:style-name="ce44" office:value-type="string">
            <text:p>NamTH</text:p>
          </table:table-cell>
          <table:table-cell table:style-name="ce155" table:formula="of:=SUM([.D31:.AH31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9">
            <text:p>29</text:p>
          </table:table-cell>
          <table:table-cell table:style-name="ce44" office:value-type="string">
            <text:p>NamTV</text:p>
          </table:table-cell>
          <table:table-cell table:style-name="ce155" table:formula="of:=SUM([.D32:.AH32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0">
            <text:p>30</text:p>
          </table:table-cell>
          <table:table-cell table:style-name="ce44" office:value-type="string">
            <text:p>NhanHTH</text:p>
          </table:table-cell>
          <table:table-cell table:style-name="ce155" table:formula="of:=SUM([.D33:.AH33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1">
            <text:p>31</text:p>
          </table:table-cell>
          <table:table-cell table:style-name="ce44" office:value-type="string">
            <text:p>NhanNM</text:p>
          </table:table-cell>
          <table:table-cell table:style-name="ce155" table:formula="of:=SUM([.D34:.AH34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2">
            <text:p>32</text:p>
          </table:table-cell>
          <table:table-cell table:style-name="ce44" office:value-type="string">
            <text:p>NhungHTH</text:p>
          </table:table-cell>
          <table:table-cell table:style-name="ce155" table:formula="of:=SUM([.D35:.AH35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49"/>
          <table:table-cell table:number-columns-repeated="3"/>
        </table:table-row>
        <table:table-row table:style-name="ro7">
          <table:table-cell table:style-name="ce71" office:value-type="float" office:value="33">
            <text:p>33</text:p>
          </table:table-cell>
          <table:table-cell table:style-name="ce44" office:value-type="string">
            <text:p>NhuPHQ</text:p>
          </table:table-cell>
          <table:table-cell table:style-name="ce155" table:formula="of:=SUM([.D36:.AH36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49"/>
          <table:table-cell table:number-columns-repeated="3"/>
        </table:table-row>
        <table:table-row table:style-name="ro7">
          <table:table-cell table:style-name="ce71" office:value-type="float" office:value="34">
            <text:p>34</text:p>
          </table:table-cell>
          <table:table-cell table:style-name="ce44" office:value-type="string">
            <text:p>NhuVNQ</text:p>
          </table:table-cell>
          <table:table-cell table:style-name="ce155" table:formula="of:=SUM([.D37:.AH37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5">
            <text:p>35</text:p>
          </table:table-cell>
          <table:table-cell table:style-name="ce73" office:value-type="string">
            <text:p>PhatHDT</text:p>
          </table:table-cell>
          <table:table-cell table:style-name="ce155" table:formula="of:=SUM([.D38:.AH38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6">
            <text:p>36</text:p>
          </table:table-cell>
          <table:table-cell table:style-name="ce44" office:value-type="string">
            <text:p>PhuongPVH</text:p>
          </table:table-cell>
          <table:table-cell table:style-name="ce155" table:formula="of:=SUM([.D39:.AH39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7">
            <text:p>37</text:p>
          </table:table-cell>
          <table:table-cell table:style-name="ce45" office:value-type="string">
            <text:p>PhongPT</text:p>
          </table:table-cell>
          <table:table-cell table:style-name="ce155" table:formula="of:=SUM([.D40:.AH40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8">
            <text:p>38</text:p>
          </table:table-cell>
          <table:table-cell table:style-name="ce44" office:value-type="string">
            <text:p>PhongTH</text:p>
          </table:table-cell>
          <table:table-cell table:style-name="ce155" table:formula="of:=SUM([.D41:.AH41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9">
            <text:p>39</text:p>
          </table:table-cell>
          <table:table-cell table:style-name="ce44" office:value-type="string">
            <text:p>PhuTV</text:p>
          </table:table-cell>
          <table:table-cell table:style-name="ce155" table:formula="of:=SUM([.D42:.AH42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0">
            <text:p>40</text:p>
          </table:table-cell>
          <table:table-cell table:style-name="ce44" office:value-type="string">
            <text:p>QuangVD</text:p>
          </table:table-cell>
          <table:table-cell table:style-name="ce155" table:formula="of:=SUM([.D43:.AH43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1">
            <text:p>41</text:p>
          </table:table-cell>
          <table:table-cell table:style-name="ce44" office:value-type="string">
            <text:p>QuynhNNT</text:p>
          </table:table-cell>
          <table:table-cell table:style-name="ce155" table:formula="of:=SUM([.D44:.AH44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2">
            <text:p>42</text:p>
          </table:table-cell>
          <table:table-cell table:style-name="ce44" office:value-type="string">
            <text:p>TaiPA</text:p>
          </table:table-cell>
          <table:table-cell table:style-name="ce155" table:formula="of:=SUM([.D45:.AH45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3">
            <text:p>43</text:p>
          </table:table-cell>
          <table:table-cell table:style-name="ce44" office:value-type="string">
            <text:p>TinNQ</text:p>
          </table:table-cell>
          <table:table-cell table:style-name="ce155" table:formula="of:=SUM([.D46:.AH46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4">
            <text:p>44</text:p>
          </table:table-cell>
          <table:table-cell table:style-name="ce44" office:value-type="string">
            <text:p>TienND</text:p>
          </table:table-cell>
          <table:table-cell table:style-name="ce155" table:formula="of:=SUM([.D47:.AH47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5">
            <text:p>45</text:p>
          </table:table-cell>
          <table:table-cell table:style-name="ce44" office:value-type="string">
            <text:p>ThaiNHQ</text:p>
          </table:table-cell>
          <table:table-cell table:style-name="ce155" table:formula="of:=SUM([.D48:.AH48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6">
            <text:p>46</text:p>
          </table:table-cell>
          <table:table-cell table:style-name="ce44" office:value-type="string">
            <text:p>ThamDT</text:p>
          </table:table-cell>
          <table:table-cell table:style-name="ce155" table:formula="of:=SUM([.D49:.AH49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7">
            <text:p>47</text:p>
          </table:table-cell>
          <table:table-cell table:style-name="ce44" office:value-type="string">
            <text:p>ThaoDTN</text:p>
          </table:table-cell>
          <table:table-cell table:style-name="ce155" table:formula="of:=SUM([.D50:.AH50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8">
            <text:p>48</text:p>
          </table:table-cell>
          <table:table-cell table:style-name="ce44" office:value-type="string">
            <text:p>ThinhT</text:p>
          </table:table-cell>
          <table:table-cell table:style-name="ce155" table:formula="of:=SUM([.D51:.AH51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9">
            <text:p>49</text:p>
          </table:table-cell>
          <table:table-cell table:style-name="ce44" office:value-type="string">
            <text:p>ThuyLTT</text:p>
          </table:table-cell>
          <table:table-cell table:style-name="ce155" table:formula="of:=SUM([.D52:.AH52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50">
            <text:p>50</text:p>
          </table:table-cell>
          <table:table-cell table:style-name="ce44" office:value-type="string">
            <text:p>ThuyNTX</text:p>
          </table:table-cell>
          <table:table-cell table:style-name="ce155" table:formula="of:=SUM([.D53:.AH53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51">
            <text:p>51</text:p>
          </table:table-cell>
          <table:table-cell table:style-name="ce44" office:value-type="string">
            <text:p>ThuyenTTN</text:p>
          </table:table-cell>
          <table:table-cell table:style-name="ce155" table:formula="of:=SUM([.D54:.AH54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52">
            <text:p>52</text:p>
          </table:table-cell>
          <table:table-cell table:style-name="ce74" office:value-type="string">
            <text:p>VietBA</text:p>
          </table:table-cell>
          <table:table-cell table:style-name="ce155" table:formula="of:=SUM([.D55:.AH55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53">
            <text:p>53</text:p>
          </table:table-cell>
          <table:table-cell table:style-name="ce44" office:value-type="string">
            <text:p>VietLT</text:p>
          </table:table-cell>
          <table:table-cell table:style-name="ce155" table:formula="of:=SUM([.D56:.AH56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54">
            <text:p>54</text:p>
          </table:table-cell>
          <table:table-cell table:style-name="ce44" office:value-type="string">
            <text:p>VinhP</text:p>
          </table:table-cell>
          <table:table-cell table:style-name="ce155" table:formula="of:=SUM([.D57:.AH57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2" table:number-rows-repeated="65346">
          <table:table-cell table:style-name="ce43" table:number-columns-repeated="3"/>
          <table:table-cell table:style-name="ce160" table:number-columns-repeated="31"/>
          <table:table-cell table:style-name="ce43" table:number-columns-repeated="952"/>
        </table:table-row>
        <table:table-row table:style-name="ro2" table:number-rows-repeated="49">
          <table:table-cell table:style-name="ce43" table:number-columns-repeated="3"/>
          <table:table-cell table:style-name="ce160"/>
          <table:table-cell table:number-columns-repeated="27"/>
          <table:table-cell table:style-name="ce160" table:number-columns-repeated="3"/>
          <table:table-cell table:style-name="ce43" table:number-columns-repeated="952"/>
        </table:table-row>
        <table:table-row table:style-name="ro2" table:number-rows-repeated="983123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809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172"/>
        <table:table-column table:style-name="co26" table:number-columns-repeated="7" table:default-cell-style-name="ce172"/>
        <table:table-column table:style-name="co25" table:number-columns-repeated="16" table:default-cell-style-name="ce172"/>
        <table:table-column table:style-name="co7" table:number-columns-repeated="952" table:default-cell-style-name="Default"/>
        <table:table-row table:style-name="ro2">
          <table:table-cell table:style-name="ce70"/>
          <table:table-cell table:style-name="ce72" table:number-columns-repeated="2"/>
          <table:table-cell table:style-name="ce167" table:number-columns-repeated="8"/>
          <table:table-cell table:style-name="ce173" office:value-type="string" table:number-columns-spanned="2" table:number-rows-spanned="1">
            <text:p>Month</text:p>
          </table:table-cell>
          <table:covered-table-cell table:style-name="ce174"/>
          <table:table-cell table:style-name="ce175" table:content-validation-name="val1" office:value-type="float" office:value="8" table:number-columns-spanned="2" table:number-rows-spanned="1">
            <text:p>8</text:p>
          </table:table-cell>
          <table:covered-table-cell table:style-name="ce174"/>
          <table:table-cell table:style-name="ce173" office:value-type="string" table:number-columns-spanned="2" table:number-rows-spanned="1">
            <text:p>Year</text:p>
          </table:table-cell>
          <table:covered-table-cell table:style-name="ce174"/>
          <table:table-cell table:style-name="ce173" office:value-type="float" office:value="2018" table:number-columns-spanned="2" table:number-rows-spanned="1">
            <text:p>2018</text:p>
          </table:table-cell>
          <table:covered-table-cell table:style-name="ce176"/>
          <table:table-cell table:style-name="ce167" table:number-columns-repeated="15"/>
          <table:table-cell table:style-name="ce87" table:number-columns-repeated="952"/>
        </table:table-row>
        <table:table-row table:style-name="ro2">
          <table:table-cell table:style-name="ce70" table:number-columns-repeated="3"/>
          <table:table-cell table:style-name="ce168" table:formula="of:=DATE([.$R$1];[.N1];1)" office:value-type="date" office:date-value="2018-08-01">
            <text:p>01</text:p>
          </table:table-cell>
          <table:table-cell table:style-name="ce168" table:formula="of:=[.D2]+1" office:value-type="date" office:date-value="2018-08-02">
            <text:p>02</text:p>
          </table:table-cell>
          <table:table-cell table:style-name="ce168" table:formula="of:=[.E2]+1" office:value-type="date" office:date-value="2018-08-03">
            <text:p>03</text:p>
          </table:table-cell>
          <table:table-cell table:style-name="ce168" table:formula="of:=[.F2]+1" office:value-type="date" office:date-value="2018-08-04">
            <text:p>04</text:p>
          </table:table-cell>
          <table:table-cell table:style-name="ce168" table:formula="of:=[.G2]+1" office:value-type="date" office:date-value="2018-08-05">
            <text:p>05</text:p>
          </table:table-cell>
          <table:table-cell table:style-name="ce168" table:formula="of:=[.H2]+1" office:value-type="date" office:date-value="2018-08-06">
            <text:p>06</text:p>
          </table:table-cell>
          <table:table-cell table:style-name="ce168" table:formula="of:=[.I2]+1" office:value-type="date" office:date-value="2018-08-07">
            <text:p>07</text:p>
          </table:table-cell>
          <table:table-cell table:style-name="ce168" table:formula="of:=[.J2]+1" office:value-type="date" office:date-value="2018-08-08">
            <text:p>08</text:p>
          </table:table-cell>
          <table:table-cell table:style-name="ce168" table:formula="of:=[.K2]+1" office:value-type="date" office:date-value="2018-08-09">
            <text:p>09</text:p>
          </table:table-cell>
          <table:table-cell table:style-name="ce168" table:formula="of:=[.L2]+1" office:value-type="date" office:date-value="2018-08-10">
            <text:p>10</text:p>
          </table:table-cell>
          <table:table-cell table:style-name="ce168" table:formula="of:=[.M2]+1" office:value-type="date" office:date-value="2018-08-11">
            <text:p>11</text:p>
          </table:table-cell>
          <table:table-cell table:style-name="ce168" table:formula="of:=[.N2]+1" office:value-type="date" office:date-value="2018-08-12">
            <text:p>12</text:p>
          </table:table-cell>
          <table:table-cell table:style-name="ce168" table:formula="of:=[.O2]+1" office:value-type="date" office:date-value="2018-08-13">
            <text:p>13</text:p>
          </table:table-cell>
          <table:table-cell table:style-name="ce168" table:formula="of:=[.P2]+1" office:value-type="date" office:date-value="2018-08-14">
            <text:p>14</text:p>
          </table:table-cell>
          <table:table-cell table:style-name="ce168" table:formula="of:=[.Q2]+1" office:value-type="date" office:date-value="2018-08-15">
            <text:p>15</text:p>
          </table:table-cell>
          <table:table-cell table:style-name="ce168" table:formula="of:=[.R2]+1" office:value-type="date" office:date-value="2018-08-16">
            <text:p>16</text:p>
          </table:table-cell>
          <table:table-cell table:style-name="ce168" table:formula="of:=[.S2]+1" office:value-type="date" office:date-value="2018-08-17">
            <text:p>17</text:p>
          </table:table-cell>
          <table:table-cell table:style-name="ce168" table:formula="of:=[.T2]+1" office:value-type="date" office:date-value="2018-08-18">
            <text:p>18</text:p>
          </table:table-cell>
          <table:table-cell table:style-name="ce168" table:formula="of:=[.U2]+1" office:value-type="date" office:date-value="2018-08-19">
            <text:p>19</text:p>
          </table:table-cell>
          <table:table-cell table:style-name="ce168" table:formula="of:=[.V2]+1" office:value-type="date" office:date-value="2018-08-20">
            <text:p>20</text:p>
          </table:table-cell>
          <table:table-cell table:style-name="ce168" table:formula="of:=[.W2]+1" office:value-type="date" office:date-value="2018-08-21">
            <text:p>21</text:p>
          </table:table-cell>
          <table:table-cell table:style-name="ce168" table:formula="of:=[.X2]+1" office:value-type="date" office:date-value="2018-08-22">
            <text:p>22</text:p>
          </table:table-cell>
          <table:table-cell table:style-name="ce168" table:formula="of:=[.Y2]+1" office:value-type="date" office:date-value="2018-08-23">
            <text:p>23</text:p>
          </table:table-cell>
          <table:table-cell table:style-name="ce168" table:formula="of:=[.Z2]+1" office:value-type="date" office:date-value="2018-08-24">
            <text:p>24</text:p>
          </table:table-cell>
          <table:table-cell table:style-name="ce168" table:formula="of:=[.AA2]+1" office:value-type="date" office:date-value="2018-08-25">
            <text:p>25</text:p>
          </table:table-cell>
          <table:table-cell table:style-name="ce168" table:formula="of:=[.AB2]+1" office:value-type="date" office:date-value="2018-08-26">
            <text:p>26</text:p>
          </table:table-cell>
          <table:table-cell table:style-name="ce168" table:formula="of:=[.AC2]+1" office:value-type="date" office:date-value="2018-08-27">
            <text:p>27</text:p>
          </table:table-cell>
          <table:table-cell table:style-name="ce168" table:formula="of:=[.AD2]+1" office:value-type="date" office:date-value="2018-08-28">
            <text:p>28</text:p>
          </table:table-cell>
          <table:table-cell table:style-name="ce168" table:formula="of:=[.AE2]+1" office:value-type="date" office:date-value="2018-08-29">
            <text:p>29</text:p>
          </table:table-cell>
          <table:table-cell table:style-name="ce168" table:formula="of:=[.AF2]+1" office:value-type="date" office:date-value="2018-08-30">
            <text:p>30</text:p>
          </table:table-cell>
          <table:table-cell table:style-name="ce168" table:formula="of:=[.AG2]+1" office:value-type="date" office:date-value="2018-08-31">
            <text:p>31</text:p>
          </table:table-cell>
          <table:table-cell table:style-name="ce87" table:number-columns-repeated="952"/>
        </table:table-row>
        <table:table-row table:style-name="ro8">
          <table:table-cell table:style-name="ce70" office:value-type="string">
            <text:p>No.</text:p>
          </table:table-cell>
          <table:table-cell table:style-name="ce70" office:value-type="string">
            <text:p>Name</text:p>
          </table:table-cell>
          <table:table-cell table:style-name="ce70" office:value-type="string">
            <text:p>Absent</text:p>
          </table:table-cell>
          <table:table-cell table:style-name="ce169" table:formula="of:=CHOOSE(WEEKDAY([.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69" table:formula="of:=CHOOSE(WEEKDAY([.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9" table:formula="of:=CHOOSE(WEEKDAY([.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9" table:formula="of:=CHOOSE(WEEKDAY([.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9" table:formula="of:=CHOOSE(WEEKDAY([.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9" table:formula="of:=CHOOSE(WEEKDAY([.I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69" table:formula="of:=CHOOSE(WEEKDAY([.J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69" table:formula="of:=CHOOSE(WEEKDAY([.K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69" table:formula="of:=CHOOSE(WEEKDAY([.L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9" table:formula="of:=CHOOSE(WEEKDAY([.M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9" table:formula="of:=CHOOSE(WEEKDAY([.N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9" table:formula="of:=CHOOSE(WEEKDAY([.O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9" table:formula="of:=CHOOSE(WEEKDAY([.P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69" table:formula="of:=CHOOSE(WEEKDAY([.Q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69" table:formula="of:=CHOOSE(WEEKDAY([.R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69" table:formula="of:=CHOOSE(WEEKDAY([.S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9" table:formula="of:=CHOOSE(WEEKDAY([.T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9" table:formula="of:=CHOOSE(WEEKDAY([.U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9" table:formula="of:=CHOOSE(WEEKDAY([.V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9" table:formula="of:=CHOOSE(WEEKDAY([.W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69" table:formula="of:=CHOOSE(WEEKDAY([.X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69" table:formula="of:=CHOOSE(WEEKDAY([.Y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69" table:formula="of:=CHOOSE(WEEKDAY([.Z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9" table:formula="of:=CHOOSE(WEEKDAY([.AA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9" table:formula="of:=CHOOSE(WEEKDAY([.AB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9" table:formula="of:=CHOOSE(WEEKDAY([.AC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9" table:formula="of:=CHOOSE(WEEKDAY([.A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69" table:formula="of:=CHOOSE(WEEKDAY([.A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69" table:formula="of:=CHOOSE(WEEKDAY([.A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69" table:formula="of:=CHOOSE(WEEKDAY([.A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9" table:formula="of:=CHOOSE(WEEKDAY([.AH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7" table:number-columns-repeated="952"/>
        </table:table-row>
        <table:table-row table:style-name="ro8">
          <table:table-cell table:style-name="ce71" office:value-type="float" office:value="1">
            <text:p>1</text:p>
          </table:table-cell>
          <table:table-cell table:style-name="ce44" office:value-type="string">
            <text:p>BinhNT</text:p>
          </table:table-cell>
          <table:table-cell table:style-name="ce166" table:formula="of:=SUM([.D4:.AH4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2">
            <text:p>2</text:p>
          </table:table-cell>
          <table:table-cell table:style-name="ce44" office:value-type="string">
            <text:p>ChienTX</text:p>
          </table:table-cell>
          <table:table-cell table:style-name="ce166" table:formula="of:=SUM([.D5:.AH5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3">
            <text:p>3</text:p>
          </table:table-cell>
          <table:table-cell table:style-name="ce44" office:value-type="string">
            <text:p>CuongNH</text:p>
          </table:table-cell>
          <table:table-cell table:style-name="ce166" table:formula="of:=SUM([.D6:.AH6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49"/>
          <table:table-cell table:number-columns-repeated="3"/>
        </table:table-row>
        <table:table-row table:style-name="ro8">
          <table:table-cell table:style-name="ce71" office:value-type="float" office:value="4">
            <text:p>4</text:p>
          </table:table-cell>
          <table:table-cell table:style-name="ce73" office:value-type="string">
            <text:p>CuongNM</text:p>
          </table:table-cell>
          <table:table-cell table:style-name="ce166" table:formula="of:=SUM([.D7:.AH7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5">
            <text:p>5</text:p>
          </table:table-cell>
          <table:table-cell table:style-name="ce44" office:value-type="string">
            <text:p>DuongDN</text:p>
          </table:table-cell>
          <table:table-cell table:style-name="ce166" table:formula="of:=SUM([.D8:.AH8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6">
            <text:p>6</text:p>
          </table:table-cell>
          <table:table-cell table:style-name="ce44" office:value-type="string">
            <text:p>DuyNM</text:p>
          </table:table-cell>
          <table:table-cell table:style-name="ce166" table:formula="of:=SUM([.D9:.AH9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7">
            <text:p>7</text:p>
          </table:table-cell>
          <table:table-cell table:style-name="ce44" office:value-type="string">
            <text:p>DuyenLT</text:p>
          </table:table-cell>
          <table:table-cell table:style-name="ce166" table:formula="of:=SUM([.D10:.AH10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8">
            <text:p>8</text:p>
          </table:table-cell>
          <table:table-cell table:style-name="ce44" office:value-type="string">
            <text:p>GiauNV</text:p>
          </table:table-cell>
          <table:table-cell table:style-name="ce166" table:formula="of:=SUM([.D11:.AH11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9">
            <text:p>9</text:p>
          </table:table-cell>
          <table:table-cell table:style-name="ce74" office:value-type="string">
            <text:p>HaTH</text:p>
          </table:table-cell>
          <table:table-cell table:style-name="ce166" table:formula="of:=SUM([.D12:.AH12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10">
            <text:p>10</text:p>
          </table:table-cell>
          <table:table-cell table:style-name="ce45" office:value-type="string">
            <text:p>HaTT</text:p>
          </table:table-cell>
          <table:table-cell table:style-name="ce166" table:formula="of:=SUM([.D13:.AH13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11">
            <text:p>11</text:p>
          </table:table-cell>
          <table:table-cell table:style-name="ce44" office:value-type="string">
            <text:p>HaiNM</text:p>
          </table:table-cell>
          <table:table-cell table:style-name="ce166" table:formula="of:=SUM([.D14:.AH14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12">
            <text:p>12</text:p>
          </table:table-cell>
          <table:table-cell table:style-name="ce44" office:value-type="string">
            <text:p>HangDTT</text:p>
          </table:table-cell>
          <table:table-cell table:style-name="ce166" table:formula="of:=SUM([.D15:.AH15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13">
            <text:p>13</text:p>
          </table:table-cell>
          <table:table-cell table:style-name="ce44" office:value-type="string">
            <text:p>HienNV</text:p>
          </table:table-cell>
          <table:table-cell table:style-name="ce166" table:formula="of:=SUM([.D16:.AH16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14">
            <text:p>14</text:p>
          </table:table-cell>
          <table:table-cell table:style-name="ce44" office:value-type="string">
            <text:p>HienVT</text:p>
          </table:table-cell>
          <table:table-cell table:style-name="ce166" table:formula="of:=SUM([.D17:.AH17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15">
            <text:p>15</text:p>
          </table:table-cell>
          <table:table-cell table:style-name="ce44" office:value-type="string">
            <text:p>HiepNH</text:p>
          </table:table-cell>
          <table:table-cell table:style-name="ce166" table:formula="of:=SUM([.D18:.AH18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16">
            <text:p>16</text:p>
          </table:table-cell>
          <table:table-cell table:style-name="ce44" office:value-type="string">
            <text:p>HieuNKT</text:p>
          </table:table-cell>
          <table:table-cell table:style-name="ce166" table:formula="of:=SUM([.D19:.AH19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17">
            <text:p>17</text:p>
          </table:table-cell>
          <table:table-cell table:style-name="ce44" office:value-type="string">
            <text:p>HungLV</text:p>
          </table:table-cell>
          <table:table-cell table:style-name="ce166" table:formula="of:=SUM([.D20:.AH20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18">
            <text:p>18</text:p>
          </table:table-cell>
          <table:table-cell table:style-name="ce44" office:value-type="string">
            <text:p>HungNC</text:p>
          </table:table-cell>
          <table:table-cell table:style-name="ce166" table:formula="of:=SUM([.D21:.AH21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19">
            <text:p>19</text:p>
          </table:table-cell>
          <table:table-cell table:style-name="ce44" office:value-type="string">
            <text:p>HungPN</text:p>
          </table:table-cell>
          <table:table-cell table:style-name="ce166" table:formula="of:=SUM([.D22:.AH22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20">
            <text:p>20</text:p>
          </table:table-cell>
          <table:table-cell table:style-name="ce44" office:value-type="string">
            <text:p>HuyNG</text:p>
          </table:table-cell>
          <table:table-cell table:style-name="ce166" table:formula="of:=SUM([.D23:.AH23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21">
            <text:p>21</text:p>
          </table:table-cell>
          <table:table-cell table:style-name="ce44" office:value-type="string">
            <text:p>KhaiLV</text:p>
          </table:table-cell>
          <table:table-cell table:style-name="ce166" table:formula="of:=SUM([.D24:.AH24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22">
            <text:p>22</text:p>
          </table:table-cell>
          <table:table-cell table:style-name="ce44" office:value-type="string">
            <text:p>KhangNHH</text:p>
          </table:table-cell>
          <table:table-cell table:style-name="ce166" table:formula="of:=SUM([.D25:.AH25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23">
            <text:p>23</text:p>
          </table:table-cell>
          <table:table-cell table:style-name="ce44" office:value-type="string">
            <text:p>KietNVT</text:p>
          </table:table-cell>
          <table:table-cell table:style-name="ce166" table:formula="of:=SUM([.D26:.AH26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24">
            <text:p>24</text:p>
          </table:table-cell>
          <table:table-cell table:style-name="ce44" office:value-type="string">
            <text:p>LinhBT</text:p>
          </table:table-cell>
          <table:table-cell table:style-name="ce166" table:formula="of:=SUM([.D27:.AH27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25">
            <text:p>25</text:p>
          </table:table-cell>
          <table:table-cell table:style-name="ce44" office:value-type="string">
            <text:p>MaiLT</text:p>
          </table:table-cell>
          <table:table-cell table:style-name="ce166" table:formula="of:=SUM([.D28:.AH28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26">
            <text:p>26</text:p>
          </table:table-cell>
          <table:table-cell table:style-name="ce75" office:value-type="string">
            <text:p>MaiNTT</text:p>
          </table:table-cell>
          <table:table-cell table:style-name="ce166" table:formula="of:=SUM([.D29:.AH29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27">
            <text:p>27</text:p>
          </table:table-cell>
          <table:table-cell table:style-name="ce44" office:value-type="string">
            <text:p>ManhNB</text:p>
          </table:table-cell>
          <table:table-cell table:style-name="ce166" table:formula="of:=SUM([.D30:.AH30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28">
            <text:p>28</text:p>
          </table:table-cell>
          <table:table-cell table:style-name="ce44" office:value-type="string">
            <text:p>NamTH</text:p>
          </table:table-cell>
          <table:table-cell table:style-name="ce166" table:formula="of:=SUM([.D31:.AH31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29">
            <text:p>29</text:p>
          </table:table-cell>
          <table:table-cell table:style-name="ce44" office:value-type="string">
            <text:p>NamTV</text:p>
          </table:table-cell>
          <table:table-cell table:style-name="ce166" table:formula="of:=SUM([.D32:.AH32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30">
            <text:p>30</text:p>
          </table:table-cell>
          <table:table-cell table:style-name="ce44" office:value-type="string">
            <text:p>NhanHTH</text:p>
          </table:table-cell>
          <table:table-cell table:style-name="ce166" table:formula="of:=SUM([.D33:.AH33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31">
            <text:p>31</text:p>
          </table:table-cell>
          <table:table-cell table:style-name="ce44" office:value-type="string">
            <text:p>NhanNM</text:p>
          </table:table-cell>
          <table:table-cell table:style-name="ce166" table:formula="of:=SUM([.D34:.AH34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32">
            <text:p>32</text:p>
          </table:table-cell>
          <table:table-cell table:style-name="ce44" office:value-type="string">
            <text:p>NhungHTH</text:p>
          </table:table-cell>
          <table:table-cell table:style-name="ce166" table:formula="of:=SUM([.D35:.AH35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49"/>
          <table:table-cell table:number-columns-repeated="3"/>
        </table:table-row>
        <table:table-row table:style-name="ro8">
          <table:table-cell table:style-name="ce71" office:value-type="float" office:value="33">
            <text:p>33</text:p>
          </table:table-cell>
          <table:table-cell table:style-name="ce44" office:value-type="string">
            <text:p>NhuPHQ</text:p>
          </table:table-cell>
          <table:table-cell table:style-name="ce166" table:formula="of:=SUM([.D36:.AH36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49"/>
          <table:table-cell table:number-columns-repeated="3"/>
        </table:table-row>
        <table:table-row table:style-name="ro8">
          <table:table-cell table:style-name="ce71" office:value-type="float" office:value="34">
            <text:p>34</text:p>
          </table:table-cell>
          <table:table-cell table:style-name="ce44" office:value-type="string">
            <text:p>NhuVNQ</text:p>
          </table:table-cell>
          <table:table-cell table:style-name="ce166" table:formula="of:=SUM([.D37:.AH37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35">
            <text:p>35</text:p>
          </table:table-cell>
          <table:table-cell table:style-name="ce73" office:value-type="string">
            <text:p>PhatHDT</text:p>
          </table:table-cell>
          <table:table-cell table:style-name="ce166" table:formula="of:=SUM([.D38:.AH38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36">
            <text:p>36</text:p>
          </table:table-cell>
          <table:table-cell table:style-name="ce44" office:value-type="string">
            <text:p>PhuongPVH</text:p>
          </table:table-cell>
          <table:table-cell table:style-name="ce166" table:formula="of:=SUM([.D39:.AH39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37">
            <text:p>37</text:p>
          </table:table-cell>
          <table:table-cell table:style-name="ce45" office:value-type="string">
            <text:p>PhongPT</text:p>
          </table:table-cell>
          <table:table-cell table:style-name="ce166" table:formula="of:=SUM([.D40:.AH40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38">
            <text:p>38</text:p>
          </table:table-cell>
          <table:table-cell table:style-name="ce44" office:value-type="string">
            <text:p>PhongTH</text:p>
          </table:table-cell>
          <table:table-cell table:style-name="ce166" table:formula="of:=SUM([.D41:.AH41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39">
            <text:p>39</text:p>
          </table:table-cell>
          <table:table-cell table:style-name="ce44" office:value-type="string">
            <text:p>PhuTV</text:p>
          </table:table-cell>
          <table:table-cell table:style-name="ce166" table:formula="of:=SUM([.D42:.AH42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40">
            <text:p>40</text:p>
          </table:table-cell>
          <table:table-cell table:style-name="ce44" office:value-type="string">
            <text:p>QuangVD</text:p>
          </table:table-cell>
          <table:table-cell table:style-name="ce166" table:formula="of:=SUM([.D43:.AH43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41">
            <text:p>41</text:p>
          </table:table-cell>
          <table:table-cell table:style-name="ce44" office:value-type="string">
            <text:p>QuynhNNT</text:p>
          </table:table-cell>
          <table:table-cell table:style-name="ce166" table:formula="of:=SUM([.D44:.AH44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42">
            <text:p>42</text:p>
          </table:table-cell>
          <table:table-cell table:style-name="ce44" office:value-type="string">
            <text:p>TaiPA</text:p>
          </table:table-cell>
          <table:table-cell table:style-name="ce166" table:formula="of:=SUM([.D45:.AH45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43">
            <text:p>43</text:p>
          </table:table-cell>
          <table:table-cell table:style-name="ce44" office:value-type="string">
            <text:p>TinNQ</text:p>
          </table:table-cell>
          <table:table-cell table:style-name="ce166" table:formula="of:=SUM([.D46:.AH46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44">
            <text:p>44</text:p>
          </table:table-cell>
          <table:table-cell table:style-name="ce44" office:value-type="string">
            <text:p>TienND</text:p>
          </table:table-cell>
          <table:table-cell table:style-name="ce166" table:formula="of:=SUM([.D47:.AH47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45">
            <text:p>45</text:p>
          </table:table-cell>
          <table:table-cell table:style-name="ce44" office:value-type="string">
            <text:p>ThaiNHQ</text:p>
          </table:table-cell>
          <table:table-cell table:style-name="ce166" table:formula="of:=SUM([.D48:.AH48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46">
            <text:p>46</text:p>
          </table:table-cell>
          <table:table-cell table:style-name="ce44" office:value-type="string">
            <text:p>ThamDT</text:p>
          </table:table-cell>
          <table:table-cell table:style-name="ce166" table:formula="of:=SUM([.D49:.AH49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47">
            <text:p>47</text:p>
          </table:table-cell>
          <table:table-cell table:style-name="ce44" office:value-type="string">
            <text:p>ThaoDTN</text:p>
          </table:table-cell>
          <table:table-cell table:style-name="ce166" table:formula="of:=SUM([.D50:.AH50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48">
            <text:p>48</text:p>
          </table:table-cell>
          <table:table-cell table:style-name="ce44" office:value-type="string">
            <text:p>ThinhT</text:p>
          </table:table-cell>
          <table:table-cell table:style-name="ce166" table:formula="of:=SUM([.D51:.AH51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49">
            <text:p>49</text:p>
          </table:table-cell>
          <table:table-cell table:style-name="ce44" office:value-type="string">
            <text:p>ThuyLTT</text:p>
          </table:table-cell>
          <table:table-cell table:style-name="ce166" table:formula="of:=SUM([.D52:.AH52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50">
            <text:p>50</text:p>
          </table:table-cell>
          <table:table-cell table:style-name="ce44" office:value-type="string">
            <text:p>ThuyNTX</text:p>
          </table:table-cell>
          <table:table-cell table:style-name="ce166" table:formula="of:=SUM([.D53:.AH53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51">
            <text:p>51</text:p>
          </table:table-cell>
          <table:table-cell table:style-name="ce44" office:value-type="string">
            <text:p>ThuyenTTN</text:p>
          </table:table-cell>
          <table:table-cell table:style-name="ce166" table:formula="of:=SUM([.D54:.AH54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52">
            <text:p>52</text:p>
          </table:table-cell>
          <table:table-cell table:style-name="ce74" office:value-type="string">
            <text:p>VietBA</text:p>
          </table:table-cell>
          <table:table-cell table:style-name="ce166" table:formula="of:=SUM([.D55:.AH55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53">
            <text:p>53</text:p>
          </table:table-cell>
          <table:table-cell table:style-name="ce44" office:value-type="string">
            <text:p>VietLT</text:p>
          </table:table-cell>
          <table:table-cell table:style-name="ce166" table:formula="of:=SUM([.D56:.AH56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54">
            <text:p>54</text:p>
          </table:table-cell>
          <table:table-cell table:style-name="ce44" office:value-type="string">
            <text:p>VinhP</text:p>
          </table:table-cell>
          <table:table-cell table:style-name="ce166" table:formula="of:=SUM([.D57:.AH57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2" table:number-rows-repeated="65346">
          <table:table-cell table:style-name="ce43" table:number-columns-repeated="3"/>
          <table:table-cell table:style-name="ce171" table:number-columns-repeated="31"/>
          <table:table-cell table:style-name="ce43" table:number-columns-repeated="952"/>
        </table:table-row>
        <table:table-row table:style-name="ro2" table:number-rows-repeated="49">
          <table:table-cell table:style-name="ce43" table:number-columns-repeated="3"/>
          <table:table-cell table:style-name="ce171"/>
          <table:table-cell table:number-columns-repeated="27"/>
          <table:table-cell table:style-name="ce171" table:number-columns-repeated="3"/>
          <table:table-cell table:style-name="ce43" table:number-columns-repeated="952"/>
        </table:table-row>
        <table:table-row table:style-name="ro2" table:number-rows-repeated="983123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810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183"/>
        <table:table-column table:style-name="co26" table:number-columns-repeated="7" table:default-cell-style-name="ce183"/>
        <table:table-column table:style-name="co25" table:number-columns-repeated="16" table:default-cell-style-name="ce183"/>
        <table:table-column table:style-name="co7" table:number-columns-repeated="952" table:default-cell-style-name="Default"/>
        <table:table-row table:style-name="ro2">
          <table:table-cell table:style-name="ce70"/>
          <table:table-cell table:style-name="ce72" table:number-columns-repeated="2"/>
          <table:table-cell table:style-name="ce178" table:number-columns-repeated="8"/>
          <table:table-cell table:style-name="ce184" office:value-type="string" table:number-columns-spanned="2" table:number-rows-spanned="1">
            <text:p>Month</text:p>
          </table:table-cell>
          <table:covered-table-cell table:style-name="ce185"/>
          <table:table-cell table:style-name="ce186" table:content-validation-name="val1" office:value-type="float" office:value="8" table:number-columns-spanned="2" table:number-rows-spanned="1">
            <text:p>8</text:p>
          </table:table-cell>
          <table:covered-table-cell table:style-name="ce185"/>
          <table:table-cell table:style-name="ce184" office:value-type="string" table:number-columns-spanned="2" table:number-rows-spanned="1">
            <text:p>Year</text:p>
          </table:table-cell>
          <table:covered-table-cell table:style-name="ce185"/>
          <table:table-cell table:style-name="ce184" office:value-type="float" office:value="2018" table:number-columns-spanned="2" table:number-rows-spanned="1">
            <text:p>2018</text:p>
          </table:table-cell>
          <table:covered-table-cell table:style-name="ce187"/>
          <table:table-cell table:style-name="ce178" table:number-columns-repeated="15"/>
          <table:table-cell table:style-name="ce87" table:number-columns-repeated="952"/>
        </table:table-row>
        <table:table-row table:style-name="ro2">
          <table:table-cell table:style-name="ce70" table:number-columns-repeated="3"/>
          <table:table-cell table:style-name="ce179" table:formula="of:=DATE([.$R$1];[.N1];1)" office:value-type="date" office:date-value="2018-08-01">
            <text:p>01</text:p>
          </table:table-cell>
          <table:table-cell table:style-name="ce179" table:formula="of:=[.D2]+1" office:value-type="date" office:date-value="2018-08-02">
            <text:p>02</text:p>
          </table:table-cell>
          <table:table-cell table:style-name="ce179" table:formula="of:=[.E2]+1" office:value-type="date" office:date-value="2018-08-03">
            <text:p>03</text:p>
          </table:table-cell>
          <table:table-cell table:style-name="ce179" table:formula="of:=[.F2]+1" office:value-type="date" office:date-value="2018-08-04">
            <text:p>04</text:p>
          </table:table-cell>
          <table:table-cell table:style-name="ce179" table:formula="of:=[.G2]+1" office:value-type="date" office:date-value="2018-08-05">
            <text:p>05</text:p>
          </table:table-cell>
          <table:table-cell table:style-name="ce179" table:formula="of:=[.H2]+1" office:value-type="date" office:date-value="2018-08-06">
            <text:p>06</text:p>
          </table:table-cell>
          <table:table-cell table:style-name="ce179" table:formula="of:=[.I2]+1" office:value-type="date" office:date-value="2018-08-07">
            <text:p>07</text:p>
          </table:table-cell>
          <table:table-cell table:style-name="ce179" table:formula="of:=[.J2]+1" office:value-type="date" office:date-value="2018-08-08">
            <text:p>08</text:p>
          </table:table-cell>
          <table:table-cell table:style-name="ce179" table:formula="of:=[.K2]+1" office:value-type="date" office:date-value="2018-08-09">
            <text:p>09</text:p>
          </table:table-cell>
          <table:table-cell table:style-name="ce179" table:formula="of:=[.L2]+1" office:value-type="date" office:date-value="2018-08-10">
            <text:p>10</text:p>
          </table:table-cell>
          <table:table-cell table:style-name="ce179" table:formula="of:=[.M2]+1" office:value-type="date" office:date-value="2018-08-11">
            <text:p>11</text:p>
          </table:table-cell>
          <table:table-cell table:style-name="ce179" table:formula="of:=[.N2]+1" office:value-type="date" office:date-value="2018-08-12">
            <text:p>12</text:p>
          </table:table-cell>
          <table:table-cell table:style-name="ce179" table:formula="of:=[.O2]+1" office:value-type="date" office:date-value="2018-08-13">
            <text:p>13</text:p>
          </table:table-cell>
          <table:table-cell table:style-name="ce179" table:formula="of:=[.P2]+1" office:value-type="date" office:date-value="2018-08-14">
            <text:p>14</text:p>
          </table:table-cell>
          <table:table-cell table:style-name="ce179" table:formula="of:=[.Q2]+1" office:value-type="date" office:date-value="2018-08-15">
            <text:p>15</text:p>
          </table:table-cell>
          <table:table-cell table:style-name="ce179" table:formula="of:=[.R2]+1" office:value-type="date" office:date-value="2018-08-16">
            <text:p>16</text:p>
          </table:table-cell>
          <table:table-cell table:style-name="ce179" table:formula="of:=[.S2]+1" office:value-type="date" office:date-value="2018-08-17">
            <text:p>17</text:p>
          </table:table-cell>
          <table:table-cell table:style-name="ce179" table:formula="of:=[.T2]+1" office:value-type="date" office:date-value="2018-08-18">
            <text:p>18</text:p>
          </table:table-cell>
          <table:table-cell table:style-name="ce179" table:formula="of:=[.U2]+1" office:value-type="date" office:date-value="2018-08-19">
            <text:p>19</text:p>
          </table:table-cell>
          <table:table-cell table:style-name="ce179" table:formula="of:=[.V2]+1" office:value-type="date" office:date-value="2018-08-20">
            <text:p>20</text:p>
          </table:table-cell>
          <table:table-cell table:style-name="ce179" table:formula="of:=[.W2]+1" office:value-type="date" office:date-value="2018-08-21">
            <text:p>21</text:p>
          </table:table-cell>
          <table:table-cell table:style-name="ce179" table:formula="of:=[.X2]+1" office:value-type="date" office:date-value="2018-08-22">
            <text:p>22</text:p>
          </table:table-cell>
          <table:table-cell table:style-name="ce179" table:formula="of:=[.Y2]+1" office:value-type="date" office:date-value="2018-08-23">
            <text:p>23</text:p>
          </table:table-cell>
          <table:table-cell table:style-name="ce179" table:formula="of:=[.Z2]+1" office:value-type="date" office:date-value="2018-08-24">
            <text:p>24</text:p>
          </table:table-cell>
          <table:table-cell table:style-name="ce179" table:formula="of:=[.AA2]+1" office:value-type="date" office:date-value="2018-08-25">
            <text:p>25</text:p>
          </table:table-cell>
          <table:table-cell table:style-name="ce179" table:formula="of:=[.AB2]+1" office:value-type="date" office:date-value="2018-08-26">
            <text:p>26</text:p>
          </table:table-cell>
          <table:table-cell table:style-name="ce179" table:formula="of:=[.AC2]+1" office:value-type="date" office:date-value="2018-08-27">
            <text:p>27</text:p>
          </table:table-cell>
          <table:table-cell table:style-name="ce179" table:formula="of:=[.AD2]+1" office:value-type="date" office:date-value="2018-08-28">
            <text:p>28</text:p>
          </table:table-cell>
          <table:table-cell table:style-name="ce179" table:formula="of:=[.AE2]+1" office:value-type="date" office:date-value="2018-08-29">
            <text:p>29</text:p>
          </table:table-cell>
          <table:table-cell table:style-name="ce179" table:formula="of:=[.AF2]+1" office:value-type="date" office:date-value="2018-08-30">
            <text:p>30</text:p>
          </table:table-cell>
          <table:table-cell table:style-name="ce179" table:formula="of:=[.AG2]+1" office:value-type="date" office:date-value="2018-08-31">
            <text:p>31</text:p>
          </table:table-cell>
          <table:table-cell table:style-name="ce87" table:number-columns-repeated="952"/>
        </table:table-row>
        <table:table-row table:style-name="ro8">
          <table:table-cell table:style-name="ce70" office:value-type="string">
            <text:p>No.</text:p>
          </table:table-cell>
          <table:table-cell table:style-name="ce70" office:value-type="string">
            <text:p>Name</text:p>
          </table:table-cell>
          <table:table-cell table:style-name="ce70" office:value-type="string">
            <text:p>Absent</text:p>
          </table:table-cell>
          <table:table-cell table:style-name="ce180" table:formula="of:=CHOOSE(WEEKDAY([.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80" table:formula="of:=CHOOSE(WEEKDAY([.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80" table:formula="of:=CHOOSE(WEEKDAY([.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80" table:formula="of:=CHOOSE(WEEKDAY([.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80" table:formula="of:=CHOOSE(WEEKDAY([.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80" table:formula="of:=CHOOSE(WEEKDAY([.I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80" table:formula="of:=CHOOSE(WEEKDAY([.J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80" table:formula="of:=CHOOSE(WEEKDAY([.K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80" table:formula="of:=CHOOSE(WEEKDAY([.L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80" table:formula="of:=CHOOSE(WEEKDAY([.M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80" table:formula="of:=CHOOSE(WEEKDAY([.N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80" table:formula="of:=CHOOSE(WEEKDAY([.O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80" table:formula="of:=CHOOSE(WEEKDAY([.P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80" table:formula="of:=CHOOSE(WEEKDAY([.Q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80" table:formula="of:=CHOOSE(WEEKDAY([.R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80" table:formula="of:=CHOOSE(WEEKDAY([.S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80" table:formula="of:=CHOOSE(WEEKDAY([.T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80" table:formula="of:=CHOOSE(WEEKDAY([.U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80" table:formula="of:=CHOOSE(WEEKDAY([.V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80" table:formula="of:=CHOOSE(WEEKDAY([.W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80" table:formula="of:=CHOOSE(WEEKDAY([.X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80" table:formula="of:=CHOOSE(WEEKDAY([.Y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80" table:formula="of:=CHOOSE(WEEKDAY([.Z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80" table:formula="of:=CHOOSE(WEEKDAY([.AA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80" table:formula="of:=CHOOSE(WEEKDAY([.AB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80" table:formula="of:=CHOOSE(WEEKDAY([.AC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80" table:formula="of:=CHOOSE(WEEKDAY([.A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80" table:formula="of:=CHOOSE(WEEKDAY([.A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80" table:formula="of:=CHOOSE(WEEKDAY([.A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80" table:formula="of:=CHOOSE(WEEKDAY([.A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80" table:formula="of:=CHOOSE(WEEKDAY([.AH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7" table:number-columns-repeated="952"/>
        </table:table-row>
        <table:table-row table:style-name="ro8">
          <table:table-cell table:style-name="ce71" office:value-type="float" office:value="1">
            <text:p>1</text:p>
          </table:table-cell>
          <table:table-cell table:style-name="ce44" office:value-type="string">
            <text:p>BinhNT</text:p>
          </table:table-cell>
          <table:table-cell table:style-name="ce177" table:formula="of:=SUM([.D4:.AH4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2">
            <text:p>2</text:p>
          </table:table-cell>
          <table:table-cell table:style-name="ce44" office:value-type="string">
            <text:p>ChienTX</text:p>
          </table:table-cell>
          <table:table-cell table:style-name="ce177" table:formula="of:=SUM([.D5:.AH5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3">
            <text:p>3</text:p>
          </table:table-cell>
          <table:table-cell table:style-name="ce44" office:value-type="string">
            <text:p>CuongNH</text:p>
          </table:table-cell>
          <table:table-cell table:style-name="ce177" table:formula="of:=SUM([.D6:.AH6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49"/>
          <table:table-cell table:number-columns-repeated="3"/>
        </table:table-row>
        <table:table-row table:style-name="ro8">
          <table:table-cell table:style-name="ce71" office:value-type="float" office:value="4">
            <text:p>4</text:p>
          </table:table-cell>
          <table:table-cell table:style-name="ce73" office:value-type="string">
            <text:p>CuongNM</text:p>
          </table:table-cell>
          <table:table-cell table:style-name="ce177" table:formula="of:=SUM([.D7:.AH7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5">
            <text:p>5</text:p>
          </table:table-cell>
          <table:table-cell table:style-name="ce44" office:value-type="string">
            <text:p>DuongDN</text:p>
          </table:table-cell>
          <table:table-cell table:style-name="ce177" table:formula="of:=SUM([.D8:.AH8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6">
            <text:p>6</text:p>
          </table:table-cell>
          <table:table-cell table:style-name="ce44" office:value-type="string">
            <text:p>DuyNM</text:p>
          </table:table-cell>
          <table:table-cell table:style-name="ce177" table:formula="of:=SUM([.D9:.AH9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7">
            <text:p>7</text:p>
          </table:table-cell>
          <table:table-cell table:style-name="ce44" office:value-type="string">
            <text:p>DuyenLT</text:p>
          </table:table-cell>
          <table:table-cell table:style-name="ce177" table:formula="of:=SUM([.D10:.AH10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8">
            <text:p>8</text:p>
          </table:table-cell>
          <table:table-cell table:style-name="ce44" office:value-type="string">
            <text:p>GiauNV</text:p>
          </table:table-cell>
          <table:table-cell table:style-name="ce177" table:formula="of:=SUM([.D11:.AH11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9">
            <text:p>9</text:p>
          </table:table-cell>
          <table:table-cell table:style-name="ce74" office:value-type="string">
            <text:p>HaTH</text:p>
          </table:table-cell>
          <table:table-cell table:style-name="ce177" table:formula="of:=SUM([.D12:.AH12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10">
            <text:p>10</text:p>
          </table:table-cell>
          <table:table-cell table:style-name="ce45" office:value-type="string">
            <text:p>HaTT</text:p>
          </table:table-cell>
          <table:table-cell table:style-name="ce177" table:formula="of:=SUM([.D13:.AH13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11">
            <text:p>11</text:p>
          </table:table-cell>
          <table:table-cell table:style-name="ce44" office:value-type="string">
            <text:p>HaiNM</text:p>
          </table:table-cell>
          <table:table-cell table:style-name="ce177" table:formula="of:=SUM([.D14:.AH14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12">
            <text:p>12</text:p>
          </table:table-cell>
          <table:table-cell table:style-name="ce44" office:value-type="string">
            <text:p>HangDTT</text:p>
          </table:table-cell>
          <table:table-cell table:style-name="ce177" table:formula="of:=SUM([.D15:.AH15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13">
            <text:p>13</text:p>
          </table:table-cell>
          <table:table-cell table:style-name="ce44" office:value-type="string">
            <text:p>HienNV</text:p>
          </table:table-cell>
          <table:table-cell table:style-name="ce177" table:formula="of:=SUM([.D16:.AH16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14">
            <text:p>14</text:p>
          </table:table-cell>
          <table:table-cell table:style-name="ce44" office:value-type="string">
            <text:p>HienVT</text:p>
          </table:table-cell>
          <table:table-cell table:style-name="ce177" table:formula="of:=SUM([.D17:.AH17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15">
            <text:p>15</text:p>
          </table:table-cell>
          <table:table-cell table:style-name="ce44" office:value-type="string">
            <text:p>HiepNH</text:p>
          </table:table-cell>
          <table:table-cell table:style-name="ce177" table:formula="of:=SUM([.D18:.AH18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16">
            <text:p>16</text:p>
          </table:table-cell>
          <table:table-cell table:style-name="ce44" office:value-type="string">
            <text:p>HieuNKT</text:p>
          </table:table-cell>
          <table:table-cell table:style-name="ce177" table:formula="of:=SUM([.D19:.AH19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17">
            <text:p>17</text:p>
          </table:table-cell>
          <table:table-cell table:style-name="ce44" office:value-type="string">
            <text:p>HungLV</text:p>
          </table:table-cell>
          <table:table-cell table:style-name="ce177" table:formula="of:=SUM([.D20:.AH20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18">
            <text:p>18</text:p>
          </table:table-cell>
          <table:table-cell table:style-name="ce44" office:value-type="string">
            <text:p>HungNC</text:p>
          </table:table-cell>
          <table:table-cell table:style-name="ce177" table:formula="of:=SUM([.D21:.AH21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19">
            <text:p>19</text:p>
          </table:table-cell>
          <table:table-cell table:style-name="ce44" office:value-type="string">
            <text:p>HungPN</text:p>
          </table:table-cell>
          <table:table-cell table:style-name="ce177" table:formula="of:=SUM([.D22:.AH22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20">
            <text:p>20</text:p>
          </table:table-cell>
          <table:table-cell table:style-name="ce44" office:value-type="string">
            <text:p>HuyNG</text:p>
          </table:table-cell>
          <table:table-cell table:style-name="ce177" table:formula="of:=SUM([.D23:.AH23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21">
            <text:p>21</text:p>
          </table:table-cell>
          <table:table-cell table:style-name="ce44" office:value-type="string">
            <text:p>KhaiLV</text:p>
          </table:table-cell>
          <table:table-cell table:style-name="ce177" table:formula="of:=SUM([.D24:.AH24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22">
            <text:p>22</text:p>
          </table:table-cell>
          <table:table-cell table:style-name="ce44" office:value-type="string">
            <text:p>KhangNHH</text:p>
          </table:table-cell>
          <table:table-cell table:style-name="ce177" table:formula="of:=SUM([.D25:.AH25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23">
            <text:p>23</text:p>
          </table:table-cell>
          <table:table-cell table:style-name="ce44" office:value-type="string">
            <text:p>KietNVT</text:p>
          </table:table-cell>
          <table:table-cell table:style-name="ce177" table:formula="of:=SUM([.D26:.AH26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24">
            <text:p>24</text:p>
          </table:table-cell>
          <table:table-cell table:style-name="ce44" office:value-type="string">
            <text:p>LinhBT</text:p>
          </table:table-cell>
          <table:table-cell table:style-name="ce177" table:formula="of:=SUM([.D27:.AH27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25">
            <text:p>25</text:p>
          </table:table-cell>
          <table:table-cell table:style-name="ce44" office:value-type="string">
            <text:p>MaiLT</text:p>
          </table:table-cell>
          <table:table-cell table:style-name="ce177" table:formula="of:=SUM([.D28:.AH28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26">
            <text:p>26</text:p>
          </table:table-cell>
          <table:table-cell table:style-name="ce75" office:value-type="string">
            <text:p>MaiNTT</text:p>
          </table:table-cell>
          <table:table-cell table:style-name="ce177" table:formula="of:=SUM([.D29:.AH29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27">
            <text:p>27</text:p>
          </table:table-cell>
          <table:table-cell table:style-name="ce44" office:value-type="string">
            <text:p>ManhNB</text:p>
          </table:table-cell>
          <table:table-cell table:style-name="ce177" table:formula="of:=SUM([.D30:.AH30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28">
            <text:p>28</text:p>
          </table:table-cell>
          <table:table-cell table:style-name="ce44" office:value-type="string">
            <text:p>NamTH</text:p>
          </table:table-cell>
          <table:table-cell table:style-name="ce177" table:formula="of:=SUM([.D31:.AH31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29">
            <text:p>29</text:p>
          </table:table-cell>
          <table:table-cell table:style-name="ce44" office:value-type="string">
            <text:p>NamTV</text:p>
          </table:table-cell>
          <table:table-cell table:style-name="ce177" table:formula="of:=SUM([.D32:.AH32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30">
            <text:p>30</text:p>
          </table:table-cell>
          <table:table-cell table:style-name="ce44" office:value-type="string">
            <text:p>NhanHTH</text:p>
          </table:table-cell>
          <table:table-cell table:style-name="ce177" table:formula="of:=SUM([.D33:.AH33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31">
            <text:p>31</text:p>
          </table:table-cell>
          <table:table-cell table:style-name="ce44" office:value-type="string">
            <text:p>NhanNM</text:p>
          </table:table-cell>
          <table:table-cell table:style-name="ce177" table:formula="of:=SUM([.D34:.AH34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32">
            <text:p>32</text:p>
          </table:table-cell>
          <table:table-cell table:style-name="ce44" office:value-type="string">
            <text:p>NhungHTH</text:p>
          </table:table-cell>
          <table:table-cell table:style-name="ce177" table:formula="of:=SUM([.D35:.AH35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49"/>
          <table:table-cell table:number-columns-repeated="3"/>
        </table:table-row>
        <table:table-row table:style-name="ro8">
          <table:table-cell table:style-name="ce71" office:value-type="float" office:value="33">
            <text:p>33</text:p>
          </table:table-cell>
          <table:table-cell table:style-name="ce44" office:value-type="string">
            <text:p>NhuPHQ</text:p>
          </table:table-cell>
          <table:table-cell table:style-name="ce177" table:formula="of:=SUM([.D36:.AH36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49"/>
          <table:table-cell table:number-columns-repeated="3"/>
        </table:table-row>
        <table:table-row table:style-name="ro8">
          <table:table-cell table:style-name="ce71" office:value-type="float" office:value="34">
            <text:p>34</text:p>
          </table:table-cell>
          <table:table-cell table:style-name="ce44" office:value-type="string">
            <text:p>NhuVNQ</text:p>
          </table:table-cell>
          <table:table-cell table:style-name="ce177" table:formula="of:=SUM([.D37:.AH37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35">
            <text:p>35</text:p>
          </table:table-cell>
          <table:table-cell table:style-name="ce73" office:value-type="string">
            <text:p>PhatHDT</text:p>
          </table:table-cell>
          <table:table-cell table:style-name="ce177" table:formula="of:=SUM([.D38:.AH38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36">
            <text:p>36</text:p>
          </table:table-cell>
          <table:table-cell table:style-name="ce44" office:value-type="string">
            <text:p>PhuongPVH</text:p>
          </table:table-cell>
          <table:table-cell table:style-name="ce177" table:formula="of:=SUM([.D39:.AH39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37">
            <text:p>37</text:p>
          </table:table-cell>
          <table:table-cell table:style-name="ce45" office:value-type="string">
            <text:p>PhongPT</text:p>
          </table:table-cell>
          <table:table-cell table:style-name="ce177" table:formula="of:=SUM([.D40:.AH40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38">
            <text:p>38</text:p>
          </table:table-cell>
          <table:table-cell table:style-name="ce44" office:value-type="string">
            <text:p>PhongTH</text:p>
          </table:table-cell>
          <table:table-cell table:style-name="ce177" table:formula="of:=SUM([.D41:.AH41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39">
            <text:p>39</text:p>
          </table:table-cell>
          <table:table-cell table:style-name="ce44" office:value-type="string">
            <text:p>PhuTV</text:p>
          </table:table-cell>
          <table:table-cell table:style-name="ce177" table:formula="of:=SUM([.D42:.AH42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40">
            <text:p>40</text:p>
          </table:table-cell>
          <table:table-cell table:style-name="ce44" office:value-type="string">
            <text:p>QuangVD</text:p>
          </table:table-cell>
          <table:table-cell table:style-name="ce177" table:formula="of:=SUM([.D43:.AH43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41">
            <text:p>41</text:p>
          </table:table-cell>
          <table:table-cell table:style-name="ce44" office:value-type="string">
            <text:p>QuynhNNT</text:p>
          </table:table-cell>
          <table:table-cell table:style-name="ce177" table:formula="of:=SUM([.D44:.AH44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42">
            <text:p>42</text:p>
          </table:table-cell>
          <table:table-cell table:style-name="ce44" office:value-type="string">
            <text:p>TaiPA</text:p>
          </table:table-cell>
          <table:table-cell table:style-name="ce177" table:formula="of:=SUM([.D45:.AH45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43">
            <text:p>43</text:p>
          </table:table-cell>
          <table:table-cell table:style-name="ce44" office:value-type="string">
            <text:p>TinNQ</text:p>
          </table:table-cell>
          <table:table-cell table:style-name="ce177" table:formula="of:=SUM([.D46:.AH46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44">
            <text:p>44</text:p>
          </table:table-cell>
          <table:table-cell table:style-name="ce44" office:value-type="string">
            <text:p>TienND</text:p>
          </table:table-cell>
          <table:table-cell table:style-name="ce177" table:formula="of:=SUM([.D47:.AH47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45">
            <text:p>45</text:p>
          </table:table-cell>
          <table:table-cell table:style-name="ce44" office:value-type="string">
            <text:p>ThaiNHQ</text:p>
          </table:table-cell>
          <table:table-cell table:style-name="ce177" table:formula="of:=SUM([.D48:.AH48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46">
            <text:p>46</text:p>
          </table:table-cell>
          <table:table-cell table:style-name="ce44" office:value-type="string">
            <text:p>ThamDT</text:p>
          </table:table-cell>
          <table:table-cell table:style-name="ce177" table:formula="of:=SUM([.D49:.AH49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47">
            <text:p>47</text:p>
          </table:table-cell>
          <table:table-cell table:style-name="ce44" office:value-type="string">
            <text:p>ThaoDTN</text:p>
          </table:table-cell>
          <table:table-cell table:style-name="ce177" table:formula="of:=SUM([.D50:.AH50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48">
            <text:p>48</text:p>
          </table:table-cell>
          <table:table-cell table:style-name="ce44" office:value-type="string">
            <text:p>ThinhT</text:p>
          </table:table-cell>
          <table:table-cell table:style-name="ce177" table:formula="of:=SUM([.D51:.AH51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49">
            <text:p>49</text:p>
          </table:table-cell>
          <table:table-cell table:style-name="ce44" office:value-type="string">
            <text:p>ThuyLTT</text:p>
          </table:table-cell>
          <table:table-cell table:style-name="ce177" table:formula="of:=SUM([.D52:.AH52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50">
            <text:p>50</text:p>
          </table:table-cell>
          <table:table-cell table:style-name="ce44" office:value-type="string">
            <text:p>ThuyNTX</text:p>
          </table:table-cell>
          <table:table-cell table:style-name="ce177" table:formula="of:=SUM([.D53:.AH53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51">
            <text:p>51</text:p>
          </table:table-cell>
          <table:table-cell table:style-name="ce44" office:value-type="string">
            <text:p>ThuyenTTN</text:p>
          </table:table-cell>
          <table:table-cell table:style-name="ce177" table:formula="of:=SUM([.D54:.AH54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52">
            <text:p>52</text:p>
          </table:table-cell>
          <table:table-cell table:style-name="ce74" office:value-type="string">
            <text:p>VietBA</text:p>
          </table:table-cell>
          <table:table-cell table:style-name="ce177" table:formula="of:=SUM([.D55:.AH55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53">
            <text:p>53</text:p>
          </table:table-cell>
          <table:table-cell table:style-name="ce44" office:value-type="string">
            <text:p>VietLT</text:p>
          </table:table-cell>
          <table:table-cell table:style-name="ce177" table:formula="of:=SUM([.D56:.AH56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54">
            <text:p>54</text:p>
          </table:table-cell>
          <table:table-cell table:style-name="ce44" office:value-type="string">
            <text:p>VinhP</text:p>
          </table:table-cell>
          <table:table-cell table:style-name="ce177" table:formula="of:=SUM([.D57:.AH57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2" table:number-rows-repeated="65346">
          <table:table-cell table:style-name="ce43" table:number-columns-repeated="3"/>
          <table:table-cell table:style-name="ce182" table:number-columns-repeated="31"/>
          <table:table-cell table:style-name="ce43" table:number-columns-repeated="952"/>
        </table:table-row>
        <table:table-row table:style-name="ro2" table:number-rows-repeated="49">
          <table:table-cell table:style-name="ce43" table:number-columns-repeated="3"/>
          <table:table-cell table:style-name="ce182"/>
          <table:table-cell table:number-columns-repeated="27"/>
          <table:table-cell table:style-name="ce182" table:number-columns-repeated="3"/>
          <table:table-cell table:style-name="ce43" table:number-columns-repeated="952"/>
        </table:table-row>
        <table:table-row table:style-name="ro2" table:number-rows-repeated="983123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811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194"/>
        <table:table-column table:style-name="co26" table:number-columns-repeated="7" table:default-cell-style-name="ce194"/>
        <table:table-column table:style-name="co25" table:number-columns-repeated="16" table:default-cell-style-name="ce194"/>
        <table:table-column table:style-name="co7" table:number-columns-repeated="952" table:default-cell-style-name="Default"/>
        <table:table-row table:style-name="ro2">
          <table:table-cell table:style-name="ce70"/>
          <table:table-cell table:style-name="ce72" table:number-columns-repeated="2"/>
          <table:table-cell table:style-name="ce189" table:number-columns-repeated="8"/>
          <table:table-cell table:style-name="ce195" office:value-type="string" table:number-columns-spanned="2" table:number-rows-spanned="1">
            <text:p>Month</text:p>
          </table:table-cell>
          <table:covered-table-cell table:style-name="ce196"/>
          <table:table-cell table:style-name="ce197" table:content-validation-name="val1" office:value-type="float" office:value="8" table:number-columns-spanned="2" table:number-rows-spanned="1">
            <text:p>8</text:p>
          </table:table-cell>
          <table:covered-table-cell table:style-name="ce196"/>
          <table:table-cell table:style-name="ce195" office:value-type="string" table:number-columns-spanned="2" table:number-rows-spanned="1">
            <text:p>Year</text:p>
          </table:table-cell>
          <table:covered-table-cell table:style-name="ce196"/>
          <table:table-cell table:style-name="ce195" office:value-type="float" office:value="2018" table:number-columns-spanned="2" table:number-rows-spanned="1">
            <text:p>2018</text:p>
          </table:table-cell>
          <table:covered-table-cell table:style-name="ce198"/>
          <table:table-cell table:style-name="ce189" table:number-columns-repeated="15"/>
          <table:table-cell table:style-name="ce87" table:number-columns-repeated="952"/>
        </table:table-row>
        <table:table-row table:style-name="ro2">
          <table:table-cell table:style-name="ce70" table:number-columns-repeated="3"/>
          <table:table-cell table:style-name="ce190" table:formula="of:=DATE([.$R$1];[.N1];1)" office:value-type="date" office:date-value="2018-08-01">
            <text:p>01</text:p>
          </table:table-cell>
          <table:table-cell table:style-name="ce190" table:formula="of:=[.D2]+1" office:value-type="date" office:date-value="2018-08-02">
            <text:p>02</text:p>
          </table:table-cell>
          <table:table-cell table:style-name="ce190" table:formula="of:=[.E2]+1" office:value-type="date" office:date-value="2018-08-03">
            <text:p>03</text:p>
          </table:table-cell>
          <table:table-cell table:style-name="ce190" table:formula="of:=[.F2]+1" office:value-type="date" office:date-value="2018-08-04">
            <text:p>04</text:p>
          </table:table-cell>
          <table:table-cell table:style-name="ce190" table:formula="of:=[.G2]+1" office:value-type="date" office:date-value="2018-08-05">
            <text:p>05</text:p>
          </table:table-cell>
          <table:table-cell table:style-name="ce190" table:formula="of:=[.H2]+1" office:value-type="date" office:date-value="2018-08-06">
            <text:p>06</text:p>
          </table:table-cell>
          <table:table-cell table:style-name="ce190" table:formula="of:=[.I2]+1" office:value-type="date" office:date-value="2018-08-07">
            <text:p>07</text:p>
          </table:table-cell>
          <table:table-cell table:style-name="ce190" table:formula="of:=[.J2]+1" office:value-type="date" office:date-value="2018-08-08">
            <text:p>08</text:p>
          </table:table-cell>
          <table:table-cell table:style-name="ce190" table:formula="of:=[.K2]+1" office:value-type="date" office:date-value="2018-08-09">
            <text:p>09</text:p>
          </table:table-cell>
          <table:table-cell table:style-name="ce190" table:formula="of:=[.L2]+1" office:value-type="date" office:date-value="2018-08-10">
            <text:p>10</text:p>
          </table:table-cell>
          <table:table-cell table:style-name="ce190" table:formula="of:=[.M2]+1" office:value-type="date" office:date-value="2018-08-11">
            <text:p>11</text:p>
          </table:table-cell>
          <table:table-cell table:style-name="ce190" table:formula="of:=[.N2]+1" office:value-type="date" office:date-value="2018-08-12">
            <text:p>12</text:p>
          </table:table-cell>
          <table:table-cell table:style-name="ce190" table:formula="of:=[.O2]+1" office:value-type="date" office:date-value="2018-08-13">
            <text:p>13</text:p>
          </table:table-cell>
          <table:table-cell table:style-name="ce190" table:formula="of:=[.P2]+1" office:value-type="date" office:date-value="2018-08-14">
            <text:p>14</text:p>
          </table:table-cell>
          <table:table-cell table:style-name="ce190" table:formula="of:=[.Q2]+1" office:value-type="date" office:date-value="2018-08-15">
            <text:p>15</text:p>
          </table:table-cell>
          <table:table-cell table:style-name="ce190" table:formula="of:=[.R2]+1" office:value-type="date" office:date-value="2018-08-16">
            <text:p>16</text:p>
          </table:table-cell>
          <table:table-cell table:style-name="ce190" table:formula="of:=[.S2]+1" office:value-type="date" office:date-value="2018-08-17">
            <text:p>17</text:p>
          </table:table-cell>
          <table:table-cell table:style-name="ce190" table:formula="of:=[.T2]+1" office:value-type="date" office:date-value="2018-08-18">
            <text:p>18</text:p>
          </table:table-cell>
          <table:table-cell table:style-name="ce190" table:formula="of:=[.U2]+1" office:value-type="date" office:date-value="2018-08-19">
            <text:p>19</text:p>
          </table:table-cell>
          <table:table-cell table:style-name="ce190" table:formula="of:=[.V2]+1" office:value-type="date" office:date-value="2018-08-20">
            <text:p>20</text:p>
          </table:table-cell>
          <table:table-cell table:style-name="ce190" table:formula="of:=[.W2]+1" office:value-type="date" office:date-value="2018-08-21">
            <text:p>21</text:p>
          </table:table-cell>
          <table:table-cell table:style-name="ce190" table:formula="of:=[.X2]+1" office:value-type="date" office:date-value="2018-08-22">
            <text:p>22</text:p>
          </table:table-cell>
          <table:table-cell table:style-name="ce190" table:formula="of:=[.Y2]+1" office:value-type="date" office:date-value="2018-08-23">
            <text:p>23</text:p>
          </table:table-cell>
          <table:table-cell table:style-name="ce190" table:formula="of:=[.Z2]+1" office:value-type="date" office:date-value="2018-08-24">
            <text:p>24</text:p>
          </table:table-cell>
          <table:table-cell table:style-name="ce190" table:formula="of:=[.AA2]+1" office:value-type="date" office:date-value="2018-08-25">
            <text:p>25</text:p>
          </table:table-cell>
          <table:table-cell table:style-name="ce190" table:formula="of:=[.AB2]+1" office:value-type="date" office:date-value="2018-08-26">
            <text:p>26</text:p>
          </table:table-cell>
          <table:table-cell table:style-name="ce190" table:formula="of:=[.AC2]+1" office:value-type="date" office:date-value="2018-08-27">
            <text:p>27</text:p>
          </table:table-cell>
          <table:table-cell table:style-name="ce190" table:formula="of:=[.AD2]+1" office:value-type="date" office:date-value="2018-08-28">
            <text:p>28</text:p>
          </table:table-cell>
          <table:table-cell table:style-name="ce190" table:formula="of:=[.AE2]+1" office:value-type="date" office:date-value="2018-08-29">
            <text:p>29</text:p>
          </table:table-cell>
          <table:table-cell table:style-name="ce190" table:formula="of:=[.AF2]+1" office:value-type="date" office:date-value="2018-08-30">
            <text:p>30</text:p>
          </table:table-cell>
          <table:table-cell table:style-name="ce190" table:formula="of:=[.AG2]+1" office:value-type="date" office:date-value="2018-08-31">
            <text:p>31</text:p>
          </table:table-cell>
          <table:table-cell table:style-name="ce87" table:number-columns-repeated="952"/>
        </table:table-row>
        <table:table-row table:style-name="ro8">
          <table:table-cell table:style-name="ce70" office:value-type="string">
            <text:p>No.</text:p>
          </table:table-cell>
          <table:table-cell table:style-name="ce70" office:value-type="string">
            <text:p>Name</text:p>
          </table:table-cell>
          <table:table-cell table:style-name="ce70" office:value-type="string">
            <text:p>Absent</text:p>
          </table:table-cell>
          <table:table-cell table:style-name="ce191" table:formula="of:=CHOOSE(WEEKDAY([.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91" table:formula="of:=CHOOSE(WEEKDAY([.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91" table:formula="of:=CHOOSE(WEEKDAY([.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91" table:formula="of:=CHOOSE(WEEKDAY([.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91" table:formula="of:=CHOOSE(WEEKDAY([.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91" table:formula="of:=CHOOSE(WEEKDAY([.I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91" table:formula="of:=CHOOSE(WEEKDAY([.J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91" table:formula="of:=CHOOSE(WEEKDAY([.K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91" table:formula="of:=CHOOSE(WEEKDAY([.L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91" table:formula="of:=CHOOSE(WEEKDAY([.M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91" table:formula="of:=CHOOSE(WEEKDAY([.N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91" table:formula="of:=CHOOSE(WEEKDAY([.O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91" table:formula="of:=CHOOSE(WEEKDAY([.P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91" table:formula="of:=CHOOSE(WEEKDAY([.Q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91" table:formula="of:=CHOOSE(WEEKDAY([.R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91" table:formula="of:=CHOOSE(WEEKDAY([.S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91" table:formula="of:=CHOOSE(WEEKDAY([.T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91" table:formula="of:=CHOOSE(WEEKDAY([.U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91" table:formula="of:=CHOOSE(WEEKDAY([.V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91" table:formula="of:=CHOOSE(WEEKDAY([.W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91" table:formula="of:=CHOOSE(WEEKDAY([.X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91" table:formula="of:=CHOOSE(WEEKDAY([.Y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91" table:formula="of:=CHOOSE(WEEKDAY([.Z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91" table:formula="of:=CHOOSE(WEEKDAY([.AA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91" table:formula="of:=CHOOSE(WEEKDAY([.AB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91" table:formula="of:=CHOOSE(WEEKDAY([.AC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91" table:formula="of:=CHOOSE(WEEKDAY([.A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91" table:formula="of:=CHOOSE(WEEKDAY([.A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91" table:formula="of:=CHOOSE(WEEKDAY([.A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91" table:formula="of:=CHOOSE(WEEKDAY([.A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91" table:formula="of:=CHOOSE(WEEKDAY([.AH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7" table:number-columns-repeated="952"/>
        </table:table-row>
        <table:table-row table:style-name="ro8">
          <table:table-cell table:style-name="ce71" office:value-type="float" office:value="1">
            <text:p>1</text:p>
          </table:table-cell>
          <table:table-cell table:style-name="ce44" office:value-type="string">
            <text:p>BinhNT</text:p>
          </table:table-cell>
          <table:table-cell table:style-name="ce188" table:formula="of:=SUM([.D4:.AH4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2">
            <text:p>2</text:p>
          </table:table-cell>
          <table:table-cell table:style-name="ce44" office:value-type="string">
            <text:p>ChienTX</text:p>
          </table:table-cell>
          <table:table-cell table:style-name="ce188" table:formula="of:=SUM([.D5:.AH5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3">
            <text:p>3</text:p>
          </table:table-cell>
          <table:table-cell table:style-name="ce44" office:value-type="string">
            <text:p>CuongNH</text:p>
          </table:table-cell>
          <table:table-cell table:style-name="ce188" table:formula="of:=SUM([.D6:.AH6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49"/>
          <table:table-cell table:number-columns-repeated="3"/>
        </table:table-row>
        <table:table-row table:style-name="ro8">
          <table:table-cell table:style-name="ce71" office:value-type="float" office:value="4">
            <text:p>4</text:p>
          </table:table-cell>
          <table:table-cell table:style-name="ce73" office:value-type="string">
            <text:p>CuongNM</text:p>
          </table:table-cell>
          <table:table-cell table:style-name="ce188" table:formula="of:=SUM([.D7:.AH7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5">
            <text:p>5</text:p>
          </table:table-cell>
          <table:table-cell table:style-name="ce44" office:value-type="string">
            <text:p>DuongDN</text:p>
          </table:table-cell>
          <table:table-cell table:style-name="ce188" table:formula="of:=SUM([.D8:.AH8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6">
            <text:p>6</text:p>
          </table:table-cell>
          <table:table-cell table:style-name="ce44" office:value-type="string">
            <text:p>DuyNM</text:p>
          </table:table-cell>
          <table:table-cell table:style-name="ce188" table:formula="of:=SUM([.D9:.AH9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7">
            <text:p>7</text:p>
          </table:table-cell>
          <table:table-cell table:style-name="ce44" office:value-type="string">
            <text:p>DuyenLT</text:p>
          </table:table-cell>
          <table:table-cell table:style-name="ce188" table:formula="of:=SUM([.D10:.AH10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8">
            <text:p>8</text:p>
          </table:table-cell>
          <table:table-cell table:style-name="ce44" office:value-type="string">
            <text:p>GiauNV</text:p>
          </table:table-cell>
          <table:table-cell table:style-name="ce188" table:formula="of:=SUM([.D11:.AH11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9">
            <text:p>9</text:p>
          </table:table-cell>
          <table:table-cell table:style-name="ce74" office:value-type="string">
            <text:p>HaTH</text:p>
          </table:table-cell>
          <table:table-cell table:style-name="ce188" table:formula="of:=SUM([.D12:.AH12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10">
            <text:p>10</text:p>
          </table:table-cell>
          <table:table-cell table:style-name="ce45" office:value-type="string">
            <text:p>HaTT</text:p>
          </table:table-cell>
          <table:table-cell table:style-name="ce188" table:formula="of:=SUM([.D13:.AH13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11">
            <text:p>11</text:p>
          </table:table-cell>
          <table:table-cell table:style-name="ce44" office:value-type="string">
            <text:p>HaiNM</text:p>
          </table:table-cell>
          <table:table-cell table:style-name="ce188" table:formula="of:=SUM([.D14:.AH14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12">
            <text:p>12</text:p>
          </table:table-cell>
          <table:table-cell table:style-name="ce44" office:value-type="string">
            <text:p>HangDTT</text:p>
          </table:table-cell>
          <table:table-cell table:style-name="ce188" table:formula="of:=SUM([.D15:.AH15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13">
            <text:p>13</text:p>
          </table:table-cell>
          <table:table-cell table:style-name="ce44" office:value-type="string">
            <text:p>HienNV</text:p>
          </table:table-cell>
          <table:table-cell table:style-name="ce188" table:formula="of:=SUM([.D16:.AH16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14">
            <text:p>14</text:p>
          </table:table-cell>
          <table:table-cell table:style-name="ce44" office:value-type="string">
            <text:p>HienVT</text:p>
          </table:table-cell>
          <table:table-cell table:style-name="ce188" table:formula="of:=SUM([.D17:.AH17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15">
            <text:p>15</text:p>
          </table:table-cell>
          <table:table-cell table:style-name="ce44" office:value-type="string">
            <text:p>HiepNH</text:p>
          </table:table-cell>
          <table:table-cell table:style-name="ce188" table:formula="of:=SUM([.D18:.AH18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16">
            <text:p>16</text:p>
          </table:table-cell>
          <table:table-cell table:style-name="ce44" office:value-type="string">
            <text:p>HieuNKT</text:p>
          </table:table-cell>
          <table:table-cell table:style-name="ce188" table:formula="of:=SUM([.D19:.AH19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17">
            <text:p>17</text:p>
          </table:table-cell>
          <table:table-cell table:style-name="ce44" office:value-type="string">
            <text:p>HungLV</text:p>
          </table:table-cell>
          <table:table-cell table:style-name="ce188" table:formula="of:=SUM([.D20:.AH20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18">
            <text:p>18</text:p>
          </table:table-cell>
          <table:table-cell table:style-name="ce44" office:value-type="string">
            <text:p>HungNC</text:p>
          </table:table-cell>
          <table:table-cell table:style-name="ce188" table:formula="of:=SUM([.D21:.AH21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19">
            <text:p>19</text:p>
          </table:table-cell>
          <table:table-cell table:style-name="ce44" office:value-type="string">
            <text:p>HungPN</text:p>
          </table:table-cell>
          <table:table-cell table:style-name="ce188" table:formula="of:=SUM([.D22:.AH22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20">
            <text:p>20</text:p>
          </table:table-cell>
          <table:table-cell table:style-name="ce44" office:value-type="string">
            <text:p>HuyNG</text:p>
          </table:table-cell>
          <table:table-cell table:style-name="ce188" table:formula="of:=SUM([.D23:.AH23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21">
            <text:p>21</text:p>
          </table:table-cell>
          <table:table-cell table:style-name="ce44" office:value-type="string">
            <text:p>KhaiLV</text:p>
          </table:table-cell>
          <table:table-cell table:style-name="ce188" table:formula="of:=SUM([.D24:.AH24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22">
            <text:p>22</text:p>
          </table:table-cell>
          <table:table-cell table:style-name="ce44" office:value-type="string">
            <text:p>KhangNHH</text:p>
          </table:table-cell>
          <table:table-cell table:style-name="ce188" table:formula="of:=SUM([.D25:.AH25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23">
            <text:p>23</text:p>
          </table:table-cell>
          <table:table-cell table:style-name="ce44" office:value-type="string">
            <text:p>KietNVT</text:p>
          </table:table-cell>
          <table:table-cell table:style-name="ce188" table:formula="of:=SUM([.D26:.AH26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24">
            <text:p>24</text:p>
          </table:table-cell>
          <table:table-cell table:style-name="ce44" office:value-type="string">
            <text:p>LinhBT</text:p>
          </table:table-cell>
          <table:table-cell table:style-name="ce188" table:formula="of:=SUM([.D27:.AH27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25">
            <text:p>25</text:p>
          </table:table-cell>
          <table:table-cell table:style-name="ce44" office:value-type="string">
            <text:p>MaiLT</text:p>
          </table:table-cell>
          <table:table-cell table:style-name="ce188" table:formula="of:=SUM([.D28:.AH28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26">
            <text:p>26</text:p>
          </table:table-cell>
          <table:table-cell table:style-name="ce75" office:value-type="string">
            <text:p>MaiNTT</text:p>
          </table:table-cell>
          <table:table-cell table:style-name="ce188" table:formula="of:=SUM([.D29:.AH29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27">
            <text:p>27</text:p>
          </table:table-cell>
          <table:table-cell table:style-name="ce44" office:value-type="string">
            <text:p>ManhNB</text:p>
          </table:table-cell>
          <table:table-cell table:style-name="ce188" table:formula="of:=SUM([.D30:.AH30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28">
            <text:p>28</text:p>
          </table:table-cell>
          <table:table-cell table:style-name="ce44" office:value-type="string">
            <text:p>NamTH</text:p>
          </table:table-cell>
          <table:table-cell table:style-name="ce188" table:formula="of:=SUM([.D31:.AH31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29">
            <text:p>29</text:p>
          </table:table-cell>
          <table:table-cell table:style-name="ce44" office:value-type="string">
            <text:p>NamTV</text:p>
          </table:table-cell>
          <table:table-cell table:style-name="ce188" table:formula="of:=SUM([.D32:.AH32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30">
            <text:p>30</text:p>
          </table:table-cell>
          <table:table-cell table:style-name="ce44" office:value-type="string">
            <text:p>NhanHTH</text:p>
          </table:table-cell>
          <table:table-cell table:style-name="ce188" table:formula="of:=SUM([.D33:.AH33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31">
            <text:p>31</text:p>
          </table:table-cell>
          <table:table-cell table:style-name="ce44" office:value-type="string">
            <text:p>NhanNM</text:p>
          </table:table-cell>
          <table:table-cell table:style-name="ce188" table:formula="of:=SUM([.D34:.AH34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32">
            <text:p>32</text:p>
          </table:table-cell>
          <table:table-cell table:style-name="ce44" office:value-type="string">
            <text:p>NhungHTH</text:p>
          </table:table-cell>
          <table:table-cell table:style-name="ce188" table:formula="of:=SUM([.D35:.AH35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49"/>
          <table:table-cell table:number-columns-repeated="3"/>
        </table:table-row>
        <table:table-row table:style-name="ro8">
          <table:table-cell table:style-name="ce71" office:value-type="float" office:value="33">
            <text:p>33</text:p>
          </table:table-cell>
          <table:table-cell table:style-name="ce44" office:value-type="string">
            <text:p>NhuPHQ</text:p>
          </table:table-cell>
          <table:table-cell table:style-name="ce188" table:formula="of:=SUM([.D36:.AH36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49"/>
          <table:table-cell table:number-columns-repeated="3"/>
        </table:table-row>
        <table:table-row table:style-name="ro8">
          <table:table-cell table:style-name="ce71" office:value-type="float" office:value="34">
            <text:p>34</text:p>
          </table:table-cell>
          <table:table-cell table:style-name="ce44" office:value-type="string">
            <text:p>NhuVNQ</text:p>
          </table:table-cell>
          <table:table-cell table:style-name="ce188" table:formula="of:=SUM([.D37:.AH37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35">
            <text:p>35</text:p>
          </table:table-cell>
          <table:table-cell table:style-name="ce73" office:value-type="string">
            <text:p>PhatHDT</text:p>
          </table:table-cell>
          <table:table-cell table:style-name="ce188" table:formula="of:=SUM([.D38:.AH38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36">
            <text:p>36</text:p>
          </table:table-cell>
          <table:table-cell table:style-name="ce44" office:value-type="string">
            <text:p>PhuongPVH</text:p>
          </table:table-cell>
          <table:table-cell table:style-name="ce188" table:formula="of:=SUM([.D39:.AH39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37">
            <text:p>37</text:p>
          </table:table-cell>
          <table:table-cell table:style-name="ce45" office:value-type="string">
            <text:p>PhongPT</text:p>
          </table:table-cell>
          <table:table-cell table:style-name="ce188" table:formula="of:=SUM([.D40:.AH40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38">
            <text:p>38</text:p>
          </table:table-cell>
          <table:table-cell table:style-name="ce44" office:value-type="string">
            <text:p>PhongTH</text:p>
          </table:table-cell>
          <table:table-cell table:style-name="ce188" table:formula="of:=SUM([.D41:.AH41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39">
            <text:p>39</text:p>
          </table:table-cell>
          <table:table-cell table:style-name="ce44" office:value-type="string">
            <text:p>PhuTV</text:p>
          </table:table-cell>
          <table:table-cell table:style-name="ce188" table:formula="of:=SUM([.D42:.AH42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40">
            <text:p>40</text:p>
          </table:table-cell>
          <table:table-cell table:style-name="ce44" office:value-type="string">
            <text:p>QuangVD</text:p>
          </table:table-cell>
          <table:table-cell table:style-name="ce188" table:formula="of:=SUM([.D43:.AH43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41">
            <text:p>41</text:p>
          </table:table-cell>
          <table:table-cell table:style-name="ce44" office:value-type="string">
            <text:p>QuynhNNT</text:p>
          </table:table-cell>
          <table:table-cell table:style-name="ce188" table:formula="of:=SUM([.D44:.AH44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42">
            <text:p>42</text:p>
          </table:table-cell>
          <table:table-cell table:style-name="ce44" office:value-type="string">
            <text:p>TaiPA</text:p>
          </table:table-cell>
          <table:table-cell table:style-name="ce188" table:formula="of:=SUM([.D45:.AH45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43">
            <text:p>43</text:p>
          </table:table-cell>
          <table:table-cell table:style-name="ce44" office:value-type="string">
            <text:p>TinNQ</text:p>
          </table:table-cell>
          <table:table-cell table:style-name="ce188" table:formula="of:=SUM([.D46:.AH46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44">
            <text:p>44</text:p>
          </table:table-cell>
          <table:table-cell table:style-name="ce44" office:value-type="string">
            <text:p>TienND</text:p>
          </table:table-cell>
          <table:table-cell table:style-name="ce188" table:formula="of:=SUM([.D47:.AH47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45">
            <text:p>45</text:p>
          </table:table-cell>
          <table:table-cell table:style-name="ce44" office:value-type="string">
            <text:p>ThaiNHQ</text:p>
          </table:table-cell>
          <table:table-cell table:style-name="ce188" table:formula="of:=SUM([.D48:.AH48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46">
            <text:p>46</text:p>
          </table:table-cell>
          <table:table-cell table:style-name="ce44" office:value-type="string">
            <text:p>ThamDT</text:p>
          </table:table-cell>
          <table:table-cell table:style-name="ce188" table:formula="of:=SUM([.D49:.AH49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47">
            <text:p>47</text:p>
          </table:table-cell>
          <table:table-cell table:style-name="ce44" office:value-type="string">
            <text:p>ThaoDTN</text:p>
          </table:table-cell>
          <table:table-cell table:style-name="ce188" table:formula="of:=SUM([.D50:.AH50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48">
            <text:p>48</text:p>
          </table:table-cell>
          <table:table-cell table:style-name="ce44" office:value-type="string">
            <text:p>ThinhT</text:p>
          </table:table-cell>
          <table:table-cell table:style-name="ce188" table:formula="of:=SUM([.D51:.AH51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49">
            <text:p>49</text:p>
          </table:table-cell>
          <table:table-cell table:style-name="ce44" office:value-type="string">
            <text:p>ThuyLTT</text:p>
          </table:table-cell>
          <table:table-cell table:style-name="ce188" table:formula="of:=SUM([.D52:.AH52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50">
            <text:p>50</text:p>
          </table:table-cell>
          <table:table-cell table:style-name="ce44" office:value-type="string">
            <text:p>ThuyNTX</text:p>
          </table:table-cell>
          <table:table-cell table:style-name="ce188" table:formula="of:=SUM([.D53:.AH53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51">
            <text:p>51</text:p>
          </table:table-cell>
          <table:table-cell table:style-name="ce44" office:value-type="string">
            <text:p>ThuyenTTN</text:p>
          </table:table-cell>
          <table:table-cell table:style-name="ce188" table:formula="of:=SUM([.D54:.AH54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52">
            <text:p>52</text:p>
          </table:table-cell>
          <table:table-cell table:style-name="ce74" office:value-type="string">
            <text:p>VietBA</text:p>
          </table:table-cell>
          <table:table-cell table:style-name="ce188" table:formula="of:=SUM([.D55:.AH55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53">
            <text:p>53</text:p>
          </table:table-cell>
          <table:table-cell table:style-name="ce44" office:value-type="string">
            <text:p>VietLT</text:p>
          </table:table-cell>
          <table:table-cell table:style-name="ce188" table:formula="of:=SUM([.D56:.AH56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54">
            <text:p>54</text:p>
          </table:table-cell>
          <table:table-cell table:style-name="ce44" office:value-type="string">
            <text:p>VinhP</text:p>
          </table:table-cell>
          <table:table-cell table:style-name="ce188" table:formula="of:=SUM([.D57:.AH57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2" table:number-rows-repeated="65346">
          <table:table-cell table:style-name="ce43" table:number-columns-repeated="3"/>
          <table:table-cell table:style-name="ce193" table:number-columns-repeated="31"/>
          <table:table-cell table:style-name="ce43" table:number-columns-repeated="952"/>
        </table:table-row>
        <table:table-row table:style-name="ro2" table:number-rows-repeated="49">
          <table:table-cell table:style-name="ce43" table:number-columns-repeated="3"/>
          <table:table-cell table:style-name="ce193"/>
          <table:table-cell table:number-columns-repeated="27"/>
          <table:table-cell table:style-name="ce193" table:number-columns-repeated="3"/>
          <table:table-cell table:style-name="ce43" table:number-columns-repeated="952"/>
        </table:table-row>
        <table:table-row table:style-name="ro2" table:number-rows-repeated="983123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812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205"/>
        <table:table-column table:style-name="co26" table:number-columns-repeated="7" table:default-cell-style-name="ce205"/>
        <table:table-column table:style-name="co25" table:number-columns-repeated="16" table:default-cell-style-name="ce205"/>
        <table:table-column table:style-name="co7" table:number-columns-repeated="952" table:default-cell-style-name="Default"/>
        <table:table-row table:style-name="ro2">
          <table:table-cell table:style-name="ce70"/>
          <table:table-cell table:style-name="ce72" table:number-columns-repeated="2"/>
          <table:table-cell table:style-name="ce200" table:number-columns-repeated="8"/>
          <table:table-cell table:style-name="ce206" office:value-type="string" table:number-columns-spanned="2" table:number-rows-spanned="1">
            <text:p>Month</text:p>
          </table:table-cell>
          <table:covered-table-cell table:style-name="ce207"/>
          <table:table-cell table:style-name="ce208" table:content-validation-name="val1" office:value-type="float" office:value="8" table:number-columns-spanned="2" table:number-rows-spanned="1">
            <text:p>8</text:p>
          </table:table-cell>
          <table:covered-table-cell table:style-name="ce207"/>
          <table:table-cell table:style-name="ce206" office:value-type="string" table:number-columns-spanned="2" table:number-rows-spanned="1">
            <text:p>Year</text:p>
          </table:table-cell>
          <table:covered-table-cell table:style-name="ce207"/>
          <table:table-cell table:style-name="ce206" office:value-type="float" office:value="2018" table:number-columns-spanned="2" table:number-rows-spanned="1">
            <text:p>2018</text:p>
          </table:table-cell>
          <table:covered-table-cell table:style-name="ce209"/>
          <table:table-cell table:style-name="ce200" table:number-columns-repeated="15"/>
          <table:table-cell table:style-name="ce87" table:number-columns-repeated="952"/>
        </table:table-row>
        <table:table-row table:style-name="ro2">
          <table:table-cell table:style-name="ce70" table:number-columns-repeated="3"/>
          <table:table-cell table:style-name="ce201" table:formula="of:=DATE([.$R$1];[.N1];1)" office:value-type="date" office:date-value="2018-08-01">
            <text:p>01</text:p>
          </table:table-cell>
          <table:table-cell table:style-name="ce201" table:formula="of:=[.D2]+1" office:value-type="date" office:date-value="2018-08-02">
            <text:p>02</text:p>
          </table:table-cell>
          <table:table-cell table:style-name="ce201" table:formula="of:=[.E2]+1" office:value-type="date" office:date-value="2018-08-03">
            <text:p>03</text:p>
          </table:table-cell>
          <table:table-cell table:style-name="ce201" table:formula="of:=[.F2]+1" office:value-type="date" office:date-value="2018-08-04">
            <text:p>04</text:p>
          </table:table-cell>
          <table:table-cell table:style-name="ce201" table:formula="of:=[.G2]+1" office:value-type="date" office:date-value="2018-08-05">
            <text:p>05</text:p>
          </table:table-cell>
          <table:table-cell table:style-name="ce201" table:formula="of:=[.H2]+1" office:value-type="date" office:date-value="2018-08-06">
            <text:p>06</text:p>
          </table:table-cell>
          <table:table-cell table:style-name="ce201" table:formula="of:=[.I2]+1" office:value-type="date" office:date-value="2018-08-07">
            <text:p>07</text:p>
          </table:table-cell>
          <table:table-cell table:style-name="ce201" table:formula="of:=[.J2]+1" office:value-type="date" office:date-value="2018-08-08">
            <text:p>08</text:p>
          </table:table-cell>
          <table:table-cell table:style-name="ce201" table:formula="of:=[.K2]+1" office:value-type="date" office:date-value="2018-08-09">
            <text:p>09</text:p>
          </table:table-cell>
          <table:table-cell table:style-name="ce201" table:formula="of:=[.L2]+1" office:value-type="date" office:date-value="2018-08-10">
            <text:p>10</text:p>
          </table:table-cell>
          <table:table-cell table:style-name="ce201" table:formula="of:=[.M2]+1" office:value-type="date" office:date-value="2018-08-11">
            <text:p>11</text:p>
          </table:table-cell>
          <table:table-cell table:style-name="ce201" table:formula="of:=[.N2]+1" office:value-type="date" office:date-value="2018-08-12">
            <text:p>12</text:p>
          </table:table-cell>
          <table:table-cell table:style-name="ce201" table:formula="of:=[.O2]+1" office:value-type="date" office:date-value="2018-08-13">
            <text:p>13</text:p>
          </table:table-cell>
          <table:table-cell table:style-name="ce201" table:formula="of:=[.P2]+1" office:value-type="date" office:date-value="2018-08-14">
            <text:p>14</text:p>
          </table:table-cell>
          <table:table-cell table:style-name="ce201" table:formula="of:=[.Q2]+1" office:value-type="date" office:date-value="2018-08-15">
            <text:p>15</text:p>
          </table:table-cell>
          <table:table-cell table:style-name="ce201" table:formula="of:=[.R2]+1" office:value-type="date" office:date-value="2018-08-16">
            <text:p>16</text:p>
          </table:table-cell>
          <table:table-cell table:style-name="ce201" table:formula="of:=[.S2]+1" office:value-type="date" office:date-value="2018-08-17">
            <text:p>17</text:p>
          </table:table-cell>
          <table:table-cell table:style-name="ce201" table:formula="of:=[.T2]+1" office:value-type="date" office:date-value="2018-08-18">
            <text:p>18</text:p>
          </table:table-cell>
          <table:table-cell table:style-name="ce201" table:formula="of:=[.U2]+1" office:value-type="date" office:date-value="2018-08-19">
            <text:p>19</text:p>
          </table:table-cell>
          <table:table-cell table:style-name="ce201" table:formula="of:=[.V2]+1" office:value-type="date" office:date-value="2018-08-20">
            <text:p>20</text:p>
          </table:table-cell>
          <table:table-cell table:style-name="ce201" table:formula="of:=[.W2]+1" office:value-type="date" office:date-value="2018-08-21">
            <text:p>21</text:p>
          </table:table-cell>
          <table:table-cell table:style-name="ce201" table:formula="of:=[.X2]+1" office:value-type="date" office:date-value="2018-08-22">
            <text:p>22</text:p>
          </table:table-cell>
          <table:table-cell table:style-name="ce201" table:formula="of:=[.Y2]+1" office:value-type="date" office:date-value="2018-08-23">
            <text:p>23</text:p>
          </table:table-cell>
          <table:table-cell table:style-name="ce201" table:formula="of:=[.Z2]+1" office:value-type="date" office:date-value="2018-08-24">
            <text:p>24</text:p>
          </table:table-cell>
          <table:table-cell table:style-name="ce201" table:formula="of:=[.AA2]+1" office:value-type="date" office:date-value="2018-08-25">
            <text:p>25</text:p>
          </table:table-cell>
          <table:table-cell table:style-name="ce201" table:formula="of:=[.AB2]+1" office:value-type="date" office:date-value="2018-08-26">
            <text:p>26</text:p>
          </table:table-cell>
          <table:table-cell table:style-name="ce201" table:formula="of:=[.AC2]+1" office:value-type="date" office:date-value="2018-08-27">
            <text:p>27</text:p>
          </table:table-cell>
          <table:table-cell table:style-name="ce201" table:formula="of:=[.AD2]+1" office:value-type="date" office:date-value="2018-08-28">
            <text:p>28</text:p>
          </table:table-cell>
          <table:table-cell table:style-name="ce201" table:formula="of:=[.AE2]+1" office:value-type="date" office:date-value="2018-08-29">
            <text:p>29</text:p>
          </table:table-cell>
          <table:table-cell table:style-name="ce201" table:formula="of:=[.AF2]+1" office:value-type="date" office:date-value="2018-08-30">
            <text:p>30</text:p>
          </table:table-cell>
          <table:table-cell table:style-name="ce201" table:formula="of:=[.AG2]+1" office:value-type="date" office:date-value="2018-08-31">
            <text:p>31</text:p>
          </table:table-cell>
          <table:table-cell table:style-name="ce87" table:number-columns-repeated="952"/>
        </table:table-row>
        <table:table-row table:style-name="ro8">
          <table:table-cell table:style-name="ce70" office:value-type="string">
            <text:p>No.</text:p>
          </table:table-cell>
          <table:table-cell table:style-name="ce70" office:value-type="string">
            <text:p>Name</text:p>
          </table:table-cell>
          <table:table-cell table:style-name="ce70" office:value-type="string">
            <text:p>Absent</text:p>
          </table:table-cell>
          <table:table-cell table:style-name="ce202" table:formula="of:=CHOOSE(WEEKDAY([.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02" table:formula="of:=CHOOSE(WEEKDAY([.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02" table:formula="of:=CHOOSE(WEEKDAY([.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02" table:formula="of:=CHOOSE(WEEKDAY([.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02" table:formula="of:=CHOOSE(WEEKDAY([.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02" table:formula="of:=CHOOSE(WEEKDAY([.I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02" table:formula="of:=CHOOSE(WEEKDAY([.J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02" table:formula="of:=CHOOSE(WEEKDAY([.K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02" table:formula="of:=CHOOSE(WEEKDAY([.L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02" table:formula="of:=CHOOSE(WEEKDAY([.M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02" table:formula="of:=CHOOSE(WEEKDAY([.N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02" table:formula="of:=CHOOSE(WEEKDAY([.O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02" table:formula="of:=CHOOSE(WEEKDAY([.P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02" table:formula="of:=CHOOSE(WEEKDAY([.Q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02" table:formula="of:=CHOOSE(WEEKDAY([.R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02" table:formula="of:=CHOOSE(WEEKDAY([.S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02" table:formula="of:=CHOOSE(WEEKDAY([.T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02" table:formula="of:=CHOOSE(WEEKDAY([.U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02" table:formula="of:=CHOOSE(WEEKDAY([.V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02" table:formula="of:=CHOOSE(WEEKDAY([.W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02" table:formula="of:=CHOOSE(WEEKDAY([.X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02" table:formula="of:=CHOOSE(WEEKDAY([.Y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02" table:formula="of:=CHOOSE(WEEKDAY([.Z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02" table:formula="of:=CHOOSE(WEEKDAY([.AA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02" table:formula="of:=CHOOSE(WEEKDAY([.AB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02" table:formula="of:=CHOOSE(WEEKDAY([.AC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02" table:formula="of:=CHOOSE(WEEKDAY([.A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02" table:formula="of:=CHOOSE(WEEKDAY([.A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02" table:formula="of:=CHOOSE(WEEKDAY([.A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02" table:formula="of:=CHOOSE(WEEKDAY([.A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02" table:formula="of:=CHOOSE(WEEKDAY([.AH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7" table:number-columns-repeated="952"/>
        </table:table-row>
        <table:table-row table:style-name="ro8">
          <table:table-cell table:style-name="ce71" office:value-type="float" office:value="1">
            <text:p>1</text:p>
          </table:table-cell>
          <table:table-cell table:style-name="ce44" office:value-type="string">
            <text:p>BinhNT</text:p>
          </table:table-cell>
          <table:table-cell table:style-name="ce199" table:formula="of:=SUM([.D4:.AH4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2">
            <text:p>2</text:p>
          </table:table-cell>
          <table:table-cell table:style-name="ce44" office:value-type="string">
            <text:p>ChienTX</text:p>
          </table:table-cell>
          <table:table-cell table:style-name="ce199" table:formula="of:=SUM([.D5:.AH5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3">
            <text:p>3</text:p>
          </table:table-cell>
          <table:table-cell table:style-name="ce44" office:value-type="string">
            <text:p>CuongNH</text:p>
          </table:table-cell>
          <table:table-cell table:style-name="ce199" table:formula="of:=SUM([.D6:.AH6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49"/>
          <table:table-cell table:number-columns-repeated="3"/>
        </table:table-row>
        <table:table-row table:style-name="ro8">
          <table:table-cell table:style-name="ce71" office:value-type="float" office:value="4">
            <text:p>4</text:p>
          </table:table-cell>
          <table:table-cell table:style-name="ce73" office:value-type="string">
            <text:p>CuongNM</text:p>
          </table:table-cell>
          <table:table-cell table:style-name="ce199" table:formula="of:=SUM([.D7:.AH7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5">
            <text:p>5</text:p>
          </table:table-cell>
          <table:table-cell table:style-name="ce44" office:value-type="string">
            <text:p>DuongDN</text:p>
          </table:table-cell>
          <table:table-cell table:style-name="ce199" table:formula="of:=SUM([.D8:.AH8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6">
            <text:p>6</text:p>
          </table:table-cell>
          <table:table-cell table:style-name="ce44" office:value-type="string">
            <text:p>DuyNM</text:p>
          </table:table-cell>
          <table:table-cell table:style-name="ce199" table:formula="of:=SUM([.D9:.AH9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7">
            <text:p>7</text:p>
          </table:table-cell>
          <table:table-cell table:style-name="ce44" office:value-type="string">
            <text:p>DuyenLT</text:p>
          </table:table-cell>
          <table:table-cell table:style-name="ce199" table:formula="of:=SUM([.D10:.AH10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8">
            <text:p>8</text:p>
          </table:table-cell>
          <table:table-cell table:style-name="ce44" office:value-type="string">
            <text:p>GiauNV</text:p>
          </table:table-cell>
          <table:table-cell table:style-name="ce199" table:formula="of:=SUM([.D11:.AH11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9">
            <text:p>9</text:p>
          </table:table-cell>
          <table:table-cell table:style-name="ce74" office:value-type="string">
            <text:p>HaTH</text:p>
          </table:table-cell>
          <table:table-cell table:style-name="ce199" table:formula="of:=SUM([.D12:.AH12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10">
            <text:p>10</text:p>
          </table:table-cell>
          <table:table-cell table:style-name="ce45" office:value-type="string">
            <text:p>HaTT</text:p>
          </table:table-cell>
          <table:table-cell table:style-name="ce199" table:formula="of:=SUM([.D13:.AH13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11">
            <text:p>11</text:p>
          </table:table-cell>
          <table:table-cell table:style-name="ce44" office:value-type="string">
            <text:p>HaiNM</text:p>
          </table:table-cell>
          <table:table-cell table:style-name="ce199" table:formula="of:=SUM([.D14:.AH14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12">
            <text:p>12</text:p>
          </table:table-cell>
          <table:table-cell table:style-name="ce44" office:value-type="string">
            <text:p>HangDTT</text:p>
          </table:table-cell>
          <table:table-cell table:style-name="ce199" table:formula="of:=SUM([.D15:.AH15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13">
            <text:p>13</text:p>
          </table:table-cell>
          <table:table-cell table:style-name="ce44" office:value-type="string">
            <text:p>HienNV</text:p>
          </table:table-cell>
          <table:table-cell table:style-name="ce199" table:formula="of:=SUM([.D16:.AH16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14">
            <text:p>14</text:p>
          </table:table-cell>
          <table:table-cell table:style-name="ce44" office:value-type="string">
            <text:p>HienVT</text:p>
          </table:table-cell>
          <table:table-cell table:style-name="ce199" table:formula="of:=SUM([.D17:.AH17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15">
            <text:p>15</text:p>
          </table:table-cell>
          <table:table-cell table:style-name="ce44" office:value-type="string">
            <text:p>HiepNH</text:p>
          </table:table-cell>
          <table:table-cell table:style-name="ce199" table:formula="of:=SUM([.D18:.AH18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16">
            <text:p>16</text:p>
          </table:table-cell>
          <table:table-cell table:style-name="ce44" office:value-type="string">
            <text:p>HieuNKT</text:p>
          </table:table-cell>
          <table:table-cell table:style-name="ce199" table:formula="of:=SUM([.D19:.AH19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17">
            <text:p>17</text:p>
          </table:table-cell>
          <table:table-cell table:style-name="ce44" office:value-type="string">
            <text:p>HungLV</text:p>
          </table:table-cell>
          <table:table-cell table:style-name="ce199" table:formula="of:=SUM([.D20:.AH20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18">
            <text:p>18</text:p>
          </table:table-cell>
          <table:table-cell table:style-name="ce44" office:value-type="string">
            <text:p>HungNC</text:p>
          </table:table-cell>
          <table:table-cell table:style-name="ce199" table:formula="of:=SUM([.D21:.AH21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19">
            <text:p>19</text:p>
          </table:table-cell>
          <table:table-cell table:style-name="ce44" office:value-type="string">
            <text:p>HungPN</text:p>
          </table:table-cell>
          <table:table-cell table:style-name="ce199" table:formula="of:=SUM([.D22:.AH22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20">
            <text:p>20</text:p>
          </table:table-cell>
          <table:table-cell table:style-name="ce44" office:value-type="string">
            <text:p>HuyNG</text:p>
          </table:table-cell>
          <table:table-cell table:style-name="ce199" table:formula="of:=SUM([.D23:.AH23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21">
            <text:p>21</text:p>
          </table:table-cell>
          <table:table-cell table:style-name="ce44" office:value-type="string">
            <text:p>KhaiLV</text:p>
          </table:table-cell>
          <table:table-cell table:style-name="ce199" table:formula="of:=SUM([.D24:.AH24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22">
            <text:p>22</text:p>
          </table:table-cell>
          <table:table-cell table:style-name="ce44" office:value-type="string">
            <text:p>KhangNHH</text:p>
          </table:table-cell>
          <table:table-cell table:style-name="ce199" table:formula="of:=SUM([.D25:.AH25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23">
            <text:p>23</text:p>
          </table:table-cell>
          <table:table-cell table:style-name="ce44" office:value-type="string">
            <text:p>KietNVT</text:p>
          </table:table-cell>
          <table:table-cell table:style-name="ce199" table:formula="of:=SUM([.D26:.AH26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24">
            <text:p>24</text:p>
          </table:table-cell>
          <table:table-cell table:style-name="ce44" office:value-type="string">
            <text:p>LinhBT</text:p>
          </table:table-cell>
          <table:table-cell table:style-name="ce199" table:formula="of:=SUM([.D27:.AH27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25">
            <text:p>25</text:p>
          </table:table-cell>
          <table:table-cell table:style-name="ce44" office:value-type="string">
            <text:p>MaiLT</text:p>
          </table:table-cell>
          <table:table-cell table:style-name="ce199" table:formula="of:=SUM([.D28:.AH28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26">
            <text:p>26</text:p>
          </table:table-cell>
          <table:table-cell table:style-name="ce75" office:value-type="string">
            <text:p>MaiNTT</text:p>
          </table:table-cell>
          <table:table-cell table:style-name="ce199" table:formula="of:=SUM([.D29:.AH29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27">
            <text:p>27</text:p>
          </table:table-cell>
          <table:table-cell table:style-name="ce44" office:value-type="string">
            <text:p>ManhNB</text:p>
          </table:table-cell>
          <table:table-cell table:style-name="ce199" table:formula="of:=SUM([.D30:.AH30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28">
            <text:p>28</text:p>
          </table:table-cell>
          <table:table-cell table:style-name="ce44" office:value-type="string">
            <text:p>NamTH</text:p>
          </table:table-cell>
          <table:table-cell table:style-name="ce199" table:formula="of:=SUM([.D31:.AH31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29">
            <text:p>29</text:p>
          </table:table-cell>
          <table:table-cell table:style-name="ce44" office:value-type="string">
            <text:p>NamTV</text:p>
          </table:table-cell>
          <table:table-cell table:style-name="ce199" table:formula="of:=SUM([.D32:.AH32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30">
            <text:p>30</text:p>
          </table:table-cell>
          <table:table-cell table:style-name="ce44" office:value-type="string">
            <text:p>NhanHTH</text:p>
          </table:table-cell>
          <table:table-cell table:style-name="ce199" table:formula="of:=SUM([.D33:.AH33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31">
            <text:p>31</text:p>
          </table:table-cell>
          <table:table-cell table:style-name="ce44" office:value-type="string">
            <text:p>NhanNM</text:p>
          </table:table-cell>
          <table:table-cell table:style-name="ce199" table:formula="of:=SUM([.D34:.AH34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32">
            <text:p>32</text:p>
          </table:table-cell>
          <table:table-cell table:style-name="ce44" office:value-type="string">
            <text:p>NhungHTH</text:p>
          </table:table-cell>
          <table:table-cell table:style-name="ce199" table:formula="of:=SUM([.D35:.AH35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49"/>
          <table:table-cell table:number-columns-repeated="3"/>
        </table:table-row>
        <table:table-row table:style-name="ro8">
          <table:table-cell table:style-name="ce71" office:value-type="float" office:value="33">
            <text:p>33</text:p>
          </table:table-cell>
          <table:table-cell table:style-name="ce44" office:value-type="string">
            <text:p>NhuPHQ</text:p>
          </table:table-cell>
          <table:table-cell table:style-name="ce199" table:formula="of:=SUM([.D36:.AH36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49"/>
          <table:table-cell table:number-columns-repeated="3"/>
        </table:table-row>
        <table:table-row table:style-name="ro8">
          <table:table-cell table:style-name="ce71" office:value-type="float" office:value="34">
            <text:p>34</text:p>
          </table:table-cell>
          <table:table-cell table:style-name="ce44" office:value-type="string">
            <text:p>NhuVNQ</text:p>
          </table:table-cell>
          <table:table-cell table:style-name="ce199" table:formula="of:=SUM([.D37:.AH37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35">
            <text:p>35</text:p>
          </table:table-cell>
          <table:table-cell table:style-name="ce73" office:value-type="string">
            <text:p>PhatHDT</text:p>
          </table:table-cell>
          <table:table-cell table:style-name="ce199" table:formula="of:=SUM([.D38:.AH38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36">
            <text:p>36</text:p>
          </table:table-cell>
          <table:table-cell table:style-name="ce44" office:value-type="string">
            <text:p>PhuongPVH</text:p>
          </table:table-cell>
          <table:table-cell table:style-name="ce199" table:formula="of:=SUM([.D39:.AH39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37">
            <text:p>37</text:p>
          </table:table-cell>
          <table:table-cell table:style-name="ce45" office:value-type="string">
            <text:p>PhongPT</text:p>
          </table:table-cell>
          <table:table-cell table:style-name="ce199" table:formula="of:=SUM([.D40:.AH40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38">
            <text:p>38</text:p>
          </table:table-cell>
          <table:table-cell table:style-name="ce44" office:value-type="string">
            <text:p>PhongTH</text:p>
          </table:table-cell>
          <table:table-cell table:style-name="ce199" table:formula="of:=SUM([.D41:.AH41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39">
            <text:p>39</text:p>
          </table:table-cell>
          <table:table-cell table:style-name="ce44" office:value-type="string">
            <text:p>PhuTV</text:p>
          </table:table-cell>
          <table:table-cell table:style-name="ce199" table:formula="of:=SUM([.D42:.AH42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40">
            <text:p>40</text:p>
          </table:table-cell>
          <table:table-cell table:style-name="ce44" office:value-type="string">
            <text:p>QuangVD</text:p>
          </table:table-cell>
          <table:table-cell table:style-name="ce199" table:formula="of:=SUM([.D43:.AH43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41">
            <text:p>41</text:p>
          </table:table-cell>
          <table:table-cell table:style-name="ce44" office:value-type="string">
            <text:p>QuynhNNT</text:p>
          </table:table-cell>
          <table:table-cell table:style-name="ce199" table:formula="of:=SUM([.D44:.AH44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42">
            <text:p>42</text:p>
          </table:table-cell>
          <table:table-cell table:style-name="ce44" office:value-type="string">
            <text:p>TaiPA</text:p>
          </table:table-cell>
          <table:table-cell table:style-name="ce199" table:formula="of:=SUM([.D45:.AH45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43">
            <text:p>43</text:p>
          </table:table-cell>
          <table:table-cell table:style-name="ce44" office:value-type="string">
            <text:p>TinNQ</text:p>
          </table:table-cell>
          <table:table-cell table:style-name="ce199" table:formula="of:=SUM([.D46:.AH46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44">
            <text:p>44</text:p>
          </table:table-cell>
          <table:table-cell table:style-name="ce44" office:value-type="string">
            <text:p>TienND</text:p>
          </table:table-cell>
          <table:table-cell table:style-name="ce199" table:formula="of:=SUM([.D47:.AH47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45">
            <text:p>45</text:p>
          </table:table-cell>
          <table:table-cell table:style-name="ce44" office:value-type="string">
            <text:p>ThaiNHQ</text:p>
          </table:table-cell>
          <table:table-cell table:style-name="ce199" table:formula="of:=SUM([.D48:.AH48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46">
            <text:p>46</text:p>
          </table:table-cell>
          <table:table-cell table:style-name="ce44" office:value-type="string">
            <text:p>ThamDT</text:p>
          </table:table-cell>
          <table:table-cell table:style-name="ce199" table:formula="of:=SUM([.D49:.AH49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47">
            <text:p>47</text:p>
          </table:table-cell>
          <table:table-cell table:style-name="ce44" office:value-type="string">
            <text:p>ThaoDTN</text:p>
          </table:table-cell>
          <table:table-cell table:style-name="ce199" table:formula="of:=SUM([.D50:.AH50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48">
            <text:p>48</text:p>
          </table:table-cell>
          <table:table-cell table:style-name="ce44" office:value-type="string">
            <text:p>ThinhT</text:p>
          </table:table-cell>
          <table:table-cell table:style-name="ce199" table:formula="of:=SUM([.D51:.AH51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49">
            <text:p>49</text:p>
          </table:table-cell>
          <table:table-cell table:style-name="ce44" office:value-type="string">
            <text:p>ThuyLTT</text:p>
          </table:table-cell>
          <table:table-cell table:style-name="ce199" table:formula="of:=SUM([.D52:.AH52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50">
            <text:p>50</text:p>
          </table:table-cell>
          <table:table-cell table:style-name="ce44" office:value-type="string">
            <text:p>ThuyNTX</text:p>
          </table:table-cell>
          <table:table-cell table:style-name="ce199" table:formula="of:=SUM([.D53:.AH53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51">
            <text:p>51</text:p>
          </table:table-cell>
          <table:table-cell table:style-name="ce44" office:value-type="string">
            <text:p>ThuyenTTN</text:p>
          </table:table-cell>
          <table:table-cell table:style-name="ce199" table:formula="of:=SUM([.D54:.AH54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52">
            <text:p>52</text:p>
          </table:table-cell>
          <table:table-cell table:style-name="ce74" office:value-type="string">
            <text:p>VietBA</text:p>
          </table:table-cell>
          <table:table-cell table:style-name="ce199" table:formula="of:=SUM([.D55:.AH55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53">
            <text:p>53</text:p>
          </table:table-cell>
          <table:table-cell table:style-name="ce44" office:value-type="string">
            <text:p>VietLT</text:p>
          </table:table-cell>
          <table:table-cell table:style-name="ce199" table:formula="of:=SUM([.D56:.AH56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8">
          <table:table-cell table:style-name="ce71" office:value-type="float" office:value="54">
            <text:p>54</text:p>
          </table:table-cell>
          <table:table-cell table:style-name="ce44" office:value-type="string">
            <text:p>VinhP</text:p>
          </table:table-cell>
          <table:table-cell table:style-name="ce199" table:formula="of:=SUM([.D57:.AH57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2" table:number-rows-repeated="65346">
          <table:table-cell table:style-name="ce43" table:number-columns-repeated="3"/>
          <table:table-cell table:style-name="ce204" table:number-columns-repeated="31"/>
          <table:table-cell table:style-name="ce43" table:number-columns-repeated="952"/>
        </table:table-row>
        <table:table-row table:style-name="ro2" table:number-rows-repeated="49">
          <table:table-cell table:style-name="ce43" table:number-columns-repeated="3"/>
          <table:table-cell table:style-name="ce204"/>
          <table:table-cell table:number-columns-repeated="27"/>
          <table:table-cell table:style-name="ce204" table:number-columns-repeated="3"/>
          <table:table-cell table:style-name="ce43" table:number-columns-repeated="952"/>
        </table:table-row>
        <table:table-row table:style-name="ro2" table:number-rows-repeated="983123">
          <table:table-cell table:number-columns-repeated="986"/>
        </table:table-row>
        <table:table-row table:style-name="ro2">
          <table:table-cell table:number-columns-repeated="986"/>
        </table:table-row>
      </table:table>
      <table:database-ranges>
        <table:database-range table:name="__Anonymous_Sheet_DB__1" table:target-range-address="Tong_Hop_Ngay_Nghi_2018.A7:Tong_Hop_Ngay_Nghi_2018.O61" table:display-filter-buttons="true"/>
        <table:database-range table:name="__Anonymous_Sheet_DB__2" table:target-range-address="Tong_Hop_Ngay_Nghi_2018.A6:Tong_Hop_Ngay_Nghi_2018.O61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1" svg:font-family="'Times New Roman'" style:font-family-generic="swiss"/>
    <style:font-face style:name="MS Mincho" svg:font-family="'MS Mincho', 'ＭＳ 明朝'" style:font-family-generic="modern" style:font-pitch="fixed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18">
      <number:number number:decimal-places="1" number:min-integer-digits="1"/>
    </number:number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date-style style:name="N145">
      <number:month/>
      <number:text>/</number:text>
      <number:day/>
      <number:text>/</number:text>
      <number:year number:style="long"/>
    </number:date-style>
    <number:date-style style:name="N146">
      <number:hours/>
      <number:text>:</number:text>
      <number:minutes number:style="long"/>
      <number:text> A</number:text>
      <number:month/>
      <number:text>P</number:text>
      <number:month/>
    </number:date-style>
    <number:date-style style:name="N14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148">
      <number:number number:decimal-places="2" number:min-integer-digits="2"/>
      <number:text>$</number:text>
    </number:number-style>
    <number:number-style style:name="N149P0" style:volatile="true">
      <number:number number:decimal-places="2" number:min-integer-digits="1" number:grouping="true"/>
    </number:number-style>
    <number:number-style style:name="N149">
      <style:text-properties fo:color="#ff0000"/>
      <number:text>-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number number:decimal-places="0" number:min-integer-digits="1" number:grouping="true"/>
    </number:number-style>
    <number:number-style style:name="N150">
      <style:text-properties fo:color="#ff0000"/>
      <number:number number:decimal-places="0" number:min-integer-digits="1" number:grouping="true"/>
      <style:map style:condition="value()&gt;=0" style:apply-style-name="N150P0"/>
    </number:number-style>
    <number:date-style style:name="N151">
      <number:day number:style="long"/>
      <number:text>-</number:text>
      <number:month number:style="long"/>
      <number:text>-</number:text>
      <number:year number:style="long"/>
    </number:date-style>
    <number:number-style style:name="N152">
      <number:number number:decimal-places="0" number:min-integer-digits="3"/>
    </number:number-style>
    <number:number-style style:name="N153">
      <number:number number:decimal-places="3" number:min-integer-digits="1"/>
    </number:number-style>
    <number:date-style style:name="N154">
      <number:day number:style="long"/>
      <number:text>/</number:text>
      <number:month number:style="long"/>
      <number:text>/</number:text>
      <number:year number:style="long"/>
    </number:date-style>
    <number:date-style style:name="N155">
      <number:day number:style="long"/>
      <number:text>/</number:text>
      <number:month number:style="long"/>
      <number:text>/</number:text>
      <number:year/>
      <number:text> </number:text>
      <number:hours number:style="long"/>
      <number:text>:</number:text>
      <number:minutes number:style="long"/>
    </number:date-style>
    <number:time-style style:name="N156">
      <number:hours number:style="long"/>
    </number:time-style>
    <number:time-style style:name="N157">
      <number:hours/>
      <number:text>:</number:text>
      <number:minutes number:style="long"/>
    </number:time-style>
    <number:date-style style:name="N158">
      <number:day number:style="long"/>
      <number:text>/</number:text>
      <number:month number:style="long"/>
    </number:date-style>
    <number:number-style style:name="N160P0" style:volatile="true">
      <number:text>Yes</number:text>
    </number:number-style>
    <number:number-style style:name="N160P1" style:volatile="true">
      <number:text>Yes</number:text>
    </number:number-style>
    <number:number-style style:name="N160">
      <number:text>No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True</number:text>
    </number:number-style>
    <number:number-style style:name="N162P1" style:volatile="true">
      <number:text>True</number:text>
    </number:number-style>
    <number:number-style style:name="N162">
      <number:text>False</number:text>
      <style:map style:condition="value()&gt;0" style:apply-style-name="N162P0"/>
      <style:map style:condition="value()&lt;0" style:apply-style-name="N162P1"/>
    </number:number-style>
    <number:number-style style:name="N164P0" style:volatile="true">
      <number:text>On</number:text>
    </number:number-style>
    <number:number-style style:name="N164P1" style:volatile="true">
      <number:text>On</number:text>
    </number:number-style>
    <number:number-style style:name="N164">
      <number:text>Off</number:text>
      <style:map style:condition="value()&gt;0" style:apply-style-name="N164P0"/>
      <style:map style:condition="value()&lt;0" style:apply-style-name="N164P1"/>
    </number:number-style>
    <number:currency-style style:name="N16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6P0"/>
    </number:currency-style>
    <number:date-style style:name="N167">
      <number:month number:textual="true"/>
      <number:text> </number:text>
      <number:day number:style="long"/>
      <number:text>, </number:text>
      <number:year number:style="long"/>
    </number:date-style>
    <number:date-style style:name="N168">
      <number:day number:style="long"/>
      <number:text>/</number:text>
      <number:month number:style="long"/>
      <number:text>/</number:text>
      <number:year/>
    </number:date-style>
    <number:percentage-style style:name="N169">
      <number:number number:decimal-places="3" number:min-integer-digits="1"/>
      <number:text>%</number:text>
    </number:percentage-style>
    <number:percentage-style style:name="N170">
      <number:number number:decimal-places="4" number:min-integer-digits="1"/>
      <number:text>%</number:text>
    </number:percentage-style>
    <number:percentage-style style:name="N171">
      <number:number number:decimal-places="1" number:min-integer-digits="1"/>
      <number:text>%</number:text>
    </number:percentage-style>
    <number:number-style style:name="N172">
      <number:number number:decimal-places="0" number:min-integer-digits="0"/>
    </number:number-style>
    <number:date-style style:name="N173P0" style:volatile="true">
      <number:month number:style="long"/>
      <number:text>/</number:text>
      <number:day number:style="long"/>
      <number:text>/</number:text>
      <number:year/>
    </number:date-style>
    <number:text-style style:name="N173">
      <number:text-content/>
      <style:map style:condition="value()&gt;=0" style:apply-style-name="N173P0"/>
    </number:text-style>
    <number:time-style style:name="N17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75P0" style:volatile="true">
      <number:number number:decimal-places="0" number:min-integer-digits="1"/>
    </number:number-style>
    <number:number-style style:name="N175">
      <style:text-properties fo:color="#ff0000"/>
      <number:number number:decimal-places="0" number:min-integer-digits="1"/>
      <style:map style:condition="value()&gt;=0" style:apply-style-name="N175P0"/>
    </number:number-style>
    <number:number-style style:name="N176">
      <number:number number:decimal-places="0" number:min-integer-digits="2"/>
      <number:text>/12</number:text>
    </number:number-style>
    <number:date-style style:name="N177">
      <number:month number:textual="true"/>
      <number:text>-</number:text>
      <number:year number:style="long"/>
    </number:date-style>
    <number:date-style style:name="N178">
      <number:year number:style="long"/>
    </number:date-style>
    <number:date-style style:name="N179">
      <number:month number:style="long"/>
      <number:text> </number:text>
      <number:day number:style="long"/>
      <number:text>, </number:text>
      <number:year number:style="long"/>
    </number:date-style>
    <number:number-style style:name="N180P0" style:volatile="true">
      <number:number number:decimal-places="0" number:min-integer-digits="1" number:grouping="true"/>
      <number:text> </number:text>
    </number:number-style>
    <number:number-style style:name="N180P1" style:volatile="true">
      <number:text> (</number:text>
      <number:number number:decimal-places="0" number:min-integer-digits="1" number:grouping="true"/>
      <number:text>)</number:text>
    </number:number-style>
    <number:number-style style:name="N180P2" style:volatile="true">
      <number:text> -</number:text>
      <number:number number:decimal-places="0" number:min-integer-digits="0"/>
      <number:text>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date-style style:name="N181">
      <number:text>Trần </number:text>
      <number:year number:style="long"/>
    </number:date-style>
    <number:number-style style:name="N182P0" style:volatile="true">
      <number:number number:decimal-places="2" number:min-integer-digits="1" number:grouping="true"/>
      <number:text> </number:text>
    </number:number-style>
    <number:number-style style:name="N182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82P0"/>
    </number:number-style>
    <number:number-style style:name="N183P0" style:volatile="true">
      <number:number number:decimal-places="0" number:min-integer-digits="1" number:grouping="true"/>
      <number:text> </number:text>
    </number:number-style>
    <number:number-style style:name="N183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83P0"/>
    </number:number-style>
    <number:number-style style:name="N184">
      <number:text>\</number:text>
      <number:number number:decimal-places="0" number:min-integer-digits="1" number:grouping="true"/>
    </number:number-style>
    <number:number-style style:name="N185P0" style:volatile="true">
      <number:text>\</number:text>
      <number:number number:decimal-places="0" number:min-integer-digits="1" number:grouping="true"/>
    </number:number-style>
    <number:number-style style:name="N185">
      <style:text-properties fo:color="#ff0000"/>
      <number:text>\\-</number:text>
      <number:number number:decimal-places="0" number:min-integer-digits="1" number:grouping="true"/>
      <style:map style:condition="value()&gt;=0" style:apply-style-name="N185P0"/>
    </number:number-style>
    <number:number-style style:name="N187P0" style:volatile="true">
      <number:text>\</number:text>
      <number:number number:decimal-places="2" number:min-integer-digits="1" number:grouping="true"/>
    </number:number-style>
    <number:number-style style:name="N187">
      <style:text-properties fo:color="#ff0000"/>
      <number:text>\\\\\\-</number:text>
      <number:number number:decimal-places="2" number:min-integer-digits="1" number:grouping="true"/>
      <style:map style:condition="value()&gt;=0" style:apply-style-name="N187P0"/>
    </number:number-style>
    <number:number-style style:name="N188P0" style:volatile="true">
      <number:text>\</number:text>
      <number:number number:decimal-places="2" number:min-integer-digits="1" number:grouping="true"/>
    </number:number-style>
    <number:number-style style:name="N188">
      <style:text-properties fo:color="#ff0000"/>
      <number:text>\-</number:text>
      <number:number number:decimal-places="2" number:min-integer-digits="1" number:grouping="true"/>
      <style:map style:condition="value()&gt;=0" style:apply-style-name="N188P0"/>
    </number:number-style>
    <number:number-style style:name="N189P0" style:volatile="true">
      <number:text>\</number:text>
      <number:number number:decimal-places="0" number:min-integer-digits="1" number:grouping="true"/>
    </number:number-style>
    <number:number-style style:name="N189">
      <style:text-properties fo:color="#ff0000"/>
      <number:text>\-</number:text>
      <number:number number:decimal-places="0" number:min-integer-digits="1" number:grouping="true"/>
      <style:map style:condition="value()&gt;=0" style:apply-style-name="N189P0"/>
    </number:number-style>
    <number:date-style style:name="N190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90">
      <number:text-content/>
      <style:map style:condition="value()&gt;=0" style:apply-style-name="N190P0"/>
    </number:text-style>
    <number:number-style style:name="N193P0" style:volatile="true">
      <number:number number:decimal-places="1" number:min-integer-digits="1" number:grouping="true"/>
      <number:text> </number:text>
    </number:number-style>
    <number:number-style style:name="N193P1" style:volatile="true">
      <number:text> (</number:text>
      <number:number number:decimal-places="1" number:min-integer-digits="1" number:grouping="true"/>
      <number:text>)</number:text>
    </number:number-style>
    <number:number-style style:name="N193P2" style:volatile="true">
      <number:text> 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date-style style:name="N194">
      <number:month number:style="long"/>
      <number:text>/</number:text>
      <number:year number:style="long"/>
    </number:date-style>
    <number:date-style style:name="N195">
      <number:month number:style="long"/>
      <number:text>/</number:text>
      <number:day-of-week number:style="long"/>
      <number:text>/</number:text>
      <number:year number:style="long"/>
    </number:date-style>
    <number:number-style style:name="N197P0" style:volatile="true">
      <number:text>TRUE</number:text>
    </number:number-style>
    <number:number-style style:name="N197P1" style:volatile="true">
      <number:text>TRUE</number:text>
    </number:number-style>
    <number:number-style style:name="N197">
      <number:text>FALSE</number:text>
      <style:map style:condition="value()&gt;0" style:apply-style-name="N197P0"/>
      <style:map style:condition="value()&lt;0" style:apply-style-name="N197P1"/>
    </number:number-style>
    <number:date-style style:name="N198">
      <number:month number:textual="true"/>
      <number:text> </number:text>
      <number:day number:style="long"/>
      <number:text>, </number:text>
      <number:year/>
    </number:date-style>
    <number:number-style style:name="N199">
      <number:number number:decimal-places="4" number:min-integer-digits="1"/>
    </number:number-style>
    <number:number-style style:name="N200">
      <number:number number:decimal-places="5" number:min-integer-digits="1"/>
    </number:number-style>
    <number:number-style style:name="N201">
      <number:number number:decimal-places="6" number:min-integer-digits="1"/>
    </number:number-style>
    <number:number-style style:name="N202">
      <number:number number:decimal-places="7" number:min-integer-digits="1"/>
    </number:number-style>
    <number:number-style style:name="N203">
      <number:number number:decimal-places="8" number:min-integer-digits="1"/>
    </number:number-style>
    <number:number-style style:name="N204">
      <number:number number:decimal-places="1" number:min-integer-digits="1" number:grouping="true"/>
    </number:number-style>
    <number:currency-style style:name="N2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2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06P0"/>
    </number:currency-style>
    <number:date-style style:name="N207">
      <number:day number:style="long"/>
    </number:date-style>
    <number:currency-style style:name="N209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209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209P0"/>
    </number:currency-style>
    <number:number-style style:name="N210P0" style:volatile="true">
      <number:number number:decimal-places="0" number:min-integer-digits="1" number:grouping="true"/>
    </number:number-style>
    <number:number-style style:name="N210">
      <number:text>-</number:text>
      <number:number number:decimal-places="0" number:min-integer-digits="1" number:grouping="true"/>
      <style:map style:condition="value()&gt;=0" style:apply-style-name="N210P0"/>
    </number:number-style>
    <number:number-style style:name="N211P0" style:volatile="true">
      <number:number number:decimal-places="0" number:min-integer-digits="1" number:grouping="true"/>
    </number:number-style>
    <number:number-style style:name="N211">
      <style:text-properties fo:color="#ff0000"/>
      <number:text>-</number:text>
      <number:number number:decimal-places="0" number:min-integer-digits="1" number:grouping="true"/>
      <style:map style:condition="value()&gt;=0" style:apply-style-name="N211P0"/>
    </number:number-style>
    <number:number-style style:name="N212P0" style:volatile="true">
      <number:number number:decimal-places="2" number:min-integer-digits="1" number:grouping="true"/>
    </number:number-style>
    <number:number-style style:name="N212">
      <number:text>-</number:text>
      <number:number number:decimal-places="2" number:min-integer-digits="1" number:grouping="true"/>
      <style:map style:condition="value()&gt;=0" style:apply-style-name="N212P0"/>
    </number:number-style>
    <number:number-style style:name="N213" number:title="User-defined">
      <number:text>4.1.1</number:text>
    </number:number-style>
    <number:number-style style:name="N214">
      <number:number number:decimal-places="2" number:min-integer-digits="1"/>
      <number:text>.</number:text>
    </number:number-style>
    <number:number-style style:name="N215">
      <number:number number:decimal-places="2" number:min-integer-digits="0" number:decimal-replacement=""/>
      <number:text>.</number:text>
    </number:number-style>
    <number:currency-style style:name="N21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1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17P0"/>
    </number:currency-style>
    <number:date-style style:name="N218">
      <number:day/>
      <number:text>-</number:text>
      <number:month number:textual="true"/>
      <number:text>-</number:text>
      <number:year/>
    </number:date-style>
    <number:number-style style:name="N219P0" style:volatile="true">
      <number:number number:decimal-places="1" number:min-integer-digits="1" number:grouping="true"/>
    </number:number-style>
    <number:number-style style:name="N219">
      <style:text-properties fo:color="#ff0000"/>
      <number:text>-</number:text>
      <number:number number:decimal-places="1" number:min-integer-digits="1" number:grouping="true"/>
      <style:map style:condition="value()&gt;=0" style:apply-style-name="N219P0"/>
    </number:number-style>
    <number:date-style style:name="N220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221">
      <number:number number:decimal-places="0" number:min-integer-digits="4" number:grouping="true"/>
      <number:text>$</number:text>
    </number:number-style>
    <number:number-style style:name="N223P0" style:volatile="true">
      <number:text>đồng</number:text>
      <number:number number:decimal-places="0" number:min-integer-digits="1" number:grouping="true"/>
      <number:text> </number:text>
    </number:number-style>
    <number:number-style style:name="N223">
      <number:text>(đồng</number:text>
      <number:number number:decimal-places="0" number:min-integer-digits="1" number:grouping="true"/>
      <number:text>)</number:text>
      <style:map style:condition="value()&gt;=0" style:apply-style-name="N223P0"/>
    </number:number-style>
    <number:number-style style:name="N224P0" style:volatile="true">
      <number:text>đồng</number:text>
      <number:number number:decimal-places="0" number:min-integer-digits="1" number:grouping="true"/>
      <number:text> </number:text>
    </number:number-style>
    <number:number-style style:name="N224">
      <style:text-properties fo:color="#ff0000"/>
      <number:text>(đồng</number:text>
      <number:number number:decimal-places="0" number:min-integer-digits="1" number:grouping="true"/>
      <number:text>)</number:text>
      <style:map style:condition="value()&gt;=0" style:apply-style-name="N224P0"/>
    </number:number-style>
    <number:number-style style:name="N226P0" style:volatile="true">
      <number:text>đồng</number:text>
      <number:number number:decimal-places="2" number:min-integer-digits="1" number:grouping="true"/>
      <number:text> </number:text>
    </number:number-style>
    <number:number-style style:name="N226">
      <number:text>(đồng</number:text>
      <number:number number:decimal-places="2" number:min-integer-digits="1" number:grouping="true"/>
      <number:text>)</number:text>
      <style:map style:condition="value()&gt;=0" style:apply-style-name="N226P0"/>
    </number:number-style>
    <number:number-style style:name="N227P0" style:volatile="true">
      <number:text>đồng</number:text>
      <number:number number:decimal-places="2" number:min-integer-digits="1" number:grouping="true"/>
      <number:text> </number:text>
    </number:number-style>
    <number:number-style style:name="N227">
      <style:text-properties fo:color="#ff0000"/>
      <number:text>(đồng</number:text>
      <number:number number:decimal-places="2" number:min-integer-digits="1" number:grouping="true"/>
      <number:text>)</number:text>
      <style:map style:condition="value()&gt;=0" style:apply-style-name="N227P0"/>
    </number:number-style>
    <number:number-style style:name="N231P0" style:volatile="true">
      <number:text> đồng</number:text>
      <number:number number:decimal-places="0" number:min-integer-digits="1" number:grouping="true"/>
      <number:text> </number:text>
    </number:number-style>
    <number:number-style style:name="N231P1" style:volatile="true">
      <number:text> đồng(</number:text>
      <number:number number:decimal-places="0" number:min-integer-digits="1" number:grouping="true"/>
      <number:text>)</number:text>
    </number:number-style>
    <number:number-style style:name="N231P2" style:volatile="true">
      <number:text> đồng-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number-style style:name="N235P0" style:volatile="true">
      <number:text> đồng</number:text>
      <number:number number:decimal-places="2" number:min-integer-digits="1" number:grouping="true"/>
      <number:text> </number:text>
    </number:number-style>
    <number:number-style style:name="N235P1" style:volatile="true">
      <number:text> đồng(</number:text>
      <number:number number:decimal-places="2" number:min-integer-digits="1" number:grouping="true"/>
      <number:text>)</number:text>
    </number:number-style>
    <number:number-style style:name="N235P2" style:volatile="true">
      <number:text> đồng-</number:text>
      <number:number number:decimal-places="0" number:min-integer-digits="0"/>
      <number:text>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currency-style style:name="N237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237">
      <style:text-properties fo:color="#ff0000"/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237P0"/>
    </number:currency-style>
    <number:currency-style style:name="N239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239">
      <style:text-properties fo:color="#ff0000"/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239P0"/>
    </number:currency-style>
    <number:date-style style:name="N240">
      <number:month number:style="long"/>
      <number:text>-</number:text>
      <number:day number:style="long"/>
      <number:text>-</number:text>
      <number:year number:style="long"/>
    </number:date-style>
    <number:date-style style:name="N241">
      <number:month number:textual="true"/>
      <number:text>-</number:text>
      <number:year/>
    </number:date-style>
    <number:date-style style:name="N243P0" style:volatile="true">
      <number:day/>
      <number:text>-</number:text>
      <number:month number:textual="true"/>
      <number:text>-</number:text>
      <number:year number:style="long"/>
    </number:date-style>
    <number:text-style style:name="N243">
      <number:text-content/>
      <style:map style:condition="value()&gt;=0" style:apply-style-name="N243P0"/>
    </number:text-style>
    <number:number-style style:name="N244P0" style:volatile="true">
      <number:number number:decimal-places="0" number:min-integer-digits="1" number:grouping="true"/>
      <number:text> </number:text>
    </number:number-style>
    <number:number-style style:name="N244">
      <number:text>(</number:text>
      <number:number number:decimal-places="0" number:min-integer-digits="1" number:grouping="true"/>
      <number:text>)</number:text>
      <style:map style:condition="value()&gt;=0" style:apply-style-name="N244P0"/>
    </number:number-style>
    <number:number-style style:name="N246P0" style:volatile="true">
      <number:number number:decimal-places="0" number:min-integer-digits="1"/>
      <number:text> </number:text>
    </number:number-style>
    <number:number-style style:name="N246">
      <number:text>(</number:text>
      <number:number number:decimal-places="0" number:min-integer-digits="1"/>
      <number:text>)</number:text>
      <style:map style:condition="value()&gt;=0" style:apply-style-name="N246P0"/>
    </number:number-style>
    <number:date-style style:name="N247">
      <number:month number:style="long" number:textual="true"/>
      <number:text> </number:text>
      <number:day/>
    </number:date-style>
    <number:date-style style:name="N248">
      <number:month number:textual="true"/>
      <number:day/>
      <number:text> </number:text>
      <number:day/>
      <number:text>, </number:text>
      <number:year/>
    </number:date-style>
    <number:date-style style:name="N249">
      <number:day-of-week/>
      <number:text> </number:text>
      <number:month number:textual="true"/>
      <number:text>, </number:text>
      <number:day/>
    </number:date-style>
    <number:currency-style style:name="N251P0" style:volatile="true">
      <number:number number:decimal-places="2" number:min-integer-digits="1" number:grouping="true"/>
      <number:text> </number:text>
      <number:currency-symbol number:language="vi" number:country="VN">₫</number:currency-symbol>
    </number:currency-style>
    <number:currency-style style:name="N251">
      <style:text-properties fo:color="#ff0000"/>
      <number:text>-</number:text>
      <number:number number:decimal-places="2" number:min-integer-digits="1" number:grouping="true"/>
      <number:text> </number:text>
      <number:currency-symbol number:language="vi" number:country="VN">₫</number:currency-symbol>
      <style:map style:condition="value()&gt;=0" style:apply-style-name="N251P0"/>
    </number:currency-style>
    <number:percentage-style style:name="N252">
      <number:number number:decimal-places="0" number:min-integer-digits="0"/>
      <number:text>%</number:text>
    </number:percentage-style>
    <number:date-style style:name="N253">
      <number:month number:style="long" number:textual="true"/>
      <number:text> </number:text>
      <number:day/>
      <number:month/>
      <number:text>, </number:text>
      <number:year/>
      <number:month number:style="long"/>
    </number:date-style>
    <number:date-style style:name="N254">
      <number:month number:style="long" number:textual="true"/>
      <number:text> </number:text>
      <number:day/>
      <number:month/>
      <number:text>, </number:text>
      <number:year number:style="long"/>
    </number:date-style>
    <number:date-style style:name="N255">
      <number:month number:style="long" number:textual="true"/>
      <number:text> </number:text>
      <number:day number:style="long"/>
      <number:text>, </number:text>
      <number:year/>
    </number:date-style>
    <number:date-style style:name="N256">
      <number:month number:style="long" number:textual="true"/>
      <number:text> </number:text>
      <number:day number:style="long"/>
      <number:text>, </number:text>
      <number:year number:style="long"/>
      <number:text>y</number:text>
    </number:date-style>
    <number:date-style style:name="N257">
      <number:day number:style="long"/>
      <number:text>-</number:text>
      <number:month number:textual="true"/>
      <number:text>-</number:text>
      <number:year number:style="long"/>
    </number:date-style>
    <number:date-style style:name="N258">
      <number:day number:style="long"/>
      <number:text>-</number:text>
      <number:month number:textual="true"/>
      <number:text>-</number:text>
      <number:year/>
    </number:date-style>
    <number:date-style style:name="N259">
      <number:month number:textual="true"/>
      <number:text>-</number:text>
      <number:day number:style="long"/>
    </number:date-style>
    <number:date-style style:name="N260">
      <number:day-of-week/>
      <number:text>, </number:text>
      <number:month number:textual="true"/>
      <number:text> </number:text>
      <number:day/>
    </number:date-style>
    <number:date-style style:name="N261">
      <number:day/>
      <number:text>/</number:text>
      <number:month/>
    </number:date-style>
    <number:date-style style:name="N262">
      <number:month number:textual="true"/>
      <number:text>, </number:text>
      <number:day number:style="long"/>
      <number:text> </number:text>
      <number:year number:style="long"/>
    </number:date-style>
    <number:date-style style:name="N263">
      <number:month number:textual="true"/>
      <number:text>,</number:text>
      <number:day number:style="long"/>
      <number:text> </number:text>
      <number:year number:style="long"/>
    </number:date-style>
    <number:number-style style:name="N264">
      <number:number number:decimal-places="2" number:min-integer-digits="0"/>
    </number:number-style>
    <number:number-style style:name="N265">
      <number:number number:decimal-places="1" number:min-integer-digits="0"/>
    </number:number-style>
    <number:number-style style:name="N266">
      <number:text>1.1.2</number:text>
    </number:number-style>
    <number:number-style style:name="N267">
      <number:text>1.1.3</number:text>
    </number:number-style>
    <number:number-style style:name="N268">
      <number:number number:decimal-places="1" number:min-integer-digits="1"/>
      <number:text>2.</number:text>
    </number:number-style>
    <number:number-style style:name="N269">
      <number:number number:decimal-places="0" number:min-integer-digits="1"/>
      <number:text>.2.1</number:text>
    </number:number-style>
    <number:number-style style:name="N270">
      <number:number number:decimal-places="0" number:min-integer-digits="0"/>
      <number:text>.2.1</number:text>
    </number:number-style>
    <number:number-style style:name="N271">
      <number:text>1.2.1</number:text>
    </number:number-style>
    <number:number-style style:name="N272">
      <number:text>1.2.2</number:text>
    </number:number-style>
    <number:number-style style:name="N273">
      <number:text>1.2.3</number:text>
    </number:number-style>
    <number:number-style style:name="N274">
      <number:text>1.1.1</number:text>
    </number:number-style>
    <number:number-style style:name="N275">
      <number:text>2.1.1</number:text>
    </number:number-style>
    <number:number-style style:name="N276">
      <number:text>2.1.2</number:text>
    </number:number-style>
    <number:number-style style:name="N277">
      <number:text>2.1.3</number:text>
    </number:number-style>
    <number:number-style style:name="N278">
      <number:text>2.2.1</number:text>
    </number:number-style>
    <number:number-style style:name="N279">
      <number:text>2.3.1</number:text>
    </number:number-style>
    <number:number-style style:name="N280">
      <number:text>2.3.2</number:text>
    </number:number-style>
    <number:number-style style:name="N281">
      <number:text>2.4.1</number:text>
    </number:number-style>
    <number:number-style style:name="N282">
      <number:text>2.4.2</number:text>
    </number:number-style>
    <number:number-style style:name="N283">
      <number:text>2.4.3</number:text>
    </number:number-style>
    <number:number-style style:name="N284">
      <number:text>2.4.4</number:text>
    </number:number-style>
    <number:percentage-style style:name="N285">
      <number:number number:decimal-places="5" number:min-integer-digits="1"/>
      <number:text>%</number:text>
    </number:percentage-style>
    <number:percentage-style style:name="N286">
      <number:number number:decimal-places="6" number:min-integer-digits="1"/>
      <number:text>%</number:text>
    </number:percentage-style>
    <number:percentage-style style:name="N287">
      <number:number number:decimal-places="7" number:min-integer-digits="1"/>
      <number:text>%</number:text>
    </number:percentage-style>
    <number:percentage-style style:name="N288">
      <number:number number:decimal-places="8" number:min-integer-digits="1"/>
      <number:text>%</number:text>
    </number:percentage-style>
    <number:percentage-style style:name="N289">
      <number:number number:decimal-places="9" number:min-integer-digits="1"/>
      <number:text>%</number:text>
    </number:percentage-style>
    <number:number-style style:name="N290">
      <number:number number:decimal-places="0" number:min-integer-digits="2"/>
    </number:number-style>
    <number:date-style style:name="N291">
      <number:day number:style="long"/>
      <number:text>. </number:text>
      <number:month number:textual="true"/>
    </number:date-style>
    <number:date-style style:name="N292">
      <number:month number:style="long"/>
    </number:date-style>
    <number:number-style style:name="N293P0" style:volatile="true">
      <number:number number:decimal-places="0" number:min-integer-digits="1"/>
    </number:number-style>
    <number:currency-style style:name="N293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293P0"/>
    </number:currency-style>
    <number:number-style style:name="N294P0" style:volatile="true">
      <number:number number:decimal-places="0" number:min-integer-digits="1"/>
    </number:number-style>
    <number:number-style style:name="N294">
      <style:text-properties fo:color="#ff0000"/>
      <number:text>-,</number:text>
      <number:number number:decimal-places="0" number:min-integer-digits="1"/>
      <style:map style:condition="value()&gt;=0" style:apply-style-name="N294P0"/>
    </number:number-style>
    <number:number-style style:name="N295P0" style:volatile="true">
      <number:number number:decimal-places="0" number:min-integer-digits="1"/>
    </number:number-style>
    <number:number-style style:name="N295">
      <style:text-properties fo:color="#ff0000"/>
      <number:text>-</number:text>
      <number:number number:decimal-places="0" number:min-integer-digits="1"/>
      <style:map style:condition="value()&gt;=0" style:apply-style-name="N295P0"/>
    </number:number-style>
    <number:date-style style:name="N296">
      <number:day number:style="long"/>
      <number:text>- </number:text>
      <number:month number:textual="true"/>
      <number:text>-</number:text>
      <number:year number:style="long"/>
    </number:date-style>
    <number:number-style style:name="N297">
      <number:number number:decimal-places="3" number:min-integer-digits="0" number:decimal-replacement=""/>
    </number:number-style>
    <number:date-style style:name="N298P0" style:volatile="true">
      <number:day number:style="long"/>
      <number:text>-</number:text>
      <number:month number:textual="true"/>
      <number:text>-</number:text>
      <number:year/>
    </number:date-style>
    <number:text-style style:name="N298">
      <number:text-content/>
      <style:map style:condition="value()&gt;=0" style:apply-style-name="N298P0"/>
    </number:text-style>
    <number:number-style style:name="N299P0" style:volatile="true">
      <number:text>\</number:text>
      <number:number number:decimal-places="0" number:min-integer-digits="1" number:grouping="true"/>
    </number:number-style>
    <number:number-style style:name="N299">
      <number:text>\-</number:text>
      <number:number number:decimal-places="0" number:min-integer-digits="1" number:grouping="true"/>
      <style:map style:condition="value()&gt;=0" style:apply-style-name="N299P0"/>
    </number:number-style>
    <number:number-style style:name="N300P0" style:volatile="true">
      <number:text>\</number:text>
      <number:number number:decimal-places="2" number:min-integer-digits="1" number:grouping="true"/>
    </number:number-style>
    <number:number-style style:name="N300">
      <number:text>\-</number:text>
      <number:number number:decimal-places="2" number:min-integer-digits="1" number:grouping="true"/>
      <style:map style:condition="value()&gt;=0" style:apply-style-name="N300P0"/>
    </number:number-style>
    <number:number-style style:name="N304P0" style:volatile="true">
      <number:text> \</number:text>
      <number:number number:decimal-places="0" number:min-integer-digits="1" number:grouping="true"/>
      <number:text> </number:text>
    </number:number-style>
    <number:number-style style:name="N304P1" style:volatile="true">
      <number:text> \-</number:text>
      <number:number number:decimal-places="0" number:min-integer-digits="1" number:grouping="true"/>
      <number:text> </number:text>
    </number:number-style>
    <number:number-style style:name="N304P2" style:volatile="true">
      <number:text> \- </number:text>
    </number:number-style>
    <number:text-style style:name="N304">
      <number:text-content/>
      <number:text> </number:text>
      <style:map style:condition="value()&gt;0" style:apply-style-name="N304P0"/>
      <style:map style:condition="value()&lt;0" style:apply-style-name="N304P1"/>
      <style:map style:condition="value()=0" style:apply-style-name="N304P2"/>
    </number:text-style>
    <number:number-style style:name="N306P0" style:volatile="true">
      <number:number number:decimal-places="0" number:min-integer-digits="1" number:grouping="true"/>
      <number:text> </number:text>
    </number:number-style>
    <number:number-style style:name="N306P1" style:volatile="true">
      <number:text> -</number:text>
      <number:number number:decimal-places="0" number:min-integer-digits="1" number:grouping="true"/>
      <number:text> </number:text>
    </number:number-style>
    <number:number-style style:name="N306P2" style:volatile="true">
      <number:text> - </number:text>
    </number:number-style>
    <number:text-style style:name="N306">
      <number:text-content/>
      <number:text> </number:text>
      <style:map style:condition="value()&gt;0" style:apply-style-name="N306P0"/>
      <style:map style:condition="value()&lt;0" style:apply-style-name="N306P1"/>
      <style:map style:condition="value()=0" style:apply-style-name="N306P2"/>
    </number:text-style>
    <number:number-style style:name="N310P0" style:volatile="true">
      <number:text> \</number:text>
      <number:number number:decimal-places="2" number:min-integer-digits="1" number:grouping="true"/>
      <number:text> </number:text>
    </number:number-style>
    <number:number-style style:name="N310P1" style:volatile="true">
      <number:text> \-</number:text>
      <number:number number:decimal-places="2" number:min-integer-digits="1" number:grouping="true"/>
      <number:text> </number:text>
    </number:number-style>
    <number:number-style style:name="N310P2" style:volatile="true">
      <number:text> \-</number:text>
      <number:number number:decimal-places="0" number:min-integer-digits="0"/>
      <number:text> </number:text>
    </number:number-style>
    <number:text-style style:name="N310">
      <number:text-content/>
      <number:text> </number:text>
      <style:map style:condition="value()&gt;0" style:apply-style-name="N310P0"/>
      <style:map style:condition="value()&lt;0" style:apply-style-name="N310P1"/>
      <style:map style:condition="value()=0" style:apply-style-name="N310P2"/>
    </number:text-style>
    <number:number-style style:name="N312P0" style:volatile="true">
      <number:number number:decimal-places="2" number:min-integer-digits="1" number:grouping="true"/>
      <number:text> </number:text>
    </number:number-style>
    <number:number-style style:name="N312P1" style:volatile="true">
      <number:text> -</number:text>
      <number:number number:decimal-places="2" number:min-integer-digits="1" number:grouping="true"/>
      <number:text> </number:text>
    </number:number-style>
    <number:number-style style:name="N312P2" style:volatile="true">
      <number:text> -</number:text>
      <number:number number:decimal-places="0" number:min-integer-digits="0"/>
      <number:text> </number:text>
    </number:number-style>
    <number:text-style style:name="N312">
      <number:text-content/>
      <number:text> </number:text>
      <style:map style:condition="value()&gt;0" style:apply-style-name="N312P0"/>
      <style:map style:condition="value()&lt;0" style:apply-style-name="N312P1"/>
      <style:map style:condition="value()=0" style:apply-style-name="N312P2"/>
    </number:text-style>
    <number:date-style style:name="N313P0" style:volatile="true">
      <number:day/>
      <number:text>-</number:text>
      <number:month number:textual="true"/>
      <number:text>-</number:text>
      <number:year/>
    </number:date-style>
    <number:text-style style:name="N313">
      <number:text-content/>
      <style:map style:condition="value()&gt;=0" style:apply-style-name="N313P0"/>
    </number:text-style>
    <number:date-style style:name="N314">
      <number:month number:textual="true"/>
      <number:text>-</number:text>
      <number:day number:style="long"/>
      <number:text>- </number:text>
      <number:year number:style="long"/>
    </number:date-style>
    <number:percentage-style style:name="N315P0" style:volatile="true">
      <number:number number:decimal-places="0" number:min-integer-digits="1"/>
      <number:text>%</number:text>
    </number:percentage-style>
    <number:percentage-style style:name="N315">
      <style:text-properties fo:color="#ff0000"/>
      <number:text>-</number:text>
      <number:number number:decimal-places="0" number:min-integer-digits="1"/>
      <number:text>%</number:text>
      <style:map style:condition="value()&gt;=0" style:apply-style-name="N315P0"/>
    </number:percentage-style>
    <number:date-style style:name="N316">
      <number:day number:style="long"/>
      <number:text>- </number:text>
      <number:month number:textual="true"/>
      <number:text>- </number:text>
      <number:year number:style="long"/>
    </number:date-style>
    <number:date-style style:name="N317">
      <number:day-of-week number:style="long"/>
      <number:text>, </number:text>
      <number:month number:style="long"/>
      <number:text> </number:text>
      <number:day number:style="long"/>
      <number:text>, </number:text>
      <number:year number:style="long"/>
    </number:date-style>
    <number:number-style style:name="N319P0" style:volatile="true">
      <number:text>Rs.</number:text>
      <number:number number:decimal-places="0" number:min-integer-digits="1" number:grouping="true"/>
      <number:text> </number:text>
    </number:number-style>
    <number:number-style style:name="N319">
      <number:text>(Rs.</number:text>
      <number:number number:decimal-places="0" number:min-integer-digits="1" number:grouping="true"/>
      <number:text>)</number:text>
      <style:map style:condition="value()&gt;=0" style:apply-style-name="N319P0"/>
    </number:number-style>
    <number:number-style style:name="N320P0" style:volatile="true">
      <number:text>Rs.</number:text>
      <number:number number:decimal-places="0" number:min-integer-digits="1" number:grouping="true"/>
      <number:text> </number:text>
    </number:number-style>
    <number:number-style style:name="N320">
      <style:text-properties fo:color="#ff0000"/>
      <number:text>(Rs.</number:text>
      <number:number number:decimal-places="0" number:min-integer-digits="1" number:grouping="true"/>
      <number:text>)</number:text>
      <style:map style:condition="value()&gt;=0" style:apply-style-name="N320P0"/>
    </number:number-style>
    <number:number-style style:name="N322P0" style:volatile="true">
      <number:text>Rs.</number:text>
      <number:number number:decimal-places="2" number:min-integer-digits="1" number:grouping="true"/>
      <number:text> </number:text>
    </number:number-style>
    <number:number-style style:name="N322">
      <number:text>(Rs.</number:text>
      <number:number number:decimal-places="2" number:min-integer-digits="1" number:grouping="true"/>
      <number:text>)</number:text>
      <style:map style:condition="value()&gt;=0" style:apply-style-name="N322P0"/>
    </number:number-style>
    <number:number-style style:name="N323P0" style:volatile="true">
      <number:text>Rs.</number:text>
      <number:number number:decimal-places="2" number:min-integer-digits="1" number:grouping="true"/>
      <number:text> </number:text>
    </number:number-style>
    <number:number-style style:name="N323">
      <style:text-properties fo:color="#ff0000"/>
      <number:text>(Rs.</number:text>
      <number:number number:decimal-places="2" number:min-integer-digits="1" number:grouping="true"/>
      <number:text>)</number:text>
      <style:map style:condition="value()&gt;=0" style:apply-style-name="N323P0"/>
    </number:number-style>
    <number:number-style style:name="N327P0" style:volatile="true">
      <number:text> Rs.</number:text>
      <number:number number:decimal-places="0" number:min-integer-digits="1" number:grouping="true"/>
      <number:text> </number:text>
    </number:number-style>
    <number:number-style style:name="N327P1" style:volatile="true">
      <number:text> Rs.(</number:text>
      <number:number number:decimal-places="0" number:min-integer-digits="1" number:grouping="true"/>
      <number:text>)</number:text>
    </number:number-style>
    <number:number-style style:name="N327P2" style:volatile="true">
      <number:text> Rs.- </number:text>
    </number:number-style>
    <number:text-style style:name="N327">
      <number:text-content/>
      <number:text> </number:text>
      <style:map style:condition="value()&gt;0" style:apply-style-name="N327P0"/>
      <style:map style:condition="value()&lt;0" style:apply-style-name="N327P1"/>
      <style:map style:condition="value()=0" style:apply-style-name="N327P2"/>
    </number:text-style>
    <number:number-style style:name="N331P0" style:volatile="true">
      <number:text> Rs.</number:text>
      <number:number number:decimal-places="2" number:min-integer-digits="1" number:grouping="true"/>
      <number:text> </number:text>
    </number:number-style>
    <number:number-style style:name="N331P1" style:volatile="true">
      <number:text> Rs.(</number:text>
      <number:number number:decimal-places="2" number:min-integer-digits="1" number:grouping="true"/>
      <number:text>)</number:text>
    </number:number-style>
    <number:number-style style:name="N331P2" style:volatile="true">
      <number:text> Rs.-</number:text>
      <number:number number:decimal-places="0" number:min-integer-digits="0"/>
      <number:text> </number:text>
    </number:number-style>
    <number:text-style style:name="N331">
      <number:text-content/>
      <number:text> </number:text>
      <style:map style:condition="value()&gt;0" style:apply-style-name="N331P0"/>
      <style:map style:condition="value()&lt;0" style:apply-style-name="N331P1"/>
      <style:map style:condition="value()=0" style:apply-style-name="N331P2"/>
    </number:text-style>
    <number:number-style style:name="N332P0" style:volatile="true">
      <number:text>\</number:text>
      <number:number number:decimal-places="0" number:min-integer-digits="1" number:grouping="true"/>
    </number:number-style>
    <number:number-style style:name="N332">
      <number:text>-\</number:text>
      <number:number number:decimal-places="0" number:min-integer-digits="1" number:grouping="true"/>
      <style:map style:condition="value()&gt;=0" style:apply-style-name="N332P0"/>
    </number:number-style>
    <number:number-style style:name="N333P0" style:volatile="true">
      <number:text>\</number:text>
      <number:number number:decimal-places="0" number:min-integer-digits="1" number:grouping="true"/>
    </number:number-style>
    <number:number-style style:name="N333">
      <style:text-properties fo:color="#ff0000"/>
      <number:text>-\</number:text>
      <number:number number:decimal-places="0" number:min-integer-digits="1" number:grouping="true"/>
      <style:map style:condition="value()&gt;=0" style:apply-style-name="N333P0"/>
    </number:number-style>
    <number:number-style style:name="N334P0" style:volatile="true">
      <number:text>\</number:text>
      <number:number number:decimal-places="2" number:min-integer-digits="1" number:grouping="true"/>
    </number:number-style>
    <number:number-style style:name="N334">
      <number:text>-\</number:text>
      <number:number number:decimal-places="2" number:min-integer-digits="1" number:grouping="true"/>
      <style:map style:condition="value()&gt;=0" style:apply-style-name="N334P0"/>
    </number:number-style>
    <number:number-style style:name="N335P0" style:volatile="true">
      <number:text>\</number:text>
      <number:number number:decimal-places="2" number:min-integer-digits="1" number:grouping="true"/>
    </number:number-style>
    <number:number-style style:name="N335">
      <style:text-properties fo:color="#ff0000"/>
      <number:text>-\</number:text>
      <number:number number:decimal-places="2" number:min-integer-digits="1" number:grouping="true"/>
      <style:map style:condition="value()&gt;=0" style:apply-style-name="N335P0"/>
    </number:number-style>
    <number:number-style style:name="N337P0" style:volatile="true">
      <number:text> \</number:text>
      <number:number number:decimal-places="0" number:min-integer-digits="1" number:grouping="true"/>
      <number:text> </number:text>
    </number:number-style>
    <number:number-style style:name="N337P1" style:volatile="true">
      <number:text>-\</number:text>
      <number:number number:decimal-places="0" number:min-integer-digits="1" number:grouping="true"/>
      <number:text> </number:text>
    </number:number-style>
    <number:number-style style:name="N337P2" style:volatile="true">
      <number:text> \- </number:text>
    </number:number-style>
    <number:text-style style:name="N337"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number-style style:name="N339P0" style:volatile="true">
      <number:number number:decimal-places="0" number:min-integer-digits="1" number:grouping="true"/>
      <number:text> </number:text>
    </number:number-style>
    <number:number-style style:name="N339P1" style:volatile="true">
      <number:text>-</number:text>
      <number:number number:decimal-places="0" number:min-integer-digits="1" number:grouping="true"/>
      <number:text> </number:text>
    </number:number-style>
    <number:number-style style:name="N339P2" style:volatile="true">
      <number:text> - </number:text>
    </number:number-style>
    <number:text-style style:name="N339">
      <number:text-content/>
      <number:text> </number:text>
      <style:map style:condition="value()&gt;0" style:apply-style-name="N339P0"/>
      <style:map style:condition="value()&lt;0" style:apply-style-name="N339P1"/>
      <style:map style:condition="value()=0" style:apply-style-name="N339P2"/>
    </number:text-style>
    <number:number-style style:name="N341P0" style:volatile="true">
      <number:text> \</number:text>
      <number:number number:decimal-places="2" number:min-integer-digits="1" number:grouping="true"/>
      <number:text> </number:text>
    </number:number-style>
    <number:number-style style:name="N341P1" style:volatile="true">
      <number:text>-\</number:text>
      <number:number number:decimal-places="2" number:min-integer-digits="1" number:grouping="true"/>
      <number:text> </number:text>
    </number:number-style>
    <number:number-style style:name="N341P2" style:volatile="true">
      <number:text> \-</number:text>
      <number:number number:decimal-places="0" number:min-integer-digits="0"/>
      <number:text> </number:text>
    </number:number-style>
    <number:text-style style:name="N341">
      <number:text-content/>
      <number:text> </number:text>
      <style:map style:condition="value()&gt;0" style:apply-style-name="N341P0"/>
      <style:map style:condition="value()&lt;0" style:apply-style-name="N341P1"/>
      <style:map style:condition="value()=0" style:apply-style-name="N341P2"/>
    </number:text-style>
    <number:number-style style:name="N343P0" style:volatile="true">
      <number:number number:decimal-places="2" number:min-integer-digits="1" number:grouping="true"/>
      <number:text> </number:text>
    </number:number-style>
    <number:number-style style:name="N343P1" style:volatile="true">
      <number:text>-</number:text>
      <number:number number:decimal-places="2" number:min-integer-digits="1" number:grouping="true"/>
      <number:text> </number:text>
    </number:number-style>
    <number:number-style style:name="N343P2" style:volatile="true">
      <number:text> -</number:text>
      <number:number number:decimal-places="0" number:min-integer-digits="0"/>
      <number:text> </number:text>
    </number:number-style>
    <number:text-style style:name="N343">
      <number:text-content/>
      <number:text> </number:text>
      <style:map style:condition="value()&gt;0" style:apply-style-name="N343P0"/>
      <style:map style:condition="value()&lt;0" style:apply-style-name="N343P1"/>
      <style:map style:condition="value()=0" style:apply-style-name="N343P2"/>
    </number:text-style>
    <number:percentage-style style:name="N344">
      <number:number number:decimal-places="2" number:min-integer-digits="0"/>
      <number:text>%</number:text>
    </number:percentage-style>
    <number:percentage-style style:name="N345">
      <number:number number:decimal-places="2" number:min-integer-digits="2"/>
      <number:text>%</number:text>
    </number:percentage-style>
    <number:number-style style:name="N347P0" style:volatile="true">
      <number:text>£</number:text>
      <number:number number:decimal-places="0" number:min-integer-digits="1" number:grouping="true"/>
    </number:number-style>
    <number:number-style style:name="N347">
      <number:text>-£</number:text>
      <number:number number:decimal-places="0" number:min-integer-digits="1" number:grouping="true"/>
      <style:map style:condition="value()&gt;=0" style:apply-style-name="N347P0"/>
    </number:number-style>
    <number:number-style style:name="N348P0" style:volatile="true">
      <number:text>£</number:text>
      <number:number number:decimal-places="0" number:min-integer-digits="1" number:grouping="true"/>
    </number:number-style>
    <number:number-style style:name="N348">
      <style:text-properties fo:color="#ff0000"/>
      <number:text>-£</number:text>
      <number:number number:decimal-places="0" number:min-integer-digits="1" number:grouping="true"/>
      <style:map style:condition="value()&gt;=0" style:apply-style-name="N348P0"/>
    </number:number-style>
    <number:number-style style:name="N350P0" style:volatile="true">
      <number:text>£</number:text>
      <number:number number:decimal-places="2" number:min-integer-digits="1" number:grouping="true"/>
    </number:number-style>
    <number:number-style style:name="N350">
      <number:text>-£</number:text>
      <number:number number:decimal-places="2" number:min-integer-digits="1" number:grouping="true"/>
      <style:map style:condition="value()&gt;=0" style:apply-style-name="N350P0"/>
    </number:number-style>
    <number:number-style style:name="N351P0" style:volatile="true">
      <number:text>£</number:text>
      <number:number number:decimal-places="2" number:min-integer-digits="1" number:grouping="true"/>
    </number:number-style>
    <number:number-style style:name="N351">
      <style:text-properties fo:color="#ff0000"/>
      <number:text>-£</number:text>
      <number:number number:decimal-places="2" number:min-integer-digits="1" number:grouping="true"/>
      <style:map style:condition="value()&gt;=0" style:apply-style-name="N351P0"/>
    </number:number-style>
    <number:number-style style:name="N355P0" style:volatile="true">
      <number:text> £</number:text>
      <number:number number:decimal-places="0" number:min-integer-digits="1" number:grouping="true"/>
      <number:text> </number:text>
    </number:number-style>
    <number:number-style style:name="N355P1" style:volatile="true">
      <number:text>-£</number:text>
      <number:number number:decimal-places="0" number:min-integer-digits="1" number:grouping="true"/>
      <number:text> </number:text>
    </number:number-style>
    <number:number-style style:name="N355P2" style:volatile="true">
      <number:text> £- </number:text>
    </number:number-style>
    <number:text-style style:name="N355">
      <number:text-content/>
      <number:text> </number:text>
      <style:map style:condition="value()&gt;0" style:apply-style-name="N355P0"/>
      <style:map style:condition="value()&lt;0" style:apply-style-name="N355P1"/>
      <style:map style:condition="value()=0" style:apply-style-name="N355P2"/>
    </number:text-style>
    <number:number-style style:name="N359P0" style:volatile="true">
      <number:text> £</number:text>
      <number:number number:decimal-places="2" number:min-integer-digits="1" number:grouping="true"/>
      <number:text> </number:text>
    </number:number-style>
    <number:number-style style:name="N359P1" style:volatile="true">
      <number:text>-£</number:text>
      <number:number number:decimal-places="2" number:min-integer-digits="1" number:grouping="true"/>
      <number:text> </number:text>
    </number:number-style>
    <number:number-style style:name="N359P2" style:volatile="true">
      <number:text> £-</number:text>
      <number:number number:decimal-places="0" number:min-integer-digits="0"/>
      <number:text> </number:text>
    </number:number-style>
    <number:text-style style:name="N359">
      <number:text-content/>
      <number:text> </number:text>
      <style:map style:condition="value()&gt;0" style:apply-style-name="N359P0"/>
      <style:map style:condition="value()&lt;0" style:apply-style-name="N359P1"/>
      <style:map style:condition="value()=0" style:apply-style-name="N359P2"/>
    </number:text-style>
    <number:number-style style:name="N360">
      <number:number number:decimal-places="10" number:min-integer-digits="1"/>
    </number:number-style>
    <number:date-style style:name="N361">
      <number:month number:textual="true"/>
      <number:text> </number:text>
      <number:day/>
    </number:date-style>
    <number:number-style style:name="N362">
      <number:text>2.1.2.1</number:text>
    </number:number-style>
    <number:number-style style:name="N363">
      <number:text>2.1.2.2</number:text>
    </number:number-style>
    <number:number-style style:name="N364">
      <number:text>1.2.4</number:text>
    </number:number-style>
    <number:number-style style:name="N365">
      <number:text>1.2.5</number:text>
    </number:number-style>
    <number:number-style style:name="N366">
      <number:text>1.2.6</number:text>
    </number:number-style>
    <number:number-style style:name="N367">
      <number:text>1.2.7</number:text>
    </number:number-style>
    <number:number-style style:name="N368">
      <number:text>1.2.9</number:text>
    </number:number-style>
    <number:number-style style:name="N369">
      <number:text>1.2.8</number:text>
    </number:number-style>
    <number:number-style style:name="N370">
      <number:text>12.1</number:text>
      <number:number number:decimal-places="1" number:min-integer-digits="0"/>
    </number:number-style>
    <number:number-style style:name="N371">
      <number:text>0.0.0</number:text>
    </number:number-style>
    <number:number-style style:name="N372">
      <number:number number:decimal-places="2" number:min-integer-digits="1"/>
      <number:text> </number:text>
    </number:number-style>
    <number:currency-style style:name="N374P0" style:volatile="true">
      <number:currency-symbol>USD</number:currency-symbol>
      <number:text> </number:text>
      <number:number number:decimal-places="0" number:min-integer-digits="1" number:grouping="true"/>
      <number:text> </number:text>
    </number:currency-style>
    <number:currency-style style:name="N374">
      <style:text-properties fo:color="#ff0000"/>
      <number:text>(</number:text>
      <number:currency-symbol>USD</number:currency-symbol>
      <number:text> </number:text>
      <number:number number:decimal-places="0" number:min-integer-digits="1" number:grouping="true"/>
      <number:text>)</number:text>
      <style:map style:condition="value()&gt;=0" style:apply-style-name="N374P0"/>
    </number:currency-style>
    <number:currency-style style:name="N375">
      <number:currency-symbol>JPY</number:currency-symbol>
      <number:text> </number:text>
      <number:number number:decimal-places="2" number:min-integer-digits="1" number:grouping="true"/>
    </number:currency-style>
    <number:currency-style style:name="N379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379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379P2" style:volatile="true">
      <number:currency-symbol>VND</number:currency-symbol>
      <number:text> - </number:text>
    </number:currency-style>
    <number:text-style style:name="N379">
      <number:text-content/>
      <number:text> </number:text>
      <style:map style:condition="value()&gt;0" style:apply-style-name="N379P0"/>
      <style:map style:condition="value()&lt;0" style:apply-style-name="N379P1"/>
      <style:map style:condition="value()=0" style:apply-style-name="N379P2"/>
    </number:text-style>
    <number:currency-style style:name="N383P0" style:volatile="true">
      <number:currency-symbol>VND</number:currency-symbol>
      <number:text> </number:text>
      <number:number number:decimal-places="2" number:min-integer-digits="1" number:grouping="true"/>
      <number:text> </number:text>
    </number:currency-style>
    <number:currency-style style:name="N383P1" style:volatile="true">
      <number:currency-symbol>VND</number:currency-symbol>
      <number:text> (</number:text>
      <number:number number:decimal-places="2" number:min-integer-digits="1" number:grouping="true"/>
      <number:text>)</number:text>
    </number:currency-style>
    <number:currency-style style:name="N383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3">
      <number:text-content/>
      <number:text> </number:text>
      <style:map style:condition="value()&gt;0" style:apply-style-name="N383P0"/>
      <style:map style:condition="value()&lt;0" style:apply-style-name="N383P1"/>
      <style:map style:condition="value()=0" style:apply-style-name="N383P2"/>
    </number:text-style>
    <number:currency-style style:name="N386P0" style:volatile="true">
      <number:currency-symbol>VND</number:currency-symbol>
      <number:text> </number:text>
      <number:number number:decimal-places="3" number:min-integer-digits="1" number:grouping="true"/>
      <number:text> </number:text>
    </number:currency-style>
    <number:currency-style style:name="N386P1" style:volatile="true">
      <number:currency-symbol>VND</number:currency-symbol>
      <number:text> (</number:text>
      <number:number number:decimal-places="3" number:min-integer-digits="1" number:grouping="true"/>
      <number:text>)</number:text>
    </number:currency-style>
    <number:currency-style style:name="N386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6">
      <number:text-content/>
      <number:text> </number:text>
      <style:map style:condition="value()&gt;0" style:apply-style-name="N386P0"/>
      <style:map style:condition="value()&lt;0" style:apply-style-name="N386P1"/>
      <style:map style:condition="value()=0" style:apply-style-name="N386P2"/>
    </number:text-style>
    <number:currency-style style:name="N389P0" style:volatile="true">
      <number:currency-symbol>VND</number:currency-symbol>
      <number:text> </number:text>
      <number:number number:decimal-places="4" number:min-integer-digits="1" number:grouping="true"/>
      <number:text> </number:text>
    </number:currency-style>
    <number:currency-style style:name="N389P1" style:volatile="true">
      <number:currency-symbol>VND</number:currency-symbol>
      <number:text> (</number:text>
      <number:number number:decimal-places="4" number:min-integer-digits="1" number:grouping="true"/>
      <number:text>)</number:text>
    </number:currency-style>
    <number:currency-style style:name="N389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9">
      <number:text-content/>
      <number:text> </number:text>
      <style:map style:condition="value()&gt;0" style:apply-style-name="N389P0"/>
      <style:map style:condition="value()&lt;0" style:apply-style-name="N389P1"/>
      <style:map style:condition="value()=0" style:apply-style-name="N389P2"/>
    </number:text-style>
    <number:currency-style style:name="N392P0" style:volatile="true">
      <number:currency-symbol>VND</number:currency-symbol>
      <number:text> </number:text>
      <number:number number:decimal-places="5" number:min-integer-digits="1" number:grouping="true"/>
      <number:text> </number:text>
    </number:currency-style>
    <number:currency-style style:name="N392P1" style:volatile="true">
      <number:currency-symbol>VND</number:currency-symbol>
      <number:text> (</number:text>
      <number:number number:decimal-places="5" number:min-integer-digits="1" number:grouping="true"/>
      <number:text>)</number:text>
    </number:currency-style>
    <number:currency-style style:name="N39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2">
      <number:text-content/>
      <number:text> </number:text>
      <style:map style:condition="value()&gt;0" style:apply-style-name="N392P0"/>
      <style:map style:condition="value()&lt;0" style:apply-style-name="N392P1"/>
      <style:map style:condition="value()=0" style:apply-style-name="N392P2"/>
    </number:text-style>
    <number:currency-style style:name="N395P0" style:volatile="true">
      <number:currency-symbol>VND</number:currency-symbol>
      <number:text> </number:text>
      <number:number number:decimal-places="6" number:min-integer-digits="1" number:grouping="true"/>
      <number:text> </number:text>
    </number:currency-style>
    <number:currency-style style:name="N395P1" style:volatile="true">
      <number:currency-symbol>VND</number:currency-symbol>
      <number:text> (</number:text>
      <number:number number:decimal-places="6" number:min-integer-digits="1" number:grouping="true"/>
      <number:text>)</number:text>
    </number:currency-style>
    <number:currency-style style:name="N395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5">
      <number:text-content/>
      <number:text> </number:text>
      <style:map style:condition="value()&gt;0" style:apply-style-name="N395P0"/>
      <style:map style:condition="value()&lt;0" style:apply-style-name="N395P1"/>
      <style:map style:condition="value()=0" style:apply-style-name="N395P2"/>
    </number:text-style>
    <number:currency-style style:name="N398P0" style:volatile="true">
      <number:currency-symbol>VND</number:currency-symbol>
      <number:text> </number:text>
      <number:number number:decimal-places="7" number:min-integer-digits="1" number:grouping="true"/>
      <number:text> </number:text>
    </number:currency-style>
    <number:currency-style style:name="N398P1" style:volatile="true">
      <number:currency-symbol>VND</number:currency-symbol>
      <number:text> (</number:text>
      <number:number number:decimal-places="7" number:min-integer-digits="1" number:grouping="true"/>
      <number:text>)</number:text>
    </number:currency-style>
    <number:currency-style style:name="N398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8">
      <number:text-content/>
      <number:text> </number:text>
      <style:map style:condition="value()&gt;0" style:apply-style-name="N398P0"/>
      <style:map style:condition="value()&lt;0" style:apply-style-name="N398P1"/>
      <style:map style:condition="value()=0" style:apply-style-name="N398P2"/>
    </number:text-style>
    <number:currency-style style:name="N401P0" style:volatile="true">
      <number:currency-symbol>VND</number:currency-symbol>
      <number:text> </number:text>
      <number:number number:decimal-places="1" number:min-integer-digits="1" number:grouping="true"/>
      <number:text> </number:text>
    </number:currency-style>
    <number:currency-style style:name="N401P1" style:volatile="true">
      <number:currency-symbol>VND</number:currency-symbol>
      <number:text> (</number:text>
      <number:number number:decimal-places="1" number:min-integer-digits="1" number:grouping="true"/>
      <number:text>)</number:text>
    </number:currency-style>
    <number:currency-style style:name="N401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1">
      <number:text-content/>
      <number:text> </number:text>
      <style:map style:condition="value()&gt;0" style:apply-style-name="N401P0"/>
      <style:map style:condition="value()&lt;0" style:apply-style-name="N401P1"/>
      <style:map style:condition="value()=0" style:apply-style-name="N401P2"/>
    </number:text-style>
    <number:currency-style style:name="N402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402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40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2">
      <number:text-content/>
      <number:text> </number:text>
      <style:map style:condition="value()&gt;0" style:apply-style-name="N402P0"/>
      <style:map style:condition="value()&lt;0" style:apply-style-name="N402P1"/>
      <style:map style:condition="value()=0" style:apply-style-name="N402P2"/>
    </number:text-style>
    <number:date-style style:name="N403">
      <number:year number:style="long"/>
      <number:text>/</number:text>
      <number:month number:style="long"/>
      <number:text>/</number:text>
      <number:day number:style="long"/>
    </number:date-style>
    <number:number-style style:name="N404">
      <number:text>1.1.4</number:text>
    </number:number-style>
    <number:number-style style:name="N405">
      <number:text>1.1.5</number:text>
    </number:number-style>
    <number:number-style style:name="N406">
      <number:text>1.1.6</number:text>
    </number:number-style>
    <number:number-style style:name="N407">
      <number:text>2.2.2</number:text>
    </number:number-style>
    <number:number-style style:name="N408">
      <number:text>2.2.3</number:text>
    </number:number-style>
    <number:number-style style:name="N409">
      <number:text>2.2.4</number:text>
    </number:number-style>
    <number:number-style style:name="N410">
      <number:text>2.2.5</number:text>
    </number:number-style>
    <number:number-style style:name="N411">
      <number:text>2.2.6</number:text>
    </number:number-style>
    <number:number-style style:name="N412">
      <number:text>2.3.4</number:text>
    </number:number-style>
    <number:number-style style:name="N413">
      <number:text>2.3.5</number:text>
    </number:number-style>
    <number:number-style style:name="N414">
      <number:text>2.3.3</number:text>
    </number:number-style>
    <number:number-style style:name="N415">
      <number:text>2.4</number:text>
    </number:number-style>
    <number:number-style style:name="N416">
      <number:text>2.4.5</number:text>
    </number:number-style>
    <number:number-style style:name="N417">
      <number:text>"2.3.2</number:text>
    </number:number-style>
    <number:date-style style:name="N418">
      <number:day-of-week number:style="long"/>
      <number:text>, </number:text>
      <number:day number:style="long"/>
      <number:text> </number:text>
      <number:month number:style="long" number:textual="true"/>
      <number:text>, </number:text>
      <number:year number:style="long"/>
    </number:date-style>
    <number:date-style style:name="N419">
      <number:hours/>
      <number:text>:</number:text>
      <number:minutes number:style="long"/>
      <number:text> </number:text>
      <number:day-of-week number:style="long"/>
      <number:text>, </number:text>
      <number:month number:textual="true"/>
      <number:text> </number:text>
      <number:day number:style="long"/>
      <number:text>, </number:text>
      <number:year number:style="long"/>
    </number:date-style>
    <number:number-style style:name="N422P0" style:volatile="true">
      <number:number number:decimal-places="3" number:min-integer-digits="1" number:grouping="true"/>
      <number:text> </number:text>
    </number:number-style>
    <number:number-style style:name="N422P1" style:volatile="true">
      <number:text> (</number:text>
      <number:number number:decimal-places="3" number:min-integer-digits="1" number:grouping="true"/>
      <number:text>)</number:text>
    </number:number-style>
    <number:number-style style:name="N422P2" style:volatile="true">
      <number:text> -</number:text>
      <number:number number:decimal-places="0" number:min-integer-digits="0"/>
      <number:text> </number:text>
    </number:number-style>
    <number:text-style style:name="N422">
      <number:text-content/>
      <number:text> </number:text>
      <style:map style:condition="value()&gt;0" style:apply-style-name="N422P0"/>
      <style:map style:condition="value()&lt;0" style:apply-style-name="N422P1"/>
      <style:map style:condition="value()=0" style:apply-style-name="N422P2"/>
    </number:text-style>
    <number:number-style style:name="N425P0" style:volatile="true">
      <number:number number:decimal-places="4" number:min-integer-digits="1" number:grouping="true"/>
      <number:text> </number:text>
    </number:number-style>
    <number:number-style style:name="N425P1" style:volatile="true">
      <number:text> (</number:text>
      <number:number number:decimal-places="4" number:min-integer-digits="1" number:grouping="true"/>
      <number:text>)</number:text>
    </number:number-style>
    <number:number-style style:name="N425P2" style:volatile="true">
      <number:text> -</number:text>
      <number:number number:decimal-places="0" number:min-integer-digits="0"/>
      <number:text> </number:text>
    </number:number-style>
    <number:text-style style:name="N425">
      <number:text-content/>
      <number:text> </number:text>
      <style:map style:condition="value()&gt;0" style:apply-style-name="N425P0"/>
      <style:map style:condition="value()&lt;0" style:apply-style-name="N425P1"/>
      <style:map style:condition="value()=0" style:apply-style-name="N425P2"/>
    </number:text-style>
    <number:number-style style:name="N428P0" style:volatile="true">
      <number:number number:decimal-places="5" number:min-integer-digits="1" number:grouping="true"/>
      <number:text> </number:text>
    </number:number-style>
    <number:number-style style:name="N428P1" style:volatile="true">
      <number:text> (</number:text>
      <number:number number:decimal-places="5" number:min-integer-digits="1" number:grouping="true"/>
      <number:text>)</number:text>
    </number:number-style>
    <number:number-style style:name="N428P2" style:volatile="true">
      <number:text> -</number:text>
      <number:number number:decimal-places="0" number:min-integer-digits="0"/>
      <number:text> </number:text>
    </number:number-style>
    <number:text-style style:name="N428">
      <number:text-content/>
      <number:text> </number:text>
      <style:map style:condition="value()&gt;0" style:apply-style-name="N428P0"/>
      <style:map style:condition="value()&lt;0" style:apply-style-name="N428P1"/>
      <style:map style:condition="value()=0" style:apply-style-name="N428P2"/>
    </number:text-style>
    <number:number-style style:name="N429">
      <number:number number:decimal-places="3" number:min-integer-digits="1" number:grouping="true"/>
    </number:number-style>
    <number:number-style style:name="N430">
      <number:number number:decimal-places="4" number:min-integer-digits="1" number:grouping="true"/>
    </number:number-style>
    <number:number-style style:name="N431">
      <number:number number:decimal-places="5" number:min-integer-digits="0" number:decimal-replacement=""/>
    </number:number-style>
    <number:number-style style:name="N432">
      <number:text>.</number:text>
    </number:number-style>
    <number:number-style style:name="N433">
      <number:number number:decimal-places="0" number:min-integer-digits="5"/>
    </number:number-style>
    <number:currency-style style:name="N435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435">
      <style:text-properties fo:color="#ff0000"/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435P0"/>
    </number:currency-style>
    <number:date-style style:name="N436P0" style:volatile="true">
      <number:month number:style="long" number:textual="true"/>
      <number:text> </number:text>
      <number:day number:style="long"/>
      <number:text>, </number:text>
      <number:year number:style="long"/>
    </number:date-style>
    <number:text-style style:name="N436">
      <number:text-content/>
      <style:map style:condition="value()&gt;=0" style:apply-style-name="N436P0"/>
    </number:text-style>
    <number:percentage-style style:name="N437">
      <number:number number:decimal-places="0" number:min-integer-digits="1" number:grouping="true"/>
      <number:text>%</number:text>
    </number:percentage-style>
    <number:percentage-style style:name="N438">
      <number:number number:decimal-places="2" number:min-integer-digits="1" number:grouping="true"/>
      <number:text>%</number:text>
    </number:percentage-style>
    <number:currency-style style:name="N440P0" style:volatile="true">
      <number:currency-symbol number:language="en" number:country="US">$</number:currency-symbol>
      <number:number number:decimal-places="1" number:min-integer-digits="1" number:grouping="true"/>
    </number:currency-style>
    <number:currency-style style:name="N440">
      <style:text-properties fo:color="#ff0000"/>
      <number:text>-</number:text>
      <number:currency-symbol number:language="en" number:country="US">$</number:currency-symbol>
      <number:number number:decimal-places="1" number:min-integer-digits="1" number:grouping="true"/>
      <style:map style:condition="value()&gt;=0" style:apply-style-name="N440P0"/>
    </number:currency-style>
    <number:date-style style:name="N441">
      <number:month number:style="long" number:textual="true"/>
      <number:day/>
      <number:text> </number:text>
      <number:day/>
      <number:text>, </number:text>
      <number:year number:style="long"/>
    </number:date-style>
    <number:date-style style:name="N442P0" style:volatile="true">
      <number:month number:style="long" number:textual="true"/>
      <number:text> </number:text>
      <number:day/>
      <number:text>, </number:text>
      <number:year number:style="long"/>
    </number:date-style>
    <number:text-style style:name="N442">
      <number:text-content/>
      <style:map style:condition="value()&gt;=0" style:apply-style-name="N442P0"/>
    </number:text-style>
    <number:date-style style:name="N444P0" style:volatile="true">
      <number:month number:style="long" number:textual="true"/>
      <number:text>-</number:text>
      <number:year/>
    </number:date-style>
    <number:text-style style:name="N444">
      <number:text-content/>
      <style:map style:condition="value()&gt;=0" style:apply-style-name="N444P0"/>
    </number:text-style>
    <number:currency-style style:name="N445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445"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445P0"/>
    </number:currency-style>
    <number:currency-style style:name="N447P0" style:volatile="true">
      <number:number number:decimal-places="3" number:min-integer-digits="0" number:decimal-replacement=""/>
      <number:text> </number:text>
      <number:currency-symbol>VND</number:currency-symbol>
    </number:currency-style>
    <number:currency-style style:name="N447">
      <number:text>-</number:text>
      <number:number number:decimal-places="3" number:min-integer-digits="0" number:decimal-replacement=""/>
      <number:text> </number:text>
      <number:currency-symbol>VND</number:currency-symbol>
      <style:map style:condition="value()&gt;=0" style:apply-style-name="N447P0"/>
    </number:currency-style>
    <number:currency-style style:name="N449P0" style:volatile="true">
      <number:number number:decimal-places="0" number:min-integer-digits="0"/>
      <number:text> </number:text>
      <number:currency-symbol>VND</number:currency-symbol>
    </number:currency-style>
    <number:currency-style style:name="N449">
      <number:text>-</number:text>
      <number:number number:decimal-places="0" number:min-integer-digits="0"/>
      <number:text> </number:text>
      <number:currency-symbol>VND</number:currency-symbol>
      <style:map style:condition="value()&gt;=0" style:apply-style-name="N449P0"/>
    </number:currency-style>
    <number:currency-style style:name="N450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450"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450P0"/>
    </number:currency-style>
    <number:date-style style:name="N451">
      <number:month number:style="long" number:textual="true"/>
      <number:text> </number:text>
      <number:seconds/>
      <number:day/>
      <number:text>, </number:text>
      <number:year number:style="long"/>
    </number:date-style>
    <number:date-style style:name="N452">
      <number:day/>
      <number:text> </number:text>
      <number:month number:style="long" number:textual="true"/>
      <number:text> </number:text>
      <number:year/>
    </number:date-style>
    <number:date-style style:name="N453">
      <number:day number:style="long"/>
      <number:text> </number:text>
      <number:month number:style="long" number:textual="true"/>
    </number:date-style>
    <number:number-style style:name="N454">
      <number:number number:decimal-places="0" number:min-integer-digits="4"/>
    </number:number-style>
    <number:date-style style:name="N455">
      <number:month number:style="long" number:textual="true"/>
      <number:seconds/>
      <number:text> </number:text>
      <number:day/>
      <number:text>, </number:text>
      <number:year number:style="long"/>
    </number:date-style>
    <number:number-style style:name="N456">
      <number:number number:decimal-places="1" number:min-integer-digits="3"/>
    </number:number-style>
    <number:date-style style:name="N457">
      <number:month number:style="long" number:textual="true"/>
      <number:text> </number:text>
      <number:day number:style="long"/>
    </number:date-style>
    <number:number-style style:name="N458">
      <number:number number:decimal-places="0" number:min-integer-digits="0" number:grouping="true"/>
    </number:number-style>
    <number:number-style style:name="N460P0" style:volatile="true">
      <number:number number:decimal-places="0" number:min-integer-digits="1" number:grouping="true"/>
      <number:text> DM</number:text>
    </number:number-style>
    <number:number-style style:name="N460">
      <number:text>-</number:text>
      <number:number number:decimal-places="0" number:min-integer-digits="1" number:grouping="true"/>
      <number:text> DM</number:text>
      <style:map style:condition="value()&gt;=0" style:apply-style-name="N460P0"/>
    </number:number-style>
    <number:number-style style:name="N461P0" style:volatile="true">
      <number:number number:decimal-places="0" number:min-integer-digits="1" number:grouping="true"/>
      <number:text> DM</number:text>
    </number:number-style>
    <number:number-style style:name="N461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461P0"/>
    </number:number-style>
    <number:number-style style:name="N463P0" style:volatile="true">
      <number:number number:decimal-places="2" number:min-integer-digits="1" number:grouping="true"/>
      <number:text> DM</number:text>
    </number:number-style>
    <number:number-style style:name="N463">
      <number:text>-</number:text>
      <number:number number:decimal-places="2" number:min-integer-digits="1" number:grouping="true"/>
      <number:text> DM</number:text>
      <style:map style:condition="value()&gt;=0" style:apply-style-name="N463P0"/>
    </number:number-style>
    <number:number-style style:name="N464P0" style:volatile="true">
      <number:number number:decimal-places="2" number:min-integer-digits="1" number:grouping="true"/>
      <number:text> DM</number:text>
    </number:number-style>
    <number:number-style style:name="N464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464P0"/>
    </number:number-style>
    <number:number-style style:name="N468P0" style:volatile="true">
      <number:number number:decimal-places="0" number:min-integer-digits="1" number:grouping="true"/>
      <number:text> DM </number:text>
    </number:number-style>
    <number:number-style style:name="N468P1" style:volatile="true">
      <number:text>-</number:text>
      <number:number number:decimal-places="0" number:min-integer-digits="1" number:grouping="true"/>
      <number:text> DM </number:text>
    </number:number-style>
    <number:number-style style:name="N468P2" style:volatile="true">
      <number:text> - DM </number:text>
    </number:number-style>
    <number:text-style style:name="N468">
      <number:text-content/>
      <number:text> </number:text>
      <style:map style:condition="value()&gt;0" style:apply-style-name="N468P0"/>
      <style:map style:condition="value()&lt;0" style:apply-style-name="N468P1"/>
      <style:map style:condition="value()=0" style:apply-style-name="N468P2"/>
    </number:text-style>
    <number:number-style style:name="N472P0" style:volatile="true">
      <number:number number:decimal-places="0" number:min-integer-digits="1" number:grouping="true"/>
      <number:text>       </number:text>
    </number:number-style>
    <number:number-style style:name="N472P1" style:volatile="true">
      <number:text>-</number:text>
      <number:number number:decimal-places="0" number:min-integer-digits="1" number:grouping="true"/>
      <number:text>       </number:text>
    </number:number-style>
    <number:number-style style:name="N472P2" style:volatile="true">
      <number:text> -       </number:text>
    </number:number-style>
    <number:text-style style:name="N472">
      <number:text-content/>
      <number:text> </number:text>
      <style:map style:condition="value()&gt;0" style:apply-style-name="N472P0"/>
      <style:map style:condition="value()&lt;0" style:apply-style-name="N472P1"/>
      <style:map style:condition="value()=0" style:apply-style-name="N472P2"/>
    </number:text-style>
    <number:number-style style:name="N476P0" style:volatile="true">
      <number:number number:decimal-places="2" number:min-integer-digits="1" number:grouping="true"/>
      <number:text> DM </number:text>
    </number:number-style>
    <number:number-style style:name="N476P1" style:volatile="true">
      <number:text>-</number:text>
      <number:number number:decimal-places="2" number:min-integer-digits="1" number:grouping="true"/>
      <number:text> DM </number:text>
    </number:number-style>
    <number:number-style style:name="N476P2" style:volatile="true">
      <number:text> -</number:text>
      <number:number number:decimal-places="0" number:min-integer-digits="0"/>
      <number:text> DM </number:text>
    </number:number-style>
    <number:text-style style:name="N476">
      <number:text-content/>
      <number:text> </number:text>
      <style:map style:condition="value()&gt;0" style:apply-style-name="N476P0"/>
      <style:map style:condition="value()&lt;0" style:apply-style-name="N476P1"/>
      <style:map style:condition="value()=0" style:apply-style-name="N476P2"/>
    </number:text-style>
    <number:number-style style:name="N480P0" style:volatile="true">
      <number:number number:decimal-places="2" number:min-integer-digits="1" number:grouping="true"/>
      <number:text>       </number:text>
    </number:number-style>
    <number:number-style style:name="N480P1" style:volatile="true">
      <number:text>-</number:text>
      <number:number number:decimal-places="2" number:min-integer-digits="1" number:grouping="true"/>
      <number:text>       </number:text>
    </number:number-style>
    <number:number-style style:name="N480P2" style:volatile="true">
      <number:text> -</number:text>
      <number:number number:decimal-places="0" number:min-integer-digits="0"/>
      <number:text>       </number:text>
    </number:number-style>
    <number:text-style style:name="N480">
      <number:text-content/>
      <number:text> </number:text>
      <style:map style:condition="value()&gt;0" style:apply-style-name="N480P0"/>
      <style:map style:condition="value()&lt;0" style:apply-style-name="N480P1"/>
      <style:map style:condition="value()=0" style:apply-style-name="N480P2"/>
    </number:text-style>
    <number:date-style style:name="N481">
      <number:year/>
      <number:text>/</number:text>
      <number:month number:style="long"/>
      <number:text>/</number:text>
      <number:day number:style="long"/>
    </number:date-style>
    <number:percentage-style style:name="N482">
      <number:number number:decimal-places="0" number:min-integer-digits="1"/>
      <number:text>%  of total efforts</number:text>
    </number:percentage-style>
    <number:percentage-style style:name="N483">
      <number:number number:decimal-places="0" number:min-integer-digits="1"/>
      <number:text>% of total efforts</number:text>
    </number:percentage-style>
    <number:percentage-style style:name="N484">
      <number:number number:decimal-places="0" number:min-integer-digits="1"/>
      <number:text>% of total efforts for unforeseen requirement</number:text>
    </number:percentage-style>
    <number:percentage-style style:name="N485">
      <number:number number:decimal-places="0" number:min-integer-digits="1"/>
      <number:text>% of development efforts</number:text>
    </number:percentage-style>
    <number:number-style style:name="N486P0" style:volatile="true">
      <number:number number:decimal-places="1" number:min-integer-digits="1"/>
    </number:number-style>
    <number:number-style style:name="N486">
      <style:text-properties fo:color="#ff0000"/>
      <number:text>-</number:text>
      <number:number number:decimal-places="1" number:min-integer-digits="1"/>
      <style:map style:condition="value()&gt;=0" style:apply-style-name="N486P0"/>
    </number:number-style>
    <number:time-style style:name="N487">
      <number:hours number:style="long"/>
      <number:text>:</number:text>
      <number:minutes number:style="long"/>
      <number:text>:</number:text>
      <number:seconds number:style="long"/>
      <number:text> </number:text>
    </number:time-style>
    <number:date-style style:name="N488">
      <number:month number:textual="true"/>
    </number:date-style>
    <number:date-style style:name="N489">
      <number:month number:textual="true"/>
      <number:text> -2011</number:text>
    </number:date-style>
    <number:date-style style:name="N490">
      <number:month number:textual="true"/>
      <number:text> 2011</number:text>
    </number:date-style>
    <number:date-style style:name="N491">
      <number:month number:textual="true"/>
      <number:text> 11</number:text>
    </number:date-style>
    <number:date-style style:name="N492">
      <number:month number:textual="true"/>
      <number:text>, 2011</number:text>
    </number:date-style>
    <number:date-style style:name="N493">
      <number:month number:textual="true"/>
      <number:text>, YYYY</number:text>
    </number:date-style>
    <number:date-style style:name="N494">
      <number:month number:textual="true"/>
      <number:text>, </number:text>
      <number:year number:style="long"/>
    </number:date-style>
    <number:date-style style:name="N495">
      <number:day-of-week/>
      <number:text> </number:text>
      <number:day number:style="long"/>
      <number:text> </number:text>
      <number:month number:textual="true"/>
      <number:text> </number:text>
      <number:year number:style="long"/>
    </number:date-style>
    <number:date-style style:name="N497P0" style:volatile="true">
      <number:day/>
      <number:text>/</number:text>
      <number:month/>
      <number:text>/</number:text>
      <number:year/>
    </number:date-style>
    <number:text-style style:name="N497">
      <number:text-content/>
      <style:map style:condition="value()&gt;=0" style:apply-style-name="N497P0"/>
    </number:text-style>
    <number:date-style style:name="N499P0" style:volatile="true">
      <number:day/>
      <number:text>/</number:text>
      <number:month/>
      <number:text>/</number:text>
      <number:year number:style="long"/>
    </number:date-style>
    <number:text-style style:name="N499">
      <number:text-content/>
      <style:map style:condition="value()&gt;=0" style:apply-style-name="N499P0"/>
    </number:text-style>
    <number:date-style style:name="N501P0" style:volatile="true">
      <number:day/>
      <number:text>/</number:text>
      <number:month number:style="long"/>
      <number:text>/</number:text>
      <number:year number:style="long"/>
    </number:date-style>
    <number:text-style style:name="N501">
      <number:text-content/>
      <style:map style:condition="value()&gt;=0" style:apply-style-name="N501P0"/>
    </number:text-style>
    <number:percentage-style style:name="N502">
      <number:text>%</number:text>
    </number:percentage-style>
    <number:number-style style:name="N505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05P1" style:volatile="true">
      <number:text>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05P2" style:volatile="true">
      <number:text> -</number:text>
      <number:number number:decimal-places="0" number:min-integer-digits="0"/>
      <number:text> </number:text>
    </number:number-style>
    <number:text-style style:name="N505">
      <number:text-content/>
      <number:text> </number:text>
      <style:map style:condition="value()&gt;0" style:apply-style-name="N505P0"/>
      <style:map style:condition="value()&lt;0" style:apply-style-name="N505P1"/>
      <style:map style:condition="value()=0" style:apply-style-name="N505P2"/>
    </number:text-style>
    <number:number-style style:name="N508P0" style:volatile="true">
      <number:text> $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 </number:text>
    </number:number-style>
    <number:number-style style:name="N508P1" style:volatile="true">
      <number:text> $(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)</number:text>
    </number:number-style>
    <number:number-style style:name="N508P2" style:volatile="true">
      <number:text> $-</number:text>
      <number:number number:decimal-places="0" number:min-integer-digits="0"/>
      <number:text> </number:text>
    </number:number-style>
    <number:text-style style:name="N508">
      <number:text-content/>
      <number:text> </number:text>
      <style:map style:condition="value()&gt;0" style:apply-style-name="N508P0"/>
      <style:map style:condition="value()&lt;0" style:apply-style-name="N508P1"/>
      <style:map style:condition="value()=0" style:apply-style-name="N508P2"/>
    </number:text-style>
    <number:number-style style:name="N512P0" style:volatile="true">
      <number:number number:decimal-places="0" number:min-integer-digits="1">
        <number:embedded-text number:position="3">,</number:embedded-text>
      </number:number>
      <number:text> € </number:text>
    </number:number-style>
    <number:number-style style:name="N512P1" style:volatile="true">
      <number:text>-</number:text>
      <number:number number:decimal-places="0" number:min-integer-digits="1">
        <number:embedded-text number:position="3">,</number:embedded-text>
      </number:number>
      <number:text> € </number:text>
    </number:number-style>
    <number:number-style style:name="N512P2" style:volatile="true">
      <number:text> - € </number:text>
    </number:number-style>
    <number:text-style style:name="N512">
      <number:text-content/>
      <number:text> </number:text>
      <style:map style:condition="value()&gt;0" style:apply-style-name="N512P0"/>
      <style:map style:condition="value()&lt;0" style:apply-style-name="N512P1"/>
      <style:map style:condition="value()=0" style:apply-style-name="N512P2"/>
    </number:text-style>
    <number:number-style style:name="N516P0" style:volatile="true">
      <number:text> Gs 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16P1" style:volatile="true">
      <number:text> Gs 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16P2" style:volatile="true">
      <number:text> Gs - </number:text>
    </number:number-style>
    <number:text-style style:name="N516">
      <number:text-content/>
      <number:text> </number:text>
      <style:map style:condition="value()&gt;0" style:apply-style-name="N516P0"/>
      <style:map style:condition="value()&lt;0" style:apply-style-name="N516P1"/>
      <style:map style:condition="value()=0" style:apply-style-name="N516P2"/>
    </number:text-style>
    <number:number-style style:name="N520P0" style:volatile="true">
      <number:number number:decimal-places="0" number:min-integer-digits="1" number:grouping="true"/>
      <number:text> F </number:text>
    </number:number-style>
    <number:number-style style:name="N520P1" style:volatile="true">
      <number:text>-</number:text>
      <number:number number:decimal-places="0" number:min-integer-digits="1" number:grouping="true"/>
      <number:text> F </number:text>
    </number:number-style>
    <number:number-style style:name="N520P2" style:volatile="true">
      <number:text> - F </number:text>
    </number:number-style>
    <number:text-style style:name="N520">
      <number:text-content/>
      <number:text> </number:text>
      <style:map style:condition="value()&gt;0" style:apply-style-name="N520P0"/>
      <style:map style:condition="value()&lt;0" style:apply-style-name="N520P1"/>
      <style:map style:condition="value()=0" style:apply-style-name="N520P2"/>
    </number:text-style>
    <number:number-style style:name="N523P0" style:volatile="true">
      <number:text> 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3P1" style:volatile="true">
      <number:text> $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23P2" style:volatile="true">
      <number:text> $- </number:text>
    </number:number-style>
    <number:text-style style:name="N523">
      <number:text-content/>
      <number:text> </number:text>
      <style:map style:condition="value()&gt;0" style:apply-style-name="N523P0"/>
      <style:map style:condition="value()&lt;0" style:apply-style-name="N523P1"/>
      <style:map style:condition="value()=0" style:apply-style-name="N523P2"/>
    </number:text-style>
    <number:number-style style:name="N527P0" style:volatile="true">
      <number:number number:decimal-places="0" number:min-integer-digits="1" number:grouping="true"/>
      <number:text> $ </number:text>
    </number:number-style>
    <number:number-style style:name="N527P1" style:volatile="true">
      <number:text>-</number:text>
      <number:number number:decimal-places="0" number:min-integer-digits="1" number:grouping="true"/>
      <number:text> $ </number:text>
    </number:number-style>
    <number:number-style style:name="N527P2" style:volatile="true">
      <number:text> - $ </number:text>
    </number:number-style>
    <number:text-style style:name="N527">
      <number:text-content/>
      <number:text> </number:text>
      <style:map style:condition="value()&gt;0" style:apply-style-name="N527P0"/>
      <style:map style:condition="value()&lt;0" style:apply-style-name="N527P1"/>
      <style:map style:condition="value()=0" style:apply-style-name="N527P2"/>
    </number:text-style>
    <number:number-style style:name="N529P0" style:volatile="true">
      <number:text> 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9P1" style:volatile="true">
      <number:text>-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9P2" style:volatile="true">
      <number:text> $- </number:text>
    </number:number-style>
    <number:text-style style:name="N529">
      <number:text-content/>
      <number:text> </number:text>
      <style:map style:condition="value()&gt;0" style:apply-style-name="N529P0"/>
      <style:map style:condition="value()&lt;0" style:apply-style-name="N529P1"/>
      <style:map style:condition="value()=0" style:apply-style-name="N529P2"/>
    </number:text-style>
    <number:number-style style:name="N533P0" style:volatile="true">
      <number:text> €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3P1" style:volatile="true">
      <number:text>-€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3P2" style:volatile="true">
      <number:text> €- </number:text>
    </number:number-style>
    <number:text-style style:name="N533">
      <number:text-content/>
      <number:text> </number:text>
      <style:map style:condition="value()&gt;0" style:apply-style-name="N533P0"/>
      <style:map style:condition="value()&lt;0" style:apply-style-name="N533P1"/>
      <style:map style:condition="value()=0" style:apply-style-name="N533P2"/>
    </number:text-style>
    <number:number-style style:name="N537P0" style:volatile="true">
      <number:text> Gs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7P1" style:volatile="true">
      <number:text>-Gs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7P2" style:volatile="true">
      <number:text> Gs- </number:text>
    </number:number-style>
    <number:text-style style:name="N537">
      <number:text-content/>
      <number:text> </number:text>
      <style:map style:condition="value()&gt;0" style:apply-style-name="N537P0"/>
      <style:map style:condition="value()&lt;0" style:apply-style-name="N537P1"/>
      <style:map style:condition="value()=0" style:apply-style-name="N537P2"/>
    </number:text-style>
    <number:number-style style:name="N539P0" style:volatile="true">
      <number:text> $</number:text>
      <number:number number:decimal-places="0" number:min-integer-digits="1" number:grouping="true"/>
      <number:text> </number:text>
    </number:number-style>
    <number:number-style style:name="N539P1" style:volatile="true">
      <number:text>-$</number:text>
      <number:number number:decimal-places="0" number:min-integer-digits="1" number:grouping="true"/>
      <number:text> </number:text>
    </number:number-style>
    <number:number-style style:name="N539P2" style:volatile="true">
      <number:text> $- </number:text>
    </number:number-style>
    <number:text-style style:name="N539">
      <number:text-content/>
      <number:text> </number:text>
      <style:map style:condition="value()&gt;0" style:apply-style-name="N539P0"/>
      <style:map style:condition="value()&lt;0" style:apply-style-name="N539P1"/>
      <style:map style:condition="value()=0" style:apply-style-name="N539P2"/>
    </number:text-style>
    <number:number-style style:name="N541P0" style:volatile="true">
      <number:text> $</number:text>
      <number:number number:decimal-places="2" number:min-integer-digits="1" number:grouping="true"/>
      <number:text> </number:text>
    </number:number-style>
    <number:number-style style:name="N541P1" style:volatile="true">
      <number:text>-$</number:text>
      <number:number number:decimal-places="2" number:min-integer-digits="1" number:grouping="true"/>
      <number:text> </number:text>
    </number:number-style>
    <number:number-style style:name="N541P2" style:volatile="true">
      <number:text> $-</number:text>
      <number:number number:decimal-places="0" number:min-integer-digits="0"/>
      <number:text> </number:text>
    </number:number-style>
    <number:text-style style:name="N541">
      <number:text-content/>
      <number:text> </number:text>
      <style:map style:condition="value()&gt;0" style:apply-style-name="N541P0"/>
      <style:map style:condition="value()&lt;0" style:apply-style-name="N541P1"/>
      <style:map style:condition="value()=0" style:apply-style-name="N541P2"/>
    </number:text-style>
    <number:number-style style:name="N545P0" style:volatile="true">
      <number:text> ñ</number:text>
      <number:number number:decimal-places="0" number:min-integer-digits="1" number:grouping="true"/>
      <number:text> </number:text>
    </number:number-style>
    <number:number-style style:name="N545P1" style:volatile="true">
      <number:text>-ñ</number:text>
      <number:number number:decimal-places="0" number:min-integer-digits="1" number:grouping="true"/>
      <number:text> </number:text>
    </number:number-style>
    <number:number-style style:name="N545P2" style:volatile="true">
      <number:text> ñ- </number:text>
    </number:number-style>
    <number:text-style style:name="N545">
      <number:text-content/>
      <number:text> </number:text>
      <style:map style:condition="value()&gt;0" style:apply-style-name="N545P0"/>
      <style:map style:condition="value()&lt;0" style:apply-style-name="N545P1"/>
      <style:map style:condition="value()=0" style:apply-style-name="N545P2"/>
    </number:text-style>
    <number:number-style style:name="N548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48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48P2" style:volatile="true">
      <number:text> -</number:text>
      <number:number number:decimal-places="0" number:min-integer-digits="0"/>
      <number:text> </number:text>
    </number:number-style>
    <number:text-style style:name="N548">
      <number:text-content/>
      <number:text> </number:text>
      <style:map style:condition="value()&gt;0" style:apply-style-name="N548P0"/>
      <style:map style:condition="value()&lt;0" style:apply-style-name="N548P1"/>
      <style:map style:condition="value()=0" style:apply-style-name="N548P2"/>
    </number:text-style>
    <number:number-style style:name="N550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0P1" style:volatile="true">
      <number:text> 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</number:number-style>
    <number:number-style style:name="N550P2" style:volatile="true">
      <number:text> -</number:text>
      <number:number number:decimal-places="0" number:min-integer-digits="0"/>
      <number:text> </number:text>
    </number:number-style>
    <number:text-style style:name="N550">
      <number:text-content/>
      <number:text> </number:text>
      <style:map style:condition="value()&gt;0" style:apply-style-name="N550P0"/>
      <style:map style:condition="value()&lt;0" style:apply-style-name="N550P1"/>
      <style:map style:condition="value()=0" style:apply-style-name="N550P2"/>
    </number:text-style>
    <number:number-style style:name="N554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   </number:text>
    </number:number-style>
    <number:number-style style:name="N554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   </number:text>
    </number:number-style>
    <number:number-style style:name="N554P2" style:volatile="true">
      <number:text> -</number:text>
      <number:number number:decimal-places="0" number:min-integer-digits="0"/>
      <number:text>    </number:text>
    </number:number-style>
    <number:text-style style:name="N554">
      <number:text-content/>
      <number:text> </number:text>
      <style:map style:condition="value()&gt;0" style:apply-style-name="N554P0"/>
      <style:map style:condition="value()&lt;0" style:apply-style-name="N554P1"/>
      <style:map style:condition="value()=0" style:apply-style-name="N554P2"/>
    </number:text-style>
    <number:number-style style:name="N556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6P1" style:volatile="true">
      <number:text> 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6P2" style:volatile="true">
      <number:text> -</number:text>
      <number:number number:decimal-places="0" number:min-integer-digits="0"/>
      <number:text> </number:text>
    </number:number-style>
    <number:text-style style:name="N556">
      <number:text-content/>
      <number:text> </number:text>
      <style:map style:condition="value()&gt;0" style:apply-style-name="N556P0"/>
      <style:map style:condition="value()&lt;0" style:apply-style-name="N556P1"/>
      <style:map style:condition="value()=0" style:apply-style-name="N556P2"/>
    </number:text-style>
    <number:number-style style:name="N560P0" style:volatile="true">
      <number:number number:decimal-places="2" number:min-integer-digits="1" number:grouping="true"/>
      <number:text>         </number:text>
    </number:number-style>
    <number:number-style style:name="N560P1" style:volatile="true">
      <number:text>-</number:text>
      <number:number number:decimal-places="2" number:min-integer-digits="1" number:grouping="true"/>
      <number:text>         </number:text>
    </number:number-style>
    <number:number-style style:name="N560P2" style:volatile="true">
      <number:text> -</number:text>
      <number:number number:decimal-places="0" number:min-integer-digits="0"/>
      <number:text>         </number:text>
    </number:number-style>
    <number:text-style style:name="N560">
      <number:text-content/>
      <number:text> </number:text>
      <style:map style:condition="value()&gt;0" style:apply-style-name="N560P0"/>
      <style:map style:condition="value()&lt;0" style:apply-style-name="N560P1"/>
      <style:map style:condition="value()=0" style:apply-style-name="N560P2"/>
    </number:text-style>
    <number:number-style style:name="N563P0" style:volatile="true">
      <number:number number:decimal-places="2" number:min-integer-digits="1" number:grouping="true"/>
      <number:text>    </number:text>
    </number:number-style>
    <number:number-style style:name="N563P1" style:volatile="true">
      <number:text>-</number:text>
      <number:number number:decimal-places="2" number:min-integer-digits="1" number:grouping="true"/>
      <number:text>    </number:text>
    </number:number-style>
    <number:number-style style:name="N563P2" style:volatile="true">
      <number:text> -</number:text>
      <number:number number:decimal-places="0" number:min-integer-digits="0"/>
      <number:text>    </number:text>
    </number:number-style>
    <number:text-style style:name="N563">
      <number:text-content/>
      <number:text> </number:text>
      <style:map style:condition="value()&gt;0" style:apply-style-name="N563P0"/>
      <style:map style:condition="value()&lt;0" style:apply-style-name="N563P1"/>
      <style:map style:condition="value()=0" style:apply-style-name="N563P2"/>
    </number:text-style>
    <number:number-style style:name="N565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65P1" style:volatile="true">
      <number:text>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65P2" style:volatile="true">
      <number:text> - </number:text>
    </number:number-style>
    <number:text-style style:name="N565">
      <number:text-content/>
      <number:text> </number:text>
      <style:map style:condition="value()&gt;0" style:apply-style-name="N565P0"/>
      <style:map style:condition="value()&lt;0" style:apply-style-name="N565P1"/>
      <style:map style:condition="value()=0" style:apply-style-name="N565P2"/>
    </number:text-style>
    <number:number-style style:name="N569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 </number:text>
    </number:number-style>
    <number:number-style style:name="N569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 </number:text>
    </number:number-style>
    <number:number-style style:name="N569P2" style:volatile="true">
      <number:text> -</number:text>
      <number:number number:decimal-places="0" number:min-integer-digits="0"/>
      <number:text> F </number:text>
    </number:number-style>
    <number:text-style style:name="N569">
      <number:text-content/>
      <number:text> </number:text>
      <style:map style:condition="value()&gt;0" style:apply-style-name="N569P0"/>
      <style:map style:condition="value()&lt;0" style:apply-style-name="N569P1"/>
      <style:map style:condition="value()=0" style:apply-style-name="N569P2"/>
    </number:text-style>
    <number:number-style style:name="N572P0" style:volatile="true">
      <number:number number:decimal-places="0" number:min-integer-digits="1">
        <number:embedded-text number:position="3">,</number:embedded-text>
      </number:number>
      <number:text> F </number:text>
    </number:number-style>
    <number:number-style style:name="N572P1" style:volatile="true">
      <number:text>-</number:text>
      <number:number number:decimal-places="0" number:min-integer-digits="1">
        <number:embedded-text number:position="3">,</number:embedded-text>
      </number:number>
      <number:text> F </number:text>
    </number:number-style>
    <number:number-style style:name="N572P2" style:volatile="true">
      <number:text> - F </number:text>
    </number:number-style>
    <number:text-style style:name="N572">
      <number:text-content/>
      <number:text> </number:text>
      <style:map style:condition="value()&gt;0" style:apply-style-name="N572P0"/>
      <style:map style:condition="value()&lt;0" style:apply-style-name="N572P1"/>
      <style:map style:condition="value()=0" style:apply-style-name="N572P2"/>
    </number:text-style>
    <number:number-style style:name="N576P0" style:volatile="true">
      <number:text> $ 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76P1" style:volatile="true">
      <number:text> $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76P2" style:volatile="true">
      <number:text> $ - </number:text>
    </number:number-style>
    <number:text-style style:name="N576">
      <number:text-content/>
      <number:text> </number:text>
      <style:map style:condition="value()&gt;0" style:apply-style-name="N576P0"/>
      <style:map style:condition="value()&lt;0" style:apply-style-name="N576P1"/>
      <style:map style:condition="value()=0" style:apply-style-name="N576P2"/>
    </number:text-style>
    <number:number-style style:name="N577">
      <number:text>$</number:text>
      <number:number number:decimal-places="0" number:min-integer-digits="1" number:grouping="true"/>
    </number:number-style>
    <number:number-style style:name="N578P0" style:volatile="true">
      <number:text>$</number:text>
      <number:number number:decimal-places="0" number:min-integer-digits="1" number:grouping="true"/>
    </number:number-style>
    <number:number-style style:name="N578">
      <style:text-properties fo:color="#ff0000"/>
      <number:text>-$</number:text>
      <number:number number:decimal-places="0" number:min-integer-digits="1" number:grouping="true"/>
      <style:map style:condition="value()&gt;=0" style:apply-style-name="N578P0"/>
    </number:number-style>
    <number:number-style style:name="N581P0" style:volatile="true">
      <number:text> $ </number:text>
      <number:number number:decimal-places="0" number:min-integer-digits="1" number:grouping="true"/>
      <number:text> </number:text>
    </number:number-style>
    <number:number-style style:name="N581P1" style:volatile="true">
      <number:text> $ (</number:text>
      <number:number number:decimal-places="0" number:min-integer-digits="1" number:grouping="true"/>
      <number:text>)</number:text>
    </number:number-style>
    <number:number-style style:name="N581P2" style:volatile="true">
      <number:text> $ - </number:text>
    </number:number-style>
    <number:text-style style:name="N581">
      <number:text-content/>
      <number:text> </number:text>
      <style:map style:condition="value()&gt;0" style:apply-style-name="N581P0"/>
      <style:map style:condition="value()&lt;0" style:apply-style-name="N581P1"/>
      <style:map style:condition="value()=0" style:apply-style-name="N581P2"/>
    </number:text-style>
    <number:number-style style:name="N582">
      <number:text>$</number:text>
      <number:number number:decimal-places="2" number:min-integer-digits="1" number:grouping="true"/>
    </number:number-style>
    <number:number-style style:name="N583P0" style:volatile="true">
      <number:text>$</number:text>
      <number:number number:decimal-places="2" number:min-integer-digits="1" number:grouping="true"/>
    </number:number-style>
    <number:number-style style:name="N583">
      <style:text-properties fo:color="#ff0000"/>
      <number:text>-$</number:text>
      <number:number number:decimal-places="2" number:min-integer-digits="1" number:grouping="true"/>
      <style:map style:condition="value()&gt;=0" style:apply-style-name="N583P0"/>
    </number:number-style>
    <number:number-style style:name="N587P0" style:volatile="true">
      <number:text> £ </number:text>
      <number:number number:decimal-places="0" number:min-integer-digits="1" number:grouping="true"/>
      <number:text> </number:text>
    </number:number-style>
    <number:number-style style:name="N587P1" style:volatile="true">
      <number:text> £ (</number:text>
      <number:number number:decimal-places="0" number:min-integer-digits="1" number:grouping="true"/>
      <number:text>)</number:text>
    </number:number-style>
    <number:number-style style:name="N587P2" style:volatile="true">
      <number:text> £ - </number:text>
    </number:number-style>
    <number:text-style style:name="N587">
      <number:text-content/>
      <number:text> </number:text>
      <style:map style:condition="value()&gt;0" style:apply-style-name="N587P0"/>
      <style:map style:condition="value()&lt;0" style:apply-style-name="N587P1"/>
      <style:map style:condition="value()=0" style:apply-style-name="N587P2"/>
    </number:text-style>
    <number:number-style style:name="N591P0" style:volatile="true">
      <number:number number:decimal-places="0" number:min-integer-digits="1" number:grouping="true"/>
      <number:text> ñ </number:text>
    </number:number-style>
    <number:number-style style:name="N591P1" style:volatile="true">
      <number:text>-</number:text>
      <number:number number:decimal-places="0" number:min-integer-digits="1" number:grouping="true"/>
      <number:text> ñ </number:text>
    </number:number-style>
    <number:number-style style:name="N591P2" style:volatile="true">
      <number:text> - ñ </number:text>
    </number:number-style>
    <number:text-style style:name="N591">
      <number:text-content/>
      <number:text> </number:text>
      <style:map style:condition="value()&gt;0" style:apply-style-name="N591P0"/>
      <style:map style:condition="value()&lt;0" style:apply-style-name="N591P1"/>
      <style:map style:condition="value()=0" style:apply-style-name="N591P2"/>
    </number:text-style>
    <number:number-style style:name="N592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2P1" style:volatile="true">
      <number:text>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92P2" style:volatile="true">
      <number:text> - </number:text>
    </number:number-style>
    <number:text-style style:name="N592">
      <number:text-content/>
      <number:text> </number:text>
      <style:map style:condition="value()&gt;0" style:apply-style-name="N592P0"/>
      <style:map style:condition="value()&lt;0" style:apply-style-name="N592P1"/>
      <style:map style:condition="value()=0" style:apply-style-name="N592P2"/>
    </number:text-style>
    <number:number-style style:name="N596P0" style:volatile="true">
      <number:number number:decimal-places="0" number:min-integer-digits="1">
        <number:embedded-text number:position="3">,</number:embedded-text>
      </number:number>
      <number:text>    </number:text>
    </number:number-style>
    <number:number-style style:name="N596P1" style:volatile="true">
      <number:text>-</number:text>
      <number:number number:decimal-places="0" number:min-integer-digits="1">
        <number:embedded-text number:position="3">,</number:embedded-text>
      </number:number>
      <number:text>    </number:text>
    </number:number-style>
    <number:number-style style:name="N596P2" style:volatile="true">
      <number:text> -    </number:text>
    </number:number-style>
    <number:text-style style:name="N596">
      <number:text-content/>
      <number:text> </number:text>
      <style:map style:condition="value()&gt;0" style:apply-style-name="N596P0"/>
      <style:map style:condition="value()&lt;0" style:apply-style-name="N596P1"/>
      <style:map style:condition="value()=0" style:apply-style-name="N596P2"/>
    </number:text-style>
    <number:number-style style:name="N598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8P1" style:volatile="true">
      <number:text> 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8P2" style:volatile="true">
      <number:text> - </number:text>
    </number:number-style>
    <number:text-style style:name="N598">
      <number:text-content/>
      <number:text> </number:text>
      <style:map style:condition="value()&gt;0" style:apply-style-name="N598P0"/>
      <style:map style:condition="value()&lt;0" style:apply-style-name="N598P1"/>
      <style:map style:condition="value()=0" style:apply-style-name="N598P2"/>
    </number:text-style>
    <number:number-style style:name="N602P0" style:volatile="true">
      <number:number number:decimal-places="0" number:min-integer-digits="1" number:grouping="true"/>
      <number:text>         </number:text>
    </number:number-style>
    <number:number-style style:name="N602P1" style:volatile="true">
      <number:text>-</number:text>
      <number:number number:decimal-places="0" number:min-integer-digits="1" number:grouping="true"/>
      <number:text>         </number:text>
    </number:number-style>
    <number:number-style style:name="N602P2" style:volatile="true">
      <number:text> -         </number:text>
    </number:number-style>
    <number:text-style style:name="N602">
      <number:text-content/>
      <number:text> </number:text>
      <style:map style:condition="value()&gt;0" style:apply-style-name="N602P0"/>
      <style:map style:condition="value()&lt;0" style:apply-style-name="N602P1"/>
      <style:map style:condition="value()=0" style:apply-style-name="N602P2"/>
    </number:text-style>
    <number:number-style style:name="N605P0" style:volatile="true">
      <number:number number:decimal-places="0" number:min-integer-digits="1" number:grouping="true"/>
      <number:text>    </number:text>
    </number:number-style>
    <number:number-style style:name="N605P1" style:volatile="true">
      <number:text>-</number:text>
      <number:number number:decimal-places="0" number:min-integer-digits="1" number:grouping="true"/>
      <number:text>    </number:text>
    </number:number-style>
    <number:number-style style:name="N605P2" style:volatile="true">
      <number:text> -    </number:text>
    </number:number-style>
    <number:text-style style:name="N605">
      <number:text-content/>
      <number:text> </number:text>
      <style:map style:condition="value()&gt;0" style:apply-style-name="N605P0"/>
      <style:map style:condition="value()&lt;0" style:apply-style-name="N605P1"/>
      <style:map style:condition="value()=0" style:apply-style-name="N605P2"/>
    </number:text-style>
    <number:number-style style:name="N607P0" style:volatile="true">
      <number:number number:decimal-places="0" number:min-integer-digits="2">
        <number:embedded-text number:position="4">,</number:embedded-text>
        <number:embedded-text number:position="1">.</number:embedded-text>
      </number:number>
      <number:text> </number:text>
    </number:number-style>
    <number:number-style style:name="N607">
      <number:text>(</number:text>
      <number:number number:decimal-places="0" number:min-integer-digits="2">
        <number:embedded-text number:position="4">,</number:embedded-text>
        <number:embedded-text number:position="1">.</number:embedded-text>
      </number:number>
      <number:text>)</number:text>
      <style:map style:condition="value()&gt;=0" style:apply-style-name="N607P0"/>
    </number:number-style>
    <number:number-style style:name="N610P0" style:volatile="true">
      <number:number number:decimal-places="0" number:min-integer-digits="5">
        <number:embedded-text number:position="7">,</number:embedded-text>
        <number:embedded-text number:position="4">.</number:embedded-text>
      </number:number>
      <number:text> </number:text>
    </number:number-style>
    <number:number-style style:name="N610P1" style:volatile="true">
      <number:text> (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)</number:text>
    </number:number-style>
    <number:number-style style:name="N610P2" style:volatile="true">
      <number:text> -</number:text>
      <number:number number:decimal-places="0" number:min-integer-digits="0"/>
      <number:text> </number:text>
    </number:number-style>
    <number:text-style style:name="N610">
      <number:text-content/>
      <number:text> </number:text>
      <style:map style:condition="value()&gt;0" style:apply-style-name="N610P0"/>
      <style:map style:condition="value()&lt;0" style:apply-style-name="N610P1"/>
      <style:map style:condition="value()=0" style:apply-style-name="N610P2"/>
    </number:text-style>
    <number:percentage-style style:name="N612P0" style:volatile="true">
      <number:number number:decimal-places="0" number:min-integer-digits="2">
        <number:embedded-text number:position="1">.</number:embedded-text>
      </number:number>
      <number:text>%</number:text>
    </number:percentage-style>
    <number:percentage-style style:name="N612">
      <style:text-properties fo:color="#ff0000"/>
      <number:text>(</number:text>
      <number:number number:decimal-places="0" number:min-integer-digits="2">
        <number:embedded-text number:position="1">.</number:embedded-text>
      </number:number>
      <number:text>%)</number:text>
      <style:map style:condition="value()&gt;=0" style:apply-style-name="N612P0"/>
    </number:percentage-style>
    <number:number-style style:name="N616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£ </number:text>
    </number:number-style>
    <number:number-style style:name="N616P1" style:volatile="true">
      <number:text> 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£ </number:text>
    </number:number-style>
    <number:number-style style:name="N616P2" style:volatile="true">
      <number:text> -</number:text>
      <number:number number:decimal-places="0" number:min-integer-digits="0"/>
      <number:text> £ </number:text>
    </number:number-style>
    <number:text-style style:name="N616">
      <number:text-content/>
      <number:text> </number:text>
      <style:map style:condition="value()&gt;0" style:apply-style-name="N616P0"/>
      <style:map style:condition="value()&lt;0" style:apply-style-name="N616P1"/>
      <style:map style:condition="value()=0" style:apply-style-name="N616P2"/>
    </number:text-style>
    <number:number-style style:name="N619P0" style:volatile="true">
      <number:text> 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19P1" style:volatile="true">
      <number:text>-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19P2" style:volatile="true">
      <number:text> $-</number:text>
      <number:number number:decimal-places="0" number:min-integer-digits="0"/>
      <number:text> </number:text>
    </number:number-style>
    <number:text-style style:name="N619">
      <number:text-content/>
      <number:text> </number:text>
      <style:map style:condition="value()&gt;0" style:apply-style-name="N619P0"/>
      <style:map style:condition="value()&lt;0" style:apply-style-name="N619P1"/>
      <style:map style:condition="value()=0" style:apply-style-name="N619P2"/>
    </number:text-style>
    <number:percentage-style style:name="N620P0" style:volatile="true">
      <number:number number:decimal-places="0" number:min-integer-digits="2">
        <number:embedded-text number:position="1">.</number:embedded-text>
      </number:number>
      <number:text>%</number:text>
    </number:percentage-style>
    <number:percentage-style style:name="N620">
      <number:text>(</number:text>
      <number:number number:decimal-places="0" number:min-integer-digits="2">
        <number:embedded-text number:position="1">.</number:embedded-text>
      </number:number>
      <number:text>%)</number:text>
      <style:map style:condition="value()&gt;=0" style:apply-style-name="N620P0"/>
    </number:percentage-style>
    <number:number-style style:name="N622P0" style:volatile="true">
      <number:text>C</number:text>
      <number:number number:decimal-places="2" number:min-integer-digits="1" number:grouping="true"/>
      <number:text> </number:text>
    </number:number-style>
    <number:number-style style:name="N622">
      <number:text>(C</number:text>
      <number:number number:decimal-places="2" number:min-integer-digits="1" number:grouping="true"/>
      <number:text>)</number:text>
      <style:map style:condition="value()&gt;=0" style:apply-style-name="N622P0"/>
    </number:number-style>
    <number:number-style style:name="N624P0" style:volatile="true">
      <number:text>C</number:text>
      <number:number number:decimal-places="0" number:min-integer-digits="1" number:grouping="true"/>
      <number:text> </number:text>
    </number:number-style>
    <number:number-style style:name="N624">
      <number:text>(C</number:text>
      <number:number number:decimal-places="0" number:min-integer-digits="1" number:grouping="true"/>
      <number:text>)</number:text>
      <style:map style:condition="value()&gt;=0" style:apply-style-name="N624P0"/>
    </number:number-style>
    <number:number-style style:name="N626P0" style:volatile="true">
      <number:text>US$</number:text>
      <number:number number:decimal-places="0" number:min-integer-digits="3">
        <number:embedded-text number:position="5">,</number:embedded-text>
        <number:embedded-text number:position="2">.</number:embedded-text>
      </number:number>
    </number:number-style>
    <number:number-style style:name="N626">
      <number:text>(US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  <style:map style:condition="value()&gt;=0" style:apply-style-name="N626P0"/>
    </number:number-style>
    <number:number-style style:name="N629P0" style:volatile="true">
      <number:number number:decimal-places="0" number:min-integer-digits="1">
        <number:embedded-text number:position="3">,</number:embedded-text>
      </number:number>
      <number:text>       </number:text>
    </number:number-style>
    <number:number-style style:name="N629P1" style:volatile="true">
      <number:text>-</number:text>
      <number:number number:decimal-places="0" number:min-integer-digits="1">
        <number:embedded-text number:position="3">,</number:embedded-text>
      </number:number>
      <number:text>       </number:text>
    </number:number-style>
    <number:number-style style:name="N629P2" style:volatile="true">
      <number:text> -       </number:text>
    </number:number-style>
    <number:text-style style:name="N629">
      <number:text-content/>
      <number:text> </number:text>
      <style:map style:condition="value()&gt;0" style:apply-style-name="N629P0"/>
      <style:map style:condition="value()&lt;0" style:apply-style-name="N629P1"/>
      <style:map style:condition="value()=0" style:apply-style-name="N629P2"/>
    </number:text-style>
    <number:number-style style:name="N632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      </number:text>
    </number:number-style>
    <number:number-style style:name="N632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      </number:text>
    </number:number-style>
    <number:number-style style:name="N632P2" style:volatile="true">
      <number:text> -</number:text>
      <number:number number:decimal-places="0" number:min-integer-digits="0"/>
      <number:text>       </number:text>
    </number:number-style>
    <number:text-style style:name="N632">
      <number:text-content/>
      <number:text> </number:text>
      <style:map style:condition="value()&gt;0" style:apply-style-name="N632P0"/>
      <style:map style:condition="value()&lt;0" style:apply-style-name="N632P1"/>
      <style:map style:condition="value()=0" style:apply-style-name="N632P2"/>
    </number:text-style>
    <number:number-style style:name="N633P0" style:volatile="true">
      <number:text>C</number:text>
      <number:number number:decimal-places="0" number:min-integer-digits="1" number:grouping="true"/>
      <number:text> </number:text>
    </number:number-style>
    <number:number-style style:name="N633">
      <style:text-properties fo:color="#ff0000"/>
      <number:text>(C</number:text>
      <number:number number:decimal-places="0" number:min-integer-digits="1" number:grouping="true"/>
      <number:text>)</number:text>
      <style:map style:condition="value()&gt;=0" style:apply-style-name="N633P0"/>
    </number:number-style>
    <number:currency-style style:name="N637P0" style:volatile="true">
      <number:currency-symbol>€</number:currency-symbol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currency-style>
    <number:currency-style style:name="N637P1" style:volatile="true">
      <number:text>-</number:text>
      <number:currency-symbol>€</number:currency-symbol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currency-style>
    <number:currency-style style:name="N637P2" style:volatile="true">
      <number:currency-symbol>€</number:currency-symbol>
      <number:text>-</number:text>
      <number:number number:decimal-places="0" number:min-integer-digits="0"/>
      <number:text> </number:text>
    </number:currency-style>
    <number:text-style style:name="N637">
      <number:text-content/>
      <number:text> </number:text>
      <style:map style:condition="value()&gt;0" style:apply-style-name="N637P0"/>
      <style:map style:condition="value()&lt;0" style:apply-style-name="N637P1"/>
      <style:map style:condition="value()=0" style:apply-style-name="N637P2"/>
    </number:text-style>
    <number:number-style style:name="N640P0" style:volatile="true">
      <number:number number:decimal-places="0" number:min-integer-digits="7">
        <number:embedded-text number:position="9">,</number:embedded-text>
        <number:embedded-text number:position="6">.</number:embedded-text>
      </number:number>
      <number:text> </number:text>
    </number:number-style>
    <number:number-style style:name="N640P1" style:volatile="true">
      <number:text> (</number:text>
      <number:number number:decimal-places="0" number:min-integer-digits="7">
        <number:embedded-text number:position="9">,</number:embedded-text>
        <number:embedded-text number:position="6">.</number:embedded-text>
      </number:number>
      <number:text>)</number:text>
    </number:number-style>
    <number:number-style style:name="N640P2" style:volatile="true">
      <number:text> -</number:text>
      <number:number number:decimal-places="0" number:min-integer-digits="0"/>
      <number:text> </number:text>
    </number:number-style>
    <number:text-style style:name="N640">
      <number:text-content/>
      <number:text> </number:text>
      <style:map style:condition="value()&gt;0" style:apply-style-name="N640P0"/>
      <style:map style:condition="value()&lt;0" style:apply-style-name="N640P1"/>
      <style:map style:condition="value()=0" style:apply-style-name="N640P2"/>
    </number:text-style>
    <number:number-style style:name="N642P0" style:volatile="true">
      <number:number number:decimal-places="0" number:min-integer-digits="1">
        <number:embedded-text number:position="3">,</number:embedded-text>
      </number:number>
      <number:text> $ </number:text>
    </number:number-style>
    <number:number-style style:name="N642">
      <style:text-properties fo:color="#ff0000"/>
      <number:text>(</number:text>
      <number:number number:decimal-places="0" number:min-integer-digits="1">
        <number:embedded-text number:position="3">,</number:embedded-text>
      </number:number>
      <number:text> $)</number:text>
      <style:map style:condition="value()&gt;=0" style:apply-style-name="N642P0"/>
    </number:number-style>
    <number:number-style style:name="N644P0" style:volatile="true">
      <number:text>$</number:text>
      <number:number number:decimal-places="0" number:min-integer-digits="3">
        <number:embedded-text number:position="3">,</number:embedded-text>
        <number:embedded-text number:position="2">.</number:embedded-text>
      </number:number>
      <number:text> </number:text>
    </number:number-style>
    <number:number-style style:name="N644">
      <style:text-properties fo:color="#ff0000"/>
      <number:text>($</number:text>
      <number:number number:decimal-places="0" number:min-integer-digits="3">
        <number:embedded-text number:position="3">,</number:embedded-text>
        <number:embedded-text number:position="2">.</number:embedded-text>
      </number:number>
      <number:text>)</number:text>
      <style:map style:condition="value()&gt;=0" style:apply-style-name="N644P0"/>
    </number:number-style>
    <number:number-style style:name="N648P0" style:volatile="true">
      <number:number number:decimal-places="2" number:min-integer-digits="1" number:grouping="true"/>
      <number:text> kr </number:text>
    </number:number-style>
    <number:number-style style:name="N648P1" style:volatile="true">
      <number:text>-</number:text>
      <number:number number:decimal-places="2" number:min-integer-digits="1" number:grouping="true"/>
      <number:text> kr </number:text>
    </number:number-style>
    <number:number-style style:name="N648P2" style:volatile="true">
      <number:text> -</number:text>
      <number:number number:decimal-places="0" number:min-integer-digits="0"/>
      <number:text> kr </number:text>
    </number:number-style>
    <number:text-style style:name="N648">
      <number:text-content/>
      <number:text> </number:text>
      <style:map style:condition="value()&gt;0" style:apply-style-name="N648P0"/>
      <style:map style:condition="value()&lt;0" style:apply-style-name="N648P1"/>
      <style:map style:condition="value()=0" style:apply-style-name="N648P2"/>
    </number:text-style>
    <number:number-style style:name="N652P0" style:volatile="true">
      <number:number number:decimal-places="2" number:min-integer-digits="1" number:grouping="true"/>
      <number:text>     </number:text>
    </number:number-style>
    <number:number-style style:name="N652P1" style:volatile="true">
      <number:text>-</number:text>
      <number:number number:decimal-places="2" number:min-integer-digits="1" number:grouping="true"/>
      <number:text>     </number:text>
    </number:number-style>
    <number:number-style style:name="N652P2" style:volatile="true">
      <number:text> -</number:text>
      <number:number number:decimal-places="0" number:min-integer-digits="0"/>
      <number:text>     </number:text>
    </number:number-style>
    <number:text-style style:name="N652">
      <number:text-content/>
      <number:text> </number:text>
      <style:map style:condition="value()&gt;0" style:apply-style-name="N652P0"/>
      <style:map style:condition="value()&lt;0" style:apply-style-name="N652P1"/>
      <style:map style:condition="value()=0" style:apply-style-name="N652P2"/>
    </number:text-style>
    <number:number-style style:name="N653">
      <number:number number:decimal-places="0" number:min-integer-digits="3">
        <number:embedded-text number:position="2">.</number:embedded-text>
      </number:number>
      <number:text> </number:text>
    </number:number-style>
    <number:number-style style:name="N655P0" style:volatile="true">
      <number:number number:decimal-places="0" number:min-integer-digits="4">
        <number:embedded-text number:position="6">,</number:embedded-text>
        <number:embedded-text number:position="3">.</number:embedded-text>
      </number:number>
      <number:text> </number:text>
    </number:number-style>
    <number:number-style style:name="N655">
      <number:text>(</number:text>
      <number:number number:decimal-places="0" number:min-integer-digits="4">
        <number:embedded-text number:position="6">,</number:embedded-text>
        <number:embedded-text number:position="3">.</number:embedded-text>
      </number:number>
      <number:text>)</number:text>
      <style:map style:condition="value()&gt;=0" style:apply-style-name="N655P0"/>
    </number:number-style>
    <number:number-style style:name="N657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</number:number-style>
    <number:number-style style:name="N657">
      <style:text-properties fo:color="#ff0000"/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  <style:map style:condition="value()&gt;=0" style:apply-style-name="N657P0"/>
    </number:number-style>
    <number:number-style style:name="N659P0" style:volatile="true">
      <number:number number:decimal-places="2" number:min-integer-digits="1" number:grouping="true"/>
      <number:text> F</number:text>
    </number:number-style>
    <number:number-style style:name="N659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659P0"/>
    </number:number-style>
    <number:number-style style:name="N661P0" style:volatile="true">
      <number:number number:decimal-places="0" number:min-integer-digits="1">
        <number:embedded-text number:position="3">,</number:embedded-text>
      </number:number>
      <number:text> F</number:text>
    </number:number-style>
    <number:number-style style:name="N661">
      <number:text>-</number:text>
      <number:number number:decimal-places="0" number:min-integer-digits="1">
        <number:embedded-text number:position="3">,</number:embedded-text>
      </number:number>
      <number:text> F</number:text>
      <style:map style:condition="value()&gt;=0" style:apply-style-name="N661P0"/>
    </number:number-style>
    <number:number-style style:name="N662P0" style:volatile="true">
      <number:number number:decimal-places="0" number:min-integer-digits="1">
        <number:embedded-text number:position="3">,</number:embedded-text>
      </number:number>
      <number:text> F</number:text>
    </number:number-style>
    <number:number-style style:name="N662">
      <style:text-properties fo:color="#ff0000"/>
      <number:text>-</number:text>
      <number:number number:decimal-places="0" number:min-integer-digits="1">
        <number:embedded-text number:position="3">,</number:embedded-text>
      </number:number>
      <number:text> F</number:text>
      <style:map style:condition="value()&gt;=0" style:apply-style-name="N662P0"/>
    </number:number-style>
    <number:number-style style:name="N663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</number:number-style>
    <number:number-style style:name="N663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  <style:map style:condition="value()&gt;=0" style:apply-style-name="N663P0"/>
    </number:number-style>
    <number:number-style style:name="N665P0" style:volatile="true">
      <number:text>$</number:text>
      <number:number number:decimal-places="0" number:min-integer-digits="1">
        <number:embedded-text number:position="3">,</number:embedded-text>
      </number:number>
    </number:number-style>
    <number:number-style style:name="N665">
      <number:text>-$</number:text>
      <number:number number:decimal-places="0" number:min-integer-digits="1">
        <number:embedded-text number:position="3">,</number:embedded-text>
      </number:number>
      <style:map style:condition="value()&gt;=0" style:apply-style-name="N665P0"/>
    </number:number-style>
    <number:number-style style:name="N666P0" style:volatile="true">
      <number:text>$</number:text>
      <number:number number:decimal-places="0" number:min-integer-digits="1">
        <number:embedded-text number:position="3">,</number:embedded-text>
      </number:number>
    </number:number-style>
    <number:number-style style:name="N666">
      <style:text-properties fo:color="#ff0000"/>
      <number:text>-$</number:text>
      <number:number number:decimal-places="0" number:min-integer-digits="1">
        <number:embedded-text number:position="3">,</number:embedded-text>
      </number:number>
      <style:map style:condition="value()&gt;=0" style:apply-style-name="N666P0"/>
    </number:number-style>
    <number:number-style style:name="N669P0" style:volatile="true">
      <number:number number:decimal-places="0" number:min-integer-digits="1">
        <number:embedded-text number:position="3">,</number:embedded-text>
      </number:number>
      <number:text> DM </number:text>
    </number:number-style>
    <number:number-style style:name="N669P1" style:volatile="true">
      <number:text>-</number:text>
      <number:number number:decimal-places="0" number:min-integer-digits="1">
        <number:embedded-text number:position="3">,</number:embedded-text>
      </number:number>
      <number:text> DM </number:text>
    </number:number-style>
    <number:number-style style:name="N669P2" style:volatile="true">
      <number:text> - DM </number:text>
    </number:number-style>
    <number:text-style style:name="N669">
      <number:text-content/>
      <number:text> </number:text>
      <style:map style:condition="value()&gt;0" style:apply-style-name="N669P0"/>
      <style:map style:condition="value()&lt;0" style:apply-style-name="N669P1"/>
      <style:map style:condition="value()=0" style:apply-style-name="N669P2"/>
    </number:text-style>
    <number:number-style style:name="N672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DM </number:text>
    </number:number-style>
    <number:number-style style:name="N672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DM </number:text>
    </number:number-style>
    <number:number-style style:name="N672P2" style:volatile="true">
      <number:text> -</number:text>
      <number:number number:decimal-places="0" number:min-integer-digits="0"/>
      <number:text> DM </number:text>
    </number:number-style>
    <number:text-style style:name="N672">
      <number:text-content/>
      <number:text> </number:text>
      <style:map style:condition="value()&gt;0" style:apply-style-name="N672P0"/>
      <style:map style:condition="value()&lt;0" style:apply-style-name="N672P1"/>
      <style:map style:condition="value()=0" style:apply-style-name="N672P2"/>
    </number:text-style>
    <number:number-style style:name="N675P0" style:volatile="true"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75P1" style:volatile="true">
      <number:text>-</number:text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75P2" style:volatile="true">
      <number:text> - ñ </number:text>
    </number:number-style>
    <number:text-style style:name="N675">
      <number:text-content/>
      <number:text> </number:text>
      <style:map style:condition="value()&gt;0" style:apply-style-name="N675P0"/>
      <style:map style:condition="value()&lt;0" style:apply-style-name="N675P1"/>
      <style:map style:condition="value()=0" style:apply-style-name="N675P2"/>
    </number:text-style>
    <number:number-style style:name="N677P0" style:volatile="true">
      <number:text>SFr. </number:text>
      <number:number number:decimal-places="2" number:min-integer-digits="1" number:grouping="true"/>
    </number:number-style>
    <number:number-style style:name="N677">
      <style:text-properties fo:color="#ff0000"/>
      <number:text>SFr. -</number:text>
      <number:number number:decimal-places="2" number:min-integer-digits="1" number:grouping="true"/>
      <style:map style:condition="value()&gt;=0" style:apply-style-name="N677P0"/>
    </number:number-style>
    <number:number-style style:name="N681P0" style:volatile="true">
      <number:text> SFr. </number:text>
      <number:number number:decimal-places="0" number:min-integer-digits="1" number:grouping="true"/>
      <number:text> </number:text>
    </number:number-style>
    <number:number-style style:name="N681P1" style:volatile="true">
      <number:text> SFr. -</number:text>
      <number:number number:decimal-places="0" number:min-integer-digits="1" number:grouping="true"/>
      <number:text> </number:text>
    </number:number-style>
    <number:number-style style:name="N681P2" style:volatile="true">
      <number:text> SFr. - </number:text>
    </number:number-style>
    <number:text-style style:name="N681">
      <number:text-content/>
      <number:text> </number:text>
      <style:map style:condition="value()&gt;0" style:apply-style-name="N681P0"/>
      <style:map style:condition="value()&lt;0" style:apply-style-name="N681P1"/>
      <style:map style:condition="value()=0" style:apply-style-name="N681P2"/>
    </number:text-style>
    <number:number-style style:name="N682P0" style:volatile="true"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82">
      <number:text>(</number:text>
      <number:number number:decimal-places="0" number:min-integer-digits="1">
        <number:embedded-text number:position="3">,</number:embedded-text>
      </number:number>
      <number:text> ñ)</number:text>
      <style:map style:condition="value()&gt;=0" style:apply-style-name="N682P0"/>
    </number:number-style>
    <number:number-style style:name="N684P0" style:volatile="true">
      <number:text> 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84P1" style:volatile="true">
      <number:text> $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</number:number-style>
    <number:number-style style:name="N684P2" style:volatile="true">
      <number:text> $-</number:text>
      <number:number number:decimal-places="0" number:min-integer-digits="0"/>
      <number:text> </number:text>
    </number:number-style>
    <number:text-style style:name="N684">
      <number:text-content/>
      <number:text> </number:text>
      <style:map style:condition="value()&gt;0" style:apply-style-name="N684P0"/>
      <style:map style:condition="value()&lt;0" style:apply-style-name="N684P1"/>
      <style:map style:condition="value()=0" style:apply-style-name="N684P2"/>
    </number:text-style>
    <number:number-style style:name="N686P0" style:volatile="true">
      <number:text>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686">
      <style:text-properties fo:color="#ff0000"/>
      <number:text>($</number:text>
      <number:number number:decimal-places="0" number:min-integer-digits="1">
        <number:embedded-text number:position="3">,</number:embedded-text>
      </number:number>
      <number:text>)</number:text>
      <style:map style:condition="value()&gt;=0" style:apply-style-name="N686P0"/>
    </number:number-style>
    <number:number-style style:name="N688P0" style:volatile="true">
      <number:text>\</number:text>
      <number:number number:decimal-places="0" number:min-integer-digits="3">
        <number:embedded-text number:position="5">,</number:embedded-text>
        <number:embedded-text number:position="2">.</number:embedded-text>
      </number:number>
    </number:number-style>
    <number:number-style style:name="N688">
      <style:text-properties fo:color="#ff0000"/>
      <number:text>\-</number:text>
      <number:number number:decimal-places="0" number:min-integer-digits="3">
        <number:embedded-text number:position="5">,</number:embedded-text>
        <number:embedded-text number:position="2">.</number:embedded-text>
      </number:number>
      <style:map style:condition="value()&gt;=0" style:apply-style-name="N688P0"/>
    </number:number-style>
    <number:number-style style:name="N690P0" style:volatile="true">
      <number:text>\</number:text>
      <number:number number:decimal-places="0" number:min-integer-digits="1">
        <number:embedded-text number:position="3">,</number:embedded-text>
      </number:number>
    </number:number-style>
    <number:number-style style:name="N690">
      <style:text-properties fo:color="#ff0000"/>
      <number:text>\-</number:text>
      <number:number number:decimal-places="0" number:min-integer-digits="1">
        <number:embedded-text number:position="3">,</number:embedded-text>
      </number:number>
      <style:map style:condition="value()&gt;=0" style:apply-style-name="N690P0"/>
    </number:number-style>
    <number:number-style style:name="N692P0" style:volatile="true">
      <number:text>"</number:text>
    </number:number-style>
    <number:number-style style:name="N692">
      <number:text>"</number:text>
      <style:map style:condition="value()&gt;=0" style:apply-style-name="N692P0"/>
    </number:number-style>
    <number:percentage-style style:name="N693">
      <number:text>INC TAX @ </number:text>
      <number:number number:decimal-places="0" number:min-integer-digits="1"/>
      <number:text>%</number:text>
    </number:percentage-style>
    <number:date-style style:name="N694">
      <number:month/>
      <number:text>/</number:text>
      <number:day/>
      <number:text>/</number:text>
      <number:year/>
      <number:text> </number:text>
      <number:hours/>
      <number:text>:</number:text>
      <number:minutes number:style="long"/>
      <number:text> </number:text>
      <number:am-pm/>
    </number:date-style>
    <number:number-style style:name="N696P0" style:volatile="true">
      <number:text>Rp</number:text>
      <number:number number:decimal-places="0" number:min-integer-digits="1" number:grouping="true"/>
      <number:text> </number:text>
    </number:number-style>
    <number:number-style style:name="N696">
      <number:text>(Rp</number:text>
      <number:number number:decimal-places="0" number:min-integer-digits="1" number:grouping="true"/>
      <number:text>)</number:text>
      <style:map style:condition="value()&gt;=0" style:apply-style-name="N696P0"/>
    </number:number-style>
    <number:number-style style:name="N697P0" style:volatile="true">
      <number:text>Rp</number:text>
      <number:number number:decimal-places="0" number:min-integer-digits="1" number:grouping="true"/>
      <number:text> </number:text>
    </number:number-style>
    <number:number-style style:name="N697">
      <style:text-properties fo:color="#ff0000"/>
      <number:text>(Rp</number:text>
      <number:number number:decimal-places="0" number:min-integer-digits="1" number:grouping="true"/>
      <number:text>)</number:text>
      <style:map style:condition="value()&gt;=0" style:apply-style-name="N697P0"/>
    </number:number-style>
    <number:number-style style:name="N699P0" style:volatile="true">
      <number:text>Rp</number:text>
      <number:number number:decimal-places="2" number:min-integer-digits="1" number:grouping="true"/>
      <number:text> </number:text>
    </number:number-style>
    <number:number-style style:name="N699">
      <number:text>(Rp</number:text>
      <number:number number:decimal-places="2" number:min-integer-digits="1" number:grouping="true"/>
      <number:text>)</number:text>
      <style:map style:condition="value()&gt;=0" style:apply-style-name="N699P0"/>
    </number:number-style>
    <number:number-style style:name="N700P0" style:volatile="true">
      <number:text>Rp</number:text>
      <number:number number:decimal-places="2" number:min-integer-digits="1" number:grouping="true"/>
      <number:text> </number:text>
    </number:number-style>
    <number:number-style style:name="N700">
      <style:text-properties fo:color="#ff0000"/>
      <number:text>(Rp</number:text>
      <number:number number:decimal-places="2" number:min-integer-digits="1" number:grouping="true"/>
      <number:text>)</number:text>
      <style:map style:condition="value()&gt;=0" style:apply-style-name="N700P0"/>
    </number:number-style>
    <number:number-style style:name="N704P0" style:volatile="true">
      <number:text> Rp</number:text>
      <number:number number:decimal-places="0" number:min-integer-digits="1" number:grouping="true"/>
      <number:text> </number:text>
    </number:number-style>
    <number:number-style style:name="N704P1" style:volatile="true">
      <number:text> Rp(</number:text>
      <number:number number:decimal-places="0" number:min-integer-digits="1" number:grouping="true"/>
      <number:text>)</number:text>
    </number:number-style>
    <number:number-style style:name="N704P2" style:volatile="true">
      <number:text> Rp- </number:text>
    </number:number-style>
    <number:text-style style:name="N704">
      <number:text-content/>
      <number:text> </number:text>
      <style:map style:condition="value()&gt;0" style:apply-style-name="N704P0"/>
      <style:map style:condition="value()&lt;0" style:apply-style-name="N704P1"/>
      <style:map style:condition="value()=0" style:apply-style-name="N704P2"/>
    </number:text-style>
    <number:number-style style:name="N708P0" style:volatile="true">
      <number:text> Rp</number:text>
      <number:number number:decimal-places="2" number:min-integer-digits="1" number:grouping="true"/>
      <number:text> </number:text>
    </number:number-style>
    <number:number-style style:name="N708P1" style:volatile="true">
      <number:text> Rp(</number:text>
      <number:number number:decimal-places="2" number:min-integer-digits="1" number:grouping="true"/>
      <number:text>)</number:text>
    </number:number-style>
    <number:number-style style:name="N708P2" style:volatile="true">
      <number:text> Rp-</number:text>
      <number:number number:decimal-places="0" number:min-integer-digits="0"/>
      <number:text> </number:text>
    </number:number-style>
    <number:text-style style:name="N708">
      <number:text-content/>
      <number:text> </number:text>
      <style:map style:condition="value()&gt;0" style:apply-style-name="N708P0"/>
      <style:map style:condition="value()&lt;0" style:apply-style-name="N708P1"/>
      <style:map style:condition="value()=0" style:apply-style-name="N708P2"/>
    </number:text-style>
    <number:number-style style:name="N709">
      <number:number number:decimal-places="1" number:min-integer-digits="0" number:grouping="true"/>
    </number:number-style>
    <number:number-style style:name="N710">
      <number:number number:decimal-places="2" number:min-integer-digits="2"/>
    </number:number-style>
    <number:date-style style:name="N711">
      <number:day number:style="long"/>
      <number:text> - </number:text>
      <number:month number:textual="true"/>
      <number:text> - </number:text>
      <number:year/>
    </number:date-style>
    <number:currency-style style:name="N713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713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713P0"/>
    </number:currency-style>
    <number:number-style style:name="N715P0" style:volatile="true">
      <number:text>¥</number:text>
      <number:number number:decimal-places="0" number:min-integer-digits="1" number:grouping="true"/>
    </number:number-style>
    <number:number-style style:name="N715">
      <number:text>-¥</number:text>
      <number:number number:decimal-places="0" number:min-integer-digits="1" number:grouping="true"/>
      <style:map style:condition="value()&gt;=0" style:apply-style-name="N715P0"/>
    </number:number-style>
    <number:number-style style:name="N716P0" style:volatile="true">
      <number:text>¥</number:text>
      <number:number number:decimal-places="0" number:min-integer-digits="1" number:grouping="true"/>
    </number:number-style>
    <number:number-style style:name="N716">
      <style:text-properties fo:color="#ff0000"/>
      <number:text>-¥</number:text>
      <number:number number:decimal-places="0" number:min-integer-digits="1" number:grouping="true"/>
      <style:map style:condition="value()&gt;=0" style:apply-style-name="N716P0"/>
    </number:number-style>
    <number:number-style style:name="N718P0" style:volatile="true">
      <number:text>¥</number:text>
      <number:number number:decimal-places="2" number:min-integer-digits="1" number:grouping="true"/>
    </number:number-style>
    <number:number-style style:name="N718">
      <number:text>-¥</number:text>
      <number:number number:decimal-places="2" number:min-integer-digits="1" number:grouping="true"/>
      <style:map style:condition="value()&gt;=0" style:apply-style-name="N718P0"/>
    </number:number-style>
    <number:number-style style:name="N719P0" style:volatile="true">
      <number:text>¥</number:text>
      <number:number number:decimal-places="2" number:min-integer-digits="1" number:grouping="true"/>
    </number:number-style>
    <number:number-style style:name="N719">
      <style:text-properties fo:color="#ff0000"/>
      <number:text>-¥</number:text>
      <number:number number:decimal-places="2" number:min-integer-digits="1" number:grouping="true"/>
      <style:map style:condition="value()&gt;=0" style:apply-style-name="N719P0"/>
    </number:number-style>
    <number:number-style style:name="N723P0" style:volatile="true">
      <number:text> ¥</number:text>
      <number:number number:decimal-places="0" number:min-integer-digits="1" number:grouping="true"/>
      <number:text> </number:text>
    </number:number-style>
    <number:number-style style:name="N723P1" style:volatile="true">
      <number:text>-¥</number:text>
      <number:number number:decimal-places="0" number:min-integer-digits="1" number:grouping="true"/>
      <number:text> </number:text>
    </number:number-style>
    <number:number-style style:name="N723P2" style:volatile="true">
      <number:text> ¥- </number:text>
    </number:number-style>
    <number:text-style style:name="N723">
      <number:text-content/>
      <number:text> </number:text>
      <style:map style:condition="value()&gt;0" style:apply-style-name="N723P0"/>
      <style:map style:condition="value()&lt;0" style:apply-style-name="N723P1"/>
      <style:map style:condition="value()=0" style:apply-style-name="N723P2"/>
    </number:text-style>
    <number:number-style style:name="N727P0" style:volatile="true">
      <number:text> ¥</number:text>
      <number:number number:decimal-places="2" number:min-integer-digits="1" number:grouping="true"/>
      <number:text> </number:text>
    </number:number-style>
    <number:number-style style:name="N727P1" style:volatile="true">
      <number:text>-¥</number:text>
      <number:number number:decimal-places="2" number:min-integer-digits="1" number:grouping="true"/>
      <number:text> </number:text>
    </number:number-style>
    <number:number-style style:name="N727P2" style:volatile="true">
      <number:text> ¥-</number:text>
      <number:number number:decimal-places="0" number:min-integer-digits="0"/>
      <number:text> </number:text>
    </number:number-style>
    <number:text-style style:name="N727">
      <number:text-content/>
      <number:text> </number:text>
      <style:map style:condition="value()&gt;0" style:apply-style-name="N727P0"/>
      <style:map style:condition="value()&lt;0" style:apply-style-name="N727P1"/>
      <style:map style:condition="value()=0" style:apply-style-name="N727P2"/>
    </number:text-style>
    <number:number-style style:name="N728">
      <number:number number:decimal-places="3" number:min-integer-digits="1" number:decimal-replacement=""/>
    </number:number-style>
    <number:number-style style:name="N729">
      <number:number number:decimal-places="2" number:min-integer-digits="1" number:decimal-replacement=""/>
    </number:number-style>
    <number:currency-style style:name="N731P0" style:volatile="true">
      <number:currency-symbol>$</number:currency-symbol>
      <number:number number:decimal-places="2" number:min-integer-digits="1" number:grouping="true"/>
    </number:currency-style>
    <number:currency-style style:name="N731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731P0"/>
    </number:currency-style>
    <number:number-style style:name="N732">
      <number:number number:decimal-places="0" number:min-integer-digits="8"/>
    </number:number-style>
    <number:number-style style:name="N733">
      <number:number number:decimal-places="0" number:min-integer-digits="7"/>
    </number:number-style>
    <number:date-style style:name="N734">
      <number:month number:style="long"/>
      <number:text>/</number:text>
      <number:day number:style="long"/>
      <number:text>/</number:text>
      <number:year number:style="long"/>
      <number:text>Y</number:text>
    </number:date-style>
    <number:date-style style:name="N735">
      <number:month number:style="long" number:textual="true"/>
      <number:text>/</number:text>
      <number:day number:style="long"/>
      <number:text>/</number:text>
      <number:year number:style="long"/>
    </number:date-style>
    <number:date-style style:name="N736">
      <number:month number:style="long" number:textual="true"/>
      <number:text>/</number:text>
      <number:year number:style="long"/>
    </number:date-style>
    <number:date-style style:name="N737">
      <number:day/>
      <number:text> </number:text>
      <number:month number:style="long" number:textual="true"/>
      <number:text> </number:text>
      <number:year number:style="long"/>
    </number:date-style>
    <number:number-style style:name="N738P0" style:volatile="true">
      <number:number number:decimal-places="2" number:min-integer-digits="1"/>
    </number:number-style>
    <number:number-style style:name="N738">
      <style:text-properties fo:color="#ff0000"/>
      <number:text>-</number:text>
      <number:number number:decimal-places="2" number:min-integer-digits="1"/>
      <style:map style:condition="value()&gt;=0" style:apply-style-name="N738P0"/>
    </number:number-style>
    <number:date-style style:name="N739">
      <number:day-of-week number:style="long"/>
      <number:text>, </number:text>
      <number:month number:style="long" number:textual="true"/>
      <number:text> </number:text>
      <number:day-of-week/>
      <number:text>, </number:text>
      <number:year number:style="long"/>
    </number:date-style>
    <number:date-style style:name="N740">
      <number:day-of-week number:style="long"/>
      <number:text>, </number:text>
      <number:month number:style="long" number:textual="true"/>
    </number:date-style>
    <number:date-style style:name="N741">
      <number:day-of-week number:style="long"/>
      <number:text>, </number:text>
    </number:date-style>
    <number:date-style style:name="N742">
      <number:month number:textual="true"/>
      <number:text> </number:text>
      <number:day/>
      <number:text>, </number:text>
    </number:date-style>
    <number:number-style style:name="N743">
      <number:number number:decimal-places="8" number:min-integer-digits="1" number:grouping="true"/>
    </number:number-style>
    <number:date-style style:name="N744">
      <number:day-of-week/>
      <number:text>, </number:text>
      <number:month number:textual="true"/>
      <number:text> </number:text>
      <number:day number:style="long"/>
      <number:text>, </number:text>
      <number:year/>
    </number:date-style>
    <number:date-style style:name="N745">
      <number:day-of-week/>
      <number:text>, </number:text>
      <number:month number:style="long" number:textual="true"/>
      <number:text> </number:text>
      <number:day number:style="long"/>
      <number:text>, </number:text>
      <number:year/>
    </number:date-style>
    <number:date-style style:name="N746">
      <number:day-of-week/>
      <number:text>, </number:text>
      <number:month number:textual="true"/>
      <number:text> </number:text>
      <number:day number:style="long"/>
    </number:date-style>
    <number:date-style style:name="N747">
      <number:month number:style="long"/>
      <number:text>/</number:text>
      <number:day number:style="long"/>
      <number:text>/</number:text>
      <number:year/>
      <number:text> - </number:text>
      <number:month number:style="long"/>
      <number:text>/</number:text>
      <number:day number:style="long"/>
      <number:text>/</number:text>
      <number:year/>
    </number:date-style>
    <number:date-style style:name="N748">
      <number:month number:style="long"/>
      <number:text>/</number:text>
      <number:year/>
      <number:text> - </number:text>
      <number:month number:style="long"/>
      <number:text>/</number:text>
      <number:year/>
    </number:date-style>
    <number:date-style style:name="N749">
      <number:day-of-week/>
      <number:text>, </number:text>
      <number:month number:textual="true"/>
      <number:text> </number:text>
      <number:day number:style="long"/>
      <number:text>, </number:text>
      <number:year number:style="long"/>
    </number:date-style>
    <number:date-style style:name="N750">
      <number:month number:textual="true"/>
      <number:text> </number:text>
      <number:day number:style="long"/>
      <number:text>, </number:text>
    </number:date-style>
    <number:currency-style style:name="N752P0" style:volatile="true">
      <number:number number:decimal-places="1" number:min-integer-digits="0" number:grouping="true"/>
      <number:text> </number:text>
      <number:currency-symbol>VND</number:currency-symbol>
    </number:currency-style>
    <number:currency-style style:name="N752">
      <style:text-properties fo:color="#ff0000"/>
      <number:text>-</number:text>
      <number:number number:decimal-places="1" number:min-integer-digits="0" number:grouping="true"/>
      <number:text> </number:text>
      <number:currency-symbol>VND</number:currency-symbol>
      <style:map style:condition="value()&gt;=0" style:apply-style-name="N752P0"/>
    </number:currency-style>
    <number:currency-style style:name="N754P0" style:volatile="true">
      <number:number number:decimal-places="0" number:min-integer-digits="0" number:grouping="true"/>
      <number:text> </number:text>
      <number:currency-symbol>VND</number:currency-symbol>
    </number:currency-style>
    <number:currency-style style:name="N754">
      <style:text-properties fo:color="#ff0000"/>
      <number:text>-</number:text>
      <number:number number:decimal-places="0" number:min-integer-digits="0" number:grouping="true"/>
      <number:text> </number:text>
      <number:currency-symbol>VND</number:currency-symbol>
      <style:map style:condition="value()&gt;=0" style:apply-style-name="N754P0"/>
    </number:currency-style>
    <number:number-style style:name="N756P0" style:volatile="true">
      <number:number number:decimal-places="0" number:min-integer-digits="1"/>
    </number:number-style>
    <number:number-style style:name="N756P1" style:volatile="true">
      <number:text>-</number:text>
      <number:number number:decimal-places="0" number:min-integer-digits="1"/>
    </number:number-style>
    <number:number-style style:name="N756">
      <number:text>.</number:text>
      <style:map style:condition="value()&gt;0" style:apply-style-name="N756P0"/>
      <style:map style:condition="value()&lt;0" style:apply-style-name="N756P1"/>
    </number:number-style>
    <number:number-style style:name="N757P0" style:volatile="true">
      <number:number number:decimal-places="0" number:min-integer-digits="1"/>
    </number:number-style>
    <number:number-style style:name="N757P1" style:volatile="true">
      <number:text>-</number:text>
      <number:number number:decimal-places="0" number:min-integer-digits="1"/>
    </number:number-style>
    <number:number-style style:name="N757">
      <number:text/>
      <style:map style:condition="value()&gt;0" style:apply-style-name="N757P0"/>
      <style:map style:condition="value()&lt;0" style:apply-style-name="N757P1"/>
    </number:number-style>
    <number:currency-style style:name="N759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75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759P0"/>
    </number:currency-style>
    <number:date-style style:name="N760P0" style:volatile="true">
      <number:month/>
      <number:text>/</number:text>
      <number:day/>
      <number:text>/</number:text>
      <number:year/>
    </number:date-style>
    <number:text-style style:name="N760">
      <number:text-content/>
      <style:map style:condition="value()&gt;=0" style:apply-style-name="N760P0"/>
    </number:text-style>
    <number:date-style style:name="N761P0" style:volatile="true">
      <number:month number:textual="true"/>
      <number:text>-</number:text>
      <number:year/>
    </number:date-style>
    <number:text-style style:name="N761">
      <number:text-content/>
      <style:map style:condition="value()&gt;=0" style:apply-style-name="N761P0"/>
    </number:text-style>
    <number:number-style style:name="N762P0" style:volatile="true">
      <number:number number:decimal-places="2" number:min-integer-digits="1" number:grouping="true"/>
    </number:number-style>
    <number:number-style style:name="N762">
      <number:text>-\</number:text>
      <number:number number:decimal-places="2" number:min-integer-digits="1" number:grouping="true"/>
      <style:map style:condition="value()&gt;=0" style:apply-style-name="N762P0"/>
    </number:number-style>
    <number:date-style style:name="N763">
      <number:day-of-week/>
      <number:text> </number:text>
      <number:day number:style="long"/>
    </number:date-style>
    <number:currency-style style:name="N767P0" style:volatile="true">
      <number:currency-symbol number:language="en" number:country="US">$</number:currency-symbol>
      <number:number number:decimal-places="2" number:min-integer-digits="1" number:grouping="true"/>
      <number:text> </number:text>
    </number:currency-style>
    <number:currency-style style:name="N767P1" style:volatile="true">
      <number:currency-symbol number:language="en" number:country="US">$</number:currency-symbol>
      <number:text>(</number:text>
      <number:number number:decimal-places="2" number:min-integer-digits="1" number:grouping="true"/>
      <number:text>)</number:text>
    </number:currency-style>
    <number:currency-style style:name="N767P2" style:volatile="true">
      <number:currency-symbol number:language="en" number:country="US">$</number:currency-symbol>
      <number:text>-</number:text>
      <number:number number:decimal-places="0" number:min-integer-digits="0"/>
      <number:text> </number:text>
    </number:currency-style>
    <number:text-style style:name="N767">
      <number:text-content/>
      <number:text> </number:text>
      <style:map style:condition="value()&gt;0" style:apply-style-name="N767P0"/>
      <style:map style:condition="value()&lt;0" style:apply-style-name="N767P1"/>
      <style:map style:condition="value()=0" style:apply-style-name="N767P2"/>
    </number:text-style>
    <number:number-style style:name="N769P0" style:volatile="true">
      <number:text>¥</number:text>
      <number:number number:decimal-places="0" number:min-integer-digits="1" number:grouping="true"/>
      <number:text> </number:text>
    </number:number-style>
    <number:number-style style:name="N769">
      <number:text>(¥</number:text>
      <number:number number:decimal-places="0" number:min-integer-digits="1" number:grouping="true"/>
      <number:text>)</number:text>
      <style:map style:condition="value()&gt;=0" style:apply-style-name="N769P0"/>
    </number:number-style>
    <number:number-style style:name="N770P0" style:volatile="true">
      <number:text>¥</number:text>
      <number:number number:decimal-places="0" number:min-integer-digits="1" number:grouping="true"/>
      <number:text> </number:text>
    </number:number-style>
    <number:number-style style:name="N770">
      <style:text-properties fo:color="#ff0000"/>
      <number:text>(¥</number:text>
      <number:number number:decimal-places="0" number:min-integer-digits="1" number:grouping="true"/>
      <number:text>)</number:text>
      <style:map style:condition="value()&gt;=0" style:apply-style-name="N770P0"/>
    </number:number-style>
    <number:number-style style:name="N772P0" style:volatile="true">
      <number:text>¥</number:text>
      <number:number number:decimal-places="2" number:min-integer-digits="1" number:grouping="true"/>
      <number:text> </number:text>
    </number:number-style>
    <number:number-style style:name="N772">
      <number:text>(¥</number:text>
      <number:number number:decimal-places="2" number:min-integer-digits="1" number:grouping="true"/>
      <number:text>)</number:text>
      <style:map style:condition="value()&gt;=0" style:apply-style-name="N772P0"/>
    </number:number-style>
    <number:number-style style:name="N773P0" style:volatile="true">
      <number:text>¥</number:text>
      <number:number number:decimal-places="2" number:min-integer-digits="1" number:grouping="true"/>
      <number:text> </number:text>
    </number:number-style>
    <number:number-style style:name="N773">
      <style:text-properties fo:color="#ff0000"/>
      <number:text>(¥</number:text>
      <number:number number:decimal-places="2" number:min-integer-digits="1" number:grouping="true"/>
      <number:text>)</number:text>
      <style:map style:condition="value()&gt;=0" style:apply-style-name="N773P0"/>
    </number:number-style>
    <number:number-style style:name="N775P0" style:volatile="true">
      <number:text> ¥</number:text>
      <number:number number:decimal-places="0" number:min-integer-digits="1" number:grouping="true"/>
      <number:text> </number:text>
    </number:number-style>
    <number:number-style style:name="N775P1" style:volatile="true">
      <number:text> ¥(</number:text>
      <number:number number:decimal-places="0" number:min-integer-digits="1" number:grouping="true"/>
      <number:text>)</number:text>
    </number:number-style>
    <number:number-style style:name="N775P2" style:volatile="true">
      <number:text> ¥- </number:text>
    </number:number-style>
    <number:text-style style:name="N775">
      <number:text-content/>
      <number:text> </number:text>
      <style:map style:condition="value()&gt;0" style:apply-style-name="N775P0"/>
      <style:map style:condition="value()&lt;0" style:apply-style-name="N775P1"/>
      <style:map style:condition="value()=0" style:apply-style-name="N775P2"/>
    </number:text-style>
    <number:number-style style:name="N777P0" style:volatile="true">
      <number:text> ¥</number:text>
      <number:number number:decimal-places="2" number:min-integer-digits="1" number:grouping="true"/>
      <number:text> </number:text>
    </number:number-style>
    <number:number-style style:name="N777P1" style:volatile="true">
      <number:text> ¥(</number:text>
      <number:number number:decimal-places="2" number:min-integer-digits="1" number:grouping="true"/>
      <number:text>)</number:text>
    </number:number-style>
    <number:number-style style:name="N777P2" style:volatile="true">
      <number:text> ¥-</number:text>
      <number:number number:decimal-places="0" number:min-integer-digits="0"/>
      <number:text> </number:text>
    </number:number-style>
    <number:text-style style:name="N777">
      <number:text-content/>
      <number:text> </number:text>
      <style:map style:condition="value()&gt;0" style:apply-style-name="N777P0"/>
      <style:map style:condition="value()&lt;0" style:apply-style-name="N777P1"/>
      <style:map style:condition="value()=0" style:apply-style-name="N777P2"/>
    </number:text-style>
    <number:currency-style style:name="N781P0" style:volatile="true">
      <number:currency-symbol number:language="ja" number:country="JP">¥</number:currency-symbol>
      <number:number number:decimal-places="0" number:min-integer-digits="1" number:grouping="true"/>
      <number:text> </number:text>
    </number:currency-style>
    <number:currency-style style:name="N781P1" style:volatile="true">
      <number:text>-</number:text>
      <number:currency-symbol number:language="ja" number:country="JP">¥</number:currency-symbol>
      <number:number number:decimal-places="0" number:min-integer-digits="1" number:grouping="true"/>
      <number:text> </number:text>
    </number:currency-style>
    <number:currency-style style:name="N781P2" style:volatile="true">
      <number:currency-symbol number:language="ja" number:country="JP">¥</number:currency-symbol>
      <number:text>- </number:text>
    </number:currency-style>
    <number:text-style style:name="N781">
      <number:text-content/>
      <number:text> </number:text>
      <style:map style:condition="value()&gt;0" style:apply-style-name="N781P0"/>
      <style:map style:condition="value()&lt;0" style:apply-style-name="N781P1"/>
      <style:map style:condition="value()=0" style:apply-style-name="N781P2"/>
    </number:text-style>
    <number:currency-style style:name="N782">
      <number:currency-symbol number:language="ja" number:country="JP">¥</number:currency-symbol>
      <number:number number:decimal-places="0" number:min-integer-digits="1" number:grouping="true"/>
    </number:currency-style>
    <number:number-style style:name="N783P0" style:volatile="true">
      <number:number number:decimal-places="1" number:min-integer-digits="1"/>
    </number:number-style>
    <number:number-style style:name="N783">
      <style:text-properties fo:color="#ff0000"/>
      <number:number number:decimal-places="1" number:min-integer-digits="1"/>
      <style:map style:condition="value()&gt;=0" style:apply-style-name="N783P0"/>
    </number:number-style>
    <number:number-style style:name="N784">
      <number:number number:decimal-places="0" number:min-integer-digits="3" number:grouping="true"/>
    </number:number-style>
    <number:number-style style:name="N785">
      <number:number number:decimal-places="2" number:min-integer-digits="3" number:grouping="true"/>
    </number:number-style>
    <number:number-style style:name="N786">
      <number:number number:decimal-places="3" number:min-integer-digits="0" number:grouping="true"/>
    </number:number-style>
    <number:currency-style style:name="N787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787"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787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date-style style:name="N8117" number:language="en" number:country="US">
      <number:month/>
      <number:text>/</number:text>
      <number:day/>
      <number:text>/</number:text>
      <number:year number:style="long"/>
    </number:date-style>
    <number:date-style style:name="N8118" number:language="en" number:country="US">
      <number:day/>
      <number:text>-</number:text>
      <number:month number:textual="true"/>
      <number:text>-</number:text>
      <number:year/>
    </number:date-style>
    <number:date-style style:name="N8119" number:language="en" number:country="US">
      <number:day/>
      <number:text>-</number:text>
      <number:month number:textual="true"/>
    </number:date-style>
    <number:date-style style:name="N8120" number:language="en" number:country="US">
      <number:month number:textual="true"/>
      <number:text>-</number:text>
      <number:year/>
    </number:date-style>
    <number:time-style style:name="N8121" number:language="en" number:country="US">
      <number:hours/>
      <number:text>:</number:text>
      <number:minute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3" number:language="en" number:country="US">
      <number:hours/>
      <number:text>:</number:text>
      <number:minutes number:style="long"/>
    </number:time-style>
    <number:time-style style:name="N812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8P0" style:volatile="true" number:language="en" number:country="US">
      <number:number number:decimal-places="0" number:min-integer-digits="1" number:grouping="true"/>
      <number:text> </number:text>
    </number:number-style>
    <number:number-style style:name="N8128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8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4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4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number:currency-style style:name="N8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7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7P0"/>
    </number:currency-style>
    <number:number-style style:name="N8140P0" style:volatile="true" number:language="en" number:country="US">
      <number:number number:decimal-places="0" number:min-integer-digits="1" number:grouping="true"/>
      <number:text> </number:text>
    </number:number-style>
    <number:number-style style:name="N8140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40P2" style:volatile="true" number:language="en" number:country="US">
      <number:text> - </number:text>
    </number:number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currency-style style:name="N814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3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3P2" style:volatile="true" number:language="en" number:country="US">
      <number:currency-symbol/>
      <number:text>- </number:text>
    </number:currency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number-style style:name="N8146P0" style:volatile="true" number:language="en" number:country="US">
      <number:number number:decimal-places="2" number:min-integer-digits="1" number:grouping="true"/>
      <number:text> </number:text>
    </number:number-style>
    <number:number-style style:name="N8146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6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currency-style style:name="N814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9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9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9" number:language="en" number:country="US">
      <number:text-content/>
      <number:text> </number:text>
      <style:map style:condition="value()&gt;0" style:apply-style-name="N8149P0"/>
      <style:map style:condition="value()&lt;0" style:apply-style-name="N8149P1"/>
      <style:map style:condition="value()=0" style:apply-style-name="N8149P2"/>
    </number:text-style>
    <number:time-style style:name="N8150" number:language="en" number:country="US">
      <number:minutes number:style="long"/>
      <number:text>:</number:text>
      <number:seconds number:style="long"/>
    </number:time-style>
    <number:time-style style:name="N8151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2" number:language="en" number:country="US">
      <number:minutes number:style="long"/>
      <number:text>:</number:text>
      <number:seconds number:style="long" number:decimal-places="1"/>
    </number:time-style>
    <number:number-style style:name="N8153" number:language="en" number:country="US">
      <number:scientific-number number:decimal-places="1" number:min-integer-digits="3" number:min-exponent-digits="1"/>
    </number:number-style>
    <number:date-style style:name="N8154" number:language="en" number:country="US">
      <number:month number:style="long" number:textual="true"/>
      <number:text> </number:text>
      <number:day number:style="long"/>
      <number:text>, </number:text>
      <number:year number:style="long"/>
    </number:date-style>
    <number:percentage-style style:name="N8155" number:language="en" number:country="US">
      <number:number number:decimal-places="1" number:min-integer-digits="1"/>
      <number:text>%</number:text>
    </number:percentage-style>
    <number:number-style style:name="N8156" number:language="en" number:country="US">
      <number:number number:decimal-places="1" number:min-integer-digits="1" number:grouping="true"/>
    </number:number-style>
    <number:date-style style:name="N16106" number:language="en" number:country="IE">
      <number:day number:style="long"/>
      <number:text>-</number:text>
      <number:month number:textual="true"/>
      <number:text>-</number:text>
      <number:year/>
    </number:date-style>
    <number:date-style style:name="N16107" number:language="en" number:country="IE">
      <number:day number:style="long"/>
      <number:text>-</number:text>
      <number:month number:textual="true"/>
    </number:date-style>
    <number:date-style style:name="N16108" number:language="en" number:country="IE">
      <number:month number:textual="true"/>
      <number:text>-</number:text>
      <number:year/>
    </number:date-style>
    <number:time-style style:name="N16109" number:language="en" number:country="IE">
      <number:hours/>
      <number:text>:</number:text>
      <number:minutes number:style="long"/>
      <number:text> </number:text>
      <number:am-pm/>
    </number:time-style>
    <number:time-style style:name="N16110" number:language="en" number:country="I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6111" number:language="en" number:country="I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6113P0" style:volatile="true" number:language="en" number:country="IE">
      <number:text>€</number:text>
      <number:number number:decimal-places="0" number:min-integer-digits="1" number:grouping="true"/>
    </number:number-style>
    <number:number-style style:name="N16113" number:language="en" number:country="IE">
      <number:text>-€</number:text>
      <number:number number:decimal-places="0" number:min-integer-digits="1" number:grouping="true"/>
      <style:map style:condition="value()&gt;=0" style:apply-style-name="N16113P0"/>
    </number:number-style>
    <number:number-style style:name="N16114P0" style:volatile="true" number:language="en" number:country="IE">
      <number:text>€</number:text>
      <number:number number:decimal-places="0" number:min-integer-digits="1" number:grouping="true"/>
    </number:number-style>
    <number:number-style style:name="N16114" number:language="en" number:country="IE">
      <style:text-properties fo:color="#ff0000"/>
      <number:text>-€</number:text>
      <number:number number:decimal-places="0" number:min-integer-digits="1" number:grouping="true"/>
      <style:map style:condition="value()&gt;=0" style:apply-style-name="N16114P0"/>
    </number:number-style>
    <number:number-style style:name="N16116P0" style:volatile="true" number:language="en" number:country="IE">
      <number:text>€</number:text>
      <number:number number:decimal-places="2" number:min-integer-digits="1" number:grouping="true"/>
    </number:number-style>
    <number:number-style style:name="N16116" number:language="en" number:country="IE">
      <number:text>-€</number:text>
      <number:number number:decimal-places="2" number:min-integer-digits="1" number:grouping="true"/>
      <style:map style:condition="value()&gt;=0" style:apply-style-name="N16116P0"/>
    </number:number-style>
    <number:number-style style:name="N16117P0" style:volatile="true" number:language="en" number:country="IE">
      <number:text>€</number:text>
      <number:number number:decimal-places="2" number:min-integer-digits="1" number:grouping="true"/>
    </number:number-style>
    <number:number-style style:name="N16117" number:language="en" number:country="IE">
      <style:text-properties fo:color="#ff0000"/>
      <number:text>-€</number:text>
      <number:number number:decimal-places="2" number:min-integer-digits="1" number:grouping="true"/>
      <style:map style:condition="value()&gt;=0" style:apply-style-name="N16117P0"/>
    </number:number-style>
    <number:number-style style:name="N24106" number:language="en" number:country="AU">
      <number:text>12.4.1</number:text>
      <number:number number:decimal-places="1" number:min-integer-digits="0"/>
    </number:number-style>
    <number:date-style style:name="N24107" number:language="en" number:country="AU">
      <number:day/>
      <number:text>/</number:text>
      <number:month number:style="long"/>
      <number:text>/</number:text>
      <number:year number:style="long"/>
    </number:date-style>
    <number:date-style style:name="N24108" number:language="en" number:country="AU">
      <number:day/>
      <number:text>-</number:text>
      <number:month number:textual="true"/>
      <number:text>-</number:text>
      <number:year/>
    </number:date-style>
    <number:date-style style:name="N24109" number:language="en" number:country="AU">
      <number:day/>
      <number:text>-</number:text>
      <number:month number:textual="true"/>
    </number:date-style>
    <number:date-style style:name="N24110" number:language="en" number:country="AU">
      <number:month number:textual="true"/>
      <number:text>-</number:text>
      <number:year/>
    </number:date-style>
    <number:time-style style:name="N24111" number:language="en" number:country="AU">
      <number:hours/>
      <number:text>:</number:text>
      <number:minutes number:style="long"/>
      <number:text> </number:text>
      <number:am-pm/>
    </number:time-style>
    <number:time-style style:name="N24112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4113" number:language="en" number:country="AU">
      <number:hours/>
      <number:text>:</number:text>
      <number:minutes number:style="long"/>
    </number:time-style>
    <number:time-style style:name="N24114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24115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32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2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2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2107P0"/>
    </number:currency-style>
    <number:date-style style:name="N40106" number:language="vi" number:country="VN">
      <number:day number:style="long"/>
      <number:text>/</number:text>
      <number:month number:style="long"/>
    </number:date-style>
    <number:date-style style:name="N40107" number:language="vi" number:country="VN">
      <number:month number:style="long"/>
      <number:text>/</number:text>
      <number:day number:style="long"/>
    </number:date-style>
    <number:date-style style:name="N40108" number:language="vi" number:country="VN">
      <number:month number:style="long"/>
      <number:text>/</number:text>
      <number:year number:style="long"/>
    </number:date-style>
    <number:date-style style:name="N40109" number:language="vi" number:country="VN">
      <number:year number:style="long"/>
    </number:date-style>
    <number:date-style style:name="N48106" number:language="en" number:country="BZ">
      <number:month number:textual="true"/>
      <number:text> </number:text>
      <number:day number:style="long"/>
      <number:text>, </number:text>
      <number:year number:style="long"/>
    </number:date-style>
    <number:date-style style:name="N48107" number:language="en" number:country="BZ">
      <number:month number:style="long" number:textual="true"/>
      <number:text> </number:text>
      <number:day number:style="long"/>
      <number:text>, </number:text>
      <number:year number:style="long"/>
    </number:date-style>
    <number:date-style style:name="N56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6107" number:language="en" number:country="GB">
      <number:day number:style="long"/>
      <number:text>-</number:text>
      <number:month number:textual="true"/>
    </number:date-style>
    <number:date-style style:name="N56108" number:language="en" number:country="GB">
      <number:month number:textual="true"/>
      <number:text>-</number:text>
      <number:year/>
    </number:date-style>
    <number:time-style style:name="N56109" number:language="en" number:country="GB">
      <number:hours/>
      <number:text>:</number:text>
      <number:minutes number:style="long"/>
      <number:text> </number:text>
      <number:am-pm/>
    </number:time-style>
    <number:time-style style:name="N56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6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date-style style:name="N64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64107" number:language="en" number:country="CA">
      <number:day number:style="long"/>
      <number:text>-</number:text>
      <number:month number:textual="true"/>
    </number:date-style>
    <number:date-style style:name="N64108" number:language="en" number:country="CA">
      <number:month number:textual="true"/>
      <number:text>-</number:text>
      <number:year/>
    </number:date-style>
    <number:time-style style:name="N64109" number:language="en" number:country="CA">
      <number:hours/>
      <number:text>:</number:text>
      <number:minutes number:style="long"/>
      <number:text> </number:text>
      <number:am-pm/>
    </number:time-style>
    <number:time-style style:name="N64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64111" number:language="en" number:country="CA">
      <number:hours/>
      <number:text>:</number:text>
      <number:minutes number:style="long"/>
    </number:time-style>
    <number:time-style style:name="N64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64113" number:language="en" number:country="CA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text-align-source="fix" style:repeat-content="false" fo:padding="0.0417in" style:vertical-align="top"/>
      <style:paragraph-properties fo:text-align="start" fo:margin-left="0in"/>
      <style:text-properties fo:font-size="10pt" fo:font-style="normal" fo:font-weight="normal" style:font-style-asian="italic" style:font-weight-asian="bold" style:font-style-complex="italic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 fo:padding="0.0417in"/>
      <style:paragraph-properties fo:text-align="start" fo:margin-left="0in"/>
      <style:text-properties fo:color="#280099" style:font-name="Arial1" fo:font-size="15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Heading1" style:family="table-cell" style:parent-style-name="Heading">
      <style:table-cell-properties style:text-align-source="fix" style:repeat-content="false" fo:background-color="transparent" fo:border="none" style:rotation-angle="0"/>
      <style:paragraph-properties fo:text-align="start" fo:margin-left="0in"/>
      <style:text-properties fo:color="#99284c" style:font-name="Arial2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Company_20_Title" style:display-name="Company Title" style:family="table-cell" style:parent-style-name="Default">
      <style:table-cell-properties fo:border-bottom="0.0346in solid #280099" style:text-align-source="fix" style:repeat-content="false" fo:background-color="transparent" fo:border-left="none" fo:padding="0.0417in" fo:border-right="none" fo:border-top="none" style:vertical-align="middle"/>
      <style:paragraph-properties fo:text-align="start" fo:margin-left="0in"/>
      <style:text-properties fo:color="#280099" style:font-name="Arial3" fo:font-size="28pt" fo:font-style="normal" fo:font-weight="normal" style:font-size-asian="24pt" style:font-style-asian="normal" style:font-weight-asian="bold" style:font-size-complex="24pt" style:font-style-complex="normal" style:font-weight-complex="bold"/>
    </style:style>
    <style:style style:name="Project_20_Title" style:display-name="Projec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99284c" style:font-name="Arial2" fo:font-size="24pt" fo:font-style="italic" fo:font-weight="normal" style:font-size-asian="18pt" style:font-style-asian="italic" style:font-weight-asian="bold" style:font-size-complex="18pt" style:font-style-complex="italic" style:font-weight-complex="bold"/>
    </style:style>
    <style:style style:name="Document_20_Title" style:display-name="Documen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280099" style:font-name="Arial3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Date" style:family="table-cell" style:parent-style-name="Default" style:data-style-name="N76">
      <style:table-cell-properties fo:border="0.0008in solid #000000" fo:padding="0.0417in"/>
    </style:style>
    <style:style style:name="Table_20_Heading" style:display-name="Table Heading" style:family="table-cell" style:parent-style-name="Heading1">
      <style:table-cell-properties fo:background-color="#cccccc" style:text-align-source="fix" style:repeat-content="false" fo:border="0.0008in solid #000000"/>
      <style:paragraph-properties fo:text-align="center"/>
      <style:text-properties fo:color="#000000" style:font-name="Arial4" fo:font-size="9pt" fo:font-weight="bold"/>
    </style:style>
    <style:style style:name="Table_20_Heading1" style:display-name="Table Heading1" style:family="table-cell" style:parent-style-name="Default">
      <style:table-cell-properties fo:border-bottom="none" fo:background-color="#280099" fo:border-left="0.0008in solid #ffffff" fo:border-right="0.0008in solid #ffffff" fo:border-top="none"/>
      <style:text-properties fo:color="#ffffff" fo:font-style="normal" fo:font-weight="bold"/>
    </style:style>
    <style:style style:name="Table_20_Heading2" style:display-name="Table Heading2" style:family="table-cell" style:parent-style-name="Default">
      <style:table-cell-properties fo:background-color="#9999ff" fo:border="0.0008in solid #000000"/>
      <style:text-properties fo:font-style="normal" fo:font-weight="bold"/>
    </style:style>
    <style:style style:name="Table_20_Heading3" style:display-name="Table Heading3" style:family="table-cell" style:parent-style-name="Default">
      <style:table-cell-properties fo:background-color="#ccccff" fo:border="0.0008in solid #000000"/>
      <style:text-properties fo:font-style="normal" fo:font-weight="bold"/>
    </style:style>
    <style:style style:name="Illustration" style:family="table-cell" style:parent-style-name="Default"/>
    <style:style style:name="Off" style:family="table-cell" style:parent-style-name="Default" style:data-style-name="N0">
      <style:table-cell-properties fo:background-color="#ffff99" fo:border="0.0008in solid #000000" style:vertical-align="automatic"/>
    </style:style>
    <style:style style:name="Absent" style:family="table-cell" style:parent-style-name="Default" style:data-style-name="N0">
      <style:table-cell-properties fo:background-color="#83caff" fo:border="0.0008in solid #000000" style:vertical-align="automatic"/>
    </style:style>
    <style:style style:name="None" style:family="table-cell" style:parent-style-name="Default" style:data-style-name="N0">
      <style:table-cell-properties fo:background-color="#cccccc" fo:border="0.0008in solid #000000" style:vertical-align="automatic"/>
    </style:style>
    <style:style style:name="Không_20_tên1" style:display-name="Không tên1" style:family="table-cell" style:parent-style-name="Default">
      <style:table-cell-properties style:text-align-source="fix" style:repeat-content="false" fo:background-color="transparent"/>
      <style:paragraph-properties fo:text-align="end"/>
    </style:style>
    <style:style style:name="Không_20_tên2" style:display-name="Không tên2" style:family="table-cell" style:parent-style-name="Default">
      <style:table-cell-properties fo:background-color="#6666ff" style:text-align-source="fix" style:repeat-content="false"/>
      <style:paragraph-properties fo:text-align="end"/>
    </style:style>
    <style:style style:name="Không_20_tên3" style:display-name="Không tên3" style:family="table-cell" style:parent-style-name="Default">
      <style:table-cell-properties fo:background-color="#3399ff" style:text-align-source="fix" style:repeat-content="false"/>
      <style:paragraph-properties fo:text-align="end"/>
    </style:style>
    <style:style style:name="Không_20_tên4" style:display-name="Không tên4" style:family="table-cell" style:parent-style-name="Default">
      <style:table-cell-properties fo:background-color="#99ffff"/>
    </style:style>
    <style:style style:name="Không_20_tên5" style:display-name="Không tên5" style:family="table-cell" style:parent-style-name="Default">
      <style:table-cell-properties fo:background-color="#336699"/>
    </style:style>
    <style:style style:name="Không_20_tên6" style:display-name="Không tên6" style:family="table-cell" style:parent-style-name="Default">
      <style:table-cell-properties fo:background-color="#006666"/>
    </style:style>
    <style:style style:name="Không_20_tên7" style:display-name="Không tên7" style:family="table-cell" style:parent-style-name="Default">
      <style:table-cell-properties fo:background-color="#007826"/>
    </style:style>
    <style:style style:name="Không_20_tên8" style:display-name="Không tên8" style:family="table-cell" style:parent-style-name="Default">
      <style:table-cell-properties fo:background-color="#cccccc"/>
    </style:style>
    <style:style style:name="Không_20_tên9" style:display-name="Không tên9" style:family="table-cell" style:parent-style-name="Default">
      <style:table-cell-properties fo:background-color="#b2b2b2"/>
    </style:style>
    <style:style style:name="Không_20_tên10" style:display-name="Không tên10" style:family="table-cell" style:parent-style-name="Default">
      <style:table-cell-properties fo:background-color="#b2b2b2"/>
    </style:style>
    <style:style style:name="Không_20_tên11" style:display-name="Không tên11" style:family="table-cell" style:parent-style-name="Default">
      <style:table-cell-properties fo:background-color="#99ffff"/>
    </style:style>
    <style:style style:name="Không_20_tên12" style:display-name="Không tên12" style:family="table-cell" style:parent-style-name="Default">
      <style:table-cell-properties fo:background-color="#99ffff"/>
    </style:style>
    <style:style style:name="Untitled1" style:family="table-cell" style:parent-style-name="Default">
      <style:table-cell-properties fo:background-color="#e6e6ff"/>
    </style:style>
    <style:style style:name="cf5" style:family="table-cell" style:parent-style-name="Default">
      <style:table-cell-properties fo:background-color="#ffff99" fo:border="0.0008in solid #000000"/>
    </style:style>
    <style:style style:name="cf3" style:family="table-cell" style:parent-style-name="Default">
      <style:table-cell-properties fo:background-color="#cccccc" fo:border="0.0008in solid #00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11.6925in" fo:page-height="8.2673in" style:num-format="1" style:print-orientation="landscape" fo:margin-top="0.4902in" fo:margin-bottom="0.4902in" fo:margin-left="0.4902in" fo:margin-right="0.4902in" style:shadow="none" style:writing-mode="lr-tb"/>
      <style:header-style>
        <style:header-footer-properties fo:min-height="0.3in" fo:margin-left="0in" fo:margin-right="0in" fo:margin-bottom="0.1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2">
      <style:page-layout-properties style:writing-mode="lr-tb"/>
      <style:header-style>
        <style:header-footer-properties fo:min-height="0.3in" fo:margin-left="0in" fo:margin-right="0in" fo:margin-bottom="0.1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3in" fo:margin-left="0in" fo:margin-right="0in" fo:margin-top="0.1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02in" fo:page-height="8.2701in" style:num-format="1" style:print-orientation="landscape" fo:margin-top="0.5902in" fo:margin-bottom="0.5902in" fo:margin-left="0.5902in" fo:margin-right="0.5902in" style:shadow="none" style:scale-to-X="1" style:scale-to-Y="1" style:writing-mode="lr-tb"/>
      <style:header-style>
        <style:header-footer-properties fo:min-height="0.1in" fo:margin-left="0in" fo:margin-right="0in" fo:margin-bottom="0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4">
      <style:page-layout-properties fo:page-width="11.6902in" fo:page-height="8.2701in" style:num-format="1" style:print-orientation="landscape" fo:margin-top="0.5902in" fo:margin-bottom="0.5902in" fo:margin-left="0.5902in" fo:margin-right="0.5902in" style:shadow="none" fo:background-color="transparent" style:scale-to="100%" style:writing-mode="lr-tb">
        <style:background-image/>
      </style:page-layout-properties>
      <style:header-style>
        <style:header-footer-properties fo:min-height="0.3in" fo:margin-left="0in" fo:margin-right="0in" fo:margin-bottom="0.1in" fo:border-top="none" fo:border-bottom="0.0008in solid #4c4c4c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4c4c4c" fo:border-bottom="none" fo:border-left="none" fo:border-right="none" fo:padding-top="0.0402in" fo:padding-bottom="0in" fo:padding-left="0in" fo:padding-right="0in" style:shadow="none"/>
      </style:footer-style>
    </style:page-layout>
    <style:style style:name="MT1" style:family="text">
      <style:text-properties fo:font-size="8pt"/>
    </style:style>
    <style:style style:name="MT2" style:family="text">
      <style:text-properties fo:color="#000000" style:text-outline="false" style:text-line-through-style="none" style:text-position="0% 100%" style:font-name="Arial3" fo:font-size="8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3" style:family="text">
      <style:text-properties fo:color="#4c4c4c" style:font-name="Times New Roman" fo:font-size="9pt" fo:font-style="normal" fo:font-weight="normal"/>
    </style:style>
    <style:style style:name="MT4" style:family="text">
      <style:text-properties fo:color="#4c4c4c" style:text-outline="false" style:text-line-through-style="none" style:text-position="0% 100%" style:font-name="Times New Roman" fo:font-size="9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5" style:family="text">
      <style:text-properties fo:color="#4c4c4c" style:font-name="Times New Roman2" fo:font-size="9pt" fo:font-style="normal" fo:font-weight="normal"/>
    </style:style>
  </office:automatic-styles>
  <office:master-styles>
    <style:master-page style:name="Default" style:page-layout-name="Mpm1">
      <style:header>
        <style:region-left>
          <text:p><text:span text:style-name="MT1"><text:sheet-name>???</text:sheet-name></text:span></text:p>
        </style:region-left>
        <style:region-right>
          <text:p><text:span text:style-name="MT1">&lt;Template/Form ID&gt;</text:span></text:p>
        </style:region-right>
      </style:header>
      <style:header-left style:display="false"/>
      <style:footer>
        <style:region-left>
          <text:p><text:span text:style-name="MT2">Copyright © 2013, NUS Technology Co., Ltd. All Rights Reserved.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3">04/03/2018</text:date>, <text:time>14:09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Cover_20_Page" style:display-name="Cover Page" style:page-layout-name="Mpm3">
      <style:header style:display="false">
        <style:region-left>
          <text:p><text:span text:style-name="MT1"><text:sheet-name>???</text:sheet-name></text:span></text:p>
        </style:region-left>
        <style:region-right>
          <text:p><text:span text:style-name="MT1"><text:date style:data-style-name="N2" text:date-value="2018-04-03">04/03/2018</text:date></text:span></text:p>
        </style:region-right>
      </style:header>
      <style:header-left style:display="false"/>
      <style:footer style:display="false">
        <style:region-left>
          <text:p><text:span text:style-name="MT1"><text:title>???</text:title>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Content_20_Page" style:display-name="Content Page" style:page-layout-name="Mpm4">
      <style:header>
        <style:region-left>
          <text:p><text:span text:style-name="MT3"><text:title>???</text:title></text:span></text:p>
        </style:region-left>
      </style:header>
      <style:header-left style:display="false"/>
      <style:footer>
        <style:region-left>
          <text:p><text:span text:style-name="MT4">Copyright © 2013, NUS Technology Co., Ltd. All Rights Reserved.</text:span></text:p>
        </style:region-left>
        <style:region-right>
          <text:p><text:span text:style-name="MT5"><text:page-number>1</text:page-number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9T10:35:39.84</meta:creation-date>
    <meta:editing-cycles>736</meta:editing-cycles>
    <meta:editing-duration>P15DT13H37M40S</meta:editing-duration>
    <meta:generator>OpenOffice/4.1.2$Win32 OpenOffice.org_project/412m3$Build-9782</meta:generator>
    <dc:date>2018-04-03T14:09:19.56</dc:date>
    <meta:print-date>2018-01-05T11:35:11.94</meta:print-date>
    <meta:document-statistic meta:table-count="15" meta:cell-count="6748" meta:object-count="0"/>
    <meta:user-defined meta:name="Info 1"/>
    <meta:user-defined meta:name="Info 2"/>
    <meta:user-defined meta:name="Info 3"/>
    <meta:user-defined meta:name="Info 4"/>
  </office:meta>
</office:document-meta>
</file>